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53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rmalised Gene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5" table:default-cell-style-name="Default"/>
        <table:table-column table:style-name="co7" table:number-columns-repeated="6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ernational_dat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ttps://www.eia.gov/international/data/world/electricity/electricity-generation?pd=2&amp;p=000000000000000000000080000000g&amp;u=0&amp;f=A&amp;v=mapbubble&amp;a=-&amp;i=none&amp;vo=value&amp;t=G&amp;g=000000000000008&amp;l=71-0028g000017kg6940080a44000e02000g00004g8001o&amp;l=275-00000000010000000000000000008g000g000000g0g00000004&amp;l=164-10002000000000020g00000000000000000000000000000000000008&amp;l=170--110&amp;s=315532800000&amp;e=1577836800000&amp;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Report generated on: 11-24-2021 14:27:5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ource: U.S. Energy Information Administration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or each country that has split up, we check the first year afterwards and look at share of summed up production and spread it accordingly.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Billion Kwh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(except for the Baltic states for which we just take constant values)</text:p>
          </table:table-cell>
          <table:table-cell office:value-type="string" calcext:value-type="string">
            <text:p>Generation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Renewables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Hydroelectricit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Billion Kwh</text:p>
          </table:table-cell>
          <table:table-cell table:formula="of:=MAX([$'Calculations Generation'.D2] *([$'Corrected Capacities'.$AR10]/[$'Corrected Capacities'.D10]);0)" office:value-type="float" office:value="13.95282" calcext:value-type="float">
            <text:p>13.95282</text:p>
          </table:table-cell>
          <table:table-cell table:formula="of:=MAX([$'Calculations Generation'.E2] *([$'Corrected Capacities'.$AR10]/[$'Corrected Capacities'.E10]);0)" office:value-type="float" office:value="13.7390857142857" calcext:value-type="float">
            <text:p>13.7390857142857</text:p>
          </table:table-cell>
          <table:table-cell table:formula="of:=MAX([$'Calculations Generation'.F2] *([$'Corrected Capacities'.$AR10]/[$'Corrected Capacities'.F10]);0)" office:value-type="float" office:value="13.4404909090909" calcext:value-type="float">
            <text:p>13.4404909090909</text:p>
          </table:table-cell>
          <table:table-cell table:formula="of:=MAX([$'Calculations Generation'.G2] *([$'Corrected Capacities'.$AR10]/[$'Corrected Capacities'.G10]);0)" office:value-type="float" office:value="12.6152166666667" calcext:value-type="float">
            <text:p>12.6152166666667</text:p>
          </table:table-cell>
          <table:table-cell table:formula="of:=MAX([$'Calculations Generation'.H2] *([$'Corrected Capacities'.$AR10]/[$'Corrected Capacities'.H10]);0)" office:value-type="float" office:value="12.393584" calcext:value-type="float">
            <text:p>12.393584</text:p>
          </table:table-cell>
          <table:table-cell table:formula="of:=MAX([$'Calculations Generation'.I2] *([$'Corrected Capacities'.$AR10]/[$'Corrected Capacities'.I10]);0)" office:value-type="float" office:value="12.189" calcext:value-type="float">
            <text:p>12.189</text:p>
          </table:table-cell>
          <table:table-cell table:formula="of:=MAX([$'Calculations Generation'.J2] *([$'Corrected Capacities'.$AR10]/[$'Corrected Capacities'.J10]);0)" office:value-type="float" office:value="11.9145925925926" calcext:value-type="float">
            <text:p>11.9145925925926</text:p>
          </table:table-cell>
          <table:table-cell table:formula="of:=MAX([$'Calculations Generation'.K2] *([$'Corrected Capacities'.$AR10]/[$'Corrected Capacities'.K10]);0)" office:value-type="float" office:value="13.9850147058824" calcext:value-type="float">
            <text:p>13.9850147058824</text:p>
          </table:table-cell>
          <table:table-cell table:formula="of:=MAX([$'Calculations Generation'.L2] *([$'Corrected Capacities'.$AR10]/[$'Corrected Capacities'.L10]);0)" office:value-type="float" office:value="12.8609710144928" calcext:value-type="float">
            <text:p>12.8609710144928</text:p>
          </table:table-cell>
          <table:table-cell table:formula="of:=MAX([$'Calculations Generation'.M2] *([$'Corrected Capacities'.$AR10]/[$'Corrected Capacities'.M10]);0)" office:value-type="float" office:value="13.321652173913" calcext:value-type="float">
            <text:p>13.321652173913</text:p>
          </table:table-cell>
          <table:table-cell table:formula="of:=MAX([$'Calculations Generation'.N2] *([$'Corrected Capacities'.$AR10]/[$'Corrected Capacities'.N10]);0)" office:value-type="float" office:value="4.04064748201439" calcext:value-type="float">
            <text:p>4.04064748201439</text:p>
          </table:table-cell>
          <table:table-cell table:formula="of:=MAX([$'Calculations Generation'.O2] *([$'Corrected Capacities'.$AR10]/[$'Corrected Capacities'.O10]);0)" office:value-type="float" office:value="4.99062949640288" calcext:value-type="float">
            <text:p>4.99062949640288</text:p>
          </table:table-cell>
          <table:table-cell table:formula="of:=MAX([$'Calculations Generation'.P2] *([$'Corrected Capacities'.$AR10]/[$'Corrected Capacities'.P10]);0)" office:value-type="float" office:value="4.56650479616307" calcext:value-type="float">
            <text:p>4.56650479616307</text:p>
          </table:table-cell>
          <table:table-cell table:formula="of:=MAX([$'Calculations Generation'.Q2] *([$'Corrected Capacities'.$AR10]/[$'Corrected Capacities'.Q10]);0)" office:value-type="float" office:value="4.70119304556355" calcext:value-type="float">
            <text:p>4.70119304556355</text:p>
          </table:table-cell>
          <table:table-cell table:formula="of:=MAX([$'Calculations Generation'.R2] *([$'Corrected Capacities'.$AR10]/[$'Corrected Capacities'.R10]);0)" office:value-type="float" office:value="5.34884292565947" calcext:value-type="float">
            <text:p>5.34884292565947</text:p>
          </table:table-cell>
          <table:table-cell table:formula="of:=MAX([$'Calculations Generation'.S2] *([$'Corrected Capacities'.$AR10]/[$'Corrected Capacities'.S10]);0)" office:value-type="float" office:value="6.8838615916955" calcext:value-type="float">
            <text:p>6.8838615916955</text:p>
          </table:table-cell>
          <table:table-cell table:formula="of:=MAX([$'Calculations Generation'.T2] *([$'Corrected Capacities'.$AR10]/[$'Corrected Capacities'.T10]);0)" office:value-type="float" office:value="9.37640830449827" calcext:value-type="float">
            <text:p>9.37640830449827</text:p>
          </table:table-cell>
          <table:table-cell table:formula="of:=MAX([$'Calculations Generation'.U2] *([$'Corrected Capacities'.$AR10]/[$'Corrected Capacities'.U10]);0)" office:value-type="float" office:value="8.23350865051903" calcext:value-type="float">
            <text:p>8.23350865051903</text:p>
          </table:table-cell>
          <table:table-cell table:formula="of:=MAX([$'Calculations Generation'.V2] *([$'Corrected Capacities'.$AR10]/[$'Corrected Capacities'.V10]);0)" office:value-type="float" office:value="8.05818685121107" calcext:value-type="float">
            <text:p>8.05818685121107</text:p>
          </table:table-cell>
          <table:table-cell table:formula="of:=MAX([$'Calculations Generation'.W2] *([$'Corrected Capacities'.$AR10]/[$'Corrected Capacities'.W10]);0)" office:value-type="float" office:value="8.65196539792388" calcext:value-type="float">
            <text:p>8.65196539792388</text:p>
          </table:table-cell>
          <table:table-cell table:formula="of:=MAX([$'Calculations Generation'.X2] *([$'Corrected Capacities'.$AR10]/[$'Corrected Capacities'.X10]);0)" office:value-type="float" office:value="7.52229757785467" calcext:value-type="float">
            <text:p>7.52229757785467</text:p>
          </table:table-cell>
          <table:table-cell table:formula="of:=MAX([$'Calculations Generation'.Y2] *([$'Corrected Capacities'.$AR10]/[$'Corrected Capacities'.Y10]);0)" office:value-type="float" office:value="5.82035294117647" calcext:value-type="float">
            <text:p>5.82035294117647</text:p>
          </table:table-cell>
          <table:table-cell table:formula="of:=MAX([$'Calculations Generation'.Z2] *([$'Corrected Capacities'.$AR10]/[$'Corrected Capacities'.Z10]);0)" office:value-type="float" office:value="5.75088581314879" calcext:value-type="float">
            <text:p>5.75088581314879</text:p>
          </table:table-cell>
          <table:table-cell table:formula="of:=MAX([$'Calculations Generation'.AA2] *([$'Corrected Capacities'.$AR10]/[$'Corrected Capacities'.AA10]);0)" office:value-type="float" office:value="8.46341176470588" calcext:value-type="float">
            <text:p>8.46341176470588</text:p>
          </table:table-cell>
          <table:table-cell table:formula="of:=MAX([$'Calculations Generation'.AB2] *([$'Corrected Capacities'.$AR10]/[$'Corrected Capacities'.AB10]);0)" office:value-type="float" office:value="8.94968166089965" calcext:value-type="float">
            <text:p>8.94968166089965</text:p>
          </table:table-cell>
          <table:table-cell table:formula="of:=MAX([$'Calculations Generation'.AC2] *([$'Corrected Capacities'.$AR10]/[$'Corrected Capacities'.AC10]);0)" office:value-type="float" office:value="8.8773812849162" calcext:value-type="float">
            <text:p>8.8773812849162</text:p>
          </table:table-cell>
          <table:table-cell table:formula="of:=MAX([$'Calculations Generation'.AD2] *([$'Corrected Capacities'.$AR10]/[$'Corrected Capacities'.AD10]);0)" office:value-type="float" office:value="8.26319134078213" calcext:value-type="float">
            <text:p>8.26319134078213</text:p>
          </table:table-cell>
          <table:table-cell table:formula="of:=MAX([$'Calculations Generation'.AE2] *([$'Corrected Capacities'.$AR10]/[$'Corrected Capacities'.AE10]);0)" office:value-type="float" office:value="4.60642458100559" calcext:value-type="float">
            <text:p>4.60642458100559</text:p>
          </table:table-cell>
          <table:table-cell table:formula="of:=MAX([$'Calculations Generation'.AF2] *([$'Corrected Capacities'.$AR10]/[$'Corrected Capacities'.AF10]);0)" office:value-type="float" office:value="6.19586896551724" calcext:value-type="float">
            <text:p>6.19586896551724</text:p>
          </table:table-cell>
          <table:table-cell table:formula="of:=MAX([$'Calculations Generation'.AG2] *([$'Corrected Capacities'.$AR10]/[$'Corrected Capacities'.AG10]);0)" office:value-type="float" office:value="8.57268275862069" calcext:value-type="float">
            <text:p>8.57268275862069</text:p>
          </table:table-cell>
          <table:table-cell table:formula="of:=MAX([$'Calculations Generation'.AH2] *([$'Corrected Capacities'.$AR10]/[$'Corrected Capacities'.AH10]);0)" office:value-type="float" office:value="12.2548108829569" calcext:value-type="float">
            <text:p>12.2548108829569</text:p>
          </table:table-cell>
          <table:table-cell table:formula="of:=MAX([$'Calculations Generation'.AI2] *([$'Corrected Capacities'.$AR10]/[$'Corrected Capacities'.AI10]);0)" office:value-type="float" office:value="6.48323952254642" calcext:value-type="float">
            <text:p>6.48323952254642</text:p>
          </table:table-cell>
          <table:table-cell table:formula="of:=MAX([$'Calculations Generation'.AJ2] *([$'Corrected Capacities'.$AR10]/[$'Corrected Capacities'.AJ10]);0)" office:value-type="float" office:value="6.86721283783784" calcext:value-type="float">
            <text:p>6.86721283783784</text:p>
          </table:table-cell>
          <table:table-cell table:formula="of:=MAX([$'Calculations Generation'.AK2] *([$'Corrected Capacities'.$AR10]/[$'Corrected Capacities'.AK10]);0)" office:value-type="float" office:value="9.24519365524986" calcext:value-type="float">
            <text:p>9.24519365524986</text:p>
          </table:table-cell>
          <table:table-cell table:formula="of:=MAX([$'Calculations Generation'.AL2] *([$'Corrected Capacities'.$AR10]/[$'Corrected Capacities'.AL10]);0)" office:value-type="float" office:value="6.47968486956522" calcext:value-type="float">
            <text:p>6.47968486956522</text:p>
          </table:table-cell>
          <table:table-cell table:formula="of:=MAX([$'Calculations Generation'.AM2] *([$'Corrected Capacities'.$AR10]/[$'Corrected Capacities'.AM10]);0)" office:value-type="float" office:value="7.75759705228031" calcext:value-type="float">
            <text:p>7.75759705228031</text:p>
          </table:table-cell>
          <table:table-cell table:formula="of:=MAX([$'Calculations Generation'.AN2] *([$'Corrected Capacities'.$AR10]/[$'Corrected Capacities'.AN10]);0)" office:value-type="float" office:value="9.62519090433874" calcext:value-type="float">
            <text:p>9.62519090433874</text:p>
          </table:table-cell>
          <table:table-cell table:formula="of:=MAX([$'Calculations Generation'.AO2] *([$'Corrected Capacities'.$AR10]/[$'Corrected Capacities'.AO10]);0)" office:value-type="float" office:value="5.23038715192965" calcext:value-type="float">
            <text:p>5.23038715192965</text:p>
          </table:table-cell>
          <table:table-cell table:formula="of:=MAX([$'Calculations Generation'.AP2] *([$'Corrected Capacities'.$AR10]/[$'Corrected Capacities'.AP10]);0)" office:value-type="float" office:value="9.61277301662708" calcext:value-type="float">
            <text:p>9.61277301662708</text:p>
          </table:table-cell>
          <table:table-cell table:formula="of:=MAX([$'Calculations Generation'.AQ2] *([$'Corrected Capacities'.$AR10]/[$'Corrected Capacities'.AQ10]);0)" office:value-type="float" office:value="5.61692503419973" calcext:value-type="float">
            <text:p>5.61692503419973</text:p>
          </table:table-cell>
          <table:table-cell table:formula="of:=MAX([$'Calculations Generation'.AR2] *([$'Corrected Capacities'.$AR10]/[$'Corrected Capacities'.AR10]);0)" office:value-type="float" office:value="5.281" calcext:value-type="float">
            <text:p>5.281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Billion Kwh</text:p>
          </table:table-cell>
          <table:table-cell table:formula="of:=[$'Calculations Generation'.D3] *([$'Corrected Capacities'.$AR11]/[$'Corrected Capacities'.D11])" office:value-type="float" office:value="31.2621863270777" calcext:value-type="float">
            <text:p>31.2621863270777</text:p>
          </table:table-cell>
          <table:table-cell table:formula="of:=[$'Calculations Generation'.E3] *([$'Corrected Capacities'.$AR11]/[$'Corrected Capacities'.E11])" office:value-type="float" office:value="29.4967792945288" calcext:value-type="float">
            <text:p>29.4967792945288</text:p>
          </table:table-cell>
          <table:table-cell table:formula="of:=[$'Calculations Generation'.F3] *([$'Corrected Capacities'.$AR11]/[$'Corrected Capacities'.F11])" office:value-type="float" office:value="28.2930486855941" calcext:value-type="float">
            <text:p>28.2930486855941</text:p>
          </table:table-cell>
          <table:table-cell table:formula="of:=[$'Calculations Generation'.G3] *([$'Corrected Capacities'.$AR11]/[$'Corrected Capacities'.G11])" office:value-type="float" office:value="27.7836127113337" calcext:value-type="float">
            <text:p>27.7836127113337</text:p>
          </table:table-cell>
          <table:table-cell table:formula="of:=[$'Calculations Generation'.H3] *([$'Corrected Capacities'.$AR11]/[$'Corrected Capacities'.H11])" office:value-type="float" office:value="25.4618680486346" calcext:value-type="float">
            <text:p>25.4618680486346</text:p>
          </table:table-cell>
          <table:table-cell table:formula="of:=[$'Calculations Generation'.I3] *([$'Corrected Capacities'.$AR11]/[$'Corrected Capacities'.I11])" office:value-type="float" office:value="26.8038824107757" calcext:value-type="float">
            <text:p>26.8038824107757</text:p>
          </table:table-cell>
          <table:table-cell table:formula="of:=[$'Calculations Generation'.J3] *([$'Corrected Capacities'.$AR11]/[$'Corrected Capacities'.J11])" office:value-type="float" office:value="26.3354596565288" calcext:value-type="float">
            <text:p>26.3354596565288</text:p>
          </table:table-cell>
          <table:table-cell table:formula="of:=[$'Calculations Generation'.K3] *([$'Corrected Capacities'.$AR11]/[$'Corrected Capacities'.K11])" office:value-type="float" office:value="21.3856889907399" calcext:value-type="float">
            <text:p>21.3856889907399</text:p>
          </table:table-cell>
          <table:table-cell table:formula="of:=[$'Calculations Generation'.L3] *([$'Corrected Capacities'.$AR11]/[$'Corrected Capacities'.L11])" office:value-type="float" office:value="29.3991963389705" calcext:value-type="float">
            <text:p>29.3991963389705</text:p>
          </table:table-cell>
          <table:table-cell table:formula="of:=[$'Calculations Generation'.M3] *([$'Corrected Capacities'.$AR11]/[$'Corrected Capacities'.M11])" office:value-type="float" office:value="28.7164893166329" calcext:value-type="float">
            <text:p>28.7164893166329</text:p>
          </table:table-cell>
          <table:table-cell table:formula="of:=[$'Calculations Generation'.N3] *([$'Corrected Capacities'.$AR11]/[$'Corrected Capacities'.N11])" office:value-type="float" office:value="39.9320118099032" calcext:value-type="float">
            <text:p>39.9320118099032</text:p>
          </table:table-cell>
          <table:table-cell table:formula="of:=[$'Calculations Generation'.O3] *([$'Corrected Capacities'.$AR11]/[$'Corrected Capacities'.O11])" office:value-type="float" office:value="39.2816821433581" calcext:value-type="float">
            <text:p>39.2816821433581</text:p>
          </table:table-cell>
          <table:table-cell table:formula="of:=[$'Calculations Generation'.P3] *([$'Corrected Capacities'.$AR11]/[$'Corrected Capacities'.P11])" office:value-type="float" office:value="43.0846034147696" calcext:value-type="float">
            <text:p>43.0846034147696</text:p>
          </table:table-cell>
          <table:table-cell table:formula="of:=[$'Calculations Generation'.Q3] *([$'Corrected Capacities'.$AR11]/[$'Corrected Capacities'.Q11])" office:value-type="float" office:value="45.4124321021938" calcext:value-type="float">
            <text:p>45.4124321021938</text:p>
          </table:table-cell>
          <table:table-cell table:formula="of:=[$'Calculations Generation'.R3] *([$'Corrected Capacities'.$AR11]/[$'Corrected Capacities'.R11])" office:value-type="float" office:value="43.9166803312629" calcext:value-type="float">
            <text:p>43.9166803312629</text:p>
          </table:table-cell>
          <table:table-cell table:formula="of:=[$'Calculations Generation'.S3] *([$'Corrected Capacities'.$AR11]/[$'Corrected Capacities'.S11])" office:value-type="float" office:value="45.1045604260549" calcext:value-type="float">
            <text:p>45.1045604260549</text:p>
          </table:table-cell>
          <table:table-cell table:formula="of:=[$'Calculations Generation'.T3] *([$'Corrected Capacities'.$AR11]/[$'Corrected Capacities'.T11])" office:value-type="float" office:value="41.2863742721733" calcext:value-type="float">
            <text:p>41.2863742721733</text:p>
          </table:table-cell>
          <table:table-cell table:formula="of:=[$'Calculations Generation'.U3] *([$'Corrected Capacities'.$AR11]/[$'Corrected Capacities'.U11])" office:value-type="float" office:value="42.6699925729443" calcext:value-type="float">
            <text:p>42.6699925729443</text:p>
          </table:table-cell>
          <table:table-cell table:formula="of:=[$'Calculations Generation'.V3] *([$'Corrected Capacities'.$AR11]/[$'Corrected Capacities'.V11])" office:value-type="float" office:value="43.0923607026675" calcext:value-type="float">
            <text:p>43.0923607026675</text:p>
          </table:table-cell>
          <table:table-cell table:formula="of:=[$'Calculations Generation'.W3] *([$'Corrected Capacities'.$AR11]/[$'Corrected Capacities'.W11])" office:value-type="float" office:value="47.2901671665145" calcext:value-type="float">
            <text:p>47.2901671665145</text:p>
          </table:table-cell>
          <table:table-cell table:formula="of:=[$'Calculations Generation'.X3] *([$'Corrected Capacities'.$AR11]/[$'Corrected Capacities'.X11])" office:value-type="float" office:value="48.5674072433559" calcext:value-type="float">
            <text:p>48.5674072433559</text:p>
          </table:table-cell>
          <table:table-cell table:formula="of:=[$'Calculations Generation'.Y3] *([$'Corrected Capacities'.$AR11]/[$'Corrected Capacities'.Y11])" office:value-type="float" office:value="46.798656367649" calcext:value-type="float">
            <text:p>46.798656367649</text:p>
          </table:table-cell>
          <table:table-cell table:formula="of:=[$'Calculations Generation'.Z3] *([$'Corrected Capacities'.$AR11]/[$'Corrected Capacities'.Z11])" office:value-type="float" office:value="47.3721190696445" calcext:value-type="float">
            <text:p>47.3721190696445</text:p>
          </table:table-cell>
          <table:table-cell table:formula="of:=[$'Calculations Generation'.AA3] *([$'Corrected Capacities'.$AR11]/[$'Corrected Capacities'.AA11])" office:value-type="float" office:value="38.9088843170764" calcext:value-type="float">
            <text:p>38.9088843170764</text:p>
          </table:table-cell>
          <table:table-cell table:formula="of:=[$'Calculations Generation'.AB3] *([$'Corrected Capacities'.$AR11]/[$'Corrected Capacities'.AB11])" office:value-type="float" office:value="43.0293437541048" calcext:value-type="float">
            <text:p>43.0293437541048</text:p>
          </table:table-cell>
          <table:table-cell table:formula="of:=[$'Calculations Generation'.AC3] *([$'Corrected Capacities'.$AR11]/[$'Corrected Capacities'.AC11])" office:value-type="float" office:value="42.6276653188992" calcext:value-type="float">
            <text:p>42.6276653188992</text:p>
          </table:table-cell>
          <table:table-cell table:formula="of:=[$'Calculations Generation'.AD3] *([$'Corrected Capacities'.$AR11]/[$'Corrected Capacities'.AD11])" office:value-type="float" office:value="41.5610983862572" calcext:value-type="float">
            <text:p>41.5610983862572</text:p>
          </table:table-cell>
          <table:table-cell table:formula="of:=[$'Calculations Generation'.AE3] *([$'Corrected Capacities'.$AR11]/[$'Corrected Capacities'.AE11])" office:value-type="float" office:value="42.1446439770555" calcext:value-type="float">
            <text:p>42.1446439770555</text:p>
          </table:table-cell>
          <table:table-cell table:formula="of:=[$'Calculations Generation'.AF3] *([$'Corrected Capacities'.$AR11]/[$'Corrected Capacities'.AF11])" office:value-type="float" office:value="43.5472692405708" calcext:value-type="float">
            <text:p>43.5472692405708</text:p>
          </table:table-cell>
          <table:table-cell table:formula="of:=[$'Calculations Generation'.AG3] *([$'Corrected Capacities'.$AR11]/[$'Corrected Capacities'.AG11])" office:value-type="float" office:value="46.5597913632299" calcext:value-type="float">
            <text:p>46.5597913632299</text:p>
          </table:table-cell>
          <table:table-cell table:formula="of:=[$'Calculations Generation'.AH3] *([$'Corrected Capacities'.$AR11]/[$'Corrected Capacities'.AH11])" office:value-type="float" office:value="41.4799021862758" calcext:value-type="float">
            <text:p>41.4799021862758</text:p>
          </table:table-cell>
          <table:table-cell table:formula="of:=[$'Calculations Generation'.AI3] *([$'Corrected Capacities'.$AR11]/[$'Corrected Capacities'.AI11])" office:value-type="float" office:value="36.8228905247263" calcext:value-type="float">
            <text:p>36.8228905247263</text:p>
          </table:table-cell>
          <table:table-cell table:formula="of:=[$'Calculations Generation'.AJ3] *([$'Corrected Capacities'.$AR11]/[$'Corrected Capacities'.AJ11])" office:value-type="float" office:value="47.2772725219573" calcext:value-type="float">
            <text:p>47.2772725219573</text:p>
          </table:table-cell>
          <table:table-cell table:formula="of:=[$'Calculations Generation'.AK3] *([$'Corrected Capacities'.$AR11]/[$'Corrected Capacities'.AK11])" office:value-type="float" office:value="43.6753068181818" calcext:value-type="float">
            <text:p>43.6753068181818</text:p>
          </table:table-cell>
          <table:table-cell table:formula="of:=[$'Calculations Generation'.AL3] *([$'Corrected Capacities'.$AR11]/[$'Corrected Capacities'.AL11])" office:value-type="float" office:value="42.1881986540079" calcext:value-type="float">
            <text:p>42.1881986540079</text:p>
          </table:table-cell>
          <table:table-cell table:formula="of:=[$'Calculations Generation'.AM3] *([$'Corrected Capacities'.$AR11]/[$'Corrected Capacities'.AM11])" office:value-type="float" office:value="37.5227923613575" calcext:value-type="float">
            <text:p>37.5227923613575</text:p>
          </table:table-cell>
          <table:table-cell table:formula="of:=[$'Calculations Generation'.AN3] *([$'Corrected Capacities'.$AR11]/[$'Corrected Capacities'.AN11])" office:value-type="float" office:value="40.2241792064053" calcext:value-type="float">
            <text:p>40.2241792064053</text:p>
          </table:table-cell>
          <table:table-cell table:formula="of:=[$'Calculations Generation'.AO3] *([$'Corrected Capacities'.$AR11]/[$'Corrected Capacities'.AO11])" office:value-type="float" office:value="38.5838774982365" calcext:value-type="float">
            <text:p>38.5838774982365</text:p>
          </table:table-cell>
          <table:table-cell table:formula="of:=[$'Calculations Generation'.AP3] *([$'Corrected Capacities'.$AR11]/[$'Corrected Capacities'.AP11])" office:value-type="float" office:value="37.4351914794552" calcext:value-type="float">
            <text:p>37.4351914794552</text:p>
          </table:table-cell>
          <table:table-cell table:formula="of:=[$'Calculations Generation'.AQ3] *([$'Corrected Capacities'.$AR11]/[$'Corrected Capacities'.AQ11])" office:value-type="float" office:value="42.1748999478563" calcext:value-type="float">
            <text:p>42.1748999478563</text:p>
          </table:table-cell>
          <table:table-cell table:formula="of:=[$'Calculations Generation'.AR3] *([$'Corrected Capacities'.$AR11]/[$'Corrected Capacities'.AR11])" office:value-type="float" office:value="45.344" calcext:value-type="float">
            <text:p>45.344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Billion Kwh</text:p>
          </table:table-cell>
          <table:table-cell table:formula="of:=[$'Calculations Generation'.D4] *([$'Corrected Capacities'.$AR12]/[$'Corrected Capacities'.D12])" office:value-type="float" office:value="0.45041095890411" calcext:value-type="float">
            <text:p>0.45041095890411</text:p>
          </table:table-cell>
          <table:table-cell table:formula="of:=[$'Calculations Generation'.E4] *([$'Corrected Capacities'.$AR12]/[$'Corrected Capacities'.E12])" office:value-type="float" office:value="0.5655" calcext:value-type="float">
            <text:p>0.5655</text:p>
          </table:table-cell>
          <table:table-cell table:formula="of:=[$'Calculations Generation'.F4] *([$'Corrected Capacities'.$AR12]/[$'Corrected Capacities'.F12])" office:value-type="float" office:value="0.453488372093023" calcext:value-type="float">
            <text:p>0.453488372093023</text:p>
          </table:table-cell>
          <table:table-cell table:formula="of:=[$'Calculations Generation'.G4] *([$'Corrected Capacities'.$AR12]/[$'Corrected Capacities'.G12])" office:value-type="float" office:value="0.461860465116279" calcext:value-type="float">
            <text:p>0.461860465116279</text:p>
          </table:table-cell>
          <table:table-cell table:formula="of:=[$'Calculations Generation'.H4] *([$'Corrected Capacities'.$AR12]/[$'Corrected Capacities'.H12])" office:value-type="float" office:value="0.485581395348837" calcext:value-type="float">
            <text:p>0.485581395348837</text:p>
          </table:table-cell>
          <table:table-cell table:formula="of:=[$'Calculations Generation'.I4] *([$'Corrected Capacities'.$AR12]/[$'Corrected Capacities'.I12])" office:value-type="float" office:value="0.388965517241379" calcext:value-type="float">
            <text:p>0.388965517241379</text:p>
          </table:table-cell>
          <table:table-cell table:formula="of:=[$'Calculations Generation'.J4] *([$'Corrected Capacities'.$AR12]/[$'Corrected Capacities'.J12])" office:value-type="float" office:value="0.457078651685393" calcext:value-type="float">
            <text:p>0.457078651685393</text:p>
          </table:table-cell>
          <table:table-cell table:formula="of:=[$'Calculations Generation'.K4] *([$'Corrected Capacities'.$AR12]/[$'Corrected Capacities'.K12])" office:value-type="float" office:value="0.566666666666667" calcext:value-type="float">
            <text:p>0.566666666666667</text:p>
          </table:table-cell>
          <table:table-cell table:formula="of:=[$'Calculations Generation'.L4] *([$'Corrected Capacities'.$AR12]/[$'Corrected Capacities'.L12])" office:value-type="float" office:value="0.456774193548387" calcext:value-type="float">
            <text:p>0.456774193548387</text:p>
          </table:table-cell>
          <table:table-cell table:formula="of:=[$'Calculations Generation'.M4] *([$'Corrected Capacities'.$AR12]/[$'Corrected Capacities'.M12])" office:value-type="float" office:value="0.378947368421053" calcext:value-type="float">
            <text:p>0.378947368421053</text:p>
          </table:table-cell>
          <table:table-cell table:formula="of:=[$'Calculations Generation'.N4] *([$'Corrected Capacities'.$AR12]/[$'Corrected Capacities'.N12])" office:value-type="float" office:value="0.335744680851064" calcext:value-type="float">
            <text:p>0.335744680851064</text:p>
          </table:table-cell>
          <table:table-cell table:formula="of:=[$'Calculations Generation'.O4] *([$'Corrected Capacities'.$AR12]/[$'Corrected Capacities'.O12])" office:value-type="float" office:value="0.288510638297872" calcext:value-type="float">
            <text:p>0.288510638297872</text:p>
          </table:table-cell>
          <table:table-cell table:formula="of:=[$'Calculations Generation'.P4] *([$'Corrected Capacities'.$AR12]/[$'Corrected Capacities'.P12])" office:value-type="float" office:value="0.431489361702128" calcext:value-type="float">
            <text:p>0.431489361702128</text:p>
          </table:table-cell>
          <table:table-cell table:formula="of:=[$'Calculations Generation'.Q4] *([$'Corrected Capacities'.$AR12]/[$'Corrected Capacities'.Q12])" office:value-type="float" office:value="0.318315789473684" calcext:value-type="float">
            <text:p>0.318315789473684</text:p>
          </table:table-cell>
          <table:table-cell table:formula="of:=[$'Calculations Generation'.R4] *([$'Corrected Capacities'.$AR12]/[$'Corrected Capacities'.R12])" office:value-type="float" office:value="0.432" calcext:value-type="float">
            <text:p>0.432</text:p>
          </table:table-cell>
          <table:table-cell table:formula="of:=[$'Calculations Generation'.S4] *([$'Corrected Capacities'.$AR12]/[$'Corrected Capacities'.S12])" office:value-type="float" office:value="0.41875" calcext:value-type="float">
            <text:p>0.41875</text:p>
          </table:table-cell>
          <table:table-cell table:formula="of:=[$'Calculations Generation'.T4] *([$'Corrected Capacities'.$AR12]/[$'Corrected Capacities'.T12])" office:value-type="float" office:value="0.29625" calcext:value-type="float">
            <text:p>0.29625</text:p>
          </table:table-cell>
          <table:table-cell table:formula="of:=[$'Calculations Generation'.U4] *([$'Corrected Capacities'.$AR12]/[$'Corrected Capacities'.U12])" office:value-type="float" office:value="0.3774375" calcext:value-type="float">
            <text:p>0.3774375</text:p>
          </table:table-cell>
          <table:table-cell table:formula="of:=[$'Calculations Generation'.V4] *([$'Corrected Capacities'.$AR12]/[$'Corrected Capacities'.V12])" office:value-type="float" office:value="0.476424742268041" calcext:value-type="float">
            <text:p>0.476424742268041</text:p>
          </table:table-cell>
          <table:table-cell table:formula="of:=[$'Calculations Generation'.W4] *([$'Corrected Capacities'.$AR12]/[$'Corrected Capacities'.W12])" office:value-type="float" office:value="0.39378640776699" calcext:value-type="float">
            <text:p>0.39378640776699</text:p>
          </table:table-cell>
          <table:table-cell table:formula="of:=[$'Calculations Generation'.X4] *([$'Corrected Capacities'.$AR12]/[$'Corrected Capacities'.X12])" office:value-type="float" office:value="0.530097087378641" calcext:value-type="float">
            <text:p>0.530097087378641</text:p>
          </table:table-cell>
          <table:table-cell table:formula="of:=[$'Calculations Generation'.Y4] *([$'Corrected Capacities'.$AR12]/[$'Corrected Capacities'.Y12])" office:value-type="float" office:value="0.472432432432432" calcext:value-type="float">
            <text:p>0.472432432432432</text:p>
          </table:table-cell>
          <table:table-cell table:formula="of:=[$'Calculations Generation'.Z4] *([$'Corrected Capacities'.$AR12]/[$'Corrected Capacities'.Z12])" office:value-type="float" office:value="0.384864864864865" calcext:value-type="float">
            <text:p>0.384864864864865</text:p>
          </table:table-cell>
          <table:table-cell table:formula="of:=[$'Calculations Generation'.AA4] *([$'Corrected Capacities'.$AR12]/[$'Corrected Capacities'.AA12])" office:value-type="float" office:value="0.267272727272727" calcext:value-type="float">
            <text:p>0.267272727272727</text:p>
          </table:table-cell>
          <table:table-cell table:formula="of:=[$'Calculations Generation'.AB4] *([$'Corrected Capacities'.$AR12]/[$'Corrected Capacities'.AB12])" office:value-type="float" office:value="0.327652173913043" calcext:value-type="float">
            <text:p>0.327652173913043</text:p>
          </table:table-cell>
          <table:table-cell table:formula="of:=[$'Calculations Generation'.AC4] *([$'Corrected Capacities'.$AR12]/[$'Corrected Capacities'.AC12])" office:value-type="float" office:value="0.325714285714286" calcext:value-type="float">
            <text:p>0.325714285714286</text:p>
          </table:table-cell>
          <table:table-cell table:formula="of:=[$'Calculations Generation'.AD4] *([$'Corrected Capacities'.$AR12]/[$'Corrected Capacities'.AD12])" office:value-type="float" office:value="0.398130841121495" calcext:value-type="float">
            <text:p>0.398130841121495</text:p>
          </table:table-cell>
          <table:table-cell table:formula="of:=[$'Calculations Generation'.AE4] *([$'Corrected Capacities'.$AR12]/[$'Corrected Capacities'.AE12])" office:value-type="float" office:value="0.42" calcext:value-type="float">
            <text:p>0.42</text:p>
          </table:table-cell>
          <table:table-cell table:formula="of:=[$'Calculations Generation'.AF4] *([$'Corrected Capacities'.$AR12]/[$'Corrected Capacities'.AF12])" office:value-type="float" office:value="0.438918918918919" calcext:value-type="float">
            <text:p>0.438918918918919</text:p>
          </table:table-cell>
          <table:table-cell table:formula="of:=[$'Calculations Generation'.AG4] *([$'Corrected Capacities'.$AR12]/[$'Corrected Capacities'.AG12])" office:value-type="float" office:value="0.354545454545455" calcext:value-type="float">
            <text:p>0.354545454545455</text:p>
          </table:table-cell>
          <table:table-cell table:formula="of:=[$'Calculations Generation'.AH4] *([$'Corrected Capacities'.$AR12]/[$'Corrected Capacities'.AH12])" office:value-type="float" office:value="0.303050847457627" calcext:value-type="float">
            <text:p>0.303050847457627</text:p>
          </table:table-cell>
          <table:table-cell table:formula="of:=[$'Calculations Generation'.AI4] *([$'Corrected Capacities'.$AR12]/[$'Corrected Capacities'.AI12])" office:value-type="float" office:value="0.194621848739496" calcext:value-type="float">
            <text:p>0.194621848739496</text:p>
          </table:table-cell>
          <table:table-cell table:formula="of:=[$'Calculations Generation'.AJ4] *([$'Corrected Capacities'.$AR12]/[$'Corrected Capacities'.AJ12])" office:value-type="float" office:value="0.353" calcext:value-type="float">
            <text:p>0.353</text:p>
          </table:table-cell>
          <table:table-cell table:formula="of:=[$'Calculations Generation'.AK4] *([$'Corrected Capacities'.$AR12]/[$'Corrected Capacities'.AK12])" office:value-type="float" office:value="0.379159663865546" calcext:value-type="float">
            <text:p>0.379159663865546</text:p>
          </table:table-cell>
          <table:table-cell table:formula="of:=[$'Calculations Generation'.AL4] *([$'Corrected Capacities'.$AR12]/[$'Corrected Capacities'.AL12])" office:value-type="float" office:value="0.286611570247934" calcext:value-type="float">
            <text:p>0.286611570247934</text:p>
          </table:table-cell>
          <table:table-cell table:formula="of:=[$'Calculations Generation'.AM4] *([$'Corrected Capacities'.$AR12]/[$'Corrected Capacities'.AM12])" office:value-type="float" office:value="0.336428571428571" calcext:value-type="float">
            <text:p>0.336428571428571</text:p>
          </table:table-cell>
          <table:table-cell table:formula="of:=[$'Calculations Generation'.AN4] *([$'Corrected Capacities'.$AR12]/[$'Corrected Capacities'.AN12])" office:value-type="float" office:value="0.38295652173913" calcext:value-type="float">
            <text:p>0.38295652173913</text:p>
          </table:table-cell>
          <table:table-cell table:formula="of:=[$'Calculations Generation'.AO4] *([$'Corrected Capacities'.$AR12]/[$'Corrected Capacities'.AO12])" office:value-type="float" office:value="0.300560747663551" calcext:value-type="float">
            <text:p>0.300560747663551</text:p>
          </table:table-cell>
          <table:table-cell table:formula="of:=[$'Calculations Generation'.AP4] *([$'Corrected Capacities'.$AR12]/[$'Corrected Capacities'.AP12])" office:value-type="float" office:value="0.345555555555556" calcext:value-type="float">
            <text:p>0.345555555555556</text:p>
          </table:table-cell>
          <table:table-cell table:formula="of:=[$'Calculations Generation'.AQ4] *([$'Corrected Capacities'.$AR12]/[$'Corrected Capacities'.AQ12])" office:value-type="float" office:value="0.12" calcext:value-type="float">
            <text:p>0.12</text:p>
          </table:table-cell>
          <table:table-cell table:formula="of:=[$'Calculations Generation'.AR4] *([$'Corrected Capacities'.$AR12]/[$'Corrected Capacities'.AR12])" office:value-type="float" office:value="1.29" calcext:value-type="float">
            <text:p>1.29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Billion Kwh</text:p>
          </table:table-cell>
          <table:table-cell table:formula="of:=[$'Calculations Generation'.D5] *([$'Corrected Capacities'.$AR13]/[$'Corrected Capacities'.D13])" office:value-type="float" office:value="9.40769741935484" calcext:value-type="float">
            <text:p>9.40769741935484</text:p>
          </table:table-cell>
          <table:table-cell table:formula="of:=[$'Calculations Generation'.E5] *([$'Corrected Capacities'.$AR13]/[$'Corrected Capacities'.E13])" office:value-type="float" office:value="8.38673472" calcext:value-type="float">
            <text:p>8.38673472</text:p>
          </table:table-cell>
          <table:table-cell table:formula="of:=[$'Calculations Generation'.F5] *([$'Corrected Capacities'.$AR13]/[$'Corrected Capacities'.F13])" office:value-type="float" office:value="8.28345820591233" calcext:value-type="float">
            <text:p>8.28345820591233</text:p>
          </table:table-cell>
          <table:table-cell table:formula="of:=[$'Calculations Generation'.G5] *([$'Corrected Capacities'.$AR13]/[$'Corrected Capacities'.G13])" office:value-type="float" office:value="7.68891250424737" calcext:value-type="float">
            <text:p>7.68891250424737</text:p>
          </table:table-cell>
          <table:table-cell table:formula="of:=[$'Calculations Generation'.H5] *([$'Corrected Capacities'.$AR13]/[$'Corrected Capacities'.H13])" office:value-type="float" office:value="8.40510256811776" calcext:value-type="float">
            <text:p>8.40510256811776</text:p>
          </table:table-cell>
          <table:table-cell table:formula="of:=[$'Calculations Generation'.I5] *([$'Corrected Capacities'.$AR13]/[$'Corrected Capacities'.I13])" office:value-type="float" office:value="7.57003548099763" calcext:value-type="float">
            <text:p>7.57003548099763</text:p>
          </table:table-cell>
          <table:table-cell table:formula="of:=[$'Calculations Generation'.J5] *([$'Corrected Capacities'.$AR13]/[$'Corrected Capacities'.J13])" office:value-type="float" office:value="8.11502709568162" calcext:value-type="float">
            <text:p>8.11502709568162</text:p>
          </table:table-cell>
          <table:table-cell table:formula="of:=[$'Calculations Generation'.K5] *([$'Corrected Capacities'.$AR13]/[$'Corrected Capacities'.K13])" office:value-type="float" office:value="7.36205523964257" calcext:value-type="float">
            <text:p>7.36205523964257</text:p>
          </table:table-cell>
          <table:table-cell table:formula="of:=[$'Calculations Generation'.L5] *([$'Corrected Capacities'.$AR13]/[$'Corrected Capacities'.L13])" office:value-type="float" office:value="7.03028406557377" calcext:value-type="float">
            <text:p>7.03028406557377</text:p>
          </table:table-cell>
          <table:table-cell table:formula="of:=[$'Calculations Generation'.M5] *([$'Corrected Capacities'.$AR13]/[$'Corrected Capacities'.M13])" office:value-type="float" office:value="6.33291803278688" calcext:value-type="float">
            <text:p>6.33291803278688</text:p>
          </table:table-cell>
          <table:table-cell table:formula="of:=[$'Calculations Generation'.N5] *([$'Corrected Capacities'.$AR13]/[$'Corrected Capacities'.N13])" office:value-type="float" office:value="5.55441280801516" calcext:value-type="float">
            <text:p>5.55441280801516</text:p>
          </table:table-cell>
          <table:table-cell table:formula="of:=[$'Calculations Generation'.O5] *([$'Corrected Capacities'.$AR13]/[$'Corrected Capacities'.O13])" office:value-type="float" office:value="5.36398551313295" calcext:value-type="float">
            <text:p>5.36398551313295</text:p>
          </table:table-cell>
          <table:table-cell table:formula="of:=[$'Calculations Generation'.P5] *([$'Corrected Capacities'.$AR13]/[$'Corrected Capacities'.P13])" office:value-type="float" office:value="5.88481833333333" calcext:value-type="float">
            <text:p>5.88481833333333</text:p>
          </table:table-cell>
          <table:table-cell table:formula="of:=[$'Calculations Generation'.Q5] *([$'Corrected Capacities'.$AR13]/[$'Corrected Capacities'.Q13])" office:value-type="float" office:value="4.0865825" calcext:value-type="float">
            <text:p>4.0865825</text:p>
          </table:table-cell>
          <table:table-cell table:formula="of:=[$'Calculations Generation'.R5] *([$'Corrected Capacities'.$AR13]/[$'Corrected Capacities'.R13])" office:value-type="float" office:value="6.29186303775241" calcext:value-type="float">
            <text:p>6.29186303775241</text:p>
          </table:table-cell>
          <table:table-cell table:formula="of:=[$'Calculations Generation'.S5] *([$'Corrected Capacities'.$AR13]/[$'Corrected Capacities'.S13])" office:value-type="float" office:value="6.19315094339623" calcext:value-type="float">
            <text:p>6.19315094339623</text:p>
          </table:table-cell>
          <table:table-cell table:formula="of:=[$'Calculations Generation'.T5] *([$'Corrected Capacities'.$AR13]/[$'Corrected Capacities'.T13])" office:value-type="float" office:value="8.76347169811321" calcext:value-type="float">
            <text:p>8.76347169811321</text:p>
          </table:table-cell>
          <table:table-cell table:formula="of:=[$'Calculations Generation'.U5] *([$'Corrected Capacities'.$AR13]/[$'Corrected Capacities'.U13])" office:value-type="float" office:value="7.91184905660377" calcext:value-type="float">
            <text:p>7.91184905660377</text:p>
          </table:table-cell>
          <table:table-cell table:formula="of:=[$'Calculations Generation'.V5] *([$'Corrected Capacities'.$AR13]/[$'Corrected Capacities'.V13])" office:value-type="float" office:value="5.81374568965517" calcext:value-type="float">
            <text:p>5.81374568965517</text:p>
          </table:table-cell>
          <table:table-cell table:formula="of:=[$'Calculations Generation'.W5] *([$'Corrected Capacities'.$AR13]/[$'Corrected Capacities'.W13])" office:value-type="float" office:value="5.78081744831064" calcext:value-type="float">
            <text:p>5.78081744831064</text:p>
          </table:table-cell>
          <table:table-cell table:formula="of:=[$'Calculations Generation'.X5] *([$'Corrected Capacities'.$AR13]/[$'Corrected Capacities'.X13])" office:value-type="float" office:value="5.32274281391831" calcext:value-type="float">
            <text:p>5.32274281391831</text:p>
          </table:table-cell>
          <table:table-cell table:formula="of:=[$'Calculations Generation'.Y5] *([$'Corrected Capacities'.$AR13]/[$'Corrected Capacities'.Y13])" office:value-type="float" office:value="5.38635072754641" calcext:value-type="float">
            <text:p>5.38635072754641</text:p>
          </table:table-cell>
          <table:table-cell table:formula="of:=[$'Calculations Generation'.Z5] *([$'Corrected Capacities'.$AR13]/[$'Corrected Capacities'.Z13])" office:value-type="float" office:value="4.58613235294118" calcext:value-type="float">
            <text:p>4.58613235294118</text:p>
          </table:table-cell>
          <table:table-cell table:formula="of:=[$'Calculations Generation'.AA5] *([$'Corrected Capacities'.$AR13]/[$'Corrected Capacities'.AA13])" office:value-type="float" office:value="3.91865882352941" calcext:value-type="float">
            <text:p>3.91865882352941</text:p>
          </table:table-cell>
          <table:table-cell table:formula="of:=[$'Calculations Generation'.AB5] *([$'Corrected Capacities'.$AR13]/[$'Corrected Capacities'.AB13])" office:value-type="float" office:value="5.20523823529412" calcext:value-type="float">
            <text:p>5.20523823529412</text:p>
          </table:table-cell>
          <table:table-cell table:formula="of:=[$'Calculations Generation'.AC5] *([$'Corrected Capacities'.$AR13]/[$'Corrected Capacities'.AC13])" office:value-type="float" office:value="5.22194705882353" calcext:value-type="float">
            <text:p>5.22194705882353</text:p>
          </table:table-cell>
          <table:table-cell table:formula="of:=[$'Calculations Generation'.AD5] *([$'Corrected Capacities'.$AR13]/[$'Corrected Capacities'.AD13])" office:value-type="float" office:value="5.03327001244297" calcext:value-type="float">
            <text:p>5.03327001244297</text:p>
          </table:table-cell>
          <table:table-cell table:formula="of:=[$'Calculations Generation'.AE5] *([$'Corrected Capacities'.$AR13]/[$'Corrected Capacities'.AE13])" office:value-type="float" office:value="3.43856200746578" calcext:value-type="float">
            <text:p>3.43856200746578</text:p>
          </table:table-cell>
          <table:table-cell table:formula="of:=[$'Calculations Generation'.AF5] *([$'Corrected Capacities'.$AR13]/[$'Corrected Capacities'.AF13])" office:value-type="float" office:value="4.76337931034483" calcext:value-type="float">
            <text:p>4.76337931034483</text:p>
          </table:table-cell>
          <table:table-cell table:formula="of:=[$'Calculations Generation'.AG5] *([$'Corrected Capacities'.$AR13]/[$'Corrected Capacities'.AG13])" office:value-type="float" office:value="6.10697260273973" calcext:value-type="float">
            <text:p>6.10697260273973</text:p>
          </table:table-cell>
          <table:table-cell table:formula="of:=[$'Calculations Generation'.AH5] *([$'Corrected Capacities'.$AR13]/[$'Corrected Capacities'.AH13])" office:value-type="float" office:value="7.85591780821918" calcext:value-type="float">
            <text:p>7.85591780821918</text:p>
          </table:table-cell>
          <table:table-cell table:formula="of:=[$'Calculations Generation'.AI5] *([$'Corrected Capacities'.$AR13]/[$'Corrected Capacities'.AI13])" office:value-type="float" office:value="4.29376428908833" calcext:value-type="float">
            <text:p>4.29376428908833</text:p>
          </table:table-cell>
          <table:table-cell table:formula="of:=[$'Calculations Generation'.AJ5] *([$'Corrected Capacities'.$AR13]/[$'Corrected Capacities'.AJ13])" office:value-type="float" office:value="4.11985330188679" calcext:value-type="float">
            <text:p>4.11985330188679</text:p>
          </table:table-cell>
          <table:table-cell table:formula="of:=[$'Calculations Generation'.AK5] *([$'Corrected Capacities'.$AR13]/[$'Corrected Capacities'.AK13])" office:value-type="float" office:value="7.07276037735849" calcext:value-type="float">
            <text:p>7.07276037735849</text:p>
          </table:table-cell>
          <table:table-cell table:formula="of:=[$'Calculations Generation'.AL5] *([$'Corrected Capacities'.$AR13]/[$'Corrected Capacities'.AL13])" office:value-type="float" office:value="6.00218057589068" calcext:value-type="float">
            <text:p>6.00218057589068</text:p>
          </table:table-cell>
          <table:table-cell table:formula="of:=[$'Calculations Generation'.AM5] *([$'Corrected Capacities'.$AR13]/[$'Corrected Capacities'.AM13])" office:value-type="float" office:value="5.59661070559611" calcext:value-type="float">
            <text:p>5.59661070559611</text:p>
          </table:table-cell>
          <table:table-cell table:formula="of:=[$'Calculations Generation'.AN5] *([$'Corrected Capacities'.$AR13]/[$'Corrected Capacities'.AN13])" office:value-type="float" office:value="5.60911948176583" calcext:value-type="float">
            <text:p>5.60911948176583</text:p>
          </table:table-cell>
          <table:table-cell table:formula="of:=[$'Calculations Generation'.AO5] *([$'Corrected Capacities'.$AR13]/[$'Corrected Capacities'.AO13])" office:value-type="float" office:value="3.76830388675624" calcext:value-type="float">
            <text:p>3.76830388675624</text:p>
          </table:table-cell>
          <table:table-cell table:formula="of:=[$'Calculations Generation'.AP5] *([$'Corrected Capacities'.$AR13]/[$'Corrected Capacities'.AP13])" office:value-type="float" office:value="6.36294031578947" calcext:value-type="float">
            <text:p>6.36294031578947</text:p>
          </table:table-cell>
          <table:table-cell table:formula="of:=[$'Calculations Generation'.AQ5] *([$'Corrected Capacities'.$AR13]/[$'Corrected Capacities'.AQ13])" office:value-type="float" office:value="6.02883142105263" calcext:value-type="float">
            <text:p>6.02883142105263</text:p>
          </table:table-cell>
          <table:table-cell table:formula="of:=[$'Calculations Generation'.AR5] *([$'Corrected Capacities'.$AR13]/[$'Corrected Capacities'.AR13])" office:value-type="float" office:value="6.1" calcext:value-type="float">
            <text:p>6.1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Billion Kwh</text:p>
          </table:table-cell>
          <table:table-cell table:formula="of:=[$'Calculations Generation'.D6] *([$'Corrected Capacities'.$AR14]/[$'Corrected Capacities'.D14])" office:value-type="float" office:value="3.34440633245383" calcext:value-type="float">
            <text:p>3.34440633245383</text:p>
          </table:table-cell>
          <table:table-cell table:formula="of:=[$'Calculations Generation'.E6] *([$'Corrected Capacities'.$AR14]/[$'Corrected Capacities'.E14])" office:value-type="float" office:value="3.25883905013193" calcext:value-type="float">
            <text:p>3.25883905013193</text:p>
          </table:table-cell>
          <table:table-cell table:formula="of:=[$'Calculations Generation'.F6] *([$'Corrected Capacities'.$AR14]/[$'Corrected Capacities'.F14])" office:value-type="float" office:value="2.74725593667546" calcext:value-type="float">
            <text:p>2.74725593667546</text:p>
          </table:table-cell>
          <table:table-cell table:formula="of:=[$'Calculations Generation'.G6] *([$'Corrected Capacities'.$AR14]/[$'Corrected Capacities'.G14])" office:value-type="float" office:value="2.898" calcext:value-type="float">
            <text:p>2.898</text:p>
          </table:table-cell>
          <table:table-cell table:formula="of:=[$'Calculations Generation'.H6] *([$'Corrected Capacities'.$AR14]/[$'Corrected Capacities'.H14])" office:value-type="float" office:value="2.81764556962025" calcext:value-type="float">
            <text:p>2.81764556962025</text:p>
          </table:table-cell>
          <table:table-cell table:formula="of:=[$'Calculations Generation'.I6] *([$'Corrected Capacities'.$AR14]/[$'Corrected Capacities'.I14])" office:value-type="float" office:value="1.93374683544304" calcext:value-type="float">
            <text:p>1.93374683544304</text:p>
          </table:table-cell>
          <table:table-cell table:formula="of:=[$'Calculations Generation'.J6] *([$'Corrected Capacities'.$AR14]/[$'Corrected Capacities'.J14])" office:value-type="float" office:value="2.01060759493671" calcext:value-type="float">
            <text:p>2.01060759493671</text:p>
          </table:table-cell>
          <table:table-cell table:formula="of:=[$'Calculations Generation'.K6] *([$'Corrected Capacities'.$AR14]/[$'Corrected Capacities'.K14])" office:value-type="float" office:value="2.1940253164557" calcext:value-type="float">
            <text:p>2.1940253164557</text:p>
          </table:table-cell>
          <table:table-cell table:formula="of:=[$'Calculations Generation'.L6] *([$'Corrected Capacities'.$AR14]/[$'Corrected Capacities'.L14])" office:value-type="float" office:value="2.24381012658228" calcext:value-type="float">
            <text:p>2.24381012658228</text:p>
          </table:table-cell>
          <table:table-cell table:formula="of:=[$'Calculations Generation'.M6] *([$'Corrected Capacities'.$AR14]/[$'Corrected Capacities'.M14])" office:value-type="float" office:value="2.32739483020781" calcext:value-type="float">
            <text:p>2.32739483020781</text:p>
          </table:table-cell>
          <table:table-cell table:formula="of:=[$'Calculations Generation'.N6] *([$'Corrected Capacities'.$AR14]/[$'Corrected Capacities'.N14])" office:value-type="float" office:value="1.62532944754181" calcext:value-type="float">
            <text:p>1.62532944754181</text:p>
          </table:table-cell>
          <table:table-cell table:formula="of:=[$'Calculations Generation'.O6] *([$'Corrected Capacities'.$AR14]/[$'Corrected Capacities'.O14])" office:value-type="float" office:value="2.97596359743041" calcext:value-type="float">
            <text:p>2.97596359743041</text:p>
          </table:table-cell>
          <table:table-cell table:formula="of:=[$'Calculations Generation'.P6] *([$'Corrected Capacities'.$AR14]/[$'Corrected Capacities'.P14])" office:value-type="float" office:value="2.51423982869379" calcext:value-type="float">
            <text:p>2.51423982869379</text:p>
          </table:table-cell>
          <table:table-cell table:formula="of:=[$'Calculations Generation'.Q6] *([$'Corrected Capacities'.$AR14]/[$'Corrected Capacities'.Q14])" office:value-type="float" office:value="2.36771948608137" calcext:value-type="float">
            <text:p>2.36771948608137</text:p>
          </table:table-cell>
          <table:table-cell table:formula="of:=[$'Calculations Generation'.R6] *([$'Corrected Capacities'.$AR14]/[$'Corrected Capacities'.R14])" office:value-type="float" office:value="1.78902569593148" calcext:value-type="float">
            <text:p>1.78902569593148</text:p>
          </table:table-cell>
          <table:table-cell table:formula="of:=[$'Calculations Generation'.S6] *([$'Corrected Capacities'.$AR14]/[$'Corrected Capacities'.S14])" office:value-type="float" office:value="2.8208244111349" calcext:value-type="float">
            <text:p>2.8208244111349</text:p>
          </table:table-cell>
          <table:table-cell table:formula="of:=[$'Calculations Generation'.T6] *([$'Corrected Capacities'.$AR14]/[$'Corrected Capacities'.T14])" office:value-type="float" office:value="3.55835117773019" calcext:value-type="float">
            <text:p>3.55835117773019</text:p>
          </table:table-cell>
          <table:table-cell table:formula="of:=[$'Calculations Generation'.U6] *([$'Corrected Capacities'.$AR14]/[$'Corrected Capacities'.U14])" office:value-type="float" office:value="2.60806988352745" calcext:value-type="float">
            <text:p>2.60806988352745</text:p>
          </table:table-cell>
          <table:table-cell table:formula="of:=[$'Calculations Generation'.V6] *([$'Corrected Capacities'.$AR14]/[$'Corrected Capacities'.V14])" office:value-type="float" office:value="2.93336106489185" calcext:value-type="float">
            <text:p>2.93336106489185</text:p>
          </table:table-cell>
          <table:table-cell table:formula="of:=[$'Calculations Generation'.W6] *([$'Corrected Capacities'.$AR14]/[$'Corrected Capacities'.W14])" office:value-type="float" office:value="2.60711314475874" calcext:value-type="float">
            <text:p>2.60711314475874</text:p>
          </table:table-cell>
          <table:table-cell table:formula="of:=[$'Calculations Generation'.X6] *([$'Corrected Capacities'.$AR14]/[$'Corrected Capacities'.X14])" office:value-type="float" office:value="2.42655502392344" calcext:value-type="float">
            <text:p>2.42655502392344</text:p>
          </table:table-cell>
          <table:table-cell table:formula="of:=[$'Calculations Generation'.Y6] *([$'Corrected Capacities'.$AR14]/[$'Corrected Capacities'.Y14])" office:value-type="float" office:value="1.73915592028136" calcext:value-type="float">
            <text:p>1.73915592028136</text:p>
          </table:table-cell>
          <table:table-cell table:formula="of:=[$'Calculations Generation'.Z6] *([$'Corrected Capacities'.$AR14]/[$'Corrected Capacities'.Z14])" office:value-type="float" office:value="1.92335728952772" calcext:value-type="float">
            <text:p>1.92335728952772</text:p>
          </table:table-cell>
          <table:table-cell table:formula="of:=[$'Calculations Generation'.AA6] *([$'Corrected Capacities'.$AR14]/[$'Corrected Capacities'.AA14])" office:value-type="float" office:value="2.60749747983871" calcext:value-type="float">
            <text:p>2.60749747983871</text:p>
          </table:table-cell>
          <table:table-cell table:formula="of:=[$'Calculations Generation'.AB6] *([$'Corrected Capacities'.$AR14]/[$'Corrected Capacities'.AB14])" office:value-type="float" office:value="2.72661290322581" calcext:value-type="float">
            <text:p>2.72661290322581</text:p>
          </table:table-cell>
          <table:table-cell table:formula="of:=[$'Calculations Generation'.AC6] *([$'Corrected Capacities'.$AR14]/[$'Corrected Capacities'.AC14])" office:value-type="float" office:value="3.73344254032258" calcext:value-type="float">
            <text:p>3.73344254032258</text:p>
          </table:table-cell>
          <table:table-cell table:formula="of:=[$'Calculations Generation'.AD6] *([$'Corrected Capacities'.$AR14]/[$'Corrected Capacities'.AD14])" office:value-type="float" office:value="3.64823588709677" calcext:value-type="float">
            <text:p>3.64823588709677</text:p>
          </table:table-cell>
          <table:table-cell table:formula="of:=[$'Calculations Generation'.AE6] *([$'Corrected Capacities'.$AR14]/[$'Corrected Capacities'.AE14])" office:value-type="float" office:value="2.43917743538767" calcext:value-type="float">
            <text:p>2.43917743538767</text:p>
          </table:table-cell>
          <table:table-cell table:formula="of:=[$'Calculations Generation'.AF6] *([$'Corrected Capacities'.$AR14]/[$'Corrected Capacities'.AF14])" office:value-type="float" office:value="2.27504716981132" calcext:value-type="float">
            <text:p>2.27504716981132</text:p>
          </table:table-cell>
          <table:table-cell table:formula="of:=[$'Calculations Generation'.AG6] *([$'Corrected Capacities'.$AR14]/[$'Corrected Capacities'.AG14])" office:value-type="float" office:value="2.77275386055218" calcext:value-type="float">
            <text:p>2.77275386055218</text:p>
          </table:table-cell>
          <table:table-cell table:formula="of:=[$'Calculations Generation'.AH6] *([$'Corrected Capacities'.$AR14]/[$'Corrected Capacities'.AH14])" office:value-type="float" office:value="3.93470604395604" calcext:value-type="float">
            <text:p>3.93470604395604</text:p>
          </table:table-cell>
          <table:table-cell table:formula="of:=[$'Calculations Generation'.AI6] *([$'Corrected Capacities'.$AR14]/[$'Corrected Capacities'.AI14])" office:value-type="float" office:value="2.41015135135135" calcext:value-type="float">
            <text:p>2.41015135135135</text:p>
          </table:table-cell>
          <table:table-cell table:formula="of:=[$'Calculations Generation'.AJ6] *([$'Corrected Capacities'.$AR14]/[$'Corrected Capacities'.AJ14])" office:value-type="float" office:value="2.5905630071599" calcext:value-type="float">
            <text:p>2.5905630071599</text:p>
          </table:table-cell>
          <table:table-cell table:formula="of:=[$'Calculations Generation'.AK6] *([$'Corrected Capacities'.$AR14]/[$'Corrected Capacities'.AK14])" office:value-type="float" office:value="3.18359307159353" calcext:value-type="float">
            <text:p>3.18359307159353</text:p>
          </table:table-cell>
          <table:table-cell table:formula="of:=[$'Calculations Generation'.AL6] *([$'Corrected Capacities'.$AR14]/[$'Corrected Capacities'.AL14])" office:value-type="float" office:value="3.58861438356164" calcext:value-type="float">
            <text:p>3.58861438356164</text:p>
          </table:table-cell>
          <table:table-cell table:formula="of:=[$'Calculations Generation'.AM6] *([$'Corrected Capacities'.$AR14]/[$'Corrected Capacities'.AM14])" office:value-type="float" office:value="4.37775441976428" calcext:value-type="float">
            <text:p>4.37775441976428</text:p>
          </table:table-cell>
          <table:table-cell table:formula="of:=[$'Calculations Generation'.AN6] *([$'Corrected Capacities'.$AR14]/[$'Corrected Capacities'.AN14])" office:value-type="float" office:value="3.00365820489574" calcext:value-type="float">
            <text:p>3.00365820489574</text:p>
          </table:table-cell>
          <table:table-cell table:formula="of:=[$'Calculations Generation'.AO6] *([$'Corrected Capacities'.$AR14]/[$'Corrected Capacities'.AO14])" office:value-type="float" office:value="2.18530180995475" calcext:value-type="float">
            <text:p>2.18530180995475</text:p>
          </table:table-cell>
          <table:table-cell table:formula="of:=[$'Calculations Generation'.AP6] *([$'Corrected Capacities'.$AR14]/[$'Corrected Capacities'.AP14])" office:value-type="float" office:value="3.72606581178465" calcext:value-type="float">
            <text:p>3.72606581178465</text:p>
          </table:table-cell>
          <table:table-cell table:formula="of:=[$'Calculations Generation'.AQ6] *([$'Corrected Capacities'.$AR14]/[$'Corrected Capacities'.AQ14])" office:value-type="float" office:value="2.44180822062553" calcext:value-type="float">
            <text:p>2.44180822062553</text:p>
          </table:table-cell>
          <table:table-cell table:formula="of:=[$'Calculations Generation'.AR6] *([$'Corrected Capacities'.$AR14]/[$'Corrected Capacities'.AR14])" office:value-type="float" office:value="3.37" calcext:value-type="float">
            <text:p>3.37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Billion Kwh</text:p>
          </table:table-cell>
          <table:table-cell table:formula="of:=[$'Calculations Generation'.D7] *([$'Corrected Capacities'.$AR15]/[$'Corrected Capacities'.D15])" office:value-type="float" office:value="8.30646193548387" calcext:value-type="float">
            <text:p>8.30646193548387</text:p>
          </table:table-cell>
          <table:table-cell table:formula="of:=[$'Calculations Generation'.E7] *([$'Corrected Capacities'.$AR15]/[$'Corrected Capacities'.E15])" office:value-type="float" office:value="7.40500992" calcext:value-type="float">
            <text:p>7.40500992</text:p>
          </table:table-cell>
          <table:table-cell table:formula="of:=[$'Calculations Generation'.F7] *([$'Corrected Capacities'.$AR15]/[$'Corrected Capacities'.F15])" office:value-type="float" office:value="7.31382262996942" calcext:value-type="float">
            <text:p>7.31382262996942</text:p>
          </table:table-cell>
          <table:table-cell table:formula="of:=[$'Calculations Generation'.G7] *([$'Corrected Capacities'.$AR15]/[$'Corrected Capacities'.G15])" office:value-type="float" office:value="6.78887257900102" calcext:value-type="float">
            <text:p>6.78887257900102</text:p>
          </table:table-cell>
          <table:table-cell table:formula="of:=[$'Calculations Generation'.H7] *([$'Corrected Capacities'.$AR15]/[$'Corrected Capacities'.H15])" office:value-type="float" office:value="7.42122768556217" calcext:value-type="float">
            <text:p>7.42122768556217</text:p>
          </table:table-cell>
          <table:table-cell table:formula="of:=[$'Calculations Generation'.I7] *([$'Corrected Capacities'.$AR15]/[$'Corrected Capacities'.I15])" office:value-type="float" office:value="6.6839109263658" calcext:value-type="float">
            <text:p>6.6839109263658</text:p>
          </table:table-cell>
          <table:table-cell table:formula="of:=[$'Calculations Generation'.J7] *([$'Corrected Capacities'.$AR15]/[$'Corrected Capacities'.J15])" office:value-type="float" office:value="7.16510753598645" calcext:value-type="float">
            <text:p>7.16510753598645</text:p>
          </table:table-cell>
          <table:table-cell table:formula="of:=[$'Calculations Generation'.K7] *([$'Corrected Capacities'.$AR15]/[$'Corrected Capacities'.K15])" office:value-type="float" office:value="6.50027619821284" calcext:value-type="float">
            <text:p>6.50027619821284</text:p>
          </table:table-cell>
          <table:table-cell table:formula="of:=[$'Calculations Generation'.L7] *([$'Corrected Capacities'.$AR15]/[$'Corrected Capacities'.L15])" office:value-type="float" office:value="6.2073411147541" calcext:value-type="float">
            <text:p>6.2073411147541</text:p>
          </table:table-cell>
          <table:table-cell table:formula="of:=[$'Calculations Generation'.M7] *([$'Corrected Capacities'.$AR15]/[$'Corrected Capacities'.M15])" office:value-type="float" office:value="5.59160655737705" calcext:value-type="float">
            <text:p>5.59160655737705</text:p>
          </table:table-cell>
          <table:table-cell table:formula="of:=[$'Calculations Generation'.N7] *([$'Corrected Capacities'.$AR15]/[$'Corrected Capacities'.N15])" office:value-type="float" office:value="4.90423070674249" calcext:value-type="float">
            <text:p>4.90423070674249</text:p>
          </table:table-cell>
          <table:table-cell table:formula="of:=[$'Calculations Generation'.O7] *([$'Corrected Capacities'.$AR15]/[$'Corrected Capacities'.O15])" office:value-type="float" office:value="4.73609423233144" calcext:value-type="float">
            <text:p>4.73609423233144</text:p>
          </table:table-cell>
          <table:table-cell table:formula="of:=[$'Calculations Generation'.P7] *([$'Corrected Capacities'.$AR15]/[$'Corrected Capacities'.P15])" office:value-type="float" office:value="4.48994007914076" calcext:value-type="float">
            <text:p>4.48994007914076</text:p>
          </table:table-cell>
          <table:table-cell table:formula="of:=[$'Calculations Generation'.Q7] *([$'Corrected Capacities'.$AR15]/[$'Corrected Capacities'.Q15])" office:value-type="float" office:value="4.49157966101695" calcext:value-type="float">
            <text:p>4.49157966101695</text:p>
          </table:table-cell>
          <table:table-cell table:formula="of:=[$'Calculations Generation'.R7] *([$'Corrected Capacities'.$AR15]/[$'Corrected Capacities'.R15])" office:value-type="float" office:value="5.09609491525424" calcext:value-type="float">
            <text:p>5.09609491525424</text:p>
          </table:table-cell>
          <table:table-cell table:formula="of:=[$'Calculations Generation'.S7] *([$'Corrected Capacities'.$AR15]/[$'Corrected Capacities'.S15])" office:value-type="float" office:value="5.4080718697361" calcext:value-type="float">
            <text:p>5.4080718697361</text:p>
          </table:table-cell>
          <table:table-cell table:formula="of:=[$'Calculations Generation'.T7] *([$'Corrected Capacities'.$AR15]/[$'Corrected Capacities'.T15])" office:value-type="float" office:value="7.40856470588235" calcext:value-type="float">
            <text:p>7.40856470588235</text:p>
          </table:table-cell>
          <table:table-cell table:formula="of:=[$'Calculations Generation'.U7] *([$'Corrected Capacities'.$AR15]/[$'Corrected Capacities'.U15])" office:value-type="float" office:value="5.41872941176471" calcext:value-type="float">
            <text:p>5.41872941176471</text:p>
          </table:table-cell>
          <table:table-cell table:formula="of:=[$'Calculations Generation'.V7] *([$'Corrected Capacities'.$AR15]/[$'Corrected Capacities'.V15])" office:value-type="float" office:value="5.59369411764706" calcext:value-type="float">
            <text:p>5.59369411764706</text:p>
          </table:table-cell>
          <table:table-cell table:formula="of:=[$'Calculations Generation'.W7] *([$'Corrected Capacities'.$AR15]/[$'Corrected Capacities'.W15])" office:value-type="float" office:value="6.75425882352941" calcext:value-type="float">
            <text:p>6.75425882352941</text:p>
          </table:table-cell>
          <table:table-cell table:formula="of:=[$'Calculations Generation'.X7] *([$'Corrected Capacities'.$AR15]/[$'Corrected Capacities'.X15])" office:value-type="float" office:value="5.99849411764706" calcext:value-type="float">
            <text:p>5.99849411764706</text:p>
          </table:table-cell>
          <table:table-cell table:formula="of:=[$'Calculations Generation'.Y7] *([$'Corrected Capacities'.$AR15]/[$'Corrected Capacities'.Y15])" office:value-type="float" office:value="6.71077647058824" calcext:value-type="float">
            <text:p>6.71077647058824</text:p>
          </table:table-cell>
          <table:table-cell table:formula="of:=[$'Calculations Generation'.Z7] *([$'Corrected Capacities'.$AR15]/[$'Corrected Capacities'.Z15])" office:value-type="float" office:value="5.52942422535211" calcext:value-type="float">
            <text:p>5.52942422535211</text:p>
          </table:table-cell>
          <table:table-cell table:formula="of:=[$'Calculations Generation'.AA7] *([$'Corrected Capacities'.$AR15]/[$'Corrected Capacities'.AA15])" office:value-type="float" office:value="5.00297027481772" calcext:value-type="float">
            <text:p>5.00297027481772</text:p>
          </table:table-cell>
          <table:table-cell table:formula="of:=[$'Calculations Generation'.AB7] *([$'Corrected Capacities'.$AR15]/[$'Corrected Capacities'.AB15])" office:value-type="float" office:value="7.11118659217877" calcext:value-type="float">
            <text:p>7.11118659217877</text:p>
          </table:table-cell>
          <table:table-cell table:formula="of:=[$'Calculations Generation'.AC7] *([$'Corrected Capacities'.$AR15]/[$'Corrected Capacities'.AC15])" office:value-type="float" office:value="6.42292682926829" calcext:value-type="float">
            <text:p>6.42292682926829</text:p>
          </table:table-cell>
          <table:table-cell table:formula="of:=[$'Calculations Generation'.AD7] *([$'Corrected Capacities'.$AR15]/[$'Corrected Capacities'.AD15])" office:value-type="float" office:value="6.08487804878049" calcext:value-type="float">
            <text:p>6.08487804878049</text:p>
          </table:table-cell>
          <table:table-cell table:formula="of:=[$'Calculations Generation'.AE7] *([$'Corrected Capacities'.$AR15]/[$'Corrected Capacities'.AE15])" office:value-type="float" office:value="4.34933333333333" calcext:value-type="float">
            <text:p>4.34933333333333</text:p>
          </table:table-cell>
          <table:table-cell table:formula="of:=[$'Calculations Generation'.AF7] *([$'Corrected Capacities'.$AR15]/[$'Corrected Capacities'.AF15])" office:value-type="float" office:value="5.35525925925926" calcext:value-type="float">
            <text:p>5.35525925925926</text:p>
          </table:table-cell>
          <table:table-cell table:formula="of:=[$'Calculations Generation'.AG7] *([$'Corrected Capacities'.$AR15]/[$'Corrected Capacities'.AG15])" office:value-type="float" office:value="6.84448249027237" calcext:value-type="float">
            <text:p>6.84448249027237</text:p>
          </table:table-cell>
          <table:table-cell table:formula="of:=[$'Calculations Generation'.AH7] *([$'Corrected Capacities'.$AR15]/[$'Corrected Capacities'.AH15])" office:value-type="float" office:value="9.035" calcext:value-type="float">
            <text:p>9.035</text:p>
          </table:table-cell>
          <table:table-cell table:formula="of:=[$'Calculations Generation'.AI7] *([$'Corrected Capacities'.$AR15]/[$'Corrected Capacities'.AI15])" office:value-type="float" office:value="4.983" calcext:value-type="float">
            <text:p>4.983</text:p>
          </table:table-cell>
          <table:table-cell table:formula="of:=[$'Calculations Generation'.AJ7] *([$'Corrected Capacities'.$AR15]/[$'Corrected Capacities'.AJ15])" office:value-type="float" office:value="4.789" calcext:value-type="float">
            <text:p>4.789</text:p>
          </table:table-cell>
          <table:table-cell table:formula="of:=[$'Calculations Generation'.AK7] *([$'Corrected Capacities'.$AR15]/[$'Corrected Capacities'.AK15])" office:value-type="float" office:value="8.31551291512915" calcext:value-type="float">
            <text:p>8.31551291512915</text:p>
          </table:table-cell>
          <table:table-cell table:formula="of:=[$'Calculations Generation'.AL7] *([$'Corrected Capacities'.$AR15]/[$'Corrected Capacities'.AL15])" office:value-type="float" office:value="8.67295578947368" calcext:value-type="float">
            <text:p>8.67295578947368</text:p>
          </table:table-cell>
          <table:table-cell table:formula="of:=[$'Calculations Generation'.AM7] *([$'Corrected Capacities'.$AR15]/[$'Corrected Capacities'.AM15])" office:value-type="float" office:value="6.10563759791123" calcext:value-type="float">
            <text:p>6.10563759791123</text:p>
          </table:table-cell>
          <table:table-cell table:formula="of:=[$'Calculations Generation'.AN7] *([$'Corrected Capacities'.$AR15]/[$'Corrected Capacities'.AN15])" office:value-type="float" office:value="6.55692050209205" calcext:value-type="float">
            <text:p>6.55692050209205</text:p>
          </table:table-cell>
          <table:table-cell table:formula="of:=[$'Calculations Generation'.AO7] *([$'Corrected Capacities'.$AR15]/[$'Corrected Capacities'.AO15])" office:value-type="float" office:value="5.07910041841004" calcext:value-type="float">
            <text:p>5.07910041841004</text:p>
          </table:table-cell>
          <table:table-cell table:formula="of:=[$'Calculations Generation'.AP7] *([$'Corrected Capacities'.$AR15]/[$'Corrected Capacities'.AP15])" office:value-type="float" office:value="7.36494172503921" calcext:value-type="float">
            <text:p>7.36494172503921</text:p>
          </table:table-cell>
          <table:table-cell table:formula="of:=[$'Calculations Generation'.AQ7] *([$'Corrected Capacities'.$AR15]/[$'Corrected Capacities'.AQ15])" office:value-type="float" office:value="5.67313781495034" calcext:value-type="float">
            <text:p>5.67313781495034</text:p>
          </table:table-cell>
          <table:table-cell table:formula="of:=[$'Calculations Generation'.AR7] *([$'Corrected Capacities'.$AR15]/[$'Corrected Capacities'.AR15])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Billion Kwh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Billion Kwh</text:p>
          </table:table-cell>
          <table:table-cell table:formula="of:=[$'Calculations Generation'.D9] *([$'Corrected Capacities'.$AR17]/[$'Corrected Capacities'.D17])" office:value-type="float" office:value="2.04251357641583" calcext:value-type="float">
            <text:p>2.04251357641583</text:p>
          </table:table-cell>
          <table:table-cell table:formula="of:=[$'Calculations Generation'.E9] *([$'Corrected Capacities'.$AR17]/[$'Corrected Capacities'.E17])" office:value-type="float" office:value="1.62690677966102" calcext:value-type="float">
            <text:p>1.62690677966102</text:p>
          </table:table-cell>
          <table:table-cell table:formula="of:=[$'Calculations Generation'.F9] *([$'Corrected Capacities'.$AR17]/[$'Corrected Capacities'.F17])" office:value-type="float" office:value="1.42919014084507" calcext:value-type="float">
            <text:p>1.42919014084507</text:p>
          </table:table-cell>
          <table:table-cell table:formula="of:=[$'Calculations Generation'.G9] *([$'Corrected Capacities'.$AR17]/[$'Corrected Capacities'.G17])" office:value-type="float" office:value="1.50644366197183" calcext:value-type="float">
            <text:p>1.50644366197183</text:p>
          </table:table-cell>
          <table:table-cell table:formula="of:=[$'Calculations Generation'.H9] *([$'Corrected Capacities'.$AR17]/[$'Corrected Capacities'.H17])" office:value-type="float" office:value="1.22100869565217" calcext:value-type="float">
            <text:p>1.22100869565217</text:p>
          </table:table-cell>
          <table:table-cell table:formula="of:=[$'Calculations Generation'.I9] *([$'Corrected Capacities'.$AR17]/[$'Corrected Capacities'.I17])" office:value-type="float" office:value="1.62827062478426" calcext:value-type="float">
            <text:p>1.62827062478426</text:p>
          </table:table-cell>
          <table:table-cell table:formula="of:=[$'Calculations Generation'.J9] *([$'Corrected Capacities'.$AR17]/[$'Corrected Capacities'.J17])" office:value-type="float" office:value="1.51833910034602" calcext:value-type="float">
            <text:p>1.51833910034602</text:p>
          </table:table-cell>
          <table:table-cell table:formula="of:=[$'Calculations Generation'.K9] *([$'Corrected Capacities'.$AR17]/[$'Corrected Capacities'.K17])" office:value-type="float" office:value="1.78949277310924" calcext:value-type="float">
            <text:p>1.78949277310924</text:p>
          </table:table-cell>
          <table:table-cell table:formula="of:=[$'Calculations Generation'.L9] *([$'Corrected Capacities'.$AR17]/[$'Corrected Capacities'.L17])" office:value-type="float" office:value="1.59887382864793" calcext:value-type="float">
            <text:p>1.59887382864793</text:p>
          </table:table-cell>
          <table:table-cell table:formula="of:=[$'Calculations Generation'.M9] *([$'Corrected Capacities'.$AR17]/[$'Corrected Capacities'.M17])" office:value-type="float" office:value="1.52505358316897" calcext:value-type="float">
            <text:p>1.52505358316897</text:p>
          </table:table-cell>
          <table:table-cell table:formula="of:=[$'Calculations Generation'.N9] *([$'Corrected Capacities'.$AR17]/[$'Corrected Capacities'.N17])" office:value-type="float" office:value="1.41605500658762" calcext:value-type="float">
            <text:p>1.41605500658762</text:p>
          </table:table-cell>
          <table:table-cell table:formula="of:=[$'Calculations Generation'.O9] *([$'Corrected Capacities'.$AR17]/[$'Corrected Capacities'.O17])" office:value-type="float" office:value="1.11778601764129" calcext:value-type="float">
            <text:p>1.11778601764129</text:p>
          </table:table-cell>
          <table:table-cell table:formula="of:=[$'Calculations Generation'.P9] *([$'Corrected Capacities'.$AR17]/[$'Corrected Capacities'.P17])" office:value-type="float" office:value="1.29088337144724" calcext:value-type="float">
            <text:p>1.29088337144724</text:p>
          </table:table-cell>
          <table:table-cell table:formula="of:=[$'Calculations Generation'.Q9] *([$'Corrected Capacities'.$AR17]/[$'Corrected Capacities'.Q17])" office:value-type="float" office:value="1.63165203073546" calcext:value-type="float">
            <text:p>1.63165203073546</text:p>
          </table:table-cell>
          <table:table-cell table:formula="of:=[$'Calculations Generation'.R9] *([$'Corrected Capacities'.$AR17]/[$'Corrected Capacities'.R17])" office:value-type="float" office:value="1.74963024282561" calcext:value-type="float">
            <text:p>1.74963024282561</text:p>
          </table:table-cell>
          <table:table-cell table:formula="of:=[$'Calculations Generation'.S9] *([$'Corrected Capacities'.$AR17]/[$'Corrected Capacities'.S17])" office:value-type="float" office:value="2.39455286343612" calcext:value-type="float">
            <text:p>2.39455286343612</text:p>
          </table:table-cell>
          <table:table-cell table:formula="of:=[$'Calculations Generation'.T9] *([$'Corrected Capacities'.$AR17]/[$'Corrected Capacities'.T17])" office:value-type="float" office:value="2.46319470046083" calcext:value-type="float">
            <text:p>2.46319470046083</text:p>
          </table:table-cell>
          <table:table-cell table:formula="of:=[$'Calculations Generation'.U9] *([$'Corrected Capacities'.$AR17]/[$'Corrected Capacities'.U17])" office:value-type="float" office:value="2.03885632044199" calcext:value-type="float">
            <text:p>2.03885632044199</text:p>
          </table:table-cell>
          <table:table-cell table:formula="of:=[$'Calculations Generation'.V9] *([$'Corrected Capacities'.$AR17]/[$'Corrected Capacities'.V17])" office:value-type="float" office:value="1.70726801801802" calcext:value-type="float">
            <text:p>1.70726801801802</text:p>
          </table:table-cell>
          <table:table-cell table:formula="of:=[$'Calculations Generation'.W9] *([$'Corrected Capacities'.$AR17]/[$'Corrected Capacities'.W17])" office:value-type="float" office:value="1.81092063492063" calcext:value-type="float">
            <text:p>1.81092063492063</text:p>
          </table:table-cell>
          <table:table-cell table:formula="of:=[$'Calculations Generation'.X9] *([$'Corrected Capacities'.$AR17]/[$'Corrected Capacities'.X17])" office:value-type="float" office:value="2.00548193277311" calcext:value-type="float">
            <text:p>2.00548193277311</text:p>
          </table:table-cell>
          <table:table-cell table:formula="of:=[$'Calculations Generation'.Y9] *([$'Corrected Capacities'.$AR17]/[$'Corrected Capacities'.Y17])" office:value-type="float" office:value="2.230201" calcext:value-type="float">
            <text:p>2.230201</text:p>
          </table:table-cell>
          <table:table-cell table:formula="of:=[$'Calculations Generation'.Z9] *([$'Corrected Capacities'.$AR17]/[$'Corrected Capacities'.Z17])" office:value-type="float" office:value="2.706299" calcext:value-type="float">
            <text:p>2.706299</text:p>
          </table:table-cell>
          <table:table-cell table:formula="of:=[$'Calculations Generation'.AA9] *([$'Corrected Capacities'.$AR17]/[$'Corrected Capacities'.AA17])" office:value-type="float" office:value="1.49580976095618" calcext:value-type="float">
            <text:p>1.49580976095618</text:p>
          </table:table-cell>
          <table:table-cell table:formula="of:=[$'Calculations Generation'.AB9] *([$'Corrected Capacities'.$AR17]/[$'Corrected Capacities'.AB17])" office:value-type="float" office:value="2.16049556650246" calcext:value-type="float">
            <text:p>2.16049556650246</text:p>
          </table:table-cell>
          <table:table-cell table:formula="of:=[$'Calculations Generation'.AC9] *([$'Corrected Capacities'.$AR17]/[$'Corrected Capacities'.AC17])" office:value-type="float" office:value="2.53385490196078" calcext:value-type="float">
            <text:p>2.53385490196078</text:p>
          </table:table-cell>
          <table:table-cell table:formula="of:=[$'Calculations Generation'.AD9] *([$'Corrected Capacities'.$AR17]/[$'Corrected Capacities'.AD17])" office:value-type="float" office:value="2.72630413385827" calcext:value-type="float">
            <text:p>2.72630413385827</text:p>
          </table:table-cell>
          <table:table-cell table:formula="of:=[$'Calculations Generation'.AE9] *([$'Corrected Capacities'.$AR17]/[$'Corrected Capacities'.AE17])" office:value-type="float" office:value="2.21542578125" calcext:value-type="float">
            <text:p>2.21542578125</text:p>
          </table:table-cell>
          <table:table-cell table:formula="of:=[$'Calculations Generation'.AF9] *([$'Corrected Capacities'.$AR17]/[$'Corrected Capacities'.AF17])" office:value-type="float" office:value="2.13643148688047" calcext:value-type="float">
            <text:p>2.13643148688047</text:p>
          </table:table-cell>
          <table:table-cell table:formula="of:=[$'Calculations Generation'.AG9] *([$'Corrected Capacities'.$AR17]/[$'Corrected Capacities'.AG17])" office:value-type="float" office:value="2.54415139826422" calcext:value-type="float">
            <text:p>2.54415139826422</text:p>
          </table:table-cell>
          <table:table-cell table:formula="of:=[$'Calculations Generation'.AH9] *([$'Corrected Capacities'.$AR17]/[$'Corrected Capacities'.AH17])" office:value-type="float" office:value="2.90197807435653" calcext:value-type="float">
            <text:p>2.90197807435653</text:p>
          </table:table-cell>
          <table:table-cell table:formula="of:=[$'Calculations Generation'.AI9] *([$'Corrected Capacities'.$AR17]/[$'Corrected Capacities'.AI17])" office:value-type="float" office:value="2.03728571428571" calcext:value-type="float">
            <text:p>2.03728571428571</text:p>
          </table:table-cell>
          <table:table-cell table:formula="of:=[$'Calculations Generation'.AJ9] *([$'Corrected Capacities'.$AR17]/[$'Corrected Capacities'.AJ17])" office:value-type="float" office:value="2.17030892018779" calcext:value-type="float">
            <text:p>2.17030892018779</text:p>
          </table:table-cell>
          <table:table-cell table:formula="of:=[$'Calculations Generation'.AK9] *([$'Corrected Capacities'.$AR17]/[$'Corrected Capacities'.AK17])" office:value-type="float" office:value="2.74656296296296" calcext:value-type="float">
            <text:p>2.74656296296296</text:p>
          </table:table-cell>
          <table:table-cell table:formula="of:=[$'Calculations Generation'.AL9] *([$'Corrected Capacities'.$AR17]/[$'Corrected Capacities'.AL17])" office:value-type="float" office:value="1.93904907407407" calcext:value-type="float">
            <text:p>1.93904907407407</text:p>
          </table:table-cell>
          <table:table-cell table:formula="of:=[$'Calculations Generation'.AM9] *([$'Corrected Capacities'.$AR17]/[$'Corrected Capacities'.AM17])" office:value-type="float" office:value="1.79371599264706" calcext:value-type="float">
            <text:p>1.79371599264706</text:p>
          </table:table-cell>
          <table:table-cell table:formula="of:=[$'Calculations Generation'.AN9] *([$'Corrected Capacities'.$AR17]/[$'Corrected Capacities'.AN17])" office:value-type="float" office:value="1.99573486238532" calcext:value-type="float">
            <text:p>1.99573486238532</text:p>
          </table:table-cell>
          <table:table-cell table:formula="of:=[$'Calculations Generation'.AO9] *([$'Corrected Capacities'.$AR17]/[$'Corrected Capacities'.AO17])" office:value-type="float" office:value="1.85877767612077" calcext:value-type="float">
            <text:p>1.85877767612077</text:p>
          </table:table-cell>
          <table:table-cell table:formula="of:=[$'Calculations Generation'.AP9] *([$'Corrected Capacities'.$AR17]/[$'Corrected Capacities'.AP17])" office:value-type="float" office:value="1.61942870201097" calcext:value-type="float">
            <text:p>1.61942870201097</text:p>
          </table:table-cell>
          <table:table-cell table:formula="of:=[$'Calculations Generation'.AQ9] *([$'Corrected Capacities'.$AR17]/[$'Corrected Capacities'.AQ17])" office:value-type="float" office:value="1.98973379562044" calcext:value-type="float">
            <text:p>1.98973379562044</text:p>
          </table:table-cell>
          <table:table-cell table:formula="of:=[$'Calculations Generation'.AR9] *([$'Corrected Capacities'.$AR17]/[$'Corrected Capacities'.AR17])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Billion Kwh</text:p>
          </table:table-cell>
          <table:table-cell table:formula="of:=[$'Calculations Generation'.D10] *([$'Corrected Capacities'.$AR18]/[$'Corrected Capacities'.D18])" office:value-type="float" office:value="0.03375" calcext:value-type="float">
            <text:p>0.03375</text:p>
          </table:table-cell>
          <table:table-cell table:formula="of:=[$'Calculations Generation'.E10] *([$'Corrected Capacities'.$AR18]/[$'Corrected Capacities'.E18])" office:value-type="float" office:value="0.034875" calcext:value-type="float">
            <text:p>0.034875</text:p>
          </table:table-cell>
          <table:table-cell table:formula="of:=[$'Calculations Generation'.F10] *([$'Corrected Capacities'.$AR18]/[$'Corrected Capacities'.F18])" office:value-type="float" office:value="0.0252" calcext:value-type="float">
            <text:p>0.0252</text:p>
          </table:table-cell>
          <table:table-cell table:formula="of:=[$'Calculations Generation'.G10] *([$'Corrected Capacities'.$AR18]/[$'Corrected Capacities'.G18])" office:value-type="float" office:value="0.036" calcext:value-type="float">
            <text:p>0.036</text:p>
          </table:table-cell>
          <table:table-cell table:formula="of:=[$'Calculations Generation'.H10] *([$'Corrected Capacities'.$AR18]/[$'Corrected Capacities'.H18])" office:value-type="float" office:value="0.028" calcext:value-type="float">
            <text:p>0.028</text:p>
          </table:table-cell>
          <table:table-cell table:formula="of:=[$'Calculations Generation'.I10] *([$'Corrected Capacities'.$AR18]/[$'Corrected Capacities'.I18])" office:value-type="float" office:value="0.027" calcext:value-type="float">
            <text:p>0.027</text:p>
          </table:table-cell>
          <table:table-cell table:formula="of:=[$'Calculations Generation'.J10] *([$'Corrected Capacities'.$AR18]/[$'Corrected Capacities'.J18])" office:value-type="float" office:value="0.029" calcext:value-type="float">
            <text:p>0.029</text:p>
          </table:table-cell>
          <table:table-cell table:formula="of:=[$'Calculations Generation'.K10] *([$'Corrected Capacities'.$AR18]/[$'Corrected Capacities'.K18])" office:value-type="float" office:value="0.029" calcext:value-type="float">
            <text:p>0.029</text:p>
          </table:table-cell>
          <table:table-cell table:formula="of:=[$'Calculations Generation'.L10] *([$'Corrected Capacities'.$AR18]/[$'Corrected Capacities'.L18])" office:value-type="float" office:value="0.032" calcext:value-type="float">
            <text:p>0.032</text:p>
          </table:table-cell>
          <table:table-cell table:formula="of:=[$'Calculations Generation'.M10] *([$'Corrected Capacities'.$AR18]/[$'Corrected Capacities'.M18])" office:value-type="float" office:value="0.0220909090909091" calcext:value-type="float">
            <text:p>0.022090909090909</text:p>
          </table:table-cell>
          <table:table-cell table:formula="of:=[$'Calculations Generation'.N10] *([$'Corrected Capacities'.$AR18]/[$'Corrected Capacities'.N18])" office:value-type="float" office:value="0.0243" calcext:value-type="float">
            <text:p>0.0243</text:p>
          </table:table-cell>
          <table:table-cell table:formula="of:=[$'Calculations Generation'.O10] *([$'Corrected Capacities'.$AR18]/[$'Corrected Capacities'.O18])" office:value-type="float" office:value="0.0234" calcext:value-type="float">
            <text:p>0.0234</text:p>
          </table:table-cell>
          <table:table-cell table:formula="of:=[$'Calculations Generation'.P10] *([$'Corrected Capacities'.$AR18]/[$'Corrected Capacities'.P18])" office:value-type="float" office:value="0.0252" calcext:value-type="float">
            <text:p>0.0252</text:p>
          </table:table-cell>
          <table:table-cell table:formula="of:=[$'Calculations Generation'.Q10] *([$'Corrected Capacities'.$AR18]/[$'Corrected Capacities'.Q18])" office:value-type="float" office:value="0.0243" calcext:value-type="float">
            <text:p>0.0243</text:p>
          </table:table-cell>
          <table:table-cell table:formula="of:=[$'Calculations Generation'.R10] *([$'Corrected Capacities'.$AR18]/[$'Corrected Capacities'.R18])" office:value-type="float" office:value="0.037125" calcext:value-type="float">
            <text:p>0.037125</text:p>
          </table:table-cell>
          <table:table-cell table:formula="of:=[$'Calculations Generation'.S10] *([$'Corrected Capacities'.$AR18]/[$'Corrected Capacities'.S18])" office:value-type="float" office:value="0.027" calcext:value-type="float">
            <text:p>0.027</text:p>
          </table:table-cell>
          <table:table-cell table:formula="of:=[$'Calculations Generation'.T10] *([$'Corrected Capacities'.$AR18]/[$'Corrected Capacities'.T18])" office:value-type="float" office:value="0.0171" calcext:value-type="float">
            <text:p>0.0171</text:p>
          </table:table-cell>
          <table:table-cell table:formula="of:=[$'Calculations Generation'.U10] *([$'Corrected Capacities'.$AR18]/[$'Corrected Capacities'.U18])" office:value-type="float" office:value="0.0171" calcext:value-type="float">
            <text:p>0.0171</text:p>
          </table:table-cell>
          <table:table-cell table:formula="of:=[$'Calculations Generation'.V10] *([$'Corrected Capacities'.$AR18]/[$'Corrected Capacities'.V18])" office:value-type="float" office:value="0.02187" calcext:value-type="float">
            <text:p>0.02187</text:p>
          </table:table-cell>
          <table:table-cell table:formula="of:=[$'Calculations Generation'.W10] *([$'Corrected Capacities'.$AR18]/[$'Corrected Capacities'.W18])" office:value-type="float" office:value="0.0253636363636364" calcext:value-type="float">
            <text:p>0.025363636363636</text:p>
          </table:table-cell>
          <table:table-cell table:formula="of:=[$'Calculations Generation'.X10] *([$'Corrected Capacities'.$AR18]/[$'Corrected Capacities'.X18])" office:value-type="float" office:value="0.027" calcext:value-type="float">
            <text:p>0.027</text:p>
          </table:table-cell>
          <table:table-cell table:formula="of:=[$'Calculations Generation'.Y10] *([$'Corrected Capacities'.$AR18]/[$'Corrected Capacities'.Y18])" office:value-type="float" office:value="0.0229090909090909" calcext:value-type="float">
            <text:p>0.022909090909091</text:p>
          </table:table-cell>
          <table:table-cell table:formula="of:=[$'Calculations Generation'.Z10] *([$'Corrected Capacities'.$AR18]/[$'Corrected Capacities'.Z18])" office:value-type="float" office:value="0.0261818181818182" calcext:value-type="float">
            <text:p>0.026181818181818</text:p>
          </table:table-cell>
          <table:table-cell table:formula="of:=[$'Calculations Generation'.AA10] *([$'Corrected Capacities'.$AR18]/[$'Corrected Capacities'.AA18])" office:value-type="float" office:value="0.0171818181818182" calcext:value-type="float">
            <text:p>0.017181818181818</text:p>
          </table:table-cell>
          <table:table-cell table:formula="of:=[$'Calculations Generation'.AB10] *([$'Corrected Capacities'.$AR18]/[$'Corrected Capacities'.AB18])" office:value-type="float" office:value="0.0220909090909091" calcext:value-type="float">
            <text:p>0.022090909090909</text:p>
          </table:table-cell>
          <table:table-cell table:formula="of:=[$'Calculations Generation'.AC10] *([$'Corrected Capacities'.$AR18]/[$'Corrected Capacities'.AC18])" office:value-type="float" office:value="0.0188181818181818" calcext:value-type="float">
            <text:p>0.018818181818182</text:p>
          </table:table-cell>
          <table:table-cell table:formula="of:=[$'Calculations Generation'.AD10] *([$'Corrected Capacities'.$AR18]/[$'Corrected Capacities'.AD18])" office:value-type="float" office:value="0.023" calcext:value-type="float">
            <text:p>0.023</text:p>
          </table:table-cell>
          <table:table-cell table:formula="of:=[$'Calculations Generation'.AE10] *([$'Corrected Capacities'.$AR18]/[$'Corrected Capacities'.AE18])" office:value-type="float" office:value="0.028" calcext:value-type="float">
            <text:p>0.028</text:p>
          </table:table-cell>
          <table:table-cell table:formula="of:=[$'Calculations Generation'.AF10] *([$'Corrected Capacities'.$AR18]/[$'Corrected Capacities'.AF18])" office:value-type="float" office:value="0.026" calcext:value-type="float">
            <text:p>0.026</text:p>
          </table:table-cell>
          <table:table-cell table:formula="of:=[$'Calculations Generation'.AG10] *([$'Corrected Capacities'.$AR18]/[$'Corrected Capacities'.AG18])" office:value-type="float" office:value="0.019" calcext:value-type="float">
            <text:p>0.019</text:p>
          </table:table-cell>
          <table:table-cell table:formula="of:=[$'Calculations Generation'.AH10] *([$'Corrected Capacities'.$AR18]/[$'Corrected Capacities'.AH18])" office:value-type="float" office:value="0.021" calcext:value-type="float">
            <text:p>0.021</text:p>
          </table:table-cell>
          <table:table-cell table:formula="of:=[$'Calculations Generation'.AI10] *([$'Corrected Capacities'.$AR18]/[$'Corrected Capacities'.AI18])" office:value-type="float" office:value="0.017" calcext:value-type="float">
            <text:p>0.017</text:p>
          </table:table-cell>
          <table:table-cell table:formula="of:=[$'Calculations Generation'.AJ10] *([$'Corrected Capacities'.$AR18]/[$'Corrected Capacities'.AJ18])" office:value-type="float" office:value="0.017" calcext:value-type="float">
            <text:p>0.017</text:p>
          </table:table-cell>
          <table:table-cell table:formula="of:=[$'Calculations Generation'.AK10] *([$'Corrected Capacities'.$AR18]/[$'Corrected Capacities'.AK18])" office:value-type="float" office:value="0.013" calcext:value-type="float">
            <text:p>0.013</text:p>
          </table:table-cell>
          <table:table-cell table:formula="of:=[$'Calculations Generation'.AL10] *([$'Corrected Capacities'.$AR18]/[$'Corrected Capacities'.AL18])" office:value-type="float" office:value="0.015" calcext:value-type="float">
            <text:p>0.015</text:p>
          </table:table-cell>
          <table:table-cell table:formula="of:=[$'Calculations Generation'.AM10] *([$'Corrected Capacities'.$AR18]/[$'Corrected Capacities'.AM18])" office:value-type="float" office:value="0.0231428571428571" calcext:value-type="float">
            <text:p>0.023142857142857</text:p>
          </table:table-cell>
          <table:table-cell table:formula="of:=[$'Calculations Generation'.AN10] *([$'Corrected Capacities'.$AR18]/[$'Corrected Capacities'.AN18])" office:value-type="float" office:value="0.019" calcext:value-type="float">
            <text:p>0.019</text:p>
          </table:table-cell>
          <table:table-cell table:formula="of:=[$'Calculations Generation'.AO10] *([$'Corrected Capacities'.$AR18]/[$'Corrected Capacities'.AO18])" office:value-type="float" office:value="0.018" calcext:value-type="float">
            <text:p>0.018</text:p>
          </table:table-cell>
          <table:table-cell table:formula="of:=[$'Calculations Generation'.AP10] *([$'Corrected Capacities'.$AR18]/[$'Corrected Capacities'.AP18])" office:value-type="float" office:value="0.015" calcext:value-type="float">
            <text:p>0.015</text:p>
          </table:table-cell>
          <table:table-cell table:formula="of:=[$'Calculations Generation'.AQ10] *([$'Corrected Capacities'.$AR18]/[$'Corrected Capacities'.AQ18])" office:value-type="float" office:value="0.01584" calcext:value-type="float">
            <text:p>0.01584</text:p>
          </table:table-cell>
          <table:table-cell table:formula="of:=[$'Calculations Generation'.AR10] *([$'Corrected Capacities'.$AR18]/[$'Corrected Capacities'.AR18])"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Billion Kwh</text:p>
          </table:table-cell>
          <table:table-cell table:formula="of:=[$'Calculations Generation'.D11] *([$'Corrected Capacities'.$AR19]/[$'Corrected Capacities'.D19])" office:value-type="float" office:value="0.008" calcext:value-type="float">
            <text:p>0.008</text:p>
          </table:table-cell>
          <table:table-cell table:formula="of:=[$'Calculations Generation'.E11] *([$'Corrected Capacities'.$AR19]/[$'Corrected Capacities'.E19])" office:value-type="float" office:value="0.008" calcext:value-type="float">
            <text:p>0.008</text:p>
          </table:table-cell>
          <table:table-cell table:formula="of:=[$'Calculations Generation'.F11] *([$'Corrected Capacities'.$AR19]/[$'Corrected Capacities'.F19])" office:value-type="float" office:value="0.008" calcext:value-type="float">
            <text:p>0.008</text:p>
          </table:table-cell>
          <table:table-cell table:formula="of:=[$'Calculations Generation'.G11] *([$'Corrected Capacities'.$AR19]/[$'Corrected Capacities'.G19])" office:value-type="float" office:value="0.008" calcext:value-type="float">
            <text:p>0.008</text:p>
          </table:table-cell>
          <table:table-cell table:formula="of:=[$'Calculations Generation'.H11] *([$'Corrected Capacities'.$AR19]/[$'Corrected Capacities'.H19])" office:value-type="float" office:value="0.008" calcext:value-type="float">
            <text:p>0.008</text:p>
          </table:table-cell>
          <table:table-cell table:formula="of:=[$'Calculations Generation'.I11] *([$'Corrected Capacities'.$AR19]/[$'Corrected Capacities'.I19])" office:value-type="float" office:value="0.008" calcext:value-type="float">
            <text:p>0.008</text:p>
          </table:table-cell>
          <table:table-cell table:formula="of:=[$'Calculations Generation'.J11] *([$'Corrected Capacities'.$AR19]/[$'Corrected Capacities'.J19])" office:value-type="float" office:value="0.008" calcext:value-type="float">
            <text:p>0.008</text:p>
          </table:table-cell>
          <table:table-cell table:formula="of:=[$'Calculations Generation'.K11] *([$'Corrected Capacities'.$AR19]/[$'Corrected Capacities'.K19])" office:value-type="float" office:value="0.008" calcext:value-type="float">
            <text:p>0.008</text:p>
          </table:table-cell>
          <table:table-cell table:formula="of:=[$'Calculations Generation'.L11] *([$'Corrected Capacities'.$AR19]/[$'Corrected Capacities'.L19])" office:value-type="float" office:value="0.008" calcext:value-type="float">
            <text:p>0.008</text:p>
          </table:table-cell>
          <table:table-cell table:formula="of:=[$'Calculations Generation'.M11] *([$'Corrected Capacities'.$AR19]/[$'Corrected Capacities'.M19])" office:value-type="float" office:value="0.008" calcext:value-type="float">
            <text:p>0.008</text:p>
          </table:table-cell>
          <table:table-cell table:formula="of:=[$'Calculations Generation'.N11] *([$'Corrected Capacities'.$AR19]/[$'Corrected Capacities'.N19])" office:value-type="float" office:value="0.008" calcext:value-type="float">
            <text:p>0.008</text:p>
          </table:table-cell>
          <table:table-cell table:formula="of:=[$'Calculations Generation'.O11] *([$'Corrected Capacities'.$AR19]/[$'Corrected Capacities'.O19])" office:value-type="float" office:value="0.008" calcext:value-type="float">
            <text:p>0.008</text:p>
          </table:table-cell>
          <table:table-cell table:formula="of:=[$'Calculations Generation'.P11] *([$'Corrected Capacities'.$AR19]/[$'Corrected Capacities'.P19])" office:value-type="float" office:value="0.008" calcext:value-type="float">
            <text:p>0.008</text:p>
          </table:table-cell>
          <table:table-cell table:formula="of:=[$'Calculations Generation'.Q11] *([$'Corrected Capacities'.$AR19]/[$'Corrected Capacities'.Q19])" office:value-type="float" office:value="0.008" calcext:value-type="float">
            <text:p>0.008</text:p>
          </table:table-cell>
          <table:table-cell table:formula="of:=[$'Calculations Generation'.R11] *([$'Corrected Capacities'.$AR19]/[$'Corrected Capacities'.R19])" office:value-type="float" office:value="0.024" calcext:value-type="float">
            <text:p>0.024</text:p>
          </table:table-cell>
          <table:table-cell table:formula="of:=[$'Calculations Generation'.S11] *([$'Corrected Capacities'.$AR19]/[$'Corrected Capacities'.S19])" office:value-type="float" office:value="0.016" calcext:value-type="float">
            <text:p>0.016</text:p>
          </table:table-cell>
          <table:table-cell table:formula="of:=[$'Calculations Generation'.T11] *([$'Corrected Capacities'.$AR19]/[$'Corrected Capacities'.T19])" office:value-type="float" office:value="0.016" calcext:value-type="float">
            <text:p>0.016</text:p>
          </table:table-cell>
          <table:table-cell table:formula="of:=[$'Calculations Generation'.U11] *([$'Corrected Capacities'.$AR19]/[$'Corrected Capacities'.U19])" office:value-type="float" office:value="0.024" calcext:value-type="float">
            <text:p>0.024</text:p>
          </table:table-cell>
          <table:table-cell table:formula="of:=[$'Calculations Generation'.V11] *([$'Corrected Capacities'.$AR19]/[$'Corrected Capacities'.V19])" office:value-type="float" office:value="0.032" calcext:value-type="float">
            <text:p>0.032</text:p>
          </table:table-cell>
          <table:table-cell table:formula="of:=[$'Calculations Generation'.W11] *([$'Corrected Capacities'.$AR19]/[$'Corrected Capacities'.W19])" office:value-type="float" office:value="0.0266666666666667" calcext:value-type="float">
            <text:p>0.026666666666667</text:p>
          </table:table-cell>
          <table:table-cell table:formula="of:=[$'Calculations Generation'.X11] *([$'Corrected Capacities'.$AR19]/[$'Corrected Capacities'.X19])" office:value-type="float" office:value="0.0333333333333333" calcext:value-type="float">
            <text:p>0.033333333333333</text:p>
          </table:table-cell>
          <table:table-cell table:formula="of:=[$'Calculations Generation'.Y11] *([$'Corrected Capacities'.$AR19]/[$'Corrected Capacities'.Y19])" office:value-type="float" office:value="0.0186666666666667" calcext:value-type="float">
            <text:p>0.018666666666667</text:p>
          </table:table-cell>
          <table:table-cell table:formula="of:=[$'Calculations Generation'.Z11] *([$'Corrected Capacities'.$AR19]/[$'Corrected Capacities'.Z19])" office:value-type="float" office:value="0.016" calcext:value-type="float">
            <text:p>0.016</text:p>
          </table:table-cell>
          <table:table-cell table:formula="of:=[$'Calculations Generation'.AA11] *([$'Corrected Capacities'.$AR19]/[$'Corrected Capacities'.AA19])" office:value-type="float" office:value="0.026" calcext:value-type="float">
            <text:p>0.026</text:p>
          </table:table-cell>
          <table:table-cell table:formula="of:=[$'Calculations Generation'.AB11] *([$'Corrected Capacities'.$AR19]/[$'Corrected Capacities'.AB19])" office:value-type="float" office:value="0.044" calcext:value-type="float">
            <text:p>0.044</text:p>
          </table:table-cell>
          <table:table-cell table:formula="of:=[$'Calculations Generation'.AC11] *([$'Corrected Capacities'.$AR19]/[$'Corrected Capacities'.AC19])" office:value-type="float" office:value="0.0352" calcext:value-type="float">
            <text:p>0.0352</text:p>
          </table:table-cell>
          <table:table-cell table:formula="of:=[$'Calculations Generation'.AD11] *([$'Corrected Capacities'.$AR19]/[$'Corrected Capacities'.AD19])" office:value-type="float" office:value="0.0224" calcext:value-type="float">
            <text:p>0.0224</text:p>
          </table:table-cell>
          <table:table-cell table:formula="of:=[$'Calculations Generation'.AE11] *([$'Corrected Capacities'.$AR19]/[$'Corrected Capacities'.AE19])" office:value-type="float" office:value="0.0336" calcext:value-type="float">
            <text:p>0.0336</text:p>
          </table:table-cell>
          <table:table-cell table:formula="of:=[$'Calculations Generation'.AF11] *([$'Corrected Capacities'.$AR19]/[$'Corrected Capacities'.AF19])" office:value-type="float" office:value="0.0448" calcext:value-type="float">
            <text:p>0.0448</text:p>
          </table:table-cell>
          <table:table-cell table:formula="of:=[$'Calculations Generation'.AG11] *([$'Corrected Capacities'.$AR19]/[$'Corrected Capacities'.AG19])" office:value-type="float" office:value="0.0365714285714286" calcext:value-type="float">
            <text:p>0.036571428571429</text:p>
          </table:table-cell>
          <table:table-cell table:formula="of:=[$'Calculations Generation'.AH11] *([$'Corrected Capacities'.$AR19]/[$'Corrected Capacities'.AH19])" office:value-type="float" office:value="0.036" calcext:value-type="float">
            <text:p>0.036</text:p>
          </table:table-cell>
          <table:table-cell table:formula="of:=[$'Calculations Generation'.AI11] *([$'Corrected Capacities'.$AR19]/[$'Corrected Capacities'.AI19])" office:value-type="float" office:value="0.048" calcext:value-type="float">
            <text:p>0.048</text:p>
          </table:table-cell>
          <table:table-cell table:formula="of:=[$'Calculations Generation'.AJ11] *([$'Corrected Capacities'.$AR19]/[$'Corrected Capacities'.AJ19])" office:value-type="float" office:value="0.042" calcext:value-type="float">
            <text:p>0.042</text:p>
          </table:table-cell>
          <table:table-cell table:formula="of:=[$'Calculations Generation'.AK11] *([$'Corrected Capacities'.$AR19]/[$'Corrected Capacities'.AK19])" office:value-type="float" office:value="0.026" calcext:value-type="float">
            <text:p>0.026</text:p>
          </table:table-cell>
          <table:table-cell table:formula="of:=[$'Calculations Generation'.AL11] *([$'Corrected Capacities'.$AR19]/[$'Corrected Capacities'.AL19])" office:value-type="float" office:value="0.0432" calcext:value-type="float">
            <text:p>0.0432</text:p>
          </table:table-cell>
          <table:table-cell table:formula="of:=[$'Calculations Generation'.AM11] *([$'Corrected Capacities'.$AR19]/[$'Corrected Capacities'.AM19])" office:value-type="float" office:value="0.036" calcext:value-type="float">
            <text:p>0.036</text:p>
          </table:table-cell>
          <table:table-cell table:formula="of:=[$'Calculations Generation'.AN11] *([$'Corrected Capacities'.$AR19]/[$'Corrected Capacities'.AN19])" office:value-type="float" office:value="0.0466666666666667" calcext:value-type="float">
            <text:p>0.046666666666667</text:p>
          </table:table-cell>
          <table:table-cell table:formula="of:=[$'Calculations Generation'.AO11] *([$'Corrected Capacities'.$AR19]/[$'Corrected Capacities'.AO19])" office:value-type="float" office:value="0.0297142857142857" calcext:value-type="float">
            <text:p>0.029714285714286</text:p>
          </table:table-cell>
          <table:table-cell table:formula="of:=[$'Calculations Generation'.AP11] *([$'Corrected Capacities'.$AR19]/[$'Corrected Capacities'.AP19])" office:value-type="float" office:value="0.0171428571428571" calcext:value-type="float">
            <text:p>0.017142857142857</text:p>
          </table:table-cell>
          <table:table-cell table:formula="of:=[$'Calculations Generation'.AQ11] *([$'Corrected Capacities'.$AR19]/[$'Corrected Capacities'.AQ19])" office:value-type="float" office:value="0.0214971428571429" calcext:value-type="float">
            <text:p>0.021497142857143</text:p>
          </table:table-cell>
          <table:table-cell table:formula="of:=[$'Calculations Generation'.AR11] *([$'Corrected Capacities'.$AR19]/[$'Corrected Capacities'.AR19])"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 office:value-type="string" calcext:value-type="string">
            <text:p>Billion Kwh</text:p>
          </table:table-cell>
          <table:table-cell table:formula="of:=[$'Calculations Generation'.D12] *([$'Corrected Capacities'.$AR20]/[$'Corrected Capacities'.D20])" office:value-type="float" office:value="0.106166666666667" calcext:value-type="float">
            <text:p>0.106166666666667</text:p>
          </table:table-cell>
          <table:table-cell table:formula="of:=[$'Calculations Generation'.E12] *([$'Corrected Capacities'.$AR20]/[$'Corrected Capacities'.E20])" office:value-type="float" office:value="0.106166666666667" calcext:value-type="float">
            <text:p>0.106166666666667</text:p>
          </table:table-cell>
          <table:table-cell table:formula="of:=[$'Calculations Generation'.F12] *([$'Corrected Capacities'.$AR20]/[$'Corrected Capacities'.F20])" office:value-type="float" office:value="0.106166666666667" calcext:value-type="float">
            <text:p>0.106166666666667</text:p>
          </table:table-cell>
          <table:table-cell table:formula="of:=[$'Calculations Generation'.G12] *([$'Corrected Capacities'.$AR20]/[$'Corrected Capacities'.G20])" office:value-type="float" office:value="0.106166666666667" calcext:value-type="float">
            <text:p>0.106166666666667</text:p>
          </table:table-cell>
          <table:table-cell table:formula="of:=[$'Calculations Generation'.H12] *([$'Corrected Capacities'.$AR20]/[$'Corrected Capacities'.H20])" office:value-type="float" office:value="0.106166666666667" calcext:value-type="float">
            <text:p>0.106166666666667</text:p>
          </table:table-cell>
          <table:table-cell table:formula="of:=[$'Calculations Generation'.I12] *([$'Corrected Capacities'.$AR20]/[$'Corrected Capacities'.I20])" office:value-type="float" office:value="0.106166666666667" calcext:value-type="float">
            <text:p>0.106166666666667</text:p>
          </table:table-cell>
          <table:table-cell table:formula="of:=[$'Calculations Generation'.J12] *([$'Corrected Capacities'.$AR20]/[$'Corrected Capacities'.J20])" office:value-type="float" office:value="0.106166666666667" calcext:value-type="float">
            <text:p>0.106166666666667</text:p>
          </table:table-cell>
          <table:table-cell table:formula="of:=[$'Calculations Generation'.K12] *([$'Corrected Capacities'.$AR20]/[$'Corrected Capacities'.K20])" office:value-type="float" office:value="0.0616451612903226" calcext:value-type="float">
            <text:p>0.061645161290323</text:p>
          </table:table-cell>
          <table:table-cell table:formula="of:=[$'Calculations Generation'.L12] *([$'Corrected Capacities'.$AR20]/[$'Corrected Capacities'.L20])" office:value-type="float" office:value="0.078" calcext:value-type="float">
            <text:p>0.078</text:p>
          </table:table-cell>
          <table:table-cell table:formula="of:=[$'Calculations Generation'.M12] *([$'Corrected Capacities'.$AR20]/[$'Corrected Capacities'.M20])" office:value-type="float" office:value="0.0893225806451613" calcext:value-type="float">
            <text:p>0.089322580645161</text:p>
          </table:table-cell>
          <table:table-cell table:formula="of:=[$'Calculations Generation'.N12] *([$'Corrected Capacities'.$AR20]/[$'Corrected Capacities'.N20])" office:value-type="float" office:value="0.0930967741935484" calcext:value-type="float">
            <text:p>0.093096774193548</text:p>
          </table:table-cell>
          <table:table-cell table:formula="of:=[$'Calculations Generation'.O12] *([$'Corrected Capacities'.$AR20]/[$'Corrected Capacities'.O20])" office:value-type="float" office:value="0.0930967741935484" calcext:value-type="float">
            <text:p>0.093096774193548</text:p>
          </table:table-cell>
          <table:table-cell table:formula="of:=[$'Calculations Generation'.P12] *([$'Corrected Capacities'.$AR20]/[$'Corrected Capacities'.P20])" office:value-type="float" office:value="0.10441935483871" calcext:value-type="float">
            <text:p>0.10441935483871</text:p>
          </table:table-cell>
          <table:table-cell table:formula="of:=[$'Calculations Generation'.Q12] *([$'Corrected Capacities'.$AR20]/[$'Corrected Capacities'.Q20])" office:value-type="float" office:value="0.0918387096774194" calcext:value-type="float">
            <text:p>0.091838709677419</text:p>
          </table:table-cell>
          <table:table-cell table:formula="of:=[$'Calculations Generation'.R12] *([$'Corrected Capacities'.$AR20]/[$'Corrected Capacities'.R20])" office:value-type="float" office:value="0.0943548387096774" calcext:value-type="float">
            <text:p>0.094354838709677</text:p>
          </table:table-cell>
          <table:table-cell table:formula="of:=[$'Calculations Generation'.S12] *([$'Corrected Capacities'.$AR20]/[$'Corrected Capacities'.S20])" office:value-type="float" office:value="0.0943548387096774" calcext:value-type="float">
            <text:p>0.094354838709677</text:p>
          </table:table-cell>
          <table:table-cell table:formula="of:=[$'Calculations Generation'.T12] *([$'Corrected Capacities'.$AR20]/[$'Corrected Capacities'.T20])" office:value-type="float" office:value="0.087516" calcext:value-type="float">
            <text:p>0.087516</text:p>
          </table:table-cell>
          <table:table-cell table:formula="of:=[$'Calculations Generation'.U12] *([$'Corrected Capacities'.$AR20]/[$'Corrected Capacities'.U20])" office:value-type="float" office:value="0.0944378709677419" calcext:value-type="float">
            <text:p>0.094437870967742</text:p>
          </table:table-cell>
          <table:table-cell table:formula="of:=[$'Calculations Generation'.V12] *([$'Corrected Capacities'.$AR20]/[$'Corrected Capacities'.V20])" office:value-type="float" office:value="0.0962431935483871" calcext:value-type="float">
            <text:p>0.096243193548387</text:p>
          </table:table-cell>
          <table:table-cell table:formula="of:=[$'Calculations Generation'.W12] *([$'Corrected Capacities'.$AR20]/[$'Corrected Capacities'.W20])" office:value-type="float" office:value="0.0862632802547771" calcext:value-type="float">
            <text:p>0.086263280254777</text:p>
          </table:table-cell>
          <table:table-cell table:formula="of:=[$'Calculations Generation'.X12] *([$'Corrected Capacities'.$AR20]/[$'Corrected Capacities'.X20])" office:value-type="float" office:value="0.0917255625" calcext:value-type="float">
            <text:p>0.0917255625</text:p>
          </table:table-cell>
          <table:table-cell table:formula="of:=[$'Calculations Generation'.Y12] *([$'Corrected Capacities'.$AR20]/[$'Corrected Capacities'.Y20])" office:value-type="float" office:value="0.09164390625" calcext:value-type="float">
            <text:p>0.09164390625</text:p>
          </table:table-cell>
          <table:table-cell table:formula="of:=[$'Calculations Generation'.Z12] *([$'Corrected Capacities'.$AR20]/[$'Corrected Capacities'.Z20])" office:value-type="float" office:value="0.11643328125" calcext:value-type="float">
            <text:p>0.11643328125</text:p>
          </table:table-cell>
          <table:table-cell table:formula="of:=[$'Calculations Generation'.AA12] *([$'Corrected Capacities'.$AR20]/[$'Corrected Capacities'.AA20])" office:value-type="float" office:value="0.1033865625" calcext:value-type="float">
            <text:p>0.1033865625</text:p>
          </table:table-cell>
          <table:table-cell table:formula="of:=[$'Calculations Generation'.AB12] *([$'Corrected Capacities'.$AR20]/[$'Corrected Capacities'.AB20])" office:value-type="float" office:value="0.116059777070064" calcext:value-type="float">
            <text:p>0.116059777070064</text:p>
          </table:table-cell>
          <table:table-cell table:formula="of:=[$'Calculations Generation'.AC12] *([$'Corrected Capacities'.$AR20]/[$'Corrected Capacities'.AC20])" office:value-type="float" office:value="0.123272709677419" calcext:value-type="float">
            <text:p>0.123272709677419</text:p>
          </table:table-cell>
          <table:table-cell table:formula="of:=[$'Calculations Generation'.AD12] *([$'Corrected Capacities'.$AR20]/[$'Corrected Capacities'.AD20])" office:value-type="float" office:value="0.125723419354839" calcext:value-type="float">
            <text:p>0.125723419354839</text:p>
          </table:table-cell>
          <table:table-cell table:formula="of:=[$'Calculations Generation'.AE12] *([$'Corrected Capacities'.$AR20]/[$'Corrected Capacities'.AE20])" office:value-type="float" office:value="0.130092677419355" calcext:value-type="float">
            <text:p>0.130092677419355</text:p>
          </table:table-cell>
          <table:table-cell table:formula="of:=[$'Calculations Generation'.AF12] *([$'Corrected Capacities'.$AR20]/[$'Corrected Capacities'.AF20])" office:value-type="float" office:value="0.119416741935484" calcext:value-type="float">
            <text:p>0.119416741935484</text:p>
          </table:table-cell>
          <table:table-cell table:formula="of:=[$'Calculations Generation'.AG12] *([$'Corrected Capacities'.$AR20]/[$'Corrected Capacities'.AG20])" office:value-type="float" office:value="0.115090258064516" calcext:value-type="float">
            <text:p>0.115090258064516</text:p>
          </table:table-cell>
          <table:table-cell table:formula="of:=[$'Calculations Generation'.AH12] *([$'Corrected Capacities'.$AR20]/[$'Corrected Capacities'.AH20])" office:value-type="float" office:value="0.0839883870967742" calcext:value-type="float">
            <text:p>0.083988387096774</text:p>
          </table:table-cell>
          <table:table-cell table:formula="of:=[$'Calculations Generation'.AI12] *([$'Corrected Capacities'.$AR20]/[$'Corrected Capacities'.AI20])" office:value-type="float" office:value="0.115741935483871" calcext:value-type="float">
            <text:p>0.115741935483871</text:p>
          </table:table-cell>
          <table:table-cell table:formula="of:=[$'Calculations Generation'.AJ12] *([$'Corrected Capacities'.$AR20]/[$'Corrected Capacities'.AJ20])" office:value-type="float" office:value="0.099" calcext:value-type="float">
            <text:p>0.099</text:p>
          </table:table-cell>
          <table:table-cell table:formula="of:=[$'Calculations Generation'.AK12] *([$'Corrected Capacities'.$AR20]/[$'Corrected Capacities'.AK20])" office:value-type="float" office:value="0.091" calcext:value-type="float">
            <text:p>0.091</text:p>
          </table:table-cell>
          <table:table-cell table:formula="of:=[$'Calculations Generation'.AL12] *([$'Corrected Capacities'.$AR20]/[$'Corrected Capacities'.AL20])" office:value-type="float" office:value="0.117975" calcext:value-type="float">
            <text:p>0.117975</text:p>
          </table:table-cell>
          <table:table-cell table:formula="of:=[$'Calculations Generation'.AM12] *([$'Corrected Capacities'.$AR20]/[$'Corrected Capacities'.AM20])" office:value-type="float" office:value="0.1287" calcext:value-type="float">
            <text:p>0.1287</text:p>
          </table:table-cell>
          <table:table-cell table:formula="of:=[$'Calculations Generation'.AN12] *([$'Corrected Capacities'.$AR20]/[$'Corrected Capacities'.AN20])" office:value-type="float" office:value="0.102375" calcext:value-type="float">
            <text:p>0.102375</text:p>
          </table:table-cell>
          <table:table-cell table:formula="of:=[$'Calculations Generation'.AO12] *([$'Corrected Capacities'.$AR20]/[$'Corrected Capacities'.AO20])" office:value-type="float" office:value="0.10725" calcext:value-type="float">
            <text:p>0.10725</text:p>
          </table:table-cell>
          <table:table-cell table:formula="of:=[$'Calculations Generation'.AP12] *([$'Corrected Capacities'.$AR20]/[$'Corrected Capacities'.AP20])" office:value-type="float" office:value="0.104325" calcext:value-type="float">
            <text:p>0.104325</text:p>
          </table:table-cell>
          <table:table-cell table:formula="of:=[$'Calculations Generation'.AQ12] *([$'Corrected Capacities'.$AR20]/[$'Corrected Capacities'.AQ20])" office:value-type="float" office:value="0.09945" calcext:value-type="float">
            <text:p>0.09945</text:p>
          </table:table-cell>
          <table:table-cell table:formula="of:=[$'Calculations Generation'.AR12] *([$'Corrected Capacities'.$AR20]/[$'Corrected Capacities'.AR20])"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Billion Kwh</text:p>
          </table:table-cell>
          <table:table-cell table:formula="of:=[$'Calculations Generation'.D13] *([$'Corrected Capacities'.$AR21]/[$'Corrected Capacities'.D21])" office:value-type="float" office:value="13.6385309917355" calcext:value-type="float">
            <text:p>13.6385309917355</text:p>
          </table:table-cell>
          <table:table-cell table:formula="of:=[$'Calculations Generation'.E13] *([$'Corrected Capacities'.$AR21]/[$'Corrected Capacities'.E21])" office:value-type="float" office:value="17.8797057154439" calcext:value-type="float">
            <text:p>17.8797057154439</text:p>
          </table:table-cell>
          <table:table-cell table:formula="of:=[$'Calculations Generation'.F13] *([$'Corrected Capacities'.$AR21]/[$'Corrected Capacities'.F21])" office:value-type="float" office:value="17.090523039612" calcext:value-type="float">
            <text:p>17.090523039612</text:p>
          </table:table-cell>
          <table:table-cell table:formula="of:=[$'Calculations Generation'.G13] *([$'Corrected Capacities'.$AR21]/[$'Corrected Capacities'.G21])" office:value-type="float" office:value="17.5273811426288" calcext:value-type="float">
            <text:p>17.5273811426288</text:p>
          </table:table-cell>
          <table:table-cell table:formula="of:=[$'Calculations Generation'.H13] *([$'Corrected Capacities'.$AR21]/[$'Corrected Capacities'.H21])" office:value-type="float" office:value="17.1382639167" calcext:value-type="float">
            <text:p>17.1382639167</text:p>
          </table:table-cell>
          <table:table-cell table:formula="of:=[$'Calculations Generation'.I13] *([$'Corrected Capacities'.$AR21]/[$'Corrected Capacities'.I21])" office:value-type="float" office:value="15.9059852295409" calcext:value-type="float">
            <text:p>15.9059852295409</text:p>
          </table:table-cell>
          <table:table-cell table:formula="of:=[$'Calculations Generation'.J13] *([$'Corrected Capacities'.$AR21]/[$'Corrected Capacities'.J21])" office:value-type="float" office:value="15.6649542074364" calcext:value-type="float">
            <text:p>15.6649542074364</text:p>
          </table:table-cell>
          <table:table-cell table:formula="of:=[$'Calculations Generation'.K13] *([$'Corrected Capacities'.$AR21]/[$'Corrected Capacities'.K21])" office:value-type="float" office:value="17.2335862335654" calcext:value-type="float">
            <text:p>17.2335862335654</text:p>
          </table:table-cell>
          <table:table-cell table:formula="of:=[$'Calculations Generation'.L13] *([$'Corrected Capacities'.$AR21]/[$'Corrected Capacities'.L21])" office:value-type="float" office:value="16.6215737389295" calcext:value-type="float">
            <text:p>16.6215737389295</text:p>
          </table:table-cell>
          <table:table-cell table:formula="of:=[$'Calculations Generation'.M13] *([$'Corrected Capacities'.$AR21]/[$'Corrected Capacities'.M21])" office:value-type="float" office:value="16.2771461716937" calcext:value-type="float">
            <text:p>16.2771461716937</text:p>
          </table:table-cell>
          <table:table-cell table:formula="of:=[$'Calculations Generation'.N13] *([$'Corrected Capacities'.$AR21]/[$'Corrected Capacities'.N21])" office:value-type="float" office:value="13.3831552842427" calcext:value-type="float">
            <text:p>13.3831552842427</text:p>
          </table:table-cell>
          <table:table-cell table:formula="of:=[$'Calculations Generation'.O13] *([$'Corrected Capacities'.$AR21]/[$'Corrected Capacities'.O21])" office:value-type="float" office:value="16.0993561178248" calcext:value-type="float">
            <text:p>16.0993561178248</text:p>
          </table:table-cell>
          <table:table-cell table:formula="of:=[$'Calculations Generation'.P13] *([$'Corrected Capacities'.$AR21]/[$'Corrected Capacities'.P21])" office:value-type="float" office:value="18.2162851810377" calcext:value-type="float">
            <text:p>18.2162851810377</text:p>
          </table:table-cell>
          <table:table-cell table:formula="of:=[$'Calculations Generation'.Q13] *([$'Corrected Capacities'.$AR21]/[$'Corrected Capacities'.Q21])" office:value-type="float" office:value="15.9398326620286" calcext:value-type="float">
            <text:p>15.9398326620286</text:p>
          </table:table-cell>
          <table:table-cell table:formula="of:=[$'Calculations Generation'.R13] *([$'Corrected Capacities'.$AR21]/[$'Corrected Capacities'.R21])" office:value-type="float" office:value="13.9166472953216" calcext:value-type="float">
            <text:p>13.9166472953216</text:p>
          </table:table-cell>
          <table:table-cell table:formula="of:=[$'Calculations Generation'.S13] *([$'Corrected Capacities'.$AR21]/[$'Corrected Capacities'.S21])" office:value-type="float" office:value="15.035415196255" calcext:value-type="float">
            <text:p>15.035415196255</text:p>
          </table:table-cell>
          <table:table-cell table:formula="of:=[$'Calculations Generation'.T13] *([$'Corrected Capacities'.$AR21]/[$'Corrected Capacities'.T21])" office:value-type="float" office:value="13.757323518851" calcext:value-type="float">
            <text:p>13.757323518851</text:p>
          </table:table-cell>
          <table:table-cell table:formula="of:=[$'Calculations Generation'.U13] *([$'Corrected Capacities'.$AR21]/[$'Corrected Capacities'.U21])" office:value-type="float" office:value="13.8225059559595" calcext:value-type="float">
            <text:p>13.8225059559595</text:p>
          </table:table-cell>
          <table:table-cell table:formula="of:=[$'Calculations Generation'.V13] *([$'Corrected Capacities'.$AR21]/[$'Corrected Capacities'.V21])" office:value-type="float" office:value="16.875633460604" calcext:value-type="float">
            <text:p>16.875633460604</text:p>
          </table:table-cell>
          <table:table-cell table:formula="of:=[$'Calculations Generation'.W13] *([$'Corrected Capacities'.$AR21]/[$'Corrected Capacities'.W21])" office:value-type="float" office:value="14.3295647344672" calcext:value-type="float">
            <text:p>14.3295647344672</text:p>
          </table:table-cell>
          <table:table-cell table:formula="of:=[$'Calculations Generation'.X13] *([$'Corrected Capacities'.$AR21]/[$'Corrected Capacities'.X21])" office:value-type="float" office:value="16.4316165857044" calcext:value-type="float">
            <text:p>16.4316165857044</text:p>
          </table:table-cell>
          <table:table-cell table:formula="of:=[$'Calculations Generation'.Y13] *([$'Corrected Capacities'.$AR21]/[$'Corrected Capacities'.Y21])" office:value-type="float" office:value="14.5786736158578" calcext:value-type="float">
            <text:p>14.5786736158578</text:p>
          </table:table-cell>
          <table:table-cell table:formula="of:=[$'Calculations Generation'.Z13] *([$'Corrected Capacities'.$AR21]/[$'Corrected Capacities'.Z21])" office:value-type="float" office:value="11.7441578947368" calcext:value-type="float">
            <text:p>11.7441578947368</text:p>
          </table:table-cell>
          <table:table-cell table:formula="of:=[$'Calculations Generation'.AA13] *([$'Corrected Capacities'.$AR21]/[$'Corrected Capacities'.AA21])" office:value-type="float" office:value="10.4457805124747" calcext:value-type="float">
            <text:p>10.4457805124747</text:p>
          </table:table-cell>
          <table:table-cell table:formula="of:=[$'Calculations Generation'.AB13] *([$'Corrected Capacities'.$AR21]/[$'Corrected Capacities'.AB21])" office:value-type="float" office:value="16.2323097699233" calcext:value-type="float">
            <text:p>16.2323097699233</text:p>
          </table:table-cell>
          <table:table-cell table:formula="of:=[$'Calculations Generation'.AC13] *([$'Corrected Capacities'.$AR21]/[$'Corrected Capacities'.AC21])" office:value-type="float" office:value="14.6711360790774" calcext:value-type="float">
            <text:p>14.6711360790774</text:p>
          </table:table-cell>
          <table:table-cell table:formula="of:=[$'Calculations Generation'.AD13] *([$'Corrected Capacities'.$AR21]/[$'Corrected Capacities'.AD21])" office:value-type="float" office:value="12.1259559111692" calcext:value-type="float">
            <text:p>12.1259559111692</text:p>
          </table:table-cell>
          <table:table-cell table:formula="of:=[$'Calculations Generation'.AE13] *([$'Corrected Capacities'.$AR21]/[$'Corrected Capacities'.AE21])" office:value-type="float" office:value="14.763444551902" calcext:value-type="float">
            <text:p>14.763444551902</text:p>
          </table:table-cell>
          <table:table-cell table:formula="of:=[$'Calculations Generation'.AF13] *([$'Corrected Capacities'.$AR21]/[$'Corrected Capacities'.AF21])" office:value-type="float" office:value="17.7061124279308" calcext:value-type="float">
            <text:p>17.7061124279308</text:p>
          </table:table-cell>
          <table:table-cell table:formula="of:=[$'Calculations Generation'.AG13] *([$'Corrected Capacities'.$AR21]/[$'Corrected Capacities'.AG21])" office:value-type="float" office:value="13.0302120826709" calcext:value-type="float">
            <text:p>13.0302120826709</text:p>
          </table:table-cell>
          <table:table-cell table:formula="of:=[$'Calculations Generation'.AH13] *([$'Corrected Capacities'.$AR21]/[$'Corrected Capacities'.AH21])" office:value-type="float" office:value="13.179210459588" calcext:value-type="float">
            <text:p>13.179210459588</text:p>
          </table:table-cell>
          <table:table-cell table:formula="of:=[$'Calculations Generation'.AI13] *([$'Corrected Capacities'.$AR21]/[$'Corrected Capacities'.AI21])" office:value-type="float" office:value="12.5353923654568" calcext:value-type="float">
            <text:p>12.5353923654568</text:p>
          </table:table-cell>
          <table:table-cell table:formula="of:=[$'Calculations Generation'.AJ13] *([$'Corrected Capacities'.$AR21]/[$'Corrected Capacities'.AJ21])" office:value-type="float" office:value="17.0164020650814" calcext:value-type="float">
            <text:p>17.0164020650814</text:p>
          </table:table-cell>
          <table:table-cell table:formula="of:=[$'Calculations Generation'.AK13] *([$'Corrected Capacities'.$AR21]/[$'Corrected Capacities'.AK21])" office:value-type="float" office:value="12.8252903225806" calcext:value-type="float">
            <text:p>12.8252903225806</text:p>
          </table:table-cell>
          <table:table-cell table:formula="of:=[$'Calculations Generation'.AL13] *([$'Corrected Capacities'.$AR21]/[$'Corrected Capacities'.AL21])" office:value-type="float" office:value="13.301145320197" calcext:value-type="float">
            <text:p>13.301145320197</text:p>
          </table:table-cell>
          <table:table-cell table:formula="of:=[$'Calculations Generation'.AM13] *([$'Corrected Capacities'.$AR21]/[$'Corrected Capacities'.AM21])" office:value-type="float" office:value="16.655460757156" calcext:value-type="float">
            <text:p>16.655460757156</text:p>
          </table:table-cell>
          <table:table-cell table:formula="of:=[$'Calculations Generation'.AN13] *([$'Corrected Capacities'.$AR21]/[$'Corrected Capacities'.AN21])" office:value-type="float" office:value="15.7013671899046" calcext:value-type="float">
            <text:p>15.7013671899046</text:p>
          </table:table-cell>
          <table:table-cell table:formula="of:=[$'Calculations Generation'.AO13] *([$'Corrected Capacities'.$AR21]/[$'Corrected Capacities'.AO21])" office:value-type="float" office:value="14.5698135696822" calcext:value-type="float">
            <text:p>14.5698135696822</text:p>
          </table:table-cell>
          <table:table-cell table:formula="of:=[$'Calculations Generation'.AP13] *([$'Corrected Capacities'.$AR21]/[$'Corrected Capacities'.AP21])" office:value-type="float" office:value="13.0410803163979" calcext:value-type="float">
            <text:p>13.0410803163979</text:p>
          </table:table-cell>
          <table:table-cell table:formula="of:=[$'Calculations Generation'.AQ13] *([$'Corrected Capacities'.$AR21]/[$'Corrected Capacities'.AQ21])" office:value-type="float" office:value="12.224694989352" calcext:value-type="float">
            <text:p>12.224694989352</text:p>
          </table:table-cell>
          <table:table-cell table:formula="of:=[$'Calculations Generation'.AR13] *([$'Corrected Capacities'.$AR21]/[$'Corrected Capacities'.AR21])"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Billion Kwh</text:p>
          </table:table-cell>
          <table:table-cell table:formula="of:=[$'Calculations Generation'.D14] *([$'Corrected Capacities'.$AR22]/[$'Corrected Capacities'.D22])" office:value-type="float" office:value="77.023966668579" calcext:value-type="float">
            <text:p>77.023966668579</text:p>
          </table:table-cell>
          <table:table-cell table:formula="of:=[$'Calculations Generation'.E14] *([$'Corrected Capacities'.$AR22]/[$'Corrected Capacities'.E22])" office:value-type="float" office:value="78.503245490641" calcext:value-type="float">
            <text:p>78.503245490641</text:p>
          </table:table-cell>
          <table:table-cell table:formula="of:=[$'Calculations Generation'.F14] *([$'Corrected Capacities'.$AR22]/[$'Corrected Capacities'.F22])" office:value-type="float" office:value="73.9535594892311" calcext:value-type="float">
            <text:p>73.9535594892311</text:p>
          </table:table-cell>
          <table:table-cell table:formula="of:=[$'Calculations Generation'.G14] *([$'Corrected Capacities'.$AR22]/[$'Corrected Capacities'.G22])" office:value-type="float" office:value="72.1786720108696" calcext:value-type="float">
            <text:p>72.1786720108696</text:p>
          </table:table-cell>
          <table:table-cell table:formula="of:=[$'Calculations Generation'.H14] *([$'Corrected Capacities'.$AR22]/[$'Corrected Capacities'.H22])" office:value-type="float" office:value="67.4744499222978" calcext:value-type="float">
            <text:p>67.4744499222978</text:p>
          </table:table-cell>
          <table:table-cell table:formula="of:=[$'Calculations Generation'.I14] *([$'Corrected Capacities'.$AR22]/[$'Corrected Capacities'.I22])" office:value-type="float" office:value="62.2642853840496" calcext:value-type="float">
            <text:p>62.2642853840496</text:p>
          </table:table-cell>
          <table:table-cell table:formula="of:=[$'Calculations Generation'.J14] *([$'Corrected Capacities'.$AR22]/[$'Corrected Capacities'.J22])" office:value-type="float" office:value="60.5987295562519" calcext:value-type="float">
            <text:p>60.5987295562519</text:p>
          </table:table-cell>
          <table:table-cell table:formula="of:=[$'Calculations Generation'.K14] *([$'Corrected Capacities'.$AR22]/[$'Corrected Capacities'.K22])" office:value-type="float" office:value="67.5245376919614" calcext:value-type="float">
            <text:p>67.5245376919614</text:p>
          </table:table-cell>
          <table:table-cell table:formula="of:=[$'Calculations Generation'.L14] *([$'Corrected Capacities'.$AR22]/[$'Corrected Capacities'.L22])" office:value-type="float" office:value="72.1081487062556" calcext:value-type="float">
            <text:p>72.1081487062556</text:p>
          </table:table-cell>
          <table:table-cell table:formula="of:=[$'Calculations Generation'.M14] *([$'Corrected Capacities'.$AR22]/[$'Corrected Capacities'.M22])" office:value-type="float" office:value="44.2437911299046" calcext:value-type="float">
            <text:p>44.2437911299046</text:p>
          </table:table-cell>
          <table:table-cell table:formula="of:=[$'Calculations Generation'.N14] *([$'Corrected Capacities'.$AR22]/[$'Corrected Capacities'.N22])" office:value-type="float" office:value="58.6188472088954" calcext:value-type="float">
            <text:p>58.6188472088954</text:p>
          </table:table-cell>
          <table:table-cell table:formula="of:=[$'Calculations Generation'.O14] *([$'Corrected Capacities'.$AR22]/[$'Corrected Capacities'.O22])" office:value-type="float" office:value="62.703192693288" calcext:value-type="float">
            <text:p>62.703192693288</text:p>
          </table:table-cell>
          <table:table-cell table:formula="of:=[$'Calculations Generation'.P14] *([$'Corrected Capacities'.$AR22]/[$'Corrected Capacities'.P22])" office:value-type="float" office:value="75.6337605110598" calcext:value-type="float">
            <text:p>75.6337605110598</text:p>
          </table:table-cell>
          <table:table-cell table:formula="of:=[$'Calculations Generation'.Q14] *([$'Corrected Capacities'.$AR22]/[$'Corrected Capacities'.Q22])" office:value-type="float" office:value="70.9113247743455" calcext:value-type="float">
            <text:p>70.9113247743455</text:p>
          </table:table-cell>
          <table:table-cell table:formula="of:=[$'Calculations Generation'.R14] *([$'Corrected Capacities'.$AR22]/[$'Corrected Capacities'.R22])" office:value-type="float" office:value="85.770262931516" calcext:value-type="float">
            <text:p>85.770262931516</text:p>
          </table:table-cell>
          <table:table-cell table:formula="of:=[$'Calculations Generation'.S14] *([$'Corrected Capacities'.$AR22]/[$'Corrected Capacities'.S22])" office:value-type="float" office:value="79.3478330539725" calcext:value-type="float">
            <text:p>79.3478330539725</text:p>
          </table:table-cell>
          <table:table-cell table:formula="of:=[$'Calculations Generation'.T14] *([$'Corrected Capacities'.$AR22]/[$'Corrected Capacities'.T22])" office:value-type="float" office:value="70.4112516666667" calcext:value-type="float">
            <text:p>70.4112516666667</text:p>
          </table:table-cell>
          <table:table-cell table:formula="of:=[$'Calculations Generation'.U14] *([$'Corrected Capacities'.$AR22]/[$'Corrected Capacities'.U22])" office:value-type="float" office:value="68.9445732600733" calcext:value-type="float">
            <text:p>68.9445732600733</text:p>
          </table:table-cell>
          <table:table-cell table:formula="of:=[$'Calculations Generation'.V14] *([$'Corrected Capacities'.$AR22]/[$'Corrected Capacities'.V22])" office:value-type="float" office:value="67.0968380492676" calcext:value-type="float">
            <text:p>67.0968380492676</text:p>
          </table:table-cell>
          <table:table-cell table:formula="of:=[$'Calculations Generation'.W14] *([$'Corrected Capacities'.$AR22]/[$'Corrected Capacities'.W22])" office:value-type="float" office:value="78.7322266674096" calcext:value-type="float">
            <text:p>78.7322266674096</text:p>
          </table:table-cell>
          <table:table-cell table:formula="of:=[$'Calculations Generation'.X14] *([$'Corrected Capacities'.$AR22]/[$'Corrected Capacities'.X22])" office:value-type="float" office:value="74.0934311458687" calcext:value-type="float">
            <text:p>74.0934311458687</text:p>
          </table:table-cell>
          <table:table-cell table:formula="of:=[$'Calculations Generation'.Y14] *([$'Corrected Capacities'.$AR22]/[$'Corrected Capacities'.Y22])" office:value-type="float" office:value="82.2366667421071" calcext:value-type="float">
            <text:p>82.2366667421071</text:p>
          </table:table-cell>
          <table:table-cell table:formula="of:=[$'Calculations Generation'.Z14] *([$'Corrected Capacities'.$AR22]/[$'Corrected Capacities'.Z22])" office:value-type="float" office:value="66.3911466666667" calcext:value-type="float">
            <text:p>66.3911466666667</text:p>
          </table:table-cell>
          <table:table-cell table:formula="of:=[$'Calculations Generation'.AA14] *([$'Corrected Capacities'.$AR22]/[$'Corrected Capacities'.AA22])" office:value-type="float" office:value="64.2645984827355" calcext:value-type="float">
            <text:p>64.2645984827355</text:p>
          </table:table-cell>
          <table:table-cell table:formula="of:=[$'Calculations Generation'.AB14] *([$'Corrected Capacities'.$AR22]/[$'Corrected Capacities'.AB22])" office:value-type="float" office:value="65.4625081967213" calcext:value-type="float">
            <text:p>65.4625081967213</text:p>
          </table:table-cell>
          <table:table-cell table:formula="of:=[$'Calculations Generation'.AC14] *([$'Corrected Capacities'.$AR22]/[$'Corrected Capacities'.AC22])" office:value-type="float" office:value="56.2967494946092" calcext:value-type="float">
            <text:p>56.2967494946092</text:p>
          </table:table-cell>
          <table:table-cell table:formula="of:=[$'Calculations Generation'.AD14] *([$'Corrected Capacities'.$AR22]/[$'Corrected Capacities'.AD22])" office:value-type="float" office:value="61.5309321548822" calcext:value-type="float">
            <text:p>61.5309321548822</text:p>
          </table:table-cell>
          <table:table-cell table:formula="of:=[$'Calculations Generation'.AE14] *([$'Corrected Capacities'.$AR22]/[$'Corrected Capacities'.AE22])" office:value-type="float" office:value="62.9103554845222" calcext:value-type="float">
            <text:p>62.9103554845222</text:p>
          </table:table-cell>
          <table:table-cell table:formula="of:=[$'Calculations Generation'.AF14] *([$'Corrected Capacities'.$AR22]/[$'Corrected Capacities'.AF22])" office:value-type="float" office:value="69.1668009708738" calcext:value-type="float">
            <text:p>69.1668009708738</text:p>
          </table:table-cell>
          <table:table-cell table:formula="of:=[$'Calculations Generation'.AG14] *([$'Corrected Capacities'.$AR22]/[$'Corrected Capacities'.AG22])" office:value-type="float" office:value="61.635581542562" calcext:value-type="float">
            <text:p>61.635581542562</text:p>
          </table:table-cell>
          <table:table-cell table:formula="of:=[$'Calculations Generation'.AH14] *([$'Corrected Capacities'.$AR22]/[$'Corrected Capacities'.AH22])" office:value-type="float" office:value="67.1139069729015" calcext:value-type="float">
            <text:p>67.1139069729015</text:p>
          </table:table-cell>
          <table:table-cell table:formula="of:=[$'Calculations Generation'.AI14] *([$'Corrected Capacities'.$AR22]/[$'Corrected Capacities'.AI22])" office:value-type="float" office:value="48.3761206117673" calcext:value-type="float">
            <text:p>48.3761206117673</text:p>
          </table:table-cell>
          <table:table-cell table:formula="of:=[$'Calculations Generation'.AJ14] *([$'Corrected Capacities'.$AR22]/[$'Corrected Capacities'.AJ22])" office:value-type="float" office:value="63.2225597672395" calcext:value-type="float">
            <text:p>63.2225597672395</text:p>
          </table:table-cell>
          <table:table-cell table:formula="of:=[$'Calculations Generation'.AK14] *([$'Corrected Capacities'.$AR22]/[$'Corrected Capacities'.AK22])" office:value-type="float" office:value="76.0360836824637" calcext:value-type="float">
            <text:p>76.0360836824637</text:p>
          </table:table-cell>
          <table:table-cell table:formula="of:=[$'Calculations Generation'.AL14] *([$'Corrected Capacities'.$AR22]/[$'Corrected Capacities'.AL22])" office:value-type="float" office:value="67.3736028164419" calcext:value-type="float">
            <text:p>67.3736028164419</text:p>
          </table:table-cell>
          <table:table-cell table:formula="of:=[$'Calculations Generation'.AM14] *([$'Corrected Capacities'.$AR22]/[$'Corrected Capacities'.AM22])" office:value-type="float" office:value="58.6188322563128" calcext:value-type="float">
            <text:p>58.6188322563128</text:p>
          </table:table-cell>
          <table:table-cell table:formula="of:=[$'Calculations Generation'.AN14] *([$'Corrected Capacities'.$AR22]/[$'Corrected Capacities'.AN22])" office:value-type="float" office:value="63.9461794871795" calcext:value-type="float">
            <text:p>63.9461794871795</text:p>
          </table:table-cell>
          <table:table-cell table:formula="of:=[$'Calculations Generation'.AO14] *([$'Corrected Capacities'.$AR22]/[$'Corrected Capacities'.AO22])" office:value-type="float" office:value="52.3426010990787" calcext:value-type="float">
            <text:p>52.3426010990787</text:p>
          </table:table-cell>
          <table:table-cell table:formula="of:=[$'Calculations Generation'.AP14] *([$'Corrected Capacities'.$AR22]/[$'Corrected Capacities'.AP22])" office:value-type="float" office:value="67.2686235880575" calcext:value-type="float">
            <text:p>67.2686235880575</text:p>
          </table:table-cell>
          <table:table-cell table:formula="of:=[$'Calculations Generation'.AQ14] *([$'Corrected Capacities'.$AR22]/[$'Corrected Capacities'.AQ22])" office:value-type="float" office:value="59.369766092161" calcext:value-type="float">
            <text:p>59.369766092161</text:p>
          </table:table-cell>
          <table:table-cell table:formula="of:=[$'Calculations Generation'.AR14] *([$'Corrected Capacities'.$AR22]/[$'Corrected Capacities'.AR22])" office:value-type="float" office:value="64.84" calcext:value-type="float">
            <text:p>64.84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Billion Kwh</text:p>
          </table:table-cell>
          <table:table-cell table:formula="of:=[$'Calculations Generation'.D15] *([$'Corrected Capacities'.$AR23]/[$'Corrected Capacities'.D23])" office:value-type="float" office:value="10.538570705854" calcext:value-type="float">
            <text:p>10.538570705854</text:p>
          </table:table-cell>
          <table:table-cell table:formula="of:=[$'Calculations Generation'.E15] *([$'Corrected Capacities'.$AR23]/[$'Corrected Capacities'.E23])" office:value-type="float" office:value="10.9324163275078" calcext:value-type="float">
            <text:p>10.9324163275078</text:p>
          </table:table-cell>
          <table:table-cell table:formula="of:=[$'Calculations Generation'.F15] *([$'Corrected Capacities'.$AR23]/[$'Corrected Capacities'.F23])" office:value-type="float" office:value="10.8029149469164" calcext:value-type="float">
            <text:p>10.8029149469164</text:p>
          </table:table-cell>
          <table:table-cell table:formula="of:=[$'Calculations Generation'.G15] *([$'Corrected Capacities'.$AR23]/[$'Corrected Capacities'.G23])" office:value-type="float" office:value="10.1024013204433" calcext:value-type="float">
            <text:p>10.1024013204433</text:p>
          </table:table-cell>
          <table:table-cell table:formula="of:=[$'Calculations Generation'.H15] *([$'Corrected Capacities'.$AR23]/[$'Corrected Capacities'.H23])" office:value-type="float" office:value="9.94852061552919" calcext:value-type="float">
            <text:p>9.94852061552919</text:p>
          </table:table-cell>
          <table:table-cell table:formula="of:=[$'Calculations Generation'.I15] *([$'Corrected Capacities'.$AR23]/[$'Corrected Capacities'.I23])" office:value-type="float" office:value="9.31817816226327" calcext:value-type="float">
            <text:p>9.31817816226327</text:p>
          </table:table-cell>
          <table:table-cell table:formula="of:=[$'Calculations Generation'.J15] *([$'Corrected Capacities'.$AR23]/[$'Corrected Capacities'.J23])" office:value-type="float" office:value="9.96128057049334" calcext:value-type="float">
            <text:p>9.96128057049334</text:p>
          </table:table-cell>
          <table:table-cell table:formula="of:=[$'Calculations Generation'.K15] *([$'Corrected Capacities'.$AR23]/[$'Corrected Capacities'.K23])" office:value-type="float" office:value="10.9376418050035" calcext:value-type="float">
            <text:p>10.9376418050035</text:p>
          </table:table-cell>
          <table:table-cell table:formula="of:=[$'Calculations Generation'.L15] *([$'Corrected Capacities'.$AR23]/[$'Corrected Capacities'.L23])" office:value-type="float" office:value="10.6334628479411" calcext:value-type="float">
            <text:p>10.6334628479411</text:p>
          </table:table-cell>
          <table:table-cell table:formula="of:=[$'Calculations Generation'.M15] *([$'Corrected Capacities'.$AR23]/[$'Corrected Capacities'.M23])" office:value-type="float" office:value="9.65047265625" calcext:value-type="float">
            <text:p>9.65047265625</text:p>
          </table:table-cell>
          <table:table-cell table:formula="of:=[$'Calculations Generation'.N15] *([$'Corrected Capacities'.$AR23]/[$'Corrected Capacities'.N23])" office:value-type="float" office:value="9.1822109375" calcext:value-type="float">
            <text:p>9.1822109375</text:p>
          </table:table-cell>
          <table:table-cell table:formula="of:=[$'Calculations Generation'.O15] *([$'Corrected Capacities'.$AR23]/[$'Corrected Capacities'.O23])" office:value-type="float" office:value="20.7456906344411" calcext:value-type="float">
            <text:p>20.7456906344411</text:p>
          </table:table-cell>
          <table:table-cell table:formula="of:=[$'Calculations Generation'.P15] *([$'Corrected Capacities'.$AR23]/[$'Corrected Capacities'.P23])" office:value-type="float" office:value="24.1859312631896" calcext:value-type="float">
            <text:p>24.1859312631896</text:p>
          </table:table-cell>
          <table:table-cell table:formula="of:=[$'Calculations Generation'.Q15] *([$'Corrected Capacities'.$AR23]/[$'Corrected Capacities'.Q23])" office:value-type="float" office:value="24.3550788774003" calcext:value-type="float">
            <text:p>24.3550788774003</text:p>
          </table:table-cell>
          <table:table-cell table:formula="of:=[$'Calculations Generation'.R15] *([$'Corrected Capacities'.$AR23]/[$'Corrected Capacities'.R23])" office:value-type="float" office:value="26.4785358686258" calcext:value-type="float">
            <text:p>26.4785358686258</text:p>
          </table:table-cell>
          <table:table-cell table:formula="of:=[$'Calculations Generation'.S15] *([$'Corrected Capacities'.$AR23]/[$'Corrected Capacities'.S23])" office:value-type="float" office:value="27.7140717439294" calcext:value-type="float">
            <text:p>27.7140717439294</text:p>
          </table:table-cell>
          <table:table-cell table:formula="of:=[$'Calculations Generation'.T15] *([$'Corrected Capacities'.$AR23]/[$'Corrected Capacities'.T23])" office:value-type="float" office:value="28.4173297782767" calcext:value-type="float">
            <text:p>28.4173297782767</text:p>
          </table:table-cell>
          <table:table-cell table:formula="of:=[$'Calculations Generation'.U15] *([$'Corrected Capacities'.$AR23]/[$'Corrected Capacities'.U23])" office:value-type="float" office:value="22.4265668086299" calcext:value-type="float">
            <text:p>22.4265668086299</text:p>
          </table:table-cell>
          <table:table-cell table:formula="of:=[$'Calculations Generation'.V15] *([$'Corrected Capacities'.$AR23]/[$'Corrected Capacities'.V23])" office:value-type="float" office:value="21.7987237781439" calcext:value-type="float">
            <text:p>21.7987237781439</text:p>
          </table:table-cell>
          <table:table-cell table:formula="of:=[$'Calculations Generation'.W15] *([$'Corrected Capacities'.$AR23]/[$'Corrected Capacities'.W23])" office:value-type="float" office:value="23.8302887953709" calcext:value-type="float">
            <text:p>23.8302887953709</text:p>
          </table:table-cell>
          <table:table-cell table:formula="of:=[$'Calculations Generation'.X15] *([$'Corrected Capacities'.$AR23]/[$'Corrected Capacities'.X23])" office:value-type="float" office:value="24.5268893783651" calcext:value-type="float">
            <text:p>24.5268893783651</text:p>
          </table:table-cell>
          <table:table-cell table:formula="of:=[$'Calculations Generation'.Y15] *([$'Corrected Capacities'.$AR23]/[$'Corrected Capacities'.Y23])" office:value-type="float" office:value="25.5627768836869" calcext:value-type="float">
            <text:p>25.5627768836869</text:p>
          </table:table-cell>
          <table:table-cell table:formula="of:=[$'Calculations Generation'.Z15] *([$'Corrected Capacities'.$AR23]/[$'Corrected Capacities'.Z23])" office:value-type="float" office:value="25.4318134986883" calcext:value-type="float">
            <text:p>25.4318134986883</text:p>
          </table:table-cell>
          <table:table-cell table:formula="of:=[$'Calculations Generation'.AA15] *([$'Corrected Capacities'.$AR23]/[$'Corrected Capacities'.AA23])" office:value-type="float" office:value="21.730116927593" calcext:value-type="float">
            <text:p>21.730116927593</text:p>
          </table:table-cell>
          <table:table-cell table:formula="of:=[$'Calculations Generation'.AB15] *([$'Corrected Capacities'.$AR23]/[$'Corrected Capacities'.AB23])" office:value-type="float" office:value="23.09190496555" calcext:value-type="float">
            <text:p>23.09190496555</text:p>
          </table:table-cell>
          <table:table-cell table:formula="of:=[$'Calculations Generation'.AC15] *([$'Corrected Capacities'.$AR23]/[$'Corrected Capacities'.AC23])" office:value-type="float" office:value="21.9063463957426" calcext:value-type="float">
            <text:p>21.9063463957426</text:p>
          </table:table-cell>
          <table:table-cell table:formula="of:=[$'Calculations Generation'.AD15] *([$'Corrected Capacities'.$AR23]/[$'Corrected Capacities'.AD23])" office:value-type="float" office:value="22.410897255283" calcext:value-type="float">
            <text:p>22.410897255283</text:p>
          </table:table-cell>
          <table:table-cell table:formula="of:=[$'Calculations Generation'.AE15] *([$'Corrected Capacities'.$AR23]/[$'Corrected Capacities'.AE23])" office:value-type="float" office:value="23.9083286798922" calcext:value-type="float">
            <text:p>23.9083286798922</text:p>
          </table:table-cell>
          <table:table-cell table:formula="of:=[$'Calculations Generation'.AF15] *([$'Corrected Capacities'.$AR23]/[$'Corrected Capacities'.AF23])" office:value-type="float" office:value="22.9710677387914" calcext:value-type="float">
            <text:p>22.9710677387914</text:p>
          </table:table-cell>
          <table:table-cell table:formula="of:=[$'Calculations Generation'.AG15] *([$'Corrected Capacities'.$AR23]/[$'Corrected Capacities'.AG23])" office:value-type="float" office:value="20.4906322671025" calcext:value-type="float">
            <text:p>20.4906322671025</text:p>
          </table:table-cell>
          <table:table-cell table:formula="of:=[$'Calculations Generation'.AH15] *([$'Corrected Capacities'.$AR23]/[$'Corrected Capacities'.AH23])" office:value-type="float" office:value="22.6524280338664" calcext:value-type="float">
            <text:p>22.6524280338664</text:p>
          </table:table-cell>
          <table:table-cell table:formula="of:=[$'Calculations Generation'.AI15] *([$'Corrected Capacities'.$AR23]/[$'Corrected Capacities'.AI23])" office:value-type="float" office:value="18.0556128887894" calcext:value-type="float">
            <text:p>18.0556128887894</text:p>
          </table:table-cell>
          <table:table-cell table:formula="of:=[$'Calculations Generation'.AJ15] *([$'Corrected Capacities'.$AR23]/[$'Corrected Capacities'.AJ23])" office:value-type="float" office:value="22.3230280835767" calcext:value-type="float">
            <text:p>22.3230280835767</text:p>
          </table:table-cell>
          <table:table-cell table:formula="of:=[$'Calculations Generation'.AK15] *([$'Corrected Capacities'.$AR23]/[$'Corrected Capacities'.AK23])" office:value-type="float" office:value="23.8101240694789" calcext:value-type="float">
            <text:p>23.8101240694789</text:p>
          </table:table-cell>
          <table:table-cell table:formula="of:=[$'Calculations Generation'.AL15] *([$'Corrected Capacities'.$AR23]/[$'Corrected Capacities'.AL23])" office:value-type="float" office:value="20.331369801085" calcext:value-type="float">
            <text:p>20.331369801085</text:p>
          </table:table-cell>
          <table:table-cell table:formula="of:=[$'Calculations Generation'.AM15] *([$'Corrected Capacities'.$AR23]/[$'Corrected Capacities'.AM23])" office:value-type="float" office:value="19.6113043085946" calcext:value-type="float">
            <text:p>19.6113043085946</text:p>
          </table:table-cell>
          <table:table-cell table:formula="of:=[$'Calculations Generation'.AN15] *([$'Corrected Capacities'.$AR23]/[$'Corrected Capacities'.AN23])" office:value-type="float" office:value="21.1969410175597" calcext:value-type="float">
            <text:p>21.1969410175597</text:p>
          </table:table-cell>
          <table:table-cell table:formula="of:=[$'Calculations Generation'.AO15] *([$'Corrected Capacities'.$AR23]/[$'Corrected Capacities'.AO23])" office:value-type="float" office:value="20.9238323218701" calcext:value-type="float">
            <text:p>20.9238323218701</text:p>
          </table:table-cell>
          <table:table-cell table:formula="of:=[$'Calculations Generation'.AP15] *([$'Corrected Capacities'.$AR23]/[$'Corrected Capacities'.AP23])" office:value-type="float" office:value="18.622592010772" calcext:value-type="float">
            <text:p>18.622592010772</text:p>
          </table:table-cell>
          <table:table-cell table:formula="of:=[$'Calculations Generation'.AQ15] *([$'Corrected Capacities'.$AR23]/[$'Corrected Capacities'.AQ23])" office:value-type="float" office:value="20.7607039093357" calcext:value-type="float">
            <text:p>20.7607039093357</text:p>
          </table:table-cell>
          <table:table-cell table:formula="of:=[$'Calculations Generation'.AR15] *([$'Corrected Capacities'.$AR23]/[$'Corrected Capacities'.AR23])" office:value-type="float" office:value="24.75" calcext:value-type="float">
            <text:p>24.75</text:p>
          </table:table-cell>
        </table:table-row>
        <table:table-row table:style-name="ro1">
          <table:table-cell/>
          <table:table-cell office:value-type="string" calcext:value-type="string">
            <text:p>Gibraltar</text:p>
          </table:table-cell>
          <table:table-cell office:value-type="string" calcext:value-type="string">
            <text:p>Billion Kwh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Billion Kwh</text:p>
          </table:table-cell>
          <table:table-cell table:formula="of:=[$'Calculations Generation'.D17] *([$'Corrected Capacities'.$AR25]/[$'Corrected Capacities'.D25])" office:value-type="float" office:value="6.4728" calcext:value-type="float">
            <text:p>6.4728</text:p>
          </table:table-cell>
          <table:table-cell table:formula="of:=[$'Calculations Generation'.E17] *([$'Corrected Capacities'.$AR25]/[$'Corrected Capacities'.E25])" office:value-type="float" office:value="5.34679463243874" calcext:value-type="float">
            <text:p>5.34679463243874</text:p>
          </table:table-cell>
          <table:table-cell table:formula="of:=[$'Calculations Generation'.F17] *([$'Corrected Capacities'.$AR25]/[$'Corrected Capacities'.F25])" office:value-type="float" office:value="5.58754200700117" calcext:value-type="float">
            <text:p>5.58754200700117</text:p>
          </table:table-cell>
          <table:table-cell table:formula="of:=[$'Calculations Generation'.G17] *([$'Corrected Capacities'.$AR25]/[$'Corrected Capacities'.G25])" office:value-type="float" office:value="3.66785705950992" calcext:value-type="float">
            <text:p>3.66785705950992</text:p>
          </table:table-cell>
          <table:table-cell table:formula="of:=[$'Calculations Generation'.H17] *([$'Corrected Capacities'.$AR25]/[$'Corrected Capacities'.H25])" office:value-type="float" office:value="4.4876569428238" calcext:value-type="float">
            <text:p>4.4876569428238</text:p>
          </table:table-cell>
          <table:table-cell table:formula="of:=[$'Calculations Generation'.I17] *([$'Corrected Capacities'.$AR25]/[$'Corrected Capacities'.I25])" office:value-type="float" office:value="4.13283424807903" calcext:value-type="float">
            <text:p>4.13283424807903</text:p>
          </table:table-cell>
          <table:table-cell table:formula="of:=[$'Calculations Generation'.J17] *([$'Corrected Capacities'.$AR25]/[$'Corrected Capacities'.J25])" office:value-type="float" office:value="4.76933809001098" calcext:value-type="float">
            <text:p>4.76933809001098</text:p>
          </table:table-cell>
          <table:table-cell table:formula="of:=[$'Calculations Generation'.K17] *([$'Corrected Capacities'.$AR25]/[$'Corrected Capacities'.K25])" office:value-type="float" office:value="4.09730845225027" calcext:value-type="float">
            <text:p>4.09730845225027</text:p>
          </table:table-cell>
          <table:table-cell table:formula="of:=[$'Calculations Generation'.L17] *([$'Corrected Capacities'.$AR25]/[$'Corrected Capacities'.L25])" office:value-type="float" office:value="3.4579183006536" calcext:value-type="float">
            <text:p>3.4579183006536</text:p>
          </table:table-cell>
          <table:table-cell table:formula="of:=[$'Calculations Generation'.M17] *([$'Corrected Capacities'.$AR25]/[$'Corrected Capacities'.M25])" office:value-type="float" office:value="2.56391540785498" calcext:value-type="float">
            <text:p>2.56391540785498</text:p>
          </table:table-cell>
          <table:table-cell table:formula="of:=[$'Calculations Generation'.N17] *([$'Corrected Capacities'.$AR25]/[$'Corrected Capacities'.N25])" office:value-type="float" office:value="2.25630530339226" calcext:value-type="float">
            <text:p>2.25630530339226</text:p>
          </table:table-cell>
          <table:table-cell table:formula="of:=[$'Calculations Generation'.O17] *([$'Corrected Capacities'.$AR25]/[$'Corrected Capacities'.O25])" office:value-type="float" office:value="3.76622485207101" calcext:value-type="float">
            <text:p>3.76622485207101</text:p>
          </table:table-cell>
          <table:table-cell table:formula="of:=[$'Calculations Generation'.P17] *([$'Corrected Capacities'.$AR25]/[$'Corrected Capacities'.P25])" office:value-type="float" office:value="2.66402038043478" calcext:value-type="float">
            <text:p>2.66402038043478</text:p>
          </table:table-cell>
          <table:table-cell table:formula="of:=[$'Calculations Generation'.Q17] *([$'Corrected Capacities'.$AR25]/[$'Corrected Capacities'.Q25])" office:value-type="float" office:value="2.76051630434783" calcext:value-type="float">
            <text:p>2.76051630434783</text:p>
          </table:table-cell>
          <table:table-cell table:formula="of:=[$'Calculations Generation'.R17] *([$'Corrected Capacities'.$AR25]/[$'Corrected Capacities'.R25])" office:value-type="float" office:value="3.14283559782609" calcext:value-type="float">
            <text:p>3.14283559782609</text:p>
          </table:table-cell>
          <table:table-cell table:formula="of:=[$'Calculations Generation'.S17] *([$'Corrected Capacities'.$AR25]/[$'Corrected Capacities'.S25])" office:value-type="float" office:value="4.26780706521739" calcext:value-type="float">
            <text:p>4.26780706521739</text:p>
          </table:table-cell>
          <table:table-cell table:formula="of:=[$'Calculations Generation'.T17] *([$'Corrected Capacities'.$AR25]/[$'Corrected Capacities'.T25])" office:value-type="float" office:value="5.26079972813774" calcext:value-type="float">
            <text:p>5.26079972813774</text:p>
          </table:table-cell>
          <table:table-cell table:formula="of:=[$'Calculations Generation'.U17] *([$'Corrected Capacities'.$AR25]/[$'Corrected Capacities'.U25])" office:value-type="float" office:value="4.29728708955224" calcext:value-type="float">
            <text:p>4.29728708955224</text:p>
          </table:table-cell>
          <table:table-cell table:formula="of:=[$'Calculations Generation'.V17] *([$'Corrected Capacities'.$AR25]/[$'Corrected Capacities'.V25])" office:value-type="float" office:value="4.42880856760375" calcext:value-type="float">
            <text:p>4.42880856760375</text:p>
          </table:table-cell>
          <table:table-cell table:formula="of:=[$'Calculations Generation'.W17] *([$'Corrected Capacities'.$AR25]/[$'Corrected Capacities'.W25])" office:value-type="float" office:value="5.23061518771331" calcext:value-type="float">
            <text:p>5.23061518771331</text:p>
          </table:table-cell>
          <table:table-cell table:formula="of:=[$'Calculations Generation'.X17] *([$'Corrected Capacities'.$AR25]/[$'Corrected Capacities'.X25])" office:value-type="float" office:value="4.15517572692794" calcext:value-type="float">
            <text:p>4.15517572692794</text:p>
          </table:table-cell>
          <table:table-cell table:formula="of:=[$'Calculations Generation'.Y17] *([$'Corrected Capacities'.$AR25]/[$'Corrected Capacities'.Y25])" office:value-type="float" office:value="2.3554783340345" calcext:value-type="float">
            <text:p>2.3554783340345</text:p>
          </table:table-cell>
          <table:table-cell table:formula="of:=[$'Calculations Generation'.Z17] *([$'Corrected Capacities'.$AR25]/[$'Corrected Capacities'.Z25])" office:value-type="float" office:value="3.14253215636822" calcext:value-type="float">
            <text:p>3.14253215636822</text:p>
          </table:table-cell>
          <table:table-cell table:formula="of:=[$'Calculations Generation'.AA17] *([$'Corrected Capacities'.$AR25]/[$'Corrected Capacities'.AA25])" office:value-type="float" office:value="5.34640588235294" calcext:value-type="float">
            <text:p>5.34640588235294</text:p>
          </table:table-cell>
          <table:table-cell table:formula="of:=[$'Calculations Generation'.AB17] *([$'Corrected Capacities'.$AR25]/[$'Corrected Capacities'.AB25])" office:value-type="float" office:value="5.19734375" calcext:value-type="float">
            <text:p>5.19734375</text:p>
          </table:table-cell>
          <table:table-cell table:formula="of:=[$'Calculations Generation'.AC17] *([$'Corrected Capacities'.$AR25]/[$'Corrected Capacities'.AC25])" office:value-type="float" office:value="5.56543373493976" calcext:value-type="float">
            <text:p>5.56543373493976</text:p>
          </table:table-cell>
          <table:table-cell table:formula="of:=[$'Calculations Generation'.AD17] *([$'Corrected Capacities'.$AR25]/[$'Corrected Capacities'.AD25])" office:value-type="float" office:value="6.4307112936345" calcext:value-type="float">
            <text:p>6.4307112936345</text:p>
          </table:table-cell>
          <table:table-cell table:formula="of:=[$'Calculations Generation'.AE17] *([$'Corrected Capacities'.$AR25]/[$'Corrected Capacities'.AE25])" office:value-type="float" office:value="2.82244186046512" calcext:value-type="float">
            <text:p>2.82244186046512</text:p>
          </table:table-cell>
          <table:table-cell table:formula="of:=[$'Calculations Generation'.AF17] *([$'Corrected Capacities'.$AR25]/[$'Corrected Capacities'.AF25])" office:value-type="float" office:value="3.57023132821962" calcext:value-type="float">
            <text:p>3.57023132821962</text:p>
          </table:table-cell>
          <table:table-cell table:formula="of:=[$'Calculations Generation'.AG17] *([$'Corrected Capacities'.$AR25]/[$'Corrected Capacities'.AG25])" office:value-type="float" office:value="5.73462829736211" calcext:value-type="float">
            <text:p>5.73462829736211</text:p>
          </table:table-cell>
          <table:table-cell table:formula="of:=[$'Calculations Generation'.AH17] *([$'Corrected Capacities'.$AR25]/[$'Corrected Capacities'.AH25])" office:value-type="float" office:value="7.96558306836248" calcext:value-type="float">
            <text:p>7.96558306836248</text:p>
          </table:table-cell>
          <table:table-cell table:formula="of:=[$'Calculations Generation'.AI17] *([$'Corrected Capacities'.$AR25]/[$'Corrected Capacities'.AI25])" office:value-type="float" office:value="4.27033900990099" calcext:value-type="float">
            <text:p>4.27033900990099</text:p>
          </table:table-cell>
          <table:table-cell table:formula="of:=[$'Calculations Generation'.AJ17] *([$'Corrected Capacities'.$AR25]/[$'Corrected Capacities'.AJ25])" office:value-type="float" office:value="4.66367323610564" calcext:value-type="float">
            <text:p>4.66367323610564</text:p>
          </table:table-cell>
          <table:table-cell table:formula="of:=[$'Calculations Generation'.AK17] *([$'Corrected Capacities'.$AR25]/[$'Corrected Capacities'.AK25])" office:value-type="float" office:value="6.73134659314691" calcext:value-type="float">
            <text:p>6.73134659314691</text:p>
          </table:table-cell>
          <table:table-cell table:formula="of:=[$'Calculations Generation'.AL17] *([$'Corrected Capacities'.$AR25]/[$'Corrected Capacities'.AL25])" office:value-type="float" office:value="4.47561635687732" calcext:value-type="float">
            <text:p>4.47561635687732</text:p>
          </table:table-cell>
          <table:table-cell table:formula="of:=[$'Calculations Generation'.AM17] *([$'Corrected Capacities'.$AR25]/[$'Corrected Capacities'.AM25])" office:value-type="float" office:value="5.79058819160787" calcext:value-type="float">
            <text:p>5.79058819160787</text:p>
          </table:table-cell>
          <table:table-cell table:formula="of:=[$'Calculations Generation'.AN17] *([$'Corrected Capacities'.$AR25]/[$'Corrected Capacities'.AN25])" office:value-type="float" office:value="5.55123319717787" calcext:value-type="float">
            <text:p>5.55123319717787</text:p>
          </table:table-cell>
          <table:table-cell table:formula="of:=[$'Calculations Generation'.AO17] *([$'Corrected Capacities'.$AR25]/[$'Corrected Capacities'.AO25])" office:value-type="float" office:value="3.96788488674341" calcext:value-type="float">
            <text:p>3.96788488674341</text:p>
          </table:table-cell>
          <table:table-cell table:formula="of:=[$'Calculations Generation'.AP17] *([$'Corrected Capacities'.$AR25]/[$'Corrected Capacities'.AP25])" office:value-type="float" office:value="5.01084686346864" calcext:value-type="float">
            <text:p>5.01084686346864</text:p>
          </table:table-cell>
          <table:table-cell table:formula="of:=[$'Calculations Generation'.AQ17] *([$'Corrected Capacities'.$AR25]/[$'Corrected Capacities'.AQ25])" office:value-type="float" office:value="3.96070870848709" calcext:value-type="float">
            <text:p>3.96070870848709</text:p>
          </table:table-cell>
          <table:table-cell table:formula="of:=[$'Calculations Generation'.AR17] *([$'Corrected Capacities'.$AR25]/[$'Corrected Capacities'.AR25])" office:value-type="float" office:value="3.43" calcext:value-type="float">
            <text:p>3.43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Billion Kwh</text:p>
          </table:table-cell>
          <table:table-cell table:formula="of:=[$'Calculations Generation'.D18] *([$'Corrected Capacities'.$AR26]/[$'Corrected Capacities'.D26])" office:value-type="float" office:value="0.1295" calcext:value-type="float">
            <text:p>0.1295</text:p>
          </table:table-cell>
          <table:table-cell table:formula="of:=[$'Calculations Generation'.E18] *([$'Corrected Capacities'.$AR26]/[$'Corrected Capacities'.E26])" office:value-type="float" office:value="0.193666666666667" calcext:value-type="float">
            <text:p>0.193666666666667</text:p>
          </table:table-cell>
          <table:table-cell table:formula="of:=[$'Calculations Generation'.F18] *([$'Corrected Capacities'.$AR26]/[$'Corrected Capacities'.F26])" office:value-type="float" office:value="0.184333333333333" calcext:value-type="float">
            <text:p>0.184333333333333</text:p>
          </table:table-cell>
          <table:table-cell table:formula="of:=[$'Calculations Generation'.G18] *([$'Corrected Capacities'.$AR26]/[$'Corrected Capacities'.G26])" office:value-type="float" office:value="0.1785" calcext:value-type="float">
            <text:p>0.1785</text:p>
          </table:table-cell>
          <table:table-cell table:formula="of:=[$'Calculations Generation'.H18] *([$'Corrected Capacities'.$AR26]/[$'Corrected Capacities'.H26])" office:value-type="float" office:value="0.208833333333333" calcext:value-type="float">
            <text:p>0.208833333333333</text:p>
          </table:table-cell>
          <table:table-cell table:formula="of:=[$'Calculations Generation'.I18] *([$'Corrected Capacities'.$AR26]/[$'Corrected Capacities'.I26])" office:value-type="float" office:value="0.1785" calcext:value-type="float">
            <text:p>0.1785</text:p>
          </table:table-cell>
          <table:table-cell table:formula="of:=[$'Calculations Generation'.J18] *([$'Corrected Capacities'.$AR26]/[$'Corrected Capacities'.J26])" office:value-type="float" office:value="0.177333333333333" calcext:value-type="float">
            <text:p>0.177333333333333</text:p>
          </table:table-cell>
          <table:table-cell table:formula="of:=[$'Calculations Generation'.K18] *([$'Corrected Capacities'.$AR26]/[$'Corrected Capacities'.K26])" office:value-type="float" office:value="0.194833333333333" calcext:value-type="float">
            <text:p>0.194833333333333</text:p>
          </table:table-cell>
          <table:table-cell table:formula="of:=[$'Calculations Generation'.L18] *([$'Corrected Capacities'.$AR26]/[$'Corrected Capacities'.L26])" office:value-type="float" office:value="0.194833333333333" calcext:value-type="float">
            <text:p>0.194833333333333</text:p>
          </table:table-cell>
          <table:table-cell table:formula="of:=[$'Calculations Generation'.M18] *([$'Corrected Capacities'.$AR26]/[$'Corrected Capacities'.M26])" office:value-type="float" office:value="0.182" calcext:value-type="float">
            <text:p>0.182</text:p>
          </table:table-cell>
          <table:table-cell table:formula="of:=[$'Calculations Generation'.N18] *([$'Corrected Capacities'.$AR26]/[$'Corrected Capacities'.N26])" office:value-type="float" office:value="0.205333333333333" calcext:value-type="float">
            <text:p>0.205333333333333</text:p>
          </table:table-cell>
          <table:table-cell table:formula="of:=[$'Calculations Generation'.O18] *([$'Corrected Capacities'.$AR26]/[$'Corrected Capacities'.O26])" office:value-type="float" office:value="0.224" calcext:value-type="float">
            <text:p>0.224</text:p>
          </table:table-cell>
          <table:table-cell table:formula="of:=[$'Calculations Generation'.P18] *([$'Corrected Capacities'.$AR26]/[$'Corrected Capacities'.P26])" office:value-type="float" office:value="0.182" calcext:value-type="float">
            <text:p>0.182</text:p>
          </table:table-cell>
          <table:table-cell table:formula="of:=[$'Calculations Generation'.Q18] *([$'Corrected Capacities'.$AR26]/[$'Corrected Capacities'.Q26])" office:value-type="float" office:value="0.191333333333333" calcext:value-type="float">
            <text:p>0.191333333333333</text:p>
          </table:table-cell>
          <table:table-cell table:formula="of:=[$'Calculations Generation'.R18] *([$'Corrected Capacities'.$AR26]/[$'Corrected Capacities'.R26])" office:value-type="float" office:value="0.1855" calcext:value-type="float">
            <text:p>0.1855</text:p>
          </table:table-cell>
          <table:table-cell table:formula="of:=[$'Calculations Generation'.S18] *([$'Corrected Capacities'.$AR26]/[$'Corrected Capacities'.S26])" office:value-type="float" office:value="0.187833333333333" calcext:value-type="float">
            <text:p>0.187833333333333</text:p>
          </table:table-cell>
          <table:table-cell table:formula="of:=[$'Calculations Generation'.T18] *([$'Corrected Capacities'.$AR26]/[$'Corrected Capacities'.T26])" office:value-type="float" office:value="0.239166666666667" calcext:value-type="float">
            <text:p>0.239166666666667</text:p>
          </table:table-cell>
          <table:table-cell table:formula="of:=[$'Calculations Generation'.U18] *([$'Corrected Capacities'.$AR26]/[$'Corrected Capacities'.U26])" office:value-type="float" office:value="0.24948" calcext:value-type="float">
            <text:p>0.24948</text:p>
          </table:table-cell>
          <table:table-cell table:formula="of:=[$'Calculations Generation'.V18] *([$'Corrected Capacities'.$AR26]/[$'Corrected Capacities'.V26])" office:value-type="float" office:value="0.179025" calcext:value-type="float">
            <text:p>0.179025</text:p>
          </table:table-cell>
          <table:table-cell table:formula="of:=[$'Calculations Generation'.W18] *([$'Corrected Capacities'.$AR26]/[$'Corrected Capacities'.W26])" office:value-type="float" office:value="0.208833333333333" calcext:value-type="float">
            <text:p>0.208833333333333</text:p>
          </table:table-cell>
          <table:table-cell table:formula="of:=[$'Calculations Generation'.X18] *([$'Corrected Capacities'.$AR26]/[$'Corrected Capacities'.X26])" office:value-type="float" office:value="0.205333333333333" calcext:value-type="float">
            <text:p>0.205333333333333</text:p>
          </table:table-cell>
          <table:table-cell table:formula="of:=[$'Calculations Generation'.Y18] *([$'Corrected Capacities'.$AR26]/[$'Corrected Capacities'.Y26])" office:value-type="float" office:value="0.214666666666667" calcext:value-type="float">
            <text:p>0.214666666666667</text:p>
          </table:table-cell>
          <table:table-cell table:formula="of:=[$'Calculations Generation'.Z18] *([$'Corrected Capacities'.$AR26]/[$'Corrected Capacities'.Z26])" office:value-type="float" office:value="0.224" calcext:value-type="float">
            <text:p>0.224</text:p>
          </table:table-cell>
          <table:table-cell table:formula="of:=[$'Calculations Generation'.AA18] *([$'Corrected Capacities'.$AR26]/[$'Corrected Capacities'.AA26])" office:value-type="float" office:value="0.175259259259259" calcext:value-type="float">
            <text:p>0.175259259259259</text:p>
          </table:table-cell>
          <table:table-cell table:formula="of:=[$'Calculations Generation'.AB18] *([$'Corrected Capacities'.$AR26]/[$'Corrected Capacities'.AB26])" office:value-type="float" office:value="0.232" calcext:value-type="float">
            <text:p>0.232</text:p>
          </table:table-cell>
          <table:table-cell table:formula="of:=[$'Calculations Generation'.AC18] *([$'Corrected Capacities'.$AR26]/[$'Corrected Capacities'.AC26])" office:value-type="float" office:value="0.228571428571429" calcext:value-type="float">
            <text:p>0.228571428571429</text:p>
          </table:table-cell>
          <table:table-cell table:formula="of:=[$'Calculations Generation'.AD18] *([$'Corrected Capacities'.$AR26]/[$'Corrected Capacities'.AD26])" office:value-type="float" office:value="0.210285714285714" calcext:value-type="float">
            <text:p>0.210285714285714</text:p>
          </table:table-cell>
          <table:table-cell table:formula="of:=[$'Calculations Generation'.AE18] *([$'Corrected Capacities'.$AR26]/[$'Corrected Capacities'.AE26])" office:value-type="float" office:value="0.237714285714286" calcext:value-type="float">
            <text:p>0.237714285714286</text:p>
          </table:table-cell>
          <table:table-cell table:formula="of:=[$'Calculations Generation'.AF18] *([$'Corrected Capacities'.$AR26]/[$'Corrected Capacities'.AF26])" office:value-type="float" office:value="0.231686274509804" calcext:value-type="float">
            <text:p>0.231686274509804</text:p>
          </table:table-cell>
          <table:table-cell table:formula="of:=[$'Calculations Generation'.AG18] *([$'Corrected Capacities'.$AR26]/[$'Corrected Capacities'.AG26])" office:value-type="float" office:value="0.238792452830189" calcext:value-type="float">
            <text:p>0.238792452830189</text:p>
          </table:table-cell>
          <table:table-cell table:formula="of:=[$'Calculations Generation'.AH18] *([$'Corrected Capacities'.$AR26]/[$'Corrected Capacities'.AH26])" office:value-type="float" office:value="0.194415094339623" calcext:value-type="float">
            <text:p>0.194415094339623</text:p>
          </table:table-cell>
          <table:table-cell table:formula="of:=[$'Calculations Generation'.AI18] *([$'Corrected Capacities'.$AR26]/[$'Corrected Capacities'.AI26])" office:value-type="float" office:value="0.219927272727273" calcext:value-type="float">
            <text:p>0.219927272727273</text:p>
          </table:table-cell>
          <table:table-cell table:formula="of:=[$'Calculations Generation'.AJ18] *([$'Corrected Capacities'.$AR26]/[$'Corrected Capacities'.AJ26])" office:value-type="float" office:value="0.206" calcext:value-type="float">
            <text:p>0.206</text:p>
          </table:table-cell>
          <table:table-cell table:formula="of:=[$'Calculations Generation'.AK18] *([$'Corrected Capacities'.$AR26]/[$'Corrected Capacities'.AK26])" office:value-type="float" office:value="0.204350877192982" calcext:value-type="float">
            <text:p>0.204350877192982</text:p>
          </table:table-cell>
          <table:table-cell table:formula="of:=[$'Calculations Generation'.AL18] *([$'Corrected Capacities'.$AR26]/[$'Corrected Capacities'.AL26])" office:value-type="float" office:value="0.288842105263158" calcext:value-type="float">
            <text:p>0.288842105263158</text:p>
          </table:table-cell>
          <table:table-cell table:formula="of:=[$'Calculations Generation'.AM18] *([$'Corrected Capacities'.$AR26]/[$'Corrected Capacities'.AM26])" office:value-type="float" office:value="0.223017543859649" calcext:value-type="float">
            <text:p>0.223017543859649</text:p>
          </table:table-cell>
          <table:table-cell table:formula="of:=[$'Calculations Generation'.AN18] *([$'Corrected Capacities'.$AR26]/[$'Corrected Capacities'.AN26])" office:value-type="float" office:value="0.248561403508772" calcext:value-type="float">
            <text:p>0.248561403508772</text:p>
          </table:table-cell>
          <table:table-cell table:formula="of:=[$'Calculations Generation'.AO18] *([$'Corrected Capacities'.$AR26]/[$'Corrected Capacities'.AO26])" office:value-type="float" office:value="0.210245614035088" calcext:value-type="float">
            <text:p>0.210245614035088</text:p>
          </table:table-cell>
          <table:table-cell table:formula="of:=[$'Calculations Generation'.AP18] *([$'Corrected Capacities'.$AR26]/[$'Corrected Capacities'.AP26])" office:value-type="float" office:value="0.212210526315789" calcext:value-type="float">
            <text:p>0.212210526315789</text:p>
          </table:table-cell>
          <table:table-cell table:formula="of:=[$'Calculations Generation'.AQ18] *([$'Corrected Capacities'.$AR26]/[$'Corrected Capacities'.AQ26])" office:value-type="float" office:value="0.213006315789474" calcext:value-type="float">
            <text:p>0.213006315789474</text:p>
          </table:table-cell>
          <table:table-cell table:formula="of:=[$'Calculations Generation'.AR18] *([$'Corrected Capacities'.$AR26]/[$'Corrected Capacities'.AR26])"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Billion Kwh</text:p>
          </table:table-cell>
          <table:table-cell table:formula="of:=[$'Calculations Generation'.D19] *([$'Corrected Capacities'.$AR27]/[$'Corrected Capacities'.D27])" office:value-type="float" office:value="11.6854275229358" calcext:value-type="float">
            <text:p>11.6854275229358</text:p>
          </table:table-cell>
          <table:table-cell table:formula="of:=[$'Calculations Generation'.E19] *([$'Corrected Capacities'.$AR27]/[$'Corrected Capacities'.E27])" office:value-type="float" office:value="10.463918699187" calcext:value-type="float">
            <text:p>10.463918699187</text:p>
          </table:table-cell>
          <table:table-cell table:formula="of:=[$'Calculations Generation'.F19] *([$'Corrected Capacities'.$AR27]/[$'Corrected Capacities'.F27])" office:value-type="float" office:value="9.4132476821192" calcext:value-type="float">
            <text:p>9.4132476821192</text:p>
          </table:table-cell>
          <table:table-cell table:formula="of:=[$'Calculations Generation'.G19] *([$'Corrected Capacities'.$AR27]/[$'Corrected Capacities'.G27])" office:value-type="float" office:value="9.91333509933775" calcext:value-type="float">
            <text:p>9.91333509933775</text:p>
          </table:table-cell>
          <table:table-cell table:formula="of:=[$'Calculations Generation'.H19] *([$'Corrected Capacities'.$AR27]/[$'Corrected Capacities'.H27])" office:value-type="float" office:value="10.3277721854305" calcext:value-type="float">
            <text:p>10.3277721854305</text:p>
          </table:table-cell>
          <table:table-cell table:formula="of:=[$'Calculations Generation'.I19] *([$'Corrected Capacities'.$AR27]/[$'Corrected Capacities'.I27])" office:value-type="float" office:value="10.1316052980132" calcext:value-type="float">
            <text:p>10.1316052980132</text:p>
          </table:table-cell>
          <table:table-cell table:formula="of:=[$'Calculations Generation'.J19] *([$'Corrected Capacities'.$AR27]/[$'Corrected Capacities'.J27])" office:value-type="float" office:value="10.6121111111111" calcext:value-type="float">
            <text:p>10.6121111111111</text:p>
          </table:table-cell>
          <table:table-cell table:formula="of:=[$'Calculations Generation'.K19] *([$'Corrected Capacities'.$AR27]/[$'Corrected Capacities'.K27])" office:value-type="float" office:value="10.8107777777778" calcext:value-type="float">
            <text:p>10.8107777777778</text:p>
          </table:table-cell>
          <table:table-cell table:formula="of:=[$'Calculations Generation'.L19] *([$'Corrected Capacities'.$AR27]/[$'Corrected Capacities'.L27])" office:value-type="float" office:value="11.5033518518519" calcext:value-type="float">
            <text:p>11.5033518518519</text:p>
          </table:table-cell>
          <table:table-cell table:formula="of:=[$'Calculations Generation'.M19] *([$'Corrected Capacities'.$AR27]/[$'Corrected Capacities'.M27])" office:value-type="float" office:value="11.6357962962963" calcext:value-type="float">
            <text:p>11.6357962962963</text:p>
          </table:table-cell>
          <table:table-cell table:formula="of:=[$'Calculations Generation'.N19] *([$'Corrected Capacities'.$AR27]/[$'Corrected Capacities'.N27])" office:value-type="float" office:value="11.484037037037" calcext:value-type="float">
            <text:p>11.484037037037</text:p>
          </table:table-cell>
          <table:table-cell table:formula="of:=[$'Calculations Generation'.O19] *([$'Corrected Capacities'.$AR27]/[$'Corrected Capacities'.O27])" office:value-type="float" office:value="11.1449704749679" calcext:value-type="float">
            <text:p>11.1449704749679</text:p>
          </table:table-cell>
          <table:table-cell table:formula="of:=[$'Calculations Generation'.P19] *([$'Corrected Capacities'.$AR27]/[$'Corrected Capacities'.P27])" office:value-type="float" office:value="10.126236632537" calcext:value-type="float">
            <text:p>10.126236632537</text:p>
          </table:table-cell>
          <table:table-cell table:formula="of:=[$'Calculations Generation'.Q19] *([$'Corrected Capacities'.$AR27]/[$'Corrected Capacities'.Q27])" office:value-type="float" office:value="10.4917019340159" calcext:value-type="float">
            <text:p>10.4917019340159</text:p>
          </table:table-cell>
          <table:table-cell table:formula="of:=[$'Calculations Generation'.R19] *([$'Corrected Capacities'.$AR27]/[$'Corrected Capacities'.R27])" office:value-type="float" office:value="10.5479864253394" calcext:value-type="float">
            <text:p>10.5479864253394</text:p>
          </table:table-cell>
          <table:table-cell table:formula="of:=[$'Calculations Generation'.S19] *([$'Corrected Capacities'.$AR27]/[$'Corrected Capacities'.S27])" office:value-type="float" office:value="10.9373416289593" calcext:value-type="float">
            <text:p>10.9373416289593</text:p>
          </table:table-cell>
          <table:table-cell table:formula="of:=[$'Calculations Generation'.T19] *([$'Corrected Capacities'.$AR27]/[$'Corrected Capacities'.T27])" office:value-type="float" office:value="11.1473574660633" calcext:value-type="float">
            <text:p>11.1473574660633</text:p>
          </table:table-cell>
          <table:table-cell table:formula="of:=[$'Calculations Generation'.U19] *([$'Corrected Capacities'.$AR27]/[$'Corrected Capacities'.U27])" office:value-type="float" office:value="11.6502534994583" calcext:value-type="float">
            <text:p>11.6502534994583</text:p>
          </table:table-cell>
          <table:table-cell table:formula="of:=[$'Calculations Generation'.V19] *([$'Corrected Capacities'.$AR27]/[$'Corrected Capacities'.V27])" office:value-type="float" office:value="12.1428765690377" calcext:value-type="float">
            <text:p>12.1428765690377</text:p>
          </table:table-cell>
          <table:table-cell table:formula="of:=[$'Calculations Generation'.W19] *([$'Corrected Capacities'.$AR27]/[$'Corrected Capacities'.W27])" office:value-type="float" office:value="12.2922066929134" calcext:value-type="float">
            <text:p>12.2922066929134</text:p>
          </table:table-cell>
          <table:table-cell table:formula="of:=[$'Calculations Generation'.X19] *([$'Corrected Capacities'.$AR27]/[$'Corrected Capacities'.X27])" office:value-type="float" office:value="12.3356315789474" calcext:value-type="float">
            <text:p>12.3356315789474</text:p>
          </table:table-cell>
          <table:table-cell table:formula="of:=[$'Calculations Generation'.Y19] *([$'Corrected Capacities'.$AR27]/[$'Corrected Capacities'.Y27])" office:value-type="float" office:value="12.2489017132552" calcext:value-type="float">
            <text:p>12.2489017132552</text:p>
          </table:table-cell>
          <table:table-cell table:formula="of:=[$'Calculations Generation'.Z19] *([$'Corrected Capacities'.$AR27]/[$'Corrected Capacities'.Z27])" office:value-type="float" office:value="12.4744606060606" calcext:value-type="float">
            <text:p>12.4744606060606</text:p>
          </table:table-cell>
          <table:table-cell table:formula="of:=[$'Calculations Generation'.AA19] *([$'Corrected Capacities'.$AR27]/[$'Corrected Capacities'.AA27])" office:value-type="float" office:value="12.6731272727273" calcext:value-type="float">
            <text:p>12.6731272727273</text:p>
          </table:table-cell>
          <table:table-cell table:formula="of:=[$'Calculations Generation'.AB19] *([$'Corrected Capacities'.$AR27]/[$'Corrected Capacities'.AB27])" office:value-type="float" office:value="12.6684591573517" calcext:value-type="float">
            <text:p>12.6684591573517</text:p>
          </table:table-cell>
          <table:table-cell table:formula="of:=[$'Calculations Generation'.AC19] *([$'Corrected Capacities'.$AR27]/[$'Corrected Capacities'.AC27])" office:value-type="float" office:value="12.4639845227859" calcext:value-type="float">
            <text:p>12.4639845227859</text:p>
          </table:table-cell>
          <table:table-cell table:formula="of:=[$'Calculations Generation'.AD19] *([$'Corrected Capacities'.$AR27]/[$'Corrected Capacities'.AD27])" office:value-type="float" office:value="12.9500601891659" calcext:value-type="float">
            <text:p>12.9500601891659</text:p>
          </table:table-cell>
          <table:table-cell table:formula="of:=[$'Calculations Generation'.AE19] *([$'Corrected Capacities'.$AR27]/[$'Corrected Capacities'.AE27])" office:value-type="float" office:value="9.86044368600683" calcext:value-type="float">
            <text:p>9.86044368600683</text:p>
          </table:table-cell>
          <table:table-cell table:formula="of:=[$'Calculations Generation'.AF19] *([$'Corrected Capacities'.$AR27]/[$'Corrected Capacities'.AF27])" office:value-type="float" office:value="13.6583597658329" calcext:value-type="float">
            <text:p>13.6583597658329</text:p>
          </table:table-cell>
          <table:table-cell table:formula="of:=[$'Calculations Generation'.AG19] *([$'Corrected Capacities'.$AR27]/[$'Corrected Capacities'.AG27])" office:value-type="float" office:value="13.5239552" calcext:value-type="float">
            <text:p>13.5239552</text:p>
          </table:table-cell>
          <table:table-cell table:formula="of:=[$'Calculations Generation'.AH19] *([$'Corrected Capacities'.$AR27]/[$'Corrected Capacities'.AH27])" office:value-type="float" office:value="13.8586617100372" calcext:value-type="float">
            <text:p>13.8586617100372</text:p>
          </table:table-cell>
          <table:table-cell table:formula="of:=[$'Calculations Generation'.AI19] *([$'Corrected Capacities'.$AR27]/[$'Corrected Capacities'.AI27])" office:value-type="float" office:value="13.7095817409766" calcext:value-type="float">
            <text:p>13.7095817409766</text:p>
          </table:table-cell>
          <table:table-cell table:formula="of:=[$'Calculations Generation'.AJ19] *([$'Corrected Capacities'.$AR27]/[$'Corrected Capacities'.AJ27])" office:value-type="float" office:value="13.5740031965903" calcext:value-type="float">
            <text:p>13.5740031965903</text:p>
          </table:table-cell>
          <table:table-cell table:formula="of:=[$'Calculations Generation'.AK19] *([$'Corrected Capacities'.$AR27]/[$'Corrected Capacities'.AK27])" office:value-type="float" office:value="13.4023397177419" calcext:value-type="float">
            <text:p>13.4023397177419</text:p>
          </table:table-cell>
          <table:table-cell table:formula="of:=[$'Calculations Generation'.AL19] *([$'Corrected Capacities'.$AR27]/[$'Corrected Capacities'.AL27])" office:value-type="float" office:value="13.1994173387097" calcext:value-type="float">
            <text:p>13.1994173387097</text:p>
          </table:table-cell>
          <table:table-cell table:formula="of:=[$'Calculations Generation'.AM19] *([$'Corrected Capacities'.$AR27]/[$'Corrected Capacities'.AM27])" office:value-type="float" office:value="14.2156648213387" calcext:value-type="float">
            <text:p>14.2156648213387</text:p>
          </table:table-cell>
          <table:table-cell table:formula="of:=[$'Calculations Generation'.AN19] *([$'Corrected Capacities'.$AR27]/[$'Corrected Capacities'.AN27])" office:value-type="float" office:value="13.7442939104177" calcext:value-type="float">
            <text:p>13.7442939104177</text:p>
          </table:table-cell>
          <table:table-cell table:formula="of:=[$'Calculations Generation'.AO19] *([$'Corrected Capacities'.$AR27]/[$'Corrected Capacities'.AO27])" office:value-type="float" office:value="14.5256701754386" calcext:value-type="float">
            <text:p>14.5256701754386</text:p>
          </table:table-cell>
          <table:table-cell table:formula="of:=[$'Calculations Generation'.AP19] *([$'Corrected Capacities'.$AR27]/[$'Corrected Capacities'.AP27])" office:value-type="float" office:value="13.5942801333969" calcext:value-type="float">
            <text:p>13.5942801333969</text:p>
          </table:table-cell>
          <table:table-cell table:formula="of:=[$'Calculations Generation'.AQ19] *([$'Corrected Capacities'.$AR27]/[$'Corrected Capacities'.AQ27])" office:value-type="float" office:value="13.2418862601239" calcext:value-type="float">
            <text:p>13.2418862601239</text:p>
          </table:table-cell>
          <table:table-cell table:formula="of:=[$'Calculations Generation'.AR19] *([$'Corrected Capacities'.$AR27]/[$'Corrected Capacities'.AR27])" office:value-type="float" office:value="12.46" calcext:value-type="float">
            <text:p>12.46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Billion Kwh</text:p>
          </table:table-cell>
          <table:table-cell table:formula="of:=[$'Calculations Generation'.D20] *([$'Corrected Capacities'.$AR28]/[$'Corrected Capacities'.D28])" office:value-type="float" office:value="0.88134375" calcext:value-type="float">
            <text:p>0.88134375</text:p>
          </table:table-cell>
          <table:table-cell table:formula="of:=[$'Calculations Generation'.E20] *([$'Corrected Capacities'.$AR28]/[$'Corrected Capacities'.E28])" office:value-type="float" office:value="0.904620535714286" calcext:value-type="float">
            <text:p>0.904620535714286</text:p>
          </table:table-cell>
          <table:table-cell table:formula="of:=[$'Calculations Generation'.F20] *([$'Corrected Capacities'.$AR28]/[$'Corrected Capacities'.F28])" office:value-type="float" office:value="0.83424" calcext:value-type="float">
            <text:p>0.83424</text:p>
          </table:table-cell>
          <table:table-cell table:formula="of:=[$'Calculations Generation'.G20] *([$'Corrected Capacities'.$AR28]/[$'Corrected Capacities'.G28])" office:value-type="float" office:value="0.817386666666667" calcext:value-type="float">
            <text:p>0.817386666666667</text:p>
          </table:table-cell>
          <table:table-cell table:formula="of:=[$'Calculations Generation'.H20] *([$'Corrected Capacities'.$AR28]/[$'Corrected Capacities'.H28])" office:value-type="float" office:value="0.713097345132743" calcext:value-type="float">
            <text:p>0.713097345132743</text:p>
          </table:table-cell>
          <table:table-cell table:formula="of:=[$'Calculations Generation'.I20] *([$'Corrected Capacities'.$AR28]/[$'Corrected Capacities'.I28])" office:value-type="float" office:value="0.864106194690265" calcext:value-type="float">
            <text:p>0.864106194690265</text:p>
          </table:table-cell>
          <table:table-cell table:formula="of:=[$'Calculations Generation'.J20] *([$'Corrected Capacities'.$AR28]/[$'Corrected Capacities'.J28])" office:value-type="float" office:value="0.975882352941176" calcext:value-type="float">
            <text:p>0.975882352941176</text:p>
          </table:table-cell>
          <table:table-cell table:formula="of:=[$'Calculations Generation'.K20] *([$'Corrected Capacities'.$AR28]/[$'Corrected Capacities'.K28])" office:value-type="float" office:value="0.718472972972973" calcext:value-type="float">
            <text:p>0.718472972972973</text:p>
          </table:table-cell>
          <table:table-cell table:formula="of:=[$'Calculations Generation'.L20] *([$'Corrected Capacities'.$AR28]/[$'Corrected Capacities'.L28])" office:value-type="float" office:value="0.920243243243243" calcext:value-type="float">
            <text:p>0.920243243243243</text:p>
          </table:table-cell>
          <table:table-cell table:formula="of:=[$'Calculations Generation'.M20] *([$'Corrected Capacities'.$AR28]/[$'Corrected Capacities'.M28])" office:value-type="float" office:value="0.730216216216216" calcext:value-type="float">
            <text:p>0.730216216216216</text:p>
          </table:table-cell>
          <table:table-cell table:formula="of:=[$'Calculations Generation'.N20] *([$'Corrected Capacities'.$AR28]/[$'Corrected Capacities'.N28])" office:value-type="float" office:value="0.733318385650224" calcext:value-type="float">
            <text:p>0.733318385650224</text:p>
          </table:table-cell>
          <table:table-cell table:formula="of:=[$'Calculations Generation'.O20] *([$'Corrected Capacities'.$AR28]/[$'Corrected Capacities'.O28])" office:value-type="float" office:value="0.773920353982301" calcext:value-type="float">
            <text:p>0.773920353982301</text:p>
          </table:table-cell>
          <table:table-cell table:formula="of:=[$'Calculations Generation'.P20] *([$'Corrected Capacities'.$AR28]/[$'Corrected Capacities'.P28])" office:value-type="float" office:value="0.84837610619469" calcext:value-type="float">
            <text:p>0.84837610619469</text:p>
          </table:table-cell>
          <table:table-cell table:formula="of:=[$'Calculations Generation'.Q20] *([$'Corrected Capacities'.$AR28]/[$'Corrected Capacities'.Q28])" office:value-type="float" office:value="0.793845132743363" calcext:value-type="float">
            <text:p>0.793845132743363</text:p>
          </table:table-cell>
          <table:table-cell table:formula="of:=[$'Calculations Generation'.R20] *([$'Corrected Capacities'.$AR28]/[$'Corrected Capacities'.R28])" office:value-type="float" office:value="0.951132158590309" calcext:value-type="float">
            <text:p>0.951132158590309</text:p>
          </table:table-cell>
          <table:table-cell table:formula="of:=[$'Calculations Generation'.S20] *([$'Corrected Capacities'.$AR28]/[$'Corrected Capacities'.S28])" office:value-type="float" office:value="0.737101321585903" calcext:value-type="float">
            <text:p>0.737101321585903</text:p>
          </table:table-cell>
          <table:table-cell table:formula="of:=[$'Calculations Generation'.T20] *([$'Corrected Capacities'.$AR28]/[$'Corrected Capacities'.T28])" office:value-type="float" office:value="0.730409482758621" calcext:value-type="float">
            <text:p>0.730409482758621</text:p>
          </table:table-cell>
          <table:table-cell table:formula="of:=[$'Calculations Generation'.U20] *([$'Corrected Capacities'.$AR28]/[$'Corrected Capacities'.U28])" office:value-type="float" office:value="0.682743090128755" calcext:value-type="float">
            <text:p>0.682743090128755</text:p>
          </table:table-cell>
          <table:table-cell table:formula="of:=[$'Calculations Generation'.V20] *([$'Corrected Capacities'.$AR28]/[$'Corrected Capacities'.V28])" office:value-type="float" office:value="0.922570815450644" calcext:value-type="float">
            <text:p>0.922570815450644</text:p>
          </table:table-cell>
          <table:table-cell table:formula="of:=[$'Calculations Generation'.W20] *([$'Corrected Capacities'.$AR28]/[$'Corrected Capacities'.W28])" office:value-type="float" office:value="0.841550847457627" calcext:value-type="float">
            <text:p>0.841550847457627</text:p>
          </table:table-cell>
          <table:table-cell table:formula="of:=[$'Calculations Generation'.X20] *([$'Corrected Capacities'.$AR28]/[$'Corrected Capacities'.X28])" office:value-type="float" office:value="0.841550847457627" calcext:value-type="float">
            <text:p>0.841550847457627</text:p>
          </table:table-cell>
          <table:table-cell table:formula="of:=[$'Calculations Generation'.Y20] *([$'Corrected Capacities'.$AR28]/[$'Corrected Capacities'.Y28])" office:value-type="float" office:value="0.587521008403361" calcext:value-type="float">
            <text:p>0.587521008403361</text:p>
          </table:table-cell>
          <table:table-cell table:formula="of:=[$'Calculations Generation'.Z20] *([$'Corrected Capacities'.$AR28]/[$'Corrected Capacities'.Z28])" office:value-type="float" office:value="0.8917125" calcext:value-type="float">
            <text:p>0.8917125</text:p>
          </table:table-cell>
          <table:table-cell table:formula="of:=[$'Calculations Generation'.AA20] *([$'Corrected Capacities'.$AR28]/[$'Corrected Capacities'.AA28])" office:value-type="float" office:value="0.5846" calcext:value-type="float">
            <text:p>0.5846</text:p>
          </table:table-cell>
          <table:table-cell table:formula="of:=[$'Calculations Generation'.AB20] *([$'Corrected Capacities'.$AR28]/[$'Corrected Capacities'.AB28])" office:value-type="float" office:value="0.6162" calcext:value-type="float">
            <text:p>0.6162</text:p>
          </table:table-cell>
          <table:table-cell table:formula="of:=[$'Calculations Generation'.AC20] *([$'Corrected Capacities'.$AR28]/[$'Corrected Capacities'.AC28])" office:value-type="float" office:value="0.63301282051282" calcext:value-type="float">
            <text:p>0.63301282051282</text:p>
          </table:table-cell>
          <table:table-cell table:formula="of:=[$'Calculations Generation'.AD20] *([$'Corrected Capacities'.$AR28]/[$'Corrected Capacities'.AD28])" office:value-type="float" office:value="0.726192307692308" calcext:value-type="float">
            <text:p>0.726192307692308</text:p>
          </table:table-cell>
          <table:table-cell table:formula="of:=[$'Calculations Generation'.AE20] *([$'Corrected Capacities'.$AR28]/[$'Corrected Capacities'.AE28])" office:value-type="float" office:value="0.668461538461538" calcext:value-type="float">
            <text:p>0.668461538461538</text:p>
          </table:table-cell>
          <table:table-cell table:formula="of:=[$'Calculations Generation'.AF20] *([$'Corrected Capacities'.$AR28]/[$'Corrected Capacities'.AF28])" office:value-type="float" office:value="0.971294871794872" calcext:value-type="float">
            <text:p>0.971294871794872</text:p>
          </table:table-cell>
          <table:table-cell table:formula="of:=[$'Calculations Generation'.AG20] *([$'Corrected Capacities'.$AR28]/[$'Corrected Capacities'.AG28])" office:value-type="float" office:value="0.904448717948718" calcext:value-type="float">
            <text:p>0.904448717948718</text:p>
          </table:table-cell>
          <table:table-cell table:formula="of:=[$'Calculations Generation'.AH20] *([$'Corrected Capacities'.$AR28]/[$'Corrected Capacities'.AH28])" office:value-type="float" office:value="0.593" calcext:value-type="float">
            <text:p>0.593</text:p>
          </table:table-cell>
          <table:table-cell table:formula="of:=[$'Calculations Generation'.AI20] *([$'Corrected Capacities'.$AR28]/[$'Corrected Capacities'.AI28])" office:value-type="float" office:value="0.699" calcext:value-type="float">
            <text:p>0.699</text:p>
          </table:table-cell>
          <table:table-cell table:formula="of:=[$'Calculations Generation'.AJ20] *([$'Corrected Capacities'.$AR28]/[$'Corrected Capacities'.AJ28])" office:value-type="float" office:value="0.795" calcext:value-type="float">
            <text:p>0.795</text:p>
          </table:table-cell>
          <table:table-cell table:formula="of:=[$'Calculations Generation'.AK20] *([$'Corrected Capacities'.$AR28]/[$'Corrected Capacities'.AK28])" office:value-type="float" office:value="0.593" calcext:value-type="float">
            <text:p>0.593</text:p>
          </table:table-cell>
          <table:table-cell table:formula="of:=[$'Calculations Generation'.AL20] *([$'Corrected Capacities'.$AR28]/[$'Corrected Capacities'.AL28])" office:value-type="float" office:value="0.701" calcext:value-type="float">
            <text:p>0.701</text:p>
          </table:table-cell>
          <table:table-cell table:formula="of:=[$'Calculations Generation'.AM20] *([$'Corrected Capacities'.$AR28]/[$'Corrected Capacities'.AM28])" office:value-type="float" office:value="0.798" calcext:value-type="float">
            <text:p>0.798</text:p>
          </table:table-cell>
          <table:table-cell table:formula="of:=[$'Calculations Generation'.AN20] *([$'Corrected Capacities'.$AR28]/[$'Corrected Capacities'.AN28])" office:value-type="float" office:value="0.674" calcext:value-type="float">
            <text:p>0.674</text:p>
          </table:table-cell>
          <table:table-cell table:formula="of:=[$'Calculations Generation'.AO20] *([$'Corrected Capacities'.$AR28]/[$'Corrected Capacities'.AO28])" office:value-type="float" office:value="0.685" calcext:value-type="float">
            <text:p>0.685</text:p>
          </table:table-cell>
          <table:table-cell table:formula="of:=[$'Calculations Generation'.AP20] *([$'Corrected Capacities'.$AR28]/[$'Corrected Capacities'.AP28])" office:value-type="float" office:value="0.687" calcext:value-type="float">
            <text:p>0.687</text:p>
          </table:table-cell>
          <table:table-cell table:formula="of:=[$'Calculations Generation'.AQ20] *([$'Corrected Capacities'.$AR28]/[$'Corrected Capacities'.AQ28])" office:value-type="float" office:value="0.87813" calcext:value-type="float">
            <text:p>0.87813</text:p>
          </table:table-cell>
          <table:table-cell table:formula="of:=[$'Calculations Generation'.AR20] *([$'Corrected Capacities'.$AR28]/[$'Corrected Capacities'.AR28])"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Billion Kwh</text:p>
          </table:table-cell>
          <table:table-cell table:formula="of:=[$'Calculations Generation'.D21] *([$'Corrected Capacities'.$AR29]/[$'Corrected Capacities'.D29])" office:value-type="float" office:value="42.3869124225957" calcext:value-type="float">
            <text:p>42.3869124225957</text:p>
          </table:table-cell>
          <table:table-cell table:formula="of:=[$'Calculations Generation'.E21] *([$'Corrected Capacities'.$AR29]/[$'Corrected Capacities'.E29])" office:value-type="float" office:value="40.4537648103514" calcext:value-type="float">
            <text:p>40.4537648103514</text:p>
          </table:table-cell>
          <table:table-cell table:formula="of:=[$'Calculations Generation'.F21] *([$'Corrected Capacities'.$AR29]/[$'Corrected Capacities'.F29])" office:value-type="float" office:value="36.4074259643302" calcext:value-type="float">
            <text:p>36.4074259643302</text:p>
          </table:table-cell>
          <table:table-cell table:formula="of:=[$'Calculations Generation'.G21] *([$'Corrected Capacities'.$AR29]/[$'Corrected Capacities'.G29])" office:value-type="float" office:value="35.657324379562" calcext:value-type="float">
            <text:p>35.657324379562</text:p>
          </table:table-cell>
          <table:table-cell table:formula="of:=[$'Calculations Generation'.H21] *([$'Corrected Capacities'.$AR29]/[$'Corrected Capacities'.H29])" office:value-type="float" office:value="51.3716985040276" calcext:value-type="float">
            <text:p>51.3716985040276</text:p>
          </table:table-cell>
          <table:table-cell table:formula="of:=[$'Calculations Generation'.I21] *([$'Corrected Capacities'.$AR29]/[$'Corrected Capacities'.I29])" office:value-type="float" office:value="49.7946815789474" calcext:value-type="float">
            <text:p>49.7946815789474</text:p>
          </table:table-cell>
          <table:table-cell table:formula="of:=[$'Calculations Generation'.J21] *([$'Corrected Capacities'.$AR29]/[$'Corrected Capacities'.J29])" office:value-type="float" office:value="48.7682106449795" calcext:value-type="float">
            <text:p>48.7682106449795</text:p>
          </table:table-cell>
          <table:table-cell table:formula="of:=[$'Calculations Generation'.K21] *([$'Corrected Capacities'.$AR29]/[$'Corrected Capacities'.K29])" office:value-type="float" office:value="46.8160353839968" calcext:value-type="float">
            <text:p>46.8160353839968</text:p>
          </table:table-cell>
          <table:table-cell table:formula="of:=[$'Calculations Generation'.L21] *([$'Corrected Capacities'.$AR29]/[$'Corrected Capacities'.L29])" office:value-type="float" office:value="47.9692789115646" calcext:value-type="float">
            <text:p>47.9692789115646</text:p>
          </table:table-cell>
          <table:table-cell table:formula="of:=[$'Calculations Generation'.M21] *([$'Corrected Capacities'.$AR29]/[$'Corrected Capacities'.M29])" office:value-type="float" office:value="39.9784391488005" calcext:value-type="float">
            <text:p>39.9784391488005</text:p>
          </table:table-cell>
          <table:table-cell table:formula="of:=[$'Calculations Generation'.N21] *([$'Corrected Capacities'.$AR29]/[$'Corrected Capacities'.N29])" office:value-type="float" office:value="37.0981942457479" calcext:value-type="float">
            <text:p>37.0981942457479</text:p>
          </table:table-cell>
          <table:table-cell table:formula="of:=[$'Calculations Generation'.O21] *([$'Corrected Capacities'.$AR29]/[$'Corrected Capacities'.O29])" office:value-type="float" office:value="49.1181717617397" calcext:value-type="float">
            <text:p>49.1181717617397</text:p>
          </table:table-cell>
          <table:table-cell table:formula="of:=[$'Calculations Generation'.P21] *([$'Corrected Capacities'.$AR29]/[$'Corrected Capacities'.P29])" office:value-type="float" office:value="48.9720415159616" calcext:value-type="float">
            <text:p>48.9720415159616</text:p>
          </table:table-cell>
          <table:table-cell table:formula="of:=[$'Calculations Generation'.Q21] *([$'Corrected Capacities'.$AR29]/[$'Corrected Capacities'.Q29])" office:value-type="float" office:value="47.8098207694714" calcext:value-type="float">
            <text:p>47.8098207694714</text:p>
          </table:table-cell>
          <table:table-cell table:formula="of:=[$'Calculations Generation'.R21] *([$'Corrected Capacities'.$AR29]/[$'Corrected Capacities'.R29])" office:value-type="float" office:value="51.2369788557214" calcext:value-type="float">
            <text:p>51.2369788557214</text:p>
          </table:table-cell>
          <table:table-cell table:formula="of:=[$'Calculations Generation'.S21] *([$'Corrected Capacities'.$AR29]/[$'Corrected Capacities'.S29])" office:value-type="float" office:value="43.0128688676335" calcext:value-type="float">
            <text:p>43.0128688676335</text:p>
          </table:table-cell>
          <table:table-cell table:formula="of:=[$'Calculations Generation'.T21] *([$'Corrected Capacities'.$AR29]/[$'Corrected Capacities'.T29])" office:value-type="float" office:value="47.7287665205016" calcext:value-type="float">
            <text:p>47.7287665205016</text:p>
          </table:table-cell>
          <table:table-cell table:formula="of:=[$'Calculations Generation'.U21] *([$'Corrected Capacities'.$AR29]/[$'Corrected Capacities'.U29])" office:value-type="float" office:value="47.0149577917305" calcext:value-type="float">
            <text:p>47.0149577917305</text:p>
          </table:table-cell>
          <table:table-cell table:formula="of:=[$'Calculations Generation'.V21] *([$'Corrected Capacities'.$AR29]/[$'Corrected Capacities'.V29])" office:value-type="float" office:value="46.589497932302" calcext:value-type="float">
            <text:p>46.589497932302</text:p>
          </table:table-cell>
          <table:table-cell table:formula="of:=[$'Calculations Generation'.W21] *([$'Corrected Capacities'.$AR29]/[$'Corrected Capacities'.W29])" office:value-type="float" office:value="49.9018549601252" calcext:value-type="float">
            <text:p>49.9018549601252</text:p>
          </table:table-cell>
          <table:table-cell table:formula="of:=[$'Calculations Generation'.X21] *([$'Corrected Capacities'.$AR29]/[$'Corrected Capacities'.X29])" office:value-type="float" office:value="48.7279710209874" calcext:value-type="float">
            <text:p>48.7279710209874</text:p>
          </table:table-cell>
          <table:table-cell table:formula="of:=[$'Calculations Generation'.Y21] *([$'Corrected Capacities'.$AR29]/[$'Corrected Capacities'.Y29])" office:value-type="float" office:value="51.3437458382878" calcext:value-type="float">
            <text:p>51.3437458382878</text:p>
          </table:table-cell>
          <table:table-cell table:formula="of:=[$'Calculations Generation'.Z21] *([$'Corrected Capacities'.$AR29]/[$'Corrected Capacities'.Z29])" office:value-type="float" office:value="43.0239359740356" calcext:value-type="float">
            <text:p>43.0239359740356</text:p>
          </table:table-cell>
          <table:table-cell table:formula="of:=[$'Calculations Generation'.AA21] *([$'Corrected Capacities'.$AR29]/[$'Corrected Capacities'.AA29])" office:value-type="float" office:value="36.2315641830256" calcext:value-type="float">
            <text:p>36.2315641830256</text:p>
          </table:table-cell>
          <table:table-cell table:formula="of:=[$'Calculations Generation'.AB21] *([$'Corrected Capacities'.$AR29]/[$'Corrected Capacities'.AB29])" office:value-type="float" office:value="45.3164711001523" calcext:value-type="float">
            <text:p>45.3164711001523</text:p>
          </table:table-cell>
          <table:table-cell table:formula="of:=[$'Calculations Generation'.AC21] *([$'Corrected Capacities'.$AR29]/[$'Corrected Capacities'.AC29])" office:value-type="float" office:value="38.3228976241901" calcext:value-type="float">
            <text:p>38.3228976241901</text:p>
          </table:table-cell>
          <table:table-cell table:formula="of:=[$'Calculations Generation'.AD21] *([$'Corrected Capacities'.$AR29]/[$'Corrected Capacities'.AD29])" office:value-type="float" office:value="40.3600378474276" calcext:value-type="float">
            <text:p>40.3600378474276</text:p>
          </table:table-cell>
          <table:table-cell table:formula="of:=[$'Calculations Generation'.AE21] *([$'Corrected Capacities'.$AR29]/[$'Corrected Capacities'.AE29])" office:value-type="float" office:value="35.6834232667796" calcext:value-type="float">
            <text:p>35.6834232667796</text:p>
          </table:table-cell>
          <table:table-cell table:formula="of:=[$'Calculations Generation'.AF21] *([$'Corrected Capacities'.$AR29]/[$'Corrected Capacities'.AF29])" office:value-type="float" office:value="44.7359420332071" calcext:value-type="float">
            <text:p>44.7359420332071</text:p>
          </table:table-cell>
          <table:table-cell table:formula="of:=[$'Calculations Generation'.AG21] *([$'Corrected Capacities'.$AR29]/[$'Corrected Capacities'.AG29])" office:value-type="float" office:value="52.4502405438635" calcext:value-type="float">
            <text:p>52.4502405438635</text:p>
          </table:table-cell>
          <table:table-cell table:formula="of:=[$'Calculations Generation'.AH21] *([$'Corrected Capacities'.$AR29]/[$'Corrected Capacities'.AH29])" office:value-type="float" office:value="53.8740303377218" calcext:value-type="float">
            <text:p>53.8740303377218</text:p>
          </table:table-cell>
          <table:table-cell table:formula="of:=[$'Calculations Generation'.AI21] *([$'Corrected Capacities'.$AR29]/[$'Corrected Capacities'.AI29])" office:value-type="float" office:value="47.6501085859226" calcext:value-type="float">
            <text:p>47.6501085859226</text:p>
          </table:table-cell>
          <table:table-cell table:formula="of:=[$'Calculations Generation'.AJ21] *([$'Corrected Capacities'.$AR29]/[$'Corrected Capacities'.AJ29])" office:value-type="float" office:value="43.1434397905759" calcext:value-type="float">
            <text:p>43.1434397905759</text:p>
          </table:table-cell>
          <table:table-cell table:formula="of:=[$'Calculations Generation'.AK21] *([$'Corrected Capacities'.$AR29]/[$'Corrected Capacities'.AK29])" office:value-type="float" office:value="53.8873145205479" calcext:value-type="float">
            <text:p>53.8873145205479</text:p>
          </table:table-cell>
          <table:table-cell table:formula="of:=[$'Calculations Generation'.AL21] *([$'Corrected Capacities'.$AR29]/[$'Corrected Capacities'.AL29])" office:value-type="float" office:value="59.5657639183786" calcext:value-type="float">
            <text:p>59.5657639183786</text:p>
          </table:table-cell>
          <table:table-cell table:formula="of:=[$'Calculations Generation'.AM21] *([$'Corrected Capacities'.$AR29]/[$'Corrected Capacities'.AM29])" office:value-type="float" office:value="45.9445542821985" calcext:value-type="float">
            <text:p>45.9445542821985</text:p>
          </table:table-cell>
          <table:table-cell table:formula="of:=[$'Calculations Generation'.AN21] *([$'Corrected Capacities'.$AR29]/[$'Corrected Capacities'.AN29])" office:value-type="float" office:value="41.7750979547729" calcext:value-type="float">
            <text:p>41.7750979547729</text:p>
          </table:table-cell>
          <table:table-cell table:formula="of:=[$'Calculations Generation'.AO21] *([$'Corrected Capacities'.$AR29]/[$'Corrected Capacities'.AO29])" office:value-type="float" office:value="35.3602584605202" calcext:value-type="float">
            <text:p>35.3602584605202</text:p>
          </table:table-cell>
          <table:table-cell table:formula="of:=[$'Calculations Generation'.AP21] *([$'Corrected Capacities'.$AR29]/[$'Corrected Capacities'.AP29])" office:value-type="float" office:value="47.4274423685944" calcext:value-type="float">
            <text:p>47.4274423685944</text:p>
          </table:table-cell>
          <table:table-cell table:formula="of:=[$'Calculations Generation'.AQ21] *([$'Corrected Capacities'.$AR29]/[$'Corrected Capacities'.AQ29])" office:value-type="float" office:value="43.3552154219342" calcext:value-type="float">
            <text:p>43.3552154219342</text:p>
          </table:table-cell>
          <table:table-cell table:formula="of:=[$'Calculations Generation'.AR21] *([$'Corrected Capacities'.$AR29]/[$'Corrected Capacities'.AR29])" office:value-type="float" office:value="47.72" calcext:value-type="float">
            <text:p>47.72</text:p>
          </table:table-cell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Billion Kwh</text:p>
          </table:table-cell>
          <table:table-cell table:formula="of:=[$'Calculations Generation'.D22] *([$'Corrected Capacities'.$AR30]/[$'Corrected Capacities'.D30])" office:value-type="float" office:value="0.413525161290322" calcext:value-type="float">
            <text:p>0.413525161290322</text:p>
          </table:table-cell>
          <table:table-cell table:formula="of:=[$'Calculations Generation'.E22] *([$'Corrected Capacities'.$AR30]/[$'Corrected Capacities'.E30])" office:value-type="float" office:value="0.36864768" calcext:value-type="float">
            <text:p>0.36864768</text:p>
          </table:table-cell>
          <table:table-cell table:formula="of:=[$'Calculations Generation'.F22] *([$'Corrected Capacities'.$AR30]/[$'Corrected Capacities'.F30])" office:value-type="float" office:value="0.364108053007136" calcext:value-type="float">
            <text:p>0.364108053007136</text:p>
          </table:table-cell>
          <table:table-cell table:formula="of:=[$'Calculations Generation'.G22] *([$'Corrected Capacities'.$AR30]/[$'Corrected Capacities'.G30])" office:value-type="float" office:value="0.337974176010873" calcext:value-type="float">
            <text:p>0.337974176010873</text:p>
          </table:table-cell>
          <table:table-cell table:formula="of:=[$'Calculations Generation'.H22] *([$'Corrected Capacities'.$AR30]/[$'Corrected Capacities'.H30])" office:value-type="float" office:value="0.369455057939242" calcext:value-type="float">
            <text:p>0.369455057939242</text:p>
          </table:table-cell>
          <table:table-cell table:formula="of:=[$'Calculations Generation'.I22] *([$'Corrected Capacities'.$AR30]/[$'Corrected Capacities'.I30])" office:value-type="float" office:value="0.332748812351544" calcext:value-type="float">
            <text:p>0.332748812351544</text:p>
          </table:table-cell>
          <table:table-cell table:formula="of:=[$'Calculations Generation'.J22] *([$'Corrected Capacities'.$AR30]/[$'Corrected Capacities'.J30])" office:value-type="float" office:value="0.356704487722269" calcext:value-type="float">
            <text:p>0.356704487722269</text:p>
          </table:table-cell>
          <table:table-cell table:formula="of:=[$'Calculations Generation'.K22] *([$'Corrected Capacities'.$AR30]/[$'Corrected Capacities'.K30])" office:value-type="float" office:value="0.323606823720552" calcext:value-type="float">
            <text:p>0.323606823720552</text:p>
          </table:table-cell>
          <table:table-cell table:formula="of:=[$'Calculations Generation'.L22] *([$'Corrected Capacities'.$AR30]/[$'Corrected Capacities'.L30])" office:value-type="float" office:value="0.309023475409836" calcext:value-type="float">
            <text:p>0.309023475409836</text:p>
          </table:table-cell>
          <table:table-cell table:formula="of:=[$'Calculations Generation'.M22] *([$'Corrected Capacities'.$AR30]/[$'Corrected Capacities'.M30])" office:value-type="float" office:value="0.278370023419204" calcext:value-type="float">
            <text:p>0.278370023419204</text:p>
          </table:table-cell>
          <table:table-cell table:formula="of:=[$'Calculations Generation'.N22] *([$'Corrected Capacities'.$AR30]/[$'Corrected Capacities'.N30])" office:value-type="float" office:value="0.244150013539128" calcext:value-type="float">
            <text:p>0.244150013539128</text:p>
          </table:table-cell>
          <table:table-cell table:formula="of:=[$'Calculations Generation'.O22] *([$'Corrected Capacities'.$AR30]/[$'Corrected Capacities'.O30])" office:value-type="float" office:value="0.235779582994855" calcext:value-type="float">
            <text:p>0.235779582994855</text:p>
          </table:table-cell>
          <table:table-cell table:formula="of:=[$'Calculations Generation'.P22] *([$'Corrected Capacities'.$AR30]/[$'Corrected Capacities'.P30])" office:value-type="float" office:value="0.459182222222222" calcext:value-type="float">
            <text:p>0.459182222222222</text:p>
          </table:table-cell>
          <table:table-cell table:formula="of:=[$'Calculations Generation'.Q22] *([$'Corrected Capacities'.$AR30]/[$'Corrected Capacities'.Q30])" office:value-type="float" office:value="0.42504" calcext:value-type="float">
            <text:p>0.42504</text:p>
          </table:table-cell>
          <table:table-cell table:formula="of:=[$'Calculations Generation'.R22] *([$'Corrected Capacities'.$AR30]/[$'Corrected Capacities'.R30])" office:value-type="float" office:value="0.450432" calcext:value-type="float">
            <text:p>0.450432</text:p>
          </table:table-cell>
          <table:table-cell table:formula="of:=[$'Calculations Generation'.S22] *([$'Corrected Capacities'.$AR30]/[$'Corrected Capacities'.S30])" office:value-type="float" office:value="0.493569777777778" calcext:value-type="float">
            <text:p>0.493569777777778</text:p>
          </table:table-cell>
          <table:table-cell table:formula="of:=[$'Calculations Generation'.T22] *([$'Corrected Capacities'.$AR30]/[$'Corrected Capacities'.T30])" office:value-type="float" office:value="0.583320888888889" calcext:value-type="float">
            <text:p>0.583320888888889</text:p>
          </table:table-cell>
          <table:table-cell table:formula="of:=[$'Calculations Generation'.U22] *([$'Corrected Capacities'.$AR30]/[$'Corrected Capacities'.U30])" office:value-type="float" office:value="0.516672" calcext:value-type="float">
            <text:p>0.516672</text:p>
          </table:table-cell>
          <table:table-cell table:formula="of:=[$'Calculations Generation'.V22] *([$'Corrected Capacities'.$AR30]/[$'Corrected Capacities'.V30])" office:value-type="float" office:value="0.521864888888889" calcext:value-type="float">
            <text:p>0.521864888888889</text:p>
          </table:table-cell>
          <table:table-cell table:formula="of:=[$'Calculations Generation'.W22] *([$'Corrected Capacities'.$AR30]/[$'Corrected Capacities'.W30])" office:value-type="float" office:value="0.530642857142857" calcext:value-type="float">
            <text:p>0.530642857142857</text:p>
          </table:table-cell>
          <table:table-cell table:formula="of:=[$'Calculations Generation'.X22] *([$'Corrected Capacities'.$AR30]/[$'Corrected Capacities'.X30])" office:value-type="float" office:value="0.47602787456446" calcext:value-type="float">
            <text:p>0.47602787456446</text:p>
          </table:table-cell>
          <table:table-cell table:formula="of:=[$'Calculations Generation'.Y22] *([$'Corrected Capacities'.$AR30]/[$'Corrected Capacities'.Y30])" office:value-type="float" office:value="0.493898954703833" calcext:value-type="float">
            <text:p>0.493898954703833</text:p>
          </table:table-cell>
          <table:table-cell table:formula="of:=[$'Calculations Generation'.Z22] *([$'Corrected Capacities'.$AR30]/[$'Corrected Capacities'.Z30])" office:value-type="float" office:value="0.466130662020906" calcext:value-type="float">
            <text:p>0.466130662020906</text:p>
          </table:table-cell>
          <table:table-cell table:formula="of:=[$'Calculations Generation'.AA22] *([$'Corrected Capacities'.$AR30]/[$'Corrected Capacities'.AA30])" office:value-type="float" office:value="0.390759581881533" calcext:value-type="float">
            <text:p>0.390759581881533</text:p>
          </table:table-cell>
          <table:table-cell table:formula="of:=[$'Calculations Generation'.AB22] *([$'Corrected Capacities'.$AR30]/[$'Corrected Capacities'.AB30])" office:value-type="float" office:value="0.459165911151405" calcext:value-type="float">
            <text:p>0.459165911151405</text:p>
          </table:table-cell>
          <table:table-cell table:formula="of:=[$'Calculations Generation'.AC22] *([$'Corrected Capacities'.$AR30]/[$'Corrected Capacities'.AC30])" office:value-type="float" office:value="0.496783318223028" calcext:value-type="float">
            <text:p>0.496783318223028</text:p>
          </table:table-cell>
          <table:table-cell table:formula="of:=[$'Calculations Generation'.AD22] *([$'Corrected Capacities'.$AR30]/[$'Corrected Capacities'.AD30])" office:value-type="float" office:value="0.585150692541099" calcext:value-type="float">
            <text:p>0.585150692541099</text:p>
          </table:table-cell>
          <table:table-cell table:formula="of:=[$'Calculations Generation'.AE22] *([$'Corrected Capacities'.$AR30]/[$'Corrected Capacities'.AE30])" office:value-type="float" office:value="0.535664894682718" calcext:value-type="float">
            <text:p>0.535664894682718</text:p>
          </table:table-cell>
          <table:table-cell table:formula="of:=[$'Calculations Generation'.AF22] *([$'Corrected Capacities'.$AR30]/[$'Corrected Capacities'.AF30])" office:value-type="float" office:value="0.16046511627907" calcext:value-type="float">
            <text:p>0.16046511627907</text:p>
          </table:table-cell>
          <table:table-cell table:formula="of:=[$'Calculations Generation'.AG22] *([$'Corrected Capacities'.$AR30]/[$'Corrected Capacities'.AG30])" office:value-type="float" office:value="0.254604651162791" calcext:value-type="float">
            <text:p>0.254604651162791</text:p>
          </table:table-cell>
          <table:table-cell table:formula="of:=[$'Calculations Generation'.AH22] *([$'Corrected Capacities'.$AR30]/[$'Corrected Capacities'.AH30])" office:value-type="float" office:value="0.314844444444444" calcext:value-type="float">
            <text:p>0.314844444444444</text:p>
          </table:table-cell>
          <table:table-cell table:formula="of:=[$'Calculations Generation'.AI22] *([$'Corrected Capacities'.$AR30]/[$'Corrected Capacities'.AI30])" office:value-type="float" office:value="0.208" calcext:value-type="float">
            <text:p>0.208</text:p>
          </table:table-cell>
          <table:table-cell table:formula="of:=[$'Calculations Generation'.AJ22] *([$'Corrected Capacities'.$AR30]/[$'Corrected Capacities'.AJ30])" office:value-type="float" office:value="0.19" calcext:value-type="float">
            <text:p>0.19</text:p>
          </table:table-cell>
          <table:table-cell table:formula="of:=[$'Calculations Generation'.AK22] *([$'Corrected Capacities'.$AR30]/[$'Corrected Capacities'.AK30])" office:value-type="float" office:value="0.284" calcext:value-type="float">
            <text:p>0.284</text:p>
          </table:table-cell>
          <table:table-cell table:formula="of:=[$'Calculations Generation'.AL22] *([$'Corrected Capacities'.$AR30]/[$'Corrected Capacities'.AL30])" office:value-type="float" office:value="0.298" calcext:value-type="float">
            <text:p>0.298</text:p>
          </table:table-cell>
          <table:table-cell table:formula="of:=[$'Calculations Generation'.AM22] *([$'Corrected Capacities'.$AR30]/[$'Corrected Capacities'.AM30])" office:value-type="float" office:value="0" calcext:value-type="float">
            <text:p>0</text:p>
          </table:table-cell>
          <table:table-cell table:formula="of:=[$'Calculations Generation'.AN22] *([$'Corrected Capacities'.$AR30]/[$'Corrected Capacities'.AN30])" office:value-type="float" office:value="0" calcext:value-type="float">
            <text:p>0</text:p>
          </table:table-cell>
          <table:table-cell table:formula="of:=[$'Calculations Generation'.AO22] *([$'Corrected Capacities'.$AR30]/[$'Corrected Capacities'.AO30])" office:value-type="float" office:value="0" calcext:value-type="float">
            <text:p>0</text:p>
          </table:table-cell>
          <table:table-cell table:formula="of:=[$'Calculations Generation'.AP22] *([$'Corrected Capacities'.$AR30]/[$'Corrected Capacities'.AP30])" office:value-type="float" office:value="0" calcext:value-type="float">
            <text:p>0</text:p>
          </table:table-cell>
          <table:table-cell table:formula="of:=[$'Calculations Generation'.AQ22] *([$'Corrected Capacities'.$AR30]/[$'Corrected Capacities'.AQ30])" office:value-type="float" office:value="0" calcext:value-type="float">
            <text:p>0</text:p>
          </table:table-cell>
          <table:table-cell table:formula="of:=[$'Calculations Generation'.AR22] *([$'Corrected Capacities'.$AR30]/[$'Corrected Capacities'.AR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Billion Kwh</text:p>
          </table:table-cell>
          <table:table-cell table:formula="of:=[$'Calculations Generation'.D23] *([$'Corrected Capacities'.$AR31]/[$'Corrected Capacities'.D31])" office:value-type="float" office:value="2.6263162108072" calcext:value-type="float">
            <text:p>2.6263162108072</text:p>
          </table:table-cell>
          <table:table-cell table:formula="of:=[$'Calculations Generation'.E23] *([$'Corrected Capacities'.$AR31]/[$'Corrected Capacities'.E31])" office:value-type="float" office:value="2.6263162108072" calcext:value-type="float">
            <text:p>2.6263162108072</text:p>
          </table:table-cell>
          <table:table-cell table:formula="of:=[$'Calculations Generation'.F23] *([$'Corrected Capacities'.$AR31]/[$'Corrected Capacities'.F31])" office:value-type="float" office:value="2.6263162108072" calcext:value-type="float">
            <text:p>2.6263162108072</text:p>
          </table:table-cell>
          <table:table-cell table:formula="of:=[$'Calculations Generation'.G23] *([$'Corrected Capacities'.$AR31]/[$'Corrected Capacities'.G31])" office:value-type="float" office:value="2.6263162108072" calcext:value-type="float">
            <text:p>2.6263162108072</text:p>
          </table:table-cell>
          <table:table-cell table:formula="of:=[$'Calculations Generation'.H23] *([$'Corrected Capacities'.$AR31]/[$'Corrected Capacities'.H31])" office:value-type="float" office:value="2.6263162108072" calcext:value-type="float">
            <text:p>2.6263162108072</text:p>
          </table:table-cell>
          <table:table-cell table:formula="of:=[$'Calculations Generation'.I23] *([$'Corrected Capacities'.$AR31]/[$'Corrected Capacities'.I31])" office:value-type="float" office:value="2.6263162108072" calcext:value-type="float">
            <text:p>2.6263162108072</text:p>
          </table:table-cell>
          <table:table-cell table:formula="of:=[$'Calculations Generation'.J23] *([$'Corrected Capacities'.$AR31]/[$'Corrected Capacities'.J31])" office:value-type="float" office:value="2.6263162108072" calcext:value-type="float">
            <text:p>2.6263162108072</text:p>
          </table:table-cell>
          <table:table-cell table:formula="of:=[$'Calculations Generation'.K23] *([$'Corrected Capacities'.$AR31]/[$'Corrected Capacities'.K31])" office:value-type="float" office:value="2.6263162108072" calcext:value-type="float">
            <text:p>2.6263162108072</text:p>
          </table:table-cell>
          <table:table-cell table:formula="of:=[$'Calculations Generation'.L23] *([$'Corrected Capacities'.$AR31]/[$'Corrected Capacities'.L31])" office:value-type="float" office:value="2.6263162108072" calcext:value-type="float">
            <text:p>2.6263162108072</text:p>
          </table:table-cell>
          <table:table-cell table:formula="of:=[$'Calculations Generation'.M23] *([$'Corrected Capacities'.$AR31]/[$'Corrected Capacities'.M31])" office:value-type="float" office:value="2.6263162108072" calcext:value-type="float">
            <text:p>2.6263162108072</text:p>
          </table:table-cell>
          <table:table-cell table:formula="of:=[$'Calculations Generation'.N23] *([$'Corrected Capacities'.$AR31]/[$'Corrected Capacities'.N31])" office:value-type="float" office:value="2.6263162108072" calcext:value-type="float">
            <text:p>2.6263162108072</text:p>
          </table:table-cell>
          <table:table-cell table:formula="of:=[$'Calculations Generation'.O23] *([$'Corrected Capacities'.$AR31]/[$'Corrected Capacities'.O31])" office:value-type="float" office:value="2.6263162108072" calcext:value-type="float">
            <text:p>2.6263162108072</text:p>
          </table:table-cell>
          <table:table-cell table:formula="of:=[$'Calculations Generation'.P23] *([$'Corrected Capacities'.$AR31]/[$'Corrected Capacities'.P31])" office:value-type="float" office:value="2.6263162108072" calcext:value-type="float">
            <text:p>2.6263162108072</text:p>
          </table:table-cell>
          <table:table-cell table:formula="of:=[$'Calculations Generation'.Q23] *([$'Corrected Capacities'.$AR31]/[$'Corrected Capacities'.Q31])" office:value-type="float" office:value="2.98224468085106" calcext:value-type="float">
            <text:p>2.98224468085106</text:p>
          </table:table-cell>
          <table:table-cell table:formula="of:=[$'Calculations Generation'.R23] *([$'Corrected Capacities'.$AR31]/[$'Corrected Capacities'.R31])" office:value-type="float" office:value="3.42408499335989" calcext:value-type="float">
            <text:p>3.42408499335989</text:p>
          </table:table-cell>
          <table:table-cell table:formula="of:=[$'Calculations Generation'.S23] *([$'Corrected Capacities'.$AR31]/[$'Corrected Capacities'.S31])" office:value-type="float" office:value="3.01315450361604" calcext:value-type="float">
            <text:p>3.01315450361604</text:p>
          </table:table-cell>
          <table:table-cell table:formula="of:=[$'Calculations Generation'.T23] *([$'Corrected Capacities'.$AR31]/[$'Corrected Capacities'.T31])" office:value-type="float" office:value="1.90757133464826" calcext:value-type="float">
            <text:p>1.90757133464826</text:p>
          </table:table-cell>
          <table:table-cell table:formula="of:=[$'Calculations Generation'.U23] *([$'Corrected Capacities'.$AR31]/[$'Corrected Capacities'.U31])" office:value-type="float" office:value="3.0968876933423" calcext:value-type="float">
            <text:p>3.0968876933423</text:p>
          </table:table-cell>
          <table:table-cell table:formula="of:=[$'Calculations Generation'.V23] *([$'Corrected Capacities'.$AR31]/[$'Corrected Capacities'.V31])" office:value-type="float" office:value="3.10628872775214" calcext:value-type="float">
            <text:p>3.10628872775214</text:p>
          </table:table-cell>
          <table:table-cell table:formula="of:=[$'Calculations Generation'.W23] *([$'Corrected Capacities'.$AR31]/[$'Corrected Capacities'.W31])" office:value-type="float" office:value="2.82396848325673" calcext:value-type="float">
            <text:p>2.82396848325673</text:p>
          </table:table-cell>
          <table:table-cell table:formula="of:=[$'Calculations Generation'.X23] *([$'Corrected Capacities'.$AR31]/[$'Corrected Capacities'.X31])" office:value-type="float" office:value="2.88812606697308" calcext:value-type="float">
            <text:p>2.88812606697308</text:p>
          </table:table-cell>
          <table:table-cell table:formula="of:=[$'Calculations Generation'.Y23] *([$'Corrected Capacities'.$AR31]/[$'Corrected Capacities'.Y31])" office:value-type="float" office:value="2.82471565495208" calcext:value-type="float">
            <text:p>2.82471565495208</text:p>
          </table:table-cell>
          <table:table-cell table:formula="of:=[$'Calculations Generation'.Z23] *([$'Corrected Capacities'.$AR31]/[$'Corrected Capacities'.Z31])" office:value-type="float" office:value="2.45513610223642" calcext:value-type="float">
            <text:p>2.45513610223642</text:p>
          </table:table-cell>
          <table:table-cell table:formula="of:=[$'Calculations Generation'.AA23] *([$'Corrected Capacities'.$AR31]/[$'Corrected Capacities'.AA31])" office:value-type="float" office:value="2.29991411841249" calcext:value-type="float">
            <text:p>2.29991411841249</text:p>
          </table:table-cell>
          <table:table-cell table:formula="of:=[$'Calculations Generation'.AB23] *([$'Corrected Capacities'.$AR31]/[$'Corrected Capacities'.AB31])" office:value-type="float" office:value="3.15815625" calcext:value-type="float">
            <text:p>3.15815625</text:p>
          </table:table-cell>
          <table:table-cell table:formula="of:=[$'Calculations Generation'.AC23] *([$'Corrected Capacities'.$AR31]/[$'Corrected Capacities'.AC31])" office:value-type="float" office:value="3.37875520833333" calcext:value-type="float">
            <text:p>3.37875520833333</text:p>
          </table:table-cell>
          <table:table-cell table:formula="of:=[$'Calculations Generation'.AD23] *([$'Corrected Capacities'.$AR31]/[$'Corrected Capacities'.AD31])" office:value-type="float" office:value="2.74055729166667" calcext:value-type="float">
            <text:p>2.74055729166667</text:p>
          </table:table-cell>
          <table:table-cell table:formula="of:=[$'Calculations Generation'.AE23] *([$'Corrected Capacities'.$AR31]/[$'Corrected Capacities'.AE31])" office:value-type="float" office:value="2.77646875" calcext:value-type="float">
            <text:p>2.77646875</text:p>
          </table:table-cell>
          <table:table-cell table:formula="of:=[$'Calculations Generation'.AF23] *([$'Corrected Capacities'.$AR31]/[$'Corrected Capacities'.AF31])" office:value-type="float" office:value="3.15815625" calcext:value-type="float">
            <text:p>3.15815625</text:p>
          </table:table-cell>
          <table:table-cell table:formula="of:=[$'Calculations Generation'.AG23] *([$'Corrected Capacities'.$AR31]/[$'Corrected Capacities'.AG31])" office:value-type="float" office:value="3.51111458333333" calcext:value-type="float">
            <text:p>3.51111458333333</text:p>
          </table:table-cell>
          <table:table-cell table:formula="of:=[$'Calculations Generation'.AH23] *([$'Corrected Capacities'.$AR31]/[$'Corrected Capacities'.AH31])" office:value-type="float" office:value="3.488" calcext:value-type="float">
            <text:p>3.488</text:p>
          </table:table-cell>
          <table:table-cell table:formula="of:=[$'Calculations Generation'.AI23] *([$'Corrected Capacities'.$AR31]/[$'Corrected Capacities'.AI31])" office:value-type="float" office:value="2.857" calcext:value-type="float">
            <text:p>2.857</text:p>
          </table:table-cell>
          <table:table-cell table:formula="of:=[$'Calculations Generation'.AJ23] *([$'Corrected Capacities'.$AR31]/[$'Corrected Capacities'.AJ31])" office:value-type="float" office:value="3.677" calcext:value-type="float">
            <text:p>3.677</text:p>
          </table:table-cell>
          <table:table-cell table:formula="of:=[$'Calculations Generation'.AK23] *([$'Corrected Capacities'.$AR31]/[$'Corrected Capacities'.AK31])" office:value-type="float" office:value="2.81832892249527" calcext:value-type="float">
            <text:p>2.81832892249527</text:p>
          </table:table-cell>
          <table:table-cell table:formula="of:=[$'Calculations Generation'.AL23] *([$'Corrected Capacities'.$AR31]/[$'Corrected Capacities'.AL31])" office:value-type="float" office:value="1.93824181360202" calcext:value-type="float">
            <text:p>1.93824181360202</text:p>
          </table:table-cell>
          <table:table-cell table:formula="of:=[$'Calculations Generation'.AM23] *([$'Corrected Capacities'.$AR31]/[$'Corrected Capacities'.AM31])" office:value-type="float" office:value="1.82708816120907" calcext:value-type="float">
            <text:p>1.82708816120907</text:p>
          </table:table-cell>
          <table:table-cell table:formula="of:=[$'Calculations Generation'.AN23] *([$'Corrected Capacities'.$AR31]/[$'Corrected Capacities'.AN31])" office:value-type="float" office:value="2.54235805626598" calcext:value-type="float">
            <text:p>2.54235805626598</text:p>
          </table:table-cell>
          <table:table-cell table:formula="of:=[$'Calculations Generation'.AO23] *([$'Corrected Capacities'.$AR31]/[$'Corrected Capacities'.AO31])" office:value-type="float" office:value="4.38942199488491" calcext:value-type="float">
            <text:p>4.38942199488491</text:p>
          </table:table-cell>
          <table:table-cell table:formula="of:=[$'Calculations Generation'.AP23] *([$'Corrected Capacities'.$AR31]/[$'Corrected Capacities'.AP31])" office:value-type="float" office:value="2.43398849840256" calcext:value-type="float">
            <text:p>2.43398849840256</text:p>
          </table:table-cell>
          <table:table-cell table:formula="of:=[$'Calculations Generation'.AQ23] *([$'Corrected Capacities'.$AR31]/[$'Corrected Capacities'.AQ31])" office:value-type="float" office:value="2.10158844728435" calcext:value-type="float">
            <text:p>2.10158844728435</text:p>
          </table:table-cell>
          <table:table-cell table:formula="of:=[$'Calculations Generation'.AR23] *([$'Corrected Capacities'.$AR31]/[$'Corrected Capacities'.AR31])"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Billion Kwh</text:p>
          </table:table-cell>
          <table:table-cell table:formula="of:=[$'Calculations Generation'.D24] *([$'Corrected Capacities'.$AR32]/[$'Corrected Capacities'.D32])" office:value-type="float" office:value="0.337056603773585" calcext:value-type="float">
            <text:p>0.337056603773585</text:p>
          </table:table-cell>
          <table:table-cell table:formula="of:=[$'Calculations Generation'.E24] *([$'Corrected Capacities'.$AR32]/[$'Corrected Capacities'.E32])" office:value-type="float" office:value="0.337056603773585" calcext:value-type="float">
            <text:p>0.337056603773585</text:p>
          </table:table-cell>
          <table:table-cell table:formula="of:=[$'Calculations Generation'.F24] *([$'Corrected Capacities'.$AR32]/[$'Corrected Capacities'.F32])" office:value-type="float" office:value="0.337056603773585" calcext:value-type="float">
            <text:p>0.337056603773585</text:p>
          </table:table-cell>
          <table:table-cell table:formula="of:=[$'Calculations Generation'.G24] *([$'Corrected Capacities'.$AR32]/[$'Corrected Capacities'.G32])" office:value-type="float" office:value="0.337056603773585" calcext:value-type="float">
            <text:p>0.337056603773585</text:p>
          </table:table-cell>
          <table:table-cell table:formula="of:=[$'Calculations Generation'.H24] *([$'Corrected Capacities'.$AR32]/[$'Corrected Capacities'.H32])" office:value-type="float" office:value="0.337056603773585" calcext:value-type="float">
            <text:p>0.337056603773585</text:p>
          </table:table-cell>
          <table:table-cell table:formula="of:=[$'Calculations Generation'.I24] *([$'Corrected Capacities'.$AR32]/[$'Corrected Capacities'.I32])" office:value-type="float" office:value="0.337056603773585" calcext:value-type="float">
            <text:p>0.337056603773585</text:p>
          </table:table-cell>
          <table:table-cell table:formula="of:=[$'Calculations Generation'.J24] *([$'Corrected Capacities'.$AR32]/[$'Corrected Capacities'.J32])" office:value-type="float" office:value="0.337056603773585" calcext:value-type="float">
            <text:p>0.337056603773585</text:p>
          </table:table-cell>
          <table:table-cell table:formula="of:=[$'Calculations Generation'.K24] *([$'Corrected Capacities'.$AR32]/[$'Corrected Capacities'.K32])" office:value-type="float" office:value="0.337056603773585" calcext:value-type="float">
            <text:p>0.337056603773585</text:p>
          </table:table-cell>
          <table:table-cell table:formula="of:=[$'Calculations Generation'.L24] *([$'Corrected Capacities'.$AR32]/[$'Corrected Capacities'.L32])" office:value-type="float" office:value="0.337056603773585" calcext:value-type="float">
            <text:p>0.337056603773585</text:p>
          </table:table-cell>
          <table:table-cell table:formula="of:=[$'Calculations Generation'.M24] *([$'Corrected Capacities'.$AR32]/[$'Corrected Capacities'.M32])" office:value-type="float" office:value="0.337056603773585" calcext:value-type="float">
            <text:p>0.337056603773585</text:p>
          </table:table-cell>
          <table:table-cell table:formula="of:=[$'Calculations Generation'.N24] *([$'Corrected Capacities'.$AR32]/[$'Corrected Capacities'.N32])" office:value-type="float" office:value="0.337056603773585" calcext:value-type="float">
            <text:p>0.337056603773585</text:p>
          </table:table-cell>
          <table:table-cell table:formula="of:=[$'Calculations Generation'.O24] *([$'Corrected Capacities'.$AR32]/[$'Corrected Capacities'.O32])" office:value-type="float" office:value="0.337056603773585" calcext:value-type="float">
            <text:p>0.337056603773585</text:p>
          </table:table-cell>
          <table:table-cell table:formula="of:=[$'Calculations Generation'.P24] *([$'Corrected Capacities'.$AR32]/[$'Corrected Capacities'.P32])" office:value-type="float" office:value="0.337056603773585" calcext:value-type="float">
            <text:p>0.337056603773585</text:p>
          </table:table-cell>
          <table:table-cell table:formula="of:=[$'Calculations Generation'.Q24] *([$'Corrected Capacities'.$AR32]/[$'Corrected Capacities'.Q32])" office:value-type="float" office:value="0.425698113207547" calcext:value-type="float">
            <text:p>0.425698113207547</text:p>
          </table:table-cell>
          <table:table-cell table:formula="of:=[$'Calculations Generation'.R24] *([$'Corrected Capacities'.$AR32]/[$'Corrected Capacities'.R32])" office:value-type="float" office:value="0.480111111111111" calcext:value-type="float">
            <text:p>0.480111111111111</text:p>
          </table:table-cell>
          <table:table-cell table:formula="of:=[$'Calculations Generation'.S24] *([$'Corrected Capacities'.$AR32]/[$'Corrected Capacities'.S32])" office:value-type="float" office:value="0.396333333333333" calcext:value-type="float">
            <text:p>0.396333333333333</text:p>
          </table:table-cell>
          <table:table-cell table:formula="of:=[$'Calculations Generation'.T24] *([$'Corrected Capacities'.$AR32]/[$'Corrected Capacities'.T32])" office:value-type="float" office:value="0.346925925925926" calcext:value-type="float">
            <text:p>0.346925925925926</text:p>
          </table:table-cell>
          <table:table-cell table:formula="of:=[$'Calculations Generation'.U24] *([$'Corrected Capacities'.$AR32]/[$'Corrected Capacities'.U32])" office:value-type="float" office:value="0.312555555555556" calcext:value-type="float">
            <text:p>0.312555555555556</text:p>
          </table:table-cell>
          <table:table-cell table:formula="of:=[$'Calculations Generation'.V24] *([$'Corrected Capacities'.$AR32]/[$'Corrected Capacities'.V32])" office:value-type="float" office:value="0.443592592592593" calcext:value-type="float">
            <text:p>0.443592592592593</text:p>
          </table:table-cell>
          <table:table-cell table:formula="of:=[$'Calculations Generation'.W24] *([$'Corrected Capacities'.$AR32]/[$'Corrected Capacities'.W32])" office:value-type="float" office:value="0.423607142857143" calcext:value-type="float">
            <text:p>0.423607142857143</text:p>
          </table:table-cell>
          <table:table-cell table:formula="of:=[$'Calculations Generation'.X24] *([$'Corrected Capacities'.$AR32]/[$'Corrected Capacities'.X32])" office:value-type="float" office:value="0.348" calcext:value-type="float">
            <text:p>0.348</text:p>
          </table:table-cell>
          <table:table-cell table:formula="of:=[$'Calculations Generation'.Y24] *([$'Corrected Capacities'.$AR32]/[$'Corrected Capacities'.Y32])" office:value-type="float" office:value="0.330548672566372" calcext:value-type="float">
            <text:p>0.330548672566372</text:p>
          </table:table-cell>
          <table:table-cell table:formula="of:=[$'Calculations Generation'.Z24] *([$'Corrected Capacities'.$AR32]/[$'Corrected Capacities'.Z32])" office:value-type="float" office:value="0.394174757281553" calcext:value-type="float">
            <text:p>0.394174757281553</text:p>
          </table:table-cell>
          <table:table-cell table:formula="of:=[$'Calculations Generation'.AA24] *([$'Corrected Capacities'.$AR32]/[$'Corrected Capacities'.AA32])" office:value-type="float" office:value="0.343743119266055" calcext:value-type="float">
            <text:p>0.343743119266055</text:p>
          </table:table-cell>
          <table:table-cell table:formula="of:=[$'Calculations Generation'.AB24] *([$'Corrected Capacities'.$AR32]/[$'Corrected Capacities'.AB32])" office:value-type="float" office:value="0.439745454545455" calcext:value-type="float">
            <text:p>0.439745454545455</text:p>
          </table:table-cell>
          <table:table-cell table:formula="of:=[$'Calculations Generation'.AC24] *([$'Corrected Capacities'.$AR32]/[$'Corrected Capacities'.AC32])" office:value-type="float" office:value="0.442379384615385" calcext:value-type="float">
            <text:p>0.442379384615385</text:p>
          </table:table-cell>
          <table:table-cell table:formula="of:=[$'Calculations Generation'.AD24] *([$'Corrected Capacities'.$AR32]/[$'Corrected Capacities'.AD32])" office:value-type="float" office:value="0.389641025641026" calcext:value-type="float">
            <text:p>0.389641025641026</text:p>
          </table:table-cell>
          <table:table-cell table:formula="of:=[$'Calculations Generation'.AE24] *([$'Corrected Capacities'.$AR32]/[$'Corrected Capacities'.AE32])" office:value-type="float" office:value="0.420626086956522" calcext:value-type="float">
            <text:p>0.420626086956522</text:p>
          </table:table-cell>
          <table:table-cell table:formula="of:=[$'Calculations Generation'.AF24] *([$'Corrected Capacities'.$AR32]/[$'Corrected Capacities'.AF32])" office:value-type="float" office:value="0.401460869565217" calcext:value-type="float">
            <text:p>0.401460869565217</text:p>
          </table:table-cell>
          <table:table-cell table:formula="of:=[$'Calculations Generation'.AG24] *([$'Corrected Capacities'.$AR32]/[$'Corrected Capacities'.AG32])" office:value-type="float" office:value="0.42" calcext:value-type="float">
            <text:p>0.42</text:p>
          </table:table-cell>
          <table:table-cell table:formula="of:=[$'Calculations Generation'.AH24] *([$'Corrected Capacities'.$AR32]/[$'Corrected Capacities'.AH32])" office:value-type="float" office:value="0.535" calcext:value-type="float">
            <text:p>0.535</text:p>
          </table:table-cell>
          <table:table-cell table:formula="of:=[$'Calculations Generation'.AI24] *([$'Corrected Capacities'.$AR32]/[$'Corrected Capacities'.AI32])" office:value-type="float" office:value="0.475" calcext:value-type="float">
            <text:p>0.475</text:p>
          </table:table-cell>
          <table:table-cell table:formula="of:=[$'Calculations Generation'.AJ24] *([$'Corrected Capacities'.$AR32]/[$'Corrected Capacities'.AJ32])" office:value-type="float" office:value="0.419" calcext:value-type="float">
            <text:p>0.419</text:p>
          </table:table-cell>
          <table:table-cell table:formula="of:=[$'Calculations Generation'.AK24] *([$'Corrected Capacities'.$AR32]/[$'Corrected Capacities'.AK32])" office:value-type="float" office:value="0.516" calcext:value-type="float">
            <text:p>0.516</text:p>
          </table:table-cell>
          <table:table-cell table:formula="of:=[$'Calculations Generation'.AL24] *([$'Corrected Capacities'.$AR32]/[$'Corrected Capacities'.AL32])" office:value-type="float" office:value="0.391623931623932" calcext:value-type="float">
            <text:p>0.391623931623932</text:p>
          </table:table-cell>
          <table:table-cell table:formula="of:=[$'Calculations Generation'.AM24] *([$'Corrected Capacities'.$AR32]/[$'Corrected Capacities'.AM32])" office:value-type="float" office:value="0.343042735042735" calcext:value-type="float">
            <text:p>0.343042735042735</text:p>
          </table:table-cell>
          <table:table-cell table:formula="of:=[$'Calculations Generation'.AN24] *([$'Corrected Capacities'.$AR32]/[$'Corrected Capacities'.AN32])" office:value-type="float" office:value="0.446153846153846" calcext:value-type="float">
            <text:p>0.446153846153846</text:p>
          </table:table-cell>
          <table:table-cell table:formula="of:=[$'Calculations Generation'.AO24] *([$'Corrected Capacities'.$AR32]/[$'Corrected Capacities'.AO32])" office:value-type="float" office:value="0.591897435897436" calcext:value-type="float">
            <text:p>0.591897435897436</text:p>
          </table:table-cell>
          <table:table-cell table:formula="of:=[$'Calculations Generation'.AP24] *([$'Corrected Capacities'.$AR32]/[$'Corrected Capacities'.AP32])" office:value-type="float" office:value="0.423350427350427" calcext:value-type="float">
            <text:p>0.423350427350427</text:p>
          </table:table-cell>
          <table:table-cell table:formula="of:=[$'Calculations Generation'.AQ24] *([$'Corrected Capacities'.$AR32]/[$'Corrected Capacities'.AQ32])" office:value-type="float" office:value="0.339612307692308" calcext:value-type="float">
            <text:p>0.339612307692308</text:p>
          </table:table-cell>
          <table:table-cell table:formula="of:=[$'Calculations Generation'.AR24] *([$'Corrected Capacities'.$AR32]/[$'Corrected Capacities'.AR32])" office:value-type="float" office:value="1.06" calcext:value-type="float">
            <text:p>1.06</text:p>
          </table:table-cell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Billion Kwh</text:p>
          </table:table-cell>
          <table:table-cell table:formula="of:=[$'Calculations Generation'.D25] *([$'Corrected Capacities'.$AR33]/[$'Corrected Capacities'.D33])" office:value-type="float" office:value="0.100827586206897" calcext:value-type="float">
            <text:p>0.100827586206897</text:p>
          </table:table-cell>
          <table:table-cell table:formula="of:=[$'Calculations Generation'.E25] *([$'Corrected Capacities'.$AR33]/[$'Corrected Capacities'.E33])" office:value-type="float" office:value="0.111379310344828" calcext:value-type="float">
            <text:p>0.111379310344828</text:p>
          </table:table-cell>
          <table:table-cell table:formula="of:=[$'Calculations Generation'.F25] *([$'Corrected Capacities'.$AR33]/[$'Corrected Capacities'.F33])" office:value-type="float" office:value="0.0984827586206897" calcext:value-type="float">
            <text:p>0.09848275862069</text:p>
          </table:table-cell>
          <table:table-cell table:formula="of:=[$'Calculations Generation'.G25] *([$'Corrected Capacities'.$AR33]/[$'Corrected Capacities'.G33])" office:value-type="float" office:value="0.0881875" calcext:value-type="float">
            <text:p>0.0881875</text:p>
          </table:table-cell>
          <table:table-cell table:formula="of:=[$'Calculations Generation'.H25] *([$'Corrected Capacities'.$AR33]/[$'Corrected Capacities'.H33])" office:value-type="float" office:value="0.0935" calcext:value-type="float">
            <text:p>0.0935</text:p>
          </table:table-cell>
          <table:table-cell table:formula="of:=[$'Calculations Generation'.I25] *([$'Corrected Capacities'.$AR33]/[$'Corrected Capacities'.I33])" office:value-type="float" office:value="0.0754375" calcext:value-type="float">
            <text:p>0.0754375</text:p>
          </table:table-cell>
          <table:table-cell table:formula="of:=[$'Calculations Generation'.J25] *([$'Corrected Capacities'.$AR33]/[$'Corrected Capacities'.J33])" office:value-type="float" office:value="0.08925" calcext:value-type="float">
            <text:p>0.08925</text:p>
          </table:table-cell>
          <table:table-cell table:formula="of:=[$'Calculations Generation'.K25] *([$'Corrected Capacities'.$AR33]/[$'Corrected Capacities'.K33])" office:value-type="float" office:value="0.1073125" calcext:value-type="float">
            <text:p>0.1073125</text:p>
          </table:table-cell>
          <table:table-cell table:formula="of:=[$'Calculations Generation'.L25] *([$'Corrected Capacities'.$AR33]/[$'Corrected Capacities'.L33])" office:value-type="float" office:value="0.1030625" calcext:value-type="float">
            <text:p>0.1030625</text:p>
          </table:table-cell>
          <table:table-cell table:formula="of:=[$'Calculations Generation'.M25] *([$'Corrected Capacities'.$AR33]/[$'Corrected Capacities'.M33])" office:value-type="float" office:value="0.0765" calcext:value-type="float">
            <text:p>0.0765</text:p>
          </table:table-cell>
          <table:table-cell table:formula="of:=[$'Calculations Generation'.N25] *([$'Corrected Capacities'.$AR33]/[$'Corrected Capacities'.N33])" office:value-type="float" office:value="0.07" calcext:value-type="float">
            <text:p>0.07</text:p>
          </table:table-cell>
          <table:table-cell table:formula="of:=[$'Calculations Generation'.O25] *([$'Corrected Capacities'.$AR33]/[$'Corrected Capacities'.O33])" office:value-type="float" office:value="0.083" calcext:value-type="float">
            <text:p>0.083</text:p>
          </table:table-cell>
          <table:table-cell table:formula="of:=[$'Calculations Generation'.P25] *([$'Corrected Capacities'.$AR33]/[$'Corrected Capacities'.P33])" office:value-type="float" office:value="0.069" calcext:value-type="float">
            <text:p>0.069</text:p>
          </table:table-cell>
          <table:table-cell table:formula="of:=[$'Calculations Generation'.Q25] *([$'Corrected Capacities'.$AR33]/[$'Corrected Capacities'.Q33])" office:value-type="float" office:value="0.066" calcext:value-type="float">
            <text:p>0.066</text:p>
          </table:table-cell>
          <table:table-cell table:formula="of:=[$'Calculations Generation'.R25] *([$'Corrected Capacities'.$AR33]/[$'Corrected Capacities'.R33])" office:value-type="float" office:value="0.117" calcext:value-type="float">
            <text:p>0.117</text:p>
          </table:table-cell>
          <table:table-cell table:formula="of:=[$'Calculations Generation'.S25] *([$'Corrected Capacities'.$AR33]/[$'Corrected Capacities'.S33])" office:value-type="float" office:value="0.087" calcext:value-type="float">
            <text:p>0.087</text:p>
          </table:table-cell>
          <table:table-cell table:formula="of:=[$'Calculations Generation'.T25] *([$'Corrected Capacities'.$AR33]/[$'Corrected Capacities'.T33])" office:value-type="float" office:value="0.059" calcext:value-type="float">
            <text:p>0.059</text:p>
          </table:table-cell>
          <table:table-cell table:formula="of:=[$'Calculations Generation'.U25] *([$'Corrected Capacities'.$AR33]/[$'Corrected Capacities'.U33])" office:value-type="float" office:value="0.0714871794871795" calcext:value-type="float">
            <text:p>0.07148717948718</text:p>
          </table:table-cell>
          <table:table-cell table:formula="of:=[$'Calculations Generation'.V25] *([$'Corrected Capacities'.$AR33]/[$'Corrected Capacities'.V33])" office:value-type="float" office:value="0.0993846153846154" calcext:value-type="float">
            <text:p>0.099384615384615</text:p>
          </table:table-cell>
          <table:table-cell table:formula="of:=[$'Calculations Generation'.W25] *([$'Corrected Capacities'.$AR33]/[$'Corrected Capacities'.W33])" office:value-type="float" office:value="0.0732307692307692" calcext:value-type="float">
            <text:p>0.073230769230769</text:p>
          </table:table-cell>
          <table:table-cell table:formula="of:=[$'Calculations Generation'.X25] *([$'Corrected Capacities'.$AR33]/[$'Corrected Capacities'.X33])" office:value-type="float" office:value="0.10374358974359" calcext:value-type="float">
            <text:p>0.10374358974359</text:p>
          </table:table-cell>
          <table:table-cell table:formula="of:=[$'Calculations Generation'.Y25] *([$'Corrected Capacities'.$AR33]/[$'Corrected Capacities'.Y33])" office:value-type="float" office:value="0.117" calcext:value-type="float">
            <text:p>0.117</text:p>
          </table:table-cell>
          <table:table-cell table:formula="of:=[$'Calculations Generation'.Z25] *([$'Corrected Capacities'.$AR33]/[$'Corrected Capacities'.Z33])" office:value-type="float" office:value="0.098" calcext:value-type="float">
            <text:p>0.098</text:p>
          </table:table-cell>
          <table:table-cell table:formula="of:=[$'Calculations Generation'.AA25] *([$'Corrected Capacities'.$AR33]/[$'Corrected Capacities'.AA33])" office:value-type="float" office:value="0.078" calcext:value-type="float">
            <text:p>0.078</text:p>
          </table:table-cell>
          <table:table-cell table:formula="of:=[$'Calculations Generation'.AB25] *([$'Corrected Capacities'.$AR33]/[$'Corrected Capacities'.AB33])" office:value-type="float" office:value="0.103" calcext:value-type="float">
            <text:p>0.103</text:p>
          </table:table-cell>
          <table:table-cell table:formula="of:=[$'Calculations Generation'.AC25] *([$'Corrected Capacities'.$AR33]/[$'Corrected Capacities'.AC33])" office:value-type="float" office:value="0.093" calcext:value-type="float">
            <text:p>0.093</text:p>
          </table:table-cell>
          <table:table-cell table:formula="of:=[$'Calculations Generation'.AD25] *([$'Corrected Capacities'.$AR33]/[$'Corrected Capacities'.AD33])" office:value-type="float" office:value="0.11" calcext:value-type="float">
            <text:p>0.11</text:p>
          </table:table-cell>
          <table:table-cell table:formula="of:=[$'Calculations Generation'.AE25] *([$'Corrected Capacities'.$AR33]/[$'Corrected Capacities'.AE33])" office:value-type="float" office:value="0.116" calcext:value-type="float">
            <text:p>0.116</text:p>
          </table:table-cell>
          <table:table-cell table:formula="of:=[$'Calculations Generation'.AF25] *([$'Corrected Capacities'.$AR33]/[$'Corrected Capacities'.AF33])" office:value-type="float" office:value="0.131" calcext:value-type="float">
            <text:p>0.131</text:p>
          </table:table-cell>
          <table:table-cell table:formula="of:=[$'Calculations Generation'.AG25] *([$'Corrected Capacities'.$AR33]/[$'Corrected Capacities'.AG33])" office:value-type="float" office:value="0.105" calcext:value-type="float">
            <text:p>0.105</text:p>
          </table:table-cell>
          <table:table-cell table:formula="of:=[$'Calculations Generation'.AH25] *([$'Corrected Capacities'.$AR33]/[$'Corrected Capacities'.AH33])" office:value-type="float" office:value="0.104" calcext:value-type="float">
            <text:p>0.104</text:p>
          </table:table-cell>
          <table:table-cell table:formula="of:=[$'Calculations Generation'.AI25] *([$'Corrected Capacities'.$AR33]/[$'Corrected Capacities'.AI33])" office:value-type="float" office:value="0.061" calcext:value-type="float">
            <text:p>0.061</text:p>
          </table:table-cell>
          <table:table-cell table:formula="of:=[$'Calculations Generation'.AJ25] *([$'Corrected Capacities'.$AR33]/[$'Corrected Capacities'.AJ33])" office:value-type="float" office:value="0.095" calcext:value-type="float">
            <text:p>0.095</text:p>
          </table:table-cell>
          <table:table-cell table:formula="of:=[$'Calculations Generation'.AK25] *([$'Corrected Capacities'.$AR33]/[$'Corrected Capacities'.AK33])" office:value-type="float" office:value="0.114" calcext:value-type="float">
            <text:p>0.114</text:p>
          </table:table-cell>
          <table:table-cell table:formula="of:=[$'Calculations Generation'.AL25] *([$'Corrected Capacities'.$AR33]/[$'Corrected Capacities'.AL33])" office:value-type="float" office:value="0.104" calcext:value-type="float">
            <text:p>0.104</text:p>
          </table:table-cell>
          <table:table-cell table:formula="of:=[$'Calculations Generation'.AM25] *([$'Corrected Capacities'.$AR33]/[$'Corrected Capacities'.AM33])" office:value-type="float" office:value="0.095" calcext:value-type="float">
            <text:p>0.095</text:p>
          </table:table-cell>
          <table:table-cell table:formula="of:=[$'Calculations Generation'.AN25] *([$'Corrected Capacities'.$AR33]/[$'Corrected Capacities'.AN33])" office:value-type="float" office:value="0.111" calcext:value-type="float">
            <text:p>0.111</text:p>
          </table:table-cell>
          <table:table-cell table:formula="of:=[$'Calculations Generation'.AO25] *([$'Corrected Capacities'.$AR33]/[$'Corrected Capacities'.AO33])" office:value-type="float" office:value="0.0796571428571429" calcext:value-type="float">
            <text:p>0.079657142857143</text:p>
          </table:table-cell>
          <table:table-cell table:formula="of:=[$'Calculations Generation'.AP25] *([$'Corrected Capacities'.$AR33]/[$'Corrected Capacities'.AP33])" office:value-type="float" office:value="0.089" calcext:value-type="float">
            <text:p>0.089</text:p>
          </table:table-cell>
          <table:table-cell table:formula="of:=[$'Calculations Generation'.AQ25] *([$'Corrected Capacities'.$AR33]/[$'Corrected Capacities'.AQ33])" office:value-type="float" office:value="0.10593" calcext:value-type="float">
            <text:p>0.10593</text:p>
          </table:table-cell>
          <table:table-cell table:formula="of:=[$'Calculations Generation'.AR25] *([$'Corrected Capacities'.$AR33]/[$'Corrected Capacities'.AR33])"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Billion Kwh</text:p>
          </table:table-cell>
          <table:table-cell table:formula="of:=[$'Calculations Generation'.D26] *([$'Corrected Capacities'.$AR34]/[$'Corrected Capacities'.D34])" office:value-type="float" office:value="3.02952129032258" calcext:value-type="float">
            <text:p>3.02952129032258</text:p>
          </table:table-cell>
          <table:table-cell table:formula="of:=[$'Calculations Generation'.E26] *([$'Corrected Capacities'.$AR34]/[$'Corrected Capacities'.E34])" office:value-type="float" office:value="2.70074496" calcext:value-type="float">
            <text:p>2.70074496</text:p>
          </table:table-cell>
          <table:table-cell table:formula="of:=[$'Calculations Generation'.F26] *([$'Corrected Capacities'.$AR34]/[$'Corrected Capacities'.F34])" office:value-type="float" office:value="2.6674872579001" calcext:value-type="float">
            <text:p>2.6674872579001</text:p>
          </table:table-cell>
          <table:table-cell table:formula="of:=[$'Calculations Generation'.G26] *([$'Corrected Capacities'.$AR34]/[$'Corrected Capacities'.G34])" office:value-type="float" office:value="2.47602820251444" calcext:value-type="float">
            <text:p>2.47602820251444</text:p>
          </table:table-cell>
          <table:table-cell table:formula="of:=[$'Calculations Generation'.H26] *([$'Corrected Capacities'.$AR34]/[$'Corrected Capacities'.H34])" office:value-type="float" office:value="2.70665988098966" calcext:value-type="float">
            <text:p>2.70665988098966</text:p>
          </table:table-cell>
          <table:table-cell table:formula="of:=[$'Calculations Generation'.I26] *([$'Corrected Capacities'.$AR34]/[$'Corrected Capacities'.I34])" office:value-type="float" office:value="2.43774673396675" calcext:value-type="float">
            <text:p>2.43774673396675</text:p>
          </table:table-cell>
          <table:table-cell table:formula="of:=[$'Calculations Generation'.J26] *([$'Corrected Capacities'.$AR34]/[$'Corrected Capacities'.J34])" office:value-type="float" office:value="2.61324809483489" calcext:value-type="float">
            <text:p>2.61324809483489</text:p>
          </table:table-cell>
          <table:table-cell table:formula="of:=[$'Calculations Generation'.K26] *([$'Corrected Capacities'.$AR34]/[$'Corrected Capacities'.K34])" office:value-type="float" office:value="2.37077173030057" calcext:value-type="float">
            <text:p>2.37077173030057</text:p>
          </table:table-cell>
          <table:table-cell table:formula="of:=[$'Calculations Generation'.L26] *([$'Corrected Capacities'.$AR34]/[$'Corrected Capacities'.L34])" office:value-type="float" office:value="2.26393285245902" calcext:value-type="float">
            <text:p>2.26393285245902</text:p>
          </table:table-cell>
          <table:table-cell table:formula="of:=[$'Calculations Generation'.M26] *([$'Corrected Capacities'.$AR34]/[$'Corrected Capacities'.M34])" office:value-type="float" office:value="2.03936299765808" calcext:value-type="float">
            <text:p>2.03936299765808</text:p>
          </table:table-cell>
          <table:table-cell table:formula="of:=[$'Calculations Generation'.N26] *([$'Corrected Capacities'.$AR34]/[$'Corrected Capacities'.N34])" office:value-type="float" office:value="1.78866422962361" calcext:value-type="float">
            <text:p>1.78866422962361</text:p>
          </table:table-cell>
          <table:table-cell table:formula="of:=[$'Calculations Generation'.O26] *([$'Corrected Capacities'.$AR34]/[$'Corrected Capacities'.O34])" office:value-type="float" office:value="1.72734172759274" calcext:value-type="float">
            <text:p>1.72734172759274</text:p>
          </table:table-cell>
          <table:table-cell table:formula="of:=[$'Calculations Generation'.P26] *([$'Corrected Capacities'.$AR34]/[$'Corrected Capacities'.P34])" office:value-type="float" office:value="1.29262441314554" calcext:value-type="float">
            <text:p>1.29262441314554</text:p>
          </table:table-cell>
          <table:table-cell table:formula="of:=[$'Calculations Generation'.Q26] *([$'Corrected Capacities'.$AR34]/[$'Corrected Capacities'.Q34])" office:value-type="float" office:value="0.817976525821596" calcext:value-type="float">
            <text:p>0.817976525821596</text:p>
          </table:table-cell>
          <table:table-cell table:formula="of:=[$'Calculations Generation'.R26] *([$'Corrected Capacities'.$AR34]/[$'Corrected Capacities'.R34])" office:value-type="float" office:value="1.13584503631961" calcext:value-type="float">
            <text:p>1.13584503631961</text:p>
          </table:table-cell>
          <table:table-cell table:formula="of:=[$'Calculations Generation'.S26] *([$'Corrected Capacities'.$AR34]/[$'Corrected Capacities'.S34])" office:value-type="float" office:value="1.26355082742317" calcext:value-type="float">
            <text:p>1.26355082742317</text:p>
          </table:table-cell>
          <table:table-cell table:formula="of:=[$'Calculations Generation'.T26] *([$'Corrected Capacities'.$AR34]/[$'Corrected Capacities'.T34])" office:value-type="float" office:value="1.34162647754137" calcext:value-type="float">
            <text:p>1.34162647754137</text:p>
          </table:table-cell>
          <table:table-cell table:formula="of:=[$'Calculations Generation'.U26] *([$'Corrected Capacities'.$AR34]/[$'Corrected Capacities'.U34])" office:value-type="float" office:value="1.38371889400922" calcext:value-type="float">
            <text:p>1.38371889400922</text:p>
          </table:table-cell>
          <table:table-cell table:formula="of:=[$'Calculations Generation'.V26] *([$'Corrected Capacities'.$AR34]/[$'Corrected Capacities'.V34])" office:value-type="float" office:value="1.66481105990783" calcext:value-type="float">
            <text:p>1.66481105990783</text:p>
          </table:table-cell>
          <table:table-cell table:formula="of:=[$'Calculations Generation'.W26] *([$'Corrected Capacities'.$AR34]/[$'Corrected Capacities'.W34])" office:value-type="float" office:value="2.13635315813739" calcext:value-type="float">
            <text:p>2.13635315813739</text:p>
          </table:table-cell>
          <table:table-cell table:formula="of:=[$'Calculations Generation'.X26] *([$'Corrected Capacities'.$AR34]/[$'Corrected Capacities'.X34])" office:value-type="float" office:value="1.79836866359447" calcext:value-type="float">
            <text:p>1.79836866359447</text:p>
          </table:table-cell>
          <table:table-cell table:formula="of:=[$'Calculations Generation'.Y26] *([$'Corrected Capacities'.$AR34]/[$'Corrected Capacities'.Y34])" office:value-type="float" office:value="0.958440366972477" calcext:value-type="float">
            <text:p>0.958440366972477</text:p>
          </table:table-cell>
          <table:table-cell table:formula="of:=[$'Calculations Generation'.Z26] *([$'Corrected Capacities'.$AR34]/[$'Corrected Capacities'.Z34])" office:value-type="float" office:value="1.15785779816514" calcext:value-type="float">
            <text:p>1.15785779816514</text:p>
          </table:table-cell>
          <table:table-cell table:formula="of:=[$'Calculations Generation'.AA26] *([$'Corrected Capacities'.$AR34]/[$'Corrected Capacities'.AA34])" office:value-type="float" office:value="2.04607142857143" calcext:value-type="float">
            <text:p>2.04607142857143</text:p>
          </table:table-cell>
          <table:table-cell table:formula="of:=[$'Calculations Generation'.AB26] *([$'Corrected Capacities'.$AR34]/[$'Corrected Capacities'.AB34])" office:value-type="float" office:value="1.91619767441861" calcext:value-type="float">
            <text:p>1.91619767441861</text:p>
          </table:table-cell>
          <table:table-cell table:formula="of:=[$'Calculations Generation'.AC26] *([$'Corrected Capacities'.$AR34]/[$'Corrected Capacities'.AC34])" office:value-type="float" office:value="1.84351481481482" calcext:value-type="float">
            <text:p>1.84351481481482</text:p>
          </table:table-cell>
          <table:table-cell table:formula="of:=[$'Calculations Generation'.AD26] *([$'Corrected Capacities'.$AR34]/[$'Corrected Capacities'.AD34])" office:value-type="float" office:value="2.02076330275229" calcext:value-type="float">
            <text:p>2.02076330275229</text:p>
          </table:table-cell>
          <table:table-cell table:formula="of:=[$'Calculations Generation'.AE26] *([$'Corrected Capacities'.$AR34]/[$'Corrected Capacities'.AE34])" office:value-type="float" office:value="1.23443223443223" calcext:value-type="float">
            <text:p>1.23443223443223</text:p>
          </table:table-cell>
          <table:table-cell table:formula="of:=[$'Calculations Generation'.AF26] *([$'Corrected Capacities'.$AR34]/[$'Corrected Capacities'.AF34])" office:value-type="float" office:value="1.01588405797101" calcext:value-type="float">
            <text:p>1.01588405797101</text:p>
          </table:table-cell>
          <table:table-cell table:formula="of:=[$'Calculations Generation'.AG26] *([$'Corrected Capacities'.$AR34]/[$'Corrected Capacities'.AG34])" office:value-type="float" office:value="1.53203978300181" calcext:value-type="float">
            <text:p>1.53203978300181</text:p>
          </table:table-cell>
          <table:table-cell table:formula="of:=[$'Calculations Generation'.AH26] *([$'Corrected Capacities'.$AR34]/[$'Corrected Capacities'.AH34])" office:value-type="float" office:value="2.9230954954955" calcext:value-type="float">
            <text:p>2.9230954954955</text:p>
          </table:table-cell>
          <table:table-cell table:formula="of:=[$'Calculations Generation'.AI26] *([$'Corrected Capacities'.$AR34]/[$'Corrected Capacities'.AI34])" office:value-type="float" office:value="1.72015467625899" calcext:value-type="float">
            <text:p>1.72015467625899</text:p>
          </table:table-cell>
          <table:table-cell table:formula="of:=[$'Calculations Generation'.AJ26] *([$'Corrected Capacities'.$AR34]/[$'Corrected Capacities'.AJ34])" office:value-type="float" office:value="1.16788907563025" calcext:value-type="float">
            <text:p>1.16788907563025</text:p>
          </table:table-cell>
          <table:table-cell table:formula="of:=[$'Calculations Generation'.AK26] *([$'Corrected Capacities'.$AR34]/[$'Corrected Capacities'.AK34])" office:value-type="float" office:value="1.75262354892206" calcext:value-type="float">
            <text:p>1.75262354892206</text:p>
          </table:table-cell>
          <table:table-cell table:formula="of:=[$'Calculations Generation'.AL26] *([$'Corrected Capacities'.$AR34]/[$'Corrected Capacities'.AL34])" office:value-type="float" office:value="1.30539708265802" calcext:value-type="float">
            <text:p>1.30539708265802</text:p>
          </table:table-cell>
          <table:table-cell table:formula="of:=[$'Calculations Generation'.AM26] *([$'Corrected Capacities'.$AR34]/[$'Corrected Capacities'.AM34])" office:value-type="float" office:value="1.96867721518987" calcext:value-type="float">
            <text:p>1.96867721518987</text:p>
          </table:table-cell>
          <table:table-cell table:formula="of:=[$'Calculations Generation'.AN26] *([$'Corrected Capacities'.$AR34]/[$'Corrected Capacities'.AN34])" office:value-type="float" office:value="1.91783636363636" calcext:value-type="float">
            <text:p>1.91783636363636</text:p>
          </table:table-cell>
          <table:table-cell table:formula="of:=[$'Calculations Generation'.AO26] *([$'Corrected Capacities'.$AR34]/[$'Corrected Capacities'.AO34])" office:value-type="float" office:value="1.099" calcext:value-type="float">
            <text:p>1.099</text:p>
          </table:table-cell>
          <table:table-cell table:formula="of:=[$'Calculations Generation'.AP26] *([$'Corrected Capacities'.$AR34]/[$'Corrected Capacities'.AP34])" office:value-type="float" office:value="1.773" calcext:value-type="float">
            <text:p>1.773</text:p>
          </table:table-cell>
          <table:table-cell table:formula="of:=[$'Calculations Generation'.AQ26] *([$'Corrected Capacities'.$AR34]/[$'Corrected Capacities'.AQ34])" office:value-type="float" office:value="1.15236" calcext:value-type="float">
            <text:p>1.15236</text:p>
          </table:table-cell>
          <table:table-cell table:formula="of:=[$'Calculations Generation'.AR26] *([$'Corrected Capacities'.$AR34]/[$'Corrected Capacities'.AR34])" office:value-type="float" office:value="1.24" calcext:value-type="float">
            <text:p>1.24</text:p>
          </table:table-cell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Billion Kwh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Billion Kwh</text:p>
          </table:table-cell>
          <table:table-cell table:formula="of:=[$'Calculations Generation'.D28] *([$'Corrected Capacities'.$AR36]/[$'Corrected Capacities'.D36])" office:value-type="float" office:value="6.96879793548387" calcext:value-type="float">
            <text:p>6.96879793548387</text:p>
          </table:table-cell>
          <table:table-cell table:formula="of:=[$'Calculations Generation'.E28] *([$'Corrected Capacities'.$AR36]/[$'Corrected Capacities'.E36])" office:value-type="float" office:value="6.212514816" calcext:value-type="float">
            <text:p>6.212514816</text:p>
          </table:table-cell>
          <table:table-cell table:formula="of:=[$'Calculations Generation'.F28] *([$'Corrected Capacities'.$AR36]/[$'Corrected Capacities'.F36])" office:value-type="float" office:value="6.1360122324159" calcext:value-type="float">
            <text:p>6.1360122324159</text:p>
          </table:table-cell>
          <table:table-cell table:formula="of:=[$'Calculations Generation'.G28] *([$'Corrected Capacities'.$AR36]/[$'Corrected Capacities'.G36])" office:value-type="float" office:value="5.6955995922528" calcext:value-type="float">
            <text:p>5.6955995922528</text:p>
          </table:table-cell>
          <table:table-cell table:formula="of:=[$'Calculations Generation'.H28] *([$'Corrected Capacities'.$AR36]/[$'Corrected Capacities'.H36])" office:value-type="float" office:value="6.22612088944566" calcext:value-type="float">
            <text:p>6.22612088944566</text:p>
          </table:table-cell>
          <table:table-cell table:formula="of:=[$'Calculations Generation'.I28] *([$'Corrected Capacities'.$AR36]/[$'Corrected Capacities'.I36])" office:value-type="float" office:value="5.60754085510689" calcext:value-type="float">
            <text:p>5.60754085510689</text:p>
          </table:table-cell>
          <table:table-cell table:formula="of:=[$'Calculations Generation'.J28] *([$'Corrected Capacities'.$AR36]/[$'Corrected Capacities'.J36])" office:value-type="float" office:value="6.01124606265876" calcext:value-type="float">
            <text:p>6.01124606265876</text:p>
          </table:table-cell>
          <table:table-cell table:formula="of:=[$'Calculations Generation'.K28] *([$'Corrected Capacities'.$AR36]/[$'Corrected Capacities'.K36])" office:value-type="float" office:value="5.45347847278635" calcext:value-type="float">
            <text:p>5.45347847278635</text:p>
          </table:table-cell>
          <table:table-cell table:formula="of:=[$'Calculations Generation'.L28] *([$'Corrected Capacities'.$AR36]/[$'Corrected Capacities'.L36])" office:value-type="float" office:value="5.20771735081967" calcext:value-type="float">
            <text:p>5.20771735081967</text:p>
          </table:table-cell>
          <table:table-cell table:formula="of:=[$'Calculations Generation'.M28] *([$'Corrected Capacities'.$AR36]/[$'Corrected Capacities'.M36])" office:value-type="float" office:value="4.69114004683841" calcext:value-type="float">
            <text:p>4.69114004683841</text:p>
          </table:table-cell>
          <table:table-cell table:formula="of:=[$'Calculations Generation'.N28] *([$'Corrected Capacities'.$AR36]/[$'Corrected Capacities'.N36])" office:value-type="float" office:value="4.11445848903331" calcext:value-type="float">
            <text:p>4.11445848903331</text:p>
          </table:table-cell>
          <table:table-cell table:formula="of:=[$'Calculations Generation'.O28] *([$'Corrected Capacities'.$AR36]/[$'Corrected Capacities'.O36])" office:value-type="float" office:value="3.97339853777417" calcext:value-type="float">
            <text:p>3.97339853777417</text:p>
          </table:table-cell>
          <table:table-cell table:formula="of:=[$'Calculations Generation'.P28] *([$'Corrected Capacities'.$AR36]/[$'Corrected Capacities'.P36])" office:value-type="float" office:value="3.28415111111111" calcext:value-type="float">
            <text:p>3.28415111111111</text:p>
          </table:table-cell>
          <table:table-cell table:formula="of:=[$'Calculations Generation'.Q28] *([$'Corrected Capacities'.$AR36]/[$'Corrected Capacities'.Q36])" office:value-type="float" office:value="3.03996" calcext:value-type="float">
            <text:p>3.03996</text:p>
          </table:table-cell>
          <table:table-cell table:formula="of:=[$'Calculations Generation'.R28] *([$'Corrected Capacities'.$AR36]/[$'Corrected Capacities'.R36])" office:value-type="float" office:value="3.221568" calcext:value-type="float">
            <text:p>3.221568</text:p>
          </table:table-cell>
          <table:table-cell table:formula="of:=[$'Calculations Generation'.S28] *([$'Corrected Capacities'.$AR36]/[$'Corrected Capacities'.S36])" office:value-type="float" office:value="3.53009688888889" calcext:value-type="float">
            <text:p>3.53009688888889</text:p>
          </table:table-cell>
          <table:table-cell table:formula="of:=[$'Calculations Generation'.T28] *([$'Corrected Capacities'.$AR36]/[$'Corrected Capacities'.T36])" office:value-type="float" office:value="4.17201244444445" calcext:value-type="float">
            <text:p>4.17201244444445</text:p>
          </table:table-cell>
          <table:table-cell table:formula="of:=[$'Calculations Generation'.U28] *([$'Corrected Capacities'.$AR36]/[$'Corrected Capacities'.U36])" office:value-type="float" office:value="3.695328" calcext:value-type="float">
            <text:p>3.695328</text:p>
          </table:table-cell>
          <table:table-cell table:formula="of:=[$'Calculations Generation'.V28] *([$'Corrected Capacities'.$AR36]/[$'Corrected Capacities'.V36])" office:value-type="float" office:value="3.73246844444445" calcext:value-type="float">
            <text:p>3.73246844444445</text:p>
          </table:table-cell>
          <table:table-cell table:formula="of:=[$'Calculations Generation'.W28] *([$'Corrected Capacities'.$AR36]/[$'Corrected Capacities'.W36])" office:value-type="float" office:value="3.79525" calcext:value-type="float">
            <text:p>3.79525</text:p>
          </table:table-cell>
          <table:table-cell table:formula="of:=[$'Calculations Generation'.X28] *([$'Corrected Capacities'.$AR36]/[$'Corrected Capacities'.X36])" office:value-type="float" office:value="3.40463414634146" calcext:value-type="float">
            <text:p>3.40463414634146</text:p>
          </table:table-cell>
          <table:table-cell table:formula="of:=[$'Calculations Generation'.Y28] *([$'Corrected Capacities'.$AR36]/[$'Corrected Capacities'.Y36])" office:value-type="float" office:value="3.5324512195122" calcext:value-type="float">
            <text:p>3.5324512195122</text:p>
          </table:table-cell>
          <table:table-cell table:formula="of:=[$'Calculations Generation'.Z28] *([$'Corrected Capacities'.$AR36]/[$'Corrected Capacities'.Z36])" office:value-type="float" office:value="3.33384756097561" calcext:value-type="float">
            <text:p>3.33384756097561</text:p>
          </table:table-cell>
          <table:table-cell table:formula="of:=[$'Calculations Generation'.AA28] *([$'Corrected Capacities'.$AR36]/[$'Corrected Capacities'.AA36])" office:value-type="float" office:value="2.79478048780488" calcext:value-type="float">
            <text:p>2.79478048780488</text:p>
          </table:table-cell>
          <table:table-cell table:formula="of:=[$'Calculations Generation'.AB28] *([$'Corrected Capacities'.$AR36]/[$'Corrected Capacities'.AB36])" office:value-type="float" office:value="3.28403445149592" calcext:value-type="float">
            <text:p>3.28403445149592</text:p>
          </table:table-cell>
          <table:table-cell table:formula="of:=[$'Calculations Generation'.AC28] *([$'Corrected Capacities'.$AR36]/[$'Corrected Capacities'.AC36])" office:value-type="float" office:value="3.55308068902992" calcext:value-type="float">
            <text:p>3.55308068902992</text:p>
          </table:table-cell>
          <table:table-cell table:formula="of:=[$'Calculations Generation'.AD28] *([$'Corrected Capacities'.$AR36]/[$'Corrected Capacities'.AD36])" office:value-type="float" office:value="1.733" calcext:value-type="float">
            <text:p>1.733</text:p>
          </table:table-cell>
          <table:table-cell table:formula="of:=[$'Calculations Generation'.AE28] *([$'Corrected Capacities'.$AR36]/[$'Corrected Capacities'.AE36])" office:value-type="float" office:value="1.271" calcext:value-type="float">
            <text:p>1.271</text:p>
          </table:table-cell>
          <table:table-cell table:formula="of:=[$'Calculations Generation'.AF28] *([$'Corrected Capacities'.$AR36]/[$'Corrected Capacities'.AF36])" office:value-type="float" office:value="1.524" calcext:value-type="float">
            <text:p>1.524</text:p>
          </table:table-cell>
          <table:table-cell table:formula="of:=[$'Calculations Generation'.AG28] *([$'Corrected Capacities'.$AR36]/[$'Corrected Capacities'.AG36])" office:value-type="float" office:value="2.05" calcext:value-type="float">
            <text:p>2.05</text:p>
          </table:table-cell>
          <table:table-cell table:formula="of:=[$'Calculations Generation'.AH28] *([$'Corrected Capacities'.$AR36]/[$'Corrected Capacities'.AH36])" office:value-type="float" office:value="2.723" calcext:value-type="float">
            <text:p>2.723</text:p>
          </table:table-cell>
          <table:table-cell table:formula="of:=[$'Calculations Generation'.AI28] *([$'Corrected Capacities'.$AR36]/[$'Corrected Capacities'.AI36])" office:value-type="float" office:value="1.192" calcext:value-type="float">
            <text:p>1.192</text:p>
          </table:table-cell>
          <table:table-cell table:formula="of:=[$'Calculations Generation'.AJ28] *([$'Corrected Capacities'.$AR36]/[$'Corrected Capacities'.AJ36])" office:value-type="float" office:value="1.462" calcext:value-type="float">
            <text:p>1.462</text:p>
          </table:table-cell>
          <table:table-cell table:formula="of:=[$'Calculations Generation'.AK28] *([$'Corrected Capacities'.$AR36]/[$'Corrected Capacities'.AK36])" office:value-type="float" office:value="2.50565591397849" calcext:value-type="float">
            <text:p>2.50565591397849</text:p>
          </table:table-cell>
          <table:table-cell table:formula="of:=[$'Calculations Generation'.AL28] *([$'Corrected Capacities'.$AR36]/[$'Corrected Capacities'.AL36])" office:value-type="float" office:value="1.75264516129032" calcext:value-type="float">
            <text:p>1.75264516129032</text:p>
          </table:table-cell>
          <table:table-cell table:formula="of:=[$'Calculations Generation'.AM28] *([$'Corrected Capacities'.$AR36]/[$'Corrected Capacities'.AM36])" office:value-type="float" office:value="1.49187096774194" calcext:value-type="float">
            <text:p>1.49187096774194</text:p>
          </table:table-cell>
          <table:table-cell table:formula="of:=[$'Calculations Generation'.AN28] *([$'Corrected Capacities'.$AR36]/[$'Corrected Capacities'.AN36])" office:value-type="float" office:value="1.84462365591398" calcext:value-type="float">
            <text:p>1.84462365591398</text:p>
          </table:table-cell>
          <table:table-cell table:formula="of:=[$'Calculations Generation'.AO28] *([$'Corrected Capacities'.$AR36]/[$'Corrected Capacities'.AO36])" office:value-type="float" office:value="1.02333128834356" calcext:value-type="float">
            <text:p>1.02333128834356</text:p>
          </table:table-cell>
          <table:table-cell table:formula="of:=[$'Calculations Generation'.AP28] *([$'Corrected Capacities'.$AR36]/[$'Corrected Capacities'.AP36])" office:value-type="float" office:value="2.11112033742331" calcext:value-type="float">
            <text:p>2.11112033742331</text:p>
          </table:table-cell>
          <table:table-cell table:formula="of:=[$'Calculations Generation'.AQ28] *([$'Corrected Capacities'.$AR36]/[$'Corrected Capacities'.AQ36])" office:value-type="float" office:value="1.79638036809816" calcext:value-type="float">
            <text:p>1.79638036809816</text:p>
          </table:table-cell>
          <table:table-cell table:formula="of:=[$'Calculations Generation'.AR28] *([$'Corrected Capacities'.$AR36]/[$'Corrected Capacities'.AR36])"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Billion Kwh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$'Calculations Generation'.I29] *([$'Corrected Capacities'.$AR37]/[$'Corrected Capacities'.I37])" office:value-type="float" office:value="0.057" calcext:value-type="float">
            <text:p>0.057</text:p>
          </table:table-cell>
          <table:table-cell table:formula="of:=[$'Calculations Generation'.J29] *([$'Corrected Capacities'.$AR37]/[$'Corrected Capacities'.J37])" office:value-type="float" office:value="0.057" calcext:value-type="float">
            <text:p>0.057</text:p>
          </table:table-cell>
          <table:table-cell table:formula="of:=[$'Calculations Generation'.K29] *([$'Corrected Capacities'.$AR37]/[$'Corrected Capacities'.K37])" office:value-type="float" office:value="0.019" calcext:value-type="float">
            <text:p>0.019</text:p>
          </table:table-cell>
          <table:table-cell table:formula="of:=[$'Calculations Generation'.L29] *([$'Corrected Capacities'.$AR37]/[$'Corrected Capacities'.L37])" office:value-type="float" office:value="0.038" calcext:value-type="float">
            <text:p>0.038</text:p>
          </table:table-cell>
          <table:table-cell table:formula="of:=[$'Calculations Generation'.M29] *([$'Corrected Capacities'.$AR37]/[$'Corrected Capacities'.M37])" office:value-type="float" office:value="0.05624" calcext:value-type="float">
            <text:p>0.05624</text:p>
          </table:table-cell>
          <table:table-cell table:formula="of:=[$'Calculations Generation'.N29] *([$'Corrected Capacities'.$AR37]/[$'Corrected Capacities'.N37])" office:value-type="float" office:value="0.122216216216216" calcext:value-type="float">
            <text:p>0.122216216216216</text:p>
          </table:table-cell>
          <table:table-cell table:formula="of:=[$'Calculations Generation'.O29] *([$'Corrected Capacities'.$AR37]/[$'Corrected Capacities'.O37])" office:value-type="float" office:value="0.0811351351351351" calcext:value-type="float">
            <text:p>0.081135135135135</text:p>
          </table:table-cell>
          <table:table-cell table:formula="of:=[$'Calculations Generation'.P29] *([$'Corrected Capacities'.$AR37]/[$'Corrected Capacities'.P37])" office:value-type="float" office:value="0.122216216216216" calcext:value-type="float">
            <text:p>0.122216216216216</text:p>
          </table:table-cell>
          <table:table-cell table:formula="of:=[$'Calculations Generation'.Q29] *([$'Corrected Capacities'.$AR37]/[$'Corrected Capacities'.Q37])" office:value-type="float" office:value="0.0934594594594594" calcext:value-type="float">
            <text:p>0.09345945945946</text:p>
          </table:table-cell>
          <table:table-cell table:formula="of:=[$'Calculations Generation'.R29] *([$'Corrected Capacities'.$AR37]/[$'Corrected Capacities'.R37])" office:value-type="float" office:value="0.102702702702703" calcext:value-type="float">
            <text:p>0.102702702702703</text:p>
          </table:table-cell>
          <table:table-cell table:formula="of:=[$'Calculations Generation'.S29] *([$'Corrected Capacities'.$AR37]/[$'Corrected Capacities'.S37])" office:value-type="float" office:value="0.0893513513513514" calcext:value-type="float">
            <text:p>0.089351351351351</text:p>
          </table:table-cell>
          <table:table-cell table:formula="of:=[$'Calculations Generation'.T29] *([$'Corrected Capacities'.$AR37]/[$'Corrected Capacities'.T37])" office:value-type="float" office:value="0.0811351351351351" calcext:value-type="float">
            <text:p>0.081135135135135</text:p>
          </table:table-cell>
          <table:table-cell table:formula="of:=[$'Calculations Generation'.U29] *([$'Corrected Capacities'.$AR37]/[$'Corrected Capacities'.U37])" office:value-type="float" office:value="0.0935416216216216" calcext:value-type="float">
            <text:p>0.093541621621622</text:p>
          </table:table-cell>
          <table:table-cell table:formula="of:=[$'Calculations Generation'.V29] *([$'Corrected Capacities'.$AR37]/[$'Corrected Capacities'.V37])" office:value-type="float" office:value="0.114" calcext:value-type="float">
            <text:p>0.114</text:p>
          </table:table-cell>
          <table:table-cell table:formula="of:=[$'Calculations Generation'.W29] *([$'Corrected Capacities'.$AR37]/[$'Corrected Capacities'.W37])" office:value-type="float" office:value="0.0914054054054054" calcext:value-type="float">
            <text:p>0.091405405405405</text:p>
          </table:table-cell>
          <table:table-cell table:formula="of:=[$'Calculations Generation'.X29] *([$'Corrected Capacities'.$AR37]/[$'Corrected Capacities'.X37])" office:value-type="float" office:value="0.144810810810811" calcext:value-type="float">
            <text:p>0.144810810810811</text:p>
          </table:table-cell>
          <table:table-cell table:formula="of:=[$'Calculations Generation'.Y29] *([$'Corrected Capacities'.$AR37]/[$'Corrected Capacities'.Y37])" office:value-type="float" office:value="0.119135135135135" calcext:value-type="float">
            <text:p>0.119135135135135</text:p>
          </table:table-cell>
          <table:table-cell table:formula="of:=[$'Calculations Generation'.Z29] *([$'Corrected Capacities'.$AR37]/[$'Corrected Capacities'.Z37])" office:value-type="float" office:value="0.111945945945946" calcext:value-type="float">
            <text:p>0.111945945945946</text:p>
          </table:table-cell>
          <table:table-cell table:formula="of:=[$'Calculations Generation'.AA29] *([$'Corrected Capacities'.$AR37]/[$'Corrected Capacities'.AA37])" office:value-type="float" office:value="0.0729189189189189" calcext:value-type="float">
            <text:p>0.072918918918919</text:p>
          </table:table-cell>
          <table:table-cell table:formula="of:=[$'Calculations Generation'.AB29] *([$'Corrected Capacities'.$AR37]/[$'Corrected Capacities'.AB37])" office:value-type="float" office:value="0.0965405405405405" calcext:value-type="float">
            <text:p>0.096540540540541</text:p>
          </table:table-cell>
          <table:table-cell table:formula="of:=[$'Calculations Generation'.AC29] *([$'Corrected Capacities'.$AR37]/[$'Corrected Capacities'.AC37])" office:value-type="float" office:value="0.0893513513513514" calcext:value-type="float">
            <text:p>0.089351351351351</text:p>
          </table:table-cell>
          <table:table-cell table:formula="of:=[$'Calculations Generation'.AD29] *([$'Corrected Capacities'.$AR37]/[$'Corrected Capacities'.AD37])" office:value-type="float" office:value="0.107837837837838" calcext:value-type="float">
            <text:p>0.107837837837838</text:p>
          </table:table-cell>
          <table:table-cell table:formula="of:=[$'Calculations Generation'.AE29] *([$'Corrected Capacities'.$AR37]/[$'Corrected Capacities'.AE37])" office:value-type="float" office:value="0.108864864864865" calcext:value-type="float">
            <text:p>0.108864864864865</text:p>
          </table:table-cell>
          <table:table-cell table:formula="of:=[$'Calculations Generation'.AF29] *([$'Corrected Capacities'.$AR37]/[$'Corrected Capacities'.AF37])" office:value-type="float" office:value="0.10372972972973" calcext:value-type="float">
            <text:p>0.10372972972973</text:p>
          </table:table-cell>
          <table:table-cell table:formula="of:=[$'Calculations Generation'.AG29] *([$'Corrected Capacities'.$AR37]/[$'Corrected Capacities'.AG37])" office:value-type="float" office:value="0.0996216216216216" calcext:value-type="float">
            <text:p>0.099621621621622</text:p>
          </table:table-cell>
          <table:table-cell table:formula="of:=[$'Calculations Generation'.AH29] *([$'Corrected Capacities'.$AR37]/[$'Corrected Capacities'.AH37])" office:value-type="float" office:value="0.107837837837838" calcext:value-type="float">
            <text:p>0.107837837837838</text:p>
          </table:table-cell>
          <table:table-cell table:formula="of:=[$'Calculations Generation'.AI29] *([$'Corrected Capacities'.$AR37]/[$'Corrected Capacities'.AI37])" office:value-type="float" office:value="0.0585405405405405" calcext:value-type="float">
            <text:p>0.058540540540541</text:p>
          </table:table-cell>
          <table:table-cell table:formula="of:=[$'Calculations Generation'.AJ29] *([$'Corrected Capacities'.$AR37]/[$'Corrected Capacities'.AJ37])" office:value-type="float" office:value="0.106810810810811" calcext:value-type="float">
            <text:p>0.106810810810811</text:p>
          </table:table-cell>
          <table:table-cell table:formula="of:=[$'Calculations Generation'.AK29] *([$'Corrected Capacities'.$AR37]/[$'Corrected Capacities'.AK37])" office:value-type="float" office:value="0.117081081081081" calcext:value-type="float">
            <text:p>0.117081081081081</text:p>
          </table:table-cell>
          <table:table-cell table:formula="of:=[$'Calculations Generation'.AL29] *([$'Corrected Capacities'.$AR37]/[$'Corrected Capacities'.AL37])" office:value-type="float" office:value="0.115027027027027" calcext:value-type="float">
            <text:p>0.115027027027027</text:p>
          </table:table-cell>
          <table:table-cell table:formula="of:=[$'Calculations Generation'.AM29] *([$'Corrected Capacities'.$AR37]/[$'Corrected Capacities'.AM37])" office:value-type="float" office:value="0.0955135135135135" calcext:value-type="float">
            <text:p>0.095513513513514</text:p>
          </table:table-cell>
          <table:table-cell table:formula="of:=[$'Calculations Generation'.AN29] *([$'Corrected Capacities'.$AR37]/[$'Corrected Capacities'.AN37])" office:value-type="float" office:value="0.102702702702703" calcext:value-type="float">
            <text:p>0.102702702702703</text:p>
          </table:table-cell>
          <table:table-cell table:formula="of:=[$'Calculations Generation'.AO29] *([$'Corrected Capacities'.$AR37]/[$'Corrected Capacities'.AO37])" office:value-type="float" office:value="0.0626486486486487" calcext:value-type="float">
            <text:p>0.062648648648649</text:p>
          </table:table-cell>
          <table:table-cell table:formula="of:=[$'Calculations Generation'.AP29] *([$'Corrected Capacities'.$AR37]/[$'Corrected Capacities'.AP37])" office:value-type="float" office:value="0.0739459459459459" calcext:value-type="float">
            <text:p>0.073945945945946</text:p>
          </table:table-cell>
          <table:table-cell table:formula="of:=[$'Calculations Generation'.AQ29] *([$'Corrected Capacities'.$AR37]/[$'Corrected Capacities'.AQ37])" office:value-type="float" office:value="0.07524" calcext:value-type="float">
            <text:p>0.07524</text:p>
          </table:table-cell>
          <table:table-cell table:formula="of:=[$'Calculations Generation'.AR29] *([$'Corrected Capacities'.$AR37]/[$'Corrected Capacities'.AR37])"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Billion Kwh</text:p>
          </table:table-cell>
          <table:table-cell table:formula="of:=[$'Calculations Generation'.D30] *([$'Corrected Capacities'.$AR38]/[$'Corrected Capacities'.D38])" office:value-type="float" office:value="134.249737797665" calcext:value-type="float">
            <text:p>134.249737797665</text:p>
          </table:table-cell>
          <table:table-cell table:formula="of:=[$'Calculations Generation'.E30] *([$'Corrected Capacities'.$AR38]/[$'Corrected Capacities'.E38])" office:value-type="float" office:value="138.302678815055" calcext:value-type="float">
            <text:p>138.302678815055</text:p>
          </table:table-cell>
          <table:table-cell table:formula="of:=[$'Calculations Generation'.F30] *([$'Corrected Capacities'.$AR38]/[$'Corrected Capacities'.F38])" office:value-type="float" office:value="132.525351874799" calcext:value-type="float">
            <text:p>132.525351874799</text:p>
          </table:table-cell>
          <table:table-cell table:formula="of:=[$'Calculations Generation'.G30] *([$'Corrected Capacities'.$AR38]/[$'Corrected Capacities'.G38])" office:value-type="float" office:value="147.699571926688" calcext:value-type="float">
            <text:p>147.699571926688</text:p>
          </table:table-cell>
          <table:table-cell table:formula="of:=[$'Calculations Generation'.H30] *([$'Corrected Capacities'.$AR38]/[$'Corrected Capacities'.H38])" office:value-type="float" office:value="146.281890578045" calcext:value-type="float">
            <text:p>146.281890578045</text:p>
          </table:table-cell>
          <table:table-cell table:formula="of:=[$'Calculations Generation'.I30] *([$'Corrected Capacities'.$AR38]/[$'Corrected Capacities'.I38])" office:value-type="float" office:value="138.750129311839" calcext:value-type="float">
            <text:p>138.750129311839</text:p>
          </table:table-cell>
          <table:table-cell table:formula="of:=[$'Calculations Generation'.J30] *([$'Corrected Capacities'.$AR38]/[$'Corrected Capacities'.J38])" office:value-type="float" office:value="127.698980089153" calcext:value-type="float">
            <text:p>127.698980089153</text:p>
          </table:table-cell>
          <table:table-cell table:formula="of:=[$'Calculations Generation'.K30] *([$'Corrected Capacities'.$AR38]/[$'Corrected Capacities'.K38])" office:value-type="float" office:value="132.583652023976" calcext:value-type="float">
            <text:p>132.583652023976</text:p>
          </table:table-cell>
          <table:table-cell table:formula="of:=[$'Calculations Generation'.L30] *([$'Corrected Capacities'.$AR38]/[$'Corrected Capacities'.L38])" office:value-type="float" office:value="139.266836952521" calcext:value-type="float">
            <text:p>139.266836952521</text:p>
          </table:table-cell>
          <table:table-cell table:formula="of:=[$'Calculations Generation'.M30] *([$'Corrected Capacities'.$AR38]/[$'Corrected Capacities'.M38])" office:value-type="float" office:value="143.955852145522" calcext:value-type="float">
            <text:p>143.955852145522</text:p>
          </table:table-cell>
          <table:table-cell table:formula="of:=[$'Calculations Generation'.N30] *([$'Corrected Capacities'.$AR38]/[$'Corrected Capacities'.N38])" office:value-type="float" office:value="146.593552620366" calcext:value-type="float">
            <text:p>146.593552620366</text:p>
          </table:table-cell>
          <table:table-cell table:formula="of:=[$'Calculations Generation'.O30] *([$'Corrected Capacities'.$AR38]/[$'Corrected Capacities'.O38])" office:value-type="float" office:value="133.238345351044" calcext:value-type="float">
            <text:p>133.238345351044</text:p>
          </table:table-cell>
          <table:table-cell table:formula="of:=[$'Calculations Generation'.P30] *([$'Corrected Capacities'.$AR38]/[$'Corrected Capacities'.P38])" office:value-type="float" office:value="140.38731194392" calcext:value-type="float">
            <text:p>140.38731194392</text:p>
          </table:table-cell>
          <table:table-cell table:formula="of:=[$'Calculations Generation'.Q30] *([$'Corrected Capacities'.$AR38]/[$'Corrected Capacities'.Q38])" office:value-type="float" office:value="143.338542277643" calcext:value-type="float">
            <text:p>143.338542277643</text:p>
          </table:table-cell>
          <table:table-cell table:formula="of:=[$'Calculations Generation'.R30] *([$'Corrected Capacities'.$AR38]/[$'Corrected Capacities'.R38])" office:value-type="float" office:value="132.890302803738" calcext:value-type="float">
            <text:p>132.890302803738</text:p>
          </table:table-cell>
          <table:table-cell table:formula="of:=[$'Calculations Generation'.S30] *([$'Corrected Capacities'.$AR38]/[$'Corrected Capacities'.S38])" office:value-type="float" office:value="138.670519010921" calcext:value-type="float">
            <text:p>138.670519010921</text:p>
          </table:table-cell>
          <table:table-cell table:formula="of:=[$'Calculations Generation'.T30] *([$'Corrected Capacities'.$AR38]/[$'Corrected Capacities'.T38])" office:value-type="float" office:value="118.014206299556" calcext:value-type="float">
            <text:p>118.014206299556</text:p>
          </table:table-cell>
          <table:table-cell table:formula="of:=[$'Calculations Generation'.U30] *([$'Corrected Capacities'.$AR38]/[$'Corrected Capacities'.U38])" office:value-type="float" office:value="125.495349361437" calcext:value-type="float">
            <text:p>125.495349361437</text:p>
          </table:table-cell>
          <table:table-cell table:formula="of:=[$'Calculations Generation'.V30] *([$'Corrected Capacities'.$AR38]/[$'Corrected Capacities'.V38])" office:value-type="float" office:value="133.96388614632" calcext:value-type="float">
            <text:p>133.96388614632</text:p>
          </table:table-cell>
          <table:table-cell table:formula="of:=[$'Calculations Generation'.W30] *([$'Corrected Capacities'.$AR38]/[$'Corrected Capacities'.W38])" office:value-type="float" office:value="137.770471023965" calcext:value-type="float">
            <text:p>137.770471023965</text:p>
          </table:table-cell>
          <table:table-cell table:formula="of:=[$'Calculations Generation'.X30] *([$'Corrected Capacities'.$AR38]/[$'Corrected Capacities'.X38])" office:value-type="float" office:value="165.525756556826" calcext:value-type="float">
            <text:p>165.525756556826</text:p>
          </table:table-cell>
          <table:table-cell table:formula="of:=[$'Calculations Generation'.Y30] *([$'Corrected Capacities'.$AR38]/[$'Corrected Capacities'.Y38])" office:value-type="float" office:value="142.988162468179" calcext:value-type="float">
            <text:p>142.988162468179</text:p>
          </table:table-cell>
          <table:table-cell table:formula="of:=[$'Calculations Generation'.Z30] *([$'Corrected Capacities'.$AR38]/[$'Corrected Capacities'.Z38])" office:value-type="float" office:value="151.918108855811" calcext:value-type="float">
            <text:p>151.918108855811</text:p>
          </table:table-cell>
          <table:table-cell table:formula="of:=[$'Calculations Generation'.AA30] *([$'Corrected Capacities'.$AR38]/[$'Corrected Capacities'.AA38])" office:value-type="float" office:value="122.285794337032" calcext:value-type="float">
            <text:p>122.285794337032</text:p>
          </table:table-cell>
          <table:table-cell table:formula="of:=[$'Calculations Generation'.AB30] *([$'Corrected Capacities'.$AR38]/[$'Corrected Capacities'.AB38])" office:value-type="float" office:value="127.179383556005" calcext:value-type="float">
            <text:p>127.179383556005</text:p>
          </table:table-cell>
          <table:table-cell table:formula="of:=[$'Calculations Generation'.AC30] *([$'Corrected Capacities'.$AR38]/[$'Corrected Capacities'.AC38])" office:value-type="float" office:value="155.71776636544" calcext:value-type="float">
            <text:p>155.71776636544</text:p>
          </table:table-cell>
          <table:table-cell table:formula="of:=[$'Calculations Generation'.AD30] *([$'Corrected Capacities'.$AR38]/[$'Corrected Capacities'.AD38])" office:value-type="float" office:value="136.109580991313" calcext:value-type="float">
            <text:p>136.109580991313</text:p>
          </table:table-cell>
          <table:table-cell table:formula="of:=[$'Calculations Generation'.AE30] *([$'Corrected Capacities'.$AR38]/[$'Corrected Capacities'.AE38])" office:value-type="float" office:value="151.027538756465" calcext:value-type="float">
            <text:p>151.027538756465</text:p>
          </table:table-cell>
          <table:table-cell table:formula="of:=[$'Calculations Generation'.AF30] *([$'Corrected Capacities'.$AR38]/[$'Corrected Capacities'.AF38])" office:value-type="float" office:value="154.793301404034" calcext:value-type="float">
            <text:p>154.793301404034</text:p>
          </table:table-cell>
          <table:table-cell table:formula="of:=[$'Calculations Generation'.AG30] *([$'Corrected Capacities'.$AR38]/[$'Corrected Capacities'.AG38])" office:value-type="float" office:value="138.849534553711" calcext:value-type="float">
            <text:p>138.849534553711</text:p>
          </table:table-cell>
          <table:table-cell table:formula="of:=[$'Calculations Generation'.AH30] *([$'Corrected Capacities'.$AR38]/[$'Corrected Capacities'.AH38])" office:value-type="float" office:value="129.326537596503" calcext:value-type="float">
            <text:p>129.326537596503</text:p>
          </table:table-cell>
          <table:table-cell table:formula="of:=[$'Calculations Generation'.AI30] *([$'Corrected Capacities'.$AR38]/[$'Corrected Capacities'.AI38])" office:value-type="float" office:value="132.07693339856" calcext:value-type="float">
            <text:p>132.07693339856</text:p>
          </table:table-cell>
          <table:table-cell table:formula="of:=[$'Calculations Generation'.AJ30] *([$'Corrected Capacities'.$AR38]/[$'Corrected Capacities'.AJ38])" office:value-type="float" office:value="152.800606488785" calcext:value-type="float">
            <text:p>152.800606488785</text:p>
          </table:table-cell>
          <table:table-cell table:formula="of:=[$'Calculations Generation'.AK30] *([$'Corrected Capacities'.$AR38]/[$'Corrected Capacities'.AK38])" office:value-type="float" office:value="135.604048109966" calcext:value-type="float">
            <text:p>135.604048109966</text:p>
          </table:table-cell>
          <table:table-cell table:formula="of:=[$'Calculations Generation'.AL30] *([$'Corrected Capacities'.$AR38]/[$'Corrected Capacities'.AL38])" office:value-type="float" office:value="142.364658034729" calcext:value-type="float">
            <text:p>142.364658034729</text:p>
          </table:table-cell>
          <table:table-cell table:formula="of:=[$'Calculations Generation'.AM30] *([$'Corrected Capacities'.$AR38]/[$'Corrected Capacities'.AM38])" office:value-type="float" office:value="144.043090016367" calcext:value-type="float">
            <text:p>144.043090016367</text:p>
          </table:table-cell>
          <table:table-cell table:formula="of:=[$'Calculations Generation'.AN30] *([$'Corrected Capacities'.$AR38]/[$'Corrected Capacities'.AN38])" office:value-type="float" office:value="148.233270499653" calcext:value-type="float">
            <text:p>148.233270499653</text:p>
          </table:table-cell>
          <table:table-cell table:formula="of:=[$'Calculations Generation'.AO30] *([$'Corrected Capacities'.$AR38]/[$'Corrected Capacities'.AO38])" office:value-type="float" office:value="147.124578895399" calcext:value-type="float">
            <text:p>147.124578895399</text:p>
          </table:table-cell>
          <table:table-cell table:formula="of:=[$'Calculations Generation'.AP30] *([$'Corrected Capacities'.$AR38]/[$'Corrected Capacities'.AP38])" office:value-type="float" office:value="140.138249100257" calcext:value-type="float">
            <text:p>140.138249100257</text:p>
          </table:table-cell>
          <table:table-cell table:formula="of:=[$'Calculations Generation'.AQ30] *([$'Corrected Capacities'.$AR38]/[$'Corrected Capacities'.AQ38])" office:value-type="float" office:value="125.146104845103" calcext:value-type="float">
            <text:p>125.146104845103</text:p>
          </table:table-cell>
          <table:table-cell table:formula="of:=[$'Calculations Generation'.AR30] *([$'Corrected Capacities'.$AR38]/[$'Corrected Capacities'.AR38])" office:value-type="float" office:value="141.69" calcext:value-type="float">
            <text:p>141.69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Billion Kwh</text:p>
          </table:table-cell>
          <table:table-cell table:formula="of:=[$'Calculations Generation'.D31] *([$'Corrected Capacities'.$AR39]/[$'Corrected Capacities'.D39])" office:value-type="float" office:value="2.17500772797527" calcext:value-type="float">
            <text:p>2.17500772797527</text:p>
          </table:table-cell>
          <table:table-cell table:formula="of:=[$'Calculations Generation'.E31] *([$'Corrected Capacities'.$AR39]/[$'Corrected Capacities'.E39])" office:value-type="float" office:value="1.9786398763524" calcext:value-type="float">
            <text:p>1.9786398763524</text:p>
          </table:table-cell>
          <table:table-cell table:formula="of:=[$'Calculations Generation'.F31] *([$'Corrected Capacities'.$AR39]/[$'Corrected Capacities'.F39])" office:value-type="float" office:value="1.42880989180835" calcext:value-type="float">
            <text:p>1.42880989180835</text:p>
          </table:table-cell>
          <table:table-cell table:formula="of:=[$'Calculations Generation'.G31] *([$'Corrected Capacities'.$AR39]/[$'Corrected Capacities'.G39])" office:value-type="float" office:value="1.55037094281298" calcext:value-type="float">
            <text:p>1.55037094281298</text:p>
          </table:table-cell>
          <table:table-cell table:formula="of:=[$'Calculations Generation'.H31] *([$'Corrected Capacities'.$AR39]/[$'Corrected Capacities'.H39])" office:value-type="float" office:value="1.3075503875969" calcext:value-type="float">
            <text:p>1.3075503875969</text:p>
          </table:table-cell>
          <table:table-cell table:formula="of:=[$'Calculations Generation'.I31] *([$'Corrected Capacities'.$AR39]/[$'Corrected Capacities'.I39])" office:value-type="float" office:value="1.71666408668731" calcext:value-type="float">
            <text:p>1.71666408668731</text:p>
          </table:table-cell>
          <table:table-cell table:formula="of:=[$'Calculations Generation'.J31] *([$'Corrected Capacities'.$AR39]/[$'Corrected Capacities'.J39])" office:value-type="float" office:value="1.43664086687307" calcext:value-type="float">
            <text:p>1.43664086687307</text:p>
          </table:table-cell>
          <table:table-cell table:formula="of:=[$'Calculations Generation'.K31] *([$'Corrected Capacities'.$AR39]/[$'Corrected Capacities'.K39])" office:value-type="float" office:value="1.53965944272446" calcext:value-type="float">
            <text:p>1.53965944272446</text:p>
          </table:table-cell>
          <table:table-cell table:formula="of:=[$'Calculations Generation'.L31] *([$'Corrected Capacities'.$AR39]/[$'Corrected Capacities'.L39])" office:value-type="float" office:value="1.39102979274611" calcext:value-type="float">
            <text:p>1.39102979274611</text:p>
          </table:table-cell>
          <table:table-cell table:formula="of:=[$'Calculations Generation'.M31] *([$'Corrected Capacities'.$AR39]/[$'Corrected Capacities'.M39])" office:value-type="float" office:value="1.48959041731066" calcext:value-type="float">
            <text:p>1.48959041731066</text:p>
          </table:table-cell>
          <table:table-cell table:formula="of:=[$'Calculations Generation'.N31] *([$'Corrected Capacities'.$AR39]/[$'Corrected Capacities'.N39])" office:value-type="float" office:value="1.81759100642398" calcext:value-type="float">
            <text:p>1.81759100642398</text:p>
          </table:table-cell>
          <table:table-cell table:formula="of:=[$'Calculations Generation'.O31] *([$'Corrected Capacities'.$AR39]/[$'Corrected Capacities'.O39])" office:value-type="float" office:value="1.82795503211991" calcext:value-type="float">
            <text:p>1.82795503211991</text:p>
          </table:table-cell>
          <table:table-cell table:formula="of:=[$'Calculations Generation'.P31] *([$'Corrected Capacities'.$AR39]/[$'Corrected Capacities'.P39])" office:value-type="float" office:value="1.92876068376068" calcext:value-type="float">
            <text:p>1.92876068376068</text:p>
          </table:table-cell>
          <table:table-cell table:formula="of:=[$'Calculations Generation'.Q31] *([$'Corrected Capacities'.$AR39]/[$'Corrected Capacities'.Q39])" office:value-type="float" office:value="1.87613684210526" calcext:value-type="float">
            <text:p>1.87613684210526</text:p>
          </table:table-cell>
          <table:table-cell table:formula="of:=[$'Calculations Generation'.R31] *([$'Corrected Capacities'.$AR39]/[$'Corrected Capacities'.R39])" office:value-type="float" office:value="2.12306748466258" calcext:value-type="float">
            <text:p>2.12306748466258</text:p>
          </table:table-cell>
          <table:table-cell table:formula="of:=[$'Calculations Generation'.S31] *([$'Corrected Capacities'.$AR39]/[$'Corrected Capacities'.S39])" office:value-type="float" office:value="2.3446887966805" calcext:value-type="float">
            <text:p>2.3446887966805</text:p>
          </table:table-cell>
          <table:table-cell table:formula="of:=[$'Calculations Generation'.T31] *([$'Corrected Capacities'.$AR39]/[$'Corrected Capacities'.T39])" office:value-type="float" office:value="2.35113821138211" calcext:value-type="float">
            <text:p>2.35113821138211</text:p>
          </table:table-cell>
          <table:table-cell table:formula="of:=[$'Calculations Generation'.U31] *([$'Corrected Capacities'.$AR39]/[$'Corrected Capacities'.U39])" office:value-type="float" office:value="2.37233333333333" calcext:value-type="float">
            <text:p>2.37233333333333</text:p>
          </table:table-cell>
          <table:table-cell table:formula="of:=[$'Calculations Generation'.V31] *([$'Corrected Capacities'.$AR39]/[$'Corrected Capacities'.V39])" office:value-type="float" office:value="2.76053892215569" calcext:value-type="float">
            <text:p>2.76053892215569</text:p>
          </table:table-cell>
          <table:table-cell table:formula="of:=[$'Calculations Generation'.W31] *([$'Corrected Capacities'.$AR39]/[$'Corrected Capacities'.W39])" office:value-type="float" office:value="2.55537623762376" calcext:value-type="float">
            <text:p>2.55537623762376</text:p>
          </table:table-cell>
          <table:table-cell table:formula="of:=[$'Calculations Generation'.X31] *([$'Corrected Capacities'.$AR39]/[$'Corrected Capacities'.X39])" office:value-type="float" office:value="2.4782416502947" calcext:value-type="float">
            <text:p>2.4782416502947</text:p>
          </table:table-cell>
          <table:table-cell table:formula="of:=[$'Calculations Generation'.Y31] *([$'Corrected Capacities'.$AR39]/[$'Corrected Capacities'.Y39])" office:value-type="float" office:value="2.69382978723404" calcext:value-type="float">
            <text:p>2.69382978723404</text:p>
          </table:table-cell>
          <table:table-cell table:formula="of:=[$'Calculations Generation'.Z31] *([$'Corrected Capacities'.$AR39]/[$'Corrected Capacities'.Z39])" office:value-type="float" office:value="2.64" calcext:value-type="float">
            <text:p>2.64</text:p>
          </table:table-cell>
          <table:table-cell table:formula="of:=[$'Calculations Generation'.AA31] *([$'Corrected Capacities'.$AR39]/[$'Corrected Capacities'.AA39])" office:value-type="float" office:value="1.90967557251908" calcext:value-type="float">
            <text:p>1.90967557251908</text:p>
          </table:table-cell>
          <table:table-cell table:formula="of:=[$'Calculations Generation'.AB31] *([$'Corrected Capacities'.$AR39]/[$'Corrected Capacities'.AB39])" office:value-type="float" office:value="2.32953271028037" calcext:value-type="float">
            <text:p>2.32953271028037</text:p>
          </table:table-cell>
          <table:table-cell table:formula="of:=[$'Calculations Generation'.AC31] *([$'Corrected Capacities'.$AR39]/[$'Corrected Capacities'.AC39])" office:value-type="float" office:value="2.43227859778598" calcext:value-type="float">
            <text:p>2.43227859778598</text:p>
          </table:table-cell>
          <table:table-cell table:formula="of:=[$'Calculations Generation'.AD31] *([$'Corrected Capacities'.$AR39]/[$'Corrected Capacities'.AD39])" office:value-type="float" office:value="2.22825136612022" calcext:value-type="float">
            <text:p>2.22825136612022</text:p>
          </table:table-cell>
          <table:table-cell table:formula="of:=[$'Calculations Generation'.AE31] *([$'Corrected Capacities'.$AR39]/[$'Corrected Capacities'.AE39])" office:value-type="float" office:value="2.57956043956044" calcext:value-type="float">
            <text:p>2.57956043956044</text:p>
          </table:table-cell>
          <table:table-cell table:formula="of:=[$'Calculations Generation'.AF31] *([$'Corrected Capacities'.$AR39]/[$'Corrected Capacities'.AF39])" office:value-type="float" office:value="2.33028933092224" calcext:value-type="float">
            <text:p>2.33028933092224</text:p>
          </table:table-cell>
          <table:table-cell table:formula="of:=[$'Calculations Generation'.AG31] *([$'Corrected Capacities'.$AR39]/[$'Corrected Capacities'.AG39])" office:value-type="float" office:value="2.55819244604316" calcext:value-type="float">
            <text:p>2.55819244604316</text:p>
          </table:table-cell>
          <table:table-cell table:formula="of:=[$'Calculations Generation'.AH31] *([$'Corrected Capacities'.$AR39]/[$'Corrected Capacities'.AH39])" office:value-type="float" office:value="3.13303571428571" calcext:value-type="float">
            <text:p>3.13303571428571</text:p>
          </table:table-cell>
          <table:table-cell table:formula="of:=[$'Calculations Generation'.AI31] *([$'Corrected Capacities'.$AR39]/[$'Corrected Capacities'.AI39])" office:value-type="float" office:value="2.48114361702128" calcext:value-type="float">
            <text:p>2.48114361702128</text:p>
          </table:table-cell>
          <table:table-cell table:formula="of:=[$'Calculations Generation'.AJ31] *([$'Corrected Capacities'.$AR39]/[$'Corrected Capacities'.AJ39])" office:value-type="float" office:value="2.14780316344464" calcext:value-type="float">
            <text:p>2.14780316344464</text:p>
          </table:table-cell>
          <table:table-cell table:formula="of:=[$'Calculations Generation'.AK31] *([$'Corrected Capacities'.$AR39]/[$'Corrected Capacities'.AK39])" office:value-type="float" office:value="2.55620418848167" calcext:value-type="float">
            <text:p>2.55620418848167</text:p>
          </table:table-cell>
          <table:table-cell table:formula="of:=[$'Calculations Generation'.AL31] *([$'Corrected Capacities'.$AR39]/[$'Corrected Capacities'.AL39])" office:value-type="float" office:value="2.25055841924399" calcext:value-type="float">
            <text:p>2.25055841924399</text:p>
          </table:table-cell>
          <table:table-cell table:formula="of:=[$'Calculations Generation'.AM31] *([$'Corrected Capacities'.$AR39]/[$'Corrected Capacities'.AM39])" office:value-type="float" office:value="1.86644557823129" calcext:value-type="float">
            <text:p>1.86644557823129</text:p>
          </table:table-cell>
          <table:table-cell table:formula="of:=[$'Calculations Generation'.AN31] *([$'Corrected Capacities'.$AR39]/[$'Corrected Capacities'.AN39])" office:value-type="float" office:value="2.14536850921273" calcext:value-type="float">
            <text:p>2.14536850921273</text:p>
          </table:table-cell>
          <table:table-cell table:formula="of:=[$'Calculations Generation'.AO31] *([$'Corrected Capacities'.$AR39]/[$'Corrected Capacities'.AO39])" office:value-type="float" office:value="2.61245346869712" calcext:value-type="float">
            <text:p>2.61245346869712</text:p>
          </table:table-cell>
          <table:table-cell table:formula="of:=[$'Calculations Generation'.AP31] *([$'Corrected Capacities'.$AR39]/[$'Corrected Capacities'.AP39])" office:value-type="float" office:value="1.99179898648649" calcext:value-type="float">
            <text:p>1.99179898648649</text:p>
          </table:table-cell>
          <table:table-cell table:formula="of:=[$'Calculations Generation'.AQ31] *([$'Corrected Capacities'.$AR39]/[$'Corrected Capacities'.AQ39])" office:value-type="float" office:value="1.98098665540541" calcext:value-type="float">
            <text:p>1.98098665540541</text:p>
          </table:table-cell>
          <table:table-cell table:formula="of:=[$'Calculations Generation'.AR31] *([$'Corrected Capacities'.$AR39]/[$'Corrected Capacities'.AR39])" office:value-type="float" office:value="2.93" calcext:value-type="float">
            <text:p>2.93</text:p>
          </table:table-cell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Billion Kwh</text:p>
          </table:table-cell>
          <table:table-cell table:formula="of:=[$'Calculations Generation'.D32] *([$'Corrected Capacities'.$AR40]/[$'Corrected Capacities'.D40])" office:value-type="float" office:value="13.6838748012719" calcext:value-type="float">
            <text:p>13.6838748012719</text:p>
          </table:table-cell>
          <table:table-cell table:formula="of:=[$'Calculations Generation'.E32] *([$'Corrected Capacities'.$AR40]/[$'Corrected Capacities'.E40])" office:value-type="float" office:value="8.25100650095602" calcext:value-type="float">
            <text:p>8.25100650095602</text:p>
          </table:table-cell>
          <table:table-cell table:formula="of:=[$'Calculations Generation'.F32] *([$'Corrected Capacities'.$AR40]/[$'Corrected Capacities'.F40])" office:value-type="float" office:value="10.4498458304135" calcext:value-type="float">
            <text:p>10.4498458304135</text:p>
          </table:table-cell>
          <table:table-cell table:formula="of:=[$'Calculations Generation'.G32] *([$'Corrected Capacities'.$AR40]/[$'Corrected Capacities'.G40])" office:value-type="float" office:value="11.7301565896739" calcext:value-type="float">
            <text:p>11.7301565896739</text:p>
          </table:table-cell>
          <table:table-cell table:formula="of:=[$'Calculations Generation'.H32] *([$'Corrected Capacities'.$AR40]/[$'Corrected Capacities'.H40])" office:value-type="float" office:value="13.9324127984085" calcext:value-type="float">
            <text:p>13.9324127984085</text:p>
          </table:table-cell>
          <table:table-cell table:formula="of:=[$'Calculations Generation'.I32] *([$'Corrected Capacities'.$AR40]/[$'Corrected Capacities'.I40])" office:value-type="float" office:value="16.8941477398015" calcext:value-type="float">
            <text:p>16.8941477398015</text:p>
          </table:table-cell>
          <table:table-cell table:formula="of:=[$'Calculations Generation'.J32] *([$'Corrected Capacities'.$AR40]/[$'Corrected Capacities'.J40])" office:value-type="float" office:value="12.9793371185238" calcext:value-type="float">
            <text:p>12.9793371185238</text:p>
          </table:table-cell>
          <table:table-cell table:formula="of:=[$'Calculations Generation'.K32] *([$'Corrected Capacities'.$AR40]/[$'Corrected Capacities'.K40])" office:value-type="float" office:value="13.9641365248227" calcext:value-type="float">
            <text:p>13.9641365248227</text:p>
          </table:table-cell>
          <table:table-cell table:formula="of:=[$'Calculations Generation'.L32] *([$'Corrected Capacities'.$AR40]/[$'Corrected Capacities'.L40])" office:value-type="float" office:value="19.3379136664218" calcext:value-type="float">
            <text:p>19.3379136664218</text:p>
          </table:table-cell>
          <table:table-cell table:formula="of:=[$'Calculations Generation'.M32] *([$'Corrected Capacities'.$AR40]/[$'Corrected Capacities'.M40])" office:value-type="float" office:value="8.93660593068953" calcext:value-type="float">
            <text:p>8.93660593068953</text:p>
          </table:table-cell>
          <table:table-cell table:formula="of:=[$'Calculations Generation'.N32] *([$'Corrected Capacities'.$AR40]/[$'Corrected Capacities'.N40])" office:value-type="float" office:value="14.2440693496227" calcext:value-type="float">
            <text:p>14.2440693496227</text:p>
          </table:table-cell>
          <table:table-cell table:formula="of:=[$'Calculations Generation'.O32] *([$'Corrected Capacities'.$AR40]/[$'Corrected Capacities'.O40])" office:value-type="float" office:value="14.122329004329" calcext:value-type="float">
            <text:p>14.122329004329</text:p>
          </table:table-cell>
          <table:table-cell table:formula="of:=[$'Calculations Generation'.P32] *([$'Corrected Capacities'.$AR40]/[$'Corrected Capacities'.P40])" office:value-type="float" office:value="6.39269771137953" calcext:value-type="float">
            <text:p>6.39269771137953</text:p>
          </table:table-cell>
          <table:table-cell table:formula="of:=[$'Calculations Generation'.Q32] *([$'Corrected Capacities'.$AR40]/[$'Corrected Capacities'.Q40])" office:value-type="float" office:value="10.231101300858" calcext:value-type="float">
            <text:p>10.231101300858</text:p>
          </table:table-cell>
          <table:table-cell table:formula="of:=[$'Calculations Generation'.R32] *([$'Corrected Capacities'.$AR40]/[$'Corrected Capacities'.R40])" office:value-type="float" office:value="12.4802604814715" calcext:value-type="float">
            <text:p>12.4802604814715</text:p>
          </table:table-cell>
          <table:table-cell table:formula="of:=[$'Calculations Generation'.S32] *([$'Corrected Capacities'.$AR40]/[$'Corrected Capacities'.S40])" office:value-type="float" office:value="9.38694906444907" calcext:value-type="float">
            <text:p>9.38694906444907</text:p>
          </table:table-cell>
          <table:table-cell table:formula="of:=[$'Calculations Generation'.T32] *([$'Corrected Capacities'.$AR40]/[$'Corrected Capacities'.T40])" office:value-type="float" office:value="16.52512257564" calcext:value-type="float">
            <text:p>16.52512257564</text:p>
          </table:table-cell>
          <table:table-cell table:formula="of:=[$'Calculations Generation'.U32] *([$'Corrected Capacities'.$AR40]/[$'Corrected Capacities'.U40])" office:value-type="float" office:value="14.6337589244261" calcext:value-type="float">
            <text:p>14.6337589244261</text:p>
          </table:table-cell>
          <table:table-cell table:formula="of:=[$'Calculations Generation'.V32] *([$'Corrected Capacities'.$AR40]/[$'Corrected Capacities'.V40])" office:value-type="float" office:value="14.2655251269036" calcext:value-type="float">
            <text:p>14.2655251269036</text:p>
          </table:table-cell>
          <table:table-cell table:formula="of:=[$'Calculations Generation'.W32] *([$'Corrected Capacities'.$AR40]/[$'Corrected Capacities'.W40])" office:value-type="float" office:value="8.02606844783715" calcext:value-type="float">
            <text:p>8.02606844783715</text:p>
          </table:table-cell>
          <table:table-cell table:formula="of:=[$'Calculations Generation'.X32] *([$'Corrected Capacities'.$AR40]/[$'Corrected Capacities'.X40])" office:value-type="float" office:value="12.5118249106687" calcext:value-type="float">
            <text:p>12.5118249106687</text:p>
          </table:table-cell>
          <table:table-cell table:formula="of:=[$'Calculations Generation'.Y32] *([$'Corrected Capacities'.$AR40]/[$'Corrected Capacities'.Y40])" office:value-type="float" office:value="15.4091965508496" calcext:value-type="float">
            <text:p>15.4091965508496</text:p>
          </table:table-cell>
          <table:table-cell table:formula="of:=[$'Calculations Generation'.Z32] *([$'Corrected Capacities'.$AR40]/[$'Corrected Capacities'.Z40])" office:value-type="float" office:value="8.51444931921331" calcext:value-type="float">
            <text:p>8.51444931921331</text:p>
          </table:table-cell>
          <table:table-cell table:formula="of:=[$'Calculations Generation'.AA32] *([$'Corrected Capacities'.$AR40]/[$'Corrected Capacities'.AA40])" office:value-type="float" office:value="17.1634185577408" calcext:value-type="float">
            <text:p>17.1634185577408</text:p>
          </table:table-cell>
          <table:table-cell table:formula="of:=[$'Calculations Generation'.AB32] *([$'Corrected Capacities'.$AR40]/[$'Corrected Capacities'.AB40])" office:value-type="float" office:value="10.7509335681933" calcext:value-type="float">
            <text:p>10.7509335681933</text:p>
          </table:table-cell>
          <table:table-cell table:formula="of:=[$'Calculations Generation'.AC32] *([$'Corrected Capacities'.$AR40]/[$'Corrected Capacities'.AC40])" office:value-type="float" office:value="5.16207963709677" calcext:value-type="float">
            <text:p>5.16207963709677</text:p>
          </table:table-cell>
          <table:table-cell table:formula="of:=[$'Calculations Generation'.AD32] *([$'Corrected Capacities'.$AR40]/[$'Corrected Capacities'.AD40])" office:value-type="float" office:value="11.8957832167832" calcext:value-type="float">
            <text:p>11.8957832167832</text:p>
          </table:table-cell>
          <table:table-cell table:formula="of:=[$'Calculations Generation'.AE32] *([$'Corrected Capacities'.$AR40]/[$'Corrected Capacities'.AE40])" office:value-type="float" office:value="10.889990777667" calcext:value-type="float">
            <text:p>10.889990777667</text:p>
          </table:table-cell>
          <table:table-cell table:formula="of:=[$'Calculations Generation'.AF32] *([$'Corrected Capacities'.$AR40]/[$'Corrected Capacities'.AF40])" office:value-type="float" office:value="7.34105512596658" calcext:value-type="float">
            <text:p>7.34105512596658</text:p>
          </table:table-cell>
          <table:table-cell table:formula="of:=[$'Calculations Generation'.AG32] *([$'Corrected Capacities'.$AR40]/[$'Corrected Capacities'.AG40])" office:value-type="float" office:value="8.87258114794656" calcext:value-type="float">
            <text:p>8.87258114794656</text:p>
          </table:table-cell>
          <table:table-cell table:formula="of:=[$'Calculations Generation'.AH32] *([$'Corrected Capacities'.$AR40]/[$'Corrected Capacities'.AH40])" office:value-type="float" office:value="17.1966581217649" calcext:value-type="float">
            <text:p>17.1966581217649</text:p>
          </table:table-cell>
          <table:table-cell table:formula="of:=[$'Calculations Generation'.AI32] *([$'Corrected Capacities'.$AR40]/[$'Corrected Capacities'.AI40])" office:value-type="float" office:value="11.1253405345212" calcext:value-type="float">
            <text:p>11.1253405345212</text:p>
          </table:table-cell>
          <table:table-cell table:formula="of:=[$'Calculations Generation'.AJ32] *([$'Corrected Capacities'.$AR40]/[$'Corrected Capacities'.AJ40])" office:value-type="float" office:value="5.53708586316267" calcext:value-type="float">
            <text:p>5.53708586316267</text:p>
          </table:table-cell>
          <table:table-cell table:formula="of:=[$'Calculations Generation'.AK32] *([$'Corrected Capacities'.$AR40]/[$'Corrected Capacities'.AK40])" office:value-type="float" office:value="13.6832903965162" calcext:value-type="float">
            <text:p>13.6832903965162</text:p>
          </table:table-cell>
          <table:table-cell table:formula="of:=[$'Calculations Generation'.AL32] *([$'Corrected Capacities'.$AR40]/[$'Corrected Capacities'.AL40])" office:value-type="float" office:value="15.488709478022" calcext:value-type="float">
            <text:p>15.488709478022</text:p>
          </table:table-cell>
          <table:table-cell table:formula="of:=[$'Calculations Generation'.AM32] *([$'Corrected Capacities'.$AR40]/[$'Corrected Capacities'.AM40])" office:value-type="float" office:value="8.4735481331534" calcext:value-type="float">
            <text:p>8.4735481331534</text:p>
          </table:table-cell>
          <table:table-cell table:formula="of:=[$'Calculations Generation'.AN32] *([$'Corrected Capacities'.$AR40]/[$'Corrected Capacities'.AN40])" office:value-type="float" office:value="15.3104046657694" calcext:value-type="float">
            <text:p>15.3104046657694</text:p>
          </table:table-cell>
          <table:table-cell table:formula="of:=[$'Calculations Generation'.AO32] *([$'Corrected Capacities'.$AR40]/[$'Corrected Capacities'.AO40])" office:value-type="float" office:value="5.67451142985209" calcext:value-type="float">
            <text:p>5.67451142985209</text:p>
          </table:table-cell>
          <table:table-cell table:formula="of:=[$'Calculations Generation'.AP32] *([$'Corrected Capacities'.$AR40]/[$'Corrected Capacities'.AP40])" office:value-type="float" office:value="12.0111213202498" calcext:value-type="float">
            <text:p>12.0111213202498</text:p>
          </table:table-cell>
          <table:table-cell table:formula="of:=[$'Calculations Generation'.AQ32] *([$'Corrected Capacities'.$AR40]/[$'Corrected Capacities'.AQ40])" office:value-type="float" office:value="8.43840762711864" calcext:value-type="float">
            <text:p>8.43840762711864</text:p>
          </table:table-cell>
          <table:table-cell table:formula="of:=[$'Calculations Generation'.AR32] *([$'Corrected Capacities'.$AR40]/[$'Corrected Capacities'.AR40])"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Billion Kwh</text:p>
          </table:table-cell>
          <table:table-cell table:formula="of:=[$'Calculations Generation'.D33] *([$'Corrected Capacities'.$AR41]/[$'Corrected Capacities'.D41])" office:value-type="float" office:value="22.5180393632417" calcext:value-type="float">
            <text:p>22.5180393632417</text:p>
          </table:table-cell>
          <table:table-cell table:formula="of:=[$'Calculations Generation'.E33] *([$'Corrected Capacities'.$AR41]/[$'Corrected Capacities'.E41])" office:value-type="float" office:value="22.1952179450892" calcext:value-type="float">
            <text:p>22.1952179450892</text:p>
          </table:table-cell>
          <table:table-cell table:formula="of:=[$'Calculations Generation'.F33] *([$'Corrected Capacities'.$AR41]/[$'Corrected Capacities'.F41])" office:value-type="float" office:value="19.5443361006963" calcext:value-type="float">
            <text:p>19.5443361006963</text:p>
          </table:table-cell>
          <table:table-cell table:formula="of:=[$'Calculations Generation'.G33] *([$'Corrected Capacities'.$AR41]/[$'Corrected Capacities'.G41])" office:value-type="float" office:value="15.9071850707851" calcext:value-type="float">
            <text:p>15.9071850707851</text:p>
          </table:table-cell>
          <table:table-cell table:formula="of:=[$'Calculations Generation'.H33] *([$'Corrected Capacities'.$AR41]/[$'Corrected Capacities'.H41])" office:value-type="float" office:value="17.1651816838996" calcext:value-type="float">
            <text:p>17.1651816838996</text:p>
          </table:table-cell>
          <table:table-cell table:formula="of:=[$'Calculations Generation'.I33] *([$'Corrected Capacities'.$AR41]/[$'Corrected Capacities'.I41])" office:value-type="float" office:value="16.5686904977376" calcext:value-type="float">
            <text:p>16.5686904977376</text:p>
          </table:table-cell>
          <table:table-cell table:formula="of:=[$'Calculations Generation'.J33] *([$'Corrected Capacities'.$AR41]/[$'Corrected Capacities'.J41])" office:value-type="float" office:value="14.1287819804505" calcext:value-type="float">
            <text:p>14.1287819804505</text:p>
          </table:table-cell>
          <table:table-cell table:formula="of:=[$'Calculations Generation'.K33] *([$'Corrected Capacities'.$AR41]/[$'Corrected Capacities'.K41])" office:value-type="float" office:value="13.635270713862" calcext:value-type="float">
            <text:p>13.635270713862</text:p>
          </table:table-cell>
          <table:table-cell table:formula="of:=[$'Calculations Generation'.L33] *([$'Corrected Capacities'.$AR41]/[$'Corrected Capacities'.L41])" office:value-type="float" office:value="15.4681532927504" calcext:value-type="float">
            <text:p>15.4681532927504</text:p>
          </table:table-cell>
          <table:table-cell table:formula="of:=[$'Calculations Generation'.M33] *([$'Corrected Capacities'.$AR41]/[$'Corrected Capacities'.M41])" office:value-type="float" office:value="13.9251006627261" calcext:value-type="float">
            <text:p>13.9251006627261</text:p>
          </table:table-cell>
          <table:table-cell table:formula="of:=[$'Calculations Generation'.N33] *([$'Corrected Capacities'.$AR41]/[$'Corrected Capacities'.N41])" office:value-type="float" office:value="11.9347458524532" calcext:value-type="float">
            <text:p>11.9347458524532</text:p>
          </table:table-cell>
          <table:table-cell table:formula="of:=[$'Calculations Generation'.O33] *([$'Corrected Capacities'.$AR41]/[$'Corrected Capacities'.O41])" office:value-type="float" office:value="15.3345530316268" calcext:value-type="float">
            <text:p>15.3345530316268</text:p>
          </table:table-cell>
          <table:table-cell table:formula="of:=[$'Calculations Generation'.P33] *([$'Corrected Capacities'.$AR41]/[$'Corrected Capacities'.P41])" office:value-type="float" office:value="12.6706247582205" calcext:value-type="float">
            <text:p>12.6706247582205</text:p>
          </table:table-cell>
          <table:table-cell table:formula="of:=[$'Calculations Generation'.Q33] *([$'Corrected Capacities'.$AR41]/[$'Corrected Capacities'.Q41])" office:value-type="float" office:value="13.3912534059946" calcext:value-type="float">
            <text:p>13.3912534059946</text:p>
          </table:table-cell>
          <table:table-cell table:formula="of:=[$'Calculations Generation'.R33] *([$'Corrected Capacities'.$AR41]/[$'Corrected Capacities'.R41])" office:value-type="float" office:value="13.5315655102728" calcext:value-type="float">
            <text:p>13.5315655102728</text:p>
          </table:table-cell>
          <table:table-cell table:formula="of:=[$'Calculations Generation'.S33] *([$'Corrected Capacities'.$AR41]/[$'Corrected Capacities'.S41])" office:value-type="float" office:value="17.1033515222093" calcext:value-type="float">
            <text:p>17.1033515222093</text:p>
          </table:table-cell>
          <table:table-cell table:formula="of:=[$'Calculations Generation'.T33] *([$'Corrected Capacities'.$AR41]/[$'Corrected Capacities'.T41])" office:value-type="float" office:value="16.0697146406095" calcext:value-type="float">
            <text:p>16.0697146406095</text:p>
          </table:table-cell>
          <table:table-cell table:formula="of:=[$'Calculations Generation'.U33] *([$'Corrected Capacities'.$AR41]/[$'Corrected Capacities'.U41])" office:value-type="float" office:value="17.7535090549885" calcext:value-type="float">
            <text:p>17.7535090549885</text:p>
          </table:table-cell>
          <table:table-cell table:formula="of:=[$'Calculations Generation'.V33] *([$'Corrected Capacities'.$AR41]/[$'Corrected Capacities'.V41])" office:value-type="float" office:value="19.1202910705476" calcext:value-type="float">
            <text:p>19.1202910705476</text:p>
          </table:table-cell>
          <table:table-cell table:formula="of:=[$'Calculations Generation'.W33] *([$'Corrected Capacities'.$AR41]/[$'Corrected Capacities'.W41])" office:value-type="float" office:value="18.5208232489313" calcext:value-type="float">
            <text:p>18.5208232489313</text:p>
          </table:table-cell>
          <table:table-cell table:formula="of:=[$'Calculations Generation'.X33] *([$'Corrected Capacities'.$AR41]/[$'Corrected Capacities'.X41])" office:value-type="float" office:value="14.8714428104575" calcext:value-type="float">
            <text:p>14.8714428104575</text:p>
          </table:table-cell>
          <table:table-cell table:formula="of:=[$'Calculations Generation'.Y33] *([$'Corrected Capacities'.$AR41]/[$'Corrected Capacities'.Y41])" office:value-type="float" office:value="15.012913100294" calcext:value-type="float">
            <text:p>15.012913100294</text:p>
          </table:table-cell>
          <table:table-cell table:formula="of:=[$'Calculations Generation'.Z33] *([$'Corrected Capacities'.$AR41]/[$'Corrected Capacities'.Z41])" office:value-type="float" office:value="15.8325546299263" calcext:value-type="float">
            <text:p>15.8325546299263</text:p>
          </table:table-cell>
          <table:table-cell table:formula="of:=[$'Calculations Generation'.AA33] *([$'Corrected Capacities'.$AR41]/[$'Corrected Capacities'.AA41])" office:value-type="float" office:value="13.0692775288092" calcext:value-type="float">
            <text:p>13.0692775288092</text:p>
          </table:table-cell>
          <table:table-cell table:formula="of:=[$'Calculations Generation'.AB33] *([$'Corrected Capacities'.$AR41]/[$'Corrected Capacities'.AB41])" office:value-type="float" office:value="16.1969912406434" calcext:value-type="float">
            <text:p>16.1969912406434</text:p>
          </table:table-cell>
          <table:table-cell table:formula="of:=[$'Calculations Generation'.AC33] *([$'Corrected Capacities'.$AR41]/[$'Corrected Capacities'.AC41])" office:value-type="float" office:value="19.7886953410717" calcext:value-type="float">
            <text:p>19.7886953410717</text:p>
          </table:table-cell>
          <table:table-cell table:formula="of:=[$'Calculations Generation'.AD33] *([$'Corrected Capacities'.$AR41]/[$'Corrected Capacities'.AD41])" office:value-type="float" office:value="17.9955447309774" calcext:value-type="float">
            <text:p>17.9955447309774</text:p>
          </table:table-cell>
          <table:table-cell table:formula="of:=[$'Calculations Generation'.AE33] *([$'Corrected Capacities'.$AR41]/[$'Corrected Capacities'.AE41])" office:value-type="float" office:value="15.5313735586795" calcext:value-type="float">
            <text:p>15.5313735586795</text:p>
          </table:table-cell>
          <table:table-cell table:formula="of:=[$'Calculations Generation'.AF33] *([$'Corrected Capacities'.$AR41]/[$'Corrected Capacities'.AF41])" office:value-type="float" office:value="16.6457219427853" calcext:value-type="float">
            <text:p>16.6457219427853</text:p>
          </table:table-cell>
          <table:table-cell table:formula="of:=[$'Calculations Generation'.AG33] *([$'Corrected Capacities'.$AR41]/[$'Corrected Capacities'.AG41])" office:value-type="float" office:value="15.0476185907518" calcext:value-type="float">
            <text:p>15.0476185907518</text:p>
          </table:table-cell>
          <table:table-cell table:formula="of:=[$'Calculations Generation'.AH33] *([$'Corrected Capacities'.$AR41]/[$'Corrected Capacities'.AH41])" office:value-type="float" office:value="19.1874277655907" calcext:value-type="float">
            <text:p>19.1874277655907</text:p>
          </table:table-cell>
          <table:table-cell table:formula="of:=[$'Calculations Generation'.AI33] *([$'Corrected Capacities'.$AR41]/[$'Corrected Capacities'.AI41])" office:value-type="float" office:value="14.1931467688938" calcext:value-type="float">
            <text:p>14.1931467688938</text:p>
          </table:table-cell>
          <table:table-cell table:formula="of:=[$'Calculations Generation'.AJ33] *([$'Corrected Capacities'.$AR41]/[$'Corrected Capacities'.AJ41])" office:value-type="float" office:value="11.510199039653" calcext:value-type="float">
            <text:p>11.510199039653</text:p>
          </table:table-cell>
          <table:table-cell table:formula="of:=[$'Calculations Generation'.AK33] *([$'Corrected Capacities'.$AR41]/[$'Corrected Capacities'.AK41])" office:value-type="float" office:value="14.7406540246439" calcext:value-type="float">
            <text:p>14.7406540246439</text:p>
          </table:table-cell>
          <table:table-cell table:formula="of:=[$'Calculations Generation'.AL33] *([$'Corrected Capacities'.$AR41]/[$'Corrected Capacities'.AL41])" office:value-type="float" office:value="18.5138391943734" calcext:value-type="float">
            <text:p>18.5138391943734</text:p>
          </table:table-cell>
          <table:table-cell table:formula="of:=[$'Calculations Generation'.AM33] *([$'Corrected Capacities'.$AR41]/[$'Corrected Capacities'.AM41])" office:value-type="float" office:value="16.1096409812864" calcext:value-type="float">
            <text:p>16.1096409812864</text:p>
          </table:table-cell>
          <table:table-cell table:formula="of:=[$'Calculations Generation'.AN33] *([$'Corrected Capacities'.$AR41]/[$'Corrected Capacities'.AN41])" office:value-type="float" office:value="17.4113859181433" calcext:value-type="float">
            <text:p>17.4113859181433</text:p>
          </table:table-cell>
          <table:table-cell table:formula="of:=[$'Calculations Generation'.AO33] *([$'Corrected Capacities'.$AR41]/[$'Corrected Capacities'.AO41])" office:value-type="float" office:value="14.1063731036662" calcext:value-type="float">
            <text:p>14.1063731036662</text:p>
          </table:table-cell>
          <table:table-cell table:formula="of:=[$'Calculations Generation'.AP33] *([$'Corrected Capacities'.$AR41]/[$'Corrected Capacities'.AP41])" office:value-type="float" office:value="17.1916666498104" calcext:value-type="float">
            <text:p>17.1916666498104</text:p>
          </table:table-cell>
          <table:table-cell table:formula="of:=[$'Calculations Generation'.AQ33] *([$'Corrected Capacities'.$AR41]/[$'Corrected Capacities'.AQ41])" office:value-type="float" office:value="15.388215658976" calcext:value-type="float">
            <text:p>15.388215658976</text:p>
          </table:table-cell>
          <table:table-cell table:formula="of:=[$'Calculations Generation'.AR33] *([$'Corrected Capacities'.$AR41]/[$'Corrected Capacities'.AR41])" office:value-type="float" office:value="15.53" calcext:value-type="float">
            <text:p>15.53</text:p>
          </table:table-cell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Billion Kwh</text:p>
          </table:table-cell>
          <table:table-cell table:formula="of:=[$'Calculations Generation'.D34] *([$'Corrected Capacities'.$AR42]/[$'Corrected Capacities'.D42])" office:value-type="float" office:value="41.8506958518995" calcext:value-type="float">
            <text:p>41.8506958518995</text:p>
          </table:table-cell>
          <table:table-cell table:formula="of:=[$'Calculations Generation'.E34] *([$'Corrected Capacities'.$AR42]/[$'Corrected Capacities'.E42])" office:value-type="float" office:value="37.3088831742375" calcext:value-type="float">
            <text:p>37.3088831742375</text:p>
          </table:table-cell>
          <table:table-cell table:formula="of:=[$'Calculations Generation'.F34] *([$'Corrected Capacities'.$AR42]/[$'Corrected Capacities'.F42])" office:value-type="float" office:value="36.849451520873" calcext:value-type="float">
            <text:p>36.849451520873</text:p>
          </table:table-cell>
          <table:table-cell table:formula="of:=[$'Calculations Generation'.G34] *([$'Corrected Capacities'.$AR42]/[$'Corrected Capacities'.G42])" office:value-type="float" office:value="34.2045799629035" calcext:value-type="float">
            <text:p>34.2045799629035</text:p>
          </table:table-cell>
          <table:table-cell table:formula="of:=[$'Calculations Generation'.H34] *([$'Corrected Capacities'.$AR42]/[$'Corrected Capacities'.H42])" office:value-type="float" office:value="37.3905936280037" calcext:value-type="float">
            <text:p>37.3905936280037</text:p>
          </table:table-cell>
          <table:table-cell table:formula="of:=[$'Calculations Generation'.I34] *([$'Corrected Capacities'.$AR42]/[$'Corrected Capacities'.I42])" office:value-type="float" office:value="33.6757485260454" calcext:value-type="float">
            <text:p>33.6757485260454</text:p>
          </table:table-cell>
          <table:table-cell table:formula="of:=[$'Calculations Generation'.J34] *([$'Corrected Capacities'.$AR42]/[$'Corrected Capacities'.J42])" office:value-type="float" office:value="36.1001758105636" calcext:value-type="float">
            <text:p>36.1001758105636</text:p>
          </table:table-cell>
          <table:table-cell table:formula="of:=[$'Calculations Generation'.K34] *([$'Corrected Capacities'.$AR42]/[$'Corrected Capacities'.K42])" office:value-type="float" office:value="32.7505361774586" calcext:value-type="float">
            <text:p>32.7505361774586</text:p>
          </table:table-cell>
          <table:table-cell table:formula="of:=[$'Calculations Generation'.L34] *([$'Corrected Capacities'.$AR42]/[$'Corrected Capacities'.L42])" office:value-type="float" office:value="31.2746325764547" calcext:value-type="float">
            <text:p>31.2746325764547</text:p>
          </table:table-cell>
          <table:table-cell table:formula="of:=[$'Calculations Generation'.M34] *([$'Corrected Capacities'.$AR42]/[$'Corrected Capacities'.M42])" office:value-type="float" office:value="28.1723587219017" calcext:value-type="float">
            <text:p>28.1723587219017</text:p>
          </table:table-cell>
          <table:table-cell table:formula="of:=[$'Calculations Generation'.N34] *([$'Corrected Capacities'.$AR42]/[$'Corrected Capacities'.N42])" office:value-type="float" office:value="24.7091323947023" calcext:value-type="float">
            <text:p>24.7091323947023</text:p>
          </table:table-cell>
          <table:table-cell table:formula="of:=[$'Calculations Generation'.O34] *([$'Corrected Capacities'.$AR42]/[$'Corrected Capacities'.O42])" office:value-type="float" office:value="23.8620053619366" calcext:value-type="float">
            <text:p>23.8620053619366</text:p>
          </table:table-cell>
          <table:table-cell table:formula="of:=[$'Calculations Generation'.P34] *([$'Corrected Capacities'.$AR42]/[$'Corrected Capacities'.P42])" office:value-type="float" office:value="16.3376035539438" calcext:value-type="float">
            <text:p>16.3376035539438</text:p>
          </table:table-cell>
          <table:table-cell table:formula="of:=[$'Calculations Generation'.Q34] *([$'Corrected Capacities'.$AR42]/[$'Corrected Capacities'.Q42])" office:value-type="float" office:value="15.1228307162285" calcext:value-type="float">
            <text:p>15.1228307162285</text:p>
          </table:table-cell>
          <table:table-cell table:formula="of:=[$'Calculations Generation'.R34] *([$'Corrected Capacities'.$AR42]/[$'Corrected Capacities'.R42])" office:value-type="float" office:value="16.0262725512239" calcext:value-type="float">
            <text:p>16.0262725512239</text:p>
          </table:table-cell>
          <table:table-cell table:formula="of:=[$'Calculations Generation'.S34] *([$'Corrected Capacities'.$AR42]/[$'Corrected Capacities'.S42])" office:value-type="float" office:value="17.5611052982774" calcext:value-type="float">
            <text:p>17.5611052982774</text:p>
          </table:table-cell>
          <table:table-cell table:formula="of:=[$'Calculations Generation'.T34] *([$'Corrected Capacities'.$AR42]/[$'Corrected Capacities'.T42])" office:value-type="float" office:value="20.7544303028105" calcext:value-type="float">
            <text:p>20.7544303028105</text:p>
          </table:table-cell>
          <table:table-cell table:formula="of:=[$'Calculations Generation'.U34] *([$'Corrected Capacities'.$AR42]/[$'Corrected Capacities'.U42])" office:value-type="float" office:value="18.3830773381686" calcext:value-type="float">
            <text:p>18.3830773381686</text:p>
          </table:table-cell>
          <table:table-cell table:formula="of:=[$'Calculations Generation'.V34] *([$'Corrected Capacities'.$AR42]/[$'Corrected Capacities'.V42])" office:value-type="float" office:value="18.5678391949229" calcext:value-type="float">
            <text:p>18.5678391949229</text:p>
          </table:table-cell>
          <table:table-cell table:formula="of:=[$'Calculations Generation'.W34] *([$'Corrected Capacities'.$AR42]/[$'Corrected Capacities'.W42])" office:value-type="float" office:value="18.8801573954151" calcext:value-type="float">
            <text:p>18.8801573954151</text:p>
          </table:table-cell>
          <table:table-cell table:formula="of:=[$'Calculations Generation'.X34] *([$'Corrected Capacities'.$AR42]/[$'Corrected Capacities'.X42])" office:value-type="float" office:value="16.9369681988622" calcext:value-type="float">
            <text:p>16.9369681988622</text:p>
          </table:table-cell>
          <table:table-cell table:formula="of:=[$'Calculations Generation'.Y34] *([$'Corrected Capacities'.$AR42]/[$'Corrected Capacities'.Y42])" office:value-type="float" office:value="17.5728173416814" calcext:value-type="float">
            <text:p>17.5728173416814</text:p>
          </table:table-cell>
          <table:table-cell table:formula="of:=[$'Calculations Generation'.Z34] *([$'Corrected Capacities'.$AR42]/[$'Corrected Capacities'.Z42])" office:value-type="float" office:value="16.5848275300811" calcext:value-type="float">
            <text:p>16.5848275300811</text:p>
          </table:table-cell>
          <table:table-cell table:formula="of:=[$'Calculations Generation'.AA34] *([$'Corrected Capacities'.$AR42]/[$'Corrected Capacities'.AA42])" office:value-type="float" office:value="13.9031408985946" calcext:value-type="float">
            <text:p>13.9031408985946</text:p>
          </table:table-cell>
          <table:table-cell table:formula="of:=[$'Calculations Generation'.AB34] *([$'Corrected Capacities'.$AR42]/[$'Corrected Capacities'.AB42])" office:value-type="float" office:value="16.3370232095932" calcext:value-type="float">
            <text:p>16.3370232095932</text:p>
          </table:table-cell>
          <table:table-cell table:formula="of:=[$'Calculations Generation'.AC34] *([$'Corrected Capacities'.$AR42]/[$'Corrected Capacities'.AC42])" office:value-type="float" office:value="17.6754423680903" calcext:value-type="float">
            <text:p>17.6754423680903</text:p>
          </table:table-cell>
          <table:table-cell table:formula="of:=[$'Calculations Generation'.AD34] *([$'Corrected Capacities'.$AR42]/[$'Corrected Capacities'.AD42])" office:value-type="float" office:value="12.4611997733043" calcext:value-type="float">
            <text:p>12.4611997733043</text:p>
          </table:table-cell>
          <table:table-cell table:formula="of:=[$'Calculations Generation'.AE34] *([$'Corrected Capacities'.$AR42]/[$'Corrected Capacities'.AE42])" office:value-type="float" office:value="11.4073645460456" calcext:value-type="float">
            <text:p>11.4073645460456</text:p>
          </table:table-cell>
          <table:table-cell table:formula="of:=[$'Calculations Generation'.AF34] *([$'Corrected Capacities'.$AR42]/[$'Corrected Capacities'.AF42])" office:value-type="float" office:value="10.6611568449683" calcext:value-type="float">
            <text:p>10.6611568449683</text:p>
          </table:table-cell>
          <table:table-cell table:formula="of:=[$'Calculations Generation'.AG34] *([$'Corrected Capacities'.$AR42]/[$'Corrected Capacities'.AG42])" office:value-type="float" office:value="11.6717802791535" calcext:value-type="float">
            <text:p>11.6717802791535</text:p>
          </table:table-cell>
          <table:table-cell table:formula="of:=[$'Calculations Generation'.AH34] *([$'Corrected Capacities'.$AR42]/[$'Corrected Capacities'.AH42])" office:value-type="float" office:value="12.7525721761884" calcext:value-type="float">
            <text:p>12.7525721761884</text:p>
          </table:table-cell>
          <table:table-cell table:formula="of:=[$'Calculations Generation'.AI34] *([$'Corrected Capacities'.$AR42]/[$'Corrected Capacities'.AI42])" office:value-type="float" office:value="9.17860465116279" calcext:value-type="float">
            <text:p>9.17860465116279</text:p>
          </table:table-cell>
          <table:table-cell table:formula="of:=[$'Calculations Generation'.AJ34] *([$'Corrected Capacities'.$AR42]/[$'Corrected Capacities'.AJ42])" office:value-type="float" office:value="9.70893367346939" calcext:value-type="float">
            <text:p>9.70893367346939</text:p>
          </table:table-cell>
          <table:table-cell table:formula="of:=[$'Calculations Generation'.AK34] *([$'Corrected Capacities'.$AR42]/[$'Corrected Capacities'.AK42])" office:value-type="float" office:value="10.8290392749245" calcext:value-type="float">
            <text:p>10.8290392749245</text:p>
          </table:table-cell>
          <table:table-cell table:formula="of:=[$'Calculations Generation'.AL34] *([$'Corrected Capacities'.$AR42]/[$'Corrected Capacities'.AL42])" office:value-type="float" office:value="11.2601797752809" calcext:value-type="float">
            <text:p>11.2601797752809</text:p>
          </table:table-cell>
          <table:table-cell table:formula="of:=[$'Calculations Generation'.AM34] *([$'Corrected Capacities'.$AR42]/[$'Corrected Capacities'.AM42])" office:value-type="float" office:value="10.2939518272425" calcext:value-type="float">
            <text:p>10.2939518272425</text:p>
          </table:table-cell>
          <table:table-cell table:formula="of:=[$'Calculations Generation'.AN34] *([$'Corrected Capacities'.$AR42]/[$'Corrected Capacities'.AN42])" office:value-type="float" office:value="10.9847086092715" calcext:value-type="float">
            <text:p>10.9847086092715</text:p>
          </table:table-cell>
          <table:table-cell table:formula="of:=[$'Calculations Generation'.AO34] *([$'Corrected Capacities'.$AR42]/[$'Corrected Capacities'.AO42])" office:value-type="float" office:value="9.28528217821782" calcext:value-type="float">
            <text:p>9.28528217821782</text:p>
          </table:table-cell>
          <table:table-cell table:formula="of:=[$'Calculations Generation'.AP34] *([$'Corrected Capacities'.$AR42]/[$'Corrected Capacities'.AP42])" office:value-type="float" office:value="10.7933181683168" calcext:value-type="float">
            <text:p>10.7933181683168</text:p>
          </table:table-cell>
          <table:table-cell table:formula="of:=[$'Calculations Generation'.AQ34] *([$'Corrected Capacities'.$AR42]/[$'Corrected Capacities'.AQ42])" office:value-type="float" office:value="10.3195443564356" calcext:value-type="float">
            <text:p>10.3195443564356</text:p>
          </table:table-cell>
          <table:table-cell table:formula="of:=[$'Calculations Generation'.AR34] *([$'Corrected Capacities'.$AR42]/[$'Corrected Capacities'.AR42])" office:value-type="float" office:value="9.66" calcext:value-type="float">
            <text:p>9.66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Billion Kwh</text:p>
          </table:table-cell>
          <table:table-cell table:formula="of:=[$'Calculations Generation'.D35] *([$'Corrected Capacities'.$AR43]/[$'Corrected Capacities'.D43])" office:value-type="float" office:value="2.8021722265322" calcext:value-type="float">
            <text:p>2.8021722265322</text:p>
          </table:table-cell>
          <table:table-cell table:formula="of:=[$'Calculations Generation'.E35] *([$'Corrected Capacities'.$AR43]/[$'Corrected Capacities'.E43])" office:value-type="float" office:value="2.23199152542373" calcext:value-type="float">
            <text:p>2.23199152542373</text:p>
          </table:table-cell>
          <table:table-cell table:formula="of:=[$'Calculations Generation'.F35] *([$'Corrected Capacities'.$AR43]/[$'Corrected Capacities'.F43])" office:value-type="float" office:value="1.96073943661972" calcext:value-type="float">
            <text:p>1.96073943661972</text:p>
          </table:table-cell>
          <table:table-cell table:formula="of:=[$'Calculations Generation'.G35] *([$'Corrected Capacities'.$AR43]/[$'Corrected Capacities'.G43])" office:value-type="float" office:value="2.06672535211268" calcext:value-type="float">
            <text:p>2.06672535211268</text:p>
          </table:table-cell>
          <table:table-cell table:formula="of:=[$'Calculations Generation'.H35] *([$'Corrected Capacities'.$AR43]/[$'Corrected Capacities'.H43])" office:value-type="float" office:value="1.67513043478261" calcext:value-type="float">
            <text:p>1.67513043478261</text:p>
          </table:table-cell>
          <table:table-cell table:formula="of:=[$'Calculations Generation'.I35] *([$'Corrected Capacities'.$AR43]/[$'Corrected Capacities'.I43])" office:value-type="float" office:value="2.23386261649983" calcext:value-type="float">
            <text:p>2.23386261649983</text:p>
          </table:table-cell>
          <table:table-cell table:formula="of:=[$'Calculations Generation'.J35] *([$'Corrected Capacities'.$AR43]/[$'Corrected Capacities'.J43])" office:value-type="float" office:value="2.08304498269896" calcext:value-type="float">
            <text:p>2.08304498269896</text:p>
          </table:table-cell>
          <table:table-cell table:formula="of:=[$'Calculations Generation'.K35] *([$'Corrected Capacities'.$AR43]/[$'Corrected Capacities'.K43])" office:value-type="float" office:value="2.45504705882353" calcext:value-type="float">
            <text:p>2.45504705882353</text:p>
          </table:table-cell>
          <table:table-cell table:formula="of:=[$'Calculations Generation'.L35] *([$'Corrected Capacities'.$AR43]/[$'Corrected Capacities'.L43])" office:value-type="float" office:value="2.19353246318608" calcext:value-type="float">
            <text:p>2.19353246318608</text:p>
          </table:table-cell>
          <table:table-cell table:formula="of:=[$'Calculations Generation'.M35] *([$'Corrected Capacities'.$AR43]/[$'Corrected Capacities'.M43])" office:value-type="float" office:value="2.09225673898751" calcext:value-type="float">
            <text:p>2.09225673898751</text:p>
          </table:table-cell>
          <table:table-cell table:formula="of:=[$'Calculations Generation'.N35] *([$'Corrected Capacities'.$AR43]/[$'Corrected Capacities'.N43])" office:value-type="float" office:value="1.94271903820817" calcext:value-type="float">
            <text:p>1.94271903820817</text:p>
          </table:table-cell>
          <table:table-cell table:formula="of:=[$'Calculations Generation'.O35] *([$'Corrected Capacities'.$AR43]/[$'Corrected Capacities'.O43])" office:value-type="float" office:value="1.53351682456714" calcext:value-type="float">
            <text:p>1.53351682456714</text:p>
          </table:table-cell>
          <table:table-cell table:formula="of:=[$'Calculations Generation'.P35] *([$'Corrected Capacities'.$AR43]/[$'Corrected Capacities'.P43])" office:value-type="float" office:value="1.7709931394969" calcext:value-type="float">
            <text:p>1.7709931394969</text:p>
          </table:table-cell>
          <table:table-cell table:formula="of:=[$'Calculations Generation'.Q35] *([$'Corrected Capacities'.$AR43]/[$'Corrected Capacities'.Q43])" office:value-type="float" office:value="5.58395675675676" calcext:value-type="float">
            <text:p>5.58395675675676</text:p>
          </table:table-cell>
          <table:table-cell table:formula="of:=[$'Calculations Generation'.R35] *([$'Corrected Capacities'.$AR43]/[$'Corrected Capacities'.R43])" office:value-type="float" office:value="5.37090645695364" calcext:value-type="float">
            <text:p>5.37090645695364</text:p>
          </table:table-cell>
          <table:table-cell table:formula="of:=[$'Calculations Generation'.S35] *([$'Corrected Capacities'.$AR43]/[$'Corrected Capacities'.S43])" office:value-type="float" office:value="4.76764262295082" calcext:value-type="float">
            <text:p>4.76764262295082</text:p>
          </table:table-cell>
          <table:table-cell table:formula="of:=[$'Calculations Generation'.T35] *([$'Corrected Capacities'.$AR43]/[$'Corrected Capacities'.T43])" office:value-type="float" office:value="3.80569486404834" calcext:value-type="float">
            <text:p>3.80569486404834</text:p>
          </table:table-cell>
          <table:table-cell table:formula="of:=[$'Calculations Generation'.U35] *([$'Corrected Capacities'.$AR43]/[$'Corrected Capacities'.U43])" office:value-type="float" office:value="3.63859074519231" calcext:value-type="float">
            <text:p>3.63859074519231</text:p>
          </table:table-cell>
          <table:table-cell table:formula="of:=[$'Calculations Generation'.V35] *([$'Corrected Capacities'.$AR43]/[$'Corrected Capacities'.V43])" office:value-type="float" office:value="3.77950059453032" calcext:value-type="float">
            <text:p>3.77950059453032</text:p>
          </table:table-cell>
          <table:table-cell table:formula="of:=[$'Calculations Generation'.W35] *([$'Corrected Capacities'.$AR43]/[$'Corrected Capacities'.W43])" office:value-type="float" office:value="3.95822149643705" calcext:value-type="float">
            <text:p>3.95822149643705</text:p>
          </table:table-cell>
          <table:table-cell table:formula="of:=[$'Calculations Generation'.X35] *([$'Corrected Capacities'.$AR43]/[$'Corrected Capacities'.X43])" office:value-type="float" office:value="4.08091691394659" calcext:value-type="float">
            <text:p>4.08091691394659</text:p>
          </table:table-cell>
          <table:table-cell table:formula="of:=[$'Calculations Generation'.Y35] *([$'Corrected Capacities'.$AR43]/[$'Corrected Capacities'.Y43])" office:value-type="float" office:value="4.62887137452711" calcext:value-type="float">
            <text:p>4.62887137452711</text:p>
          </table:table-cell>
          <table:table-cell table:formula="of:=[$'Calculations Generation'.Z35] *([$'Corrected Capacities'.$AR43]/[$'Corrected Capacities'.Z43])" office:value-type="float" office:value="4.94866015132409" calcext:value-type="float">
            <text:p>4.94866015132409</text:p>
          </table:table-cell>
          <table:table-cell table:formula="of:=[$'Calculations Generation'.AA35] *([$'Corrected Capacities'.$AR43]/[$'Corrected Capacities'.AA43])" office:value-type="float" office:value="3.26512972292191" calcext:value-type="float">
            <text:p>3.26512972292191</text:p>
          </table:table-cell>
          <table:table-cell table:formula="of:=[$'Calculations Generation'.AB35] *([$'Corrected Capacities'.$AR43]/[$'Corrected Capacities'.AB43])" office:value-type="float" office:value="3.81323033707865" calcext:value-type="float">
            <text:p>3.81323033707865</text:p>
          </table:table-cell>
          <table:table-cell table:formula="of:=[$'Calculations Generation'.AC35] *([$'Corrected Capacities'.$AR43]/[$'Corrected Capacities'.AC43])" office:value-type="float" office:value="4.33017543859649" calcext:value-type="float">
            <text:p>4.33017543859649</text:p>
          </table:table-cell>
          <table:table-cell table:formula="of:=[$'Calculations Generation'.AD35] *([$'Corrected Capacities'.$AR43]/[$'Corrected Capacities'.AD43])" office:value-type="float" office:value="4.10411709455229" calcext:value-type="float">
            <text:p>4.10411709455229</text:p>
          </table:table-cell>
          <table:table-cell table:formula="of:=[$'Calculations Generation'.AE35] *([$'Corrected Capacities'.$AR43]/[$'Corrected Capacities'.AE43])" office:value-type="float" office:value="4.14698561601001" calcext:value-type="float">
            <text:p>4.14698561601001</text:p>
          </table:table-cell>
          <table:table-cell table:formula="of:=[$'Calculations Generation'.AF35] *([$'Corrected Capacities'.$AR43]/[$'Corrected Capacities'.AF43])" office:value-type="float" office:value="3.68872549019608" calcext:value-type="float">
            <text:p>3.68872549019608</text:p>
          </table:table-cell>
          <table:table-cell table:formula="of:=[$'Calculations Generation'.AG35] *([$'Corrected Capacities'.$AR43]/[$'Corrected Capacities'.AG43])" office:value-type="float" office:value="4.14234245703374" calcext:value-type="float">
            <text:p>4.14234245703374</text:p>
          </table:table-cell>
          <table:table-cell table:formula="of:=[$'Calculations Generation'.AH35] *([$'Corrected Capacities'.$AR43]/[$'Corrected Capacities'.AH43])" office:value-type="float" office:value="4.8762" calcext:value-type="float">
            <text:p>4.8762</text:p>
          </table:table-cell>
          <table:table-cell table:formula="of:=[$'Calculations Generation'.AI35] *([$'Corrected Capacities'.$AR43]/[$'Corrected Capacities'.AI43])" office:value-type="float" office:value="3.00719041692595" calcext:value-type="float">
            <text:p>3.00719041692595</text:p>
          </table:table-cell>
          <table:table-cell table:formula="of:=[$'Calculations Generation'.AJ35] *([$'Corrected Capacities'.$AR43]/[$'Corrected Capacities'.AJ43])" office:value-type="float" office:value="3.45512764632628" calcext:value-type="float">
            <text:p>3.45512764632628</text:p>
          </table:table-cell>
          <table:table-cell table:formula="of:=[$'Calculations Generation'.AK35] *([$'Corrected Capacities'.$AR43]/[$'Corrected Capacities'.AK43])" office:value-type="float" office:value="4.05422837585563" calcext:value-type="float">
            <text:p>4.05422837585563</text:p>
          </table:table-cell>
          <table:table-cell table:formula="of:=[$'Calculations Generation'.AL35] *([$'Corrected Capacities'.$AR43]/[$'Corrected Capacities'.AL43])" office:value-type="float" office:value="3.52321717485999" calcext:value-type="float">
            <text:p>3.52321717485999</text:p>
          </table:table-cell>
          <table:table-cell table:formula="of:=[$'Calculations Generation'.AM35] *([$'Corrected Capacities'.$AR43]/[$'Corrected Capacities'.AM43])" office:value-type="float" office:value="3.46824719800747" calcext:value-type="float">
            <text:p>3.46824719800747</text:p>
          </table:table-cell>
          <table:table-cell table:formula="of:=[$'Calculations Generation'.AN35] *([$'Corrected Capacities'.$AR43]/[$'Corrected Capacities'.AN43])" office:value-type="float" office:value="4.02643656716418" calcext:value-type="float">
            <text:p>4.02643656716418</text:p>
          </table:table-cell>
          <table:table-cell table:formula="of:=[$'Calculations Generation'.AO35] *([$'Corrected Capacities'.$AR43]/[$'Corrected Capacities'.AO43])" office:value-type="float" office:value="4.04673615432483" calcext:value-type="float">
            <text:p>4.04673615432483</text:p>
          </table:table-cell>
          <table:table-cell table:formula="of:=[$'Calculations Generation'.AP35] *([$'Corrected Capacities'.$AR43]/[$'Corrected Capacities'.AP43])" office:value-type="float" office:value="3.27328163771712" calcext:value-type="float">
            <text:p>3.27328163771712</text:p>
          </table:table-cell>
          <table:table-cell table:formula="of:=[$'Calculations Generation'.AQ35] *([$'Corrected Capacities'.$AR43]/[$'Corrected Capacities'.AQ43])" office:value-type="float" office:value="3.99014525434243" calcext:value-type="float">
            <text:p>3.99014525434243</text:p>
          </table:table-cell>
          <table:table-cell table:formula="of:=[$'Calculations Generation'.AR35] *([$'Corrected Capacities'.$AR43]/[$'Corrected Capacities'.AR43])" office:value-type="float" office:value="4.67" calcext:value-type="float">
            <text:p>4.67</text:p>
          </table:table-cell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Billion Kwh</text:p>
          </table:table-cell>
          <table:table-cell table:formula="of:=[$'Calculations Generation'.D36] *([$'Corrected Capacities'.$AR44]/[$'Corrected Capacities'.D44])" office:value-type="float" office:value="8.95564670857927" calcext:value-type="float">
            <text:p>8.95564670857927</text:p>
          </table:table-cell>
          <table:table-cell table:formula="of:=[$'Calculations Generation'.E36] *([$'Corrected Capacities'.$AR44]/[$'Corrected Capacities'.E44])" office:value-type="float" office:value="7.98374244439149" calcext:value-type="float">
            <text:p>7.98374244439149</text:p>
          </table:table-cell>
          <table:table-cell table:formula="of:=[$'Calculations Generation'.F36] *([$'Corrected Capacities'.$AR44]/[$'Corrected Capacities'.F44])" office:value-type="float" office:value="7.8854284859132" calcext:value-type="float">
            <text:p>7.8854284859132</text:p>
          </table:table-cell>
          <table:table-cell table:formula="of:=[$'Calculations Generation'.G36] *([$'Corrected Capacities'.$AR44]/[$'Corrected Capacities'.G44])" office:value-type="float" office:value="7.31945139089509" calcext:value-type="float">
            <text:p>7.31945139089509</text:p>
          </table:table-cell>
          <table:table-cell table:formula="of:=[$'Calculations Generation'.H36] *([$'Corrected Capacities'.$AR44]/[$'Corrected Capacities'.H44])" office:value-type="float" office:value="8.00122769622379" calcext:value-type="float">
            <text:p>8.00122769622379</text:p>
          </table:table-cell>
          <table:table-cell table:formula="of:=[$'Calculations Generation'.I36] *([$'Corrected Capacities'.$AR44]/[$'Corrected Capacities'.I44])" office:value-type="float" office:value="7.20628654571183" calcext:value-type="float">
            <text:p>7.20628654571183</text:p>
          </table:table-cell>
          <table:table-cell table:formula="of:=[$'Calculations Generation'.J36] *([$'Corrected Capacities'.$AR44]/[$'Corrected Capacities'.J44])" office:value-type="float" office:value="7.7250906847785" calcext:value-type="float">
            <text:p>7.7250906847785</text:p>
          </table:table-cell>
          <table:table-cell table:formula="of:=[$'Calculations Generation'.K36] *([$'Corrected Capacities'.$AR44]/[$'Corrected Capacities'.K44])" office:value-type="float" office:value="7.0082999948148" calcext:value-type="float">
            <text:p>7.0082999948148</text:p>
          </table:table-cell>
          <table:table-cell table:formula="of:=[$'Calculations Generation'.L36] *([$'Corrected Capacities'.$AR44]/[$'Corrected Capacities'.L44])" office:value-type="float" office:value="6.69247080828741" calcext:value-type="float">
            <text:p>6.69247080828741</text:p>
          </table:table-cell>
          <table:table-cell table:formula="of:=[$'Calculations Generation'.M36] *([$'Corrected Capacities'.$AR44]/[$'Corrected Capacities'.M44])" office:value-type="float" office:value="6.02861401763915" calcext:value-type="float">
            <text:p>6.02861401763915</text:p>
          </table:table-cell>
          <table:table-cell table:formula="of:=[$'Calculations Generation'.N36] *([$'Corrected Capacities'.$AR44]/[$'Corrected Capacities'.N44])" office:value-type="float" office:value="5.2875168667577" calcext:value-type="float">
            <text:p>5.2875168667577</text:p>
          </table:table-cell>
          <table:table-cell table:formula="of:=[$'Calculations Generation'.O36] *([$'Corrected Capacities'.$AR44]/[$'Corrected Capacities'.O44])" office:value-type="float" office:value="5.10623982301191" calcext:value-type="float">
            <text:p>5.10623982301191</text:p>
          </table:table-cell>
          <table:table-cell table:formula="of:=[$'Calculations Generation'.P36] *([$'Corrected Capacities'.$AR44]/[$'Corrected Capacities'.P44])" office:value-type="float" office:value="6.01506754966888" calcext:value-type="float">
            <text:p>6.01506754966888</text:p>
          </table:table-cell>
          <table:table-cell table:formula="of:=[$'Calculations Generation'.Q36] *([$'Corrected Capacities'.$AR44]/[$'Corrected Capacities'.Q44])" office:value-type="float" office:value="5.29411390728477" calcext:value-type="float">
            <text:p>5.29411390728477</text:p>
          </table:table-cell>
          <table:table-cell table:formula="of:=[$'Calculations Generation'.R36] *([$'Corrected Capacities'.$AR44]/[$'Corrected Capacities'.R44])" office:value-type="float" office:value="5.952" calcext:value-type="float">
            <text:p>5.952</text:p>
          </table:table-cell>
          <table:table-cell table:formula="of:=[$'Calculations Generation'.S36] *([$'Corrected Capacities'.$AR44]/[$'Corrected Capacities'.S44])" office:value-type="float" office:value="5.65829326287979" calcext:value-type="float">
            <text:p>5.65829326287979</text:p>
          </table:table-cell>
          <table:table-cell table:formula="of:=[$'Calculations Generation'.T36] *([$'Corrected Capacities'.$AR44]/[$'Corrected Capacities'.T44])" office:value-type="float" office:value="6.62112261580382" calcext:value-type="float">
            <text:p>6.62112261580382</text:p>
          </table:table-cell>
          <table:table-cell table:formula="of:=[$'Calculations Generation'.U36] *([$'Corrected Capacities'.$AR44]/[$'Corrected Capacities'.U44])" office:value-type="float" office:value="5.57741689373297" calcext:value-type="float">
            <text:p>5.57741689373297</text:p>
          </table:table-cell>
          <table:table-cell table:formula="of:=[$'Calculations Generation'.V36] *([$'Corrected Capacities'.$AR44]/[$'Corrected Capacities'.V44])" office:value-type="float" office:value="5.30731707317073" calcext:value-type="float">
            <text:p>5.30731707317073</text:p>
          </table:table-cell>
          <table:table-cell table:formula="of:=[$'Calculations Generation'.W36] *([$'Corrected Capacities'.$AR44]/[$'Corrected Capacities'.W44])" office:value-type="float" office:value="5.85259574468085" calcext:value-type="float">
            <text:p>5.85259574468085</text:p>
          </table:table-cell>
          <table:table-cell table:formula="of:=[$'Calculations Generation'.X36] *([$'Corrected Capacities'.$AR44]/[$'Corrected Capacities'.X44])" office:value-type="float" office:value="5.9908085106383" calcext:value-type="float">
            <text:p>5.9908085106383</text:p>
          </table:table-cell>
          <table:table-cell table:formula="of:=[$'Calculations Generation'.Y36] *([$'Corrected Capacities'.$AR44]/[$'Corrected Capacities'.Y44])" office:value-type="float" office:value="5.99273420738975" calcext:value-type="float">
            <text:p>5.99273420738975</text:p>
          </table:table-cell>
          <table:table-cell table:formula="of:=[$'Calculations Generation'.Z36] *([$'Corrected Capacities'.$AR44]/[$'Corrected Capacities'.Z44])" office:value-type="float" office:value="4.4640488301119" calcext:value-type="float">
            <text:p>4.4640488301119</text:p>
          </table:table-cell>
          <table:table-cell table:formula="of:=[$'Calculations Generation'.AA36] *([$'Corrected Capacities'.$AR44]/[$'Corrected Capacities'.AA44])" office:value-type="float" office:value="4.02372073921971" calcext:value-type="float">
            <text:p>4.02372073921971</text:p>
          </table:table-cell>
          <table:table-cell table:formula="of:=[$'Calculations Generation'.AB36] *([$'Corrected Capacities'.$AR44]/[$'Corrected Capacities'.AB44])" office:value-type="float" office:value="5.5650431211499" calcext:value-type="float">
            <text:p>5.5650431211499</text:p>
          </table:table-cell>
          <table:table-cell table:formula="of:=[$'Calculations Generation'.AC36] *([$'Corrected Capacities'.$AR44]/[$'Corrected Capacities'.AC44])" office:value-type="float" office:value="4.70331358529111" calcext:value-type="float">
            <text:p>4.70331358529111</text:p>
          </table:table-cell>
          <table:table-cell table:formula="of:=[$'Calculations Generation'.AD36] *([$'Corrected Capacities'.$AR44]/[$'Corrected Capacities'.AD44])" office:value-type="float" office:value="4.73530227948464" calcext:value-type="float">
            <text:p>4.73530227948464</text:p>
          </table:table-cell>
          <table:table-cell table:formula="of:=[$'Calculations Generation'.AE36] *([$'Corrected Capacities'.$AR44]/[$'Corrected Capacities'.AE44])" office:value-type="float" office:value="4.26832220039293" calcext:value-type="float">
            <text:p>4.26832220039293</text:p>
          </table:table-cell>
          <table:table-cell table:formula="of:=[$'Calculations Generation'.AF36] *([$'Corrected Capacities'.$AR44]/[$'Corrected Capacities'.AF44])" office:value-type="float" office:value="5.20587341772152" calcext:value-type="float">
            <text:p>5.20587341772152</text:p>
          </table:table-cell>
          <table:table-cell table:formula="of:=[$'Calculations Generation'.AG36] *([$'Corrected Capacities'.$AR44]/[$'Corrected Capacities'.AG44])" office:value-type="float" office:value="5.86084485981308" calcext:value-type="float">
            <text:p>5.86084485981308</text:p>
          </table:table-cell>
          <table:table-cell table:formula="of:=[$'Calculations Generation'.AH36] *([$'Corrected Capacities'.$AR44]/[$'Corrected Capacities'.AH44])" office:value-type="float" office:value="5.57121787709497" calcext:value-type="float">
            <text:p>5.57121787709497</text:p>
          </table:table-cell>
          <table:table-cell table:formula="of:=[$'Calculations Generation'.AI36] *([$'Corrected Capacities'.$AR44]/[$'Corrected Capacities'.AI44])" office:value-type="float" office:value="4.39148555452004" calcext:value-type="float">
            <text:p>4.39148555452004</text:p>
          </table:table-cell>
          <table:table-cell table:formula="of:=[$'Calculations Generation'.AJ36] *([$'Corrected Capacities'.$AR44]/[$'Corrected Capacities'.AJ44])" office:value-type="float" office:value="4.80661452513967" calcext:value-type="float">
            <text:p>4.80661452513967</text:p>
          </table:table-cell>
          <table:table-cell table:formula="of:=[$'Calculations Generation'.AK36] *([$'Corrected Capacities'.$AR44]/[$'Corrected Capacities'.AK44])" office:value-type="float" office:value="5.47929222520107" calcext:value-type="float">
            <text:p>5.47929222520107</text:p>
          </table:table-cell>
          <table:table-cell table:formula="of:=[$'Calculations Generation'.AL36] *([$'Corrected Capacities'.$AR44]/[$'Corrected Capacities'.AL44])" office:value-type="float" office:value="7.23905376344086" calcext:value-type="float">
            <text:p>7.23905376344086</text:p>
          </table:table-cell>
          <table:table-cell table:formula="of:=[$'Calculations Generation'.AM36] *([$'Corrected Capacities'.$AR44]/[$'Corrected Capacities'.AM44])" office:value-type="float" office:value="4.52017937219731" calcext:value-type="float">
            <text:p>4.52017937219731</text:p>
          </table:table-cell>
          <table:table-cell table:formula="of:=[$'Calculations Generation'.AN36] *([$'Corrected Capacities'.$AR44]/[$'Corrected Capacities'.AN44])" office:value-type="float" office:value="5.3651320754717" calcext:value-type="float">
            <text:p>5.3651320754717</text:p>
          </table:table-cell>
          <table:table-cell table:formula="of:=[$'Calculations Generation'.AO36] *([$'Corrected Capacities'.$AR44]/[$'Corrected Capacities'.AO44])" office:value-type="float" office:value="4.39247300771208" calcext:value-type="float">
            <text:p>4.39247300771208</text:p>
          </table:table-cell>
          <table:table-cell table:formula="of:=[$'Calculations Generation'.AP36] *([$'Corrected Capacities'.$AR44]/[$'Corrected Capacities'.AP44])" office:value-type="float" office:value="5.36559931212382" calcext:value-type="float">
            <text:p>5.36559931212382</text:p>
          </table:table-cell>
          <table:table-cell table:formula="of:=[$'Calculations Generation'.AQ36] *([$'Corrected Capacities'.$AR44]/[$'Corrected Capacities'.AQ44])" office:value-type="float" office:value="5.12431490971625" calcext:value-type="float">
            <text:p>5.12431490971625</text:p>
          </table:table-cell>
          <table:table-cell table:formula="of:=[$'Calculations Generation'.AR36] *([$'Corrected Capacities'.$AR44]/[$'Corrected Capacities'.AR44])" office:value-type="float" office:value="5.24" calcext:value-type="float">
            <text:p>5.24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Billion Kwh</text:p>
          </table:table-cell>
          <table:table-cell table:formula="of:=[$'Calculations Generation'.D37] *([$'Corrected Capacities'.$AR45]/[$'Corrected Capacities'.D45])" office:value-type="float" office:value="30.9325851703407" calcext:value-type="float">
            <text:p>30.9325851703407</text:p>
          </table:table-cell>
          <table:table-cell table:formula="of:=[$'Calculations Generation'.E37] *([$'Corrected Capacities'.$AR45]/[$'Corrected Capacities'.E45])" office:value-type="float" office:value="28.4551366271046" calcext:value-type="float">
            <text:p>28.4551366271046</text:p>
          </table:table-cell>
          <table:table-cell table:formula="of:=[$'Calculations Generation'.F37] *([$'Corrected Capacities'.$AR45]/[$'Corrected Capacities'.F45])" office:value-type="float" office:value="33.9377871174052" calcext:value-type="float">
            <text:p>33.9377871174052</text:p>
          </table:table-cell>
          <table:table-cell table:formula="of:=[$'Calculations Generation'.G37] *([$'Corrected Capacities'.$AR45]/[$'Corrected Capacities'.G45])" office:value-type="float" office:value="34.9490915086562" calcext:value-type="float">
            <text:p>34.9490915086562</text:p>
          </table:table-cell>
          <table:table-cell table:formula="of:=[$'Calculations Generation'.H37] *([$'Corrected Capacities'.$AR45]/[$'Corrected Capacities'.H45])" office:value-type="float" office:value="40.6318880658436" calcext:value-type="float">
            <text:p>40.6318880658436</text:p>
          </table:table-cell>
          <table:table-cell table:formula="of:=[$'Calculations Generation'.I37] *([$'Corrected Capacities'.$AR45]/[$'Corrected Capacities'.I45])" office:value-type="float" office:value="40.2912072269368" calcext:value-type="float">
            <text:p>40.2912072269368</text:p>
          </table:table-cell>
          <table:table-cell table:formula="of:=[$'Calculations Generation'.J37] *([$'Corrected Capacities'.$AR45]/[$'Corrected Capacities'.J45])" office:value-type="float" office:value="33.4522245135838" calcext:value-type="float">
            <text:p>33.4522245135838</text:p>
          </table:table-cell>
          <table:table-cell table:formula="of:=[$'Calculations Generation'.K37] *([$'Corrected Capacities'.$AR45]/[$'Corrected Capacities'.K45])" office:value-type="float" office:value="36.5775551345206" calcext:value-type="float">
            <text:p>36.5775551345206</text:p>
          </table:table-cell>
          <table:table-cell table:formula="of:=[$'Calculations Generation'.L37] *([$'Corrected Capacities'.$AR45]/[$'Corrected Capacities'.L45])" office:value-type="float" office:value="45.2285069191551" calcext:value-type="float">
            <text:p>45.2285069191551</text:p>
          </table:table-cell>
          <table:table-cell table:formula="of:=[$'Calculations Generation'.M37] *([$'Corrected Capacities'.$AR45]/[$'Corrected Capacities'.M45])" office:value-type="float" office:value="23.4720558765198" calcext:value-type="float">
            <text:p>23.4720558765198</text:p>
          </table:table-cell>
          <table:table-cell table:formula="of:=[$'Calculations Generation'.N37] *([$'Corrected Capacities'.$AR45]/[$'Corrected Capacities'.N45])" office:value-type="float" office:value="31.7656113074205" calcext:value-type="float">
            <text:p>31.7656113074205</text:p>
          </table:table-cell>
          <table:table-cell table:formula="of:=[$'Calculations Generation'.O37] *([$'Corrected Capacities'.$AR45]/[$'Corrected Capacities'.O45])" office:value-type="float" office:value="33.7760888966664" calcext:value-type="float">
            <text:p>33.7760888966664</text:p>
          </table:table-cell>
          <table:table-cell table:formula="of:=[$'Calculations Generation'.P37] *([$'Corrected Capacities'.$AR45]/[$'Corrected Capacities'.P45])" office:value-type="float" office:value="23.3109937304075" calcext:value-type="float">
            <text:p>23.3109937304075</text:p>
          </table:table-cell>
          <table:table-cell table:formula="of:=[$'Calculations Generation'.Q37] *([$'Corrected Capacities'.$AR45]/[$'Corrected Capacities'.Q45])" office:value-type="float" office:value="30.0338589341693" calcext:value-type="float">
            <text:p>30.0338589341693</text:p>
          </table:table-cell>
          <table:table-cell table:formula="of:=[$'Calculations Generation'.R37] *([$'Corrected Capacities'.$AR45]/[$'Corrected Capacities'.R45])" office:value-type="float" office:value="34.536008315288" calcext:value-type="float">
            <text:p>34.536008315288</text:p>
          </table:table-cell>
          <table:table-cell table:formula="of:=[$'Calculations Generation'.S37] *([$'Corrected Capacities'.$AR45]/[$'Corrected Capacities'.S45])" office:value-type="float" office:value="27.9763240653606" calcext:value-type="float">
            <text:p>27.9763240653606</text:p>
          </table:table-cell>
          <table:table-cell table:formula="of:=[$'Calculations Generation'.T37] *([$'Corrected Capacities'.$AR45]/[$'Corrected Capacities'.T45])" office:value-type="float" office:value="47.7539191045536" calcext:value-type="float">
            <text:p>47.7539191045536</text:p>
          </table:table-cell>
          <table:table-cell table:formula="of:=[$'Calculations Generation'.U37] *([$'Corrected Capacities'.$AR45]/[$'Corrected Capacities'.U45])" office:value-type="float" office:value="42.43476716109" calcext:value-type="float">
            <text:p>42.43476716109</text:p>
          </table:table-cell>
          <table:table-cell table:formula="of:=[$'Calculations Generation'.V37] *([$'Corrected Capacities'.$AR45]/[$'Corrected Capacities'.V45])" office:value-type="float" office:value="41.7040981190951" calcext:value-type="float">
            <text:p>41.7040981190951</text:p>
          </table:table-cell>
          <table:table-cell table:formula="of:=[$'Calculations Generation'.W37] *([$'Corrected Capacities'.$AR45]/[$'Corrected Capacities'.W45])" office:value-type="float" office:value="27.40934824606" calcext:value-type="float">
            <text:p>27.40934824606</text:p>
          </table:table-cell>
          <table:table-cell table:formula="of:=[$'Calculations Generation'.X37] *([$'Corrected Capacities'.$AR45]/[$'Corrected Capacities'.X45])" office:value-type="float" office:value="33.0164147727273" calcext:value-type="float">
            <text:p>33.0164147727273</text:p>
          </table:table-cell>
          <table:table-cell table:formula="of:=[$'Calculations Generation'.Y37] *([$'Corrected Capacities'.$AR45]/[$'Corrected Capacities'.Y45])" office:value-type="float" office:value="45.5507033898305" calcext:value-type="float">
            <text:p>45.5507033898305</text:p>
          </table:table-cell>
          <table:table-cell table:formula="of:=[$'Calculations Generation'.Z37] *([$'Corrected Capacities'.$AR45]/[$'Corrected Capacities'.Z45])" office:value-type="float" office:value="20.8552908038585" calcext:value-type="float">
            <text:p>20.8552908038585</text:p>
          </table:table-cell>
          <table:table-cell table:formula="of:=[$'Calculations Generation'.AA37] *([$'Corrected Capacities'.$AR45]/[$'Corrected Capacities'.AA45])" office:value-type="float" office:value="37.4151211594203" calcext:value-type="float">
            <text:p>37.4151211594203</text:p>
          </table:table-cell>
          <table:table-cell table:formula="of:=[$'Calculations Generation'.AB37] *([$'Corrected Capacities'.$AR45]/[$'Corrected Capacities'.AB45])" office:value-type="float" office:value="34.9596589703588" calcext:value-type="float">
            <text:p>34.9596589703588</text:p>
          </table:table-cell>
          <table:table-cell table:formula="of:=[$'Calculations Generation'.AC37] *([$'Corrected Capacities'.$AR45]/[$'Corrected Capacities'.AC45])" office:value-type="float" office:value="20.3187873204247" calcext:value-type="float">
            <text:p>20.3187873204247</text:p>
          </table:table-cell>
          <table:table-cell table:formula="of:=[$'Calculations Generation'.AD37] *([$'Corrected Capacities'.$AR45]/[$'Corrected Capacities'.AD45])" office:value-type="float" office:value="28.4566597970094" calcext:value-type="float">
            <text:p>28.4566597970094</text:p>
          </table:table-cell>
          <table:table-cell table:formula="of:=[$'Calculations Generation'.AE37] *([$'Corrected Capacities'.$AR45]/[$'Corrected Capacities'.AE45])" office:value-type="float" office:value="29.81239966052" calcext:value-type="float">
            <text:p>29.81239966052</text:p>
          </table:table-cell>
          <table:table-cell table:formula="of:=[$'Calculations Generation'.AF37] *([$'Corrected Capacities'.$AR45]/[$'Corrected Capacities'.AF45])" office:value-type="float" office:value="25.350763803681" calcext:value-type="float">
            <text:p>25.350763803681</text:p>
          </table:table-cell>
          <table:table-cell table:formula="of:=[$'Calculations Generation'.AG37] *([$'Corrected Capacities'.$AR45]/[$'Corrected Capacities'.AG45])" office:value-type="float" office:value="28.5938422220522" calcext:value-type="float">
            <text:p>28.5938422220522</text:p>
          </table:table-cell>
          <table:table-cell table:formula="of:=[$'Calculations Generation'.AH37] *([$'Corrected Capacities'.$AR45]/[$'Corrected Capacities'.AH45])" office:value-type="float" office:value="44.7611444067797" calcext:value-type="float">
            <text:p>44.7611444067797</text:p>
          </table:table-cell>
          <table:table-cell table:formula="of:=[$'Calculations Generation'.AI37] *([$'Corrected Capacities'.$AR45]/[$'Corrected Capacities'.AI45])" office:value-type="float" office:value="32.3541699917187" calcext:value-type="float">
            <text:p>32.3541699917187</text:p>
          </table:table-cell>
          <table:table-cell table:formula="of:=[$'Calculations Generation'.AJ37] *([$'Corrected Capacities'.$AR45]/[$'Corrected Capacities'.AJ45])" office:value-type="float" office:value="21.7094759647935" calcext:value-type="float">
            <text:p>21.7094759647935</text:p>
          </table:table-cell>
          <table:table-cell table:formula="of:=[$'Calculations Generation'.AK37] *([$'Corrected Capacities'.$AR45]/[$'Corrected Capacities'.AK45])" office:value-type="float" office:value="37.0093350383632" calcext:value-type="float">
            <text:p>37.0093350383632</text:p>
          </table:table-cell>
          <table:table-cell table:formula="of:=[$'Calculations Generation'.AL37] *([$'Corrected Capacities'.$AR45]/[$'Corrected Capacities'.AL45])" office:value-type="float" office:value="39.396632341453" calcext:value-type="float">
            <text:p>39.396632341453</text:p>
          </table:table-cell>
          <table:table-cell table:formula="of:=[$'Calculations Generation'.AM37] *([$'Corrected Capacities'.$AR45]/[$'Corrected Capacities'.AM45])" office:value-type="float" office:value="28.0604537838989" calcext:value-type="float">
            <text:p>28.0604537838989</text:p>
          </table:table-cell>
          <table:table-cell table:formula="of:=[$'Calculations Generation'.AN37] *([$'Corrected Capacities'.$AR45]/[$'Corrected Capacities'.AN45])" office:value-type="float" office:value="36.3783419910339" calcext:value-type="float">
            <text:p>36.3783419910339</text:p>
          </table:table-cell>
          <table:table-cell table:formula="of:=[$'Calculations Generation'.AO37] *([$'Corrected Capacities'.$AR45]/[$'Corrected Capacities'.AO45])" office:value-type="float" office:value="18.3145491033305" calcext:value-type="float">
            <text:p>18.3145491033305</text:p>
          </table:table-cell>
          <table:table-cell table:formula="of:=[$'Calculations Generation'.AP37] *([$'Corrected Capacities'.$AR45]/[$'Corrected Capacities'.AP45])" office:value-type="float" office:value="34.3168687113072" calcext:value-type="float">
            <text:p>34.3168687113072</text:p>
          </table:table-cell>
          <table:table-cell table:formula="of:=[$'Calculations Generation'.AQ37] *([$'Corrected Capacities'.$AR45]/[$'Corrected Capacities'.AQ45])" office:value-type="float" office:value="24.6423349462748" calcext:value-type="float">
            <text:p>24.6423349462748</text:p>
          </table:table-cell>
          <table:table-cell table:formula="of:=[$'Calculations Generation'.AR37] *([$'Corrected Capacities'.$AR45]/[$'Corrected Capacities'.AR45])" office:value-type="float" office:value="33.34" calcext:value-type="float">
            <text:p>33.34</text:p>
          </table:table-cell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Billion Kwh</text:p>
          </table:table-cell>
          <table:table-cell table:formula="of:=[$'Calculations Generation'.D38] *([$'Corrected Capacities'.$AR46]/[$'Corrected Capacities'.D46])" office:value-type="float" office:value="64.0797097382058" calcext:value-type="float">
            <text:p>64.0797097382058</text:p>
          </table:table-cell>
          <table:table-cell table:formula="of:=[$'Calculations Generation'.E38] *([$'Corrected Capacities'.$AR46]/[$'Corrected Capacities'.E46])" office:value-type="float" office:value="64.7804326027214" calcext:value-type="float">
            <text:p>64.7804326027214</text:p>
          </table:table-cell>
          <table:table-cell table:formula="of:=[$'Calculations Generation'.F38] *([$'Corrected Capacities'.$AR46]/[$'Corrected Capacities'.F46])" office:value-type="float" office:value="58.5284161025304" calcext:value-type="float">
            <text:p>58.5284161025304</text:p>
          </table:table-cell>
          <table:table-cell table:formula="of:=[$'Calculations Generation'.G38] *([$'Corrected Capacities'.$AR46]/[$'Corrected Capacities'.G46])" office:value-type="float" office:value="67.2738769784173" calcext:value-type="float">
            <text:p>67.2738769784173</text:p>
          </table:table-cell>
          <table:table-cell table:formula="of:=[$'Calculations Generation'.H38] *([$'Corrected Capacities'.$AR46]/[$'Corrected Capacities'.H46])" office:value-type="float" office:value="71.1640773065717" calcext:value-type="float">
            <text:p>71.1640773065717</text:p>
          </table:table-cell>
          <table:table-cell table:formula="of:=[$'Calculations Generation'.I38] *([$'Corrected Capacities'.$AR46]/[$'Corrected Capacities'.I46])" office:value-type="float" office:value="73.173104206501" calcext:value-type="float">
            <text:p>73.173104206501</text:p>
          </table:table-cell>
          <table:table-cell table:formula="of:=[$'Calculations Generation'.J38] *([$'Corrected Capacities'.$AR46]/[$'Corrected Capacities'.J46])" office:value-type="float" office:value="62.2863963827231" calcext:value-type="float">
            <text:p>62.2863963827231</text:p>
          </table:table-cell>
          <table:table-cell table:formula="of:=[$'Calculations Generation'.K38] *([$'Corrected Capacities'.$AR46]/[$'Corrected Capacities'.K46])" office:value-type="float" office:value="72.6487903225807" calcext:value-type="float">
            <text:p>72.6487903225807</text:p>
          </table:table-cell>
          <table:table-cell table:formula="of:=[$'Calculations Generation'.L38] *([$'Corrected Capacities'.$AR46]/[$'Corrected Capacities'.L46])" office:value-type="float" office:value="70.1596986097319" calcext:value-type="float">
            <text:p>70.1596986097319</text:p>
          </table:table-cell>
          <table:table-cell table:formula="of:=[$'Calculations Generation'.M38] *([$'Corrected Capacities'.$AR46]/[$'Corrected Capacities'.M46])" office:value-type="float" office:value="73.7008229583095" calcext:value-type="float">
            <text:p>73.7008229583095</text:p>
          </table:table-cell>
          <table:table-cell table:formula="of:=[$'Calculations Generation'.N38] *([$'Corrected Capacities'.$AR46]/[$'Corrected Capacities'.N46])" office:value-type="float" office:value="73.9217720070423" calcext:value-type="float">
            <text:p>73.9217720070423</text:p>
          </table:table-cell>
          <table:table-cell table:formula="of:=[$'Calculations Generation'.O38] *([$'Corrected Capacities'.$AR46]/[$'Corrected Capacities'.O46])" office:value-type="float" office:value="64.5254884525832" calcext:value-type="float">
            <text:p>64.5254884525832</text:p>
          </table:table-cell>
          <table:table-cell table:formula="of:=[$'Calculations Generation'.P38] *([$'Corrected Capacities'.$AR46]/[$'Corrected Capacities'.P46])" office:value-type="float" office:value="75.2323732600961" calcext:value-type="float">
            <text:p>75.2323732600961</text:p>
          </table:table-cell>
          <table:table-cell table:formula="of:=[$'Calculations Generation'.Q38] *([$'Corrected Capacities'.$AR46]/[$'Corrected Capacities'.Q46])" office:value-type="float" office:value="76.2897835129514" calcext:value-type="float">
            <text:p>76.2897835129514</text:p>
          </table:table-cell>
          <table:table-cell table:formula="of:=[$'Calculations Generation'.R38] *([$'Corrected Capacities'.$AR46]/[$'Corrected Capacities'.R46])" office:value-type="float" office:value="59.6255930811349" calcext:value-type="float">
            <text:p>59.6255930811349</text:p>
          </table:table-cell>
          <table:table-cell table:formula="of:=[$'Calculations Generation'.S38] *([$'Corrected Capacities'.$AR46]/[$'Corrected Capacities'.S46])" office:value-type="float" office:value="70.2250275993641" calcext:value-type="float">
            <text:p>70.2250275993641</text:p>
          </table:table-cell>
          <table:table-cell table:formula="of:=[$'Calculations Generation'.T38] *([$'Corrected Capacities'.$AR46]/[$'Corrected Capacities'.T46])" office:value-type="float" office:value="53.1804618027383" calcext:value-type="float">
            <text:p>53.1804618027383</text:p>
          </table:table-cell>
          <table:table-cell table:formula="of:=[$'Calculations Generation'.U38] *([$'Corrected Capacities'.$AR46]/[$'Corrected Capacities'.U46])" office:value-type="float" office:value="68.398407855354" calcext:value-type="float">
            <text:p>68.398407855354</text:p>
          </table:table-cell>
          <table:table-cell table:formula="of:=[$'Calculations Generation'.V38] *([$'Corrected Capacities'.$AR46]/[$'Corrected Capacities'.V46])" office:value-type="float" office:value="75.2143453522172" calcext:value-type="float">
            <text:p>75.2143453522172</text:p>
          </table:table-cell>
          <table:table-cell table:formula="of:=[$'Calculations Generation'.W38] *([$'Corrected Capacities'.$AR46]/[$'Corrected Capacities'.W46])" office:value-type="float" office:value="70.7450794790653" calcext:value-type="float">
            <text:p>70.7450794790653</text:p>
          </table:table-cell>
          <table:table-cell table:formula="of:=[$'Calculations Generation'.X38] *([$'Corrected Capacities'.$AR46]/[$'Corrected Capacities'.X46])" office:value-type="float" office:value="77.1994088210348" calcext:value-type="float">
            <text:p>77.1994088210348</text:p>
          </table:table-cell>
          <table:table-cell table:formula="of:=[$'Calculations Generation'.Y38] *([$'Corrected Capacities'.$AR46]/[$'Corrected Capacities'.Y46])" office:value-type="float" office:value="77.5868759305211" calcext:value-type="float">
            <text:p>77.5868759305211</text:p>
          </table:table-cell>
          <table:table-cell table:formula="of:=[$'Calculations Generation'.Z38] *([$'Corrected Capacities'.$AR46]/[$'Corrected Capacities'.Z46])" office:value-type="float" office:value="66.4752445789831" calcext:value-type="float">
            <text:p>66.4752445789831</text:p>
          </table:table-cell>
          <table:table-cell table:formula="of:=[$'Calculations Generation'.AA38] *([$'Corrected Capacities'.$AR46]/[$'Corrected Capacities'.AA46])" office:value-type="float" office:value="53.9302332587899" calcext:value-type="float">
            <text:p>53.9302332587899</text:p>
          </table:table-cell>
          <table:table-cell table:formula="of:=[$'Calculations Generation'.AB38] *([$'Corrected Capacities'.$AR46]/[$'Corrected Capacities'.AB46])" office:value-type="float" office:value="59.8031430499325" calcext:value-type="float">
            <text:p>59.8031430499325</text:p>
          </table:table-cell>
          <table:table-cell table:formula="of:=[$'Calculations Generation'.AC38] *([$'Corrected Capacities'.$AR46]/[$'Corrected Capacities'.AC46])" office:value-type="float" office:value="72.4154352226721" calcext:value-type="float">
            <text:p>72.4154352226721</text:p>
          </table:table-cell>
          <table:table-cell table:formula="of:=[$'Calculations Generation'.AD38] *([$'Corrected Capacities'.$AR46]/[$'Corrected Capacities'.AD46])" office:value-type="float" office:value="61.6517909326106" calcext:value-type="float">
            <text:p>61.6517909326106</text:p>
          </table:table-cell>
          <table:table-cell table:formula="of:=[$'Calculations Generation'.AE38] *([$'Corrected Capacities'.$AR46]/[$'Corrected Capacities'.AE46])" office:value-type="float" office:value="64.6561814729991" calcext:value-type="float">
            <text:p>64.6561814729991</text:p>
          </table:table-cell>
          <table:table-cell table:formula="of:=[$'Calculations Generation'.AF38] *([$'Corrected Capacities'.$AR46]/[$'Corrected Capacities'.AF46])" office:value-type="float" office:value="68.4909039872798" calcext:value-type="float">
            <text:p>68.4909039872798</text:p>
          </table:table-cell>
          <table:table-cell table:formula="of:=[$'Calculations Generation'.AG38] *([$'Corrected Capacities'.$AR46]/[$'Corrected Capacities'.AG46])" office:value-type="float" office:value="64.542803856383" calcext:value-type="float">
            <text:p>64.542803856383</text:p>
          </table:table-cell>
          <table:table-cell table:formula="of:=[$'Calculations Generation'.AH38] *([$'Corrected Capacities'.$AR46]/[$'Corrected Capacities'.AH46])" office:value-type="float" office:value="65.302198087103" calcext:value-type="float">
            <text:p>65.302198087103</text:p>
          </table:table-cell>
          <table:table-cell table:formula="of:=[$'Calculations Generation'.AI38] *([$'Corrected Capacities'.$AR46]/[$'Corrected Capacities'.AI46])" office:value-type="float" office:value="65.6501889185581" calcext:value-type="float">
            <text:p>65.6501889185581</text:p>
          </table:table-cell>
          <table:table-cell table:formula="of:=[$'Calculations Generation'.AJ38] *([$'Corrected Capacities'.$AR46]/[$'Corrected Capacities'.AJ46])" office:value-type="float" office:value="78.6402823781796" calcext:value-type="float">
            <text:p>78.6402823781796</text:p>
          </table:table-cell>
          <table:table-cell table:formula="of:=[$'Calculations Generation'.AK38] *([$'Corrected Capacities'.$AR46]/[$'Corrected Capacities'.AK46])" office:value-type="float" office:value="60.7506550777676" calcext:value-type="float">
            <text:p>60.7506550777676</text:p>
          </table:table-cell>
          <table:table-cell table:formula="of:=[$'Calculations Generation'.AL38] *([$'Corrected Capacities'.$AR46]/[$'Corrected Capacities'.AL46])" office:value-type="float" office:value="65.1440544127823" calcext:value-type="float">
            <text:p>65.1440544127823</text:p>
          </table:table-cell>
          <table:table-cell table:formula="of:=[$'Calculations Generation'.AM38] *([$'Corrected Capacities'.$AR46]/[$'Corrected Capacities'.AM46])" office:value-type="float" office:value="75.4200977202711" calcext:value-type="float">
            <text:p>75.4200977202711</text:p>
          </table:table-cell>
          <table:table-cell table:formula="of:=[$'Calculations Generation'.AN38] *([$'Corrected Capacities'.$AR46]/[$'Corrected Capacities'.AN46])" office:value-type="float" office:value="61.6901970428301" calcext:value-type="float">
            <text:p>61.6901970428301</text:p>
          </table:table-cell>
          <table:table-cell table:formula="of:=[$'Calculations Generation'.AO38] *([$'Corrected Capacities'.$AR46]/[$'Corrected Capacities'.AO46])" office:value-type="float" office:value="64.5564060842529" calcext:value-type="float">
            <text:p>64.5564060842529</text:p>
          </table:table-cell>
          <table:table-cell table:formula="of:=[$'Calculations Generation'.AP38] *([$'Corrected Capacities'.$AR46]/[$'Corrected Capacities'.AP46])" office:value-type="float" office:value="61.9678183933382" calcext:value-type="float">
            <text:p>61.9678183933382</text:p>
          </table:table-cell>
          <table:table-cell table:formula="of:=[$'Calculations Generation'.AQ38] *([$'Corrected Capacities'.$AR46]/[$'Corrected Capacities'.AQ46])" office:value-type="float" office:value="64.6513488592946" calcext:value-type="float">
            <text:p>64.6513488592946</text:p>
          </table:table-cell>
          <table:table-cell table:formula="of:=[$'Calculations Generation'.AR38] *([$'Corrected Capacities'.$AR46]/[$'Corrected Capacities'.AR46])" office:value-type="float" office:value="71.6" calcext:value-type="float">
            <text:p>71.6</text:p>
          </table:table-cell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Billion Kwh</text:p>
          </table:table-cell>
          <table:table-cell table:formula="of:=[$'Calculations Generation'.D39] *([$'Corrected Capacities'.$AR47]/[$'Corrected Capacities'.D47])" office:value-type="float" office:value="11.4293405240175" calcext:value-type="float">
            <text:p>11.4293405240175</text:p>
          </table:table-cell>
          <table:table-cell table:formula="of:=[$'Calculations Generation'.E39] *([$'Corrected Capacities'.$AR47]/[$'Corrected Capacities'.E47])" office:value-type="float" office:value="12.3506780104712" calcext:value-type="float">
            <text:p>12.3506780104712</text:p>
          </table:table-cell>
          <table:table-cell table:formula="of:=[$'Calculations Generation'.F39] *([$'Corrected Capacities'.$AR47]/[$'Corrected Capacities'.F47])" office:value-type="float" office:value="12.636377157803" calcext:value-type="float">
            <text:p>12.636377157803</text:p>
          </table:table-cell>
          <table:table-cell table:formula="of:=[$'Calculations Generation'.G39] *([$'Corrected Capacities'.$AR47]/[$'Corrected Capacities'.G47])" office:value-type="float" office:value="12.3184830863121" calcext:value-type="float">
            <text:p>12.3184830863121</text:p>
          </table:table-cell>
          <table:table-cell table:formula="of:=[$'Calculations Generation'.H39] *([$'Corrected Capacities'.$AR47]/[$'Corrected Capacities'.H47])" office:value-type="float" office:value="10.4834720383275" calcext:value-type="float">
            <text:p>10.4834720383275</text:p>
          </table:table-cell>
          <table:table-cell table:formula="of:=[$'Calculations Generation'.I39] *([$'Corrected Capacities'.$AR47]/[$'Corrected Capacities'.I47])" office:value-type="float" office:value="11.1362542682927" calcext:value-type="float">
            <text:p>11.1362542682927</text:p>
          </table:table-cell>
          <table:table-cell table:formula="of:=[$'Calculations Generation'.J39] *([$'Corrected Capacities'.$AR47]/[$'Corrected Capacities'.J47])" office:value-type="float" office:value="11.4030151172893" calcext:value-type="float">
            <text:p>11.4030151172893</text:p>
          </table:table-cell>
          <table:table-cell table:formula="of:=[$'Calculations Generation'.K39] *([$'Corrected Capacities'.$AR47]/[$'Corrected Capacities'.K47])" office:value-type="float" office:value="12.0162912250217" calcext:value-type="float">
            <text:p>12.0162912250217</text:p>
          </table:table-cell>
          <table:table-cell table:formula="of:=[$'Calculations Generation'.L39] *([$'Corrected Capacities'.$AR47]/[$'Corrected Capacities'.L47])" office:value-type="float" office:value="12.3937216145833" calcext:value-type="float">
            <text:p>12.3937216145833</text:p>
          </table:table-cell>
          <table:table-cell table:formula="of:=[$'Calculations Generation'.M39] *([$'Corrected Capacities'.$AR47]/[$'Corrected Capacities'.M47])" office:value-type="float" office:value="10.2558577720207" calcext:value-type="float">
            <text:p>10.2558577720207</text:p>
          </table:table-cell>
          <table:table-cell table:formula="of:=[$'Calculations Generation'.N39] *([$'Corrected Capacities'.$AR47]/[$'Corrected Capacities'.N47])" office:value-type="float" office:value="34.2093877374784" calcext:value-type="float">
            <text:p>34.2093877374784</text:p>
          </table:table-cell>
          <table:table-cell table:formula="of:=[$'Calculations Generation'.O39] *([$'Corrected Capacities'.$AR47]/[$'Corrected Capacities'.O47])" office:value-type="float" office:value="36.7235717566016" calcext:value-type="float">
            <text:p>36.7235717566016</text:p>
          </table:table-cell>
          <table:table-cell table:formula="of:=[$'Calculations Generation'.P39] *([$'Corrected Capacities'.$AR47]/[$'Corrected Capacities'.P47])" office:value-type="float" office:value="37.2234066780822" calcext:value-type="float">
            <text:p>37.2234066780822</text:p>
          </table:table-cell>
          <table:table-cell table:formula="of:=[$'Calculations Generation'.Q39] *([$'Corrected Capacities'.$AR47]/[$'Corrected Capacities'.Q47])" office:value-type="float" office:value="40.6643100598461" calcext:value-type="float">
            <text:p>40.6643100598461</text:p>
          </table:table-cell>
          <table:table-cell table:formula="of:=[$'Calculations Generation'.R39] *([$'Corrected Capacities'.$AR47]/[$'Corrected Capacities'.R47])" office:value-type="float" office:value="44.1955933068633" calcext:value-type="float">
            <text:p>44.1955933068633</text:p>
          </table:table-cell>
          <table:table-cell table:formula="of:=[$'Calculations Generation'.S39] *([$'Corrected Capacities'.$AR47]/[$'Corrected Capacities'.S47])" office:value-type="float" office:value="39.6152761931658" calcext:value-type="float">
            <text:p>39.6152761931658</text:p>
          </table:table-cell>
          <table:table-cell table:formula="of:=[$'Calculations Generation'.T39] *([$'Corrected Capacities'.$AR47]/[$'Corrected Capacities'.T47])" office:value-type="float" office:value="32.297825915493" calcext:value-type="float">
            <text:p>32.297825915493</text:p>
          </table:table-cell>
          <table:table-cell table:formula="of:=[$'Calculations Generation'.U39] *([$'Corrected Capacities'.$AR47]/[$'Corrected Capacities'.U47])" office:value-type="float" office:value="38.2177468421053" calcext:value-type="float">
            <text:p>38.2177468421053</text:p>
          </table:table-cell>
          <table:table-cell table:formula="of:=[$'Calculations Generation'.V39] *([$'Corrected Capacities'.$AR47]/[$'Corrected Capacities'.V47])" office:value-type="float" office:value="37.2502633928571" calcext:value-type="float">
            <text:p>37.2502633928571</text:p>
          </table:table-cell>
          <table:table-cell table:formula="of:=[$'Calculations Generation'.W39] *([$'Corrected Capacities'.$AR47]/[$'Corrected Capacities'.W47])" office:value-type="float" office:value="44.151775318207" calcext:value-type="float">
            <text:p>44.151775318207</text:p>
          </table:table-cell>
          <table:table-cell table:formula="of:=[$'Calculations Generation'.X39] *([$'Corrected Capacities'.$AR47]/[$'Corrected Capacities'.X47])" office:value-type="float" office:value="40.4074570957096" calcext:value-type="float">
            <text:p>40.4074570957096</text:p>
          </table:table-cell>
          <table:table-cell table:formula="of:=[$'Calculations Generation'.Y39] *([$'Corrected Capacities'.$AR47]/[$'Corrected Capacities'.Y47])" office:value-type="float" office:value="45.2405148270181" calcext:value-type="float">
            <text:p>45.2405148270181</text:p>
          </table:table-cell>
          <table:table-cell table:formula="of:=[$'Calculations Generation'.Z39] *([$'Corrected Capacities'.$AR47]/[$'Corrected Capacities'.Z47])" office:value-type="float" office:value="38.4503142622502" calcext:value-type="float">
            <text:p>38.4503142622502</text:p>
          </table:table-cell>
          <table:table-cell table:formula="of:=[$'Calculations Generation'.AA39] *([$'Corrected Capacities'.$AR47]/[$'Corrected Capacities'.AA47])" office:value-type="float" office:value="37.853273098937" calcext:value-type="float">
            <text:p>37.853273098937</text:p>
          </table:table-cell>
          <table:table-cell table:formula="of:=[$'Calculations Generation'.AB39] *([$'Corrected Capacities'.$AR47]/[$'Corrected Capacities'.AB47])" office:value-type="float" office:value="36.8802517808219" calcext:value-type="float">
            <text:p>36.8802517808219</text:p>
          </table:table-cell>
          <table:table-cell table:formula="of:=[$'Calculations Generation'.AC39] *([$'Corrected Capacities'.$AR47]/[$'Corrected Capacities'.AC47])" office:value-type="float" office:value="33.8274052145573" calcext:value-type="float">
            <text:p>33.8274052145573</text:p>
          </table:table-cell>
          <table:table-cell table:formula="of:=[$'Calculations Generation'.AD39] *([$'Corrected Capacities'.$AR47]/[$'Corrected Capacities'.AD47])" office:value-type="float" office:value="33.428484298863" calcext:value-type="float">
            <text:p>33.428484298863</text:p>
          </table:table-cell>
          <table:table-cell table:formula="of:=[$'Calculations Generation'.AE39] *([$'Corrected Capacities'.$AR47]/[$'Corrected Capacities'.AE47])" office:value-type="float" office:value="38.0010924324324" calcext:value-type="float">
            <text:p>38.0010924324324</text:p>
          </table:table-cell>
          <table:table-cell table:formula="of:=[$'Calculations Generation'.AF39] *([$'Corrected Capacities'.$AR47]/[$'Corrected Capacities'.AF47])" office:value-type="float" office:value="38.7540048530601" calcext:value-type="float">
            <text:p>38.7540048530601</text:p>
          </table:table-cell>
          <table:table-cell table:formula="of:=[$'Calculations Generation'.AG39] *([$'Corrected Capacities'.$AR47]/[$'Corrected Capacities'.AG47])" office:value-type="float" office:value="38.0073656975193" calcext:value-type="float">
            <text:p>38.0073656975193</text:p>
          </table:table-cell>
          <table:table-cell table:formula="of:=[$'Calculations Generation'.AH39] *([$'Corrected Capacities'.$AR47]/[$'Corrected Capacities'.AH47])" office:value-type="float" office:value="37.7562771653543" calcext:value-type="float">
            <text:p>37.7562771653543</text:p>
          </table:table-cell>
          <table:table-cell table:formula="of:=[$'Calculations Generation'.AI39] *([$'Corrected Capacities'.$AR47]/[$'Corrected Capacities'.AI47])" office:value-type="float" office:value="33.5425755451713" calcext:value-type="float">
            <text:p>33.5425755451713</text:p>
          </table:table-cell>
          <table:table-cell table:formula="of:=[$'Calculations Generation'.AJ39] *([$'Corrected Capacities'.$AR47]/[$'Corrected Capacities'.AJ47])" office:value-type="float" office:value="39.6652040185471" calcext:value-type="float">
            <text:p>39.6652040185471</text:p>
          </table:table-cell>
          <table:table-cell table:formula="of:=[$'Calculations Generation'.AK39] *([$'Corrected Capacities'.$AR47]/[$'Corrected Capacities'.AK47])" office:value-type="float" office:value="39.3799589322382" calcext:value-type="float">
            <text:p>39.3799589322382</text:p>
          </table:table-cell>
          <table:table-cell table:formula="of:=[$'Calculations Generation'.AL39] *([$'Corrected Capacities'.$AR47]/[$'Corrected Capacities'.AL47])" office:value-type="float" office:value="38.4316390577508" calcext:value-type="float">
            <text:p>38.4316390577508</text:p>
          </table:table-cell>
          <table:table-cell table:formula="of:=[$'Calculations Generation'.AM39] *([$'Corrected Capacities'.$AR47]/[$'Corrected Capacities'.AM47])" office:value-type="float" office:value="38.1918145645646" calcext:value-type="float">
            <text:p>38.1918145645646</text:p>
          </table:table-cell>
          <table:table-cell table:formula="of:=[$'Calculations Generation'.AN39] *([$'Corrected Capacities'.$AR47]/[$'Corrected Capacities'.AN47])" office:value-type="float" office:value="34.0192485221675" calcext:value-type="float">
            <text:p>34.0192485221675</text:p>
          </table:table-cell>
          <table:table-cell table:formula="of:=[$'Calculations Generation'.AO39] *([$'Corrected Capacities'.$AR47]/[$'Corrected Capacities'.AO47])" office:value-type="float" office:value="33.0726814202335" calcext:value-type="float">
            <text:p>33.0726814202335</text:p>
          </table:table-cell>
          <table:table-cell table:formula="of:=[$'Calculations Generation'.AP39] *([$'Corrected Capacities'.$AR47]/[$'Corrected Capacities'.AP47])" office:value-type="float" office:value="33.2822497018841" calcext:value-type="float">
            <text:p>33.2822497018841</text:p>
          </table:table-cell>
          <table:table-cell table:formula="of:=[$'Calculations Generation'.AQ39] *([$'Corrected Capacities'.$AR47]/[$'Corrected Capacities'.AQ47])" office:value-type="float" office:value="36.1866273312664" calcext:value-type="float">
            <text:p>36.1866273312664</text:p>
          </table:table-cell>
          <table:table-cell table:formula="of:=[$'Calculations Generation'.AR39] *([$'Corrected Capacities'.$AR47]/[$'Corrected Capacities'.AR47])" office:value-type="float" office:value="40.62" calcext:value-type="float">
            <text:p>40.62</text:p>
          </table:table-cell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Billion Kwh</text:p>
          </table:table-cell>
          <table:table-cell table:formula="of:=[$'Calculations Generation'.D40] *([$'Corrected Capacities'.$AR48]/[$'Corrected Capacities'.D48])" office:value-type="float" office:value="162.247984983576" calcext:value-type="float">
            <text:p>162.247984983576</text:p>
          </table:table-cell>
          <table:table-cell table:formula="of:=[$'Calculations Generation'.E40] *([$'Corrected Capacities'.$AR48]/[$'Corrected Capacities'.E48])" office:value-type="float" office:value="161.863782682513" calcext:value-type="float">
            <text:p>161.863782682513</text:p>
          </table:table-cell>
          <table:table-cell table:formula="of:=[$'Calculations Generation'.F40] *([$'Corrected Capacities'.$AR48]/[$'Corrected Capacities'.F48])" office:value-type="float" office:value="138.834860480208" calcext:value-type="float">
            <text:p>138.834860480208</text:p>
          </table:table-cell>
          <table:table-cell table:formula="of:=[$'Calculations Generation'.G40] *([$'Corrected Capacities'.$AR48]/[$'Corrected Capacities'.G48])" office:value-type="float" office:value="106.468638468663" calcext:value-type="float">
            <text:p>106.468638468663</text:p>
          </table:table-cell>
          <table:table-cell table:formula="of:=[$'Calculations Generation'.H40] *([$'Corrected Capacities'.$AR48]/[$'Corrected Capacities'.H48])" office:value-type="float" office:value="105.465538064516" calcext:value-type="float">
            <text:p>105.465538064516</text:p>
          </table:table-cell>
          <table:table-cell table:formula="of:=[$'Calculations Generation'.I40] *([$'Corrected Capacities'.$AR48]/[$'Corrected Capacities'.I48])" office:value-type="float" office:value="94.5271865806452" calcext:value-type="float">
            <text:p>94.5271865806452</text:p>
          </table:table-cell>
          <table:table-cell table:formula="of:=[$'Calculations Generation'.J40] *([$'Corrected Capacities'.$AR48]/[$'Corrected Capacities'.J48])" office:value-type="float" office:value="92.9759690562146" calcext:value-type="float">
            <text:p>92.9759690562146</text:p>
          </table:table-cell>
          <table:table-cell table:formula="of:=[$'Calculations Generation'.K40] *([$'Corrected Capacities'.$AR48]/[$'Corrected Capacities'.K48])" office:value-type="float" office:value="113.420143114132" calcext:value-type="float">
            <text:p>113.420143114132</text:p>
          </table:table-cell>
          <table:table-cell table:formula="of:=[$'Calculations Generation'.L40] *([$'Corrected Capacities'.$AR48]/[$'Corrected Capacities'.L48])" office:value-type="float" office:value="141.727262904004" calcext:value-type="float">
            <text:p>141.727262904004</text:p>
          </table:table-cell>
          <table:table-cell table:formula="of:=[$'Calculations Generation'.M40] *([$'Corrected Capacities'.$AR48]/[$'Corrected Capacities'.M48])" office:value-type="float" office:value="82.6960048499545" calcext:value-type="float">
            <text:p>82.6960048499545</text:p>
          </table:table-cell>
          <table:table-cell table:formula="of:=[$'Calculations Generation'.N40] *([$'Corrected Capacities'.$AR48]/[$'Corrected Capacities'.N48])" office:value-type="float" office:value="104.976393849793" calcext:value-type="float">
            <text:p>104.976393849793</text:p>
          </table:table-cell>
          <table:table-cell table:formula="of:=[$'Calculations Generation'.O40] *([$'Corrected Capacities'.$AR48]/[$'Corrected Capacities'.O48])" office:value-type="float" office:value="97.8038661793646" calcext:value-type="float">
            <text:p>97.8038661793646</text:p>
          </table:table-cell>
          <table:table-cell table:formula="of:=[$'Calculations Generation'.P40] *([$'Corrected Capacities'.$AR48]/[$'Corrected Capacities'.P48])" office:value-type="float" office:value="97.259955603294" calcext:value-type="float">
            <text:p>97.259955603294</text:p>
          </table:table-cell>
          <table:table-cell table:formula="of:=[$'Calculations Generation'.Q40] *([$'Corrected Capacities'.$AR48]/[$'Corrected Capacities'.Q48])" office:value-type="float" office:value="107.560754389589" calcext:value-type="float">
            <text:p>107.560754389589</text:p>
          </table:table-cell>
          <table:table-cell table:formula="of:=[$'Calculations Generation'.R40] *([$'Corrected Capacities'.$AR48]/[$'Corrected Capacities'.R48])" office:value-type="float" office:value="95.1034485554992" calcext:value-type="float">
            <text:p>95.1034485554992</text:p>
          </table:table-cell>
          <table:table-cell table:formula="of:=[$'Calculations Generation'.S40] *([$'Corrected Capacities'.$AR48]/[$'Corrected Capacities'.S48])" office:value-type="float" office:value="110.534626786982" calcext:value-type="float">
            <text:p>110.534626786982</text:p>
          </table:table-cell>
          <table:table-cell table:formula="of:=[$'Calculations Generation'.T40] *([$'Corrected Capacities'.$AR48]/[$'Corrected Capacities'.T48])" office:value-type="float" office:value="124.965161550075" calcext:value-type="float">
            <text:p>124.965161550075</text:p>
          </table:table-cell>
          <table:table-cell table:formula="of:=[$'Calculations Generation'.U40] *([$'Corrected Capacities'.$AR48]/[$'Corrected Capacities'.U48])" office:value-type="float" office:value="120.899064993071" calcext:value-type="float">
            <text:p>120.899064993071</text:p>
          </table:table-cell>
          <table:table-cell table:formula="of:=[$'Calculations Generation'.V40] *([$'Corrected Capacities'.$AR48]/[$'Corrected Capacities'.V48])" office:value-type="float" office:value="125.675667278549" calcext:value-type="float">
            <text:p>125.675667278549</text:p>
          </table:table-cell>
          <table:table-cell table:formula="of:=[$'Calculations Generation'.W40] *([$'Corrected Capacities'.$AR48]/[$'Corrected Capacities'.W48])" office:value-type="float" office:value="100.94720698491" calcext:value-type="float">
            <text:p>100.94720698491</text:p>
          </table:table-cell>
          <table:table-cell table:formula="of:=[$'Calculations Generation'.X40] *([$'Corrected Capacities'.$AR48]/[$'Corrected Capacities'.X48])" office:value-type="float" office:value="84.7589154362416" calcext:value-type="float">
            <text:p>84.7589154362416</text:p>
          </table:table-cell>
          <table:table-cell table:formula="of:=[$'Calculations Generation'.Y40] *([$'Corrected Capacities'.$AR48]/[$'Corrected Capacities'.Y48])" office:value-type="float" office:value="63.0934361346698" calcext:value-type="float">
            <text:p>63.0934361346698</text:p>
          </table:table-cell>
          <table:table-cell table:formula="of:=[$'Calculations Generation'.Z40] *([$'Corrected Capacities'.$AR48]/[$'Corrected Capacities'.Z48])" office:value-type="float" office:value="84.4042532472837" calcext:value-type="float">
            <text:p>84.4042532472837</text:p>
          </table:table-cell>
          <table:table-cell table:formula="of:=[$'Calculations Generation'.AA40] *([$'Corrected Capacities'.$AR48]/[$'Corrected Capacities'.AA48])" office:value-type="float" office:value="86.1536980682089" calcext:value-type="float">
            <text:p>86.1536980682089</text:p>
          </table:table-cell>
          <table:table-cell table:formula="of:=[$'Calculations Generation'.AB40] *([$'Corrected Capacities'.$AR48]/[$'Corrected Capacities'.AB48])" office:value-type="float" office:value="111.78987995255" calcext:value-type="float">
            <text:p>111.78987995255</text:p>
          </table:table-cell>
          <table:table-cell table:formula="of:=[$'Calculations Generation'.AC40] *([$'Corrected Capacities'.$AR48]/[$'Corrected Capacities'.AC48])" office:value-type="float" office:value="94.0251324965132" calcext:value-type="float">
            <text:p>94.0251324965132</text:p>
          </table:table-cell>
          <table:table-cell table:formula="of:=[$'Calculations Generation'.AD40] *([$'Corrected Capacities'.$AR48]/[$'Corrected Capacities'.AD48])" office:value-type="float" office:value="103.893528898415" calcext:value-type="float">
            <text:p>103.893528898415</text:p>
          </table:table-cell>
          <table:table-cell table:formula="of:=[$'Calculations Generation'.AE40] *([$'Corrected Capacities'.$AR48]/[$'Corrected Capacities'.AE48])" office:value-type="float" office:value="82.0966127659574" calcext:value-type="float">
            <text:p>82.0966127659574</text:p>
          </table:table-cell>
          <table:table-cell table:formula="of:=[$'Calculations Generation'.AF40] *([$'Corrected Capacities'.$AR48]/[$'Corrected Capacities'.AF48])" office:value-type="float" office:value="73.7956474076217" calcext:value-type="float">
            <text:p>73.7956474076217</text:p>
          </table:table-cell>
          <table:table-cell table:formula="of:=[$'Calculations Generation'.AG40] *([$'Corrected Capacities'.$AR48]/[$'Corrected Capacities'.AG48])" office:value-type="float" office:value="75.7897637600495" calcext:value-type="float">
            <text:p>75.7897637600495</text:p>
          </table:table-cell>
          <table:table-cell table:formula="of:=[$'Calculations Generation'.AH40] *([$'Corrected Capacities'.$AR48]/[$'Corrected Capacities'.AH48])" office:value-type="float" office:value="100.643688459352" calcext:value-type="float">
            <text:p>100.643688459352</text:p>
          </table:table-cell>
          <table:table-cell table:formula="of:=[$'Calculations Generation'.AI40] *([$'Corrected Capacities'.$AR48]/[$'Corrected Capacities'.AI48])" office:value-type="float" office:value="92.4891474587151" calcext:value-type="float">
            <text:p>92.4891474587151</text:p>
          </table:table-cell>
          <table:table-cell table:formula="of:=[$'Calculations Generation'.AJ40] *([$'Corrected Capacities'.$AR48]/[$'Corrected Capacities'.AJ48])" office:value-type="float" office:value="89.5421641083176" calcext:value-type="float">
            <text:p>89.5421641083176</text:p>
          </table:table-cell>
          <table:table-cell table:formula="of:=[$'Calculations Generation'.AK40] *([$'Corrected Capacities'.$AR48]/[$'Corrected Capacities'.AK48])" office:value-type="float" office:value="80.9387321100094" calcext:value-type="float">
            <text:p>80.9387321100094</text:p>
          </table:table-cell>
          <table:table-cell table:formula="of:=[$'Calculations Generation'.AL40] *([$'Corrected Capacities'.$AR48]/[$'Corrected Capacities'.AL48])" office:value-type="float" office:value="52.0921202893034" calcext:value-type="float">
            <text:p>52.0921202893034</text:p>
          </table:table-cell>
          <table:table-cell table:formula="of:=[$'Calculations Generation'.AM40] *([$'Corrected Capacities'.$AR48]/[$'Corrected Capacities'.AM48])" office:value-type="float" office:value="78.8805591464358" calcext:value-type="float">
            <text:p>78.8805591464358</text:p>
          </table:table-cell>
          <table:table-cell table:formula="of:=[$'Calculations Generation'.AN40] *([$'Corrected Capacities'.$AR48]/[$'Corrected Capacities'.AN48])" office:value-type="float" office:value="77.4408389490649" calcext:value-type="float">
            <text:p>77.4408389490649</text:p>
          </table:table-cell>
          <table:table-cell table:formula="of:=[$'Calculations Generation'.AO40] *([$'Corrected Capacities'.$AR48]/[$'Corrected Capacities'.AO48])" office:value-type="float" office:value="65.69203299967" calcext:value-type="float">
            <text:p>65.69203299967</text:p>
          </table:table-cell>
          <table:table-cell table:formula="of:=[$'Calculations Generation'.AP40] *([$'Corrected Capacities'.$AR48]/[$'Corrected Capacities'.AP48])" office:value-type="float" office:value="65.1528104344138" calcext:value-type="float">
            <text:p>65.1528104344138</text:p>
          </table:table-cell>
          <table:table-cell table:formula="of:=[$'Calculations Generation'.AQ40] *([$'Corrected Capacities'.$AR48]/[$'Corrected Capacities'.AQ48])" office:value-type="float" office:value="95.6567163372277" calcext:value-type="float">
            <text:p>95.6567163372277</text:p>
          </table:table-cell>
          <table:table-cell table:formula="of:=[$'Calculations Generation'.AR40] *([$'Corrected Capacities'.$AR48]/[$'Corrected Capacities'.AR48])" office:value-type="float" office:value="77.39" calcext:value-type="float">
            <text:p>77.39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Billion Kwh</text:p>
          </table:table-cell>
          <table:table-cell table:formula="of:=[$'Calculations Generation'.D41] *([$'Corrected Capacities'.$AR49]/[$'Corrected Capacities'.D49])" office:value-type="float" office:value="3.0059400244798" calcext:value-type="float">
            <text:p>3.0059400244798</text:p>
          </table:table-cell>
          <table:table-cell table:formula="of:=[$'Calculations Generation'.E41] *([$'Corrected Capacities'.$AR49]/[$'Corrected Capacities'.E49])" office:value-type="float" office:value="3.3493884128927" calcext:value-type="float">
            <text:p>3.3493884128927</text:p>
          </table:table-cell>
          <table:table-cell table:formula="of:=[$'Calculations Generation'.F41] *([$'Corrected Capacities'.$AR49]/[$'Corrected Capacities'.F49])" office:value-type="float" office:value="3.48278131374949" calcext:value-type="float">
            <text:p>3.48278131374949</text:p>
          </table:table-cell>
          <table:table-cell table:formula="of:=[$'Calculations Generation'.G41] *([$'Corrected Capacities'.$AR49]/[$'Corrected Capacities'.G49])" office:value-type="float" office:value="3.14064388092613" calcext:value-type="float">
            <text:p>3.14064388092613</text:p>
          </table:table-cell>
          <table:table-cell table:formula="of:=[$'Calculations Generation'.H41] *([$'Corrected Capacities'.$AR49]/[$'Corrected Capacities'.H49])" office:value-type="float" office:value="1.79106208213945" calcext:value-type="float">
            <text:p>1.79106208213945</text:p>
          </table:table-cell>
          <table:table-cell table:formula="of:=[$'Calculations Generation'.I41] *([$'Corrected Capacities'.$AR49]/[$'Corrected Capacities'.I49])" office:value-type="float" office:value="1.82967064439141" calcext:value-type="float">
            <text:p>1.82967064439141</text:p>
          </table:table-cell>
          <table:table-cell table:formula="of:=[$'Calculations Generation'.J41] *([$'Corrected Capacities'.$AR49]/[$'Corrected Capacities'.J49])" office:value-type="float" office:value="2.13673497137405" calcext:value-type="float">
            <text:p>2.13673497137405</text:p>
          </table:table-cell>
          <table:table-cell table:formula="of:=[$'Calculations Generation'.K41] *([$'Corrected Capacities'.$AR49]/[$'Corrected Capacities'.K49])" office:value-type="float" office:value="1.84900405051227" calcext:value-type="float">
            <text:p>1.84900405051227</text:p>
          </table:table-cell>
          <table:table-cell table:formula="of:=[$'Calculations Generation'.L41] *([$'Corrected Capacities'.$AR49]/[$'Corrected Capacities'.L49])" office:value-type="float" office:value="2.20097354623451" calcext:value-type="float">
            <text:p>2.20097354623451</text:p>
          </table:table-cell>
          <table:table-cell table:formula="of:=[$'Calculations Generation'.M41] *([$'Corrected Capacities'.$AR49]/[$'Corrected Capacities'.M49])" office:value-type="float" office:value="6.24398033707865" calcext:value-type="float">
            <text:p>6.24398033707865</text:p>
          </table:table-cell>
          <table:table-cell table:formula="of:=[$'Calculations Generation'.N41] *([$'Corrected Capacities'.$AR49]/[$'Corrected Capacities'.N49])" office:value-type="float" office:value="8.66540630630631" calcext:value-type="float">
            <text:p>8.66540630630631</text:p>
          </table:table-cell>
          <table:table-cell table:formula="of:=[$'Calculations Generation'.O41] *([$'Corrected Capacities'.$AR49]/[$'Corrected Capacities'.O49])" office:value-type="float" office:value="6.02076749116608" calcext:value-type="float">
            <text:p>6.02076749116608</text:p>
          </table:table-cell>
          <table:table-cell table:formula="of:=[$'Calculations Generation'.P41] *([$'Corrected Capacities'.$AR49]/[$'Corrected Capacities'.P49])" office:value-type="float" office:value="7.0366767392832" calcext:value-type="float">
            <text:p>7.0366767392832</text:p>
          </table:table-cell>
          <table:table-cell table:formula="of:=[$'Calculations Generation'.Q41] *([$'Corrected Capacities'.$AR49]/[$'Corrected Capacities'.Q49])" office:value-type="float" office:value="5.58689333333333" calcext:value-type="float">
            <text:p>5.58689333333333</text:p>
          </table:table-cell>
          <table:table-cell table:formula="of:=[$'Calculations Generation'.R41] *([$'Corrected Capacities'.$AR49]/[$'Corrected Capacities'.R49])" office:value-type="float" office:value="6.64968210526316" calcext:value-type="float">
            <text:p>6.64968210526316</text:p>
          </table:table-cell>
          <table:table-cell table:formula="of:=[$'Calculations Generation'.S41] *([$'Corrected Capacities'.$AR49]/[$'Corrected Capacities'.S49])" office:value-type="float" office:value="6.28520251396648" calcext:value-type="float">
            <text:p>6.28520251396648</text:p>
          </table:table-cell>
          <table:table-cell table:formula="of:=[$'Calculations Generation'.T41] *([$'Corrected Capacities'.$AR49]/[$'Corrected Capacities'.T49])" office:value-type="float" office:value="4.33784261168385" calcext:value-type="float">
            <text:p>4.33784261168385</text:p>
          </table:table-cell>
          <table:table-cell table:formula="of:=[$'Calculations Generation'.U41] *([$'Corrected Capacities'.$AR49]/[$'Corrected Capacities'.U49])" office:value-type="float" office:value="5.21144690860215" calcext:value-type="float">
            <text:p>5.21144690860215</text:p>
          </table:table-cell>
          <table:table-cell table:formula="of:=[$'Calculations Generation'.V41] *([$'Corrected Capacities'.$AR49]/[$'Corrected Capacities'.V49])" office:value-type="float" office:value="6.45484271186441" calcext:value-type="float">
            <text:p>6.45484271186441</text:p>
          </table:table-cell>
          <table:table-cell table:formula="of:=[$'Calculations Generation'.W41] *([$'Corrected Capacities'.$AR49]/[$'Corrected Capacities'.W49])" office:value-type="float" office:value="6.72089167230873" calcext:value-type="float">
            <text:p>6.72089167230873</text:p>
          </table:table-cell>
          <table:table-cell table:formula="of:=[$'Calculations Generation'.X41] *([$'Corrected Capacities'.$AR49]/[$'Corrected Capacities'.X49])" office:value-type="float" office:value="6.37088552188552" calcext:value-type="float">
            <text:p>6.37088552188552</text:p>
          </table:table-cell>
          <table:table-cell table:formula="of:=[$'Calculations Generation'.Y41] *([$'Corrected Capacities'.$AR49]/[$'Corrected Capacities'.Y49])" office:value-type="float" office:value="4.63117556783303" calcext:value-type="float">
            <text:p>4.63117556783303</text:p>
          </table:table-cell>
          <table:table-cell table:formula="of:=[$'Calculations Generation'.Z41] *([$'Corrected Capacities'.$AR49]/[$'Corrected Capacities'.Z49])" office:value-type="float" office:value="5.60154716981132" calcext:value-type="float">
            <text:p>5.60154716981132</text:p>
          </table:table-cell>
          <table:table-cell table:formula="of:=[$'Calculations Generation'.AA41] *([$'Corrected Capacities'.$AR49]/[$'Corrected Capacities'.AA49])" office:value-type="float" office:value="4.03997644683715" calcext:value-type="float">
            <text:p>4.03997644683715</text:p>
          </table:table-cell>
          <table:table-cell table:formula="of:=[$'Calculations Generation'.AB41] *([$'Corrected Capacities'.$AR49]/[$'Corrected Capacities'.AB49])" office:value-type="float" office:value="6.0105436957972" calcext:value-type="float">
            <text:p>6.0105436957972</text:p>
          </table:table-cell>
          <table:table-cell table:formula="of:=[$'Calculations Generation'.AC41] *([$'Corrected Capacities'.$AR49]/[$'Corrected Capacities'.AC49])" office:value-type="float" office:value="6.10017788141239" calcext:value-type="float">
            <text:p>6.10017788141239</text:p>
          </table:table-cell>
          <table:table-cell table:formula="of:=[$'Calculations Generation'.AD41] *([$'Corrected Capacities'.$AR49]/[$'Corrected Capacities'.AD49])" office:value-type="float" office:value="5.6394805280528" calcext:value-type="float">
            <text:p>5.6394805280528</text:p>
          </table:table-cell>
          <table:table-cell table:formula="of:=[$'Calculations Generation'.AE41] *([$'Corrected Capacities'.$AR49]/[$'Corrected Capacities'.AE49])" office:value-type="float" office:value="6.20489750328515" calcext:value-type="float">
            <text:p>6.20489750328515</text:p>
          </table:table-cell>
          <table:table-cell table:formula="of:=[$'Calculations Generation'.AF41] *([$'Corrected Capacities'.$AR49]/[$'Corrected Capacities'.AF49])" office:value-type="float" office:value="5.88660885608856" calcext:value-type="float">
            <text:p>5.88660885608856</text:p>
          </table:table-cell>
          <table:table-cell table:formula="of:=[$'Calculations Generation'.AG41] *([$'Corrected Capacities'.$AR49]/[$'Corrected Capacities'.AG49])" office:value-type="float" office:value="5.93984249084249" calcext:value-type="float">
            <text:p>5.93984249084249</text:p>
          </table:table-cell>
          <table:table-cell table:formula="of:=[$'Calculations Generation'.AH41] *([$'Corrected Capacities'.$AR49]/[$'Corrected Capacities'.AH49])" office:value-type="float" office:value="4.09316676847893" calcext:value-type="float">
            <text:p>4.09316676847893</text:p>
          </table:table-cell>
          <table:table-cell table:formula="of:=[$'Calculations Generation'.AI41] *([$'Corrected Capacities'.$AR49]/[$'Corrected Capacities'.AI49])" office:value-type="float" office:value="6.35131201434549" calcext:value-type="float">
            <text:p>6.35131201434549</text:p>
          </table:table-cell>
          <table:table-cell table:formula="of:=[$'Calculations Generation'.AJ41] *([$'Corrected Capacities'.$AR49]/[$'Corrected Capacities'.AJ49])" office:value-type="float" office:value="5.8667418783225" calcext:value-type="float">
            <text:p>5.8667418783225</text:p>
          </table:table-cell>
          <table:table-cell table:formula="of:=[$'Calculations Generation'.AK41] *([$'Corrected Capacities'.$AR49]/[$'Corrected Capacities'.AK49])" office:value-type="float" office:value="5.13124224692803" calcext:value-type="float">
            <text:p>5.13124224692803</text:p>
          </table:table-cell>
          <table:table-cell table:formula="of:=[$'Calculations Generation'.AL41] *([$'Corrected Capacities'.$AR49]/[$'Corrected Capacities'.AL49])" office:value-type="float" office:value="6.3342936416185" calcext:value-type="float">
            <text:p>6.3342936416185</text:p>
          </table:table-cell>
          <table:table-cell table:formula="of:=[$'Calculations Generation'.AM41] *([$'Corrected Capacities'.$AR49]/[$'Corrected Capacities'.AM49])" office:value-type="float" office:value="6.60452110298256" calcext:value-type="float">
            <text:p>6.60452110298256</text:p>
          </table:table-cell>
          <table:table-cell table:formula="of:=[$'Calculations Generation'.AN41] *([$'Corrected Capacities'.$AR49]/[$'Corrected Capacities'.AN49])" office:value-type="float" office:value="5.46711220043573" calcext:value-type="float">
            <text:p>5.46711220043573</text:p>
          </table:table-cell>
          <table:table-cell table:formula="of:=[$'Calculations Generation'.AO41] *([$'Corrected Capacities'.$AR49]/[$'Corrected Capacities'.AO49])" office:value-type="float" office:value="5.85469514148425" calcext:value-type="float">
            <text:p>5.85469514148425</text:p>
          </table:table-cell>
          <table:table-cell table:formula="of:=[$'Calculations Generation'.AP41] *([$'Corrected Capacities'.$AR49]/[$'Corrected Capacities'.AP49])" office:value-type="float" office:value="5.1917630457934" calcext:value-type="float">
            <text:p>5.1917630457934</text:p>
          </table:table-cell>
          <table:table-cell table:formula="of:=[$'Calculations Generation'.AQ41] *([$'Corrected Capacities'.$AR49]/[$'Corrected Capacities'.AQ49])" office:value-type="float" office:value="5.90255132587859" calcext:value-type="float">
            <text:p>5.90255132587859</text:p>
          </table:table-cell>
          <table:table-cell table:formula="of:=[$'Calculations Generation'.AR41] *([$'Corrected Capacities'.$AR49]/[$'Corrected Capacities'.AR49])" office:value-type="float" office:value="7.64" calcext:value-type="float">
            <text:p>7.64</text:p>
          </table:table-cell>
        </table:table-row>
      </table:table>
      <table:table table:name="Corrected Capac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5" table:default-cell-style-name="Default"/>
        <table:table-column table:style-name="co7" table:number-columns-repeated="6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ernational_dat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ttps://www.eia.gov/international/data/world/electricity/electricity-generation?pd=2&amp;p=000000000000000000000080000000g&amp;u=0&amp;f=A&amp;v=mapbubble&amp;a=-&amp;i=none&amp;vo=value&amp;t=G&amp;g=000000000000008&amp;l=71-0028g000017kg6940080a44000e02000g00004g8001o&amp;l=275-00000000010000000000000000008g000g000000g0g00000004&amp;l=164-10002000000000020g00000000000000000000000000000000000008&amp;l=170--110&amp;s=315532800000&amp;e=1577836800000&amp;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Report generated on: 11-24-2021 14:27:5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ource: U.S. Energy Information Administration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or each country that has split up, we check the first year afterwards and look at share of summed up production and spread it accordingly.</text:p>
          </table:table-cell>
          <table:table-cell office:value-type="string" calcext:value-type="string">
            <text:p>hydroelectricity installed capacity (million kW)</text:p>
          </table:table-cell>
          <table:table-cell office:value-type="string" calcext:value-type="string">
            <text:p>million KW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(except for the Baltic states for which we just take constant values)</text:p>
          </table:table-cell>
          <table:table-cell table:number-columns-repeated="43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Hydroelectricit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Million KW</text:p>
          </table:table-cell>
          <table:table-cell office:value-type="float" office:value="0.5" calcext:value-type="float">
            <text:p>0.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5" office:value-type="float" office:value="1.668" calcext:value-type="float">
            <text:p>1.668</text:p>
          </table:table-cell>
          <table:table-cell table:number-columns-repeated="10" office:value-type="float" office:value="1.445" calcext:value-type="float">
            <text:p>1.445</text:p>
          </table:table-cell>
          <table:table-cell table:number-columns-repeated="3" office:value-type="float" office:value="1.432" calcext:value-type="float">
            <text:p>1.432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461" calcext:value-type="float">
            <text:p>1.461</text:p>
          </table:table-cell>
          <table:table-cell office:value-type="float" office:value="1.508" calcext:value-type="float">
            <text:p>1.508</text:p>
          </table:table-cell>
          <table:table-cell office:value-type="float" office:value="1.628" calcext:value-type="float">
            <text:p>1.628</text:p>
          </table:table-cell>
          <table:table-cell office:value-type="float" office:value="1.781" calcext:value-type="float">
            <text:p>1.781</text:p>
          </table:table-cell>
          <table:table-cell office:value-type="float" office:value="1.725" calcext:value-type="float">
            <text:p>1.725</text:p>
          </table:table-cell>
          <table:table-cell office:value-type="float" office:value="1.798" calcext:value-type="float">
            <text:p>1.798</text:p>
          </table:table-cell>
          <table:table-cell office:value-type="float" office:value="1.913" calcext:value-type="float">
            <text:p>1.913</text:p>
          </table:table-cell>
          <table:table-cell office:value-type="float" office:value="2.047" calcext:value-type="float">
            <text:p>2.047</text:p>
          </table:table-cell>
          <table:table-cell office:value-type="float" office:value="2.105" calcext:value-type="float">
            <text:p>2.105</text:p>
          </table:table-cell>
          <table:table-cell office:value-type="float" office:value="2.193" calcext:value-type="float">
            <text:p>2.19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Million KW</text:p>
          </table:table-cell>
          <table:table-cell office:value-type="float" office:value="8.206" calcext:value-type="float">
            <text:p>8.206</text:p>
          </table:table-cell>
          <table:table-cell office:value-type="float" office:value="9.157" calcext:value-type="float">
            <text:p>9.157</text:p>
          </table:table-cell>
          <table:table-cell office:value-type="float" office:value="9.51" calcext:value-type="float">
            <text:p>9.51</text:p>
          </table:table-cell>
          <table:table-cell office:value-type="float" office:value="9.582" calcext:value-type="float">
            <text:p>9.582</text:p>
          </table:table-cell>
          <table:table-cell office:value-type="float" office:value="10.034" calcext:value-type="float">
            <text:p>10.034</text:p>
          </table:table-cell>
          <table:table-cell office:value-type="float" office:value="10.171" calcext:value-type="float">
            <text:p>10.171</text:p>
          </table:table-cell>
          <table:table-cell office:value-type="float" office:value="10.423" calcext:value-type="float">
            <text:p>10.423</text:p>
          </table:table-cell>
          <table:table-cell office:value-type="float" office:value="10.691" calcext:value-type="float">
            <text:p>10.691</text:p>
          </table:table-cell>
          <table:table-cell office:value-type="float" office:value="10.762" calcext:value-type="float">
            <text:p>10.762</text:p>
          </table:table-cell>
          <table:table-cell office:value-type="float" office:value="10.858" calcext:value-type="float">
            <text:p>10.858</text:p>
          </table:table-cell>
          <table:table-cell office:value-type="float" office:value="7.028" calcext:value-type="float">
            <text:p>7.028</text:p>
          </table:table-cell>
          <table:table-cell office:value-type="float" office:value="7.129" calcext:value-type="float">
            <text:p>7.129</text:p>
          </table:table-cell>
          <table:table-cell office:value-type="float" office:value="7.204" calcext:value-type="float">
            <text:p>7.204</text:p>
          </table:table-cell>
          <table:table-cell office:value-type="float" office:value="7.202" calcext:value-type="float">
            <text:p>7.202</text:p>
          </table:table-cell>
          <table:table-cell office:value-type="float" office:value="7.245" calcext:value-type="float">
            <text:p>7.245</text:p>
          </table:table-cell>
          <table:table-cell office:value-type="float" office:value="7.323" calcext:value-type="float">
            <text:p>7.323</text:p>
          </table:table-cell>
          <table:table-cell office:value-type="float" office:value="7.385" calcext:value-type="float">
            <text:p>7.385</text:p>
          </table:table-cell>
          <table:table-cell office:value-type="float" office:value="7.54" calcext:value-type="float">
            <text:p>7.54</text:p>
          </table:table-cell>
          <table:table-cell office:value-type="float" office:value="7.685" calcext:value-type="float">
            <text:p>7.685</text:p>
          </table:table-cell>
          <table:table-cell office:value-type="float" office:value="7.669" calcext:value-type="float">
            <text:p>7.669</text:p>
          </table:table-cell>
          <table:table-cell office:value-type="float" office:value="7.676" calcext:value-type="float">
            <text:p>7.676</text:p>
          </table:table-cell>
          <table:table-cell office:value-type="float" office:value="7.703" calcext:value-type="float">
            <text:p>7.703</text:p>
          </table:table-cell>
          <table:table-cell office:value-type="float" office:value="7.567" calcext:value-type="float">
            <text:p>7.567</text:p>
          </table:table-cell>
          <table:table-cell office:value-type="float" office:value="7.607" calcext:value-type="float">
            <text:p>7.607</text:p>
          </table:table-cell>
          <table:table-cell office:value-type="float" office:value="7.613" calcext:value-type="float">
            <text:p>7.613</text:p>
          </table:table-cell>
          <table:table-cell office:value-type="float" office:value="7.667" calcext:value-type="float">
            <text:p>7.667</text:p>
          </table:table-cell>
          <table:table-cell office:value-type="float" office:value="7.684" calcext:value-type="float">
            <text:p>7.684</text:p>
          </table:table-cell>
          <table:table-cell office:value-type="float" office:value="7.845" calcext:value-type="float">
            <text:p>7.845</text:p>
          </table:table-cell>
          <table:table-cell office:value-type="float" office:value="7.848" calcext:value-type="float">
            <text:p>7.848</text:p>
          </table:table-cell>
          <table:table-cell office:value-type="float" office:value="7.827" calcext:value-type="float">
            <text:p>7.827</text:p>
          </table:table-cell>
          <table:table-cell office:value-type="float" office:value="7.913" calcext:value-type="float">
            <text:p>7.913</text:p>
          </table:table-cell>
          <table:table-cell office:value-type="float" office:value="7.947" calcext:value-type="float">
            <text:p>7.947</text:p>
          </table:table-cell>
          <table:table-cell office:value-type="float" office:value="7.97" calcext:value-type="float">
            <text:p>7.97</text:p>
          </table:table-cell>
          <table:table-cell office:value-type="float" office:value="8.272" calcext:value-type="float">
            <text:p>8.272</text:p>
          </table:table-cell>
          <table:table-cell office:value-type="float" office:value="8.321" calcext:value-type="float">
            <text:p>8.321</text:p>
          </table:table-cell>
          <table:table-cell office:value-type="float" office:value="8.457" calcext:value-type="float">
            <text:p>8.457</text:p>
          </table:table-cell>
          <table:table-cell office:value-type="float" office:value="8.493" calcext:value-type="float">
            <text:p>8.493</text:p>
          </table:table-cell>
          <table:table-cell office:value-type="float" office:value="8.506" calcext:value-type="float">
            <text:p>8.506</text:p>
          </table:table-cell>
          <table:table-cell office:value-type="float" office:value="8.591" calcext:value-type="float">
            <text:p>8.591</text:p>
          </table:table-cell>
          <table:table-cell office:value-type="float" office:value="8.63" calcext:value-type="float">
            <text:p>8.63</text:p>
          </table:table-cell>
          <table:table-cell office:value-type="float" office:value="9.001" calcext:value-type="float">
            <text:p>9.001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Million KW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5" calcext:value-type="float">
            <text:p>0.095</text:p>
          </table:table-cell>
          <table:table-cell table:number-columns-repeated="3" office:value-type="float" office:value="0.094" calcext:value-type="float">
            <text:p>0.094</text:p>
          </table:table-cell>
          <table:table-cell table:number-columns-repeated="2" office:value-type="float" office:value="0.095" calcext:value-type="float">
            <text:p>0.095</text:p>
          </table:table-cell>
          <table:table-cell table:number-columns-repeated="3" office:value-type="float" office:value="0.096" calcext:value-type="float">
            <text:p>0.096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103" calcext:value-type="float">
            <text:p>0.103</text:p>
          </table:table-cell>
          <table:table-cell table:number-columns-repeated="2"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Million KW</text:p>
          </table:table-cell>
          <table:table-cell office:value-type="float" office:value="1.1625" calcext:value-type="float">
            <text:p>1.1625</text:p>
          </table:table-cell>
          <table:table-cell office:value-type="float" office:value="1.171875" calcext:value-type="float">
            <text:p>1.171875</text:p>
          </table:table-cell>
          <table:table-cell table:number-columns-repeated="2" office:value-type="float" office:value="1.103625" calcext:value-type="float">
            <text:p>1.103625</text:p>
          </table:table-cell>
          <table:table-cell office:value-type="float" office:value="1.197375" calcext:value-type="float">
            <text:p>1.197375</text:p>
          </table:table-cell>
          <table:table-cell office:value-type="float" office:value="1.263" calcext:value-type="float">
            <text:p>1.263</text:p>
          </table:table-cell>
          <table:table-cell office:value-type="float" office:value="1.328625" calcext:value-type="float">
            <text:p>1.328625</text:p>
          </table:table-cell>
          <table:table-cell office:value-type="float" office:value="1.384875" calcext:value-type="float">
            <text:p>1.384875</text:p>
          </table:table-cell>
          <table:table-cell office:value-type="float" office:value="1.4296875" calcext:value-type="float">
            <text:p>1.4296875</text:p>
          </table:table-cell>
          <table:table-cell office:value-type="float" office:value="1.441125" calcext:value-type="float">
            <text:p>1.441125</text:p>
          </table:table-cell>
          <table:table-cell table:number-columns-repeated="2" office:value-type="float" office:value="1.384875" calcext:value-type="float">
            <text:p>1.38487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139" calcext:value-type="float">
            <text:p>1.139</text:p>
          </table:table-cell>
          <table:table-cell table:number-columns-repeated="3" office:value-type="float" office:value="1.219" calcext:value-type="float">
            <text:p>1.219</text:p>
          </table:table-cell>
          <table:table-cell office:value-type="float" office:value="1.624" calcext:value-type="float">
            <text:p>1.624</text:p>
          </table:table-cell>
          <table:table-cell table:number-columns-repeated="2" office:value-type="float" office:value="1.983" calcext:value-type="float">
            <text:p>1.983</text:p>
          </table:table-cell>
          <table:table-cell office:value-type="float" office:value="1.993" calcext:value-type="float">
            <text:p>1.993</text:p>
          </table:table-cell>
          <table:table-cell table:number-columns-repeated="4" office:value-type="float" office:value="2.38" calcext:value-type="float">
            <text:p>2.38</text:p>
          </table:table-cell>
          <table:table-cell table:number-columns-repeated="2" office:value-type="float" office:value="2.411" calcext:value-type="float">
            <text:p>2.411</text:p>
          </table:table-cell>
          <table:table-cell table:number-columns-repeated="4" office:value-type="float" office:value="2.117" calcext:value-type="float">
            <text:p>2.117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049" calcext:value-type="float">
            <text:p>2.049</text:p>
          </table:table-cell>
          <table:table-cell office:value-type="float" office:value="2.055" calcext:value-type="float">
            <text:p>2.055</text:p>
          </table:table-cell>
          <table:table-cell table:number-columns-repeated="2" office:value-type="float" office:value="2.084" calcext:value-type="float">
            <text:p>2.084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Million KW</text:p>
          </table:table-cell>
          <table:table-cell table:number-columns-repeated="3" office:value-type="float" office:value="1.895" calcext:value-type="float">
            <text:p>1.895</text:p>
          </table:table-cell>
          <table:table-cell table:number-columns-repeated="6" office:value-type="float" office:value="1.975" calcext:value-type="float">
            <text:p>1.975</text:p>
          </table:table-cell>
          <table:table-cell table:number-columns-repeated="2" office:value-type="float" office:value="1.973" calcext:value-type="float">
            <text:p>1.973</text:p>
          </table:table-cell>
          <table:table-cell table:number-columns-repeated="6" office:value-type="float" office:value="1.401" calcext:value-type="float">
            <text:p>1.401</text:p>
          </table:table-cell>
          <table:table-cell table:number-columns-repeated="3" office:value-type="float" office:value="1.803" calcext:value-type="float">
            <text:p>1.803</text:p>
          </table:table-cell>
          <table:table-cell office:value-type="float" office:value="1.881" calcext:value-type="float">
            <text:p>1.881</text:p>
          </table:table-cell>
          <table:table-cell office:value-type="float" office:value="1.706" calcext:value-type="float">
            <text:p>1.706</text:p>
          </table:table-cell>
          <table:table-cell office:value-type="float" office:value="1.948" calcext:value-type="float">
            <text:p>1.948</text:p>
          </table:table-cell>
          <table:table-cell table:number-columns-repeated="4" office:value-type="float" office:value="1.984" calcext:value-type="float">
            <text:p>1.984</text:p>
          </table:table-cell>
          <table:table-cell office:value-type="float" office:value="2.012" calcext:value-type="float">
            <text:p>2.012</text:p>
          </table:table-cell>
          <table:table-cell office:value-type="float" office:value="2.12" calcext:value-type="float">
            <text:p>2.12</text:p>
          </table:table-cell>
          <table:table-cell office:value-type="float" office:value="2.137" calcext:value-type="float">
            <text:p>2.137</text:p>
          </table:table-cell>
          <table:table-cell office:value-type="float" office:value="2.184" calcext:value-type="float">
            <text:p>2.184</text:p>
          </table:table-cell>
          <table:table-cell office:value-type="float" office:value="2.035" calcext:value-type="float">
            <text:p>2.035</text:p>
          </table:table-cell>
          <table:table-cell office:value-type="float" office:value="2.095" calcext:value-type="float">
            <text:p>2.095</text:p>
          </table:table-cell>
          <table:table-cell office:value-type="float" office:value="2.165" calcext:value-type="float">
            <text:p>2.16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06" calcext:value-type="float">
            <text:p>2.206</text:p>
          </table:table-cell>
          <table:table-cell office:value-type="float" office:value="2.21" calcext:value-type="float">
            <text:p>2.21</text:p>
          </table:table-cell>
          <table:table-cell office:value-type="float" office:value="2.359" calcext:value-type="float">
            <text:p>2.359</text:p>
          </table:table-cell>
          <table:table-cell office:value-type="float" office:value="2.366" calcext:value-type="float">
            <text:p>2.366</text:p>
          </table:table-cell>
          <table:table-cell office:value-type="float" office:value="1.725" calcext:value-type="float">
            <text:p>1.725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Million KW</text:p>
          </table:table-cell>
          <table:table-cell office:value-type="float" office:value="1.71371875" calcext:value-type="float">
            <text:p>1.71371875</text:p>
          </table:table-cell>
          <table:table-cell office:value-type="float" office:value="1.7275390625" calcext:value-type="float">
            <text:p>1.7275390625</text:p>
          </table:table-cell>
          <table:table-cell table:number-columns-repeated="2" office:value-type="float" office:value="1.6269271875" calcext:value-type="float">
            <text:p>1.6269271875</text:p>
          </table:table-cell>
          <table:table-cell office:value-type="float" office:value="1.7651303125" calcext:value-type="float">
            <text:p>1.7651303125</text:p>
          </table:table-cell>
          <table:table-cell office:value-type="float" office:value="1.8618725" calcext:value-type="float">
            <text:p>1.8618725</text:p>
          </table:table-cell>
          <table:table-cell office:value-type="float" office:value="1.9586146875" calcext:value-type="float">
            <text:p>1.9586146875</text:p>
          </table:table-cell>
          <table:table-cell office:value-type="float" office:value="2.0415365625" calcext:value-type="float">
            <text:p>2.0415365625</text:p>
          </table:table-cell>
          <table:table-cell office:value-type="float" office:value="2.10759765625" calcext:value-type="float">
            <text:p>2.10759765625</text:p>
          </table:table-cell>
          <table:table-cell office:value-type="float" office:value="2.1244584375" calcext:value-type="float">
            <text:p>2.1244584375</text:p>
          </table:table-cell>
          <table:table-cell table:number-columns-repeated="2" office:value-type="float" office:value="2.0415365625" calcext:value-type="float">
            <text:p>2.0415365625</text:p>
          </table:table-cell>
          <table:table-cell office:value-type="float" office:value="1.769" calcext:value-type="float">
            <text:p>1.769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.781" calcext:value-type="float">
            <text:p>1.781</text:p>
          </table:table-cell>
          <table:table-cell table:number-columns-repeated="6" office:value-type="float" office:value="1.785" calcext:value-type="float">
            <text:p>1.785</text:p>
          </table:table-cell>
          <table:table-cell office:value-type="float" office:value="1.775" calcext:value-type="float">
            <text:p>1.775</text:p>
          </table:table-cell>
          <table:table-cell office:value-type="float" office:value="1.783" calcext:value-type="float">
            <text:p>1.783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804" calcext:value-type="float">
            <text:p>1.804</text:p>
          </table:table-cell>
          <table:table-cell table:number-columns-repeated="2" office:value-type="float" office:value="1.782" calcext:value-type="float">
            <text:p>1.782</text:p>
          </table:table-cell>
          <table:table-cell office:value-type="float" office:value="1.799" calcext:value-type="float">
            <text:p>1.799</text:p>
          </table:table-cell>
          <table:table-cell table:number-columns-repeated="3" office:value-type="float" office:value="1.848" calcext:value-type="float">
            <text:p>1.848</text:p>
          </table:table-cell>
          <table:table-cell office:value-type="float" office:value="1.897" calcext:value-type="float">
            <text:p>1.897</text:p>
          </table:table-cell>
          <table:table-cell office:value-type="float" office:value="1.9" calcext:value-type="float">
            <text:p>1.9</text:p>
          </table:table-cell>
          <table:table-cell office:value-type="float" office:value="1.915" calcext:value-type="float">
            <text:p>1.915</text:p>
          </table:table-cell>
          <table:table-cell table:number-columns-repeated="2" office:value-type="float" office:value="1.912" calcext:value-type="float">
            <text:p>1.912</text:p>
          </table:table-cell>
          <table:table-cell table:number-columns-repeated="2" office:value-type="float" office:value="1.913" calcext:value-type="float">
            <text:p>1.913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Million KW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Million KW</text:p>
          </table:table-cell>
          <table:table-cell office:value-type="float" office:value="1.27917102396514" calcext:value-type="float">
            <text:p>1.27917102396514</text:p>
          </table:table-cell>
          <table:table-cell office:value-type="float" office:value="1.40520261437908" calcext:value-type="float">
            <text:p>1.40520261437908</text:p>
          </table:table-cell>
          <table:table-cell table:number-columns-repeated="2" office:value-type="float" office:value="1.40917211328976" calcext:value-type="float">
            <text:p>1.40917211328976</text:p>
          </table:table-cell>
          <table:table-cell office:value-type="float" office:value="1.42653867102397" calcext:value-type="float">
            <text:p>1.42653867102397</text:p>
          </table:table-cell>
          <table:table-cell office:value-type="float" office:value="1.43745479302832" calcext:value-type="float">
            <text:p>1.43745479302832</text:p>
          </table:table-cell>
          <table:table-cell office:value-type="float" office:value="1.43398148148148" calcext:value-type="float">
            <text:p>1.43398148148148</text:p>
          </table:table-cell>
          <table:table-cell office:value-type="float" office:value="1.47615740740741" calcext:value-type="float">
            <text:p>1.47615740740741</text:p>
          </table:table-cell>
          <table:table-cell office:value-type="float" office:value="1.48260784313726" calcext:value-type="float">
            <text:p>1.48260784313726</text:p>
          </table:table-cell>
          <table:table-cell office:value-type="float" office:value="1.50940196078431" calcext:value-type="float">
            <text:p>1.50940196078431</text:p>
          </table:table-cell>
          <table:table-cell office:value-type="float" office:value="1.50642483660131" calcext:value-type="float">
            <text:p>1.50642483660131</text:p>
          </table:table-cell>
          <table:table-cell table:number-columns-repeated="2" office:value-type="float" office:value="1.51882952069717" calcext:value-type="float">
            <text:p>1.518829520697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8" calcext:value-type="float">
            <text:p>0.888</text:p>
          </table:table-cell>
          <table:table-cell office:value-type="float" office:value="1.008" calcext:value-type="float">
            <text:p>1.008</text:p>
          </table:table-cell>
          <table:table-cell office:value-type="float" office:value="0.952" calcext:value-type="float">
            <text:p>0.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" calcext:value-type="float">
            <text:p>1.02</text:p>
          </table:table-cell>
          <table:table-cell office:value-type="float" office:value="1.016" calcext:value-type="float">
            <text:p>1.016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9" calcext:value-type="float">
            <text:p>1.029</text:p>
          </table:table-cell>
          <table:table-cell office:value-type="float" office:value="1.037" calcext:value-type="float">
            <text:p>1.03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5" calcext:value-type="float">
            <text:p>1.05</text:p>
          </table:table-cell>
          <table:table-cell office:value-type="float" office:value="1.065" calcext:value-type="float">
            <text:p>1.065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088" calcext:value-type="float">
            <text:p>1.088</text:p>
          </table:table-cell>
          <table:table-cell office:value-type="float" office:value="1.09" calcext:value-type="float">
            <text:p>1.09</text:p>
          </table:table-cell>
          <table:table-cell office:value-type="float" office:value="1.093" calcext:value-type="float">
            <text:p>1.093</text:p>
          </table:table-cell>
          <table:table-cell office:value-type="float" office:value="1.094" calcext:value-type="float">
            <text:p>1.094</text:p>
          </table:table-cell>
          <table:table-cell office:value-type="float" office:value="1.096" calcext:value-type="float">
            <text:p>1.096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Million KW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.011" calcext:value-type="float">
            <text:p>0.011</text:p>
          </table:table-cell>
          <table:table-cell table:number-columns-repeated="9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Million KW</text:p>
          </table:table-cell>
          <table:table-cell table:number-columns-repeated="19" office:value-type="float" office:value="0.001" calcext:value-type="float">
            <text:p>0.001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4"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 office:value-type="string" calcext:value-type="string">
            <text:p>Million KW</text:p>
          </table:table-cell>
          <table:table-cell table:number-columns-repeated="7" office:value-type="float" office:value="0.018" calcext:value-type="float">
            <text:p>0.018</text:p>
          </table:table-cell>
          <table:table-cell table:number-columns-repeated="12" office:value-type="float" office:value="0.031" calcext:value-type="float">
            <text:p>0.031</text:p>
          </table:table-cell>
          <table:table-cell office:value-type="float" office:value="0.0314" calcext:value-type="float">
            <text:p>0.0314</text:p>
          </table:table-cell>
          <table:table-cell table:number-columns-repeated="4" office:value-type="float" office:value="0.032" calcext:value-type="float">
            <text:p>0.032</text:p>
          </table:table-cell>
          <table:table-cell office:value-type="float" office:value="0.0314" calcext:value-type="float">
            <text:p>0.0314</text:p>
          </table:table-cell>
          <table:table-cell table:number-columns-repeated="7" office:value-type="float" office:value="0.031" calcext:value-type="float">
            <text:p>0.031</text:p>
          </table:table-cell>
          <table:table-cell table:number-columns-repeated="2" office:value-type="float" office:value="0.039" calcext:value-type="float">
            <text:p>0.039</text:p>
          </table:table-cell>
          <table:table-cell table:number-columns-repeated="6"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Million KW</text:p>
          </table:table-cell>
          <table:table-cell office:value-type="float" office:value="2.42" calcext:value-type="float">
            <text:p>2.42</text:p>
          </table:table-cell>
          <table:table-cell office:value-type="float" office:value="2.467" calcext:value-type="float">
            <text:p>2.467</text:p>
          </table:table-cell>
          <table:table-cell office:value-type="float" office:value="2.474" calcext:value-type="float">
            <text:p>2.474</text:p>
          </table:table-cell>
          <table:table-cell office:value-type="float" office:value="2.503" calcext:value-type="float">
            <text:p>2.503</text:p>
          </table:table-cell>
          <table:table-cell office:value-type="float" office:value="2.497" calcext:value-type="float">
            <text:p>2.497</text:p>
          </table:table-cell>
          <table:table-cell office:value-type="float" office:value="2.505" calcext:value-type="float">
            <text:p>2.505</text:p>
          </table:table-cell>
          <table:table-cell office:value-type="float" office:value="2.555" calcext:value-type="float">
            <text:p>2.555</text:p>
          </table:table-cell>
          <table:table-cell office:value-type="float" office:value="2.586" calcext:value-type="float">
            <text:p>2.586</text:p>
          </table:table-cell>
          <table:table-cell office:value-type="float" office:value="2.597" calcext:value-type="float">
            <text:p>2.597</text:p>
          </table:table-cell>
          <table:table-cell office:value-type="float" office:value="2.586" calcext:value-type="float">
            <text:p>2.586</text:p>
          </table:table-cell>
          <table:table-cell office:value-type="float" office:value="2.621" calcext:value-type="float">
            <text:p>2.621</text:p>
          </table:table-cell>
          <table:table-cell office:value-type="float" office:value="2.648" calcext:value-type="float">
            <text:p>2.648</text:p>
          </table:table-cell>
          <table:table-cell office:value-type="float" office:value="2.679" calcext:value-type="float">
            <text:p>2.679</text:p>
          </table:table-cell>
          <table:table-cell office:value-type="float" office:value="2.731" calcext:value-type="float">
            <text:p>2.731</text:p>
          </table:table-cell>
          <table:table-cell office:value-type="float" office:value="2.736" calcext:value-type="float">
            <text:p>2.736</text:p>
          </table:table-cell>
          <table:table-cell office:value-type="float" office:value="2.777" calcext:value-type="float">
            <text:p>2.777</text:p>
          </table:table-cell>
          <table:table-cell office:value-type="float" office:value="2.785" calcext:value-type="float">
            <text:p>2.785</text:p>
          </table:table-cell>
          <table:table-cell office:value-type="float" office:value="2.861" calcext:value-type="float">
            <text:p>2.861</text:p>
          </table:table-cell>
          <table:table-cell table:number-columns-repeated="2" office:value-type="float" office:value="2.881" calcext:value-type="float">
            <text:p>2.881</text:p>
          </table:table-cell>
          <table:table-cell office:value-type="float" office:value="2.882" calcext:value-type="float">
            <text:p>2.882</text:p>
          </table:table-cell>
          <table:table-cell office:value-type="float" office:value="2.926" calcext:value-type="float">
            <text:p>2.926</text:p>
          </table:table-cell>
          <table:table-cell office:value-type="float" office:value="2.964" calcext:value-type="float">
            <text:p>2.964</text:p>
          </table:table-cell>
          <table:table-cell office:value-type="float" office:value="2.966" calcext:value-type="float">
            <text:p>2.966</text:p>
          </table:table-cell>
          <table:table-cell office:value-type="float" office:value="2.999" calcext:value-type="float">
            <text:p>2.999</text:p>
          </table:table-cell>
          <table:table-cell office:value-type="float" office:value="3.035" calcext:value-type="float">
            <text:p>3.035</text:p>
          </table:table-cell>
          <table:table-cell office:value-type="float" office:value="3.062" calcext:value-type="float">
            <text:p>3.062</text:p>
          </table:table-cell>
          <table:table-cell office:value-type="float" office:value="3.102" calcext:value-type="float">
            <text:p>3.102</text:p>
          </table:table-cell>
          <table:table-cell office:value-type="float" office:value="3.122" calcext:value-type="float">
            <text:p>3.122</text:p>
          </table:table-cell>
          <table:table-cell office:value-type="float" office:value="3.145" calcext:value-type="float">
            <text:p>3.145</text:p>
          </table:table-cell>
          <table:table-cell office:value-type="float" office:value="3.155" calcext:value-type="float">
            <text:p>3.155</text:p>
          </table:table-cell>
          <table:table-cell table:number-columns-repeated="2" office:value-type="float" office:value="3.196" calcext:value-type="float">
            <text:p>3.196</text:p>
          </table:table-cell>
          <table:table-cell office:value-type="float" office:value="3.224" calcext:value-type="float">
            <text:p>3.224</text:p>
          </table:table-cell>
          <table:table-cell office:value-type="float" office:value="3.248" calcext:value-type="float">
            <text:p>3.248</text:p>
          </table:table-cell>
          <table:table-cell table:number-columns-repeated="2" office:value-type="float" office:value="3.249" calcext:value-type="float">
            <text:p>3.249</text:p>
          </table:table-cell>
          <table:table-cell office:value-type="float" office:value="3.272" calcext:value-type="float">
            <text:p>3.272</text:p>
          </table:table-cell>
          <table:table-cell table:number-columns-repeated="2" office:value-type="float" office:value="3.287" calcext:value-type="float">
            <text:p>3.287</text:p>
          </table:table-cell>
          <table:table-cell office:value-type="float" office:value="3.263" calcext:value-type="float">
            <text:p>3.263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Million KW</text:p>
          </table:table-cell>
          <table:table-cell office:value-type="float" office:value="17.431" calcext:value-type="float">
            <text:p>17.431</text:p>
          </table:table-cell>
          <table:table-cell office:value-type="float" office:value="17.63" calcext:value-type="float">
            <text:p>17.63</text:p>
          </table:table-cell>
          <table:table-cell office:value-type="float" office:value="18.247" calcext:value-type="float">
            <text:p>18.247</text:p>
          </table:table-cell>
          <table:table-cell office:value-type="float" office:value="18.4" calcext:value-type="float">
            <text:p>18.4</text:p>
          </table:table-cell>
          <table:table-cell office:value-type="float" office:value="18.661" calcext:value-type="float">
            <text:p>18.661</text:p>
          </table:table-cell>
          <table:table-cell office:value-type="float" office:value="19.034" calcext:value-type="float">
            <text:p>19.034</text:p>
          </table:table-cell>
          <table:table-cell office:value-type="float" office:value="19.786" calcext:value-type="float">
            <text:p>19.786</text:p>
          </table:table-cell>
          <table:table-cell office:value-type="float" office:value="19.991" calcext:value-type="float">
            <text:p>19.991</text:p>
          </table:table-cell>
          <table:table-cell office:value-type="float" office:value="20.174" calcext:value-type="float">
            <text:p>20.174</text:p>
          </table:table-cell>
          <table:table-cell office:value-type="float" office:value="20.338" calcext:value-type="float">
            <text:p>20.338</text:p>
          </table:table-cell>
          <table:table-cell office:value-type="float" office:value="17.717" calcext:value-type="float">
            <text:p>17.717</text:p>
          </table:table-cell>
          <table:table-cell office:value-type="float" office:value="17.655" calcext:value-type="float">
            <text:p>17.655</text:p>
          </table:table-cell>
          <table:table-cell office:value-type="float" office:value="17.767" calcext:value-type="float">
            <text:p>17.767</text:p>
          </table:table-cell>
          <table:table-cell office:value-type="float" office:value="17.837" calcext:value-type="float">
            <text:p>17.837</text:p>
          </table:table-cell>
          <table:table-cell office:value-type="float" office:value="17.902" calcext:value-type="float">
            <text:p>17.902</text:p>
          </table:table-cell>
          <table:table-cell office:value-type="float" office:value="17.898" calcext:value-type="float">
            <text:p>17.898</text:p>
          </table:table-cell>
          <table:table-cell office:value-type="float" office:value="18" calcext:value-type="float">
            <text:p>18</text:p>
          </table:table-cell>
          <table:table-cell office:value-type="float" office:value="18.018" calcext:value-type="float">
            <text:p>18.018</text:p>
          </table:table-cell>
          <table:table-cell office:value-type="float" office:value="18.024" calcext:value-type="float">
            <text:p>18.024</text:p>
          </table:table-cell>
          <table:table-cell office:value-type="float" office:value="17.947" calcext:value-type="float">
            <text:p>17.947</text:p>
          </table:table-cell>
          <table:table-cell office:value-type="float" office:value="17.646" calcext:value-type="float">
            <text:p>17.646</text:p>
          </table:table-cell>
          <table:table-cell office:value-type="float" office:value="17.674" calcext:value-type="float">
            <text:p>17.674</text:p>
          </table:table-cell>
          <table:table-cell office:value-type="float" office:value="17.775" calcext:value-type="float">
            <text:p>17.775</text:p>
          </table:table-cell>
          <table:table-cell office:value-type="float" office:value="17.927" calcext:value-type="float">
            <text:p>17.927</text:p>
          </table:table-cell>
          <table:table-cell office:value-type="float" office:value="17.812" calcext:value-type="float">
            <text:p>17.812</text:p>
          </table:table-cell>
          <table:table-cell office:value-type="float" office:value="17.808" calcext:value-type="float">
            <text:p>17.808</text:p>
          </table:table-cell>
          <table:table-cell office:value-type="float" office:value="17.82" calcext:value-type="float">
            <text:p>17.82</text:p>
          </table:table-cell>
          <table:table-cell office:value-type="float" office:value="17.832" calcext:value-type="float">
            <text:p>17.832</text:p>
          </table:table-cell>
          <table:table-cell office:value-type="float" office:value="17.922" calcext:value-type="float">
            <text:p>17.922</text:p>
          </table:table-cell>
          <table:table-cell office:value-type="float" office:value="18.009" calcext:value-type="float">
            <text:p>18.009</text:p>
          </table:table-cell>
          <table:table-cell office:value-type="float" office:value="18.156" calcext:value-type="float">
            <text:p>18.156</text:p>
          </table:table-cell>
          <table:table-cell office:value-type="float" office:value="18.373" calcext:value-type="float">
            <text:p>18.373</text:p>
          </table:table-cell>
          <table:table-cell office:value-type="float" office:value="18.388" calcext:value-type="float">
            <text:p>18.388</text:p>
          </table:table-cell>
          <table:table-cell office:value-type="float" office:value="18.379" calcext:value-type="float">
            <text:p>18.379</text:p>
          </table:table-cell>
          <table:table-cell office:value-type="float" office:value="18.392" calcext:value-type="float">
            <text:p>18.392</text:p>
          </table:table-cell>
          <table:table-cell office:value-type="float" office:value="18.415" calcext:value-type="float">
            <text:p>18.415</text:p>
          </table:table-cell>
          <table:table-cell office:value-type="float" office:value="18.486" calcext:value-type="float">
            <text:p>18.486</text:p>
          </table:table-cell>
          <table:table-cell office:value-type="float" office:value="18.561" calcext:value-type="float">
            <text:p>18.561</text:p>
          </table:table-cell>
          <table:table-cell office:value-type="float" office:value="18.857" calcext:value-type="float">
            <text:p>18.857</text:p>
          </table:table-cell>
          <table:table-cell office:value-type="float" office:value="18.88" calcext:value-type="float">
            <text:p>18.88</text:p>
          </table:table-cell>
          <table:table-cell office:value-type="float" office:value="19.671" calcext:value-type="float">
            <text:p>19.671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Million KW</text:p>
          </table:table-cell>
          <table:table-cell office:value-type="float" office:value="8.302" calcext:value-type="float">
            <text:p>8.302</text:p>
          </table:table-cell>
          <table:table-cell office:value-type="float" office:value="8.354" calcext:value-type="float">
            <text:p>8.354</text:p>
          </table:table-cell>
          <table:table-cell office:value-type="float" office:value="8.383" calcext:value-type="float">
            <text:p>8.383</text:p>
          </table:table-cell>
          <table:table-cell office:value-type="float" office:value="8.482" calcext:value-type="float">
            <text:p>8.482</text:p>
          </table:table-cell>
          <table:table-cell office:value-type="float" office:value="8.513" calcext:value-type="float">
            <text:p>8.513</text:p>
          </table:table-cell>
          <table:table-cell table:number-columns-repeated="3" office:value-type="float" office:value="8.554" calcext:value-type="float">
            <text:p>8.554</text:p>
          </table:table-cell>
          <table:table-cell office:value-type="float" office:value="8.694" calcext:value-type="float">
            <text:p>8.694</text:p>
          </table:table-cell>
          <table:table-cell table:number-columns-repeated="2" office:value-type="float" office:value="8.704" calcext:value-type="float">
            <text:p>8.704</text:p>
          </table:table-cell>
          <table:table-cell office:value-type="float" office:value="3.31" calcext:value-type="float">
            <text:p>3.31</text:p>
          </table:table-cell>
          <table:table-cell office:value-type="float" office:value="3.317" calcext:value-type="float">
            <text:p>3.317</text:p>
          </table:table-cell>
          <table:table-cell office:value-type="float" office:value="3.385" calcext:value-type="float">
            <text:p>3.385</text:p>
          </table:table-cell>
          <table:table-cell office:value-type="float" office:value="3.471" calcext:value-type="float">
            <text:p>3.471</text:p>
          </table:table-cell>
          <table:table-cell office:value-type="float" office:value="3.624" calcext:value-type="float">
            <text:p>3.624</text:p>
          </table:table-cell>
          <table:table-cell office:value-type="float" office:value="3.563" calcext:value-type="float">
            <text:p>3.563</text:p>
          </table:table-cell>
          <table:table-cell office:value-type="float" office:value="3.569" calcext:value-type="float">
            <text:p>3.569</text:p>
          </table:table-cell>
          <table:table-cell office:value-type="float" office:value="3.642" calcext:value-type="float">
            <text:p>3.642</text:p>
          </table:table-cell>
          <table:table-cell office:value-type="float" office:value="3.802" calcext:value-type="float">
            <text:p>3.802</text:p>
          </table:table-cell>
          <table:table-cell office:value-type="float" office:value="4.086" calcext:value-type="float">
            <text:p>4.086</text:p>
          </table:table-cell>
          <table:table-cell office:value-type="float" office:value="4.101" calcext:value-type="float">
            <text:p>4.101</text:p>
          </table:table-cell>
          <table:table-cell office:value-type="float" office:value="4.193" calcext:value-type="float">
            <text:p>4.193</text:p>
          </table:table-cell>
          <table:table-cell office:value-type="float" office:value="4.088" calcext:value-type="float">
            <text:p>4.088</text:p>
          </table:table-cell>
          <table:table-cell office:value-type="float" office:value="4.209" calcext:value-type="float">
            <text:p>4.209</text:p>
          </table:table-cell>
          <table:table-cell office:value-type="float" office:value="4.134" calcext:value-type="float">
            <text:p>4.134</text:p>
          </table:table-cell>
          <table:table-cell office:value-type="float" office:value="4.117" calcext:value-type="float">
            <text:p>4.117</text:p>
          </table:table-cell>
          <table:table-cell office:value-type="float" office:value="4.083" calcext:value-type="float">
            <text:p>4.083</text:p>
          </table:table-cell>
          <table:table-cell office:value-type="float" office:value="4.104" calcext:value-type="float">
            <text:p>4.104</text:p>
          </table:table-cell>
          <table:table-cell office:value-type="float" office:value="4.283" calcext:value-type="float">
            <text:p>4.283</text:p>
          </table:table-cell>
          <table:table-cell office:value-type="float" office:value="4.252" calcext:value-type="float">
            <text:p>4.252</text:p>
          </table:table-cell>
          <table:table-cell office:value-type="float" office:value="4.469" calcext:value-type="float">
            <text:p>4.469</text:p>
          </table:table-cell>
          <table:table-cell office:value-type="float" office:value="4.451" calcext:value-type="float">
            <text:p>4.451</text:p>
          </table:table-cell>
          <table:table-cell office:value-type="float" office:value="4.433" calcext:value-type="float">
            <text:p>4.433</text:p>
          </table:table-cell>
          <table:table-cell office:value-type="float" office:value="4.424" calcext:value-type="float">
            <text:p>4.424</text:p>
          </table:table-cell>
          <table:table-cell office:value-type="float" office:value="4.433" calcext:value-type="float">
            <text:p>4.433</text:p>
          </table:table-cell>
          <table:table-cell office:value-type="float" office:value="4.442" calcext:value-type="float">
            <text:p>4.442</text:p>
          </table:table-cell>
          <table:table-cell office:value-type="float" office:value="4.449" calcext:value-type="float">
            <text:p>4.449</text:p>
          </table:table-cell>
          <table:table-cell table:number-columns-repeated="2" office:value-type="float" office:value="4.456" calcext:value-type="float">
            <text:p>4.456</text:p>
          </table:table-cell>
          <table:table-cell office:value-type="float" office:value="4.658" calcext:value-type="float">
            <text:p>4.658</text:p>
          </table:table-cell>
        </table:table-row>
        <table:table-row table:style-name="ro1">
          <table:table-cell/>
          <table:table-cell office:value-type="string" calcext:value-type="string">
            <text:p>Gibraltar</text:p>
          </table:table-cell>
          <table:table-cell office:value-type="string" calcext:value-type="string">
            <text:p>Million KW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Million KW</text:p>
          </table:table-cell>
          <table:table-cell office:value-type="float" office:value="1.415" calcext:value-type="float">
            <text:p>1.415</text:p>
          </table:table-cell>
          <table:table-cell table:number-columns-repeated="4" office:value-type="float" office:value="1.714" calcext:value-type="float">
            <text:p>1.714</text:p>
          </table:table-cell>
          <table:table-cell table:number-columns-repeated="3" office:value-type="float" office:value="1.822" calcext:value-type="float">
            <text:p>1.822</text:p>
          </table:table-cell>
          <table:table-cell office:value-type="float" office:value="1.836" calcext:value-type="float">
            <text:p>1.836</text:p>
          </table:table-cell>
          <table:table-cell office:value-type="float" office:value="1.986" calcext:value-type="float">
            <text:p>1.986</text:p>
          </table:table-cell>
          <table:table-cell office:value-type="float" office:value="2.093" calcext:value-type="float">
            <text:p>2.093</text:p>
          </table:table-cell>
          <table:table-cell office:value-type="float" office:value="2.197" calcext:value-type="float">
            <text:p>2.197</text:p>
          </table:table-cell>
          <table:table-cell table:number-columns-repeated="4" office:value-type="float" office:value="2.208" calcext:value-type="float">
            <text:p>2.208</text:p>
          </table:table-cell>
          <table:table-cell office:value-type="float" office:value="2.207" calcext:value-type="float">
            <text:p>2.207</text:p>
          </table:table-cell>
          <table:table-cell office:value-type="float" office:value="2.412" calcext:value-type="float">
            <text:p>2.412</text:p>
          </table:table-cell>
          <table:table-cell office:value-type="float" office:value="2.241" calcext:value-type="float">
            <text:p>2.241</text:p>
          </table:table-cell>
          <table:table-cell office:value-type="float" office:value="2.344" calcext:value-type="float">
            <text:p>2.344</text:p>
          </table:table-cell>
          <table:table-cell office:value-type="float" office:value="2.373" calcext:value-type="float">
            <text:p>2.373</text:p>
          </table:table-cell>
          <table:table-cell office:value-type="float" office:value="2.377" calcext:value-type="float">
            <text:p>2.377</text:p>
          </table:table-cell>
          <table:table-cell office:value-type="float" office:value="2.379" calcext:value-type="float">
            <text:p>2.379</text:p>
          </table:table-cell>
          <table:table-cell office:value-type="float" office:value="2.38" calcext:value-type="float">
            <text:p>2.38</text:p>
          </table:table-cell>
          <table:table-cell office:value-type="float" office:value="2.4" calcext:value-type="float">
            <text:p>2.4</text:p>
          </table:table-cell>
          <table:table-cell office:value-type="float" office:value="2.407" calcext:value-type="float">
            <text:p>2.407</text:p>
          </table:table-cell>
          <table:table-cell office:value-type="float" office:value="2.435" calcext:value-type="float">
            <text:p>2.435</text:p>
          </table:table-cell>
          <table:table-cell office:value-type="float" office:value="2.451" calcext:value-type="float">
            <text:p>2.451</text:p>
          </table:table-cell>
          <table:table-cell office:value-type="float" office:value="2.477" calcext:value-type="float">
            <text:p>2.477</text:p>
          </table:table-cell>
          <table:table-cell office:value-type="float" office:value="2.502" calcext:value-type="float">
            <text:p>2.502</text:p>
          </table:table-cell>
          <table:table-cell office:value-type="float" office:value="2.516" calcext:value-type="float">
            <text:p>2.516</text:p>
          </table:table-cell>
          <table:table-cell office:value-type="float" office:value="2.525" calcext:value-type="float">
            <text:p>2.525</text:p>
          </table:table-cell>
          <table:table-cell office:value-type="float" office:value="2.537" calcext:value-type="float">
            <text:p>2.537</text:p>
          </table:table-cell>
          <table:table-cell office:value-type="float" office:value="2.539" calcext:value-type="float">
            <text:p>2.539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2.693" calcext:value-type="float">
            <text:p>2.693</text:p>
          </table:table-cell>
          <table:table-cell table:number-columns-repeated="2" office:value-type="float" office:value="2.71" calcext:value-type="float">
            <text:p>2.71</text:p>
          </table:table-cell>
          <table:table-cell office:value-type="float" office:value="2.697" calcext:value-type="float">
            <text:p>2.697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Million KW</text:p>
          </table:table-cell>
          <table:table-cell table:number-columns-repeated="23" office:value-type="float" office:value="0.048" calcext:value-type="float">
            <text:p>0.048</text:p>
          </table:table-cell>
          <table:table-cell office:value-type="float" office:value="0.054" calcext:value-type="float">
            <text:p>0.054</text:p>
          </table:table-cell>
          <table:table-cell table:number-columns-repeated="4" office:value-type="float" office:value="0.049" calcext:value-type="float">
            <text:p>0.049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" calcext:value-type="float">
            <text:p>0.056</text:p>
          </table:table-cell>
          <table:table-cell table:number-columns-repeated="7"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Million KW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5" calcext:value-type="float">
            <text:p>0.615</text:p>
          </table:table-cell>
          <table:table-cell table:number-columns-repeated="4" office:value-type="float" office:value="0.755" calcext:value-type="float">
            <text:p>0.755</text:p>
          </table:table-cell>
          <table:table-cell table:number-columns-repeated="5" office:value-type="float" office:value="0.756" calcext:value-type="float">
            <text:p>0.756</text:p>
          </table:table-cell>
          <table:table-cell office:value-type="float" office:value="0.779" calcext:value-type="float">
            <text:p>0.779</text:p>
          </table:table-cell>
          <table:table-cell table:number-columns-repeated="2" office:value-type="float" office:value="0.879" calcext:value-type="float">
            <text:p>0.879</text:p>
          </table:table-cell>
          <table:table-cell table:number-columns-repeated="3" office:value-type="float" office:value="0.884" calcext:value-type="float">
            <text:p>0.884</text:p>
          </table:table-cell>
          <table:table-cell office:value-type="float" office:value="0.923" calcext:value-type="float">
            <text:p>0.923</text:p>
          </table:table-cell>
          <table:table-cell office:value-type="float" office:value="0.956" calcext:value-type="float">
            <text:p>0.956</text:p>
          </table:table-cell>
          <table:table-cell office:value-type="float" office:value="1.016" calcext:value-type="float">
            <text:p>1.016</text:p>
          </table:table-cell>
          <table:table-cell office:value-type="float" office:value="1.064" calcext:value-type="float">
            <text:p>1.064</text:p>
          </table:table-cell>
          <table:table-cell office:value-type="float" office:value="1.109" calcext:value-type="float">
            <text:p>1.109</text:p>
          </table:table-cell>
          <table:table-cell table:number-columns-repeated="2" office:value-type="float" office:value="1.155" calcext:value-type="float">
            <text:p>1.155</text:p>
          </table:table-cell>
          <table:table-cell table:number-columns-repeated="3" office:value-type="float" office:value="1.163" calcext:value-type="float">
            <text:p>1.163</text:p>
          </table:table-cell>
          <table:table-cell office:value-type="float" office:value="1.758" calcext:value-type="float">
            <text:p>1.758</text:p>
          </table:table-cell>
          <table:table-cell office:value-type="float" office:value="1.879" calcext:value-type="float">
            <text:p>1.879</text:p>
          </table:table-cell>
          <table:table-cell office:value-type="float" office:value="1.875" calcext:value-type="float">
            <text:p>1.875</text:p>
          </table:table-cell>
          <table:table-cell office:value-type="float" office:value="1.883" calcext:value-type="float">
            <text:p>1.883</text:p>
          </table:table-cell>
          <table:table-cell office:value-type="float" office:value="1.884" calcext:value-type="float">
            <text:p>1.884</text:p>
          </table:table-cell>
          <table:table-cell office:value-type="float" office:value="1.877" calcext:value-type="float">
            <text:p>1.877</text:p>
          </table:table-cell>
          <table:table-cell table:number-columns-repeated="2" office:value-type="float" office:value="1.984" calcext:value-type="float">
            <text:p>1.984</text:p>
          </table:table-cell>
          <table:table-cell table:number-columns-repeated="2" office:value-type="float" office:value="1.987" calcext:value-type="float">
            <text:p>1.987</text:p>
          </table:table-cell>
          <table:table-cell office:value-type="float" office:value="1.995" calcext:value-type="float">
            <text:p>1.995</text:p>
          </table:table-cell>
          <table:table-cell table:number-columns-repeated="2" office:value-type="float" office:value="2.099" calcext:value-type="float">
            <text:p>2.099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Million KW</text:p>
          </table:table-cell>
          <table:table-cell table:number-columns-repeated="2" office:value-type="float" office:value="0.224" calcext:value-type="float">
            <text:p>0.224</text:p>
          </table:table-cell>
          <table:table-cell table:number-columns-repeated="2" office:value-type="float" office:value="0.225" calcext:value-type="float">
            <text:p>0.225</text:p>
          </table:table-cell>
          <table:table-cell table:number-columns-repeated="2" office:value-type="float" office:value="0.226" calcext:value-type="float">
            <text:p>0.226</text:p>
          </table:table-cell>
          <table:table-cell office:value-type="float" office:value="0.221" calcext:value-type="float">
            <text:p>0.221</text:p>
          </table:table-cell>
          <table:table-cell table:number-columns-repeated="3"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table:number-columns-repeated="3" office:value-type="float" office:value="0.226" calcext:value-type="float">
            <text:p>0.226</text:p>
          </table:table-cell>
          <table:table-cell table:number-columns-repeated="2" office:value-type="float" office:value="0.227" calcext:value-type="float">
            <text:p>0.227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.233" calcext:value-type="float">
            <text:p>0.233</text:p>
          </table:table-cell>
          <table:table-cell table:number-columns-repeated="2" office:value-type="float" office:value="0.236" calcext:value-type="float">
            <text:p>0.236</text:p>
          </table:table-cell>
          <table:table-cell office:value-type="float" office:value="0.238" calcext:value-type="float">
            <text:p>0.238</text:p>
          </table:table-cell>
          <table:table-cell table:number-columns-repeated="3" office:value-type="float" office:value="0.24" calcext:value-type="float">
            <text:p>0.24</text:p>
          </table:table-cell>
          <table:table-cell table:number-columns-repeated="5" office:value-type="float" office:value="0.234" calcext:value-type="float">
            <text:p>0.234</text:p>
          </table:table-cell>
          <table:table-cell table:number-columns-repeated="11" office:value-type="float" office:value="0.237" calcext:value-type="float">
            <text:p>0.237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Million KW</text:p>
          </table:table-cell>
          <table:table-cell office:value-type="float" office:value="15.826" calcext:value-type="float">
            <text:p>15.826</text:p>
          </table:table-cell>
          <table:table-cell office:value-type="float" office:value="15.766" calcext:value-type="float">
            <text:p>15.766</text:p>
          </table:table-cell>
          <table:table-cell office:value-type="float" office:value="16.877" calcext:value-type="float">
            <text:p>16.877</text:p>
          </table:table-cell>
          <table:table-cell office:value-type="float" office:value="17.125" calcext:value-type="float">
            <text:p>17.125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16" calcext:value-type="float">
            <text:p>12.16</text:p>
          </table:table-cell>
          <table:table-cell office:value-type="float" office:value="12.419" calcext:value-type="float">
            <text:p>12.419</text:p>
          </table:table-cell>
          <table:table-cell office:value-type="float" office:value="12.435" calcext:value-type="float">
            <text:p>12.435</text:p>
          </table:table-cell>
          <table:table-cell office:value-type="float" office:value="12.495" calcext:value-type="float">
            <text:p>12.495</text:p>
          </table:table-cell>
          <table:table-cell office:value-type="float" office:value="12.547" calcext:value-type="float">
            <text:p>12.547</text:p>
          </table:table-cell>
          <table:table-cell office:value-type="float" office:value="12.582" calcext:value-type="float">
            <text:p>12.582</text:p>
          </table:table-cell>
          <table:table-cell office:value-type="float" office:value="12.692" calcext:value-type="float">
            <text:p>12.692</text:p>
          </table:table-cell>
          <table:table-cell office:value-type="float" office:value="12.718" calcext:value-type="float">
            <text:p>12.718</text:p>
          </table:table-cell>
          <table:table-cell office:value-type="float" office:value="12.788" calcext:value-type="float">
            <text:p>12.788</text:p>
          </table:table-cell>
          <table:table-cell office:value-type="float" office:value="12.864" calcext:value-type="float">
            <text:p>12.864</text:p>
          </table:table-cell>
          <table:table-cell office:value-type="float" office:value="12.964" calcext:value-type="float">
            <text:p>12.964</text:p>
          </table:table-cell>
          <table:table-cell office:value-type="float" office:value="12.999" calcext:value-type="float">
            <text:p>12.999</text:p>
          </table:table-cell>
          <table:table-cell office:value-type="float" office:value="13.06" calcext:value-type="float">
            <text:p>13.06</text:p>
          </table:table-cell>
          <table:table-cell office:value-type="float" office:value="13.058" calcext:value-type="float">
            <text:p>13.058</text:p>
          </table:table-cell>
          <table:table-cell office:value-type="float" office:value="13.417" calcext:value-type="float">
            <text:p>13.417</text:p>
          </table:table-cell>
          <table:table-cell office:value-type="float" office:value="13.389" calcext:value-type="float">
            <text:p>13.389</text:p>
          </table:table-cell>
          <table:table-cell office:value-type="float" office:value="13.456" calcext:value-type="float">
            <text:p>13.456</text:p>
          </table:table-cell>
          <table:table-cell office:value-type="float" office:value="13.557" calcext:value-type="float">
            <text:p>13.557</text:p>
          </table:table-cell>
          <table:table-cell office:value-type="float" office:value="13.703" calcext:value-type="float">
            <text:p>13.703</text:p>
          </table:table-cell>
          <table:table-cell office:value-type="float" office:value="13.789" calcext:value-type="float">
            <text:p>13.789</text:p>
          </table:table-cell>
          <table:table-cell office:value-type="float" office:value="13.89" calcext:value-type="float">
            <text:p>13.89</text:p>
          </table:table-cell>
          <table:table-cell office:value-type="float" office:value="13.528" calcext:value-type="float">
            <text:p>13.528</text:p>
          </table:table-cell>
          <table:table-cell office:value-type="float" office:value="13.573" calcext:value-type="float">
            <text:p>13.573</text:p>
          </table:table-cell>
          <table:table-cell office:value-type="float" office:value="13.732" calcext:value-type="float">
            <text:p>13.732</text:p>
          </table:table-cell>
          <table:table-cell office:value-type="float" office:value="13.827" calcext:value-type="float">
            <text:p>13.827</text:p>
          </table:table-cell>
          <table:table-cell office:value-type="float" office:value="13.976" calcext:value-type="float">
            <text:p>13.976</text:p>
          </table:table-cell>
          <table:table-cell office:value-type="float" office:value="14.193" calcext:value-type="float">
            <text:p>14.193</text:p>
          </table:table-cell>
          <table:table-cell office:value-type="float" office:value="14.325" calcext:value-type="float">
            <text:p>14.325</text:p>
          </table:table-cell>
          <table:table-cell office:value-type="float" office:value="14.454" calcext:value-type="float">
            <text:p>14.454</text:p>
          </table:table-cell>
          <table:table-cell office:value-type="float" office:value="14.506" calcext:value-type="float">
            <text:p>14.506</text:p>
          </table:table-cell>
          <table:table-cell office:value-type="float" office:value="14.628" calcext:value-type="float">
            <text:p>14.628</text:p>
          </table:table-cell>
          <table:table-cell office:value-type="float" office:value="14.991" calcext:value-type="float">
            <text:p>14.991</text:p>
          </table:table-cell>
          <table:table-cell office:value-type="float" office:value="15.109" calcext:value-type="float">
            <text:p>15.109</text:p>
          </table:table-cell>
          <table:table-cell office:value-type="float" office:value="15.182" calcext:value-type="float">
            <text:p>15.182</text:p>
          </table:table-cell>
          <table:table-cell office:value-type="float" office:value="15.583" calcext:value-type="float">
            <text:p>15.583</text:p>
          </table:table-cell>
          <table:table-cell office:value-type="float" office:value="14.908" calcext:value-type="float">
            <text:p>14.908</text:p>
          </table:table-cell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Million KW</text:p>
          </table:table-cell>
          <table:table-cell office:value-type="float" office:value="0.0322416795665635" calcext:value-type="float">
            <text:p>0.032241679566564</text:p>
          </table:table-cell>
          <table:table-cell office:value-type="float" office:value="0.0325016931114551" calcext:value-type="float">
            <text:p>0.032501693111455</text:p>
          </table:table-cell>
          <table:table-cell table:number-columns-repeated="2" office:value-type="float" office:value="0.030608794504644" calcext:value-type="float">
            <text:p>0.030608794504644</text:p>
          </table:table-cell>
          <table:table-cell office:value-type="float" office:value="0.0332089299535604" calcext:value-type="float">
            <text:p>0.03320892995356</text:p>
          </table:table-cell>
          <table:table-cell office:value-type="float" office:value="0.0350290247678019" calcext:value-type="float">
            <text:p>0.035029024767802</text:p>
          </table:table-cell>
          <table:table-cell office:value-type="float" office:value="0.0368491195820433" calcext:value-type="float">
            <text:p>0.036849119582043</text:p>
          </table:table-cell>
          <table:table-cell office:value-type="float" office:value="0.0384092008513932" calcext:value-type="float">
            <text:p>0.038409200851393</text:p>
          </table:table-cell>
          <table:table-cell office:value-type="float" office:value="0.0396520655959752" calcext:value-type="float">
            <text:p>0.039652065595975</text:p>
          </table:table-cell>
          <table:table-cell office:value-type="float" office:value="0.039969282120743" calcext:value-type="float">
            <text:p>0.039969282120743</text:p>
          </table:table-cell>
          <table:table-cell table:number-columns-repeated="2" office:value-type="float" office:value="0.0384092008513932" calcext:value-type="float">
            <text:p>0.038409200851393</text:p>
          </table:table-cell>
          <table:table-cell table:number-columns-repeated="7" office:value-type="float" office:value="0.03328173374613" calcext:value-type="float">
            <text:p>0.03328173374613</text:p>
          </table:table-cell>
          <table:table-cell table:number-columns-repeated="5" office:value-type="float" office:value="0.0339621603027176" calcext:value-type="float">
            <text:p>0.033962160302718</text:p>
          </table:table-cell>
          <table:table-cell table:number-columns-repeated="4" office:value-type="float" office:value="0.0326308909528724" calcext:value-type="float">
            <text:p>0.03263089095287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table:number-columns-repeated="5"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Million KW</text:p>
          </table:table-cell>
          <table:table-cell table:number-columns-repeated="13" office:value-type="float" office:value="1.499" calcext:value-type="float">
            <text:p>1.499</text:p>
          </table:table-cell>
          <table:table-cell office:value-type="float" office:value="1.504" calcext:value-type="float">
            <text:p>1.504</text:p>
          </table:table-cell>
          <table:table-cell office:value-type="float" office:value="1.506" calcext:value-type="float">
            <text:p>1.506</text:p>
          </table:table-cell>
          <table:table-cell table:number-columns-repeated="2" office:value-type="float" office:value="1.521" calcext:value-type="float">
            <text:p>1.521</text:p>
          </table:table-cell>
          <table:table-cell office:value-type="float" office:value="1.487" calcext:value-type="float">
            <text:p>1.487</text:p>
          </table:table-cell>
          <table:table-cell office:value-type="float" office:value="1.517" calcext:value-type="float">
            <text:p>1.517</text:p>
          </table:table-cell>
          <table:table-cell table:number-columns-repeated="2" office:value-type="float" office:value="1.523" calcext:value-type="float">
            <text:p>1.523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1.537" calcext:value-type="float">
            <text:p>1.537</text:p>
          </table:table-cell>
          <table:table-cell table:number-columns-repeated="6" office:value-type="float" office:value="1.536" calcext:value-type="float">
            <text:p>1.536</text:p>
          </table:table-cell>
          <table:table-cell table:number-columns-repeated="3" office:value-type="float" office:value="1.576" calcext:value-type="float">
            <text:p>1.576</text:p>
          </table:table-cell>
          <table:table-cell office:value-type="float" office:value="1.587" calcext:value-type="float">
            <text:p>1.587</text:p>
          </table:table-cell>
          <table:table-cell table:number-columns-repeated="2" office:value-type="float" office:value="1.588" calcext:value-type="float">
            <text:p>1.588</text:p>
          </table:table-cell>
          <table:table-cell table:number-columns-repeated="2" office:value-type="float" office:value="1.564" calcext:value-type="float">
            <text:p>1.564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Million KW</text:p>
          </table:table-cell>
          <table:table-cell table:number-columns-repeated="14" office:value-type="float" office:value="0.106" calcext:value-type="float">
            <text:p>0.106</text:p>
          </table:table-cell>
          <table:table-cell table:number-columns-repeated="5" office:value-type="float" office:value="0.108" calcext:value-type="float">
            <text:p>0.108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7" calcext:value-type="float">
            <text:p>0.117</text:p>
          </table:table-cell>
          <table:table-cell table:number-columns-repeated="2" office:value-type="float" office:value="0.115" calcext:value-type="float">
            <text:p>0.115</text:p>
          </table:table-cell>
          <table:table-cell table:number-columns-repeated="5" office:value-type="float" office:value="0.116" calcext:value-type="float">
            <text:p>0.116</text:p>
          </table:table-cell>
          <table:table-cell table:number-columns-repeated="6"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Million KW</text:p>
          </table:table-cell>
          <table:table-cell table:number-columns-repeated="3" office:value-type="float" office:value="0.029" calcext:value-type="float">
            <text:p>0.029</text:p>
          </table:table-cell>
          <table:table-cell table:number-columns-repeated="7" office:value-type="float" office:value="0.032" calcext:value-type="float">
            <text:p>0.032</text:p>
          </table:table-cell>
          <table:table-cell table:number-columns-repeated="7" office:value-type="float" office:value="0.034" calcext:value-type="float">
            <text:p>0.034</text:p>
          </table:table-cell>
          <table:table-cell table:number-columns-repeated="4" office:value-type="float" office:value="0.039" calcext:value-type="float">
            <text:p>0.039</text:p>
          </table:table-cell>
          <table:table-cell table:number-columns-repeated="16" office:value-type="float" office:value="0.034" calcext:value-type="float">
            <text:p>0.034</text:p>
          </table:table-cell>
          <table:table-cell office:value-type="float" office:value="0.035" calcext:value-type="float">
            <text:p>0.035</text:p>
          </table:table-cell>
          <table:table-cell table:number-columns-repeated="3" office:value-type="float" office:value="0.034" calcext:value-type="float">
            <text:p>0.034</text:p>
          </table:table-cell>
        </table:table-row>
        <table:table-row table:style-name="ro1"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Million KW</text:p>
          </table:table-cell>
          <table:table-cell office:value-type="float" office:value="0.4126875" calcext:value-type="float">
            <text:p>0.4126875</text:p>
          </table:table-cell>
          <table:table-cell office:value-type="float" office:value="0.416015625" calcext:value-type="float">
            <text:p>0.416015625</text:p>
          </table:table-cell>
          <table:table-cell table:number-columns-repeated="2" office:value-type="float" office:value="0.391786875" calcext:value-type="float">
            <text:p>0.391786875</text:p>
          </table:table-cell>
          <table:table-cell office:value-type="float" office:value="0.425068125" calcext:value-type="float">
            <text:p>0.425068125</text:p>
          </table:table-cell>
          <table:table-cell office:value-type="float" office:value="0.448365" calcext:value-type="float">
            <text:p>0.448365</text:p>
          </table:table-cell>
          <table:table-cell office:value-type="float" office:value="0.471661875" calcext:value-type="float">
            <text:p>0.471661875</text:p>
          </table:table-cell>
          <table:table-cell office:value-type="float" office:value="0.491630625" calcext:value-type="float">
            <text:p>0.491630625</text:p>
          </table:table-cell>
          <table:table-cell office:value-type="float" office:value="0.5075390625" calcext:value-type="float">
            <text:p>0.5075390625</text:p>
          </table:table-cell>
          <table:table-cell office:value-type="float" office:value="0.511599375" calcext:value-type="float">
            <text:p>0.511599375</text:p>
          </table:table-cell>
          <table:table-cell table:number-columns-repeated="2" office:value-type="float" office:value="0.491630625" calcext:value-type="float">
            <text:p>0.491630625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.423" calcext:value-type="float">
            <text:p>0.423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.436" calcext:value-type="float">
            <text:p>0.436</text:p>
          </table:table-cell>
          <table:table-cell office:value-type="float" office:value="0.448" calcext:value-type="float">
            <text:p>0.44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4" calcext:value-type="float">
            <text:p>0.5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" calcext:value-type="float">
            <text:p>0.66</text:p>
          </table:table-cell>
          <table:table-cell table:number-columns-repeated="4" office:value-type="float" office:value="0.674" calcext:value-type="float">
            <text:p>0.674</text:p>
          </table:table-cell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llion KW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Million KW</text:p>
          </table:table-cell>
          <table:table-cell office:value-type="float" office:value="0.493372678018576" calcext:value-type="float">
            <text:p>0.493372678018576</text:p>
          </table:table-cell>
          <table:table-cell office:value-type="float" office:value="0.497351489938081" calcext:value-type="float">
            <text:p>0.497351489938081</text:p>
          </table:table-cell>
          <table:table-cell table:number-columns-repeated="2" office:value-type="float" office:value="0.468385739164087" calcext:value-type="float">
            <text:p>0.468385739164087</text:p>
          </table:table-cell>
          <table:table-cell office:value-type="float" office:value="0.508173858359133" calcext:value-type="float">
            <text:p>0.508173858359133</text:p>
          </table:table-cell>
          <table:table-cell office:value-type="float" office:value="0.536025541795666" calcext:value-type="float">
            <text:p>0.536025541795666</text:p>
          </table:table-cell>
          <table:table-cell office:value-type="float" office:value="0.563877225232198" calcext:value-type="float">
            <text:p>0.563877225232198</text:p>
          </table:table-cell>
          <table:table-cell office:value-type="float" office:value="0.587750096749226" calcext:value-type="float">
            <text:p>0.587750096749226</text:p>
          </table:table-cell>
          <table:table-cell office:value-type="float" office:value="0.606768817724458" calcext:value-type="float">
            <text:p>0.606768817724458</text:p>
          </table:table-cell>
          <table:table-cell office:value-type="float" office:value="0.611622968266254" calcext:value-type="float">
            <text:p>0.611622968266254</text:p>
          </table:table-cell>
          <table:table-cell table:number-columns-repeated="2" office:value-type="float" office:value="0.587750096749226" calcext:value-type="float">
            <text:p>0.587750096749226</text:p>
          </table:table-cell>
          <table:table-cell table:number-columns-repeated="7" office:value-type="float" office:value="0.509287925696594" calcext:value-type="float">
            <text:p>0.509287925696594</text:p>
          </table:table-cell>
          <table:table-cell table:number-columns-repeated="5" office:value-type="float" office:value="0.519700034399725" calcext:value-type="float">
            <text:p>0.519700034399725</text:p>
          </table:table-cell>
          <table:table-cell table:number-columns-repeated="2" office:value-type="float" office:value="0.499328517371861" calcext:value-type="float">
            <text:p>0.499328517371861</text:p>
          </table:table-cell>
          <table:table-cell table:number-columns-repeated="7" office:value-type="float" office:value="0.658" calcext:value-type="float">
            <text:p>0.658</text:p>
          </table:table-cell>
          <table:table-cell table:number-columns-repeated="4" office:value-type="float" office:value="0.651" calcext:value-type="float">
            <text:p>0.651</text:p>
          </table:table-cell>
          <table:table-cell table:number-columns-repeated="3" office:value-type="float" office:value="0.652" calcext:value-type="float">
            <text:p>0.652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Million KW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float" office:value="0.025" calcext:value-type="float">
            <text:p>0.025</text:p>
          </table:table-cell>
          <table:table-cell table:number-columns-repeated="30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Million KW</text:p>
          </table:table-cell>
          <table:table-cell office:value-type="float" office:value="19.443" calcext:value-type="float">
            <text:p>19.443</text:p>
          </table:table-cell>
          <table:table-cell office:value-type="float" office:value="20.963" calcext:value-type="float">
            <text:p>20.963</text:p>
          </table:table-cell>
          <table:table-cell office:value-type="float" office:value="21.789" calcext:value-type="float">
            <text:p>21.789</text:p>
          </table:table-cell>
          <table:table-cell office:value-type="float" office:value="22.37" calcext:value-type="float">
            <text:p>22.37</text:p>
          </table:table-cell>
          <table:table-cell office:value-type="float" office:value="22.628" calcext:value-type="float">
            <text:p>22.628</text:p>
          </table:table-cell>
          <table:table-cell office:value-type="float" office:value="23.076" calcext:value-type="float">
            <text:p>23.076</text:p>
          </table:table-cell>
          <table:table-cell office:value-type="float" office:value="23.555" calcext:value-type="float">
            <text:p>23.555</text:p>
          </table:table-cell>
          <table:table-cell office:value-type="float" office:value="24.358" calcext:value-type="float">
            <text:p>24.358</text:p>
          </table:table-cell>
          <table:table-cell office:value-type="float" office:value="24.453" calcext:value-type="float">
            <text:p>24.453</text:p>
          </table:table-cell>
          <table:table-cell office:value-type="float" office:value="25.728" calcext:value-type="float">
            <text:p>25.728</text:p>
          </table:table-cell>
          <table:table-cell office:value-type="float" office:value="25.817" calcext:value-type="float">
            <text:p>25.817</text:p>
          </table:table-cell>
          <table:table-cell office:value-type="float" office:value="25.823" calcext:value-type="float">
            <text:p>25.823</text:p>
          </table:table-cell>
          <table:table-cell office:value-type="float" office:value="25.963" calcext:value-type="float">
            <text:p>25.963</text:p>
          </table:table-cell>
          <table:table-cell office:value-type="float" office:value="25.983" calcext:value-type="float">
            <text:p>25.983</text:p>
          </table:table-cell>
          <table:table-cell office:value-type="float" office:value="26.215" calcext:value-type="float">
            <text:p>26.215</text:p>
          </table:table-cell>
          <table:table-cell office:value-type="float" office:value="27.379" calcext:value-type="float">
            <text:p>27.379</text:p>
          </table:table-cell>
          <table:table-cell office:value-type="float" office:value="27.494" calcext:value-type="float">
            <text:p>27.494</text:p>
          </table:table-cell>
          <table:table-cell office:value-type="float" office:value="27.327" calcext:value-type="float">
            <text:p>27.327</text:p>
          </table:table-cell>
          <table:table-cell office:value-type="float" office:value="26.982" calcext:value-type="float">
            <text:p>26.982</text:p>
          </table:table-cell>
          <table:table-cell office:value-type="float" office:value="27.54" calcext:value-type="float">
            <text:p>27.54</text:p>
          </table:table-cell>
          <table:table-cell office:value-type="float" office:value="26.766" calcext:value-type="float">
            <text:p>26.766</text:p>
          </table:table-cell>
          <table:table-cell office:value-type="float" office:value="26.319" calcext:value-type="float">
            <text:p>26.319</text:p>
          </table:table-cell>
          <table:table-cell office:value-type="float" office:value="26.604" calcext:value-type="float">
            <text:p>26.604</text:p>
          </table:table-cell>
          <table:table-cell office:value-type="float" office:value="26.947" calcext:value-type="float">
            <text:p>26.947</text:p>
          </table:table-cell>
          <table:table-cell office:value-type="float" office:value="26.721" calcext:value-type="float">
            <text:p>26.721</text:p>
          </table:table-cell>
          <table:table-cell office:value-type="float" office:value="27.222" calcext:value-type="float">
            <text:p>27.222</text:p>
          </table:table-cell>
          <table:table-cell office:value-type="float" office:value="27.398" calcext:value-type="float">
            <text:p>27.398</text:p>
          </table:table-cell>
          <table:table-cell office:value-type="float" office:value="27.647" calcext:value-type="float">
            <text:p>27.647</text:p>
          </table:table-cell>
          <table:table-cell office:value-type="float" office:value="28.062" calcext:value-type="float">
            <text:p>28.062</text:p>
          </table:table-cell>
          <table:table-cell office:value-type="float" office:value="28.188" calcext:value-type="float">
            <text:p>28.188</text:p>
          </table:table-cell>
          <table:table-cell office:value-type="float" office:value="28.367" calcext:value-type="float">
            <text:p>28.367</text:p>
          </table:table-cell>
          <table:table-cell office:value-type="float" office:value="28.618" calcext:value-type="float">
            <text:p>28.618</text:p>
          </table:table-cell>
          <table:table-cell office:value-type="float" office:value="29.158" calcext:value-type="float">
            <text:p>29.158</text:p>
          </table:table-cell>
          <table:table-cell office:value-type="float" office:value="29.682" calcext:value-type="float">
            <text:p>29.682</text:p>
          </table:table-cell>
          <table:table-cell office:value-type="float" office:value="29.889" calcext:value-type="float">
            <text:p>29.889</text:p>
          </table:table-cell>
          <table:table-cell office:value-type="float" office:value="29.939" calcext:value-type="float">
            <text:p>29.939</text:p>
          </table:table-cell>
          <table:table-cell office:value-type="float" office:value="30.281" calcext:value-type="float">
            <text:p>30.281</text:p>
          </table:table-cell>
          <table:table-cell office:value-type="float" office:value="30.382" calcext:value-type="float">
            <text:p>30.382</text:p>
          </table:table-cell>
          <table:table-cell office:value-type="float" office:value="31.12" calcext:value-type="float">
            <text:p>31.12</text:p>
          </table:table-cell>
          <table:table-cell office:value-type="float" office:value="31.182" calcext:value-type="float">
            <text:p>31.182</text:p>
          </table:table-cell>
          <table:table-cell office:value-type="float" office:value="31.556" calcext:value-type="float">
            <text:p>31.556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Million KW</text:p>
          </table:table-cell>
          <table:table-cell table:number-columns-repeated="4" office:value-type="float" office:value="0.647" calcext:value-type="float">
            <text:p>0.647</text:p>
          </table:table-cell>
          <table:table-cell office:value-type="float" office:value="0.645" calcext:value-type="float">
            <text:p>0.645</text:p>
          </table:table-cell>
          <table:table-cell table:number-columns-repeated="3" office:value-type="float" office:value="0.646" calcext:value-type="float">
            <text:p>0.646</text:p>
          </table:table-cell>
          <table:table-cell office:value-type="float" office:value="0.772" calcext:value-type="float">
            <text:p>0.772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.467" calcext:value-type="float">
            <text:p>0.46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517" calcext:value-type="float">
            <text:p>0.517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9" calcext:value-type="float">
            <text:p>0.54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" calcext:value-type="float">
            <text:p>0.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Million KW</text:p>
          </table:table-cell>
          <table:table-cell office:value-type="float" office:value="2.516" calcext:value-type="float">
            <text:p>2.516</text:p>
          </table:table-cell>
          <table:table-cell office:value-type="float" office:value="2.615" calcext:value-type="float">
            <text:p>2.615</text:p>
          </table:table-cell>
          <table:table-cell office:value-type="float" office:value="2.854" calcext:value-type="float">
            <text:p>2.854</text:p>
          </table:table-cell>
          <table:table-cell office:value-type="float" office:value="2.944" calcext:value-type="float">
            <text:p>2.944</text:p>
          </table:table-cell>
          <table:table-cell office:value-type="float" office:value="3.016" calcext:value-type="float">
            <text:p>3.016</text:p>
          </table:table-cell>
          <table:table-cell office:value-type="float" office:value="2.721" calcext:value-type="float">
            <text:p>2.721</text:p>
          </table:table-cell>
          <table:table-cell office:value-type="float" office:value="2.818" calcext:value-type="float">
            <text:p>2.818</text:p>
          </table:table-cell>
          <table:table-cell office:value-type="float" office:value="2.82" calcext:value-type="float">
            <text:p>2.82</text:p>
          </table:table-cell>
          <table:table-cell office:value-type="float" office:value="2.722" calcext:value-type="float">
            <text:p>2.722</text:p>
          </table:table-cell>
          <table:table-cell office:value-type="float" office:value="2.799" calcext:value-type="float">
            <text:p>2.799</text:p>
          </table:table-cell>
          <table:table-cell office:value-type="float" office:value="2.783" calcext:value-type="float">
            <text:p>2.783</text:p>
          </table:table-cell>
          <table:table-cell office:value-type="float" office:value="2.772" calcext:value-type="float">
            <text:p>2.772</text:p>
          </table:table-cell>
          <table:table-cell office:value-type="float" office:value="3.146" calcext:value-type="float">
            <text:p>3.146</text:p>
          </table:table-cell>
          <table:table-cell office:value-type="float" office:value="3.613" calcext:value-type="float">
            <text:p>3.613</text:p>
          </table:table-cell>
          <table:table-cell office:value-type="float" office:value="3.697" calcext:value-type="float">
            <text:p>3.697</text:p>
          </table:table-cell>
          <table:table-cell office:value-type="float" office:value="3.848" calcext:value-type="float">
            <text:p>3.848</text:p>
          </table:table-cell>
          <table:table-cell office:value-type="float" office:value="3.867" calcext:value-type="float">
            <text:p>3.867</text:p>
          </table:table-cell>
          <table:table-cell office:value-type="float" office:value="3.877" calcext:value-type="float">
            <text:p>3.877</text:p>
          </table:table-cell>
          <table:table-cell office:value-type="float" office:value="3.94" calcext:value-type="float">
            <text:p>3.94</text:p>
          </table:table-cell>
          <table:table-cell office:value-type="float" office:value="3.93" calcext:value-type="float">
            <text:p>3.93</text:p>
          </table:table-cell>
          <table:table-cell office:value-type="float" office:value="3.918" calcext:value-type="float">
            <text:p>3.918</text:p>
          </table:table-cell>
          <table:table-cell office:value-type="float" office:value="3.943" calcext:value-type="float">
            <text:p>3.943</text:p>
          </table:table-cell>
          <table:table-cell table:number-columns-repeated="2" office:value-type="float" office:value="3.966" calcext:value-type="float">
            <text:p>3.966</text:p>
          </table:table-cell>
          <table:table-cell office:value-type="float" office:value="3.974" calcext:value-type="float">
            <text:p>3.974</text:p>
          </table:table-cell>
          <table:table-cell office:value-type="float" office:value="3.968" calcext:value-type="float">
            <text:p>3.968</text:p>
          </table:table-cell>
          <table:table-cell office:value-type="float" office:value="4.004" calcext:value-type="float">
            <text:p>4.004</text:p>
          </table:table-cell>
          <table:table-cell office:value-type="float" office:value="4.012" calcext:value-type="float">
            <text:p>4.012</text:p>
          </table:table-cell>
          <table:table-cell office:value-type="float" office:value="4.009" calcext:value-type="float">
            <text:p>4.009</text:p>
          </table:table-cell>
          <table:table-cell office:value-type="float" office:value="4.042" calcext:value-type="float">
            <text:p>4.042</text:p>
          </table:table-cell>
          <table:table-cell office:value-type="float" office:value="4.057" calcext:value-type="float">
            <text:p>4.057</text:p>
          </table:table-cell>
          <table:table-cell office:value-type="float" office:value="4.49" calcext:value-type="float">
            <text:p>4.49</text:p>
          </table:table-cell>
          <table:table-cell office:value-type="float" office:value="4.414" calcext:value-type="float">
            <text:p>4.414</text:p>
          </table:table-cell>
          <table:table-cell office:value-type="float" office:value="4.363" calcext:value-type="float">
            <text:p>4.363</text:p>
          </table:table-cell>
          <table:table-cell office:value-type="float" office:value="4.368" calcext:value-type="float">
            <text:p>4.368</text:p>
          </table:table-cell>
          <table:table-cell office:value-type="float" office:value="4.446" calcext:value-type="float">
            <text:p>4.446</text:p>
          </table:table-cell>
          <table:table-cell office:value-type="float" office:value="4.458" calcext:value-type="float">
            <text:p>4.458</text:p>
          </table:table-cell>
          <table:table-cell office:value-type="float" office:value="4.462" calcext:value-type="float">
            <text:p>4.462</text:p>
          </table:table-cell>
          <table:table-cell table:number-columns-repeated="2" office:value-type="float" office:value="4.484" calcext:value-type="float">
            <text:p>4.484</text:p>
          </table:table-cell>
          <table:table-cell office:value-type="float" office:value="4.373" calcext:value-type="float">
            <text:p>4.373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Million KW</text:p>
          </table:table-cell>
          <table:table-cell office:value-type="float" office:value="3.455" calcext:value-type="float">
            <text:p>3.455</text:p>
          </table:table-cell>
          <table:table-cell office:value-type="float" office:value="3.533" calcext:value-type="float">
            <text:p>3.533</text:p>
          </table:table-cell>
          <table:table-cell office:value-type="float" office:value="3.734" calcext:value-type="float">
            <text:p>3.734</text:p>
          </table:table-cell>
          <table:table-cell office:value-type="float" office:value="3.885" calcext:value-type="float">
            <text:p>3.885</text:p>
          </table:table-cell>
          <table:table-cell office:value-type="float" office:value="4.062" calcext:value-type="float">
            <text:p>4.062</text:p>
          </table:table-cell>
          <table:table-cell office:value-type="float" office:value="4.42" calcext:value-type="float">
            <text:p>4.42</text:p>
          </table:table-cell>
          <table:table-cell office:value-type="float" office:value="4.706" calcext:value-type="float">
            <text:p>4.706</text:p>
          </table:table-cell>
          <table:table-cell office:value-type="float" office:value="5.057" calcext:value-type="float">
            <text:p>5.057</text:p>
          </table:table-cell>
          <table:table-cell office:value-type="float" office:value="5.421" calcext:value-type="float">
            <text:p>5.421</text:p>
          </table:table-cell>
          <table:table-cell office:value-type="float" office:value="5.583" calcext:value-type="float">
            <text:p>5.583</text:p>
          </table:table-cell>
          <table:table-cell office:value-type="float" office:value="5.666" calcext:value-type="float">
            <text:p>5.666</text:p>
          </table:table-cell>
          <table:table-cell office:value-type="float" office:value="5.723" calcext:value-type="float">
            <text:p>5.723</text:p>
          </table:table-cell>
          <table:table-cell office:value-type="float" office:value="5.687" calcext:value-type="float">
            <text:p>5.687</text:p>
          </table:table-cell>
          <table:table-cell office:value-type="float" office:value="5.872" calcext:value-type="float">
            <text:p>5.872</text:p>
          </table:table-cell>
          <table:table-cell office:value-type="float" office:value="5.938" calcext:value-type="float">
            <text:p>5.938</text:p>
          </table:table-cell>
          <table:table-cell office:value-type="float" office:value="6.011" calcext:value-type="float">
            <text:p>6.011</text:p>
          </table:table-cell>
          <table:table-cell office:value-type="float" office:value="6.038" calcext:value-type="float">
            <text:p>6.038</text:p>
          </table:table-cell>
          <table:table-cell office:value-type="float" office:value="6.074" calcext:value-type="float">
            <text:p>6.074</text:p>
          </table:table-cell>
          <table:table-cell office:value-type="float" office:value="6.081" calcext:value-type="float">
            <text:p>6.081</text:p>
          </table:table-cell>
          <table:table-cell office:value-type="float" office:value="6.082" calcext:value-type="float">
            <text:p>6.082</text:p>
          </table:table-cell>
          <table:table-cell office:value-type="float" office:value="6.12" calcext:value-type="float">
            <text:p>6.12</text:p>
          </table:table-cell>
          <table:table-cell office:value-type="float" office:value="6.122" calcext:value-type="float">
            <text:p>6.122</text:p>
          </table:table-cell>
          <table:table-cell office:value-type="float" office:value="6.242" calcext:value-type="float">
            <text:p>6.242</text:p>
          </table:table-cell>
          <table:table-cell office:value-type="float" office:value="6.248" calcext:value-type="float">
            <text:p>6.248</text:p>
          </table:table-cell>
          <table:table-cell office:value-type="float" office:value="6.279" calcext:value-type="float">
            <text:p>6.279</text:p>
          </table:table-cell>
          <table:table-cell office:value-type="float" office:value="6.289" calcext:value-type="float">
            <text:p>6.289</text:p>
          </table:table-cell>
          <table:table-cell office:value-type="float" office:value="6.282" calcext:value-type="float">
            <text:p>6.282</text:p>
          </table:table-cell>
          <table:table-cell office:value-type="float" office:value="6.331" calcext:value-type="float">
            <text:p>6.331</text:p>
          </table:table-cell>
          <table:table-cell office:value-type="float" office:value="6.362" calcext:value-type="float">
            <text:p>6.362</text:p>
          </table:table-cell>
          <table:table-cell office:value-type="float" office:value="6.358" calcext:value-type="float">
            <text:p>6.358</text:p>
          </table:table-cell>
          <table:table-cell office:value-type="float" office:value="6.382" calcext:value-type="float">
            <text:p>6.382</text:p>
          </table:table-cell>
          <table:table-cell office:value-type="float" office:value="6.391" calcext:value-type="float">
            <text:p>6.391</text:p>
          </table:table-cell>
          <table:table-cell office:value-type="float" office:value="6.456" calcext:value-type="float">
            <text:p>6.456</text:p>
          </table:table-cell>
          <table:table-cell office:value-type="float" office:value="6.249" calcext:value-type="float">
            <text:p>6.249</text:p>
          </table:table-cell>
          <table:table-cell office:value-type="float" office:value="6.256" calcext:value-type="float">
            <text:p>6.256</text:p>
          </table:table-cell>
          <table:table-cell office:value-type="float" office:value="6.359" calcext:value-type="float">
            <text:p>6.359</text:p>
          </table:table-cell>
          <table:table-cell office:value-type="float" office:value="6.377" calcext:value-type="float">
            <text:p>6.377</text:p>
          </table:table-cell>
          <table:table-cell table:number-columns-repeated="3" office:value-type="float" office:value="6.328" calcext:value-type="float">
            <text:p>6.328</text:p>
          </table:table-cell>
          <table:table-cell office:value-type="float" office:value="6.221" calcext:value-type="float">
            <text:p>6.221</text:p>
          </table:table-cell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Million KW</text:p>
          </table:table-cell>
          <table:table-cell office:value-type="float" office:value="1.65407314241486" calcext:value-type="float">
            <text:p>1.65407314241486</text:p>
          </table:table-cell>
          <table:table-cell office:value-type="float" office:value="1.66741244195046" calcext:value-type="float">
            <text:p>1.66741244195046</text:p>
          </table:table-cell>
          <table:table-cell table:number-columns-repeated="2" office:value-type="float" office:value="1.57030234133127" calcext:value-type="float">
            <text:p>1.57030234133127</text:p>
          </table:table-cell>
          <table:table-cell office:value-type="float" office:value="1.70369533668731" calcext:value-type="float">
            <text:p>1.70369533668731</text:p>
          </table:table-cell>
          <table:table-cell office:value-type="float" office:value="1.79707043343653" calcext:value-type="float">
            <text:p>1.79707043343653</text:p>
          </table:table-cell>
          <table:table-cell office:value-type="float" office:value="1.89044553018576" calcext:value-type="float">
            <text:p>1.89044553018576</text:p>
          </table:table-cell>
          <table:table-cell office:value-type="float" office:value="1.97048132739938" calcext:value-type="float">
            <text:p>1.97048132739938</text:p>
          </table:table-cell>
          <table:table-cell office:value-type="float" office:value="2.03424317917957" calcext:value-type="float">
            <text:p>2.03424317917957</text:p>
          </table:table-cell>
          <table:table-cell office:value-type="float" office:value="2.050517124613" calcext:value-type="float">
            <text:p>2.050517124613</text:p>
          </table:table-cell>
          <table:table-cell table:number-columns-repeated="2" office:value-type="float" office:value="1.97048132739938" calcext:value-type="float">
            <text:p>1.97048132739938</text:p>
          </table:table-cell>
          <table:table-cell table:number-columns-repeated="7" office:value-type="float" office:value="1.70743034055728" calcext:value-type="float">
            <text:p>1.70743034055728</text:p>
          </table:table-cell>
          <table:table-cell table:number-columns-repeated="5" office:value-type="float" office:value="1.74233780529756" calcext:value-type="float">
            <text:p>1.74233780529756</text:p>
          </table:table-cell>
          <table:table-cell table:number-columns-repeated="2" office:value-type="float" office:value="1.67404059167527" calcext:value-type="float">
            <text:p>1.67404059167527</text:p>
          </table:table-cell>
          <table:table-cell table:number-columns-repeated="2" office:value-type="float" office:value="2.16382214317474" calcext:value-type="float">
            <text:p>2.16382214317474</text:p>
          </table:table-cell>
          <table:table-cell office:value-type="float" office:value="2.206" calcext:value-type="float">
            <text:p>2.206</text:p>
          </table:table-cell>
          <table:table-cell office:value-type="float" office:value="2.221" calcext:value-type="float">
            <text:p>2.221</text:p>
          </table:table-cell>
          <table:table-cell office:value-type="float" office:value="2.293" calcext:value-type="float">
            <text:p>2.293</text:p>
          </table:table-cell>
          <table:table-cell office:value-type="float" office:value="2.322" calcext:value-type="float">
            <text:p>2.322</text:p>
          </table:table-cell>
          <table:table-cell office:value-type="float" office:value="2.352" calcext:value-type="float">
            <text:p>2.352</text:p>
          </table:table-cell>
          <table:table-cell office:value-type="float" office:value="2.317" calcext:value-type="float">
            <text:p>2.317</text:p>
          </table:table-cell>
          <table:table-cell office:value-type="float" office:value="2.403" calcext:value-type="float">
            <text:p>2.403</text:p>
          </table:table-cell>
          <table:table-cell office:value-type="float" office:value="2.408" calcext:value-type="float">
            <text:p>2.408</text:p>
          </table:table-cell>
          <table:table-cell office:value-type="float" office:value="2.416" calcext:value-type="float">
            <text:p>2.416</text:p>
          </table:table-cell>
          <table:table-cell table:number-columns-repeated="3" office:value-type="float" office:value="2.424" calcext:value-type="float">
            <text:p>2.424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Million KW</text:p>
          </table:table-cell>
          <table:table-cell office:value-type="float" office:value="1.29882897603486" calcext:value-type="float">
            <text:p>1.29882897603486</text:p>
          </table:table-cell>
          <table:table-cell office:value-type="float" office:value="1.42679738562092" calcext:value-type="float">
            <text:p>1.42679738562092</text:p>
          </table:table-cell>
          <table:table-cell table:number-columns-repeated="2" office:value-type="float" office:value="1.43082788671024" calcext:value-type="float">
            <text:p>1.43082788671024</text:p>
          </table:table-cell>
          <table:table-cell office:value-type="float" office:value="1.44846132897604" calcext:value-type="float">
            <text:p>1.44846132897604</text:p>
          </table:table-cell>
          <table:table-cell office:value-type="float" office:value="1.45954520697168" calcext:value-type="float">
            <text:p>1.45954520697168</text:p>
          </table:table-cell>
          <table:table-cell office:value-type="float" office:value="1.45601851851852" calcext:value-type="float">
            <text:p>1.45601851851852</text:p>
          </table:table-cell>
          <table:table-cell office:value-type="float" office:value="1.49884259259259" calcext:value-type="float">
            <text:p>1.49884259259259</text:p>
          </table:table-cell>
          <table:table-cell office:value-type="float" office:value="1.50539215686275" calcext:value-type="float">
            <text:p>1.50539215686275</text:p>
          </table:table-cell>
          <table:table-cell office:value-type="float" office:value="1.53259803921569" calcext:value-type="float">
            <text:p>1.53259803921569</text:p>
          </table:table-cell>
          <table:table-cell office:value-type="float" office:value="1.52957516339869" calcext:value-type="float">
            <text:p>1.52957516339869</text:p>
          </table:table-cell>
          <table:table-cell table:number-columns-repeated="2" office:value-type="float" office:value="1.54217047930283" calcext:value-type="float">
            <text:p>1.54217047930283</text:p>
          </table:table-cell>
          <table:table-cell office:value-type="float" office:value="0.925" calcext:value-type="float">
            <text:p>0.925</text:p>
          </table:table-cell>
          <table:table-cell office:value-type="float" office:value="1.208" calcext:value-type="float">
            <text:p>1.208</text:p>
          </table:table-cell>
          <table:table-cell office:value-type="float" office:value="1.525" calcext:value-type="float">
            <text:p>1.525</text:p>
          </table:table-cell>
          <table:table-cell office:value-type="float" office:value="1.655" calcext:value-type="float">
            <text:p>1.655</text:p>
          </table:table-cell>
          <table:table-cell office:value-type="float" office:value="1.664" calcext:value-type="float">
            <text:p>1.664</text:p>
          </table:table-cell>
          <table:table-cell office:value-type="float" office:value="1.682" calcext:value-type="float">
            <text:p>1.682</text:p>
          </table:table-cell>
          <table:table-cell office:value-type="float" office:value="1.684" calcext:value-type="float">
            <text:p>1.684</text:p>
          </table:table-cell>
          <table:table-cell office:value-type="float" office:value="1.685" calcext:value-type="float">
            <text:p>1.685</text:p>
          </table:table-cell>
          <table:table-cell table:number-columns-repeated="2" office:value-type="float" office:value="1.586" calcext:value-type="float">
            <text:p>1.586</text:p>
          </table:table-cell>
          <table:table-cell office:value-type="float" office:value="1.588" calcext:value-type="float">
            <text:p>1.588</text:p>
          </table:table-cell>
          <table:table-cell office:value-type="float" office:value="1.602" calcext:value-type="float">
            <text:p>1.602</text:p>
          </table:table-cell>
          <table:table-cell office:value-type="float" office:value="1.596" calcext:value-type="float">
            <text:p>1.596</text:p>
          </table:table-cell>
          <table:table-cell office:value-type="float" office:value="1.597" calcext:value-type="float">
            <text:p>1.597</text:p>
          </table:table-cell>
          <table:table-cell office:value-type="float" office:value="1.599" calcext:value-type="float">
            <text:p>1.599</text:p>
          </table:table-cell>
          <table:table-cell office:value-type="float" office:value="1.632" calcext:value-type="float">
            <text:p>1.632</text:p>
          </table:table-cell>
          <table:table-cell office:value-type="float" office:value="1.571" calcext:value-type="float">
            <text:p>1.571</text:p>
          </table:table-cell>
          <table:table-cell office:value-type="float" office:value="1.6" calcext:value-type="float">
            <text:p>1.6</text:p>
          </table:table-cell>
          <table:table-cell office:value-type="float" office:value="1.607" calcext:value-type="float">
            <text:p>1.607</text:p>
          </table:table-cell>
          <table:table-cell office:value-type="float" office:value="1.606" calcext:value-type="float">
            <text:p>1.606</text:p>
          </table:table-cell>
          <table:table-cell table:number-columns-repeated="2" office:value-type="float" office:value="1.607" calcext:value-type="float">
            <text:p>1.607</text:p>
          </table:table-cell>
          <table:table-cell office:value-type="float" office:value="1.606" calcext:value-type="float">
            <text:p>1.606</text:p>
          </table:table-cell>
          <table:table-cell office:value-type="float" office:value="1.608" calcext:value-type="float">
            <text:p>1.608</text:p>
          </table:table-cell>
          <table:table-cell office:value-type="float" office:value="1.607" calcext:value-type="float">
            <text:p>1.607</text:p>
          </table:table-cell>
          <table:table-cell table:number-columns-repeated="2" office:value-type="float" office:value="1.612" calcext:value-type="float">
            <text:p>1.612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Million KW</text:p>
          </table:table-cell>
          <table:table-cell office:value-type="float" office:value="0.493372678018576" calcext:value-type="float">
            <text:p>0.493372678018576</text:p>
          </table:table-cell>
          <table:table-cell office:value-type="float" office:value="0.497351489938081" calcext:value-type="float">
            <text:p>0.497351489938081</text:p>
          </table:table-cell>
          <table:table-cell table:number-columns-repeated="2" office:value-type="float" office:value="0.468385739164087" calcext:value-type="float">
            <text:p>0.468385739164087</text:p>
          </table:table-cell>
          <table:table-cell office:value-type="float" office:value="0.508173858359133" calcext:value-type="float">
            <text:p>0.508173858359133</text:p>
          </table:table-cell>
          <table:table-cell office:value-type="float" office:value="0.536025541795666" calcext:value-type="float">
            <text:p>0.536025541795666</text:p>
          </table:table-cell>
          <table:table-cell office:value-type="float" office:value="0.563877225232198" calcext:value-type="float">
            <text:p>0.563877225232198</text:p>
          </table:table-cell>
          <table:table-cell office:value-type="float" office:value="0.587750096749226" calcext:value-type="float">
            <text:p>0.587750096749226</text:p>
          </table:table-cell>
          <table:table-cell office:value-type="float" office:value="0.606768817724458" calcext:value-type="float">
            <text:p>0.606768817724458</text:p>
          </table:table-cell>
          <table:table-cell office:value-type="float" office:value="0.611622968266254" calcext:value-type="float">
            <text:p>0.611622968266254</text:p>
          </table:table-cell>
          <table:table-cell table:number-columns-repeated="2" office:value-type="float" office:value="0.587750096749226" calcext:value-type="float">
            <text:p>0.587750096749226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861" calcext:value-type="float">
            <text:p>0.861</text:p>
          </table:table-cell>
          <table:table-cell table:number-columns-repeated="2" office:value-type="float" office:value="0.846" calcext:value-type="float">
            <text:p>0.846</text:p>
          </table:table-cell>
          <table:table-cell office:value-type="float" office:value="0.839" calcext:value-type="float">
            <text:p>0.839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.974" calcext:value-type="float">
            <text:p>0.974</text:p>
          </table:table-cell>
          <table:table-cell office:value-type="float" office:value="0.979" calcext:value-type="float">
            <text:p>0.979</text:p>
          </table:table-cell>
          <table:table-cell office:value-type="float" office:value="1.009" calcext:value-type="float">
            <text:p>1.0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027" calcext:value-type="float">
            <text:p>1.027</text:p>
          </table:table-cell>
          <table:table-cell office:value-type="float" office:value="1.07" calcext:value-type="float">
            <text:p>1.07</text:p>
          </table:table-cell>
          <table:table-cell office:value-type="float" office:value="1.074" calcext:value-type="float">
            <text:p>1.074</text:p>
          </table:table-cell>
          <table:table-cell office:value-type="float" office:value="1.073" calcext:value-type="float">
            <text:p>1.073</text:p>
          </table:table-cell>
          <table:table-cell office:value-type="float" office:value="1.074" calcext:value-type="float">
            <text:p>1.074</text:p>
          </table:table-cell>
          <table:table-cell office:value-type="float" office:value="1.119" calcext:value-type="float">
            <text:p>1.119</text:p>
          </table:table-cell>
          <table:table-cell office:value-type="float" office:value="1.116" calcext:value-type="float">
            <text:p>1.116</text:p>
          </table:table-cell>
          <table:table-cell office:value-type="float" office:value="1.115" calcext:value-type="float">
            <text:p>1.115</text:p>
          </table:table-cell>
          <table:table-cell office:value-type="float" office:value="1.113" calcext:value-type="float">
            <text:p>1.113</text:p>
          </table:table-cell>
          <table:table-cell office:value-type="float" office:value="1.167" calcext:value-type="float">
            <text:p>1.167</text:p>
          </table:table-cell>
          <table:table-cell table:number-columns-repeated="2" office:value-type="float" office:value="1.163" calcext:value-type="float">
            <text:p>1.163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Million KW</text:p>
          </table:table-cell>
          <table:table-cell office:value-type="float" office:value="13.473" calcext:value-type="float">
            <text:p>13.473</text:p>
          </table:table-cell>
          <table:table-cell office:value-type="float" office:value="10.869" calcext:value-type="float">
            <text:p>10.869</text:p>
          </table:table-cell>
          <table:table-cell office:value-type="float" office:value="10.945" calcext:value-type="float">
            <text:p>10.945</text:p>
          </table:table-cell>
          <table:table-cell office:value-type="float" office:value="10.917" calcext:value-type="float">
            <text:p>10.917</text:p>
          </table:table-cell>
          <table:table-cell office:value-type="float" office:value="10.935" calcext:value-type="float">
            <text:p>10.935</text:p>
          </table:table-cell>
          <table:table-cell office:value-type="float" office:value="10.959" calcext:value-type="float">
            <text:p>10.959</text:p>
          </table:table-cell>
          <table:table-cell office:value-type="float" office:value="11.153" calcext:value-type="float">
            <text:p>11.153</text:p>
          </table:table-cell>
          <table:table-cell office:value-type="float" office:value="10.556" calcext:value-type="float">
            <text:p>10.556</text:p>
          </table:table-cell>
          <table:table-cell office:value-type="float" office:value="10.984" calcext:value-type="float">
            <text:p>10.984</text:p>
          </table:table-cell>
          <table:table-cell office:value-type="float" office:value="11.597" calcext:value-type="float">
            <text:p>11.597</text:p>
          </table:table-cell>
          <table:table-cell office:value-type="float" office:value="11.32" calcext:value-type="float">
            <text:p>11.32</text:p>
          </table:table-cell>
          <table:table-cell office:value-type="float" office:value="11.429" calcext:value-type="float">
            <text:p>11.429</text:p>
          </table:table-cell>
          <table:table-cell table:number-columns-repeated="2" office:value-type="float" office:value="11.484" calcext:value-type="float">
            <text:p>11.484</text:p>
          </table:table-cell>
          <table:table-cell office:value-type="float" office:value="11.545" calcext:value-type="float">
            <text:p>11.545</text:p>
          </table:table-cell>
          <table:table-cell office:value-type="float" office:value="11.689" calcext:value-type="float">
            <text:p>11.689</text:p>
          </table:table-cell>
          <table:table-cell office:value-type="float" office:value="11.793" calcext:value-type="float">
            <text:p>11.793</text:p>
          </table:table-cell>
          <table:table-cell office:value-type="float" office:value="11.596" calcext:value-type="float">
            <text:p>11.596</text:p>
          </table:table-cell>
          <table:table-cell office:value-type="float" office:value="11.537" calcext:value-type="float">
            <text:p>11.537</text:p>
          </table:table-cell>
          <table:table-cell office:value-type="float" office:value="11.802" calcext:value-type="float">
            <text:p>11.802</text:p>
          </table:table-cell>
          <table:table-cell office:value-type="float" office:value="12.672" calcext:value-type="float">
            <text:p>12.672</text:p>
          </table:table-cell>
          <table:table-cell office:value-type="float" office:value="12.744" calcext:value-type="float">
            <text:p>12.744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25" calcext:value-type="float">
            <text:p>15.525</text:p>
          </table:table-cell>
          <table:table-cell office:value-type="float" office:value="12.82" calcext:value-type="float">
            <text:p>12.82</text:p>
          </table:table-cell>
          <table:table-cell office:value-type="float" office:value="12.808" calcext:value-type="float">
            <text:p>12.808</text:p>
          </table:table-cell>
          <table:table-cell office:value-type="float" office:value="12.907" calcext:value-type="float">
            <text:p>12.907</text:p>
          </table:table-cell>
          <table:table-cell office:value-type="float" office:value="12.961" calcext:value-type="float">
            <text:p>12.961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69" calcext:value-type="float">
            <text:p>13.06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3.283" calcext:value-type="float">
            <text:p>13.283</text:p>
          </table:table-cell>
          <table:table-cell office:value-type="float" office:value="13.293" calcext:value-type="float">
            <text:p>13.293</text:p>
          </table:table-cell>
          <table:table-cell office:value-type="float" office:value="14.076" calcext:value-type="float">
            <text:p>14.076</text:p>
          </table:table-cell>
          <table:table-cell office:value-type="float" office:value="14.081" calcext:value-type="float">
            <text:p>14.081</text:p>
          </table:table-cell>
          <table:table-cell office:value-type="float" office:value="14.086" calcext:value-type="float">
            <text:p>14.086</text:p>
          </table:table-cell>
          <table:table-cell office:value-type="float" office:value="14.053" calcext:value-type="float">
            <text:p>14.053</text:p>
          </table:table-cell>
          <table:table-cell office:value-type="float" office:value="14.052" calcext:value-type="float">
            <text:p>14.052</text:p>
          </table:table-cell>
          <table:table-cell table:number-columns-repeated="2" office:value-type="float" office:value="14.053" calcext:value-type="float">
            <text:p>14.053</text:p>
          </table:table-cell>
          <table:table-cell office:value-type="float" office:value="14.292" calcext:value-type="float">
            <text:p>14.292</text:p>
          </table:table-cell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Million KW</text:p>
          </table:table-cell>
          <table:table-cell office:value-type="float" office:value="14.859" calcext:value-type="float">
            <text:p>14.859</text:p>
          </table:table-cell>
          <table:table-cell office:value-type="float" office:value="14.919" calcext:value-type="float">
            <text:p>14.919</text:p>
          </table:table-cell>
          <table:table-cell office:value-type="float" office:value="15.215" calcext:value-type="float">
            <text:p>15.215</text:p>
          </table:table-cell>
          <table:table-cell office:value-type="float" office:value="15.29" calcext:value-type="float">
            <text:p>15.29</text:p>
          </table:table-cell>
          <table:table-cell office:value-type="float" office:value="15.445" calcext:value-type="float">
            <text:p>15.445</text:p>
          </table:table-cell>
          <table:table-cell office:value-type="float" office:value="15.69" calcext:value-type="float">
            <text:p>15.69</text:p>
          </table:table-cell>
          <table:table-cell office:value-type="float" office:value="15.813" calcext:value-type="float">
            <text:p>15.813</text:p>
          </table:table-cell>
          <table:table-cell office:value-type="float" office:value="15.996" calcext:value-type="float">
            <text:p>15.996</text:p>
          </table:table-cell>
          <table:table-cell office:value-type="float" office:value="16.112" calcext:value-type="float">
            <text:p>16.112</text:p>
          </table:table-cell>
          <table:table-cell office:value-type="float" office:value="15.759" calcext:value-type="float">
            <text:p>15.759</text:p>
          </table:table-cell>
          <table:table-cell office:value-type="float" office:value="15.904" calcext:value-type="float">
            <text:p>15.904</text:p>
          </table:table-cell>
          <table:table-cell office:value-type="float" office:value="15.891" calcext:value-type="float">
            <text:p>15.891</text:p>
          </table:table-cell>
          <table:table-cell office:value-type="float" office:value="16.021" calcext:value-type="float">
            <text:p>16.021</text:p>
          </table:table-cell>
          <table:table-cell office:value-type="float" office:value="15.867" calcext:value-type="float">
            <text:p>15.867</text:p>
          </table:table-cell>
          <table:table-cell office:value-type="float" office:value="16.072" calcext:value-type="float">
            <text:p>16.072</text:p>
          </table:table-cell>
          <table:table-cell office:value-type="float" office:value="15.725" calcext:value-type="float">
            <text:p>15.725</text:p>
          </table:table-cell>
          <table:table-cell office:value-type="float" office:value="15.776" calcext:value-type="float">
            <text:p>15.776</text:p>
          </table:table-cell>
          <table:table-cell office:value-type="float" office:value="16.371" calcext:value-type="float">
            <text:p>16.371</text:p>
          </table:table-cell>
          <table:table-cell office:value-type="float" office:value="16.169" calcext:value-type="float">
            <text:p>16.169</text:p>
          </table:table-cell>
          <table:table-cell office:value-type="float" office:value="16.432" calcext:value-type="float">
            <text:p>16.432</text:p>
          </table:table-cell>
          <table:table-cell office:value-type="float" office:value="16.506" calcext:value-type="float">
            <text:p>16.506</text:p>
          </table:table-cell>
          <table:table-cell office:value-type="float" office:value="16.523" calcext:value-type="float">
            <text:p>16.523</text:p>
          </table:table-cell>
          <table:table-cell office:value-type="float" office:value="16.187" calcext:value-type="float">
            <text:p>16.187</text:p>
          </table:table-cell>
          <table:table-cell office:value-type="float" office:value="16.098" calcext:value-type="float">
            <text:p>16.098</text:p>
          </table:table-cell>
          <table:table-cell table:number-columns-repeated="2" office:value-type="float" office:value="16.302" calcext:value-type="float">
            <text:p>16.302</text:p>
          </table:table-cell>
          <table:table-cell office:value-type="float" office:value="16.234" calcext:value-type="float">
            <text:p>16.234</text:p>
          </table:table-cell>
          <table:table-cell office:value-type="float" office:value="16.592" calcext:value-type="float">
            <text:p>16.592</text:p>
          </table:table-cell>
          <table:table-cell office:value-type="float" office:value="16.352" calcext:value-type="float">
            <text:p>16.352</text:p>
          </table:table-cell>
          <table:table-cell office:value-type="float" office:value="16.544" calcext:value-type="float">
            <text:p>16.544</text:p>
          </table:table-cell>
          <table:table-cell office:value-type="float" office:value="16.624" calcext:value-type="float">
            <text:p>16.624</text:p>
          </table:table-cell>
          <table:table-cell office:value-type="float" office:value="16.478" calcext:value-type="float">
            <text:p>16.478</text:p>
          </table:table-cell>
          <table:table-cell office:value-type="float" office:value="16.315" calcext:value-type="float">
            <text:p>16.315</text:p>
          </table:table-cell>
          <table:table-cell office:value-type="float" office:value="16.395" calcext:value-type="float">
            <text:p>16.395</text:p>
          </table:table-cell>
          <table:table-cell office:value-type="float" office:value="15.897" calcext:value-type="float">
            <text:p>15.897</text:p>
          </table:table-cell>
          <table:table-cell office:value-type="float" office:value="16.23" calcext:value-type="float">
            <text:p>16.23</text:p>
          </table:table-cell>
          <table:table-cell office:value-type="float" office:value="16.367" calcext:value-type="float">
            <text:p>16.367</text:p>
          </table:table-cell>
          <table:table-cell office:value-type="float" office:value="16.403" calcext:value-type="float">
            <text:p>16.403</text:p>
          </table:table-cell>
          <table:table-cell table:number-columns-repeated="2" office:value-type="float" office:value="16.332" calcext:value-type="float">
            <text:p>16.332</text:p>
          </table:table-cell>
          <table:table-cell office:value-type="float" office:value="16.379" calcext:value-type="float">
            <text:p>16.379</text:p>
          </table:table-cell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Million KW</text:p>
          </table:table-cell>
          <table:table-cell office:value-type="float" office:value="11.45" calcext:value-type="float">
            <text:p>11.45</text:p>
          </table:table-cell>
          <table:table-cell office:value-type="float" office:value="11.46" calcext:value-type="float">
            <text:p>11.46</text:p>
          </table:table-cell>
          <table:table-cell table:number-columns-repeated="2" office:value-type="float" office:value="11.47" calcext:value-type="float">
            <text:p>11.47</text:p>
          </table:table-cell>
          <table:table-cell table:number-columns-repeated="2" office:value-type="float" office:value="11.48" calcext:value-type="float">
            <text:p>11.48</text:p>
          </table:table-cell>
          <table:table-cell table:number-columns-repeated="2" office:value-type="float" office:value="11.51" calcext:value-type="float">
            <text:p>11.51</text:p>
          </table:table-cell>
          <table:table-cell office:value-type="float" office:value="11.52" calcext:value-type="float">
            <text:p>11.52</text:p>
          </table:table-cell>
          <table:table-cell office:value-type="float" office:value="11.58" calcext:value-type="float">
            <text:p>11.58</text:p>
          </table:table-cell>
          <table:table-cell office:value-type="float" office:value="3.474" calcext:value-type="float">
            <text:p>3.474</text:p>
          </table:table-cell>
          <table:table-cell office:value-type="float" office:value="3.484" calcext:value-type="float">
            <text:p>3.484</text:p>
          </table:table-cell>
          <table:table-cell office:value-type="float" office:value="3.504" calcext:value-type="float">
            <text:p>3.504</text:p>
          </table:table-cell>
          <table:table-cell office:value-type="float" office:value="3.509" calcext:value-type="float">
            <text:p>3.509</text:p>
          </table:table-cell>
          <table:table-cell office:value-type="float" office:value="3.526" calcext:value-type="float">
            <text:p>3.526</text:p>
          </table:table-cell>
          <table:table-cell office:value-type="float" office:value="3.541" calcext:value-type="float">
            <text:p>3.541</text:p>
          </table:table-cell>
          <table:table-cell office:value-type="float" office:value="3.55" calcext:value-type="float">
            <text:p>3.55</text:p>
          </table:table-cell>
          <table:table-cell office:value-type="float" office:value="3.553" calcext:value-type="float">
            <text:p>3.553</text:p>
          </table:table-cell>
          <table:table-cell office:value-type="float" office:value="3.584" calcext:value-type="float">
            <text:p>3.584</text:p>
          </table:table-cell>
          <table:table-cell office:value-type="float" office:value="3.614" calcext:value-type="float">
            <text:p>3.614</text:p>
          </table:table-cell>
          <table:table-cell office:value-type="float" office:value="3.636" calcext:value-type="float">
            <text:p>3.636</text:p>
          </table:table-cell>
          <table:table-cell office:value-type="float" office:value="3.642" calcext:value-type="float">
            <text:p>3.642</text:p>
          </table:table-cell>
          <table:table-cell office:value-type="float" office:value="3.653" calcext:value-type="float">
            <text:p>3.653</text:p>
          </table:table-cell>
          <table:table-cell office:value-type="float" office:value="3.669" calcext:value-type="float">
            <text:p>3.669</text:p>
          </table:table-cell>
          <table:table-cell office:value-type="float" office:value="3.65" calcext:value-type="float">
            <text:p>3.65</text:p>
          </table:table-cell>
          <table:table-cell office:value-type="float" office:value="3.682" calcext:value-type="float">
            <text:p>3.682</text:p>
          </table:table-cell>
          <table:table-cell office:value-type="float" office:value="3.694" calcext:value-type="float">
            <text:p>3.694</text:p>
          </table:table-cell>
          <table:table-cell office:value-type="float" office:value="3.7" calcext:value-type="float">
            <text:p>3.7</text:p>
          </table:table-cell>
          <table:table-cell office:value-type="float" office:value="3.709" calcext:value-type="float">
            <text:p>3.709</text:p>
          </table:table-cell>
          <table:table-cell office:value-type="float" office:value="3.749" calcext:value-type="float">
            <text:p>3.749</text:p>
          </table:table-cell>
          <table:table-cell office:value-type="float" office:value="3.81" calcext:value-type="float">
            <text:p>3.81</text:p>
          </table:table-cell>
          <table:table-cell office:value-type="float" office:value="3.852" calcext:value-type="float">
            <text:p>3.852</text:p>
          </table:table-cell>
          <table:table-cell office:value-type="float" office:value="3.882" calcext:value-type="float">
            <text:p>3.882</text:p>
          </table:table-cell>
          <table:table-cell office:value-type="float" office:value="3.896" calcext:value-type="float">
            <text:p>3.896</text:p>
          </table:table-cell>
          <table:table-cell office:value-type="float" office:value="3.948" calcext:value-type="float">
            <text:p>3.948</text:p>
          </table:table-cell>
          <table:table-cell office:value-type="float" office:value="3.996" calcext:value-type="float">
            <text:p>3.996</text:p>
          </table:table-cell>
          <table:table-cell office:value-type="float" office:value="4.06" calcext:value-type="float">
            <text:p>4.06</text:p>
          </table:table-cell>
          <table:table-cell office:value-type="float" office:value="4.112" calcext:value-type="float">
            <text:p>4.112</text:p>
          </table:table-cell>
          <table:table-cell table:number-columns-repeated="2" office:value-type="float" office:value="4.193" calcext:value-type="float">
            <text:p>4.193</text:p>
          </table:table-cell>
          <table:table-cell office:value-type="float" office:value="4.029" calcext:value-type="float">
            <text:p>4.029</text:p>
          </table:table-cell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Million KW</text:p>
          </table:table-cell>
          <table:table-cell office:value-type="float" office:value="2.131" calcext:value-type="float">
            <text:p>2.131</text:p>
          </table:table-cell>
          <table:table-cell office:value-type="float" office:value="2.356" calcext:value-type="float">
            <text:p>2.356</text:p>
          </table:table-cell>
          <table:table-cell office:value-type="float" office:value="3.082" calcext:value-type="float">
            <text:p>3.082</text:p>
          </table:table-cell>
          <table:table-cell office:value-type="float" office:value="3.239" calcext:value-type="float">
            <text:p>3.239</text:p>
          </table:table-cell>
          <table:table-cell table:number-columns-repeated="2" office:value-type="float" office:value="3.875" calcext:value-type="float">
            <text:p>3.875</text:p>
          </table:table-cell>
          <table:table-cell office:value-type="float" office:value="3.878" calcext:value-type="float">
            <text:p>3.878</text:p>
          </table:table-cell>
          <table:table-cell office:value-type="float" office:value="5.003" calcext:value-type="float">
            <text:p>5.003</text:p>
          </table:table-cell>
          <table:table-cell office:value-type="float" office:value="6.219" calcext:value-type="float">
            <text:p>6.219</text:p>
          </table:table-cell>
          <table:table-cell office:value-type="float" office:value="6.598" calcext:value-type="float">
            <text:p>6.598</text:p>
          </table:table-cell>
          <table:table-cell office:value-type="float" office:value="6.764" calcext:value-type="float">
            <text:p>6.764</text:p>
          </table:table-cell>
          <table:table-cell office:value-type="float" office:value="7.114" calcext:value-type="float">
            <text:p>7.114</text:p>
          </table:table-cell>
          <table:table-cell office:value-type="float" office:value="8.379" calcext:value-type="float">
            <text:p>8.379</text:p>
          </table:table-cell>
          <table:table-cell office:value-type="float" office:value="9.682" calcext:value-type="float">
            <text:p>9.682</text:p>
          </table:table-cell>
          <table:table-cell office:value-type="float" office:value="9.865" calcext:value-type="float">
            <text:p>9.865</text:p>
          </table:table-cell>
          <table:table-cell office:value-type="float" office:value="9.863" calcext:value-type="float">
            <text:p>9.863</text:p>
          </table:table-cell>
          <table:table-cell office:value-type="float" office:value="9.935" calcext:value-type="float">
            <text:p>9.935</text:p>
          </table:table-cell>
          <table:table-cell office:value-type="float" office:value="10.102" calcext:value-type="float">
            <text:p>10.102</text:p>
          </table:table-cell>
          <table:table-cell office:value-type="float" office:value="10.307" calcext:value-type="float">
            <text:p>10.307</text:p>
          </table:table-cell>
          <table:table-cell office:value-type="float" office:value="10.537" calcext:value-type="float">
            <text:p>10.537</text:p>
          </table:table-cell>
          <table:table-cell office:value-type="float" office:value="11.175" calcext:value-type="float">
            <text:p>11.175</text:p>
          </table:table-cell>
          <table:table-cell office:value-type="float" office:value="11.673" calcext:value-type="float">
            <text:p>11.673</text:p>
          </table:table-cell>
          <table:table-cell office:value-type="float" office:value="12.241" calcext:value-type="float">
            <text:p>12.241</text:p>
          </table:table-cell>
          <table:table-cell office:value-type="float" office:value="12.579" calcext:value-type="float">
            <text:p>12.579</text:p>
          </table:table-cell>
          <table:table-cell office:value-type="float" office:value="12.645" calcext:value-type="float">
            <text:p>12.645</text:p>
          </table:table-cell>
          <table:table-cell office:value-type="float" office:value="12.906" calcext:value-type="float">
            <text:p>12.906</text:p>
          </table:table-cell>
          <table:table-cell office:value-type="float" office:value="13.063" calcext:value-type="float">
            <text:p>13.063</text:p>
          </table:table-cell>
          <table:table-cell office:value-type="float" office:value="13.395" calcext:value-type="float">
            <text:p>13.395</text:p>
          </table:table-cell>
          <table:table-cell office:value-type="float" office:value="13.829" calcext:value-type="float">
            <text:p>13.829</text:p>
          </table:table-cell>
          <table:table-cell office:value-type="float" office:value="14.553" calcext:value-type="float">
            <text:p>14.553</text:p>
          </table:table-cell>
          <table:table-cell office:value-type="float" office:value="15.831" calcext:value-type="float">
            <text:p>15.831</text:p>
          </table:table-cell>
          <table:table-cell office:value-type="float" office:value="17.137" calcext:value-type="float">
            <text:p>17.137</text:p>
          </table:table-cell>
          <table:table-cell office:value-type="float" office:value="19.609" calcext:value-type="float">
            <text:p>19.609</text:p>
          </table:table-cell>
          <table:table-cell office:value-type="float" office:value="22.289" calcext:value-type="float">
            <text:p>22.289</text:p>
          </table:table-cell>
          <table:table-cell office:value-type="float" office:value="23.643" calcext:value-type="float">
            <text:p>23.643</text:p>
          </table:table-cell>
          <table:table-cell office:value-type="float" office:value="25.868" calcext:value-type="float">
            <text:p>25.868</text:p>
          </table:table-cell>
          <table:table-cell office:value-type="float" office:value="26.681" calcext:value-type="float">
            <text:p>26.681</text:p>
          </table:table-cell>
          <table:table-cell office:value-type="float" office:value="27.273" calcext:value-type="float">
            <text:p>27.273</text:p>
          </table:table-cell>
          <table:table-cell office:value-type="float" office:value="28.291" calcext:value-type="float">
            <text:p>28.291</text:p>
          </table:table-cell>
          <table:table-cell office:value-type="float" office:value="28.503" calcext:value-type="float">
            <text:p>28.503</text:p>
          </table:table-cell>
          <table:table-cell office:value-type="float" office:value="30.984" calcext:value-type="float">
            <text:p>30.984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Million KW</text:p>
          </table:table-cell>
          <table:table-cell table:number-columns-repeated="3" office:value-type="float" office:value="2.451" calcext:value-type="float">
            <text:p>2.451</text:p>
          </table:table-cell>
          <table:table-cell office:value-type="float" office:value="2.721" calcext:value-type="float">
            <text:p>2.721</text:p>
          </table:table-cell>
          <table:table-cell office:value-type="float" office:value="4.188" calcext:value-type="float">
            <text:p>4.188</text:p>
          </table:table-cell>
          <table:table-cell office:value-type="float" office:value="4.19" calcext:value-type="float">
            <text:p>4.19</text:p>
          </table:table-cell>
          <table:table-cell office:value-type="float" office:value="4.192" calcext:value-type="float">
            <text:p>4.192</text:p>
          </table:table-cell>
          <table:table-cell office:value-type="float" office:value="4.197" calcext:value-type="float">
            <text:p>4.197</text:p>
          </table:table-cell>
          <table:table-cell office:value-type="float" office:value="4.196" calcext:value-type="float">
            <text:p>4.196</text:p>
          </table:table-cell>
          <table:table-cell office:value-type="float" office:value="1.424" calcext:value-type="float">
            <text:p>1.424</text:p>
          </table:table-cell>
          <table:table-cell office:value-type="float" office:value="1.11" calcext:value-type="float">
            <text:p>1.11</text:p>
          </table:table-cell>
          <table:table-cell office:value-type="float" office:value="1.415" calcext:value-type="float">
            <text:p>1.415</text:p>
          </table:table-cell>
          <table:table-cell office:value-type="float" office:value="1.423" calcext:value-type="float">
            <text:p>1.423</text:p>
          </table:table-cell>
          <table:table-cell table:number-columns-repeated="2" office:value-type="float" office:value="1.425" calcext:value-type="float">
            <text:p>1.425</text:p>
          </table:table-cell>
          <table:table-cell office:value-type="float" office:value="1.432" calcext:value-type="float">
            <text:p>1.432</text:p>
          </table:table-cell>
          <table:table-cell office:value-type="float" office:value="1.455" calcext:value-type="float">
            <text:p>1.455</text:p>
          </table:table-cell>
          <table:table-cell office:value-type="float" office:value="1.488" calcext:value-type="float">
            <text:p>1.488</text:p>
          </table:table-cell>
          <table:table-cell office:value-type="float" office:value="1.475" calcext:value-type="float">
            <text:p>1.475</text:p>
          </table:table-cell>
          <table:table-cell office:value-type="float" office:value="1.477" calcext:value-type="float">
            <text:p>1.477</text:p>
          </table:table-cell>
          <table:table-cell office:value-type="float" office:value="1.485" calcext:value-type="float">
            <text:p>1.485</text:p>
          </table:table-cell>
          <table:table-cell office:value-type="float" office:value="1.629" calcext:value-type="float">
            <text:p>1.629</text:p>
          </table:table-cell>
          <table:table-cell office:value-type="float" office:value="1.59" calcext:value-type="float">
            <text:p>1.59</text:p>
          </table:table-cell>
          <table:table-cell office:value-type="float" office:value="1.486" calcext:value-type="float">
            <text:p>1.486</text:p>
          </table:table-cell>
          <table:table-cell office:value-type="float" office:value="1.499" calcext:value-type="float">
            <text:p>1.499</text:p>
          </table:table-cell>
          <table:table-cell office:value-type="float" office:value="1.501" calcext:value-type="float">
            <text:p>1.501</text:p>
          </table:table-cell>
          <table:table-cell office:value-type="float" office:value="1.515" calcext:value-type="float">
            <text:p>1.515</text:p>
          </table:table-cell>
          <table:table-cell office:value-type="float" office:value="1.522" calcext:value-type="float">
            <text:p>1.522</text:p>
          </table:table-cell>
          <table:table-cell office:value-type="float" office:value="1.626" calcext:value-type="float">
            <text:p>1.626</text:p>
          </table:table-cell>
          <table:table-cell office:value-type="float" office:value="1.638" calcext:value-type="float">
            <text:p>1.638</text:p>
          </table:table-cell>
          <table:table-cell office:value-type="float" office:value="1.637" calcext:value-type="float">
            <text:p>1.637</text:p>
          </table:table-cell>
          <table:table-cell office:value-type="float" office:value="1.673" calcext:value-type="float">
            <text:p>1.673</text:p>
          </table:table-cell>
          <table:table-cell office:value-type="float" office:value="1.693" calcext:value-type="float">
            <text:p>1.693</text:p>
          </table:table-cell>
          <table:table-cell office:value-type="float" office:value="1.709" calcext:value-type="float">
            <text:p>1.709</text:p>
          </table:table-cell>
          <table:table-cell office:value-type="float" office:value="1.73" calcext:value-type="float">
            <text:p>1.73</text:p>
          </table:table-cell>
          <table:table-cell office:value-type="float" office:value="1.777" calcext:value-type="float">
            <text:p>1.777</text:p>
          </table:table-cell>
          <table:table-cell office:value-type="float" office:value="1.836" calcext:value-type="float">
            <text:p>1.836</text:p>
          </table:table-cell>
          <table:table-cell office:value-type="float" office:value="1.873" calcext:value-type="float">
            <text:p>1.873</text:p>
          </table:table-cell>
          <table:table-cell table:number-columns-repeated="2" office:value-type="float" office:value="1.878" calcext:value-type="float">
            <text:p>1.878</text:p>
          </table:table-cell>
          <table:table-cell office:value-type="float" office:value="1.879" calcext:value-type="float">
            <text:p>1.879</text:p>
          </table:table-cell>
        </table:table-row>
      </table:table>
      <table:table table:name="Calculations Capacities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41" table:default-cell-style-name="Default"/>
        <table:table-row table:style-name="ro1">
          <table:table-cell office:value-type="string" calcext:value-type="string">
            <text:p>API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hydroelectricity installed capacity (million kW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NTL.33-7-CZE-MK.A</text:p>
          </table:table-cell>
          <table:table-cell office:value-type="string" calcext:value-type="string">
            <text:p><text:s text:c="8"/>Czech Republic</text:p>
          </table:table-cell>
          <table:table-cell table:number-columns-repeated="13" office:value-type="string" calcext:value-type="string">
            <text:p>--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8" calcext:value-type="float">
            <text:p>0.888</text:p>
          </table:table-cell>
          <table:table-cell office:value-type="float" office:value="1.008" calcext:value-type="float">
            <text:p>1.008</text:p>
          </table:table-cell>
          <table:table-cell office:value-type="float" office:value="0.952" calcext:value-type="float">
            <text:p>0.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" calcext:value-type="float">
            <text:p>1.02</text:p>
          </table:table-cell>
          <table:table-cell office:value-type="float" office:value="1.016" calcext:value-type="float">
            <text:p>1.016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9" calcext:value-type="float">
            <text:p>1.029</text:p>
          </table:table-cell>
          <table:table-cell office:value-type="float" office:value="1.037" calcext:value-type="float">
            <text:p>1.03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5" calcext:value-type="float">
            <text:p>1.05</text:p>
          </table:table-cell>
          <table:table-cell office:value-type="float" office:value="1.065" calcext:value-type="float">
            <text:p>1.065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088" calcext:value-type="float">
            <text:p>1.088</text:p>
          </table:table-cell>
          <table:table-cell office:value-type="float" office:value="1.09" calcext:value-type="float">
            <text:p>1.09</text:p>
          </table:table-cell>
          <table:table-cell office:value-type="float" office:value="1.093" calcext:value-type="float">
            <text:p>1.093</text:p>
          </table:table-cell>
          <table:table-cell office:value-type="float" office:value="1.094" calcext:value-type="float">
            <text:p>1.094</text:p>
          </table:table-cell>
          <table:table-cell office:value-type="float" office:value="1.096" calcext:value-type="float">
            <text:p>1.096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string" calcext:value-type="string">
            <text:p>INTL.33-7-CSK-MK.A</text:p>
          </table:table-cell>
          <table:table-cell office:value-type="string" calcext:value-type="string">
            <text:p><text:s text:c="8"/>Former Czechoslovakia</text:p>
          </table:table-cell>
          <table:table-cell office:value-type="float" office:value="2.578" calcext:value-type="float">
            <text:p>2.578</text:p>
          </table:table-cell>
          <table:table-cell office:value-type="float" office:value="2.832" calcext:value-type="float">
            <text:p>2.832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.875" calcext:value-type="float">
            <text:p>2.875</text:p>
          </table:table-cell>
          <table:table-cell office:value-type="float" office:value="2.897" calcext:value-type="float">
            <text:p>2.897</text:p>
          </table:table-cell>
          <table:table-cell office:value-type="float" office:value="2.89" calcext:value-type="float">
            <text:p>2.89</text:p>
          </table:table-cell>
          <table:table-cell office:value-type="float" office:value="2.975" calcext:value-type="float">
            <text:p>2.975</text:p>
          </table:table-cell>
          <table:table-cell office:value-type="float" office:value="2.988" calcext:value-type="float">
            <text:p>2.988</text:p>
          </table:table-cell>
          <table:table-cell office:value-type="float" office:value="3.042" calcext:value-type="float">
            <text:p>3.042</text:p>
          </table:table-cell>
          <table:table-cell office:value-type="float" office:value="3.036" calcext:value-type="float">
            <text:p>3.036</text:p>
          </table:table-cell>
          <table:table-cell table:number-columns-repeated="2" office:value-type="float" office:value="3.061" calcext:value-type="float">
            <text:p>3.061</text:p>
          </table:table-cell>
          <table:table-cell table:number-columns-repeated="28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NTL.33-7-SVK-MK.A</text:p>
          </table:table-cell>
          <table:table-cell office:value-type="string" calcext:value-type="string">
            <text:p><text:s text:c="8"/>Slovakia</text:p>
          </table:table-cell>
          <table:table-cell table:number-columns-repeated="13" office:value-type="string" calcext:value-type="string">
            <text:p>--</text:p>
          </table:table-cell>
          <table:table-cell office:value-type="float" office:value="0.925" calcext:value-type="float">
            <text:p>0.925</text:p>
          </table:table-cell>
          <table:table-cell office:value-type="float" office:value="1.208" calcext:value-type="float">
            <text:p>1.208</text:p>
          </table:table-cell>
          <table:table-cell office:value-type="float" office:value="1.525" calcext:value-type="float">
            <text:p>1.525</text:p>
          </table:table-cell>
          <table:table-cell office:value-type="float" office:value="1.655" calcext:value-type="float">
            <text:p>1.655</text:p>
          </table:table-cell>
          <table:table-cell office:value-type="float" office:value="1.664" calcext:value-type="float">
            <text:p>1.664</text:p>
          </table:table-cell>
          <table:table-cell office:value-type="float" office:value="1.682" calcext:value-type="float">
            <text:p>1.682</text:p>
          </table:table-cell>
          <table:table-cell office:value-type="float" office:value="1.684" calcext:value-type="float">
            <text:p>1.684</text:p>
          </table:table-cell>
          <table:table-cell office:value-type="float" office:value="1.685" calcext:value-type="float">
            <text:p>1.685</text:p>
          </table:table-cell>
          <table:table-cell table:number-columns-repeated="2" office:value-type="float" office:value="1.586" calcext:value-type="float">
            <text:p>1.586</text:p>
          </table:table-cell>
          <table:table-cell office:value-type="float" office:value="1.588" calcext:value-type="float">
            <text:p>1.588</text:p>
          </table:table-cell>
          <table:table-cell office:value-type="float" office:value="1.602" calcext:value-type="float">
            <text:p>1.602</text:p>
          </table:table-cell>
          <table:table-cell office:value-type="float" office:value="1.596" calcext:value-type="float">
            <text:p>1.596</text:p>
          </table:table-cell>
          <table:table-cell office:value-type="float" office:value="1.597" calcext:value-type="float">
            <text:p>1.597</text:p>
          </table:table-cell>
          <table:table-cell office:value-type="float" office:value="1.599" calcext:value-type="float">
            <text:p>1.599</text:p>
          </table:table-cell>
          <table:table-cell office:value-type="float" office:value="1.632" calcext:value-type="float">
            <text:p>1.632</text:p>
          </table:table-cell>
          <table:table-cell office:value-type="float" office:value="1.571" calcext:value-type="float">
            <text:p>1.571</text:p>
          </table:table-cell>
          <table:table-cell office:value-type="float" office:value="1.6" calcext:value-type="float">
            <text:p>1.6</text:p>
          </table:table-cell>
          <table:table-cell office:value-type="float" office:value="1.607" calcext:value-type="float">
            <text:p>1.607</text:p>
          </table:table-cell>
          <table:table-cell office:value-type="float" office:value="1.606" calcext:value-type="float">
            <text:p>1.606</text:p>
          </table:table-cell>
          <table:table-cell table:number-columns-repeated="2" office:value-type="float" office:value="1.607" calcext:value-type="float">
            <text:p>1.607</text:p>
          </table:table-cell>
          <table:table-cell office:value-type="float" office:value="1.606" calcext:value-type="float">
            <text:p>1.606</text:p>
          </table:table-cell>
          <table:table-cell office:value-type="float" office:value="1.608" calcext:value-type="float">
            <text:p>1.608</text:p>
          </table:table-cell>
          <table:table-cell office:value-type="float" office:value="1.607" calcext:value-type="float">
            <text:p>1.607</text:p>
          </table:table-cell>
          <table:table-cell table:number-columns-repeated="2" office:value-type="float" office:value="1.612" calcext:value-type="float">
            <text:p>1.612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INTL.33-7-DEU-MK.A</text:p>
          </table:table-cell>
          <table:table-cell office:value-type="string" calcext:value-type="string">
            <text:p><text:s text:c="8"/>Germany</text:p>
          </table:table-cell>
          <table:table-cell table:number-columns-repeated="11" office:value-type="string" calcext:value-type="string">
            <text:p>--</text:p>
          </table:table-cell>
          <table:table-cell office:value-type="float" office:value="3.31" calcext:value-type="float">
            <text:p>3.31</text:p>
          </table:table-cell>
          <table:table-cell office:value-type="float" office:value="3.317" calcext:value-type="float">
            <text:p>3.317</text:p>
          </table:table-cell>
          <table:table-cell office:value-type="float" office:value="3.385" calcext:value-type="float">
            <text:p>3.385</text:p>
          </table:table-cell>
          <table:table-cell office:value-type="float" office:value="3.471" calcext:value-type="float">
            <text:p>3.471</text:p>
          </table:table-cell>
          <table:table-cell office:value-type="float" office:value="3.624" calcext:value-type="float">
            <text:p>3.624</text:p>
          </table:table-cell>
          <table:table-cell office:value-type="float" office:value="3.563" calcext:value-type="float">
            <text:p>3.563</text:p>
          </table:table-cell>
          <table:table-cell office:value-type="float" office:value="3.569" calcext:value-type="float">
            <text:p>3.569</text:p>
          </table:table-cell>
          <table:table-cell office:value-type="float" office:value="3.642" calcext:value-type="float">
            <text:p>3.642</text:p>
          </table:table-cell>
          <table:table-cell office:value-type="float" office:value="3.802" calcext:value-type="float">
            <text:p>3.802</text:p>
          </table:table-cell>
          <table:table-cell office:value-type="float" office:value="4.086" calcext:value-type="float">
            <text:p>4.086</text:p>
          </table:table-cell>
          <table:table-cell office:value-type="float" office:value="4.101" calcext:value-type="float">
            <text:p>4.101</text:p>
          </table:table-cell>
          <table:table-cell office:value-type="float" office:value="4.193" calcext:value-type="float">
            <text:p>4.193</text:p>
          </table:table-cell>
          <table:table-cell office:value-type="float" office:value="4.088" calcext:value-type="float">
            <text:p>4.088</text:p>
          </table:table-cell>
          <table:table-cell office:value-type="float" office:value="4.209" calcext:value-type="float">
            <text:p>4.209</text:p>
          </table:table-cell>
          <table:table-cell office:value-type="float" office:value="4.134" calcext:value-type="float">
            <text:p>4.134</text:p>
          </table:table-cell>
          <table:table-cell office:value-type="float" office:value="4.117" calcext:value-type="float">
            <text:p>4.117</text:p>
          </table:table-cell>
          <table:table-cell office:value-type="float" office:value="4.083" calcext:value-type="float">
            <text:p>4.083</text:p>
          </table:table-cell>
          <table:table-cell office:value-type="float" office:value="4.104" calcext:value-type="float">
            <text:p>4.104</text:p>
          </table:table-cell>
          <table:table-cell office:value-type="float" office:value="4.283" calcext:value-type="float">
            <text:p>4.283</text:p>
          </table:table-cell>
          <table:table-cell office:value-type="float" office:value="4.252" calcext:value-type="float">
            <text:p>4.252</text:p>
          </table:table-cell>
          <table:table-cell office:value-type="float" office:value="4.469" calcext:value-type="float">
            <text:p>4.469</text:p>
          </table:table-cell>
          <table:table-cell office:value-type="float" office:value="4.451" calcext:value-type="float">
            <text:p>4.451</text:p>
          </table:table-cell>
          <table:table-cell office:value-type="float" office:value="4.433" calcext:value-type="float">
            <text:p>4.433</text:p>
          </table:table-cell>
          <table:table-cell office:value-type="float" office:value="4.424" calcext:value-type="float">
            <text:p>4.424</text:p>
          </table:table-cell>
          <table:table-cell office:value-type="float" office:value="4.433" calcext:value-type="float">
            <text:p>4.433</text:p>
          </table:table-cell>
          <table:table-cell office:value-type="float" office:value="4.442" calcext:value-type="float">
            <text:p>4.442</text:p>
          </table:table-cell>
          <table:table-cell office:value-type="float" office:value="4.449" calcext:value-type="float">
            <text:p>4.449</text:p>
          </table:table-cell>
          <table:table-cell table:number-columns-repeated="2" office:value-type="float" office:value="4.456" calcext:value-type="float">
            <text:p>4.456</text:p>
          </table:table-cell>
          <table:table-cell office:value-type="float" office:value="4.658" calcext:value-type="float">
            <text:p>4.658</text:p>
          </table:table-cell>
        </table:table-row>
        <table:table-row table:style-name="ro1">
          <table:table-cell office:value-type="string" calcext:value-type="string">
            <text:p>INTL.33-7-DDR-MK.A</text:p>
          </table:table-cell>
          <table:table-cell office:value-type="string" calcext:value-type="string">
            <text:p><text:s text:c="8"/>Germany, East</text:p>
          </table:table-cell>
          <table:table-cell office:value-type="float" office:value="1.852" calcext:value-type="float">
            <text:p>1.852</text:p>
          </table:table-cell>
          <table:table-cell office:value-type="float" office:value="1.845" calcext:value-type="float">
            <text:p>1.845</text:p>
          </table:table-cell>
          <table:table-cell office:value-type="float" office:value="1.852" calcext:value-type="float">
            <text:p>1.852</text:p>
          </table:table-cell>
          <table:table-cell office:value-type="float" office:value="1.851" calcext:value-type="float">
            <text:p>1.851</text:p>
          </table:table-cell>
          <table:table-cell office:value-type="float" office:value="1.845" calcext:value-type="float">
            <text:p>1.845</text:p>
          </table:table-cell>
          <table:table-cell table:number-columns-repeated="6" office:value-type="float" office:value="1.844" calcext:value-type="float">
            <text:p>1.844</text:p>
          </table:table-cell>
          <table:table-cell table:number-columns-repeated="30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NTL.33-7-DEUW-MK.A</text:p>
          </table:table-cell>
          <table:table-cell office:value-type="string" calcext:value-type="string">
            <text:p><text:s text:c="8"/>Germany, West</text:p>
          </table:table-cell>
          <table:table-cell office:value-type="float" office:value="6.45" calcext:value-type="float">
            <text:p>6.45</text:p>
          </table:table-cell>
          <table:table-cell office:value-type="float" office:value="6.509" calcext:value-type="float">
            <text:p>6.509</text:p>
          </table:table-cell>
          <table:table-cell office:value-type="float" office:value="6.531" calcext:value-type="float">
            <text:p>6.531</text:p>
          </table:table-cell>
          <table:table-cell office:value-type="float" office:value="6.631" calcext:value-type="float">
            <text:p>6.631</text:p>
          </table:table-cell>
          <table:table-cell office:value-type="float" office:value="6.668" calcext:value-type="float">
            <text:p>6.668</text:p>
          </table:table-cell>
          <table:table-cell table:number-columns-repeated="3" office:value-type="float" office:value="6.71" calcext:value-type="float">
            <text:p>6.71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6.86" calcext:value-type="float">
            <text:p>6.86</text:p>
          </table:table-cell>
          <table:table-cell table:number-columns-repeated="30" office:value-type="string" calcext:value-type="string">
            <text:p>--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INTL.33-7-EST-MK.A</text:p>
          </table:table-cell>
          <table:table-cell office:value-type="string" calcext:value-type="string">
            <text:p><text:s text:c="8"/>Estonia</text:p>
          </table:table-cell>
          <table:table-cell table:number-columns-repeated="12" office:value-type="string" calcext:value-type="string">
            <text:p>--</text:p>
          </table:table-cell>
          <table:table-cell table:number-columns-repeated="7" office:value-type="float" office:value="0.001" calcext:value-type="float">
            <text:p>0.001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4"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NTL.33-7-LVA-MK.A</text:p>
          </table:table-cell>
          <table:table-cell office:value-type="string" calcext:value-type="string">
            <text:p><text:s text:c="8"/>Latvia</text:p>
          </table:table-cell>
          <table:table-cell table:number-columns-repeated="12" office:value-type="string" calcext:value-type="string">
            <text:p>--</text:p>
          </table:table-cell>
          <table:table-cell office:value-type="float" office:value="1.499" calcext:value-type="float">
            <text:p>1.499</text:p>
          </table:table-cell>
          <table:table-cell office:value-type="float" office:value="1.504" calcext:value-type="float">
            <text:p>1.504</text:p>
          </table:table-cell>
          <table:table-cell office:value-type="float" office:value="1.506" calcext:value-type="float">
            <text:p>1.506</text:p>
          </table:table-cell>
          <table:table-cell table:number-columns-repeated="2" office:value-type="float" office:value="1.521" calcext:value-type="float">
            <text:p>1.521</text:p>
          </table:table-cell>
          <table:table-cell office:value-type="float" office:value="1.487" calcext:value-type="float">
            <text:p>1.487</text:p>
          </table:table-cell>
          <table:table-cell office:value-type="float" office:value="1.517" calcext:value-type="float">
            <text:p>1.517</text:p>
          </table:table-cell>
          <table:table-cell table:number-columns-repeated="2" office:value-type="float" office:value="1.523" calcext:value-type="float">
            <text:p>1.523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1.537" calcext:value-type="float">
            <text:p>1.537</text:p>
          </table:table-cell>
          <table:table-cell table:number-columns-repeated="6" office:value-type="float" office:value="1.536" calcext:value-type="float">
            <text:p>1.536</text:p>
          </table:table-cell>
          <table:table-cell table:number-columns-repeated="3" office:value-type="float" office:value="1.576" calcext:value-type="float">
            <text:p>1.576</text:p>
          </table:table-cell>
          <table:table-cell office:value-type="float" office:value="1.587" calcext:value-type="float">
            <text:p>1.587</text:p>
          </table:table-cell>
          <table:table-cell table:number-columns-repeated="2" office:value-type="float" office:value="1.588" calcext:value-type="float">
            <text:p>1.588</text:p>
          </table:table-cell>
          <table:table-cell table:number-columns-repeated="2" office:value-type="float" office:value="1.564" calcext:value-type="float">
            <text:p>1.564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string" calcext:value-type="string">
            <text:p>INTL.33-7-LTU-MK.A</text:p>
          </table:table-cell>
          <table:table-cell office:value-type="string" calcext:value-type="string">
            <text:p><text:s text:c="8"/>Lithuania</text:p>
          </table:table-cell>
          <table:table-cell table:number-columns-repeated="12" office:value-type="string" calcext:value-type="string">
            <text:p>--</text:p>
          </table:table-cell>
          <table:table-cell table:number-columns-repeated="2" office:value-type="float" office:value="0.106" calcext:value-type="float">
            <text:p>0.106</text:p>
          </table:table-cell>
          <table:table-cell table:number-columns-repeated="5" office:value-type="float" office:value="0.108" calcext:value-type="float">
            <text:p>0.108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7" calcext:value-type="float">
            <text:p>0.117</text:p>
          </table:table-cell>
          <table:table-cell table:number-columns-repeated="2" office:value-type="float" office:value="0.115" calcext:value-type="float">
            <text:p>0.115</text:p>
          </table:table-cell>
          <table:table-cell table:number-columns-repeated="5" office:value-type="float" office:value="0.116" calcext:value-type="float">
            <text:p>0.116</text:p>
          </table:table-cell>
          <table:table-cell table:number-columns-repeated="6"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INTL.33-7-HRV-MK.A</text:p>
          </table:table-cell>
          <table:table-cell office:value-type="string" calcext:value-type="string">
            <text:p><text:s text:c="8"/>Croatia</text:p>
          </table:table-cell>
          <table:table-cell table:number-columns-repeated="12" office:value-type="string" calcext:value-type="string">
            <text:p>--</text:p>
          </table:table-cell>
          <table:table-cell office:value-type="float" office:value="1.769" calcext:value-type="float">
            <text:p>1.769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.781" calcext:value-type="float">
            <text:p>1.781</text:p>
          </table:table-cell>
          <table:table-cell table:number-columns-repeated="6" office:value-type="float" office:value="1.785" calcext:value-type="float">
            <text:p>1.785</text:p>
          </table:table-cell>
          <table:table-cell office:value-type="float" office:value="1.775" calcext:value-type="float">
            <text:p>1.775</text:p>
          </table:table-cell>
          <table:table-cell office:value-type="float" office:value="1.783" calcext:value-type="float">
            <text:p>1.783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804" calcext:value-type="float">
            <text:p>1.804</text:p>
          </table:table-cell>
          <table:table-cell table:number-columns-repeated="2" office:value-type="float" office:value="1.782" calcext:value-type="float">
            <text:p>1.782</text:p>
          </table:table-cell>
          <table:table-cell office:value-type="float" office:value="1.799" calcext:value-type="float">
            <text:p>1.799</text:p>
          </table:table-cell>
          <table:table-cell table:number-columns-repeated="3" office:value-type="float" office:value="1.848" calcext:value-type="float">
            <text:p>1.848</text:p>
          </table:table-cell>
          <table:table-cell office:value-type="float" office:value="1.897" calcext:value-type="float">
            <text:p>1.897</text:p>
          </table:table-cell>
          <table:table-cell office:value-type="float" office:value="1.9" calcext:value-type="float">
            <text:p>1.9</text:p>
          </table:table-cell>
          <table:table-cell office:value-type="float" office:value="1.915" calcext:value-type="float">
            <text:p>1.915</text:p>
          </table:table-cell>
          <table:table-cell table:number-columns-repeated="2" office:value-type="float" office:value="1.912" calcext:value-type="float">
            <text:p>1.912</text:p>
          </table:table-cell>
          <table:table-cell table:number-columns-repeated="2" office:value-type="float" office:value="1.913" calcext:value-type="float">
            <text:p>1.913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string" calcext:value-type="string">
            <text:p>INTL.33-7-SVN-MK.A</text:p>
          </table:table-cell>
          <table:table-cell office:value-type="string" calcext:value-type="string">
            <text:p><text:s text:c="8"/>Slovenia</text:p>
          </table:table-cell>
          <table:table-cell table:number-columns-repeated="12" office:value-type="string" calcext:value-type="string">
            <text:p>--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861" calcext:value-type="float">
            <text:p>0.861</text:p>
          </table:table-cell>
          <table:table-cell table:number-columns-repeated="2" office:value-type="float" office:value="0.846" calcext:value-type="float">
            <text:p>0.846</text:p>
          </table:table-cell>
          <table:table-cell office:value-type="float" office:value="0.839" calcext:value-type="float">
            <text:p>0.839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.974" calcext:value-type="float">
            <text:p>0.974</text:p>
          </table:table-cell>
          <table:table-cell office:value-type="float" office:value="0.979" calcext:value-type="float">
            <text:p>0.979</text:p>
          </table:table-cell>
          <table:table-cell office:value-type="float" office:value="1.009" calcext:value-type="float">
            <text:p>1.0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027" calcext:value-type="float">
            <text:p>1.027</text:p>
          </table:table-cell>
          <table:table-cell office:value-type="float" office:value="1.07" calcext:value-type="float">
            <text:p>1.07</text:p>
          </table:table-cell>
          <table:table-cell office:value-type="float" office:value="1.074" calcext:value-type="float">
            <text:p>1.074</text:p>
          </table:table-cell>
          <table:table-cell office:value-type="float" office:value="1.073" calcext:value-type="float">
            <text:p>1.073</text:p>
          </table:table-cell>
          <table:table-cell office:value-type="float" office:value="1.074" calcext:value-type="float">
            <text:p>1.074</text:p>
          </table:table-cell>
          <table:table-cell office:value-type="float" office:value="1.119" calcext:value-type="float">
            <text:p>1.119</text:p>
          </table:table-cell>
          <table:table-cell office:value-type="float" office:value="1.116" calcext:value-type="float">
            <text:p>1.116</text:p>
          </table:table-cell>
          <table:table-cell office:value-type="float" office:value="1.115" calcext:value-type="float">
            <text:p>1.115</text:p>
          </table:table-cell>
          <table:table-cell office:value-type="float" office:value="1.113" calcext:value-type="float">
            <text:p>1.113</text:p>
          </table:table-cell>
          <table:table-cell office:value-type="float" office:value="1.167" calcext:value-type="float">
            <text:p>1.167</text:p>
          </table:table-cell>
          <table:table-cell table:number-columns-repeated="2" office:value-type="float" office:value="1.163" calcext:value-type="float">
            <text:p>1.163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string" calcext:value-type="string">
            <text:p>INTL.33-7-SCG-MK.A</text:p>
          </table:table-cell>
          <table:table-cell office:value-type="string" calcext:value-type="string">
            <text:p><text:s text:c="8"/>Former Serbia and Montenegro</text:p>
          </table:table-cell>
          <table:table-cell table:number-columns-repeated="12" office:value-type="string" calcext:value-type="string">
            <text:p>--</text:p>
          </table:table-cell>
          <table:table-cell table:number-columns-repeated="7" office:value-type="float" office:value="2.25" calcext:value-type="float">
            <text:p>2.25</text:p>
          </table:table-cell>
          <table:table-cell table:number-columns-repeated="5" office:value-type="float" office:value="2.296" calcext:value-type="float">
            <text:p>2.296</text:p>
          </table:table-cell>
          <table:table-cell table:number-columns-repeated="2" office:value-type="float" office:value="2.206" calcext:value-type="float">
            <text:p>2.206</text:p>
          </table:table-cell>
          <table:table-cell table:number-columns-repeated="15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NTL.33-7-YUG-MK.A</text:p>
          </table:table-cell>
          <table:table-cell office:value-type="string" calcext:value-type="string">
            <text:p><text:s text:c="8"/>Former Yugoslavia</text:p>
          </table:table-cell>
          <table:table-cell office:value-type="float" office:value="6.2" calcext:value-type="float">
            <text:p>6.2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5.886" calcext:value-type="float">
            <text:p>5.886</text:p>
          </table:table-cell>
          <table:table-cell office:value-type="float" office:value="6.386" calcext:value-type="float">
            <text:p>6.386</text:p>
          </table:table-cell>
          <table:table-cell office:value-type="float" office:value="6.736" calcext:value-type="float">
            <text:p>6.736</text:p>
          </table:table-cell>
          <table:table-cell office:value-type="float" office:value="7.086" calcext:value-type="float">
            <text:p>7.086</text:p>
          </table:table-cell>
          <table:table-cell office:value-type="float" office:value="7.386" calcext:value-type="float">
            <text:p>7.386</text:p>
          </table:table-cell>
          <table:table-cell office:value-type="float" office:value="7.625" calcext:value-type="float">
            <text:p>7.625</text:p>
          </table:table-cell>
          <table:table-cell office:value-type="float" office:value="7.686" calcext:value-type="float">
            <text:p>7.686</text:p>
          </table:table-cell>
          <table:table-cell table:number-columns-repeated="2" office:value-type="float" office:value="7.386" calcext:value-type="float">
            <text:p>7.386</text:p>
          </table:table-cell>
          <table:table-cell table:number-columns-repeated="29"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INTL.33-7-MNE-MK.A</text:p>
          </table:table-cell>
          <table:table-cell office:value-type="string" calcext:value-type="string">
            <text:p><text:s text:c="8"/>Montenegro</text:p>
          </table:table-cell>
          <table:table-cell table:number-columns-repeated="26" office:value-type="string" calcext:value-type="string">
            <text:p>--</text:p>
          </table:table-cell>
          <table:table-cell table:number-columns-repeated="7" office:value-type="float" office:value="0.658" calcext:value-type="float">
            <text:p>0.658</text:p>
          </table:table-cell>
          <table:table-cell table:number-columns-repeated="4" office:value-type="float" office:value="0.651" calcext:value-type="float">
            <text:p>0.651</text:p>
          </table:table-cell>
          <table:table-cell table:number-columns-repeated="3" office:value-type="float" office:value="0.652" calcext:value-type="float">
            <text:p>0.652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INTL.33-7-MKD-MK.A</text:p>
          </table:table-cell>
          <table:table-cell office:value-type="string" calcext:value-type="string">
            <text:p><text:s text:c="8"/>North Macedonia</text:p>
          </table:table-cell>
          <table:table-cell table:number-columns-repeated="12" office:value-type="string" calcext:value-type="string">
            <text:p>--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.423" calcext:value-type="float">
            <text:p>0.423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.436" calcext:value-type="float">
            <text:p>0.436</text:p>
          </table:table-cell>
          <table:table-cell office:value-type="float" office:value="0.448" calcext:value-type="float">
            <text:p>0.44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4" calcext:value-type="float">
            <text:p>0.5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" calcext:value-type="float">
            <text:p>0.66</text:p>
          </table:table-cell>
          <table:table-cell table:number-columns-repeated="4"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INTL.33-7-SRB-MK.A</text:p>
          </table:table-cell>
          <table:table-cell office:value-type="string" calcext:value-type="string">
            <text:p><text:s text:c="8"/>Serbia</text:p>
          </table:table-cell>
          <table:table-cell table:number-columns-repeated="26" office:value-type="string" calcext:value-type="string">
            <text:p>--</text:p>
          </table:table-cell>
          <table:table-cell table:number-columns-repeated="3" office:value-type="float" office:value="2.206" calcext:value-type="float">
            <text:p>2.206</text:p>
          </table:table-cell>
          <table:table-cell office:value-type="float" office:value="2.221" calcext:value-type="float">
            <text:p>2.221</text:p>
          </table:table-cell>
          <table:table-cell office:value-type="float" office:value="2.293" calcext:value-type="float">
            <text:p>2.293</text:p>
          </table:table-cell>
          <table:table-cell office:value-type="float" office:value="2.322" calcext:value-type="float">
            <text:p>2.322</text:p>
          </table:table-cell>
          <table:table-cell office:value-type="float" office:value="2.352" calcext:value-type="float">
            <text:p>2.352</text:p>
          </table:table-cell>
          <table:table-cell office:value-type="float" office:value="2.317" calcext:value-type="float">
            <text:p>2.317</text:p>
          </table:table-cell>
          <table:table-cell office:value-type="float" office:value="2.403" calcext:value-type="float">
            <text:p>2.403</text:p>
          </table:table-cell>
          <table:table-cell office:value-type="float" office:value="2.408" calcext:value-type="float">
            <text:p>2.408</text:p>
          </table:table-cell>
          <table:table-cell office:value-type="float" office:value="2.416" calcext:value-type="float">
            <text:p>2.416</text:p>
          </table:table-cell>
          <table:table-cell table:number-columns-repeated="3" office:value-type="float" office:value="2.424" calcext:value-type="float">
            <text:p>2.424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string" calcext:value-type="string">
            <text:p>INTL.33-7-BIH-MK.A</text:p>
          </table:table-cell>
          <table:table-cell office:value-type="string" calcext:value-type="string">
            <text:p><text:s text:c="8"/>Bosnia and Herzegovina</text:p>
          </table:table-cell>
          <table:table-cell table:number-columns-repeated="12" office:value-type="string" calcext:value-type="string">
            <text:p>--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139" calcext:value-type="float">
            <text:p>1.139</text:p>
          </table:table-cell>
          <table:table-cell table:number-columns-repeated="3" office:value-type="float" office:value="1.219" calcext:value-type="float">
            <text:p>1.219</text:p>
          </table:table-cell>
          <table:table-cell office:value-type="float" office:value="1.624" calcext:value-type="float">
            <text:p>1.624</text:p>
          </table:table-cell>
          <table:table-cell table:number-columns-repeated="2" office:value-type="float" office:value="1.983" calcext:value-type="float">
            <text:p>1.983</text:p>
          </table:table-cell>
          <table:table-cell office:value-type="float" office:value="1.993" calcext:value-type="float">
            <text:p>1.993</text:p>
          </table:table-cell>
          <table:table-cell table:number-columns-repeated="4" office:value-type="float" office:value="2.38" calcext:value-type="float">
            <text:p>2.38</text:p>
          </table:table-cell>
          <table:table-cell table:number-columns-repeated="2" office:value-type="float" office:value="2.411" calcext:value-type="float">
            <text:p>2.411</text:p>
          </table:table-cell>
          <table:table-cell table:number-columns-repeated="4" office:value-type="float" office:value="2.117" calcext:value-type="float">
            <text:p>2.117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049" calcext:value-type="float">
            <text:p>2.049</text:p>
          </table:table-cell>
          <table:table-cell office:value-type="float" office:value="2.055" calcext:value-type="float">
            <text:p>2.055</text:p>
          </table:table-cell>
          <table:table-cell table:number-columns-repeated="2" office:value-type="float" office:value="2.084" calcext:value-type="float">
            <text:p>2.084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string" calcext:value-type="string">
            <text:p>INTL.33-7-XKS-MK.A</text:p>
          </table:table-cell>
          <table:table-cell office:value-type="string" calcext:value-type="string">
            <text:p><text:s text:c="8"/>Kosovo</text:p>
          </table:table-cell>
          <table:table-cell table:number-columns-repeated="28" office:value-type="string" calcext:value-type="string">
            <text:p>--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table:number-columns-repeated="5"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are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<text:s text:c="8"/>Czech Republic</text:p>
          </table:table-cell>
          <table:table-cell office:value-type="float" office:value="0.911" calcext:value-type="float">
            <text:p>0.911</text:p>
          </table:table-cell>
          <table:table-cell table:formula="of:=[.C26]/([.C26]+[.$C28])" office:value-type="float" office:value="0.496187363834423" calcext:value-type="float">
            <text:p>0.496187363834423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<text:s text:c="8"/>Former Czechoslovakia</text:p>
          </table:table-cell>
          <table:table-cell office:value-type="string" calcext:value-type="string">
            <text:p>--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 text:c="8"/>Slovakia</text:p>
          </table:table-cell>
          <table:table-cell office:value-type="float" office:value="0.925" calcext:value-type="float">
            <text:p>0.925</text:p>
          </table:table-cell>
          <table:table-cell table:formula="of:=[.C28]/([.C26]+[.C28])" office:value-type="float" office:value="0.503812636165577" calcext:value-type="float">
            <text:p>0.503812636165577</text:p>
          </table:table-cell>
          <table:table-cell table:number-columns-repeated="39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 text:c="8"/>Germany</text:p>
          </table:table-cell>
          <table:table-cell table:formula="of:=[.C32]+[.C33]" office:value-type="float" office:value="8.302" calcext:value-type="float">
            <text:p>8.302</text:p>
          </table:table-cell>
          <table:table-cell table:formula="of:=[.D32]+[.D33]" office:value-type="float" office:value="8.354" calcext:value-type="float">
            <text:p>8.354</text:p>
          </table:table-cell>
          <table:table-cell table:formula="of:=[.E32]+[.E33]" office:value-type="float" office:value="8.383" calcext:value-type="float">
            <text:p>8.383</text:p>
          </table:table-cell>
          <table:table-cell table:formula="of:=[.F32]+[.F33]" office:value-type="float" office:value="8.482" calcext:value-type="float">
            <text:p>8.482</text:p>
          </table:table-cell>
          <table:table-cell table:formula="of:=[.G32]+[.G33]" office:value-type="float" office:value="8.513" calcext:value-type="float">
            <text:p>8.513</text:p>
          </table:table-cell>
          <table:table-cell table:formula="of:=[.H32]+[.H33]" office:value-type="float" office:value="8.554" calcext:value-type="float">
            <text:p>8.554</text:p>
          </table:table-cell>
          <table:table-cell table:formula="of:=[.I32]+[.I33]" office:value-type="float" office:value="8.554" calcext:value-type="float">
            <text:p>8.554</text:p>
          </table:table-cell>
          <table:table-cell table:formula="of:=[.J32]+[.J33]" office:value-type="float" office:value="8.554" calcext:value-type="float">
            <text:p>8.554</text:p>
          </table:table-cell>
          <table:table-cell table:formula="of:=[.K32]+[.K33]" office:value-type="float" office:value="8.694" calcext:value-type="float">
            <text:p>8.694</text:p>
          </table:table-cell>
          <table:table-cell table:formula="of:=[.L32]+[.L33]" office:value-type="float" office:value="8.704" calcext:value-type="float">
            <text:p>8.704</text:p>
          </table:table-cell>
          <table:table-cell table:formula="of:=[.M32]+[.M33]" office:value-type="float" office:value="8.704" calcext:value-type="float">
            <text:p>8.704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 text:c="8"/>Germany, East</text:p>
          </table:table-cell>
          <table:table-cell office:value-type="float" office:value="1.852" calcext:value-type="float">
            <text:p>1.852</text:p>
          </table:table-cell>
          <table:table-cell office:value-type="float" office:value="1.845" calcext:value-type="float">
            <text:p>1.845</text:p>
          </table:table-cell>
          <table:table-cell office:value-type="float" office:value="1.852" calcext:value-type="float">
            <text:p>1.852</text:p>
          </table:table-cell>
          <table:table-cell office:value-type="float" office:value="1.851" calcext:value-type="float">
            <text:p>1.851</text:p>
          </table:table-cell>
          <table:table-cell office:value-type="float" office:value="1.845" calcext:value-type="float">
            <text:p>1.845</text:p>
          </table:table-cell>
          <table:table-cell table:number-columns-repeated="6" office:value-type="float" office:value="1.844" calcext:value-type="float">
            <text:p>1.844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<text:s text:c="8"/>Germany, West</text:p>
          </table:table-cell>
          <table:table-cell office:value-type="float" office:value="6.45" calcext:value-type="float">
            <text:p>6.45</text:p>
          </table:table-cell>
          <table:table-cell office:value-type="float" office:value="6.509" calcext:value-type="float">
            <text:p>6.509</text:p>
          </table:table-cell>
          <table:table-cell office:value-type="float" office:value="6.531" calcext:value-type="float">
            <text:p>6.531</text:p>
          </table:table-cell>
          <table:table-cell office:value-type="float" office:value="6.631" calcext:value-type="float">
            <text:p>6.631</text:p>
          </table:table-cell>
          <table:table-cell office:value-type="float" office:value="6.668" calcext:value-type="float">
            <text:p>6.668</text:p>
          </table:table-cell>
          <table:table-cell table:number-columns-repeated="3" office:value-type="float" office:value="6.71" calcext:value-type="float">
            <text:p>6.71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6.86" calcext:value-type="float">
            <text:p>6.86</text:p>
          </table:table-cell>
          <table:table-cell table:number-columns-repeated="30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hares 1992</text:p>
          </table:table-cell>
          <table:table-cell office:value-type="string" calcext:value-type="string">
            <text:p>Serbia/Montenegro/Kosovo from 2006 on 1992 because 2006 → 2008 capacities are constant</text:p>
          </table:table-cell>
          <table:table-cell office:value-type="string" calcext:value-type="string">
            <text:p>2008 shares of S/M/K of S&amp;M</text:p>
          </table:table-cell>
          <table:table-cell office:value-type="string" calcext:value-type="string">
            <text:p>S\K shares of S 200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<text:s text:c="8"/>Croatia</text:p>
          </table:table-cell>
          <table:table-cell office:value-type="float" office:value="1.769" calcext:value-type="float">
            <text:p>1.769</text:p>
          </table:table-cell>
          <table:table-cell office:value-type="float" office:value="1.804" calcext:value-type="float">
            <text:p>1.804</text:p>
          </table:table-cell>
          <table:table-cell office:value-type="float" office:value="1.782" calcext:value-type="float">
            <text:p>1.782</text:p>
          </table:table-cell>
          <table:table-cell table:formula="of:=[.C36]/([.$C$36]+[.$C$37]+[.$C$38]+[.$C$41]+[.$C$43])" office:value-type="float" office:value="0.27640625" calcext:value-type="float">
            <text:p>0.2764062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<text:s text:c="8"/>Slovenia</text:p>
          </table:table-cell>
          <table:table-cell office:value-type="float" office:value="0.755" calcext:value-type="float">
            <text:p>0.755</text:p>
          </table:table-cell>
          <table:table-cell office:value-type="float" office:value="1.009" calcext:value-type="float">
            <text:p>1.009</text:p>
          </table:table-cell>
          <table:table-cell office:value-type="float" office:value="1.027" calcext:value-type="float">
            <text:p>1.027</text:p>
          </table:table-cell>
          <table:table-cell table:formula="of:=[.C37]/([.$C$36]+[.$C$37]+[.$C$38]+[.$C$41]+[.$C$43])" office:value-type="float" office:value="0.11796875" calcext:value-type="float">
            <text:p>0.1179687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<text:s text:c="8"/>Former Serbia and Montenegro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string" calcext:value-type="string">
            <text:p>--</text:p>
          </table:table-cell>
          <table:table-cell table:formula="of:=[.C38]/([.$C$36]+[.$C$37]+[.$C$38]+[.$C$41]+[.$C$43])" office:value-type="float" office:value="0.3515625" calcext:value-type="float">
            <text:p>0.351562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<text:s text:c="8"/>Former Yugoslavia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<text:s text:c="8"/>Montenegro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0.658" calcext:value-type="float">
            <text:p>0.658</text:p>
          </table:table-cell>
          <table:table-cell/>
          <table:table-cell table:formula="of:=(([.E40])/([.E40]+[.E42]+[.E44])) * [.F38]" office:value-type="float" office:value="0.0795762383900929" calcext:value-type="float">
            <text:p>0.079576238390093</text:p>
          </table:table-cell>
          <table:table-cell table:formula="of:=(([.E40])/([.E40]+[.E42]+[.E44]))" office:value-type="float" office:value="0.226350189198486" calcext:value-type="float">
            <text:p>0.226350189198486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<text:s text:c="8"/>North Macedonia</text:p>
          </table:table-cell>
          <table:table-cell office:value-type="float" office:value="0.426" calcext:value-type="float">
            <text:p>0.426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2" calcext:value-type="float">
            <text:p>0.552</text:p>
          </table:table-cell>
          <table:table-cell table:formula="of:=[.C41]/([.$C$36]+[.$C$37]+[.$C$38]+[.$C$41]+[.$C$43])" office:value-type="float" office:value="0.0665625" calcext:value-type="float">
            <text:p>0.066562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<text:s text:c="8"/>Serbia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2.206" calcext:value-type="float">
            <text:p>2.206</text:p>
          </table:table-cell>
          <table:table-cell/>
          <table:table-cell table:formula="of:=(([.E42])/([.E40]+[.E42]+[.E44])) * [.F38]" office:value-type="float" office:value="0.266785990712074" calcext:value-type="float">
            <text:p>0.266785990712074</text:p>
          </table:table-cell>
          <table:table-cell table:formula="of:=(([.E42])/([.E40]+[.E42]+[.E44]))" office:value-type="float" office:value="0.758857929136567" calcext:value-type="float">
            <text:p>0.758857929136567</text:p>
          </table:table-cell>
          <table:table-cell table:formula="of:=[.E42]/([.E42]+[.E44])" office:value-type="float" office:value="0.980880391285015" calcext:value-type="float">
            <text:p>0.980880391285015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<text:s text:c="8"/>Bosnia and Herzegovina</text:p>
          </table:table-cell>
          <table:table-cell office:value-type="float" office:value="1.2" calcext:value-type="float">
            <text:p>1.2</text:p>
          </table:table-cell>
          <table:table-cell office:value-type="float" office:value="2.411" calcext:value-type="float">
            <text:p>2.411</text:p>
          </table:table-cell>
          <table:table-cell office:value-type="float" office:value="2.117" calcext:value-type="float">
            <text:p>2.117</text:p>
          </table:table-cell>
          <table:table-cell table:formula="of:=[.C43]/([.$C$36]+[.$C$37]+[.$C$38]+[.$C$41]+[.$C$43])" office:value-type="float" office:value="0.1875" calcext:value-type="float">
            <text:p>0.187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<text:s text:c="8"/>Kosovo</text:p>
          </table:table-cell>
          <table:table-cell table:number-columns-repeated="2" office:value-type="string" calcext:value-type="string">
            <text:p>--</text:p>
          </table:table-cell>
          <table:table-cell office:value-type="float" office:value="0.043" calcext:value-type="float">
            <text:p>0.043</text:p>
          </table:table-cell>
          <table:table-cell/>
          <table:table-cell table:formula="of:=(([.E44]/([.E40]+[.E42]+[.E44]))*[.F38])" office:value-type="float" office:value="0.00520027089783282" calcext:value-type="float">
            <text:p>0.005200270897833</text:p>
          </table:table-cell>
          <table:table-cell table:formula="of:=(([.E44]/([.E40]+[.E42]+[.E44])))" office:value-type="float" office:value="0.0147918816649467" calcext:value-type="float">
            <text:p>0.014791881664947</text:p>
          </table:table-cell>
          <table:table-cell table:formula="of:=[.E44]/([.E42]+[.E44])" office:value-type="float" office:value="0.0191196087149844" calcext:value-type="float">
            <text:p>0.019119608714985</text:p>
          </table:table-cell>
          <table:table-cell table:number-columns-repeated="34"/>
        </table:table-row>
        <table:table-row table:style-name="ro1" table:number-rows-repeated="2">
          <table:table-cell table:number-columns-repeated="43"/>
        </table:table-row>
        <table:table-row table:style-name="ro1">
          <table:table-cell/>
          <table:table-cell office:value-type="string" calcext:value-type="string">
            <text:p><text:s text:c="8"/>Estonia</text:p>
          </table:table-cell>
          <table:table-cell table:style-name="ce1" office:value-type="string" calcext:value-type="string" table:number-columns-spanned="1" table:number-rows-spanned="3">
            <text:p>kept constant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 text:c="8"/>Latvia</text:p>
          </table:table-cell>
          <table:covered-table-cell/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 text:c="8"/>Lithuania</text:p>
          </table:table-cell>
          <table:covered-table-cell/>
          <table:table-cell table:number-columns-repeated="40"/>
        </table:table-row>
        <table:table-row table:style-name="ro1" table:number-rows-repeated="3">
          <table:table-cell table:number-columns-repeated="43"/>
        </table:table-row>
        <table:table-row table:style-name="ro1">
          <table:table-cell/>
          <table:table-cell office:value-type="string" calcext:value-type="string">
            <text:p>Clean data</text:p>
          </table:table-cell>
          <table:table-cell table:number-columns-repeated="41"/>
        </table:table-row>
        <table:table-row table:style-name="ro1"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hydroelectricity installed capacity (million kW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 text:c="8"/>Czech Republic</text:p>
          </table:table-cell>
          <table:table-cell table:formula="of:=[.$D$26]*[.C57]" office:value-type="float" office:value="1.27917102396514" calcext:value-type="float">
            <text:p>1.27917102396514</text:p>
          </table:table-cell>
          <table:table-cell table:formula="of:=[.$D$26]*[.D57]" office:value-type="float" office:value="1.40520261437908" calcext:value-type="float">
            <text:p>1.40520261437908</text:p>
          </table:table-cell>
          <table:table-cell table:formula="of:=[.$D$26]*[.E57]" office:value-type="float" office:value="1.40917211328976" calcext:value-type="float">
            <text:p>1.40917211328976</text:p>
          </table:table-cell>
          <table:table-cell table:formula="of:=[.$D$26]*[.F57]" office:value-type="float" office:value="1.40917211328976" calcext:value-type="float">
            <text:p>1.40917211328976</text:p>
          </table:table-cell>
          <table:table-cell table:formula="of:=[.$D$26]*[.G57]" office:value-type="float" office:value="1.42653867102397" calcext:value-type="float">
            <text:p>1.42653867102397</text:p>
          </table:table-cell>
          <table:table-cell table:formula="of:=[.$D$26]*[.H57]" office:value-type="float" office:value="1.43745479302832" calcext:value-type="float">
            <text:p>1.43745479302832</text:p>
          </table:table-cell>
          <table:table-cell table:formula="of:=[.$D$26]*[.I57]" office:value-type="float" office:value="1.43398148148148" calcext:value-type="float">
            <text:p>1.43398148148148</text:p>
          </table:table-cell>
          <table:table-cell table:formula="of:=[.$D$26]*[.J57]" office:value-type="float" office:value="1.47615740740741" calcext:value-type="float">
            <text:p>1.47615740740741</text:p>
          </table:table-cell>
          <table:table-cell table:formula="of:=[.$D$26]*[.K57]" office:value-type="float" office:value="1.48260784313726" calcext:value-type="float">
            <text:p>1.48260784313726</text:p>
          </table:table-cell>
          <table:table-cell table:formula="of:=[.$D$26]*[.L57]" office:value-type="float" office:value="1.50940196078431" calcext:value-type="float">
            <text:p>1.50940196078431</text:p>
          </table:table-cell>
          <table:table-cell table:formula="of:=[.$D$26]*[.M57]" office:value-type="float" office:value="1.50642483660131" calcext:value-type="float">
            <text:p>1.50642483660131</text:p>
          </table:table-cell>
          <table:table-cell table:formula="of:=[.$D$26]*[.N57]" office:value-type="float" office:value="1.51882952069717" calcext:value-type="float">
            <text:p>1.51882952069717</text:p>
          </table:table-cell>
          <table:table-cell table:formula="of:=[.$D$26]*[.O57]" office:value-type="float" office:value="1.51882952069717" calcext:value-type="float">
            <text:p>1.518829520697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05" calcext:value-type="float">
            <text:p>0.905</text:p>
          </table:table-cell>
          <table:table-cell office:value-type="float" office:value="0.888" calcext:value-type="float">
            <text:p>0.888</text:p>
          </table:table-cell>
          <table:table-cell office:value-type="float" office:value="1.008" calcext:value-type="float">
            <text:p>1.008</text:p>
          </table:table-cell>
          <table:table-cell office:value-type="float" office:value="0.952" calcext:value-type="float">
            <text:p>0.9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5" calcext:value-type="float">
            <text:p>1.015</text:p>
          </table:table-cell>
          <table:table-cell office:value-type="float" office:value="1.02" calcext:value-type="float">
            <text:p>1.02</text:p>
          </table:table-cell>
          <table:table-cell office:value-type="float" office:value="1.016" calcext:value-type="float">
            <text:p>1.016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9" calcext:value-type="float">
            <text:p>1.029</text:p>
          </table:table-cell>
          <table:table-cell office:value-type="float" office:value="1.037" calcext:value-type="float">
            <text:p>1.037</text:p>
          </table:table-cell>
          <table:table-cell office:value-type="float" office:value="1.049" calcext:value-type="float">
            <text:p>1.049</text:p>
          </table:table-cell>
          <table:table-cell office:value-type="float" office:value="1.05" calcext:value-type="float">
            <text:p>1.05</text:p>
          </table:table-cell>
          <table:table-cell office:value-type="float" office:value="1.065" calcext:value-type="float">
            <text:p>1.065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088" calcext:value-type="float">
            <text:p>1.088</text:p>
          </table:table-cell>
          <table:table-cell office:value-type="float" office:value="1.09" calcext:value-type="float">
            <text:p>1.09</text:p>
          </table:table-cell>
          <table:table-cell office:value-type="float" office:value="1.093" calcext:value-type="float">
            <text:p>1.093</text:p>
          </table:table-cell>
          <table:table-cell office:value-type="float" office:value="1.094" calcext:value-type="float">
            <text:p>1.094</text:p>
          </table:table-cell>
          <table:table-cell office:value-type="float" office:value="1.096" calcext:value-type="float">
            <text:p>1.096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/>
          <table:table-cell office:value-type="string" calcext:value-type="string">
            <text:p><text:s text:c="8"/>Former Czechoslovakia</text:p>
          </table:table-cell>
          <table:table-cell office:value-type="float" office:value="2.578" calcext:value-type="float">
            <text:p>2.578</text:p>
          </table:table-cell>
          <table:table-cell office:value-type="float" office:value="2.832" calcext:value-type="float">
            <text:p>2.832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.875" calcext:value-type="float">
            <text:p>2.875</text:p>
          </table:table-cell>
          <table:table-cell office:value-type="float" office:value="2.897" calcext:value-type="float">
            <text:p>2.897</text:p>
          </table:table-cell>
          <table:table-cell office:value-type="float" office:value="2.89" calcext:value-type="float">
            <text:p>2.89</text:p>
          </table:table-cell>
          <table:table-cell office:value-type="float" office:value="2.975" calcext:value-type="float">
            <text:p>2.975</text:p>
          </table:table-cell>
          <table:table-cell office:value-type="float" office:value="2.988" calcext:value-type="float">
            <text:p>2.988</text:p>
          </table:table-cell>
          <table:table-cell office:value-type="float" office:value="3.042" calcext:value-type="float">
            <text:p>3.042</text:p>
          </table:table-cell>
          <table:table-cell office:value-type="float" office:value="3.036" calcext:value-type="float">
            <text:p>3.036</text:p>
          </table:table-cell>
          <table:table-cell table:number-columns-repeated="2" office:value-type="float" office:value="3.061" calcext:value-type="float">
            <text:p>3.061</text:p>
          </table:table-cell>
          <table:table-cell table:number-columns-repeated="28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<text:s text:c="8"/>Slovakia</text:p>
          </table:table-cell>
          <table:table-cell table:formula="of:=[.$D$28]*[.C57]" office:value-type="float" office:value="1.29882897603486" calcext:value-type="float">
            <text:p>1.29882897603486</text:p>
          </table:table-cell>
          <table:table-cell table:formula="of:=[.$D$28]*[.D57]" office:value-type="float" office:value="1.42679738562092" calcext:value-type="float">
            <text:p>1.42679738562092</text:p>
          </table:table-cell>
          <table:table-cell table:formula="of:=[.$D$28]*[.E57]" office:value-type="float" office:value="1.43082788671024" calcext:value-type="float">
            <text:p>1.43082788671024</text:p>
          </table:table-cell>
          <table:table-cell table:formula="of:=[.$D$28]*[.F57]" office:value-type="float" office:value="1.43082788671024" calcext:value-type="float">
            <text:p>1.43082788671024</text:p>
          </table:table-cell>
          <table:table-cell table:formula="of:=[.$D$28]*[.G57]" office:value-type="float" office:value="1.44846132897604" calcext:value-type="float">
            <text:p>1.44846132897604</text:p>
          </table:table-cell>
          <table:table-cell table:formula="of:=[.$D$28]*[.H57]" office:value-type="float" office:value="1.45954520697168" calcext:value-type="float">
            <text:p>1.45954520697168</text:p>
          </table:table-cell>
          <table:table-cell table:formula="of:=[.$D$28]*[.I57]" office:value-type="float" office:value="1.45601851851852" calcext:value-type="float">
            <text:p>1.45601851851852</text:p>
          </table:table-cell>
          <table:table-cell table:formula="of:=[.$D$28]*[.J57]" office:value-type="float" office:value="1.49884259259259" calcext:value-type="float">
            <text:p>1.49884259259259</text:p>
          </table:table-cell>
          <table:table-cell table:formula="of:=[.$D$28]*[.K57]" office:value-type="float" office:value="1.50539215686275" calcext:value-type="float">
            <text:p>1.50539215686275</text:p>
          </table:table-cell>
          <table:table-cell table:formula="of:=[.$D$28]*[.L57]" office:value-type="float" office:value="1.53259803921569" calcext:value-type="float">
            <text:p>1.53259803921569</text:p>
          </table:table-cell>
          <table:table-cell table:formula="of:=[.$D$28]*[.M57]" office:value-type="float" office:value="1.52957516339869" calcext:value-type="float">
            <text:p>1.52957516339869</text:p>
          </table:table-cell>
          <table:table-cell table:formula="of:=[.$D$28]*[.N57]" office:value-type="float" office:value="1.54217047930283" calcext:value-type="float">
            <text:p>1.54217047930283</text:p>
          </table:table-cell>
          <table:table-cell table:formula="of:=[.$D$28]*[.O57]" office:value-type="float" office:value="1.54217047930283" calcext:value-type="float">
            <text:p>1.54217047930283</text:p>
          </table:table-cell>
          <table:table-cell office:value-type="float" office:value="0.925" calcext:value-type="float">
            <text:p>0.925</text:p>
          </table:table-cell>
          <table:table-cell office:value-type="float" office:value="1.208" calcext:value-type="float">
            <text:p>1.208</text:p>
          </table:table-cell>
          <table:table-cell office:value-type="float" office:value="1.525" calcext:value-type="float">
            <text:p>1.525</text:p>
          </table:table-cell>
          <table:table-cell office:value-type="float" office:value="1.655" calcext:value-type="float">
            <text:p>1.655</text:p>
          </table:table-cell>
          <table:table-cell office:value-type="float" office:value="1.664" calcext:value-type="float">
            <text:p>1.664</text:p>
          </table:table-cell>
          <table:table-cell office:value-type="float" office:value="1.682" calcext:value-type="float">
            <text:p>1.682</text:p>
          </table:table-cell>
          <table:table-cell office:value-type="float" office:value="1.684" calcext:value-type="float">
            <text:p>1.684</text:p>
          </table:table-cell>
          <table:table-cell office:value-type="float" office:value="1.685" calcext:value-type="float">
            <text:p>1.685</text:p>
          </table:table-cell>
          <table:table-cell table:number-columns-repeated="2" office:value-type="float" office:value="1.586" calcext:value-type="float">
            <text:p>1.586</text:p>
          </table:table-cell>
          <table:table-cell office:value-type="float" office:value="1.588" calcext:value-type="float">
            <text:p>1.588</text:p>
          </table:table-cell>
          <table:table-cell office:value-type="float" office:value="1.602" calcext:value-type="float">
            <text:p>1.602</text:p>
          </table:table-cell>
          <table:table-cell office:value-type="float" office:value="1.596" calcext:value-type="float">
            <text:p>1.596</text:p>
          </table:table-cell>
          <table:table-cell office:value-type="float" office:value="1.597" calcext:value-type="float">
            <text:p>1.597</text:p>
          </table:table-cell>
          <table:table-cell office:value-type="float" office:value="1.599" calcext:value-type="float">
            <text:p>1.599</text:p>
          </table:table-cell>
          <table:table-cell office:value-type="float" office:value="1.632" calcext:value-type="float">
            <text:p>1.632</text:p>
          </table:table-cell>
          <table:table-cell office:value-type="float" office:value="1.571" calcext:value-type="float">
            <text:p>1.571</text:p>
          </table:table-cell>
          <table:table-cell office:value-type="float" office:value="1.6" calcext:value-type="float">
            <text:p>1.6</text:p>
          </table:table-cell>
          <table:table-cell office:value-type="float" office:value="1.607" calcext:value-type="float">
            <text:p>1.607</text:p>
          </table:table-cell>
          <table:table-cell office:value-type="float" office:value="1.606" calcext:value-type="float">
            <text:p>1.606</text:p>
          </table:table-cell>
          <table:table-cell table:number-columns-repeated="2" office:value-type="float" office:value="1.607" calcext:value-type="float">
            <text:p>1.607</text:p>
          </table:table-cell>
          <table:table-cell office:value-type="float" office:value="1.606" calcext:value-type="float">
            <text:p>1.606</text:p>
          </table:table-cell>
          <table:table-cell office:value-type="float" office:value="1.608" calcext:value-type="float">
            <text:p>1.608</text:p>
          </table:table-cell>
          <table:table-cell office:value-type="float" office:value="1.607" calcext:value-type="float">
            <text:p>1.607</text:p>
          </table:table-cell>
          <table:table-cell table:number-columns-repeated="2" office:value-type="float" office:value="1.612" calcext:value-type="float">
            <text:p>1.612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<text:s text:c="8"/>Germany</text:p>
          </table:table-cell>
          <table:table-cell table:formula="of:=[.C61]+[.C62]" office:value-type="float" office:value="8.302" calcext:value-type="float">
            <text:p>8.302</text:p>
          </table:table-cell>
          <table:table-cell table:formula="of:=[.D61]+[.D62]" office:value-type="float" office:value="8.354" calcext:value-type="float">
            <text:p>8.354</text:p>
          </table:table-cell>
          <table:table-cell table:formula="of:=[.E61]+[.E62]" office:value-type="float" office:value="8.383" calcext:value-type="float">
            <text:p>8.383</text:p>
          </table:table-cell>
          <table:table-cell table:formula="of:=[.F61]+[.F62]" office:value-type="float" office:value="8.482" calcext:value-type="float">
            <text:p>8.482</text:p>
          </table:table-cell>
          <table:table-cell table:formula="of:=[.G61]+[.G62]" office:value-type="float" office:value="8.513" calcext:value-type="float">
            <text:p>8.513</text:p>
          </table:table-cell>
          <table:table-cell table:formula="of:=[.H61]+[.H62]" office:value-type="float" office:value="8.554" calcext:value-type="float">
            <text:p>8.554</text:p>
          </table:table-cell>
          <table:table-cell table:formula="of:=[.I61]+[.I62]" office:value-type="float" office:value="8.554" calcext:value-type="float">
            <text:p>8.554</text:p>
          </table:table-cell>
          <table:table-cell table:formula="of:=[.J61]+[.J62]" office:value-type="float" office:value="8.554" calcext:value-type="float">
            <text:p>8.554</text:p>
          </table:table-cell>
          <table:table-cell table:formula="of:=[.K61]+[.K62]" office:value-type="float" office:value="8.694" calcext:value-type="float">
            <text:p>8.694</text:p>
          </table:table-cell>
          <table:table-cell table:formula="of:=[.L61]+[.L62]" office:value-type="float" office:value="8.704" calcext:value-type="float">
            <text:p>8.704</text:p>
          </table:table-cell>
          <table:table-cell table:formula="of:=[.M61]+[.M62]" office:value-type="float" office:value="8.704" calcext:value-type="float">
            <text:p>8.704</text:p>
          </table:table-cell>
          <table:table-cell office:value-type="float" office:value="3.31" calcext:value-type="float">
            <text:p>3.31</text:p>
          </table:table-cell>
          <table:table-cell office:value-type="float" office:value="3.317" calcext:value-type="float">
            <text:p>3.317</text:p>
          </table:table-cell>
          <table:table-cell office:value-type="float" office:value="3.385" calcext:value-type="float">
            <text:p>3.385</text:p>
          </table:table-cell>
          <table:table-cell office:value-type="float" office:value="3.471" calcext:value-type="float">
            <text:p>3.471</text:p>
          </table:table-cell>
          <table:table-cell office:value-type="float" office:value="3.624" calcext:value-type="float">
            <text:p>3.624</text:p>
          </table:table-cell>
          <table:table-cell office:value-type="float" office:value="3.563" calcext:value-type="float">
            <text:p>3.563</text:p>
          </table:table-cell>
          <table:table-cell office:value-type="float" office:value="3.569" calcext:value-type="float">
            <text:p>3.569</text:p>
          </table:table-cell>
          <table:table-cell office:value-type="float" office:value="3.642" calcext:value-type="float">
            <text:p>3.642</text:p>
          </table:table-cell>
          <table:table-cell office:value-type="float" office:value="3.802" calcext:value-type="float">
            <text:p>3.802</text:p>
          </table:table-cell>
          <table:table-cell office:value-type="float" office:value="4.086" calcext:value-type="float">
            <text:p>4.086</text:p>
          </table:table-cell>
          <table:table-cell office:value-type="float" office:value="4.101" calcext:value-type="float">
            <text:p>4.101</text:p>
          </table:table-cell>
          <table:table-cell office:value-type="float" office:value="4.193" calcext:value-type="float">
            <text:p>4.193</text:p>
          </table:table-cell>
          <table:table-cell office:value-type="float" office:value="4.088" calcext:value-type="float">
            <text:p>4.088</text:p>
          </table:table-cell>
          <table:table-cell office:value-type="float" office:value="4.209" calcext:value-type="float">
            <text:p>4.209</text:p>
          </table:table-cell>
          <table:table-cell office:value-type="float" office:value="4.134" calcext:value-type="float">
            <text:p>4.134</text:p>
          </table:table-cell>
          <table:table-cell office:value-type="float" office:value="4.117" calcext:value-type="float">
            <text:p>4.117</text:p>
          </table:table-cell>
          <table:table-cell office:value-type="float" office:value="4.083" calcext:value-type="float">
            <text:p>4.083</text:p>
          </table:table-cell>
          <table:table-cell office:value-type="float" office:value="4.104" calcext:value-type="float">
            <text:p>4.104</text:p>
          </table:table-cell>
          <table:table-cell office:value-type="float" office:value="4.283" calcext:value-type="float">
            <text:p>4.283</text:p>
          </table:table-cell>
          <table:table-cell office:value-type="float" office:value="4.252" calcext:value-type="float">
            <text:p>4.252</text:p>
          </table:table-cell>
          <table:table-cell office:value-type="float" office:value="4.469" calcext:value-type="float">
            <text:p>4.469</text:p>
          </table:table-cell>
          <table:table-cell office:value-type="float" office:value="4.451" calcext:value-type="float">
            <text:p>4.451</text:p>
          </table:table-cell>
          <table:table-cell office:value-type="float" office:value="4.433" calcext:value-type="float">
            <text:p>4.433</text:p>
          </table:table-cell>
          <table:table-cell office:value-type="float" office:value="4.424" calcext:value-type="float">
            <text:p>4.424</text:p>
          </table:table-cell>
          <table:table-cell office:value-type="float" office:value="4.433" calcext:value-type="float">
            <text:p>4.433</text:p>
          </table:table-cell>
          <table:table-cell office:value-type="float" office:value="4.442" calcext:value-type="float">
            <text:p>4.442</text:p>
          </table:table-cell>
          <table:table-cell office:value-type="float" office:value="4.449" calcext:value-type="float">
            <text:p>4.449</text:p>
          </table:table-cell>
          <table:table-cell table:number-columns-repeated="2" office:value-type="float" office:value="4.456" calcext:value-type="float">
            <text:p>4.456</text:p>
          </table:table-cell>
          <table:table-cell office:value-type="float" office:value="4.658" calcext:value-type="float">
            <text:p>4.658</text:p>
          </table:table-cell>
        </table:table-row>
        <table:table-row table:style-name="ro1">
          <table:table-cell/>
          <table:table-cell office:value-type="string" calcext:value-type="string">
            <text:p><text:s text:c="8"/>Germany, East</text:p>
          </table:table-cell>
          <table:table-cell office:value-type="float" office:value="1.852" calcext:value-type="float">
            <text:p>1.852</text:p>
          </table:table-cell>
          <table:table-cell office:value-type="float" office:value="1.845" calcext:value-type="float">
            <text:p>1.845</text:p>
          </table:table-cell>
          <table:table-cell office:value-type="float" office:value="1.852" calcext:value-type="float">
            <text:p>1.852</text:p>
          </table:table-cell>
          <table:table-cell office:value-type="float" office:value="1.851" calcext:value-type="float">
            <text:p>1.851</text:p>
          </table:table-cell>
          <table:table-cell office:value-type="float" office:value="1.845" calcext:value-type="float">
            <text:p>1.845</text:p>
          </table:table-cell>
          <table:table-cell table:number-columns-repeated="6" office:value-type="float" office:value="1.844" calcext:value-type="float">
            <text:p>1.844</text:p>
          </table:table-cell>
          <table:table-cell table:number-columns-repeated="30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<text:s text:c="8"/>Germany, West</text:p>
          </table:table-cell>
          <table:table-cell office:value-type="float" office:value="6.45" calcext:value-type="float">
            <text:p>6.45</text:p>
          </table:table-cell>
          <table:table-cell office:value-type="float" office:value="6.509" calcext:value-type="float">
            <text:p>6.509</text:p>
          </table:table-cell>
          <table:table-cell office:value-type="float" office:value="6.531" calcext:value-type="float">
            <text:p>6.531</text:p>
          </table:table-cell>
          <table:table-cell office:value-type="float" office:value="6.631" calcext:value-type="float">
            <text:p>6.631</text:p>
          </table:table-cell>
          <table:table-cell office:value-type="float" office:value="6.668" calcext:value-type="float">
            <text:p>6.668</text:p>
          </table:table-cell>
          <table:table-cell table:number-columns-repeated="3" office:value-type="float" office:value="6.71" calcext:value-type="float">
            <text:p>6.71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6.86" calcext:value-type="float">
            <text:p>6.86</text:p>
          </table:table-cell>
          <table:table-cell table:number-columns-repeated="30" office:value-type="string" calcext:value-type="string">
            <text:p>--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<text:s text:c="8"/>Estonia</text:p>
          </table:table-cell>
          <table:table-cell table:number-columns-repeated="19" office:value-type="float" office:value="0.001" calcext:value-type="float">
            <text:p>0.001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4"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3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/>
          <table:table-cell office:value-type="string" calcext:value-type="string">
            <text:p><text:s text:c="8"/>Latvia</text:p>
          </table:table-cell>
          <table:table-cell table:number-columns-repeated="13" office:value-type="float" office:value="1.499" calcext:value-type="float">
            <text:p>1.499</text:p>
          </table:table-cell>
          <table:table-cell office:value-type="float" office:value="1.504" calcext:value-type="float">
            <text:p>1.504</text:p>
          </table:table-cell>
          <table:table-cell office:value-type="float" office:value="1.506" calcext:value-type="float">
            <text:p>1.506</text:p>
          </table:table-cell>
          <table:table-cell table:number-columns-repeated="2" office:value-type="float" office:value="1.521" calcext:value-type="float">
            <text:p>1.521</text:p>
          </table:table-cell>
          <table:table-cell office:value-type="float" office:value="1.487" calcext:value-type="float">
            <text:p>1.487</text:p>
          </table:table-cell>
          <table:table-cell office:value-type="float" office:value="1.517" calcext:value-type="float">
            <text:p>1.517</text:p>
          </table:table-cell>
          <table:table-cell table:number-columns-repeated="2" office:value-type="float" office:value="1.523" calcext:value-type="float">
            <text:p>1.523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1.537" calcext:value-type="float">
            <text:p>1.537</text:p>
          </table:table-cell>
          <table:table-cell table:number-columns-repeated="6" office:value-type="float" office:value="1.536" calcext:value-type="float">
            <text:p>1.536</text:p>
          </table:table-cell>
          <table:table-cell table:number-columns-repeated="3" office:value-type="float" office:value="1.576" calcext:value-type="float">
            <text:p>1.576</text:p>
          </table:table-cell>
          <table:table-cell office:value-type="float" office:value="1.587" calcext:value-type="float">
            <text:p>1.587</text:p>
          </table:table-cell>
          <table:table-cell table:number-columns-repeated="2" office:value-type="float" office:value="1.588" calcext:value-type="float">
            <text:p>1.588</text:p>
          </table:table-cell>
          <table:table-cell table:number-columns-repeated="2" office:value-type="float" office:value="1.564" calcext:value-type="float">
            <text:p>1.564</text:p>
          </table:table-cell>
          <table:table-cell table:number-columns-repeated="2" office:value-type="float" office:value="1.565" calcext:value-type="float">
            <text:p>1.565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/>
          <table:table-cell office:value-type="string" calcext:value-type="string">
            <text:p><text:s text:c="8"/>Lithuania</text:p>
          </table:table-cell>
          <table:table-cell table:number-columns-repeated="14" office:value-type="float" office:value="0.106" calcext:value-type="float">
            <text:p>0.106</text:p>
          </table:table-cell>
          <table:table-cell table:number-columns-repeated="5" office:value-type="float" office:value="0.108" calcext:value-type="float">
            <text:p>0.108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17" calcext:value-type="float">
            <text:p>0.117</text:p>
          </table:table-cell>
          <table:table-cell table:number-columns-repeated="2" office:value-type="float" office:value="0.115" calcext:value-type="float">
            <text:p>0.115</text:p>
          </table:table-cell>
          <table:table-cell table:number-columns-repeated="5" office:value-type="float" office:value="0.116" calcext:value-type="float">
            <text:p>0.116</text:p>
          </table:table-cell>
          <table:table-cell table:number-columns-repeated="6" office:value-type="float" office:value="0.117" calcext:value-type="float">
            <text:p>0.117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<text:s text:c="8"/>Croatia</text:p>
          </table:table-cell>
          <table:table-cell table:formula="of:=[.$F$36]*[.C71]" office:value-type="float" office:value="1.71371875" calcext:value-type="float">
            <text:p>1.71371875</text:p>
          </table:table-cell>
          <table:table-cell table:formula="of:=[.$F$36]*[.D71]" office:value-type="float" office:value="1.7275390625" calcext:value-type="float">
            <text:p>1.7275390625</text:p>
          </table:table-cell>
          <table:table-cell table:formula="of:=[.$F$36]*[.E71]" office:value-type="float" office:value="1.6269271875" calcext:value-type="float">
            <text:p>1.6269271875</text:p>
          </table:table-cell>
          <table:table-cell table:formula="of:=[.$F$36]*[.F71]" office:value-type="float" office:value="1.6269271875" calcext:value-type="float">
            <text:p>1.6269271875</text:p>
          </table:table-cell>
          <table:table-cell table:formula="of:=[.$F$36]*[.G71]" office:value-type="float" office:value="1.7651303125" calcext:value-type="float">
            <text:p>1.7651303125</text:p>
          </table:table-cell>
          <table:table-cell table:formula="of:=[.$F$36]*[.H71]" office:value-type="float" office:value="1.8618725" calcext:value-type="float">
            <text:p>1.8618725</text:p>
          </table:table-cell>
          <table:table-cell table:formula="of:=[.$F$36]*[.I71]" office:value-type="float" office:value="1.9586146875" calcext:value-type="float">
            <text:p>1.9586146875</text:p>
          </table:table-cell>
          <table:table-cell table:formula="of:=[.$F$36]*[.J71]" office:value-type="float" office:value="2.0415365625" calcext:value-type="float">
            <text:p>2.0415365625</text:p>
          </table:table-cell>
          <table:table-cell table:formula="of:=[.$F$36]*[.K71]" office:value-type="float" office:value="2.10759765625" calcext:value-type="float">
            <text:p>2.10759765625</text:p>
          </table:table-cell>
          <table:table-cell table:formula="of:=[.$F$36]*[.L71]" office:value-type="float" office:value="2.1244584375" calcext:value-type="float">
            <text:p>2.1244584375</text:p>
          </table:table-cell>
          <table:table-cell table:formula="of:=[.$F$36]*[.M71]" office:value-type="float" office:value="2.0415365625" calcext:value-type="float">
            <text:p>2.0415365625</text:p>
          </table:table-cell>
          <table:table-cell table:formula="of:=[.$F$36]*[.N71]" office:value-type="float" office:value="2.0415365625" calcext:value-type="float">
            <text:p>2.0415365625</text:p>
          </table:table-cell>
          <table:table-cell office:value-type="float" office:value="1.769" calcext:value-type="float">
            <text:p>1.769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1.781" calcext:value-type="float">
            <text:p>1.781</text:p>
          </table:table-cell>
          <table:table-cell table:number-columns-repeated="6" office:value-type="float" office:value="1.785" calcext:value-type="float">
            <text:p>1.785</text:p>
          </table:table-cell>
          <table:table-cell office:value-type="float" office:value="1.775" calcext:value-type="float">
            <text:p>1.775</text:p>
          </table:table-cell>
          <table:table-cell office:value-type="float" office:value="1.783" calcext:value-type="float">
            <text:p>1.783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1.804" calcext:value-type="float">
            <text:p>1.804</text:p>
          </table:table-cell>
          <table:table-cell table:number-columns-repeated="2" office:value-type="float" office:value="1.782" calcext:value-type="float">
            <text:p>1.782</text:p>
          </table:table-cell>
          <table:table-cell office:value-type="float" office:value="1.799" calcext:value-type="float">
            <text:p>1.799</text:p>
          </table:table-cell>
          <table:table-cell table:number-columns-repeated="3" office:value-type="float" office:value="1.848" calcext:value-type="float">
            <text:p>1.848</text:p>
          </table:table-cell>
          <table:table-cell office:value-type="float" office:value="1.897" calcext:value-type="float">
            <text:p>1.897</text:p>
          </table:table-cell>
          <table:table-cell office:value-type="float" office:value="1.9" calcext:value-type="float">
            <text:p>1.9</text:p>
          </table:table-cell>
          <table:table-cell office:value-type="float" office:value="1.915" calcext:value-type="float">
            <text:p>1.915</text:p>
          </table:table-cell>
          <table:table-cell table:number-columns-repeated="2" office:value-type="float" office:value="1.912" calcext:value-type="float">
            <text:p>1.912</text:p>
          </table:table-cell>
          <table:table-cell table:number-columns-repeated="2" office:value-type="float" office:value="1.913" calcext:value-type="float">
            <text:p>1.913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/>
          <table:table-cell office:value-type="string" calcext:value-type="string">
            <text:p><text:s text:c="8"/>Slovenia</text:p>
          </table:table-cell>
          <table:table-cell table:formula="of:=[.$G$40]*[.C71]" office:value-type="float" office:value="0.493372678018576" calcext:value-type="float">
            <text:p>0.493372678018576</text:p>
          </table:table-cell>
          <table:table-cell table:formula="of:=[.$G$40]*[.D71]" office:value-type="float" office:value="0.497351489938081" calcext:value-type="float">
            <text:p>0.497351489938081</text:p>
          </table:table-cell>
          <table:table-cell table:formula="of:=[.$G$40]*[.E71]" office:value-type="float" office:value="0.468385739164087" calcext:value-type="float">
            <text:p>0.468385739164087</text:p>
          </table:table-cell>
          <table:table-cell table:formula="of:=[.$G$40]*[.F71]" office:value-type="float" office:value="0.468385739164087" calcext:value-type="float">
            <text:p>0.468385739164087</text:p>
          </table:table-cell>
          <table:table-cell table:formula="of:=[.$G$40]*[.G71]" office:value-type="float" office:value="0.508173858359133" calcext:value-type="float">
            <text:p>0.508173858359133</text:p>
          </table:table-cell>
          <table:table-cell table:formula="of:=[.$G$40]*[.H71]" office:value-type="float" office:value="0.536025541795666" calcext:value-type="float">
            <text:p>0.536025541795666</text:p>
          </table:table-cell>
          <table:table-cell table:formula="of:=[.$G$40]*[.I71]" office:value-type="float" office:value="0.563877225232198" calcext:value-type="float">
            <text:p>0.563877225232198</text:p>
          </table:table-cell>
          <table:table-cell table:formula="of:=[.$G$40]*[.J71]" office:value-type="float" office:value="0.587750096749226" calcext:value-type="float">
            <text:p>0.587750096749226</text:p>
          </table:table-cell>
          <table:table-cell table:formula="of:=[.$G$40]*[.K71]" office:value-type="float" office:value="0.606768817724458" calcext:value-type="float">
            <text:p>0.606768817724458</text:p>
          </table:table-cell>
          <table:table-cell table:formula="of:=[.$G$40]*[.L71]" office:value-type="float" office:value="0.611622968266254" calcext:value-type="float">
            <text:p>0.611622968266254</text:p>
          </table:table-cell>
          <table:table-cell table:formula="of:=[.$G$40]*[.M71]" office:value-type="float" office:value="0.587750096749226" calcext:value-type="float">
            <text:p>0.587750096749226</text:p>
          </table:table-cell>
          <table:table-cell table:formula="of:=[.$G$40]*[.N71]" office:value-type="float" office:value="0.587750096749226" calcext:value-type="float">
            <text:p>0.587750096749226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861" calcext:value-type="float">
            <text:p>0.861</text:p>
          </table:table-cell>
          <table:table-cell table:number-columns-repeated="2" office:value-type="float" office:value="0.846" calcext:value-type="float">
            <text:p>0.846</text:p>
          </table:table-cell>
          <table:table-cell office:value-type="float" office:value="0.839" calcext:value-type="float">
            <text:p>0.839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.974" calcext:value-type="float">
            <text:p>0.974</text:p>
          </table:table-cell>
          <table:table-cell office:value-type="float" office:value="0.979" calcext:value-type="float">
            <text:p>0.979</text:p>
          </table:table-cell>
          <table:table-cell office:value-type="float" office:value="1.009" calcext:value-type="float">
            <text:p>1.0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027" calcext:value-type="float">
            <text:p>1.027</text:p>
          </table:table-cell>
          <table:table-cell office:value-type="float" office:value="1.07" calcext:value-type="float">
            <text:p>1.07</text:p>
          </table:table-cell>
          <table:table-cell office:value-type="float" office:value="1.074" calcext:value-type="float">
            <text:p>1.074</text:p>
          </table:table-cell>
          <table:table-cell office:value-type="float" office:value="1.073" calcext:value-type="float">
            <text:p>1.073</text:p>
          </table:table-cell>
          <table:table-cell office:value-type="float" office:value="1.074" calcext:value-type="float">
            <text:p>1.074</text:p>
          </table:table-cell>
          <table:table-cell office:value-type="float" office:value="1.119" calcext:value-type="float">
            <text:p>1.119</text:p>
          </table:table-cell>
          <table:table-cell office:value-type="float" office:value="1.116" calcext:value-type="float">
            <text:p>1.116</text:p>
          </table:table-cell>
          <table:table-cell office:value-type="float" office:value="1.115" calcext:value-type="float">
            <text:p>1.115</text:p>
          </table:table-cell>
          <table:table-cell office:value-type="float" office:value="1.113" calcext:value-type="float">
            <text:p>1.113</text:p>
          </table:table-cell>
          <table:table-cell office:value-type="float" office:value="1.167" calcext:value-type="float">
            <text:p>1.167</text:p>
          </table:table-cell>
          <table:table-cell table:number-columns-repeated="2" office:value-type="float" office:value="1.163" calcext:value-type="float">
            <text:p>1.163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/>
          <table:table-cell office:value-type="string" calcext:value-type="string">
            <text:p><text:s text:c="8"/>Former Serbia and Montenegro (for 2006-2008: Serbia and Kosovo)</text:p>
          </table:table-cell>
          <table:table-cell table:number-columns-repeated="12" office:value-type="string" calcext:value-type="string">
            <text:p>--</text:p>
          </table:table-cell>
          <table:table-cell table:number-columns-repeated="7" office:value-type="float" office:value="2.25" calcext:value-type="float">
            <text:p>2.25</text:p>
          </table:table-cell>
          <table:table-cell table:number-columns-repeated="5" office:value-type="float" office:value="2.296" calcext:value-type="float">
            <text:p>2.296</text:p>
          </table:table-cell>
          <table:table-cell table:number-columns-repeated="4" office:value-type="float" office:value="2.206" calcext:value-type="float">
            <text:p>2.206</text:p>
          </table:table-cell>
          <table:table-cell table:number-columns-repeated="13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<text:s text:c="8"/>Former Yugoslavia</text:p>
          </table:table-cell>
          <table:table-cell office:value-type="float" office:value="6.2" calcext:value-type="float">
            <text:p>6.2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5.886" calcext:value-type="float">
            <text:p>5.886</text:p>
          </table:table-cell>
          <table:table-cell office:value-type="float" office:value="6.386" calcext:value-type="float">
            <text:p>6.386</text:p>
          </table:table-cell>
          <table:table-cell office:value-type="float" office:value="6.736" calcext:value-type="float">
            <text:p>6.736</text:p>
          </table:table-cell>
          <table:table-cell office:value-type="float" office:value="7.086" calcext:value-type="float">
            <text:p>7.086</text:p>
          </table:table-cell>
          <table:table-cell office:value-type="float" office:value="7.386" calcext:value-type="float">
            <text:p>7.386</text:p>
          </table:table-cell>
          <table:table-cell office:value-type="float" office:value="7.625" calcext:value-type="float">
            <text:p>7.625</text:p>
          </table:table-cell>
          <table:table-cell office:value-type="float" office:value="7.686" calcext:value-type="float">
            <text:p>7.686</text:p>
          </table:table-cell>
          <table:table-cell table:number-columns-repeated="2" office:value-type="float" office:value="7.386" calcext:value-type="float">
            <text:p>7.386</text:p>
          </table:table-cell>
          <table:table-cell table:number-columns-repeated="29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<text:s text:c="8"/>Montenegro</text:p>
          </table:table-cell>
          <table:table-cell table:formula="of:=[.$G$40]*[.C71]" office:value-type="float" office:value="0.493372678018576" calcext:value-type="float">
            <text:p>0.493372678018576</text:p>
          </table:table-cell>
          <table:table-cell table:formula="of:=[.$G$40]*[.D71]" office:value-type="float" office:value="0.497351489938081" calcext:value-type="float">
            <text:p>0.497351489938081</text:p>
          </table:table-cell>
          <table:table-cell table:formula="of:=[.$G$40]*[.E71]" office:value-type="float" office:value="0.468385739164087" calcext:value-type="float">
            <text:p>0.468385739164087</text:p>
          </table:table-cell>
          <table:table-cell table:formula="of:=[.$G$40]*[.F71]" office:value-type="float" office:value="0.468385739164087" calcext:value-type="float">
            <text:p>0.468385739164087</text:p>
          </table:table-cell>
          <table:table-cell table:formula="of:=[.$G$40]*[.G71]" office:value-type="float" office:value="0.508173858359133" calcext:value-type="float">
            <text:p>0.508173858359133</text:p>
          </table:table-cell>
          <table:table-cell table:formula="of:=[.$G$40]*[.H71]" office:value-type="float" office:value="0.536025541795666" calcext:value-type="float">
            <text:p>0.536025541795666</text:p>
          </table:table-cell>
          <table:table-cell table:formula="of:=[.$G$40]*[.I71]" office:value-type="float" office:value="0.563877225232198" calcext:value-type="float">
            <text:p>0.563877225232198</text:p>
          </table:table-cell>
          <table:table-cell table:formula="of:=[.$G$40]*[.J71]" office:value-type="float" office:value="0.587750096749226" calcext:value-type="float">
            <text:p>0.587750096749226</text:p>
          </table:table-cell>
          <table:table-cell table:formula="of:=[.$G$40]*[.K71]" office:value-type="float" office:value="0.606768817724458" calcext:value-type="float">
            <text:p>0.606768817724458</text:p>
          </table:table-cell>
          <table:table-cell table:formula="of:=[.$G$40]*[.L71]" office:value-type="float" office:value="0.611622968266254" calcext:value-type="float">
            <text:p>0.611622968266254</text:p>
          </table:table-cell>
          <table:table-cell table:formula="of:=[.$G$40]*[.M71]" office:value-type="float" office:value="0.587750096749226" calcext:value-type="float">
            <text:p>0.587750096749226</text:p>
          </table:table-cell>
          <table:table-cell table:formula="of:=[.$G$40]*[.N71]" office:value-type="float" office:value="0.587750096749226" calcext:value-type="float">
            <text:p>0.587750096749226</text:p>
          </table:table-cell>
          <table:table-cell table:formula="of:=[.$H$40]*[.O70]" office:value-type="float" office:value="0.509287925696594" calcext:value-type="float">
            <text:p>0.509287925696594</text:p>
          </table:table-cell>
          <table:table-cell table:formula="of:=[.$H$40]*[.P70]" office:value-type="float" office:value="0.509287925696594" calcext:value-type="float">
            <text:p>0.509287925696594</text:p>
          </table:table-cell>
          <table:table-cell table:formula="of:=[.$H$40]*[.Q70]" office:value-type="float" office:value="0.509287925696594" calcext:value-type="float">
            <text:p>0.509287925696594</text:p>
          </table:table-cell>
          <table:table-cell table:formula="of:=[.$H$40]*[.R70]" office:value-type="float" office:value="0.509287925696594" calcext:value-type="float">
            <text:p>0.509287925696594</text:p>
          </table:table-cell>
          <table:table-cell table:formula="of:=[.$H$40]*[.S70]" office:value-type="float" office:value="0.509287925696594" calcext:value-type="float">
            <text:p>0.509287925696594</text:p>
          </table:table-cell>
          <table:table-cell table:formula="of:=[.$H$40]*[.T70]" office:value-type="float" office:value="0.509287925696594" calcext:value-type="float">
            <text:p>0.509287925696594</text:p>
          </table:table-cell>
          <table:table-cell table:formula="of:=[.$H$40]*[.U70]" office:value-type="float" office:value="0.509287925696594" calcext:value-type="float">
            <text:p>0.509287925696594</text:p>
          </table:table-cell>
          <table:table-cell table:formula="of:=[.$H$40]*[.V70]" office:value-type="float" office:value="0.519700034399725" calcext:value-type="float">
            <text:p>0.519700034399725</text:p>
          </table:table-cell>
          <table:table-cell table:formula="of:=[.$H$40]*[.W70]" office:value-type="float" office:value="0.519700034399725" calcext:value-type="float">
            <text:p>0.519700034399725</text:p>
          </table:table-cell>
          <table:table-cell table:formula="of:=[.$H$40]*[.X70]" office:value-type="float" office:value="0.519700034399725" calcext:value-type="float">
            <text:p>0.519700034399725</text:p>
          </table:table-cell>
          <table:table-cell table:formula="of:=[.$H$40]*[.Y70]" office:value-type="float" office:value="0.519700034399725" calcext:value-type="float">
            <text:p>0.519700034399725</text:p>
          </table:table-cell>
          <table:table-cell table:formula="of:=[.$H$40]*[.Z70]" office:value-type="float" office:value="0.519700034399725" calcext:value-type="float">
            <text:p>0.519700034399725</text:p>
          </table:table-cell>
          <table:table-cell table:formula="of:=[.$H$40]*[.AA70]" office:value-type="float" office:value="0.499328517371861" calcext:value-type="float">
            <text:p>0.499328517371861</text:p>
          </table:table-cell>
          <table:table-cell table:formula="of:=[.$H$40]*[.AB70]" office:value-type="float" office:value="0.499328517371861" calcext:value-type="float">
            <text:p>0.499328517371861</text:p>
          </table:table-cell>
          <table:table-cell table:number-columns-repeated="7" office:value-type="float" office:value="0.658" calcext:value-type="float">
            <text:p>0.658</text:p>
          </table:table-cell>
          <table:table-cell table:number-columns-repeated="4" office:value-type="float" office:value="0.651" calcext:value-type="float">
            <text:p>0.651</text:p>
          </table:table-cell>
          <table:table-cell table:number-columns-repeated="3" office:value-type="float" office:value="0.652" calcext:value-type="float">
            <text:p>0.652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string" calcext:value-type="string">
            <text:p><text:s text:c="8"/>North Macedonia</text:p>
          </table:table-cell>
          <table:table-cell table:formula="of:=[.$F$41]*[.C71]" office:value-type="float" office:value="0.4126875" calcext:value-type="float">
            <text:p>0.4126875</text:p>
          </table:table-cell>
          <table:table-cell table:formula="of:=[.$F$41]*[.D71]" office:value-type="float" office:value="0.416015625" calcext:value-type="float">
            <text:p>0.416015625</text:p>
          </table:table-cell>
          <table:table-cell table:formula="of:=[.$F$41]*[.E71]" office:value-type="float" office:value="0.391786875" calcext:value-type="float">
            <text:p>0.391786875</text:p>
          </table:table-cell>
          <table:table-cell table:formula="of:=[.$F$41]*[.F71]" office:value-type="float" office:value="0.391786875" calcext:value-type="float">
            <text:p>0.391786875</text:p>
          </table:table-cell>
          <table:table-cell table:formula="of:=[.$F$41]*[.G71]" office:value-type="float" office:value="0.425068125" calcext:value-type="float">
            <text:p>0.425068125</text:p>
          </table:table-cell>
          <table:table-cell table:formula="of:=[.$F$41]*[.H71]" office:value-type="float" office:value="0.448365" calcext:value-type="float">
            <text:p>0.448365</text:p>
          </table:table-cell>
          <table:table-cell table:formula="of:=[.$F$41]*[.I71]" office:value-type="float" office:value="0.471661875" calcext:value-type="float">
            <text:p>0.471661875</text:p>
          </table:table-cell>
          <table:table-cell table:formula="of:=[.$F$41]*[.J71]" office:value-type="float" office:value="0.491630625" calcext:value-type="float">
            <text:p>0.491630625</text:p>
          </table:table-cell>
          <table:table-cell table:formula="of:=[.$F$41]*[.K71]" office:value-type="float" office:value="0.5075390625" calcext:value-type="float">
            <text:p>0.5075390625</text:p>
          </table:table-cell>
          <table:table-cell table:formula="of:=[.$F$41]*[.L71]" office:value-type="float" office:value="0.511599375" calcext:value-type="float">
            <text:p>0.511599375</text:p>
          </table:table-cell>
          <table:table-cell table:formula="of:=[.$F$41]*[.M71]" office:value-type="float" office:value="0.491630625" calcext:value-type="float">
            <text:p>0.491630625</text:p>
          </table:table-cell>
          <table:table-cell table:formula="of:=[.$F$41]*[.N71]" office:value-type="float" office:value="0.491630625" calcext:value-type="float">
            <text:p>0.491630625</text:p>
          </table:table-cell>
          <table:table-cell table:number-columns-repeated="2" office:value-type="float" office:value="0.426" calcext:value-type="float">
            <text:p>0.426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.423" calcext:value-type="float">
            <text:p>0.423</text:p>
          </table:table-cell>
          <table:table-cell table:number-columns-repeated="2" office:value-type="float" office:value="0.434" calcext:value-type="float">
            <text:p>0.434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.436" calcext:value-type="float">
            <text:p>0.436</text:p>
          </table:table-cell>
          <table:table-cell office:value-type="float" office:value="0.448" calcext:value-type="float">
            <text:p>0.448</text:p>
          </table:table-cell>
          <table:table-cell office:value-type="float" office:value="0.516" calcext:value-type="float">
            <text:p>0.516</text:p>
          </table:table-cell>
          <table:table-cell office:value-type="float" office:value="0.54" calcext:value-type="float">
            <text:p>0.5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6" calcext:value-type="float">
            <text:p>0.66</text:p>
          </table:table-cell>
          <table:table-cell table:number-columns-repeated="4" office:value-type="float" office:value="0.674" calcext:value-type="float">
            <text:p>0.674</text:p>
          </table:table-cell>
        </table:table-row>
        <table:table-row table:style-name="ro1">
          <table:table-cell/>
          <table:table-cell office:value-type="string" calcext:value-type="string">
            <text:p><text:s text:c="8"/>Serbia</text:p>
          </table:table-cell>
          <table:table-cell table:formula="of:=[.$G$42]*[.C71]" office:value-type="float" office:value="1.65407314241486" calcext:value-type="float">
            <text:p>1.65407314241486</text:p>
          </table:table-cell>
          <table:table-cell table:formula="of:=[.$G$42]*[.D71]" office:value-type="float" office:value="1.66741244195046" calcext:value-type="float">
            <text:p>1.66741244195046</text:p>
          </table:table-cell>
          <table:table-cell table:formula="of:=[.$G$42]*[.E71]" office:value-type="float" office:value="1.57030234133127" calcext:value-type="float">
            <text:p>1.57030234133127</text:p>
          </table:table-cell>
          <table:table-cell table:formula="of:=[.$G$42]*[.F71]" office:value-type="float" office:value="1.57030234133127" calcext:value-type="float">
            <text:p>1.57030234133127</text:p>
          </table:table-cell>
          <table:table-cell table:formula="of:=[.$G$42]*[.G71]" office:value-type="float" office:value="1.70369533668731" calcext:value-type="float">
            <text:p>1.70369533668731</text:p>
          </table:table-cell>
          <table:table-cell table:formula="of:=[.$G$42]*[.H71]" office:value-type="float" office:value="1.79707043343653" calcext:value-type="float">
            <text:p>1.79707043343653</text:p>
          </table:table-cell>
          <table:table-cell table:formula="of:=[.$G$42]*[.I71]" office:value-type="float" office:value="1.89044553018576" calcext:value-type="float">
            <text:p>1.89044553018576</text:p>
          </table:table-cell>
          <table:table-cell table:formula="of:=[.$G$42]*[.J71]" office:value-type="float" office:value="1.97048132739938" calcext:value-type="float">
            <text:p>1.97048132739938</text:p>
          </table:table-cell>
          <table:table-cell table:formula="of:=[.$G$42]*[.K71]" office:value-type="float" office:value="2.03424317917957" calcext:value-type="float">
            <text:p>2.03424317917957</text:p>
          </table:table-cell>
          <table:table-cell table:formula="of:=[.$G$42]*[.L71]" office:value-type="float" office:value="2.050517124613" calcext:value-type="float">
            <text:p>2.050517124613</text:p>
          </table:table-cell>
          <table:table-cell table:formula="of:=[.$G$42]*[.M71]" office:value-type="float" office:value="1.97048132739938" calcext:value-type="float">
            <text:p>1.97048132739938</text:p>
          </table:table-cell>
          <table:table-cell table:formula="of:=[.$G$42]*[.N71]" office:value-type="float" office:value="1.97048132739938" calcext:value-type="float">
            <text:p>1.97048132739938</text:p>
          </table:table-cell>
          <table:table-cell table:formula="of:=[.$H$42]*[.O70]" office:value-type="float" office:value="1.70743034055728" calcext:value-type="float">
            <text:p>1.70743034055728</text:p>
          </table:table-cell>
          <table:table-cell table:formula="of:=[.$H$42]*[.P70]" office:value-type="float" office:value="1.70743034055728" calcext:value-type="float">
            <text:p>1.70743034055728</text:p>
          </table:table-cell>
          <table:table-cell table:formula="of:=[.$H$42]*[.Q70]" office:value-type="float" office:value="1.70743034055728" calcext:value-type="float">
            <text:p>1.70743034055728</text:p>
          </table:table-cell>
          <table:table-cell table:formula="of:=[.$H$42]*[.R70]" office:value-type="float" office:value="1.70743034055728" calcext:value-type="float">
            <text:p>1.70743034055728</text:p>
          </table:table-cell>
          <table:table-cell table:formula="of:=[.$H$42]*[.S70]" office:value-type="float" office:value="1.70743034055728" calcext:value-type="float">
            <text:p>1.70743034055728</text:p>
          </table:table-cell>
          <table:table-cell table:formula="of:=[.$H$42]*[.T70]" office:value-type="float" office:value="1.70743034055728" calcext:value-type="float">
            <text:p>1.70743034055728</text:p>
          </table:table-cell>
          <table:table-cell table:formula="of:=[.$H$42]*[.U70]" office:value-type="float" office:value="1.70743034055728" calcext:value-type="float">
            <text:p>1.70743034055728</text:p>
          </table:table-cell>
          <table:table-cell table:formula="of:=[.$H$42]*[.V70]" office:value-type="float" office:value="1.74233780529756" calcext:value-type="float">
            <text:p>1.74233780529756</text:p>
          </table:table-cell>
          <table:table-cell table:formula="of:=[.$H$42]*[.W70]" office:value-type="float" office:value="1.74233780529756" calcext:value-type="float">
            <text:p>1.74233780529756</text:p>
          </table:table-cell>
          <table:table-cell table:formula="of:=[.$H$42]*[.X70]" office:value-type="float" office:value="1.74233780529756" calcext:value-type="float">
            <text:p>1.74233780529756</text:p>
          </table:table-cell>
          <table:table-cell table:formula="of:=[.$H$42]*[.Y70]" office:value-type="float" office:value="1.74233780529756" calcext:value-type="float">
            <text:p>1.74233780529756</text:p>
          </table:table-cell>
          <table:table-cell table:formula="of:=[.$H$42]*[.Z70]" office:value-type="float" office:value="1.74233780529756" calcext:value-type="float">
            <text:p>1.74233780529756</text:p>
          </table:table-cell>
          <table:table-cell table:formula="of:=[.$H$42]*[.AA70]" office:value-type="float" office:value="1.67404059167527" calcext:value-type="float">
            <text:p>1.67404059167527</text:p>
          </table:table-cell>
          <table:table-cell table:formula="of:=[.$H$42]*[.AB70]" office:value-type="float" office:value="1.67404059167527" calcext:value-type="float">
            <text:p>1.67404059167527</text:p>
          </table:table-cell>
          <table:table-cell table:formula="of:=[.$I$42]*[.AC70]" office:value-type="float" office:value="2.16382214317474" calcext:value-type="float">
            <text:p>2.16382214317474</text:p>
          </table:table-cell>
          <table:table-cell table:formula="of:=[.$I$42]*[.AD70]" office:value-type="float" office:value="2.16382214317474" calcext:value-type="float">
            <text:p>2.16382214317474</text:p>
          </table:table-cell>
          <table:table-cell office:value-type="float" office:value="2.206" calcext:value-type="float">
            <text:p>2.206</text:p>
          </table:table-cell>
          <table:table-cell office:value-type="float" office:value="2.221" calcext:value-type="float">
            <text:p>2.221</text:p>
          </table:table-cell>
          <table:table-cell office:value-type="float" office:value="2.293" calcext:value-type="float">
            <text:p>2.293</text:p>
          </table:table-cell>
          <table:table-cell office:value-type="float" office:value="2.322" calcext:value-type="float">
            <text:p>2.322</text:p>
          </table:table-cell>
          <table:table-cell office:value-type="float" office:value="2.352" calcext:value-type="float">
            <text:p>2.352</text:p>
          </table:table-cell>
          <table:table-cell office:value-type="float" office:value="2.317" calcext:value-type="float">
            <text:p>2.317</text:p>
          </table:table-cell>
          <table:table-cell office:value-type="float" office:value="2.403" calcext:value-type="float">
            <text:p>2.403</text:p>
          </table:table-cell>
          <table:table-cell office:value-type="float" office:value="2.408" calcext:value-type="float">
            <text:p>2.408</text:p>
          </table:table-cell>
          <table:table-cell office:value-type="float" office:value="2.416" calcext:value-type="float">
            <text:p>2.416</text:p>
          </table:table-cell>
          <table:table-cell table:number-columns-repeated="3" office:value-type="float" office:value="2.424" calcext:value-type="float">
            <text:p>2.424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/>
          <table:table-cell office:value-type="string" calcext:value-type="string">
            <text:p><text:s text:c="8"/>Bosnia and Herzegovina</text:p>
          </table:table-cell>
          <table:table-cell table:formula="of:=[.$F$43]*[.C71]" office:value-type="float" office:value="1.1625" calcext:value-type="float">
            <text:p>1.1625</text:p>
          </table:table-cell>
          <table:table-cell table:formula="of:=[.$F$43]*[.D71]" office:value-type="float" office:value="1.171875" calcext:value-type="float">
            <text:p>1.171875</text:p>
          </table:table-cell>
          <table:table-cell table:formula="of:=[.$F$43]*[.E71]" office:value-type="float" office:value="1.103625" calcext:value-type="float">
            <text:p>1.103625</text:p>
          </table:table-cell>
          <table:table-cell table:formula="of:=[.$F$43]*[.F71]" office:value-type="float" office:value="1.103625" calcext:value-type="float">
            <text:p>1.103625</text:p>
          </table:table-cell>
          <table:table-cell table:formula="of:=[.$F$43]*[.G71]" office:value-type="float" office:value="1.197375" calcext:value-type="float">
            <text:p>1.197375</text:p>
          </table:table-cell>
          <table:table-cell table:formula="of:=[.$F$43]*[.H71]" office:value-type="float" office:value="1.263" calcext:value-type="float">
            <text:p>1.263</text:p>
          </table:table-cell>
          <table:table-cell table:formula="of:=[.$F$43]*[.I71]" office:value-type="float" office:value="1.328625" calcext:value-type="float">
            <text:p>1.328625</text:p>
          </table:table-cell>
          <table:table-cell table:formula="of:=[.$F$43]*[.J71]" office:value-type="float" office:value="1.384875" calcext:value-type="float">
            <text:p>1.384875</text:p>
          </table:table-cell>
          <table:table-cell table:formula="of:=[.$F$43]*[.K71]" office:value-type="float" office:value="1.4296875" calcext:value-type="float">
            <text:p>1.4296875</text:p>
          </table:table-cell>
          <table:table-cell table:formula="of:=[.$F$43]*[.L71]" office:value-type="float" office:value="1.441125" calcext:value-type="float">
            <text:p>1.441125</text:p>
          </table:table-cell>
          <table:table-cell table:formula="of:=[.$F$43]*[.M71]" office:value-type="float" office:value="1.384875" calcext:value-type="float">
            <text:p>1.384875</text:p>
          </table:table-cell>
          <table:table-cell table:formula="of:=[.$F$43]*[.N71]" office:value-type="float" office:value="1.384875" calcext:value-type="float">
            <text:p>1.38487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139" calcext:value-type="float">
            <text:p>1.139</text:p>
          </table:table-cell>
          <table:table-cell table:number-columns-repeated="3" office:value-type="float" office:value="1.219" calcext:value-type="float">
            <text:p>1.219</text:p>
          </table:table-cell>
          <table:table-cell office:value-type="float" office:value="1.624" calcext:value-type="float">
            <text:p>1.624</text:p>
          </table:table-cell>
          <table:table-cell table:number-columns-repeated="2" office:value-type="float" office:value="1.983" calcext:value-type="float">
            <text:p>1.983</text:p>
          </table:table-cell>
          <table:table-cell office:value-type="float" office:value="1.993" calcext:value-type="float">
            <text:p>1.993</text:p>
          </table:table-cell>
          <table:table-cell table:number-columns-repeated="4" office:value-type="float" office:value="2.38" calcext:value-type="float">
            <text:p>2.38</text:p>
          </table:table-cell>
          <table:table-cell table:number-columns-repeated="2" office:value-type="float" office:value="2.411" calcext:value-type="float">
            <text:p>2.411</text:p>
          </table:table-cell>
          <table:table-cell table:number-columns-repeated="4" office:value-type="float" office:value="2.117" calcext:value-type="float">
            <text:p>2.117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049" calcext:value-type="float">
            <text:p>2.049</text:p>
          </table:table-cell>
          <table:table-cell office:value-type="float" office:value="2.055" calcext:value-type="float">
            <text:p>2.055</text:p>
          </table:table-cell>
          <table:table-cell table:number-columns-repeated="2" office:value-type="float" office:value="2.084" calcext:value-type="float">
            <text:p>2.084</text:p>
          </table:table-cell>
          <table:table-cell table:number-columns-repeated="2" office:value-type="float" office:value="2.09" calcext:value-type="float">
            <text:p>2.09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/>
          <table:table-cell office:value-type="string" calcext:value-type="string">
            <text:p><text:s text:c="8"/>Kosovo</text:p>
          </table:table-cell>
          <table:table-cell table:formula="of:=[.$G$44]*[.C71]" office:value-type="float" office:value="0.0322416795665635" calcext:value-type="float">
            <text:p>0.032241679566564</text:p>
          </table:table-cell>
          <table:table-cell table:formula="of:=[.$G$44]*[.D71]" office:value-type="float" office:value="0.0325016931114551" calcext:value-type="float">
            <text:p>0.032501693111455</text:p>
          </table:table-cell>
          <table:table-cell table:formula="of:=[.$G$44]*[.E71]" office:value-type="float" office:value="0.030608794504644" calcext:value-type="float">
            <text:p>0.030608794504644</text:p>
          </table:table-cell>
          <table:table-cell table:formula="of:=[.$G$44]*[.F71]" office:value-type="float" office:value="0.030608794504644" calcext:value-type="float">
            <text:p>0.030608794504644</text:p>
          </table:table-cell>
          <table:table-cell table:formula="of:=[.$G$44]*[.G71]" office:value-type="float" office:value="0.0332089299535604" calcext:value-type="float">
            <text:p>0.03320892995356</text:p>
          </table:table-cell>
          <table:table-cell table:formula="of:=[.$G$44]*[.H71]" office:value-type="float" office:value="0.0350290247678019" calcext:value-type="float">
            <text:p>0.035029024767802</text:p>
          </table:table-cell>
          <table:table-cell table:formula="of:=[.$G$44]*[.I71]" office:value-type="float" office:value="0.0368491195820433" calcext:value-type="float">
            <text:p>0.036849119582043</text:p>
          </table:table-cell>
          <table:table-cell table:formula="of:=[.$G$44]*[.J71]" office:value-type="float" office:value="0.0384092008513932" calcext:value-type="float">
            <text:p>0.038409200851393</text:p>
          </table:table-cell>
          <table:table-cell table:formula="of:=[.$G$44]*[.K71]" office:value-type="float" office:value="0.0396520655959752" calcext:value-type="float">
            <text:p>0.039652065595975</text:p>
          </table:table-cell>
          <table:table-cell table:formula="of:=[.$G$44]*[.L71]" office:value-type="float" office:value="0.039969282120743" calcext:value-type="float">
            <text:p>0.039969282120743</text:p>
          </table:table-cell>
          <table:table-cell table:formula="of:=[.$G$44]*[.M71]" office:value-type="float" office:value="0.0384092008513932" calcext:value-type="float">
            <text:p>0.038409200851393</text:p>
          </table:table-cell>
          <table:table-cell table:formula="of:=[.$G$44]*[.N71]" office:value-type="float" office:value="0.0384092008513932" calcext:value-type="float">
            <text:p>0.038409200851393</text:p>
          </table:table-cell>
          <table:table-cell table:formula="of:=[.$H$44]*[.O70]" office:value-type="float" office:value="0.03328173374613" calcext:value-type="float">
            <text:p>0.03328173374613</text:p>
          </table:table-cell>
          <table:table-cell table:formula="of:=[.$H$44]*[.P70]" office:value-type="float" office:value="0.03328173374613" calcext:value-type="float">
            <text:p>0.03328173374613</text:p>
          </table:table-cell>
          <table:table-cell table:formula="of:=[.$H$44]*[.Q70]" office:value-type="float" office:value="0.03328173374613" calcext:value-type="float">
            <text:p>0.03328173374613</text:p>
          </table:table-cell>
          <table:table-cell table:formula="of:=[.$H$44]*[.R70]" office:value-type="float" office:value="0.03328173374613" calcext:value-type="float">
            <text:p>0.03328173374613</text:p>
          </table:table-cell>
          <table:table-cell table:formula="of:=[.$H$44]*[.S70]" office:value-type="float" office:value="0.03328173374613" calcext:value-type="float">
            <text:p>0.03328173374613</text:p>
          </table:table-cell>
          <table:table-cell table:formula="of:=[.$H$44]*[.T70]" office:value-type="float" office:value="0.03328173374613" calcext:value-type="float">
            <text:p>0.03328173374613</text:p>
          </table:table-cell>
          <table:table-cell table:formula="of:=[.$H$44]*[.U70]" office:value-type="float" office:value="0.03328173374613" calcext:value-type="float">
            <text:p>0.03328173374613</text:p>
          </table:table-cell>
          <table:table-cell table:formula="of:=[.$H$44]*[.V70]" office:value-type="float" office:value="0.0339621603027176" calcext:value-type="float">
            <text:p>0.033962160302718</text:p>
          </table:table-cell>
          <table:table-cell table:formula="of:=[.$H$44]*[.W70]" office:value-type="float" office:value="0.0339621603027176" calcext:value-type="float">
            <text:p>0.033962160302718</text:p>
          </table:table-cell>
          <table:table-cell table:formula="of:=[.$H$44]*[.X70]" office:value-type="float" office:value="0.0339621603027176" calcext:value-type="float">
            <text:p>0.033962160302718</text:p>
          </table:table-cell>
          <table:table-cell table:formula="of:=[.$H$44]*[.Y70]" office:value-type="float" office:value="0.0339621603027176" calcext:value-type="float">
            <text:p>0.033962160302718</text:p>
          </table:table-cell>
          <table:table-cell table:formula="of:=[.$H$44]*[.Z70]" office:value-type="float" office:value="0.0339621603027176" calcext:value-type="float">
            <text:p>0.033962160302718</text:p>
          </table:table-cell>
          <table:table-cell table:formula="of:=[.$H$44]*[.AA70]" office:value-type="float" office:value="0.0326308909528724" calcext:value-type="float">
            <text:p>0.032630890952872</text:p>
          </table:table-cell>
          <table:table-cell table:formula="of:=[.$H$44]*[.AB70]" office:value-type="float" office:value="0.0326308909528724" calcext:value-type="float">
            <text:p>0.032630890952872</text:p>
          </table:table-cell>
          <table:table-cell table:formula="of:=[.$H$44]*[.AC70]" office:value-type="float" office:value="0.0326308909528724" calcext:value-type="float">
            <text:p>0.032630890952872</text:p>
          </table:table-cell>
          <table:table-cell table:formula="of:=[.$H$44]*[.AD70]" office:value-type="float" office:value="0.0326308909528724" calcext:value-type="float">
            <text:p>0.03263089095287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  <table:table-cell table:number-columns-repeated="5"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92" calcext:value-type="float">
            <text:p>0.092</text:p>
          </table:table-cell>
        </table:table-row>
      </table:table>
      <table:table table:name="Calculations Generation" table:style-name="ta1">
        <table:table-column table:style-name="co9" table:number-columns-repeated="44" table:default-cell-style-name="Default"/>
        <table:table-row table:style-name="ro1"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Billion Kwh</text:p>
          </table:table-cell>
          <table:table-cell office:value-type="float" office:value="2.919" calcext:value-type="float">
            <text:p>2.919</text:p>
          </table:table-cell>
          <table:table-cell office:value-type="float" office:value="3.018" calcext:value-type="float">
            <text:p>3.018</text:p>
          </table:table-cell>
          <table:table-cell office:value-type="float" office:value="3.093" calcext:value-type="float">
            <text:p>3.093</text:p>
          </table:table-cell>
          <table:table-cell office:value-type="float" office:value="3.167" calcext:value-type="float">
            <text:p>3.167</text:p>
          </table:table-cell>
          <table:table-cell office:value-type="float" office:value="3.241" calcext:value-type="float">
            <text:p>3.241</text:p>
          </table:table-cell>
          <table:table-cell office:value-type="float" office:value="3.315" calcext:value-type="float">
            <text:p>3.315</text:p>
          </table:table-cell>
          <table:table-cell office:value-type="float" office:value="3.365" calcext:value-type="float">
            <text:p>3.365</text:p>
          </table:table-cell>
          <table:table-cell office:value-type="float" office:value="3.979" calcext:value-type="float">
            <text:p>3.979</text:p>
          </table:table-cell>
          <table:table-cell office:value-type="float" office:value="3.713" calcext:value-type="float">
            <text:p>3.713</text:p>
          </table:table-cell>
          <table:table-cell office:value-type="float" office:value="3.846" calcext:value-type="float">
            <text:p>3.846</text:p>
          </table:table-cell>
          <table:table-cell office:value-type="float" office:value="2.82" calcext:value-type="float">
            <text:p>2.82</text:p>
          </table:table-cell>
          <table:table-cell office:value-type="float" office:value="3.483" calcext:value-type="float">
            <text:p>3.483</text:p>
          </table:table-cell>
          <table:table-cell office:value-type="float" office:value="3.187" calcext:value-type="float">
            <text:p>3.187</text:p>
          </table:table-cell>
          <table:table-cell office:value-type="float" office:value="3.281" calcext:value-type="float">
            <text:p>3.281</text:p>
          </table:table-cell>
          <table:table-cell office:value-type="float" office:value="3.733" calcext:value-type="float">
            <text:p>3.733</text:p>
          </table:table-cell>
          <table:table-cell office:value-type="float" office:value="4.162" calcext:value-type="float">
            <text:p>4.162</text:p>
          </table:table-cell>
          <table:table-cell office:value-type="float" office:value="5.669" calcext:value-type="float">
            <text:p>5.669</text:p>
          </table:table-cell>
          <table:table-cell office:value-type="float" office:value="4.978" calcext:value-type="float">
            <text:p>4.978</text:p>
          </table:table-cell>
          <table:table-cell office:value-type="float" office:value="4.872" calcext:value-type="float">
            <text:p>4.872</text:p>
          </table:table-cell>
          <table:table-cell office:value-type="float" office:value="5.231" calcext:value-type="float">
            <text:p>5.231</text:p>
          </table:table-cell>
          <table:table-cell office:value-type="float" office:value="4.548" calcext:value-type="float">
            <text:p>4.548</text:p>
          </table:table-cell>
          <table:table-cell office:value-type="float" office:value="3.519" calcext:value-type="float">
            <text:p>3.519</text:p>
          </table:table-cell>
          <table:table-cell office:value-type="float" office:value="3.477" calcext:value-type="float">
            <text:p>3.477</text:p>
          </table:table-cell>
          <table:table-cell office:value-type="float" office:value="5.117" calcext:value-type="float">
            <text:p>5.117</text:p>
          </table:table-cell>
          <table:table-cell office:value-type="float" office:value="5.411" calcext:value-type="float">
            <text:p>5.411</text:p>
          </table:table-cell>
          <table:table-cell office:value-type="float" office:value="5.319" calcext:value-type="float">
            <text:p>5.319</text:p>
          </table:table-cell>
          <table:table-cell office:value-type="float" office:value="4.951" calcext:value-type="float">
            <text:p>4.951</text:p>
          </table:table-cell>
          <table:table-cell office:value-type="float" office:value="2.76" calcext:value-type="float">
            <text:p>2.76</text:p>
          </table:table-cell>
          <table:table-cell office:value-type="float" office:value="3.759" calcext:value-type="float">
            <text:p>3.759</text:p>
          </table:table-cell>
          <table:table-cell office:value-type="float" office:value="5.201" calcext:value-type="float">
            <text:p>5.201</text:p>
          </table:table-cell>
          <table:table-cell office:value-type="float" office:value="7.49133" calcext:value-type="float">
            <text:p>7.49133</text:p>
          </table:table-cell>
          <table:table-cell office:value-type="float" office:value="4.09068" calcext:value-type="float">
            <text:p>4.09068</text:p>
          </table:table-cell>
          <table:table-cell office:value-type="float" office:value="4.67775" calcext:value-type="float">
            <text:p>4.67775</text:p>
          </table:table-cell>
          <table:table-cell office:value-type="float" office:value="6.88941" calcext:value-type="float">
            <text:p>6.88941</text:p>
          </table:table-cell>
          <table:table-cell office:value-type="float" office:value="4.67676" calcext:value-type="float">
            <text:p>4.67676</text:p>
          </table:table-cell>
          <table:table-cell office:value-type="float" office:value="5.83605" calcext:value-type="float">
            <text:p>5.83605</text:p>
          </table:table-cell>
          <table:table-cell office:value-type="float" office:value="7.70418" calcext:value-type="float">
            <text:p>7.70418</text:p>
          </table:table-cell>
          <table:table-cell office:value-type="float" office:value="4.47975" calcext:value-type="float">
            <text:p>4.47975</text:p>
          </table:table-cell>
          <table:table-cell office:value-type="float" office:value="8.46648" calcext:value-type="float">
            <text:p>8.46648</text:p>
          </table:table-cell>
          <table:table-cell office:value-type="float" office:value="5.15394" calcext:value-type="float">
            <text:p>5.15394</text:p>
          </table:table-cell>
          <table:table-cell office:value-type="float" office:value="5.281" calcext:value-type="float">
            <text:p>5.281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Billion Kwh</text:p>
          </table:table-cell>
          <table:table-cell office:value-type="float" office:value="28.501" calcext:value-type="float">
            <text:p>28.501</text:p>
          </table:table-cell>
          <table:table-cell office:value-type="float" office:value="30.008" calcext:value-type="float">
            <text:p>30.008</text:p>
          </table:table-cell>
          <table:table-cell office:value-type="float" office:value="29.893" calcext:value-type="float">
            <text:p>29.893</text:p>
          </table:table-cell>
          <table:table-cell office:value-type="float" office:value="29.577" calcext:value-type="float">
            <text:p>29.577</text:p>
          </table:table-cell>
          <table:table-cell office:value-type="float" office:value="28.384" calcext:value-type="float">
            <text:p>28.384</text:p>
          </table:table-cell>
          <table:table-cell office:value-type="float" office:value="30.288" calcext:value-type="float">
            <text:p>30.288</text:p>
          </table:table-cell>
          <table:table-cell office:value-type="float" office:value="30.496" calcext:value-type="float">
            <text:p>30.496</text:p>
          </table:table-cell>
          <table:table-cell office:value-type="float" office:value="25.401" calcext:value-type="float">
            <text:p>25.401</text:p>
          </table:table-cell>
          <table:table-cell office:value-type="float" office:value="35.151" calcext:value-type="float">
            <text:p>35.151</text:p>
          </table:table-cell>
          <table:table-cell office:value-type="float" office:value="34.641" calcext:value-type="float">
            <text:p>34.641</text:p>
          </table:table-cell>
          <table:table-cell office:value-type="float" office:value="31.179" calcext:value-type="float">
            <text:p>31.179</text:p>
          </table:table-cell>
          <table:table-cell office:value-type="float" office:value="31.112" calcext:value-type="float">
            <text:p>31.112</text:p>
          </table:table-cell>
          <table:table-cell office:value-type="float" office:value="34.483" calcext:value-type="float">
            <text:p>34.483</text:p>
          </table:table-cell>
          <table:table-cell office:value-type="float" office:value="36.336" calcext:value-type="float">
            <text:p>36.336</text:p>
          </table:table-cell>
          <table:table-cell office:value-type="float" office:value="35.349" calcext:value-type="float">
            <text:p>35.349</text:p>
          </table:table-cell>
          <table:table-cell office:value-type="float" office:value="36.696" calcext:value-type="float">
            <text:p>36.696</text:p>
          </table:table-cell>
          <table:table-cell office:value-type="float" office:value="33.874" calcext:value-type="float">
            <text:p>33.874</text:p>
          </table:table-cell>
          <table:table-cell office:value-type="float" office:value="35.744" calcext:value-type="float">
            <text:p>35.744</text:p>
          </table:table-cell>
          <table:table-cell office:value-type="float" office:value="36.792" calcext:value-type="float">
            <text:p>36.792</text:p>
          </table:table-cell>
          <table:table-cell office:value-type="float" office:value="40.292" calcext:value-type="float">
            <text:p>40.292</text:p>
          </table:table-cell>
          <table:table-cell office:value-type="float" office:value="41.418" calcext:value-type="float">
            <text:p>41.418</text:p>
          </table:table-cell>
          <table:table-cell office:value-type="float" office:value="40.05" calcext:value-type="float">
            <text:p>40.05</text:p>
          </table:table-cell>
          <table:table-cell office:value-type="float" office:value="39.825" calcext:value-type="float">
            <text:p>39.825</text:p>
          </table:table-cell>
          <table:table-cell office:value-type="float" office:value="32.883" calcext:value-type="float">
            <text:p>32.883</text:p>
          </table:table-cell>
          <table:table-cell office:value-type="float" office:value="36.394" calcext:value-type="float">
            <text:p>36.394</text:p>
          </table:table-cell>
          <table:table-cell office:value-type="float" office:value="36.31" calcext:value-type="float">
            <text:p>36.31</text:p>
          </table:table-cell>
          <table:table-cell office:value-type="float" office:value="35.48" calcext:value-type="float">
            <text:p>35.48</text:p>
          </table:table-cell>
          <table:table-cell office:value-type="float" office:value="36.732" calcext:value-type="float">
            <text:p>36.732</text:p>
          </table:table-cell>
          <table:table-cell office:value-type="float" office:value="37.969" calcext:value-type="float">
            <text:p>37.969</text:p>
          </table:table-cell>
          <table:table-cell office:value-type="float" office:value="40.487" calcext:value-type="float">
            <text:p>40.487</text:p>
          </table:table-cell>
          <table:table-cell office:value-type="float" office:value="36.466" calcext:value-type="float">
            <text:p>36.466</text:p>
          </table:table-cell>
          <table:table-cell office:value-type="float" office:value="32.511" calcext:value-type="float">
            <text:p>32.511</text:p>
          </table:table-cell>
          <table:table-cell office:value-type="float" office:value="41.862" calcext:value-type="float">
            <text:p>41.862</text:p>
          </table:table-cell>
          <table:table-cell office:value-type="float" office:value="40.138" calcext:value-type="float">
            <text:p>40.138</text:p>
          </table:table-cell>
          <table:table-cell office:value-type="float" office:value="39.001" calcext:value-type="float">
            <text:p>39.001</text:p>
          </table:table-cell>
          <table:table-cell office:value-type="float" office:value="35.255" calcext:value-type="float">
            <text:p>35.255</text:p>
          </table:table-cell>
          <table:table-cell office:value-type="float" office:value="37.954" calcext:value-type="float">
            <text:p>37.954</text:p>
          </table:table-cell>
          <table:table-cell office:value-type="float" office:value="36.462" calcext:value-type="float">
            <text:p>36.462</text:p>
          </table:table-cell>
          <table:table-cell office:value-type="float" office:value="35.73" calcext:value-type="float">
            <text:p>35.73</text:p>
          </table:table-cell>
          <table:table-cell office:value-type="float" office:value="40.43655" calcext:value-type="float">
            <text:p>40.43655</text:p>
          </table:table-cell>
          <table:table-cell office:value-type="float" office:value="45.344" calcext:value-type="float">
            <text:p>45.344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Billion Kwh</text:p>
          </table:table-cell>
          <table:table-cell office:value-type="float" office:value="0.274" calcext:value-type="float">
            <text:p>0.27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8" calcext:value-type="float">
            <text:p>0.3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339" calcext:value-type="float">
            <text:p>0.339</text:p>
          </table:table-cell>
          <table:table-cell office:value-type="float" office:value="0.425" calcext:value-type="float">
            <text:p>0.42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" calcext:value-type="float">
            <text:p>0.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26" calcext:value-type="float">
            <text:p>0.226</text:p>
          </table:table-cell>
          <table:table-cell office:value-type="float" office:value="0.338" calcext:value-type="float">
            <text:p>0.3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5" calcext:value-type="float">
            <text:p>0.33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0195" calcext:value-type="float">
            <text:p>0.30195</text:p>
          </table:table-cell>
          <table:table-cell office:value-type="float" office:value="0.38511" calcext:value-type="float">
            <text:p>0.38511</text:p>
          </table:table-cell>
          <table:table-cell office:value-type="float" office:value="0.338" calcext:value-type="float">
            <text:p>0.33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7" calcext:value-type="float">
            <text:p>0.4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245" calcext:value-type="float">
            <text:p>0.245</text:p>
          </table:table-cell>
          <table:table-cell office:value-type="float" office:value="0.314" calcext:value-type="float">
            <text:p>0.31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5" calcext:value-type="float">
            <text:p>0.385</text:p>
          </table:table-cell>
          <table:table-cell office:value-type="float" office:value="0.406" calcext:value-type="float">
            <text:p>0.406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8" calcext:value-type="float">
            <text:p>0.298</text:p>
          </table:table-cell>
          <table:table-cell office:value-type="float" office:value="0.193" calcext:value-type="float">
            <text:p>0.19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76" calcext:value-type="float">
            <text:p>0.37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7" calcext:value-type="float">
            <text:p>0.367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1" calcext:value-type="float">
            <text:p>0.311</text:p>
          </table:table-cell>
          <table:table-cell office:value-type="float" office:value="0.108" calcext:value-type="float">
            <text:p>0.1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Billion Kwh</text:p>
          </table:table-cell>
          <table:table-cell table:formula="of:=[$'Calculations Capacities'.$F$43]*[.D43]" office:value-type="float" office:value="5.22525" calcext:value-type="float">
            <text:p>5.22525</text:p>
          </table:table-cell>
          <table:table-cell table:formula="of:=[$'Calculations Capacities'.$F$43]*[.E43]" office:value-type="float" office:value="4.69575" calcext:value-type="float">
            <text:p>4.69575</text:p>
          </table:table-cell>
          <table:table-cell table:formula="of:=[$'Calculations Capacities'.$F$43]*[.F43]" office:value-type="float" office:value="4.3678125" calcext:value-type="float">
            <text:p>4.3678125</text:p>
          </table:table-cell>
          <table:table-cell table:formula="of:=[$'Calculations Capacities'.$F$43]*[.G43]" office:value-type="float" office:value="4.0543125" calcext:value-type="float">
            <text:p>4.0543125</text:p>
          </table:table-cell>
          <table:table-cell table:formula="of:=[$'Calculations Capacities'.$F$43]*[.H43]" office:value-type="float" office:value="4.8084375" calcext:value-type="float">
            <text:p>4.8084375</text:p>
          </table:table-cell>
          <table:table-cell table:formula="of:=[$'Calculations Capacities'.$F$43]*[.I43]" office:value-type="float" office:value="4.5680625" calcext:value-type="float">
            <text:p>4.5680625</text:p>
          </table:table-cell>
          <table:table-cell table:formula="of:=[$'Calculations Capacities'.$F$43]*[.J43]" office:value-type="float" office:value="5.151375" calcext:value-type="float">
            <text:p>5.151375</text:p>
          </table:table-cell>
          <table:table-cell table:formula="of:=[$'Calculations Capacities'.$F$43]*[.K43]" office:value-type="float" office:value="4.87125" calcext:value-type="float">
            <text:p>4.87125</text:p>
          </table:table-cell>
          <table:table-cell table:formula="of:=[$'Calculations Capacities'.$F$43]*[.L43]" office:value-type="float" office:value="4.80225" calcext:value-type="float">
            <text:p>4.80225</text:p>
          </table:table-cell>
          <table:table-cell table:formula="of:=[$'Calculations Capacities'.$F$43]*[.M43]" office:value-type="float" office:value="4.3605" calcext:value-type="float">
            <text:p>4.3605</text:p>
          </table:table-cell>
          <table:table-cell table:formula="of:=[$'Calculations Capacities'.$F$43]*[.N43]" office:value-type="float" office:value="3.6751875" calcext:value-type="float">
            <text:p>3.6751875</text:p>
          </table:table-cell>
          <table:table-cell table:formula="of:=[$'Calculations Capacities'.$F$43]*[.O43]" office:value-type="float" office:value="3.5491875" calcext:value-type="float">
            <text:p>3.5491875</text:p>
          </table:table-cell>
          <table:table-cell office:value-type="float" office:value="3.374" calcext:value-type="float">
            <text:p>3.374</text:p>
          </table:table-cell>
          <table:table-cell office:value-type="float" office:value="2.343" calcext:value-type="float">
            <text:p>2.343</text:p>
          </table:table-cell>
          <table:table-cell office:value-type="float" office:value="3.424" calcext:value-type="float">
            <text:p>3.424</text:p>
          </table:table-cell>
          <table:table-cell office:value-type="float" office:value="3.607" calcext:value-type="float">
            <text:p>3.607</text:p>
          </table:table-cell>
          <table:table-cell office:value-type="float" office:value="5.104" calcext:value-type="float">
            <text:p>5.104</text:p>
          </table:table-cell>
          <table:table-cell office:value-type="float" office:value="4.608" calcext:value-type="float">
            <text:p>4.608</text:p>
          </table:table-cell>
          <table:table-cell office:value-type="float" office:value="4.511" calcext:value-type="float">
            <text:p>4.511</text:p>
          </table:table-cell>
          <table:table-cell office:value-type="float" office:value="5.477" calcext:value-type="float">
            <text:p>5.477</text:p>
          </table:table-cell>
          <table:table-cell office:value-type="float" office:value="5.043" calcext:value-type="float">
            <text:p>5.043</text:p>
          </table:table-cell>
          <table:table-cell office:value-type="float" office:value="5.129" calcext:value-type="float">
            <text:p>5.129</text:p>
          </table:table-cell>
          <table:table-cell office:value-type="float" office:value="5.215" calcext:value-type="float">
            <text:p>5.215</text:p>
          </table:table-cell>
          <table:table-cell office:value-type="float" office:value="4.456" calcext:value-type="float">
            <text:p>4.456</text:p>
          </table:table-cell>
          <table:table-cell office:value-type="float" office:value="5.919" calcext:value-type="float">
            <text:p>5.919</text:p>
          </table:table-cell>
          <table:table-cell office:value-type="float" office:value="5.938" calcext:value-type="float">
            <text:p>5.938</text:p>
          </table:table-cell>
          <table:table-cell office:value-type="float" office:value="5.798" calcext:value-type="float">
            <text:p>5.798</text:p>
          </table:table-cell>
          <table:table-cell office:value-type="float" office:value="3.961" calcext:value-type="float">
            <text:p>3.961</text:p>
          </table:table-cell>
          <table:table-cell office:value-type="float" office:value="4.818" calcext:value-type="float">
            <text:p>4.818</text:p>
          </table:table-cell>
          <table:table-cell office:value-type="float" office:value="6.177" calcext:value-type="float">
            <text:p>6.177</text:p>
          </table:table-cell>
          <table:table-cell office:value-type="float" office:value="7.946" calcext:value-type="float">
            <text:p>7.946</text:p>
          </table:table-cell>
          <table:table-cell office:value-type="float" office:value="4.343" calcext:value-type="float">
            <text:p>4.343</text:p>
          </table:table-cell>
          <table:table-cell office:value-type="float" office:value="4.173" calcext:value-type="float">
            <text:p>4.173</text:p>
          </table:table-cell>
          <table:table-cell office:value-type="float" office:value="7.164" calcext:value-type="float">
            <text:p>7.164</text:p>
          </table:table-cell>
          <table:table-cell office:value-type="float" office:value="5.876" calcext:value-type="float">
            <text:p>5.876</text:p>
          </table:table-cell>
          <table:table-cell office:value-type="float" office:value="5.495" calcext:value-type="float">
            <text:p>5.495</text:p>
          </table:table-cell>
          <table:table-cell office:value-type="float" office:value="5.585" calcext:value-type="float">
            <text:p>5.585</text:p>
          </table:table-cell>
          <table:table-cell office:value-type="float" office:value="3.7521" calcext:value-type="float">
            <text:p>3.7521</text:p>
          </table:table-cell>
          <table:table-cell office:value-type="float" office:value="6.35382" calcext:value-type="float">
            <text:p>6.35382</text:p>
          </table:table-cell>
          <table:table-cell office:value-type="float" office:value="6.02019" calcext:value-type="float">
            <text:p>6.02019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Billion Kwh</text:p>
          </table:table-cell>
          <table:table-cell office:value-type="float" office:value="3.674" calcext:value-type="float">
            <text:p>3.674</text:p>
          </table:table-cell>
          <table:table-cell office:value-type="float" office:value="3.58" calcext:value-type="float">
            <text:p>3.58</text:p>
          </table:table-cell>
          <table:table-cell office:value-type="float" office:value="3.018" calcext:value-type="float">
            <text:p>3.018</text:p>
          </table:table-cell>
          <table:table-cell office:value-type="float" office:value="3.318" calcext:value-type="float">
            <text:p>3.318</text:p>
          </table:table-cell>
          <table:table-cell office:value-type="float" office:value="3.226" calcext:value-type="float">
            <text:p>3.226</text:p>
          </table:table-cell>
          <table:table-cell office:value-type="float" office:value="2.214" calcext:value-type="float">
            <text:p>2.214</text:p>
          </table:table-cell>
          <table:table-cell office:value-type="float" office:value="2.302" calcext:value-type="float">
            <text:p>2.302</text:p>
          </table:table-cell>
          <table:table-cell office:value-type="float" office:value="2.512" calcext:value-type="float">
            <text:p>2.512</text:p>
          </table:table-cell>
          <table:table-cell office:value-type="float" office:value="2.569" calcext:value-type="float">
            <text:p>2.569</text:p>
          </table:table-cell>
          <table:table-cell office:value-type="float" office:value="2.662" calcext:value-type="float">
            <text:p>2.662</text:p>
          </table:table-cell>
          <table:table-cell office:value-type="float" office:value="1.859" calcext:value-type="float">
            <text:p>1.859</text:p>
          </table:table-cell>
          <table:table-cell office:value-type="float" office:value="2.417" calcext:value-type="float">
            <text:p>2.417</text:p>
          </table:table-cell>
          <table:table-cell office:value-type="float" office:value="2.042" calcext:value-type="float">
            <text:p>2.042</text:p>
          </table:table-cell>
          <table:table-cell office:value-type="float" office:value="1.923" calcext:value-type="float">
            <text:p>1.923</text:p>
          </table:table-cell>
          <table:table-cell office:value-type="float" office:value="1.453" calcext:value-type="float">
            <text:p>1.453</text:p>
          </table:table-cell>
          <table:table-cell office:value-type="float" office:value="2.291" calcext:value-type="float">
            <text:p>2.291</text:p>
          </table:table-cell>
          <table:table-cell office:value-type="float" office:value="2.89" calcext:value-type="float">
            <text:p>2.89</text:p>
          </table:table-cell>
          <table:table-cell office:value-type="float" office:value="2.726" calcext:value-type="float">
            <text:p>2.726</text:p>
          </table:table-cell>
          <table:table-cell office:value-type="float" office:value="3.066" calcext:value-type="float">
            <text:p>3.066</text:p>
          </table:table-cell>
          <table:table-cell office:value-type="float" office:value="2.725" calcext:value-type="float">
            <text:p>2.725</text:p>
          </table:table-cell>
          <table:table-cell office:value-type="float" office:value="2.646" calcext:value-type="float">
            <text:p>2.646</text:p>
          </table:table-cell>
          <table:table-cell office:value-type="float" office:value="1.72" calcext:value-type="float">
            <text:p>1.72</text:p>
          </table:table-cell>
          <table:table-cell office:value-type="float" office:value="2.172" calcext:value-type="float">
            <text:p>2.172</text:p>
          </table:table-cell>
          <table:table-cell office:value-type="float" office:value="2.999" calcext:value-type="float">
            <text:p>2.999</text:p>
          </table:table-cell>
          <table:table-cell office:value-type="float" office:value="3.136" calcext:value-type="float">
            <text:p>3.136</text:p>
          </table:table-cell>
          <table:table-cell office:value-type="float" office:value="4.294" calcext:value-type="float">
            <text:p>4.294</text:p>
          </table:table-cell>
          <table:table-cell office:value-type="float" office:value="4.196" calcext:value-type="float">
            <text:p>4.196</text:p>
          </table:table-cell>
          <table:table-cell office:value-type="float" office:value="2.845" calcext:value-type="float">
            <text:p>2.845</text:p>
          </table:table-cell>
          <table:table-cell office:value-type="float" office:value="2.796" calcext:value-type="float">
            <text:p>2.796</text:p>
          </table:table-cell>
          <table:table-cell office:value-type="float" office:value="3.435" calcext:value-type="float">
            <text:p>3.435</text:p>
          </table:table-cell>
          <table:table-cell office:value-type="float" office:value="4.98168" calcext:value-type="float">
            <text:p>4.98168</text:p>
          </table:table-cell>
          <table:table-cell office:value-type="float" office:value="2.84328" calcext:value-type="float">
            <text:p>2.84328</text:p>
          </table:table-cell>
          <table:table-cell office:value-type="float" office:value="3.14622" calcext:value-type="float">
            <text:p>3.14622</text:p>
          </table:table-cell>
          <table:table-cell office:value-type="float" office:value="3.99564" calcext:value-type="float">
            <text:p>3.99564</text:p>
          </table:table-cell>
          <table:table-cell office:value-type="float" office:value="4.55598" calcext:value-type="float">
            <text:p>4.55598</text:p>
          </table:table-cell>
          <table:table-cell office:value-type="float" office:value="5.59845" calcext:value-type="float">
            <text:p>5.59845</text:p>
          </table:table-cell>
          <table:table-cell office:value-type="float" office:value="3.8412" calcext:value-type="float">
            <text:p>3.8412</text:p>
          </table:table-cell>
          <table:table-cell office:value-type="float" office:value="2.79972" calcext:value-type="float">
            <text:p>2.79972</text:p>
          </table:table-cell>
          <table:table-cell office:value-type="float" office:value="5.09553" calcext:value-type="float">
            <text:p>5.09553</text:p>
          </table:table-cell>
          <table:table-cell office:value-type="float" office:value="3.34917" calcext:value-type="float">
            <text:p>3.3491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Billion Kwh</text:p>
          </table:table-cell>
          <table:table-cell table:formula="of:=[$'Calculations Capacities'.$F$36]*[.D43]" office:value-type="float" office:value="7.702889375" calcext:value-type="float">
            <text:p>7.702889375</text:p>
          </table:table-cell>
          <table:table-cell table:formula="of:=[$'Calculations Capacities'.$F$36]*[.E43]" office:value-type="float" office:value="6.922318125" calcext:value-type="float">
            <text:p>6.922318125</text:p>
          </table:table-cell>
          <table:table-cell table:formula="of:=[$'Calculations Capacities'.$F$36]*[.F43]" office:value-type="float" office:value="6.43888359375" calcext:value-type="float">
            <text:p>6.43888359375</text:p>
          </table:table-cell>
          <table:table-cell table:formula="of:=[$'Calculations Capacities'.$F$36]*[.G43]" office:value-type="float" office:value="5.97673234375" calcext:value-type="float">
            <text:p>5.97673234375</text:p>
          </table:table-cell>
          <table:table-cell table:formula="of:=[$'Calculations Capacities'.$F$36]*[.H43]" office:value-type="float" office:value="7.08843828125" calcext:value-type="float">
            <text:p>7.08843828125</text:p>
          </table:table-cell>
          <table:table-cell table:formula="of:=[$'Calculations Capacities'.$F$36]*[.I43]" office:value-type="float" office:value="6.73408546875" calcext:value-type="float">
            <text:p>6.73408546875</text:p>
          </table:table-cell>
          <table:table-cell table:formula="of:=[$'Calculations Capacities'.$F$36]*[.J43]" office:value-type="float" office:value="7.5939853125" calcext:value-type="float">
            <text:p>7.5939853125</text:p>
          </table:table-cell>
          <table:table-cell table:formula="of:=[$'Calculations Capacities'.$F$36]*[.K43]" office:value-type="float" office:value="7.181034375" calcext:value-type="float">
            <text:p>7.181034375</text:p>
          </table:table-cell>
          <table:table-cell table:formula="of:=[$'Calculations Capacities'.$F$36]*[.L43]" office:value-type="float" office:value="7.079316875" calcext:value-type="float">
            <text:p>7.079316875</text:p>
          </table:table-cell>
          <table:table-cell table:formula="of:=[$'Calculations Capacities'.$F$36]*[.M43]" office:value-type="float" office:value="6.42810375" calcext:value-type="float">
            <text:p>6.42810375</text:p>
          </table:table-cell>
          <table:table-cell table:formula="of:=[$'Calculations Capacities'.$F$36]*[.N43]" office:value-type="float" office:value="5.41783890625" calcext:value-type="float">
            <text:p>5.41783890625</text:p>
          </table:table-cell>
          <table:table-cell table:formula="of:=[$'Calculations Capacities'.$F$36]*[.O43]" office:value-type="float" office:value="5.23209390625" calcext:value-type="float">
            <text:p>5.23209390625</text:p>
          </table:table-cell>
          <table:table-cell office:value-type="float" office:value="4.298" calcext:value-type="float">
            <text:p>4.298</text:p>
          </table:table-cell>
          <table:table-cell office:value-type="float" office:value="4.302" calcext:value-type="float">
            <text:p>4.302</text:p>
          </table:table-cell>
          <table:table-cell office:value-type="float" office:value="4.881" calcext:value-type="float">
            <text:p>4.881</text:p>
          </table:table-cell>
          <table:table-cell office:value-type="float" office:value="5.212" calcext:value-type="float">
            <text:p>5.212</text:p>
          </table:table-cell>
          <table:table-cell office:value-type="float" office:value="7.156" calcext:value-type="float">
            <text:p>7.156</text:p>
          </table:table-cell>
          <table:table-cell office:value-type="float" office:value="5.234" calcext:value-type="float">
            <text:p>5.234</text:p>
          </table:table-cell>
          <table:table-cell office:value-type="float" office:value="5.403" calcext:value-type="float">
            <text:p>5.403</text:p>
          </table:table-cell>
          <table:table-cell office:value-type="float" office:value="6.524" calcext:value-type="float">
            <text:p>6.524</text:p>
          </table:table-cell>
          <table:table-cell office:value-type="float" office:value="5.794" calcext:value-type="float">
            <text:p>5.794</text:p>
          </table:table-cell>
          <table:table-cell office:value-type="float" office:value="6.482" calcext:value-type="float">
            <text:p>6.482</text:p>
          </table:table-cell>
          <table:table-cell office:value-type="float" office:value="5.311" calcext:value-type="float">
            <text:p>5.311</text:p>
          </table:table-cell>
          <table:table-cell office:value-type="float" office:value="4.827" calcext:value-type="float">
            <text:p>4.827</text:p>
          </table:table-cell>
          <table:table-cell office:value-type="float" office:value="6.888" calcext:value-type="float">
            <text:p>6.888</text:p>
          </table:table-cell>
          <table:table-cell office:value-type="float" office:value="6.27" calcext:value-type="float">
            <text:p>6.27</text:p>
          </table:table-cell>
          <table:table-cell office:value-type="float" office:value="5.94" calcext:value-type="float">
            <text:p>5.94</text:p>
          </table:table-cell>
          <table:table-cell office:value-type="float" office:value="4.194" calcext:value-type="float">
            <text:p>4.194</text:p>
          </table:table-cell>
          <table:table-cell office:value-type="float" office:value="5.164" calcext:value-type="float">
            <text:p>5.164</text:p>
          </table:table-cell>
          <table:table-cell office:value-type="float" office:value="6.663" calcext:value-type="float">
            <text:p>6.663</text:p>
          </table:table-cell>
          <table:table-cell office:value-type="float" office:value="9.035" calcext:value-type="float">
            <text:p>9.035</text:p>
          </table:table-cell>
          <table:table-cell office:value-type="float" office:value="4.983" calcext:value-type="float">
            <text:p>4.983</text:p>
          </table:table-cell>
          <table:table-cell office:value-type="float" office:value="4.789" calcext:value-type="float">
            <text:p>4.789</text:p>
          </table:table-cell>
          <table:table-cell office:value-type="float" office:value="8.536" calcext:value-type="float">
            <text:p>8.536</text:p>
          </table:table-cell>
          <table:table-cell office:value-type="float" office:value="8.917" calcext:value-type="float">
            <text:p>8.917</text:p>
          </table:table-cell>
          <table:table-cell office:value-type="float" office:value="6.327" calcext:value-type="float">
            <text:p>6.327</text:p>
          </table:table-cell>
          <table:table-cell office:value-type="float" office:value="6.784" calcext:value-type="float">
            <text:p>6.784</text:p>
          </table:table-cell>
          <table:table-cell office:value-type="float" office:value="5.255" calcext:value-type="float">
            <text:p>5.255</text:p>
          </table:table-cell>
          <table:table-cell office:value-type="float" office:value="7.62399" calcext:value-type="float">
            <text:p>7.62399</text:p>
          </table:table-cell>
          <table:table-cell office:value-type="float" office:value="5.87268" calcext:value-type="float">
            <text:p>5.8726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Billion Kwh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Billion Kwh</text:p>
          </table:table-cell>
          <table:table-cell table:formula="of:=[$'Calculations Capacities'.$D$26]*[.D42]" office:value-type="float" office:value="2.38169934640523" calcext:value-type="float">
            <text:p>2.38169934640523</text:p>
          </table:table-cell>
          <table:table-cell table:formula="of:=[$'Calculations Capacities'.$D$26]*[.E42]" office:value-type="float" office:value="2.08398692810458" calcext:value-type="float">
            <text:p>2.08398692810458</text:p>
          </table:table-cell>
          <table:table-cell table:formula="of:=[$'Calculations Capacities'.$D$26]*[.F42]" office:value-type="float" office:value="1.83589324618736" calcext:value-type="float">
            <text:p>1.83589324618736</text:p>
          </table:table-cell>
          <table:table-cell table:formula="of:=[$'Calculations Capacities'.$D$26]*[.G42]" office:value-type="float" office:value="1.93513071895425" calcext:value-type="float">
            <text:p>1.93513071895425</text:p>
          </table:table-cell>
          <table:table-cell table:formula="of:=[$'Calculations Capacities'.$D$26]*[.H42]" office:value-type="float" office:value="1.58779956427015" calcext:value-type="float">
            <text:p>1.58779956427015</text:p>
          </table:table-cell>
          <table:table-cell table:formula="of:=[$'Calculations Capacities'.$D$26]*[.I42]" office:value-type="float" office:value="2.13360566448802" calcext:value-type="float">
            <text:p>2.13360566448802</text:p>
          </table:table-cell>
          <table:table-cell table:formula="of:=[$'Calculations Capacities'.$D$26]*[.J42]" office:value-type="float" office:value="1.98474945533769" calcext:value-type="float">
            <text:p>1.98474945533769</text:p>
          </table:table-cell>
          <table:table-cell table:formula="of:=[$'Calculations Capacities'.$D$26]*[.K42]" office:value-type="float" office:value="2.40799727668845" calcext:value-type="float">
            <text:p>2.40799727668845</text:p>
          </table:table-cell>
          <table:table-cell table:formula="of:=[$'Calculations Capacities'.$D$26]*[.L42]" office:value-type="float" office:value="2.16089596949891" calcext:value-type="float">
            <text:p>2.16089596949891</text:p>
          </table:table-cell>
          <table:table-cell table:formula="of:=[$'Calculations Capacities'.$D$26]*[.M42]" office:value-type="float" office:value="2.09837636165577" calcext:value-type="float">
            <text:p>2.09837636165577</text:p>
          </table:table-cell>
          <table:table-cell table:formula="of:=[$'Calculations Capacities'.$D$26]*[.N42]" office:value-type="float" office:value="1.9445582788671" calcext:value-type="float">
            <text:p>1.9445582788671</text:p>
          </table:table-cell>
          <table:table-cell table:formula="of:=[$'Calculations Capacities'.$D$26]*[.O42]" office:value-type="float" office:value="1.54760838779956" calcext:value-type="float">
            <text:p>1.54760838779956</text:p>
          </table:table-cell>
          <table:table-cell table:formula="of:=[$'Calculations Capacities'.$D$26]*[.P42]" office:value-type="float" office:value="1.78726688453159" calcext:value-type="float">
            <text:p>1.78726688453159</text:p>
          </table:table-cell>
          <table:table-cell office:value-type="float" office:value="1.355" calcext:value-type="float">
            <text:p>1.355</text:p>
          </table:table-cell>
          <table:table-cell office:value-type="float" office:value="1.445" calcext:value-type="float">
            <text:p>1.445</text:p>
          </table:table-cell>
          <table:table-cell office:value-type="float" office:value="1.982" calcext:value-type="float">
            <text:p>1.982</text:p>
          </table:table-cell>
          <table:table-cell office:value-type="float" office:value="1.949" calcext:value-type="float">
            <text:p>1.949</text:p>
          </table:table-cell>
          <table:table-cell office:value-type="float" office:value="1.68201" calcext:value-type="float">
            <text:p>1.68201</text:p>
          </table:table-cell>
          <table:table-cell office:value-type="float" office:value="1.382" calcext:value-type="float">
            <text:p>1.382</text:p>
          </table:table-cell>
          <table:table-cell office:value-type="float" office:value="1.664" calcext:value-type="float">
            <text:p>1.664</text:p>
          </table:table-cell>
          <table:table-cell office:value-type="float" office:value="1.7404" calcext:value-type="float">
            <text:p>1.7404</text:p>
          </table:table-cell>
          <table:table-cell office:value-type="float" office:value="2.033" calcext:value-type="float">
            <text:p>2.033</text:p>
          </table:table-cell>
          <table:table-cell office:value-type="float" office:value="2.467" calcext:value-type="float">
            <text:p>2.467</text:p>
          </table:table-cell>
          <table:table-cell office:value-type="float" office:value="1.369" calcext:value-type="float">
            <text:p>1.369</text:p>
          </table:table-cell>
          <table:table-cell office:value-type="float" office:value="1.999" calcext:value-type="float">
            <text:p>1.999</text:p>
          </table:table-cell>
          <table:table-cell office:value-type="float" office:value="2.356" calcext:value-type="float">
            <text:p>2.356</text:p>
          </table:table-cell>
          <table:table-cell office:value-type="float" office:value="2.525" calcext:value-type="float">
            <text:p>2.525</text:p>
          </table:table-cell>
          <table:table-cell office:value-type="float" office:value="2.068" calcext:value-type="float">
            <text:p>2.068</text:p>
          </table:table-cell>
          <table:table-cell office:value-type="float" office:value="2.004" calcext:value-type="float">
            <text:p>2.004</text:p>
          </table:table-cell>
          <table:table-cell office:value-type="float" office:value="2.405" calcext:value-type="float">
            <text:p>2.405</text:p>
          </table:table-cell>
          <table:table-cell office:value-type="float" office:value="2.775" calcext:value-type="float">
            <text:p>2.775</text:p>
          </table:table-cell>
          <table:table-cell office:value-type="float" office:value="1.95" calcext:value-type="float">
            <text:p>1.95</text:p>
          </table:table-cell>
          <table:table-cell office:value-type="float" office:value="2.107" calcext:value-type="float">
            <text:p>2.107</text:p>
          </table:table-cell>
          <table:table-cell office:value-type="float" office:value="2.704" calcext:value-type="float">
            <text:p>2.704</text:p>
          </table:table-cell>
          <table:table-cell office:value-type="float" office:value="1.909" calcext:value-type="float">
            <text:p>1.909</text:p>
          </table:table-cell>
          <table:table-cell office:value-type="float" office:value="1.779" calcext:value-type="float">
            <text:p>1.779</text:p>
          </table:table-cell>
          <table:table-cell office:value-type="float" office:value="1.983" calcext:value-type="float">
            <text:p>1.983</text:p>
          </table:table-cell>
          <table:table-cell office:value-type="float" office:value="1.852" calcext:value-type="float">
            <text:p>1.852</text:p>
          </table:table-cell>
          <table:table-cell office:value-type="float" office:value="1.615" calcext:value-type="float">
            <text:p>1.615</text:p>
          </table:table-cell>
          <table:table-cell office:value-type="float" office:value="1.98792" calcext:value-type="float">
            <text:p>1.9879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Billion Kwh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84" calcext:value-type="float">
            <text:p>0.0158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Billion Kwh</text:p>
          </table:table-cell>
          <table:table-cell table:number-columns-repeated="14"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81" calcext:value-type="float">
            <text:p>0.0188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 office:value-type="string" calcext:value-type="string">
            <text:p>Billion Kwh</text:p>
          </table:table-cell>
          <table:table-cell table:number-columns-repeated="8" office:value-type="float" office:value="0.049" calcext:value-type="float">
            <text:p>0.04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069564" calcext:value-type="float">
            <text:p>0.069564</text:p>
          </table:table-cell>
          <table:table-cell office:value-type="float" office:value="0.075066" calcext:value-type="float">
            <text:p>0.075066</text:p>
          </table:table-cell>
          <table:table-cell office:value-type="float" office:value="0.076501" calcext:value-type="float">
            <text:p>0.076501</text:p>
          </table:table-cell>
          <table:table-cell office:value-type="float" office:value="0.069453" calcext:value-type="float">
            <text:p>0.069453</text:p>
          </table:table-cell>
          <table:table-cell office:value-type="float" office:value="0.075262" calcext:value-type="float">
            <text:p>0.075262</text:p>
          </table:table-cell>
          <table:table-cell office:value-type="float" office:value="0.075195" calcext:value-type="float">
            <text:p>0.075195</text:p>
          </table:table-cell>
          <table:table-cell office:value-type="float" office:value="0.095535" calcext:value-type="float">
            <text:p>0.095535</text:p>
          </table:table-cell>
          <table:table-cell office:value-type="float" office:value="0.08483" calcext:value-type="float">
            <text:p>0.08483</text:p>
          </table:table-cell>
          <table:table-cell office:value-type="float" office:value="0.093443" calcext:value-type="float">
            <text:p>0.093443</text:p>
          </table:table-cell>
          <table:table-cell office:value-type="float" office:value="0.097986" calcext:value-type="float">
            <text:p>0.097986</text:p>
          </table:table-cell>
          <table:table-cell office:value-type="float" office:value="0.099934" calcext:value-type="float">
            <text:p>0.099934</text:p>
          </table:table-cell>
          <table:table-cell office:value-type="float" office:value="0.103407" calcext:value-type="float">
            <text:p>0.103407</text:p>
          </table:table-cell>
          <table:table-cell office:value-type="float" office:value="0.094921" calcext:value-type="float">
            <text:p>0.094921</text:p>
          </table:table-cell>
          <table:table-cell office:value-type="float" office:value="0.091482" calcext:value-type="float">
            <text:p>0.091482</text:p>
          </table:table-cell>
          <table:table-cell office:value-type="float" office:value="0.06676" calcext:value-type="float">
            <text:p>0.066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Billion Kwh</text:p>
          </table:table-cell>
          <table:table-cell office:value-type="float" office:value="10.115" calcext:value-type="float">
            <text:p>10.115</text:p>
          </table:table-cell>
          <table:table-cell office:value-type="float" office:value="13.518" calcext:value-type="float">
            <text:p>13.518</text:p>
          </table:table-cell>
          <table:table-cell office:value-type="float" office:value="12.958" calcext:value-type="float">
            <text:p>12.958</text:p>
          </table:table-cell>
          <table:table-cell office:value-type="float" office:value="13.445" calcext:value-type="float">
            <text:p>13.445</text:p>
          </table:table-cell>
          <table:table-cell office:value-type="float" office:value="13.115" calcext:value-type="float">
            <text:p>13.115</text:p>
          </table:table-cell>
          <table:table-cell office:value-type="float" office:value="12.211" calcext:value-type="float">
            <text:p>12.211</text:p>
          </table:table-cell>
          <table:table-cell office:value-type="float" office:value="12.266" calcext:value-type="float">
            <text:p>12.266</text:p>
          </table:table-cell>
          <table:table-cell office:value-type="float" office:value="13.658" calcext:value-type="float">
            <text:p>13.658</text:p>
          </table:table-cell>
          <table:table-cell office:value-type="float" office:value="13.229" calcext:value-type="float">
            <text:p>13.229</text:p>
          </table:table-cell>
          <table:table-cell office:value-type="float" office:value="12.9" calcext:value-type="float">
            <text:p>12.9</text:p>
          </table:table-cell>
          <table:table-cell office:value-type="float" office:value="10.75" calcext:value-type="float">
            <text:p>10.75</text:p>
          </table:table-cell>
          <table:table-cell office:value-type="float" office:value="13.065" calcext:value-type="float">
            <text:p>13.065</text:p>
          </table:table-cell>
          <table:table-cell office:value-type="float" office:value="14.956" calcext:value-type="float">
            <text:p>14.956</text:p>
          </table:table-cell>
          <table:table-cell office:value-type="float" office:value="13.341" calcext:value-type="float">
            <text:p>13.341</text:p>
          </table:table-cell>
          <table:table-cell office:value-type="float" office:value="11.669" calcext:value-type="float">
            <text:p>11.669</text:p>
          </table:table-cell>
          <table:table-cell office:value-type="float" office:value="12.796" calcext:value-type="float">
            <text:p>12.796</text:p>
          </table:table-cell>
          <table:table-cell office:value-type="float" office:value="11.742" calcext:value-type="float">
            <text:p>11.742</text:p>
          </table:table-cell>
          <table:table-cell office:value-type="float" office:value="12.11958" calcext:value-type="float">
            <text:p>12.11958</text:p>
          </table:table-cell>
          <table:table-cell office:value-type="float" office:value="14.9" calcext:value-type="float">
            <text:p>14.9</text:p>
          </table:table-cell>
          <table:table-cell office:value-type="float" office:value="12.652" calcext:value-type="float">
            <text:p>12.652</text:p>
          </table:table-cell>
          <table:table-cell office:value-type="float" office:value="14.513" calcext:value-type="float">
            <text:p>14.513</text:p>
          </table:table-cell>
          <table:table-cell office:value-type="float" office:value="13.073" calcext:value-type="float">
            <text:p>13.073</text:p>
          </table:table-cell>
          <table:table-cell office:value-type="float" office:value="10.668" calcext:value-type="float">
            <text:p>10.668</text:p>
          </table:table-cell>
          <table:table-cell office:value-type="float" office:value="9.495" calcext:value-type="float">
            <text:p>9.495</text:p>
          </table:table-cell>
          <table:table-cell office:value-type="float" office:value="14.919" calcext:value-type="float">
            <text:p>14.919</text:p>
          </table:table-cell>
          <table:table-cell office:value-type="float" office:value="13.646" calcext:value-type="float">
            <text:p>13.646</text:p>
          </table:table-cell>
          <table:table-cell office:value-type="float" office:value="11.379" calcext:value-type="float">
            <text:p>11.379</text:p>
          </table:table-cell>
          <table:table-cell office:value-type="float" office:value="14.035" calcext:value-type="float">
            <text:p>14.035</text:p>
          </table:table-cell>
          <table:table-cell office:value-type="float" office:value="16.941" calcext:value-type="float">
            <text:p>16.941</text:p>
          </table:table-cell>
          <table:table-cell office:value-type="float" office:value="12.559" calcext:value-type="float">
            <text:p>12.559</text:p>
          </table:table-cell>
          <table:table-cell office:value-type="float" office:value="12.743" calcext:value-type="float">
            <text:p>12.743</text:p>
          </table:table-cell>
          <table:table-cell office:value-type="float" office:value="12.278" calcext:value-type="float">
            <text:p>12.278</text:p>
          </table:table-cell>
          <table:table-cell office:value-type="float" office:value="16.667" calcext:value-type="float">
            <text:p>16.667</text:p>
          </table:table-cell>
          <table:table-cell office:value-type="float" office:value="12.672" calcext:value-type="float">
            <text:p>12.672</text:p>
          </table:table-cell>
          <table:table-cell office:value-type="float" office:value="13.24" calcext:value-type="float">
            <text:p>13.24</text:p>
          </table:table-cell>
          <table:table-cell office:value-type="float" office:value="16.584" calcext:value-type="float">
            <text:p>16.584</text:p>
          </table:table-cell>
          <table:table-cell office:value-type="float" office:value="15.634" calcext:value-type="float">
            <text:p>15.634</text:p>
          </table:table-cell>
          <table:table-cell office:value-type="float" office:value="14.61" calcext:value-type="float">
            <text:p>14.61</text:p>
          </table:table-cell>
          <table:table-cell office:value-type="float" office:value="13.137" calcext:value-type="float">
            <text:p>13.137</text:p>
          </table:table-cell>
          <table:table-cell office:value-type="float" office:value="12.31461" calcext:value-type="float">
            <text:p>12.31461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Billion Kwh</text:p>
          </table:table-cell>
          <table:table-cell office:value-type="float" office:value="68.253" calcext:value-type="float">
            <text:p>68.253</text:p>
          </table:table-cell>
          <table:table-cell office:value-type="float" office:value="70.358" calcext:value-type="float">
            <text:p>70.358</text:p>
          </table:table-cell>
          <table:table-cell office:value-type="float" office:value="68.6" calcext:value-type="float">
            <text:p>68.6</text:p>
          </table:table-cell>
          <table:table-cell office:value-type="float" office:value="67.515" calcext:value-type="float">
            <text:p>67.515</text:p>
          </table:table-cell>
          <table:table-cell office:value-type="float" office:value="64.01" calcext:value-type="float">
            <text:p>64.01</text:p>
          </table:table-cell>
          <table:table-cell office:value-type="float" office:value="60.248" calcext:value-type="float">
            <text:p>60.248</text:p>
          </table:table-cell>
          <table:table-cell office:value-type="float" office:value="60.953" calcext:value-type="float">
            <text:p>60.953</text:p>
          </table:table-cell>
          <table:table-cell office:value-type="float" office:value="68.623" calcext:value-type="float">
            <text:p>68.623</text:p>
          </table:table-cell>
          <table:table-cell office:value-type="float" office:value="73.952" calcext:value-type="float">
            <text:p>73.952</text:p>
          </table:table-cell>
          <table:table-cell office:value-type="float" office:value="45.744" calcext:value-type="float">
            <text:p>45.744</text:p>
          </table:table-cell>
          <table:table-cell office:value-type="float" office:value="52.796" calcext:value-type="float">
            <text:p>52.796</text:p>
          </table:table-cell>
          <table:table-cell office:value-type="float" office:value="56.277" calcext:value-type="float">
            <text:p>56.277</text:p>
          </table:table-cell>
          <table:table-cell office:value-type="float" office:value="68.313" calcext:value-type="float">
            <text:p>68.313</text:p>
          </table:table-cell>
          <table:table-cell office:value-type="float" office:value="64.3" calcext:value-type="float">
            <text:p>64.3</text:p>
          </table:table-cell>
          <table:table-cell office:value-type="float" office:value="78.057" calcext:value-type="float">
            <text:p>78.057</text:p>
          </table:table-cell>
          <table:table-cell office:value-type="float" office:value="72.196" calcext:value-type="float">
            <text:p>72.196</text:p>
          </table:table-cell>
          <table:table-cell office:value-type="float" office:value="64.43" calcext:value-type="float">
            <text:p>64.43</text:p>
          </table:table-cell>
          <table:table-cell office:value-type="float" office:value="63.151" calcext:value-type="float">
            <text:p>63.151</text:p>
          </table:table-cell>
          <table:table-cell office:value-type="float" office:value="61.479" calcext:value-type="float">
            <text:p>61.479</text:p>
          </table:table-cell>
          <table:table-cell office:value-type="float" office:value="71.832" calcext:value-type="float">
            <text:p>71.832</text:p>
          </table:table-cell>
          <table:table-cell office:value-type="float" office:value="66.466" calcext:value-type="float">
            <text:p>66.466</text:p>
          </table:table-cell>
          <table:table-cell office:value-type="float" office:value="73.888" calcext:value-type="float">
            <text:p>73.888</text:p>
          </table:table-cell>
          <table:table-cell office:value-type="float" office:value="59.992" calcext:value-type="float">
            <text:p>59.992</text:p>
          </table:table-cell>
          <table:table-cell office:value-type="float" office:value="58.567" calcext:value-type="float">
            <text:p>58.567</text:p>
          </table:table-cell>
          <table:table-cell office:value-type="float" office:value="59.276" calcext:value-type="float">
            <text:p>59.276</text:p>
          </table:table-cell>
          <table:table-cell office:value-type="float" office:value="50.965" calcext:value-type="float">
            <text:p>50.965</text:p>
          </table:table-cell>
          <table:table-cell office:value-type="float" office:value="55.741" calcext:value-type="float">
            <text:p>55.741</text:p>
          </table:table-cell>
          <table:table-cell office:value-type="float" office:value="57.029" calcext:value-type="float">
            <text:p>57.029</text:p>
          </table:table-cell>
          <table:table-cell office:value-type="float" office:value="63.017" calcext:value-type="float">
            <text:p>63.017</text:p>
          </table:table-cell>
          <table:table-cell office:value-type="float" office:value="56.428" calcext:value-type="float">
            <text:p>56.428</text:p>
          </table:table-cell>
          <table:table-cell office:value-type="float" office:value="61.945" calcext:value-type="float">
            <text:p>61.945</text:p>
          </table:table-cell>
          <table:table-cell office:value-type="float" office:value="45.184" calcext:value-type="float">
            <text:p>45.184</text:p>
          </table:table-cell>
          <table:table-cell office:value-type="float" office:value="59.099" calcext:value-type="float">
            <text:p>59.099</text:p>
          </table:table-cell>
          <table:table-cell office:value-type="float" office:value="71.042" calcext:value-type="float">
            <text:p>71.042</text:p>
          </table:table-cell>
          <table:table-cell office:value-type="float" office:value="62.993" calcext:value-type="float">
            <text:p>62.993</text:p>
          </table:table-cell>
          <table:table-cell office:value-type="float" office:value="54.876" calcext:value-type="float">
            <text:p>54.876</text:p>
          </table:table-cell>
          <table:table-cell office:value-type="float" office:value="60.094" calcext:value-type="float">
            <text:p>60.094</text:p>
          </table:table-cell>
          <table:table-cell office:value-type="float" office:value="49.389" calcext:value-type="float">
            <text:p>49.389</text:p>
          </table:table-cell>
          <table:table-cell office:value-type="float" office:value="64.485" calcext:value-type="float">
            <text:p>64.485</text:p>
          </table:table-cell>
          <table:table-cell office:value-type="float" office:value="56.98242" calcext:value-type="float">
            <text:p>56.98242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Billion Kwh</text:p>
          </table:table-cell>
          <table:table-cell table:formula="of:=[.D45]+[.D46]" office:value-type="float" office:value="18.783" calcext:value-type="float">
            <text:p>18.783</text:p>
          </table:table-cell>
          <table:table-cell table:formula="of:=[.E45]+[.E46]" office:value-type="float" office:value="19.607" calcext:value-type="float">
            <text:p>19.607</text:p>
          </table:table-cell>
          <table:table-cell table:formula="of:=[.F45]+[.F46]" office:value-type="float" office:value="19.442" calcext:value-type="float">
            <text:p>19.442</text:p>
          </table:table-cell>
          <table:table-cell table:formula="of:=[.G45]+[.G46]" office:value-type="float" office:value="18.396" calcext:value-type="float">
            <text:p>18.396</text:p>
          </table:table-cell>
          <table:table-cell table:formula="of:=[.H45]+[.H46]" office:value-type="float" office:value="18.182" calcext:value-type="float">
            <text:p>18.182</text:p>
          </table:table-cell>
          <table:table-cell table:formula="of:=[.I45]+[.I46]" office:value-type="float" office:value="17.112" calcext:value-type="float">
            <text:p>17.112</text:p>
          </table:table-cell>
          <table:table-cell table:formula="of:=[.J45]+[.J46]" office:value-type="float" office:value="18.293" calcext:value-type="float">
            <text:p>18.293</text:p>
          </table:table-cell>
          <table:table-cell table:formula="of:=[.K45]+[.K46]" office:value-type="float" office:value="20.086" calcext:value-type="float">
            <text:p>20.086</text:p>
          </table:table-cell>
          <table:table-cell table:formula="of:=[.L45]+[.L46]" office:value-type="float" office:value="19.847" calcext:value-type="float">
            <text:p>19.847</text:p>
          </table:table-cell>
          <table:table-cell table:formula="of:=[.M45]+[.M46]" office:value-type="float" office:value="18.033" calcext:value-type="float">
            <text:p>18.033</text:p>
          </table:table-cell>
          <table:table-cell table:formula="of:=[.N45]+[.N46]" office:value-type="float" office:value="17.158" calcext:value-type="float">
            <text:p>17.158</text:p>
          </table:table-cell>
          <table:table-cell office:value-type="float" office:value="14.742" calcext:value-type="float">
            <text:p>14.742</text:p>
          </table:table-cell>
          <table:table-cell office:value-type="float" office:value="17.223" calcext:value-type="float">
            <text:p>17.223</text:p>
          </table:table-cell>
          <table:table-cell office:value-type="float" office:value="17.699" calcext:value-type="float">
            <text:p>17.699</text:p>
          </table:table-cell>
          <table:table-cell office:value-type="float" office:value="19.731" calcext:value-type="float">
            <text:p>19.731</text:p>
          </table:table-cell>
          <table:table-cell office:value-type="float" office:value="21.562" calcext:value-type="float">
            <text:p>21.562</text:p>
          </table:table-cell>
          <table:table-cell office:value-type="float" office:value="21.737" calcext:value-type="float">
            <text:p>21.737</text:p>
          </table:table-cell>
          <table:table-cell office:value-type="float" office:value="17.18343" calcext:value-type="float">
            <text:p>17.18343</text:p>
          </table:table-cell>
          <table:table-cell office:value-type="float" office:value="17.044" calcext:value-type="float">
            <text:p>17.044</text:p>
          </table:table-cell>
          <table:table-cell office:value-type="float" office:value="19.451" calcext:value-type="float">
            <text:p>19.451</text:p>
          </table:table-cell>
          <table:table-cell office:value-type="float" office:value="21.515" calcext:value-type="float">
            <text:p>21.515</text:p>
          </table:table-cell>
          <table:table-cell office:value-type="float" office:value="22.506" calcext:value-type="float">
            <text:p>22.506</text:p>
          </table:table-cell>
          <table:table-cell office:value-type="float" office:value="22.893" calcext:value-type="float">
            <text:p>22.893</text:p>
          </table:table-cell>
          <table:table-cell office:value-type="float" office:value="19.071" calcext:value-type="float">
            <text:p>19.071</text:p>
          </table:table-cell>
          <table:table-cell office:value-type="float" office:value="20.866" calcext:value-type="float">
            <text:p>20.866</text:p>
          </table:table-cell>
          <table:table-cell office:value-type="float" office:value="19.442" calcext:value-type="float">
            <text:p>19.442</text:p>
          </table:table-cell>
          <table:table-cell office:value-type="float" office:value="19.808" calcext:value-type="float">
            <text:p>19.808</text:p>
          </table:table-cell>
          <table:table-cell office:value-type="float" office:value="20.957" calcext:value-type="float">
            <text:p>20.957</text:p>
          </table:table-cell>
          <table:table-cell office:value-type="float" office:value="20.239" calcext:value-type="float">
            <text:p>20.239</text:p>
          </table:table-cell>
          <table:table-cell office:value-type="float" office:value="18.841" calcext:value-type="float">
            <text:p>18.841</text:p>
          </table:table-cell>
          <table:table-cell office:value-type="float" office:value="20.678" calcext:value-type="float">
            <text:p>20.678</text:p>
          </table:table-cell>
          <table:table-cell office:value-type="float" office:value="17.323" calcext:value-type="float">
            <text:p>17.323</text:p>
          </table:table-cell>
          <table:table-cell office:value-type="float" office:value="21.331" calcext:value-type="float">
            <text:p>21.331</text:p>
          </table:table-cell>
          <table:table-cell office:value-type="float" office:value="22.66" calcext:value-type="float">
            <text:p>22.66</text:p>
          </table:table-cell>
          <table:table-cell office:value-type="float" office:value="19.31" calcext:value-type="float">
            <text:p>19.31</text:p>
          </table:table-cell>
          <table:table-cell office:value-type="float" office:value="18.664" calcext:value-type="float">
            <text:p>18.664</text:p>
          </table:table-cell>
          <table:table-cell office:value-type="float" office:value="20.214" calcext:value-type="float">
            <text:p>20.214</text:p>
          </table:table-cell>
          <table:table-cell office:value-type="float" office:value="19.985" calcext:value-type="float">
            <text:p>19.985</text:p>
          </table:table-cell>
          <table:table-cell office:value-type="float" office:value="17.815" calcext:value-type="float">
            <text:p>17.815</text:p>
          </table:table-cell>
          <table:table-cell office:value-type="float" office:value="19.86039" calcext:value-type="float">
            <text:p>19.86039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/>
          <table:table-cell office:value-type="string" calcext:value-type="string">
            <text:p>Gibraltar</text:p>
          </table:table-cell>
          <table:table-cell office:value-type="string" calcext:value-type="string">
            <text:p>Billion Kwh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Billion Kwh</text:p>
          </table:table-cell>
          <table:table-cell office:value-type="float" office:value="3.396" calcext:value-type="float">
            <text:p>3.396</text:p>
          </table:table-cell>
          <table:table-cell office:value-type="float" office:value="3.398" calcext:value-type="float">
            <text:p>3.398</text:p>
          </table:table-cell>
          <table:table-cell office:value-type="float" office:value="3.551" calcext:value-type="float">
            <text:p>3.551</text:p>
          </table:table-cell>
          <table:table-cell office:value-type="float" office:value="2.331" calcext:value-type="float">
            <text:p>2.331</text:p>
          </table:table-cell>
          <table:table-cell office:value-type="float" office:value="2.852" calcext:value-type="float">
            <text:p>2.852</text:p>
          </table:table-cell>
          <table:table-cell office:value-type="float" office:value="2.792" calcext:value-type="float">
            <text:p>2.792</text:p>
          </table:table-cell>
          <table:table-cell office:value-type="float" office:value="3.222" calcext:value-type="float">
            <text:p>3.222</text:p>
          </table:table-cell>
          <table:table-cell office:value-type="float" office:value="2.768" calcext:value-type="float">
            <text:p>2.768</text:p>
          </table:table-cell>
          <table:table-cell office:value-type="float" office:value="2.354" calcext:value-type="float">
            <text:p>2.354</text:p>
          </table:table-cell>
          <table:table-cell office:value-type="float" office:value="1.888" calcext:value-type="float">
            <text:p>1.888</text:p>
          </table:table-cell>
          <table:table-cell office:value-type="float" office:value="1.751" calcext:value-type="float">
            <text:p>1.751</text:p>
          </table:table-cell>
          <table:table-cell office:value-type="float" office:value="3.068" calcext:value-type="float">
            <text:p>3.068</text:p>
          </table:table-cell>
          <table:table-cell office:value-type="float" office:value="2.181" calcext:value-type="float">
            <text:p>2.181</text:p>
          </table:table-cell>
          <table:table-cell office:value-type="float" office:value="2.26" calcext:value-type="float">
            <text:p>2.26</text:p>
          </table:table-cell>
          <table:table-cell office:value-type="float" office:value="2.573" calcext:value-type="float">
            <text:p>2.573</text:p>
          </table:table-cell>
          <table:table-cell office:value-type="float" office:value="3.494" calcext:value-type="float">
            <text:p>3.494</text:p>
          </table:table-cell>
          <table:table-cell office:value-type="float" office:value="4.305" calcext:value-type="float">
            <text:p>4.305</text:p>
          </table:table-cell>
          <table:table-cell office:value-type="float" office:value="3.84318" calcext:value-type="float">
            <text:p>3.84318</text:p>
          </table:table-cell>
          <table:table-cell office:value-type="float" office:value="3.68" calcext:value-type="float">
            <text:p>3.68</text:p>
          </table:table-cell>
          <table:table-cell office:value-type="float" office:value="4.546" calcext:value-type="float">
            <text:p>4.546</text:p>
          </table:table-cell>
          <table:table-cell office:value-type="float" office:value="3.656" calcext:value-type="float">
            <text:p>3.656</text:p>
          </table:table-cell>
          <table:table-cell office:value-type="float" office:value="2.076" calcext:value-type="float">
            <text:p>2.076</text:p>
          </table:table-cell>
          <table:table-cell office:value-type="float" office:value="2.772" calcext:value-type="float">
            <text:p>2.772</text:p>
          </table:table-cell>
          <table:table-cell office:value-type="float" office:value="4.718" calcext:value-type="float">
            <text:p>4.718</text:p>
          </table:table-cell>
          <table:table-cell office:value-type="float" office:value="4.625" calcext:value-type="float">
            <text:p>4.625</text:p>
          </table:table-cell>
          <table:table-cell office:value-type="float" office:value="4.967" calcext:value-type="float">
            <text:p>4.967</text:p>
          </table:table-cell>
          <table:table-cell office:value-type="float" office:value="5.806" calcext:value-type="float">
            <text:p>5.806</text:p>
          </table:table-cell>
          <table:table-cell office:value-type="float" office:value="2.565" calcext:value-type="float">
            <text:p>2.565</text:p>
          </table:table-cell>
          <table:table-cell office:value-type="float" office:value="3.279" calcext:value-type="float">
            <text:p>3.279</text:p>
          </table:table-cell>
          <table:table-cell office:value-type="float" office:value="5.32" calcext:value-type="float">
            <text:p>5.32</text:p>
          </table:table-cell>
          <table:table-cell office:value-type="float" office:value="7.431" calcext:value-type="float">
            <text:p>7.431</text:p>
          </table:table-cell>
          <table:table-cell office:value-type="float" office:value="3.998" calcext:value-type="float">
            <text:p>3.998</text:p>
          </table:table-cell>
          <table:table-cell office:value-type="float" office:value="4.387" calcext:value-type="float">
            <text:p>4.387</text:p>
          </table:table-cell>
          <table:table-cell office:value-type="float" office:value="6.337" calcext:value-type="float">
            <text:p>6.337</text:p>
          </table:table-cell>
          <table:table-cell office:value-type="float" office:value="4.464" calcext:value-type="float">
            <text:p>4.464</text:p>
          </table:table-cell>
          <table:table-cell office:value-type="float" office:value="5.782" calcext:value-type="float">
            <text:p>5.782</text:p>
          </table:table-cell>
          <table:table-cell office:value-type="float" office:value="5.543" calcext:value-type="float">
            <text:p>5.543</text:p>
          </table:table-cell>
          <table:table-cell office:value-type="float" office:value="3.962" calcext:value-type="float">
            <text:p>3.962</text:p>
          </table:table-cell>
          <table:table-cell office:value-type="float" office:value="5.035" calcext:value-type="float">
            <text:p>5.035</text:p>
          </table:table-cell>
          <table:table-cell office:value-type="float" office:value="3.9798" calcext:value-type="float">
            <text:p>3.9798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Billion Kwh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67" calcext:value-type="float">
            <text:p>0.167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384" calcext:value-type="float">
            <text:p>0.21384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9" calcext:value-type="float">
            <text:p>0.16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" calcext:value-type="float">
            <text:p>0.2</text:p>
          </table:table-cell>
          <table:table-cell office:value-type="float" office:value="0.184" calcext:value-type="float">
            <text:p>0.184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6" calcext:value-type="float">
            <text:p>0.226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681" calcext:value-type="float">
            <text:p>0.21681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Billion Kwh</text:p>
          </table:table-cell>
          <table:table-cell office:value-type="float" office:value="3.053" calcext:value-type="float">
            <text:p>3.053</text:p>
          </table:table-cell>
          <table:table-cell office:value-type="float" office:value="3.085" calcext:value-type="float">
            <text:p>3.085</text:p>
          </table:table-cell>
          <table:table-cell office:value-type="float" office:value="3.407" calcext:value-type="float">
            <text:p>3.407</text:p>
          </table:table-cell>
          <table:table-cell office:value-type="float" office:value="3.588" calcext:value-type="float">
            <text:p>3.588</text:p>
          </table:table-cell>
          <table:table-cell office:value-type="float" office:value="3.738" calcext:value-type="float">
            <text:p>3.738</text:p>
          </table:table-cell>
          <table:table-cell office:value-type="float" office:value="3.667" calcext:value-type="float">
            <text:p>3.667</text:p>
          </table:table-cell>
          <table:table-cell office:value-type="float" office:value="3.846" calcext:value-type="float">
            <text:p>3.846</text:p>
          </table:table-cell>
          <table:table-cell office:value-type="float" office:value="3.918" calcext:value-type="float">
            <text:p>3.918</text:p>
          </table:table-cell>
          <table:table-cell office:value-type="float" office:value="4.169" calcext:value-type="float">
            <text:p>4.169</text:p>
          </table:table-cell>
          <table:table-cell office:value-type="float" office:value="4.217" calcext:value-type="float">
            <text:p>4.217</text:p>
          </table:table-cell>
          <table:table-cell table:number-columns-repeated="2" office:value-type="float" office:value="4.162" calcext:value-type="float">
            <text:p>4.162</text:p>
          </table:table-cell>
          <table:table-cell office:value-type="float" office:value="4.267" calcext:value-type="float">
            <text:p>4.267</text:p>
          </table:table-cell>
          <table:table-cell office:value-type="float" office:value="4.421" calcext:value-type="float">
            <text:p>4.421</text:p>
          </table:table-cell>
          <table:table-cell office:value-type="float" office:value="4.47" calcext:value-type="float">
            <text:p>4.47</text:p>
          </table:table-cell>
          <table:table-cell office:value-type="float" office:value="4.635" calcext:value-type="float">
            <text:p>4.635</text:p>
          </table:table-cell>
          <table:table-cell office:value-type="float" office:value="4.724" calcext:value-type="float">
            <text:p>4.724</text:p>
          </table:table-cell>
          <table:table-cell office:value-type="float" office:value="5.15493" calcext:value-type="float">
            <text:p>5.15493</text:p>
          </table:table-cell>
          <table:table-cell office:value-type="float" office:value="5.565" calcext:value-type="float">
            <text:p>5.565</text:p>
          </table:table-cell>
          <table:table-cell office:value-type="float" office:value="5.987" calcext:value-type="float">
            <text:p>5.987</text:p>
          </table:table-cell>
          <table:table-cell office:value-type="float" office:value="6.292" calcext:value-type="float">
            <text:p>6.292</text:p>
          </table:table-cell>
          <table:table-cell office:value-type="float" office:value="6.512" calcext:value-type="float">
            <text:p>6.512</text:p>
          </table:table-cell>
          <table:table-cell office:value-type="float" office:value="6.907" calcext:value-type="float">
            <text:p>6.907</text:p>
          </table:table-cell>
          <table:table-cell office:value-type="float" office:value="7.017" calcext:value-type="float">
            <text:p>7.017</text:p>
          </table:table-cell>
          <table:table-cell office:value-type="float" office:value="7.063" calcext:value-type="float">
            <text:p>7.063</text:p>
          </table:table-cell>
          <table:table-cell office:value-type="float" office:value="6.949" calcext:value-type="float">
            <text:p>6.949</text:p>
          </table:table-cell>
          <table:table-cell office:value-type="float" office:value="7.22" calcext:value-type="float">
            <text:p>7.22</text:p>
          </table:table-cell>
          <table:table-cell office:value-type="float" office:value="8.31" calcext:value-type="float">
            <text:p>8.31</text:p>
          </table:table-cell>
          <table:table-cell office:value-type="float" office:value="12.303" calcext:value-type="float">
            <text:p>12.303</text:p>
          </table:table-cell>
          <table:table-cell office:value-type="float" office:value="12.156" calcext:value-type="float">
            <text:p>12.156</text:p>
          </table:table-cell>
          <table:table-cell office:value-type="float" office:value="12.51" calcext:value-type="float">
            <text:p>12.51</text:p>
          </table:table-cell>
          <table:table-cell office:value-type="float" office:value="12.382" calcext:value-type="float">
            <text:p>12.382</text:p>
          </table:table-cell>
          <table:table-cell office:value-type="float" office:value="12.214" calcext:value-type="float">
            <text:p>12.214</text:p>
          </table:table-cell>
          <table:table-cell office:value-type="float" office:value="12.747" calcext:value-type="float">
            <text:p>12.747</text:p>
          </table:table-cell>
          <table:table-cell office:value-type="float" office:value="12.554" calcext:value-type="float">
            <text:p>12.554</text:p>
          </table:table-cell>
          <table:table-cell office:value-type="float" office:value="13.541" calcext:value-type="float">
            <text:p>13.541</text:p>
          </table:table-cell>
          <table:table-cell office:value-type="float" office:value="13.092" calcext:value-type="float">
            <text:p>13.092</text:p>
          </table:table-cell>
          <table:table-cell office:value-type="float" office:value="13.892" calcext:value-type="float">
            <text:p>13.892</text:p>
          </table:table-cell>
          <table:table-cell office:value-type="float" office:value="13.679" calcext:value-type="float">
            <text:p>13.679</text:p>
          </table:table-cell>
          <table:table-cell office:value-type="float" office:value="13.32441" calcext:value-type="float">
            <text:p>13.32441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Billion Kwh</text:p>
          </table:table-cell>
          <table:table-cell office:value-type="float" office:value="0.833" calcext:value-type="float">
            <text:p>0.833</text:p>
          </table:table-cell>
          <table:table-cell office:value-type="float" office:value="0.855" calcext:value-type="float">
            <text:p>0.85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76" calcext:value-type="float">
            <text:p>0.776</text:p>
          </table:table-cell>
          <table:table-cell office:value-type="float" office:value="0.68" calcext:value-type="float">
            <text:p>0.68</text:p>
          </table:table-cell>
          <table:table-cell office:value-type="float" office:value="0.824" calcext:value-type="float">
            <text:p>0.824</text:p>
          </table:table-cell>
          <table:table-cell office:value-type="float" office:value="0.91" calcext:value-type="float">
            <text:p>0.91</text:p>
          </table:table-cell>
          <table:table-cell office:value-type="float" office:value="0.673" calcext:value-type="float">
            <text:p>0.673</text:p>
          </table:table-cell>
          <table:table-cell office:value-type="float" office:value="0.862" calcext:value-type="float">
            <text:p>0.862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" calcext:value-type="float">
            <text:p>0.69</text:p>
          </table:table-cell>
          <table:table-cell office:value-type="float" office:value="0.738" calcext:value-type="float">
            <text:p>0.73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57" calcext:value-type="float">
            <text:p>0.757</text:p>
          </table:table-cell>
          <table:table-cell office:value-type="float" office:value="0.911" calcext:value-type="float">
            <text:p>0.91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5" calcext:value-type="float">
            <text:p>0.715</text:p>
          </table:table-cell>
          <table:table-cell office:value-type="float" office:value="0.67122" calcext:value-type="float">
            <text:p>0.67122</text:p>
          </table:table-cell>
          <table:table-cell office:value-type="float" office:value="0.907" calcext:value-type="float">
            <text:p>0.907</text:p>
          </table:table-cell>
          <table:table-cell table:number-columns-repeated="2" office:value-type="float" office:value="0.838" calcext:value-type="float">
            <text:p>0.838</text:p>
          </table:table-cell>
          <table:table-cell office:value-type="float" office:value="0.59" calcext:value-type="float">
            <text:p>0.59</text:p>
          </table:table-cell>
          <table:table-cell office:value-type="float" office:value="0.903" calcext:value-type="float">
            <text:p>0.90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66" calcext:value-type="float">
            <text:p>0.66</text:p>
          </table:table-cell>
          <table:table-cell office:value-type="float" office:value="0.959" calcext:value-type="float">
            <text:p>0.959</text:p>
          </table:table-cell>
          <table:table-cell office:value-type="float" office:value="0.893" calcext:value-type="float">
            <text:p>0.893</text:p>
          </table:table-cell>
          <table:table-cell office:value-type="float" office:value="0.593" calcext:value-type="float">
            <text:p>0.59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95" calcext:value-type="float">
            <text:p>0.795</text:p>
          </table:table-cell>
          <table:table-cell office:value-type="float" office:value="0.593" calcext:value-type="float">
            <text:p>0.593</text:p>
          </table:table-cell>
          <table:table-cell office:value-type="float" office:value="0.701" calcext:value-type="float">
            <text:p>0.701</text:p>
          </table:table-cell>
          <table:table-cell office:value-type="float" office:value="0.798" calcext:value-type="float">
            <text:p>0.79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7" calcext:value-type="float">
            <text:p>0.687</text:p>
          </table:table-cell>
          <table:table-cell office:value-type="float" office:value="0.87813" calcext:value-type="float">
            <text:p>0.87813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Billion Kwh</text:p>
          </table:table-cell>
          <table:table-cell office:value-type="float" office:value="44.997" calcext:value-type="float">
            <text:p>44.997</text:p>
          </table:table-cell>
          <table:table-cell office:value-type="float" office:value="42.782" calcext:value-type="float">
            <text:p>42.782</text:p>
          </table:table-cell>
          <table:table-cell office:value-type="float" office:value="41.216" calcext:value-type="float">
            <text:p>41.216</text:p>
          </table:table-cell>
          <table:table-cell office:value-type="float" office:value="40.96" calcext:value-type="float">
            <text:p>40.96</text:p>
          </table:table-cell>
          <table:table-cell office:value-type="float" office:value="41.923" calcext:value-type="float">
            <text:p>41.923</text:p>
          </table:table-cell>
          <table:table-cell office:value-type="float" office:value="40.616" calcext:value-type="float">
            <text:p>40.616</text:p>
          </table:table-cell>
          <table:table-cell office:value-type="float" office:value="40.626" calcext:value-type="float">
            <text:p>40.626</text:p>
          </table:table-cell>
          <table:table-cell office:value-type="float" office:value="39.05" calcext:value-type="float">
            <text:p>39.05</text:p>
          </table:table-cell>
          <table:table-cell office:value-type="float" office:value="40.205" calcext:value-type="float">
            <text:p>40.205</text:p>
          </table:table-cell>
          <table:table-cell office:value-type="float" office:value="33.647" calcext:value-type="float">
            <text:p>33.647</text:p>
          </table:table-cell>
          <table:table-cell office:value-type="float" office:value="31.31" calcext:value-type="float">
            <text:p>31.31</text:p>
          </table:table-cell>
          <table:table-cell office:value-type="float" office:value="41.817" calcext:value-type="float">
            <text:p>41.817</text:p>
          </table:table-cell>
          <table:table-cell office:value-type="float" office:value="41.778" calcext:value-type="float">
            <text:p>41.778</text:p>
          </table:table-cell>
          <table:table-cell office:value-type="float" office:value="41.011" calcext:value-type="float">
            <text:p>41.011</text:p>
          </table:table-cell>
          <table:table-cell office:value-type="float" office:value="44.212" calcext:value-type="float">
            <text:p>44.212</text:p>
          </table:table-cell>
          <table:table-cell office:value-type="float" office:value="37.404" calcext:value-type="float">
            <text:p>37.404</text:p>
          </table:table-cell>
          <table:table-cell office:value-type="float" office:value="41.617" calcext:value-type="float">
            <text:p>41.617</text:p>
          </table:table-cell>
          <table:table-cell office:value-type="float" office:value="41.18697" calcext:value-type="float">
            <text:p>41.18697</text:p>
          </table:table-cell>
          <table:table-cell office:value-type="float" office:value="40.808" calcext:value-type="float">
            <text:p>40.808</text:p>
          </table:table-cell>
          <table:table-cell office:value-type="float" office:value="44.911" calcext:value-type="float">
            <text:p>44.911</text:p>
          </table:table-cell>
          <table:table-cell office:value-type="float" office:value="43.763" calcext:value-type="float">
            <text:p>43.763</text:p>
          </table:table-cell>
          <table:table-cell office:value-type="float" office:value="46.343" calcext:value-type="float">
            <text:p>46.343</text:p>
          </table:table-cell>
          <table:table-cell office:value-type="float" office:value="39.125" calcext:value-type="float">
            <text:p>39.125</text:p>
          </table:table-cell>
          <table:table-cell office:value-type="float" office:value="33.303" calcext:value-type="float">
            <text:p>33.303</text:p>
          </table:table-cell>
          <table:table-cell office:value-type="float" office:value="41.915" calcext:value-type="float">
            <text:p>41.915</text:p>
          </table:table-cell>
          <table:table-cell office:value-type="float" office:value="35.706" calcext:value-type="float">
            <text:p>35.706</text:p>
          </table:table-cell>
          <table:table-cell office:value-type="float" office:value="36.624" calcext:value-type="float">
            <text:p>36.624</text:p>
          </table:table-cell>
          <table:table-cell office:value-type="float" office:value="32.488" calcext:value-type="float">
            <text:p>32.488</text:p>
          </table:table-cell>
          <table:table-cell office:value-type="float" office:value="41.207" calcext:value-type="float">
            <text:p>41.207</text:p>
          </table:table-cell>
          <table:table-cell office:value-type="float" office:value="48.647" calcext:value-type="float">
            <text:p>48.647</text:p>
          </table:table-cell>
          <table:table-cell office:value-type="float" office:value="50.506" calcext:value-type="float">
            <text:p>50.506</text:p>
          </table:table-cell>
          <table:table-cell office:value-type="float" office:value="45.36477" calcext:value-type="float">
            <text:p>45.36477</text:p>
          </table:table-cell>
          <table:table-cell office:value-type="float" office:value="41.45625" calcext:value-type="float">
            <text:p>41.45625</text:p>
          </table:table-cell>
          <table:table-cell office:value-type="float" office:value="52.24626" calcext:value-type="float">
            <text:p>52.24626</text:p>
          </table:table-cell>
          <table:table-cell office:value-type="float" office:value="57.95955" calcext:value-type="float">
            <text:p>57.95955</text:p>
          </table:table-cell>
          <table:table-cell office:value-type="float" office:value="45.08163" calcext:value-type="float">
            <text:p>45.08163</text:p>
          </table:table-cell>
          <table:table-cell office:value-type="float" office:value="42.00768" calcext:value-type="float">
            <text:p>42.00768</text:p>
          </table:table-cell>
          <table:table-cell office:value-type="float" office:value="35.83701" calcext:value-type="float">
            <text:p>35.83701</text:p>
          </table:table-cell>
          <table:table-cell office:value-type="float" office:value="48.29913" calcext:value-type="float">
            <text:p>48.29913</text:p>
          </table:table-cell>
          <table:table-cell office:value-type="float" office:value="45.31824" calcext:value-type="float">
            <text:p>45.31824</text:p>
          </table:table-cell>
          <table:table-cell office:value-type="float" office:value="47.72" calcext:value-type="float">
            <text:p>47.72</text:p>
          </table:table-cell>
        </table:table-row>
        <table:table-row table:style-name="ro1">
          <table:table-cell/>
          <table:table-cell office:value-type="string" calcext:value-type="string">
            <text:p>Kosovo</text:p>
          </table:table-cell>
          <table:table-cell office:value-type="string" calcext:value-type="string">
            <text:p>Billion Kwh</text:p>
          </table:table-cell>
          <table:table-cell table:formula="of:=[$'Calculations Capacities'.$G$44]*[.D43:.O43]" office:value-type="float" office:value="0.144921149380805" calcext:value-type="float">
            <text:p>0.144921149380805</text:p>
          </table:table-cell>
          <table:table-cell table:formula="of:=[$'Calculations Capacities'.$G$44]*[.E43:.P43]" office:value-type="float" office:value="0.130235584365325" calcext:value-type="float">
            <text:p>0.130235584365325</text:p>
          </table:table-cell>
          <table:table-cell table:formula="of:=[$'Calculations Capacities'.$G$44]*[.F43:.Q43]" office:value-type="float" office:value="0.121140310565015" calcext:value-type="float">
            <text:p>0.121140310565015</text:p>
          </table:table-cell>
          <table:table-cell table:formula="of:=[$'Calculations Capacities'.$G$44]*[.G43:.R43]" office:value-type="float" office:value="0.112445457623839" calcext:value-type="float">
            <text:p>0.112445457623839</text:p>
          </table:table-cell>
          <table:table-cell table:formula="of:=[$'Calculations Capacities'.$G$44]*[.H43:.S43]" office:value-type="float" office:value="0.133360947174923" calcext:value-type="float">
            <text:p>0.133360947174923</text:p>
          </table:table-cell>
          <table:table-cell table:formula="of:=[$'Calculations Capacities'.$G$44]*[.I43:.T43]" office:value-type="float" office:value="0.126694199883901" calcext:value-type="float">
            <text:p>0.126694199883901</text:p>
          </table:table-cell>
          <table:table-cell table:formula="of:=[$'Calculations Capacities'.$G$44]*[.J43:.U43]" office:value-type="float" office:value="0.142872242647059" calcext:value-type="float">
            <text:p>0.142872242647059</text:p>
          </table:table-cell>
          <table:table-cell table:formula="of:=[$'Calculations Capacities'.$G$44]*[.K43:.V43]" office:value-type="float" office:value="0.135103037925697" calcext:value-type="float">
            <text:p>0.135103037925697</text:p>
          </table:table-cell>
          <table:table-cell table:formula="of:=[$'Calculations Capacities'.$G$44]*[.L43:.W43]" office:value-type="float" office:value="0.133189338235294" calcext:value-type="float">
            <text:p>0.133189338235294</text:p>
          </table:table-cell>
          <table:table-cell table:formula="of:=[$'Calculations Capacities'.$G$44]*[.M43:.X43]" office:value-type="float" office:value="0.1209375" calcext:value-type="float">
            <text:p>0.1209375</text:p>
          </table:table-cell>
          <table:table-cell table:formula="of:=[$'Calculations Capacities'.$G$44]*[.N43:.Y43]" office:value-type="float" office:value="0.101930509868421" calcext:value-type="float">
            <text:p>0.101930509868421</text:p>
          </table:table-cell>
          <table:table-cell table:formula="of:=[$'Calculations Capacities'.$G$44]*[.O43:.Z43]" office:value-type="float" office:value="0.0984359278250774" calcext:value-type="float">
            <text:p>0.098435927825077</text:p>
          </table:table-cell>
          <table:table-cell table:formula="of:=[$'Calculations Capacities'.$H$44]*[.P44]" office:value-type="float" office:value="0.166112831097351" calcext:value-type="float">
            <text:p>0.166112831097351</text:p>
          </table:table-cell>
          <table:table-cell table:formula="of:=[$'Calculations Capacities'.$H$44]*[.Q44]" office:value-type="float" office:value="0.153761609907121" calcext:value-type="float">
            <text:p>0.153761609907121</text:p>
          </table:table-cell>
          <table:table-cell table:formula="of:=[$'Calculations Capacities'.$H$44]*[.R44]" office:value-type="float" office:value="0.162947368421053" calcext:value-type="float">
            <text:p>0.162947368421053</text:p>
          </table:table-cell>
          <table:table-cell table:formula="of:=[$'Calculations Capacities'.$H$44]*[.S44]" office:value-type="float" office:value="0.178552803577571" calcext:value-type="float">
            <text:p>0.178552803577571</text:p>
          </table:table-cell>
          <table:table-cell table:formula="of:=[$'Calculations Capacities'.$H$44]*[.T44]" office:value-type="float" office:value="0.211020983832129" calcext:value-type="float">
            <text:p>0.211020983832129</text:p>
          </table:table-cell>
          <table:table-cell table:formula="of:=[$'Calculations Capacities'.$H$44]*[.U44]" office:value-type="float" office:value="0.186910216718266" calcext:value-type="float">
            <text:p>0.186910216718266</text:p>
          </table:table-cell>
          <table:table-cell table:formula="of:=[$'Calculations Capacities'.$H$44]*[.V44]" office:value-type="float" office:value="0.188788785689714" calcext:value-type="float">
            <text:p>0.188788785689714</text:p>
          </table:table-cell>
          <table:table-cell table:formula="of:=[$'Calculations Capacities'.$H$44]*[.W44]" office:value-type="float" office:value="0.195888888888889" calcext:value-type="float">
            <text:p>0.195888888888889</text:p>
          </table:table-cell>
          <table:table-cell table:formula="of:=[$'Calculations Capacities'.$H$44]*[.X44]" office:value-type="float" office:value="0.175727554179567" calcext:value-type="float">
            <text:p>0.175727554179567</text:p>
          </table:table-cell>
          <table:table-cell table:formula="of:=[$'Calculations Capacities'.$H$44]*[.Y44]" office:value-type="float" office:value="0.182324733402133" calcext:value-type="float">
            <text:p>0.182324733402133</text:p>
          </table:table-cell>
          <table:table-cell table:formula="of:=[$'Calculations Capacities'.$H$44]*[.Z44]" office:value-type="float" office:value="0.172073959408325" calcext:value-type="float">
            <text:p>0.172073959408325</text:p>
          </table:table-cell>
          <table:table-cell table:formula="of:=[$'Calculations Capacities'.$H$44]*[.AA44]" office:value-type="float" office:value="0.14425042999656" calcext:value-type="float">
            <text:p>0.14425042999656</text:p>
          </table:table-cell>
          <table:table-cell table:formula="of:=[$'Calculations Capacities'.$H$44]*[.AB44]" office:value-type="float" office:value="0.162858617131063" calcext:value-type="float">
            <text:p>0.162858617131063</text:p>
          </table:table-cell>
          <table:table-cell table:formula="of:=[$'Calculations Capacities'.$H$44]*[.AC44]" office:value-type="float" office:value="0.176200894392845" calcext:value-type="float">
            <text:p>0.176200894392845</text:p>
          </table:table-cell>
          <table:table-cell table:formula="of:=[$'Calculations Capacities'.$I$44]*[.AD34]" office:value-type="float" office:value="0.207543352601156" calcext:value-type="float">
            <text:p>0.207543352601156</text:p>
          </table:table-cell>
          <table:table-cell table:formula="of:=[$'Calculations Capacities'.$I$44]*[.AE34]" office:value-type="float" office:value="0.1899915518008" calcext:value-type="float">
            <text:p>0.18999155180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9" calcext:value-type="float">
            <text:p>0.1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Billion Kwh</text:p>
          </table:table-cell>
          <table:table-cell table:number-columns-repeated="13" office:value-type="float" office:value="2.498" calcext:value-type="float">
            <text:p>2.498</text:p>
          </table:table-cell>
          <table:table-cell office:value-type="float" office:value="2.846" calcext:value-type="float">
            <text:p>2.846</text:p>
          </table:table-cell>
          <table:table-cell office:value-type="float" office:value="3.272" calcext:value-type="float">
            <text:p>3.272</text:p>
          </table:table-cell>
          <table:table-cell office:value-type="float" office:value="2.908" calcext:value-type="float">
            <text:p>2.908</text:p>
          </table:table-cell>
          <table:table-cell office:value-type="float" office:value="1.841" calcext:value-type="float">
            <text:p>1.841</text:p>
          </table:table-cell>
          <table:table-cell office:value-type="float" office:value="2.922" calcext:value-type="float">
            <text:p>2.922</text:p>
          </table:table-cell>
          <table:table-cell office:value-type="float" office:value="2.99" calcext:value-type="float">
            <text:p>2.99</text:p>
          </table:table-cell>
          <table:table-cell office:value-type="float" office:value="2.729" calcext:value-type="float">
            <text:p>2.729</text:p>
          </table:table-cell>
          <table:table-cell office:value-type="float" office:value="2.791" calcext:value-type="float">
            <text:p>2.791</text:p>
          </table:table-cell>
          <table:table-cell office:value-type="float" office:value="2.805" calcext:value-type="float">
            <text:p>2.805</text:p>
          </table:table-cell>
          <table:table-cell office:value-type="float" office:value="2.438" calcext:value-type="float">
            <text:p>2.438</text:p>
          </table:table-cell>
          <table:table-cell office:value-type="float" office:value="2.243" calcext:value-type="float">
            <text:p>2.243</text:p>
          </table:table-cell>
          <table:table-cell office:value-type="float" office:value="3.078" calcext:value-type="float">
            <text:p>3.078</text:p>
          </table:table-cell>
          <table:table-cell office:value-type="float" office:value="3.293" calcext:value-type="float">
            <text:p>3.293</text:p>
          </table:table-cell>
          <table:table-cell office:value-type="float" office:value="2.671" calcext:value-type="float">
            <text:p>2.671</text:p>
          </table:table-cell>
          <table:table-cell office:value-type="float" office:value="2.706" calcext:value-type="float">
            <text:p>2.706</text:p>
          </table:table-cell>
          <table:table-cell office:value-type="float" office:value="3.078" calcext:value-type="float">
            <text:p>3.078</text:p>
          </table:table-cell>
          <table:table-cell office:value-type="float" office:value="3.422" calcext:value-type="float">
            <text:p>3.422</text:p>
          </table:table-cell>
          <table:table-cell office:value-type="float" office:value="3.488" calcext:value-type="float">
            <text:p>3.488</text:p>
          </table:table-cell>
          <table:table-cell office:value-type="float" office:value="2.857" calcext:value-type="float">
            <text:p>2.857</text:p>
          </table:table-cell>
          <table:table-cell office:value-type="float" office:value="3.677" calcext:value-type="float">
            <text:p>3.677</text:p>
          </table:table-cell>
          <table:table-cell office:value-type="float" office:value="2.838" calcext:value-type="float">
            <text:p>2.838</text:p>
          </table:table-cell>
          <table:table-cell office:value-type="float" office:value="1.953" calcext:value-type="float">
            <text:p>1.953</text:p>
          </table:table-cell>
          <table:table-cell office:value-type="float" office:value="1.841" calcext:value-type="float">
            <text:p>1.841</text:p>
          </table:table-cell>
          <table:table-cell office:value-type="float" office:value="2.523" calcext:value-type="float">
            <text:p>2.523</text:p>
          </table:table-cell>
          <table:table-cell office:value-type="float" office:value="4.356" calcext:value-type="float">
            <text:p>4.356</text:p>
          </table:table-cell>
          <table:table-cell office:value-type="float" office:value="2.417" calcext:value-type="float">
            <text:p>2.417</text:p>
          </table:table-cell>
          <table:table-cell office:value-type="float" office:value="2.08692" calcext:value-type="float">
            <text:p>2.0869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Billion Kwh</text:p>
          </table:table-cell>
          <table:table-cell table:number-columns-repeated="13" office:value-type="float" office:value="0.308" calcext:value-type="float">
            <text:p>0.308</text:p>
          </table:table-cell>
          <table:table-cell office:value-type="float" office:value="0.389" calcext:value-type="float">
            <text:p>0.389</text:p>
          </table:table-cell>
          <table:table-cell office:value-type="float" office:value="0.447" calcext:value-type="float">
            <text:p>0.44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1" calcext:value-type="float">
            <text:p>0.29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09" calcext:value-type="float">
            <text:p>0.40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5" calcext:value-type="float">
            <text:p>0.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6193" calcext:value-type="float">
            <text:p>0.44619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" calcext:value-type="float">
            <text:p>0.42</text:p>
          </table:table-cell>
          <table:table-cell office:value-type="float" office:value="0.535" calcext:value-type="float">
            <text:p>0.53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19" calcext:value-type="float">
            <text:p>0.419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5" calcext:value-type="float">
            <text:p>0.395</text:p>
          </table:table-cell>
          <table:table-cell office:value-type="float" office:value="0.346" calcext:value-type="float">
            <text:p>0.346</text:p>
          </table:table-cell>
          <table:table-cell office:value-type="float" office:value="0.45" calcext:value-type="float">
            <text:p>0.45</text:p>
          </table:table-cell>
          <table:table-cell office:value-type="float" office:value="0.597" calcext:value-type="float">
            <text:p>0.597</text:p>
          </table:table-cell>
          <table:table-cell office:value-type="float" office:value="0.427" calcext:value-type="float">
            <text:p>0.427</text:p>
          </table:table-cell>
          <table:table-cell office:value-type="float" office:value="0.34254" calcext:value-type="float">
            <text:p>0.3425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Billion Kwh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" calcext:value-type="float">
            <text:p>0.0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" calcext:value-type="float">
            <text:p>0.1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string" calcext:value-type="string">
            <text:p>Macedonia</text:p>
          </table:table-cell>
          <table:table-cell office:value-type="string" calcext:value-type="string">
            <text:p>Billion Kwh</text:p>
          </table:table-cell>
          <table:table-cell table:formula="of:=[$'Calculations Capacities'.$F$41]*[.D43]" office:value-type="float" office:value="1.85496375" calcext:value-type="float">
            <text:p>1.85496375</text:p>
          </table:table-cell>
          <table:table-cell table:formula="of:=[$'Calculations Capacities'.$F$41]*[.E43]" office:value-type="float" office:value="1.66699125" calcext:value-type="float">
            <text:p>1.66699125</text:p>
          </table:table-cell>
          <table:table-cell table:formula="of:=[$'Calculations Capacities'.$F$41]*[.F43]" office:value-type="float" office:value="1.5505734375" calcext:value-type="float">
            <text:p>1.5505734375</text:p>
          </table:table-cell>
          <table:table-cell table:formula="of:=[$'Calculations Capacities'.$F$41]*[.G43]" office:value-type="float" office:value="1.4392809375" calcext:value-type="float">
            <text:p>1.4392809375</text:p>
          </table:table-cell>
          <table:table-cell table:formula="of:=[$'Calculations Capacities'.$F$41]*[.H43]" office:value-type="float" office:value="1.7069953125" calcext:value-type="float">
            <text:p>1.7069953125</text:p>
          </table:table-cell>
          <table:table-cell table:formula="of:=[$'Calculations Capacities'.$F$41]*[.I43]" office:value-type="float" office:value="1.6216621875" calcext:value-type="float">
            <text:p>1.6216621875</text:p>
          </table:table-cell>
          <table:table-cell table:formula="of:=[$'Calculations Capacities'.$F$41]*[.J43]" office:value-type="float" office:value="1.828738125" calcext:value-type="float">
            <text:p>1.828738125</text:p>
          </table:table-cell>
          <table:table-cell table:formula="of:=[$'Calculations Capacities'.$F$41]*[.K43]" office:value-type="float" office:value="1.72929375" calcext:value-type="float">
            <text:p>1.72929375</text:p>
          </table:table-cell>
          <table:table-cell table:formula="of:=[$'Calculations Capacities'.$F$41]*[.L43]" office:value-type="float" office:value="1.70479875" calcext:value-type="float">
            <text:p>1.70479875</text:p>
          </table:table-cell>
          <table:table-cell table:formula="of:=[$'Calculations Capacities'.$F$41]*[.M43]" office:value-type="float" office:value="1.5479775" calcext:value-type="float">
            <text:p>1.5479775</text:p>
          </table:table-cell>
          <table:table-cell table:formula="of:=[$'Calculations Capacities'.$F$41]*[.N43]" office:value-type="float" office:value="1.3046915625" calcext:value-type="float">
            <text:p>1.3046915625</text:p>
          </table:table-cell>
          <table:table-cell table:formula="of:=[$'Calculations Capacities'.$F$41]*[.O43]" office:value-type="float" office:value="1.2599615625" calcext:value-type="float">
            <text:p>1.2599615625</text:p>
          </table:table-cell>
          <table:table-cell office:value-type="float" office:value="0.817" calcext:value-type="float">
            <text:p>0.8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42" calcext:value-type="float">
            <text:p>0.842</text:p>
          </table:table-cell>
          <table:table-cell office:value-type="float" office:value="0.891" calcext:value-type="float">
            <text:p>0.891</text:p>
          </table:table-cell>
          <table:table-cell office:value-type="float" office:value="1.072" calcext:value-type="float">
            <text:p>1.072</text:p>
          </table:table-cell>
          <table:table-cell office:value-type="float" office:value="1.375" calcext:value-type="float">
            <text:p>1.375</text:p>
          </table:table-cell>
          <table:table-cell office:value-type="float" office:value="1.158" calcext:value-type="float">
            <text:p>1.158</text:p>
          </table:table-cell>
          <table:table-cell office:value-type="float" office:value="0.62" calcext:value-type="float">
            <text:p>0.62</text:p>
          </table:table-cell>
          <table:table-cell office:value-type="float" office:value="0.749" calcext:value-type="float">
            <text:p>0.749</text:p>
          </table:table-cell>
          <table:table-cell office:value-type="float" office:value="1.36" calcext:value-type="float">
            <text:p>1.36</text:p>
          </table:table-cell>
          <table:table-cell office:value-type="float" office:value="1.467" calcext:value-type="float">
            <text:p>1.467</text:p>
          </table:table-cell>
          <table:table-cell office:value-type="float" office:value="1.477" calcext:value-type="float">
            <text:p>1.477</text:p>
          </table:table-cell>
          <table:table-cell office:value-type="float" office:value="1.634" calcext:value-type="float">
            <text:p>1.634</text:p>
          </table:table-cell>
          <table:table-cell office:value-type="float" office:value="1" calcext:value-type="float">
            <text:p>1</text:p>
          </table:table-cell>
          <table:table-cell office:value-type="float" office:value="0.832" calcext:value-type="float">
            <text:p>0.832</text:p>
          </table:table-cell>
          <table:table-cell office:value-type="float" office:value="1.257" calcext:value-type="float">
            <text:p>1.257</text:p>
          </table:table-cell>
          <table:table-cell office:value-type="float" office:value="2.407" calcext:value-type="float">
            <text:p>2.407</text:p>
          </table:table-cell>
          <table:table-cell office:value-type="float" office:value="1.419" calcext:value-type="float">
            <text:p>1.419</text:p>
          </table:table-cell>
          <table:table-cell office:value-type="float" office:value="1.031" calcext:value-type="float">
            <text:p>1.031</text:p>
          </table:table-cell>
          <table:table-cell office:value-type="float" office:value="1.568" calcext:value-type="float">
            <text:p>1.568</text:p>
          </table:table-cell>
          <table:table-cell office:value-type="float" office:value="1.195" calcext:value-type="float">
            <text:p>1.195</text:p>
          </table:table-cell>
          <table:table-cell office:value-type="float" office:value="1.846" calcext:value-type="float">
            <text:p>1.846</text:p>
          </table:table-cell>
          <table:table-cell office:value-type="float" office:value="1.878" calcext:value-type="float">
            <text:p>1.878</text:p>
          </table:table-cell>
          <table:table-cell office:value-type="float" office:value="1.099" calcext:value-type="float">
            <text:p>1.099</text:p>
          </table:table-cell>
          <table:table-cell office:value-type="float" office:value="1.773" calcext:value-type="float">
            <text:p>1.773</text:p>
          </table:table-cell>
          <table:table-cell office:value-type="float" office:value="1.15236" calcext:value-type="float">
            <text:p>1.15236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Billion Kwh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Billion Kwh</text:p>
          </table:table-cell>
          <table:table-cell table:formula="of:=[$'Calculations Capacities'.$F$43]*[.D43]" office:value-type="float" office:value="5.22525" calcext:value-type="float">
            <text:p>5.22525</text:p>
          </table:table-cell>
          <table:table-cell table:formula="of:=[$'Calculations Capacities'.$F$43]*[.E43]" office:value-type="float" office:value="4.69575" calcext:value-type="float">
            <text:p>4.69575</text:p>
          </table:table-cell>
          <table:table-cell table:formula="of:=[$'Calculations Capacities'.$F$43]*[.F43]" office:value-type="float" office:value="4.3678125" calcext:value-type="float">
            <text:p>4.3678125</text:p>
          </table:table-cell>
          <table:table-cell table:formula="of:=[$'Calculations Capacities'.$F$43]*[.G43]" office:value-type="float" office:value="4.0543125" calcext:value-type="float">
            <text:p>4.0543125</text:p>
          </table:table-cell>
          <table:table-cell table:formula="of:=[$'Calculations Capacities'.$F$43]*[.H43]" office:value-type="float" office:value="4.8084375" calcext:value-type="float">
            <text:p>4.8084375</text:p>
          </table:table-cell>
          <table:table-cell table:formula="of:=[$'Calculations Capacities'.$F$43]*[.I43]" office:value-type="float" office:value="4.5680625" calcext:value-type="float">
            <text:p>4.5680625</text:p>
          </table:table-cell>
          <table:table-cell table:formula="of:=[$'Calculations Capacities'.$F$43]*[.J43]" office:value-type="float" office:value="5.151375" calcext:value-type="float">
            <text:p>5.151375</text:p>
          </table:table-cell>
          <table:table-cell table:formula="of:=[$'Calculations Capacities'.$F$43]*[.K43]" office:value-type="float" office:value="4.87125" calcext:value-type="float">
            <text:p>4.87125</text:p>
          </table:table-cell>
          <table:table-cell table:formula="of:=[$'Calculations Capacities'.$F$43]*[.L43]" office:value-type="float" office:value="4.80225" calcext:value-type="float">
            <text:p>4.80225</text:p>
          </table:table-cell>
          <table:table-cell table:formula="of:=[$'Calculations Capacities'.$F$43]*[.M43]" office:value-type="float" office:value="4.3605" calcext:value-type="float">
            <text:p>4.3605</text:p>
          </table:table-cell>
          <table:table-cell table:formula="of:=[$'Calculations Capacities'.$F$43]*[.N43]" office:value-type="float" office:value="3.6751875" calcext:value-type="float">
            <text:p>3.6751875</text:p>
          </table:table-cell>
          <table:table-cell table:formula="of:=[$'Calculations Capacities'.$F$43]*[.O43]" office:value-type="float" office:value="3.5491875" calcext:value-type="float">
            <text:p>3.5491875</text:p>
          </table:table-cell>
          <table:table-cell table:formula="of:=[$'Calculations Capacities'.$H$40]*[.P44]" office:value-type="float" office:value="2.541912624699" calcext:value-type="float">
            <text:p>2.541912624699</text:p>
          </table:table-cell>
          <table:table-cell table:formula="of:=[$'Calculations Capacities'.$H$40]*[.Q44]" office:value-type="float" office:value="2.35291021671827" calcext:value-type="float">
            <text:p>2.35291021671827</text:p>
          </table:table-cell>
          <table:table-cell table:formula="of:=[$'Calculations Capacities'.$H$40]*[.R44]" office:value-type="float" office:value="2.49347368421053" calcext:value-type="float">
            <text:p>2.49347368421053</text:p>
          </table:table-cell>
          <table:table-cell table:formula="of:=[$'Calculations Capacities'.$H$40]*[.S44]" office:value-type="float" office:value="2.73227313381493" calcext:value-type="float">
            <text:p>2.73227313381493</text:p>
          </table:table-cell>
          <table:table-cell table:formula="of:=[$'Calculations Capacities'.$H$40]*[.T44]" office:value-type="float" office:value="3.22911179910561" calcext:value-type="float">
            <text:p>3.22911179910561</text:p>
          </table:table-cell>
          <table:table-cell table:formula="of:=[$'Calculations Capacities'.$H$40]*[.U44]" office:value-type="float" office:value="2.86016099071207" calcext:value-type="float">
            <text:p>2.86016099071207</text:p>
          </table:table-cell>
          <table:table-cell table:formula="of:=[$'Calculations Capacities'.$H$40]*[.V44]" office:value-type="float" office:value="2.88890746474028" calcext:value-type="float">
            <text:p>2.88890746474028</text:p>
          </table:table-cell>
          <table:table-cell table:formula="of:=[$'Calculations Capacities'.$H$40]*[.W44]" office:value-type="float" office:value="2.99755555555556" calcext:value-type="float">
            <text:p>2.99755555555556</text:p>
          </table:table-cell>
          <table:table-cell table:formula="of:=[$'Calculations Capacities'.$H$40]*[.X44]" office:value-type="float" office:value="2.68904024767802" calcext:value-type="float">
            <text:p>2.68904024767802</text:p>
          </table:table-cell>
          <table:table-cell table:formula="of:=[$'Calculations Capacities'.$H$40]*[.Y44]" office:value-type="float" office:value="2.78999243206054" calcext:value-type="float">
            <text:p>2.78999243206054</text:p>
          </table:table-cell>
          <table:table-cell table:formula="of:=[$'Calculations Capacities'.$H$40]*[.Z44]" office:value-type="float" office:value="2.63313175094599" calcext:value-type="float">
            <text:p>2.63313175094599</text:p>
          </table:table-cell>
          <table:table-cell table:formula="of:=[$'Calculations Capacities'.$H$40]*[.AA44]" office:value-type="float" office:value="2.20736704506364" calcext:value-type="float">
            <text:p>2.20736704506364</text:p>
          </table:table-cell>
          <table:table-cell table:formula="of:=[$'Calculations Capacities'.$H$40]*[.AB44]" office:value-type="float" office:value="2.49211558307534" calcext:value-type="float">
            <text:p>2.49211558307534</text:p>
          </table:table-cell>
          <table:table-cell table:formula="of:=[$'Calculations Capacities'.$H$40]*[.AC44]" office:value-type="float" office:value="2.69628345373237" calcext:value-type="float">
            <text:p>2.69628345373237</text:p>
          </table:table-cell>
          <table:table-cell office:value-type="float" office:value="1.733" calcext:value-type="float">
            <text:p>1.733</text:p>
          </table:table-cell>
          <table:table-cell office:value-type="float" office:value="1.271" calcext:value-type="float">
            <text:p>1.271</text:p>
          </table:table-cell>
          <table:table-cell office:value-type="float" office:value="1.524" calcext:value-type="float">
            <text:p>1.524</text:p>
          </table:table-cell>
          <table:table-cell office:value-type="float" office:value="2.05" calcext:value-type="float">
            <text:p>2.05</text:p>
          </table:table-cell>
          <table:table-cell office:value-type="float" office:value="2.723" calcext:value-type="float">
            <text:p>2.723</text:p>
          </table:table-cell>
          <table:table-cell office:value-type="float" office:value="1.192" calcext:value-type="float">
            <text:p>1.192</text:p>
          </table:table-cell>
          <table:table-cell office:value-type="float" office:value="1.462" calcext:value-type="float">
            <text:p>1.462</text:p>
          </table:table-cell>
          <table:table-cell office:value-type="float" office:value="2.479" calcext:value-type="float">
            <text:p>2.479</text:p>
          </table:table-cell>
          <table:table-cell office:value-type="float" office:value="1.734" calcext:value-type="float">
            <text:p>1.734</text:p>
          </table:table-cell>
          <table:table-cell office:value-type="float" office:value="1.476" calcext:value-type="float">
            <text:p>1.476</text:p>
          </table:table-cell>
          <table:table-cell office:value-type="float" office:value="1.825" calcext:value-type="float">
            <text:p>1.825</text:p>
          </table:table-cell>
          <table:table-cell office:value-type="float" office:value="1.014" calcext:value-type="float">
            <text:p>1.014</text:p>
          </table:table-cell>
          <table:table-cell office:value-type="float" office:value="2.09187" calcext:value-type="float">
            <text:p>2.09187</text:p>
          </table:table-cell>
          <table:table-cell office:value-type="float" office:value="1.78" calcext:value-type="float">
            <text:p>1.7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Billion Kwh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9" calcext:value-type="float">
            <text:p>0.11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108" calcext:value-type="float">
            <text:p>0.091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41" calcext:value-type="float">
            <text:p>0.141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26" calcext:value-type="float">
            <text:p>0.073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Billion Kwh</text:p>
          </table:table-cell>
          <table:table-cell office:value-type="float" office:value="82.717" calcext:value-type="float">
            <text:p>82.717</text:p>
          </table:table-cell>
          <table:table-cell office:value-type="float" office:value="91.876" calcext:value-type="float">
            <text:p>91.876</text:p>
          </table:table-cell>
          <table:table-cell office:value-type="float" office:value="91.507" calcext:value-type="float">
            <text:p>91.507</text:p>
          </table:table-cell>
          <table:table-cell office:value-type="float" office:value="104.704" calcext:value-type="float">
            <text:p>104.704</text:p>
          </table:table-cell>
          <table:table-cell office:value-type="float" office:value="104.895" calcext:value-type="float">
            <text:p>104.895</text:p>
          </table:table-cell>
          <table:table-cell office:value-type="float" office:value="101.464" calcext:value-type="float">
            <text:p>101.464</text:p>
          </table:table-cell>
          <table:table-cell office:value-type="float" office:value="95.321" calcext:value-type="float">
            <text:p>95.321</text:p>
          </table:table-cell>
          <table:table-cell office:value-type="float" office:value="102.341" calcext:value-type="float">
            <text:p>102.341</text:p>
          </table:table-cell>
          <table:table-cell office:value-type="float" office:value="107.919" calcext:value-type="float">
            <text:p>107.919</text:p>
          </table:table-cell>
          <table:table-cell office:value-type="float" office:value="117.369" calcext:value-type="float">
            <text:p>117.369</text:p>
          </table:table-cell>
          <table:table-cell office:value-type="float" office:value="119.933" calcext:value-type="float">
            <text:p>119.933</text:p>
          </table:table-cell>
          <table:table-cell office:value-type="float" office:value="109.032" calcext:value-type="float">
            <text:p>109.032</text:p>
          </table:table-cell>
          <table:table-cell office:value-type="float" office:value="115.505" calcext:value-type="float">
            <text:p>115.505</text:p>
          </table:table-cell>
          <table:table-cell office:value-type="float" office:value="118.024" calcext:value-type="float">
            <text:p>118.024</text:p>
          </table:table-cell>
          <table:table-cell office:value-type="float" office:value="110.398" calcext:value-type="float">
            <text:p>110.398</text:p>
          </table:table-cell>
          <table:table-cell office:value-type="float" office:value="120.315" calcext:value-type="float">
            <text:p>120.315</text:p>
          </table:table-cell>
          <table:table-cell office:value-type="float" office:value="102.823" calcext:value-type="float">
            <text:p>102.823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114.546" calcext:value-type="float">
            <text:p>114.546</text:p>
          </table:table-cell>
          <table:table-cell office:value-type="float" office:value="120.237" calcext:value-type="float">
            <text:p>120.237</text:p>
          </table:table-cell>
          <table:table-cell office:value-type="float" office:value="140.4" calcext:value-type="float">
            <text:p>140.4</text:p>
          </table:table-cell>
          <table:table-cell office:value-type="float" office:value="119.258" calcext:value-type="float">
            <text:p>119.258</text:p>
          </table:table-cell>
          <table:table-cell office:value-type="float" office:value="128.078" calcext:value-type="float">
            <text:p>128.078</text:p>
          </table:table-cell>
          <table:table-cell office:value-type="float" office:value="104.425" calcext:value-type="float">
            <text:p>104.425</text:p>
          </table:table-cell>
          <table:table-cell office:value-type="float" office:value="107.693" calcext:value-type="float">
            <text:p>107.693</text:p>
          </table:table-cell>
          <table:table-cell office:value-type="float" office:value="134.331" calcext:value-type="float">
            <text:p>134.331</text:p>
          </table:table-cell>
          <table:table-cell office:value-type="float" office:value="118.175" calcext:value-type="float">
            <text:p>118.175</text:p>
          </table:table-cell>
          <table:table-cell office:value-type="float" office:value="132.319" calcext:value-type="float">
            <text:p>132.319</text:p>
          </table:table-cell>
          <table:table-cell office:value-type="float" office:value="137.654" calcext:value-type="float">
            <text:p>137.654</text:p>
          </table:table-cell>
          <table:table-cell office:value-type="float" office:value="124.03" calcext:value-type="float">
            <text:p>124.03</text:p>
          </table:table-cell>
          <table:table-cell office:value-type="float" office:value="116.257" calcext:value-type="float">
            <text:p>116.257</text:p>
          </table:table-cell>
          <table:table-cell office:value-type="float" office:value="119.78" calcext:value-type="float">
            <text:p>119.78</text:p>
          </table:table-cell>
          <table:table-cell office:value-type="float" office:value="141.189" calcext:value-type="float">
            <text:p>141.189</text:p>
          </table:table-cell>
          <table:table-cell office:value-type="float" office:value="127.551" calcext:value-type="float">
            <text:p>127.551</text:p>
          </table:table-cell>
          <table:table-cell office:value-type="float" office:value="134.844" calcext:value-type="float">
            <text:p>134.844</text:p>
          </table:table-cell>
          <table:table-cell office:value-type="float" office:value="136.662" calcext:value-type="float">
            <text:p>136.662</text:p>
          </table:table-cell>
          <table:table-cell office:value-type="float" office:value="142.244" calcext:value-type="float">
            <text:p>142.244</text:p>
          </table:table-cell>
          <table:table-cell office:value-type="float" office:value="141.651" calcext:value-type="float">
            <text:p>141.651</text:p>
          </table:table-cell>
          <table:table-cell office:value-type="float" office:value="138.202" calcext:value-type="float">
            <text:p>138.202</text:p>
          </table:table-cell>
          <table:table-cell office:value-type="float" office:value="123.66288" calcext:value-type="float">
            <text:p>123.66288</text:p>
          </table:table-cell>
          <table:table-cell office:value-type="float" office:value="141.69" calcext:value-type="float">
            <text:p>141.69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Billion Kwh</text:p>
          </table:table-cell>
          <table:table-cell office:value-type="float" office:value="2.326" calcext:value-type="float">
            <text:p>2.326</text:p>
          </table:table-cell>
          <table:table-cell office:value-type="float" office:value="2.116" calcext:value-type="float">
            <text:p>2.116</text:p>
          </table:table-cell>
          <table:table-cell office:value-type="float" office:value="1.528" calcext:value-type="float">
            <text:p>1.528</text:p>
          </table:table-cell>
          <table:table-cell office:value-type="float" office:value="1.658" calcext:value-type="float">
            <text:p>1.658</text:p>
          </table:table-cell>
          <table:table-cell office:value-type="float" office:value="1.394" calcext:value-type="float">
            <text:p>1.394</text:p>
          </table:table-cell>
          <table:table-cell office:value-type="float" office:value="1.833" calcext:value-type="float">
            <text:p>1.833</text:p>
          </table:table-cell>
          <table:table-cell office:value-type="float" office:value="1.534" calcext:value-type="float">
            <text:p>1.534</text:p>
          </table:table-cell>
          <table:table-cell office:value-type="float" office:value="1.644" calcext:value-type="float">
            <text:p>1.644</text:p>
          </table:table-cell>
          <table:table-cell office:value-type="float" office:value="1.775" calcext:value-type="float">
            <text:p>1.775</text:p>
          </table:table-cell>
          <table:table-cell office:value-type="float" office:value="1.593" calcext:value-type="float">
            <text:p>1.593</text:p>
          </table:table-cell>
          <table:table-cell office:value-type="float" office:value="1.403" calcext:value-type="float">
            <text:p>1.403</text:p>
          </table:table-cell>
          <table:table-cell office:value-type="float" office:value="1.411" calcext:value-type="float">
            <text:p>1.411</text:p>
          </table:table-cell>
          <table:table-cell office:value-type="float" office:value="1.492" calcext:value-type="float">
            <text:p>1.492</text:p>
          </table:table-cell>
          <table:table-cell office:value-type="float" office:value="1.473" calcext:value-type="float">
            <text:p>1.473</text:p>
          </table:table-cell>
          <table:table-cell office:value-type="float" office:value="1.716" calcext:value-type="float">
            <text:p>1.716</text:p>
          </table:table-cell>
          <table:table-cell office:value-type="float" office:value="1.868" calcext:value-type="float">
            <text:p>1.868</text:p>
          </table:table-cell>
          <table:table-cell office:value-type="float" office:value="1.912" calcext:value-type="float">
            <text:p>1.912</text:p>
          </table:table-cell>
          <table:table-cell office:value-type="float" office:value="1.941" calcext:value-type="float">
            <text:p>1.941</text:p>
          </table:table-cell>
          <table:table-cell office:value-type="float" office:value="2.286" calcext:value-type="float">
            <text:p>2.286</text:p>
          </table:table-cell>
          <table:table-cell office:value-type="float" office:value="2.133" calcext:value-type="float">
            <text:p>2.133</text:p>
          </table:table-cell>
          <table:table-cell office:value-type="float" office:value="2.085" calcext:value-type="float">
            <text:p>2.085</text:p>
          </table:table-cell>
          <table:table-cell office:value-type="float" office:value="2.302" calcext:value-type="float">
            <text:p>2.302</text:p>
          </table:table-cell>
          <table:table-cell office:value-type="float" office:value="2.256" calcext:value-type="float">
            <text:p>2.256</text:p>
          </table:table-cell>
          <table:table-cell office:value-type="float" office:value="1.654" calcext:value-type="float">
            <text:p>1.654</text:p>
          </table:table-cell>
          <table:table-cell office:value-type="float" office:value="2.06" calcext:value-type="float">
            <text:p>2.06</text:p>
          </table:table-cell>
          <table:table-cell office:value-type="float" office:value="2.179" calcext:value-type="float">
            <text:p>2.179</text:p>
          </table:table-cell>
          <table:table-cell office:value-type="float" office:value="2.022" calcext:value-type="float">
            <text:p>2.022</text:p>
          </table:table-cell>
          <table:table-cell office:value-type="float" office:value="2.328" calcext:value-type="float">
            <text:p>2.328</text:p>
          </table:table-cell>
          <table:table-cell office:value-type="float" office:value="2.13" calcext:value-type="float">
            <text:p>2.13</text:p>
          </table:table-cell>
          <table:table-cell office:value-type="float" office:value="2.351" calcext:value-type="float">
            <text:p>2.351</text:p>
          </table:table-cell>
          <table:table-cell office:value-type="float" office:value="2.9" calcext:value-type="float">
            <text:p>2.9</text:p>
          </table:table-cell>
          <table:table-cell office:value-type="float" office:value="2.313" calcext:value-type="float">
            <text:p>2.313</text:p>
          </table:table-cell>
          <table:table-cell office:value-type="float" office:value="2.02" calcext:value-type="float">
            <text:p>2.02</text:p>
          </table:table-cell>
          <table:table-cell office:value-type="float" office:value="2.421" calcext:value-type="float">
            <text:p>2.421</text:p>
          </table:table-cell>
          <table:table-cell office:value-type="float" office:value="2.165" calcext:value-type="float">
            <text:p>2.165</text:p>
          </table:table-cell>
          <table:table-cell office:value-type="float" office:value="1.814" calcext:value-type="float">
            <text:p>1.814</text:p>
          </table:table-cell>
          <table:table-cell office:value-type="float" office:value="2.117" calcext:value-type="float">
            <text:p>2.117</text:p>
          </table:table-cell>
          <table:table-cell office:value-type="float" office:value="2.552" calcext:value-type="float">
            <text:p>2.552</text:p>
          </table:table-cell>
          <table:table-cell office:value-type="float" office:value="1.949" calcext:value-type="float">
            <text:p>1.949</text:p>
          </table:table-cell>
          <table:table-cell office:value-type="float" office:value="1.93842" calcext:value-type="float">
            <text:p>1.9384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Billion Kwh</text:p>
          </table:table-cell>
          <table:table-cell office:value-type="float" office:value="7.873" calcext:value-type="float">
            <text:p>7.873</text:p>
          </table:table-cell>
          <table:table-cell office:value-type="float" office:value="4.934" calcext:value-type="float">
            <text:p>4.934</text:p>
          </table:table-cell>
          <table:table-cell office:value-type="float" office:value="6.82" calcext:value-type="float">
            <text:p>6.82</text:p>
          </table:table-cell>
          <table:table-cell office:value-type="float" office:value="7.897" calcext:value-type="float">
            <text:p>7.897</text:p>
          </table:table-cell>
          <table:table-cell office:value-type="float" office:value="9.609" calcext:value-type="float">
            <text:p>9.609</text:p>
          </table:table-cell>
          <table:table-cell office:value-type="float" office:value="10.512" calcext:value-type="float">
            <text:p>10.512</text:p>
          </table:table-cell>
          <table:table-cell office:value-type="float" office:value="8.364" calcext:value-type="float">
            <text:p>8.364</text:p>
          </table:table-cell>
          <table:table-cell office:value-type="float" office:value="9.005" calcext:value-type="float">
            <text:p>9.005</text:p>
          </table:table-cell>
          <table:table-cell office:value-type="float" office:value="12.037" calcext:value-type="float">
            <text:p>12.037</text:p>
          </table:table-cell>
          <table:table-cell office:value-type="float" office:value="5.72" calcext:value-type="float">
            <text:p>5.72</text:p>
          </table:table-cell>
          <table:table-cell office:value-type="float" office:value="9.065" calcext:value-type="float">
            <text:p>9.065</text:p>
          </table:table-cell>
          <table:table-cell office:value-type="float" office:value="8.952" calcext:value-type="float">
            <text:p>8.952</text:p>
          </table:table-cell>
          <table:table-cell office:value-type="float" office:value="4.599" calcext:value-type="float">
            <text:p>4.599</text:p>
          </table:table-cell>
          <table:table-cell office:value-type="float" office:value="8.453" calcext:value-type="float">
            <text:p>8.453</text:p>
          </table:table-cell>
          <table:table-cell office:value-type="float" office:value="10.551" calcext:value-type="float">
            <text:p>10.551</text:p>
          </table:table-cell>
          <table:table-cell office:value-type="float" office:value="8.26" calcext:value-type="float">
            <text:p>8.26</text:p>
          </table:table-cell>
          <table:table-cell office:value-type="float" office:value="14.613" calcext:value-type="float">
            <text:p>14.613</text:p>
          </table:table-cell>
          <table:table-cell office:value-type="float" office:value="12.97395" calcext:value-type="float">
            <text:p>12.97395</text:p>
          </table:table-cell>
          <table:table-cell office:value-type="float" office:value="12.853" calcext:value-type="float">
            <text:p>12.853</text:p>
          </table:table-cell>
          <table:table-cell office:value-type="float" office:value="7.213" calcext:value-type="float">
            <text:p>7.213</text:p>
          </table:table-cell>
          <table:table-cell office:value-type="float" office:value="11.21" calcext:value-type="float">
            <text:p>11.21</text:p>
          </table:table-cell>
          <table:table-cell office:value-type="float" office:value="13.894" calcext:value-type="float">
            <text:p>13.894</text:p>
          </table:table-cell>
          <table:table-cell office:value-type="float" office:value="7.722" calcext:value-type="float">
            <text:p>7.722</text:p>
          </table:table-cell>
          <table:table-cell office:value-type="float" office:value="15.566" calcext:value-type="float">
            <text:p>15.566</text:p>
          </table:table-cell>
          <table:table-cell office:value-type="float" office:value="9.77" calcext:value-type="float">
            <text:p>9.77</text:p>
          </table:table-cell>
          <table:table-cell office:value-type="float" office:value="4.684" calcext:value-type="float">
            <text:p>4.684</text:p>
          </table:table-cell>
          <table:table-cell office:value-type="float" office:value="10.892" calcext:value-type="float">
            <text:p>10.892</text:p>
          </table:table-cell>
          <table:table-cell office:value-type="float" office:value="9.991" calcext:value-type="float">
            <text:p>9.991</text:p>
          </table:table-cell>
          <table:table-cell office:value-type="float" office:value="6.73" calcext:value-type="float">
            <text:p>6.73</text:p>
          </table:table-cell>
          <table:table-cell office:value-type="float" office:value="8.201" calcext:value-type="float">
            <text:p>8.201</text:p>
          </table:table-cell>
          <table:table-cell office:value-type="float" office:value="15.954" calcext:value-type="float">
            <text:p>15.954</text:p>
          </table:table-cell>
          <table:table-cell office:value-type="float" office:value="11.423" calcext:value-type="float">
            <text:p>11.423</text:p>
          </table:table-cell>
          <table:table-cell office:value-type="float" office:value="5.589" calcext:value-type="float">
            <text:p>5.589</text:p>
          </table:table-cell>
          <table:table-cell office:value-type="float" office:value="13.652" calcext:value-type="float">
            <text:p>13.652</text:p>
          </table:table-cell>
          <table:table-cell office:value-type="float" office:value="15.471" calcext:value-type="float">
            <text:p>15.471</text:p>
          </table:table-cell>
          <table:table-cell office:value-type="float" office:value="8.615" calcext:value-type="float">
            <text:p>8.615</text:p>
          </table:table-cell>
          <table:table-cell office:value-type="float" office:value="15.608" calcext:value-type="float">
            <text:p>15.608</text:p>
          </table:table-cell>
          <table:table-cell office:value-type="float" office:value="5.79" calcext:value-type="float">
            <text:p>5.79</text:p>
          </table:table-cell>
          <table:table-cell office:value-type="float" office:value="12.316" calcext:value-type="float">
            <text:p>12.316</text:p>
          </table:table-cell>
          <table:table-cell office:value-type="float" office:value="8.6526" calcext:value-type="float">
            <text:p>8.6526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Billion Kwh</text:p>
          </table:table-cell>
          <table:table-cell office:value-type="float" office:value="12.506" calcext:value-type="float">
            <text:p>12.506</text:p>
          </table:table-cell>
          <table:table-cell office:value-type="float" office:value="12.605" calcext:value-type="float">
            <text:p>12.605</text:p>
          </table:table-cell>
          <table:table-cell office:value-type="float" office:value="11.731" calcext:value-type="float">
            <text:p>11.731</text:p>
          </table:table-cell>
          <table:table-cell office:value-type="float" office:value="9.934" calcext:value-type="float">
            <text:p>9.934</text:p>
          </table:table-cell>
          <table:table-cell office:value-type="float" office:value="11.208" calcext:value-type="float">
            <text:p>11.208</text:p>
          </table:table-cell>
          <table:table-cell office:value-type="float" office:value="11.772" calcext:value-type="float">
            <text:p>11.772</text:p>
          </table:table-cell>
          <table:table-cell office:value-type="float" office:value="10.688" calcext:value-type="float">
            <text:p>10.688</text:p>
          </table:table-cell>
          <table:table-cell office:value-type="float" office:value="11.084" calcext:value-type="float">
            <text:p>11.084</text:p>
          </table:table-cell>
          <table:table-cell office:value-type="float" office:value="13.479" calcext:value-type="float">
            <text:p>13.479</text:p>
          </table:table-cell>
          <table:table-cell office:value-type="float" office:value="12.497" calcext:value-type="float">
            <text:p>12.497</text:p>
          </table:table-cell>
          <table:table-cell office:value-type="float" office:value="10.87" calcext:value-type="float">
            <text:p>10.87</text:p>
          </table:table-cell>
          <table:table-cell office:value-type="float" office:value="14.107" calcext:value-type="float">
            <text:p>14.107</text:p>
          </table:table-cell>
          <table:table-cell office:value-type="float" office:value="11.583" calcext:value-type="float">
            <text:p>11.583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16" calcext:value-type="float">
            <text:p>12.916</text:p>
          </table:table-cell>
          <table:table-cell office:value-type="float" office:value="16.526" calcext:value-type="float">
            <text:p>16.526</text:p>
          </table:table-cell>
          <table:table-cell office:value-type="float" office:value="15.597" calcext:value-type="float">
            <text:p>15.597</text:p>
          </table:table-cell>
          <table:table-cell office:value-type="float" office:value="17.334" calcext:value-type="float">
            <text:p>17.334</text:p>
          </table:table-cell>
          <table:table-cell office:value-type="float" office:value="18.69" calcext:value-type="float">
            <text:p>18.69</text:p>
          </table:table-cell>
          <table:table-cell office:value-type="float" office:value="18.107" calcext:value-type="float">
            <text:p>18.107</text:p>
          </table:table-cell>
          <table:table-cell office:value-type="float" office:value="14.63" calcext:value-type="float">
            <text:p>14.63</text:p>
          </table:table-cell>
          <table:table-cell office:value-type="float" office:value="14.774" calcext:value-type="float">
            <text:p>14.774</text:p>
          </table:table-cell>
          <table:table-cell office:value-type="float" office:value="15.886" calcext:value-type="float">
            <text:p>15.886</text:p>
          </table:table-cell>
          <table:table-cell office:value-type="float" office:value="13.126" calcext:value-type="float">
            <text:p>13.126</text:p>
          </table:table-cell>
          <table:table-cell office:value-type="float" office:value="16.348" calcext:value-type="float">
            <text:p>16.348</text:p>
          </table:table-cell>
          <table:table-cell office:value-type="float" office:value="20.005" calcext:value-type="float">
            <text:p>20.005</text:p>
          </table:table-cell>
          <table:table-cell office:value-type="float" office:value="18.172" calcext:value-type="float">
            <text:p>18.172</text:p>
          </table:table-cell>
          <table:table-cell office:value-type="float" office:value="15.806" calcext:value-type="float">
            <text:p>15.806</text:p>
          </table:table-cell>
          <table:table-cell office:value-type="float" office:value="17.023" calcext:value-type="float">
            <text:p>17.023</text:p>
          </table:table-cell>
          <table:table-cell office:value-type="float" office:value="15.379" calcext:value-type="float">
            <text:p>15.379</text:p>
          </table:table-cell>
          <table:table-cell office:value-type="float" office:value="19.684" calcext:value-type="float">
            <text:p>19.684</text:p>
          </table:table-cell>
          <table:table-cell office:value-type="float" office:value="14.581" calcext:value-type="float">
            <text:p>14.581</text:p>
          </table:table-cell>
          <table:table-cell office:value-type="float" office:value="11.945" calcext:value-type="float">
            <text:p>11.945</text:p>
          </table:table-cell>
          <table:table-cell office:value-type="float" office:value="14.807" calcext:value-type="float">
            <text:p>14.807</text:p>
          </table:table-cell>
          <table:table-cell office:value-type="float" office:value="18.618" calcext:value-type="float">
            <text:p>18.618</text:p>
          </table:table-cell>
          <table:table-cell office:value-type="float" office:value="16.467" calcext:value-type="float">
            <text:p>16.467</text:p>
          </table:table-cell>
          <table:table-cell office:value-type="float" office:value="17.848" calcext:value-type="float">
            <text:p>17.848</text:p>
          </table:table-cell>
          <table:table-cell office:value-type="float" office:value="14.349" calcext:value-type="float">
            <text:p>14.349</text:p>
          </table:table-cell>
          <table:table-cell office:value-type="float" office:value="17.48736" calcext:value-type="float">
            <text:p>17.48736</text:p>
          </table:table-cell>
          <table:table-cell office:value-type="float" office:value="15.65289" calcext:value-type="float">
            <text:p>15.65289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Billion Kwh</text:p>
          </table:table-cell>
          <table:table-cell office:value-type="float" office:value="27.868" calcext:value-type="float">
            <text:p>27.868</text:p>
          </table:table-cell>
          <table:table-cell office:value-type="float" office:value="25.044" calcext:value-type="float">
            <text:p>25.044</text:p>
          </table:table-cell>
          <table:table-cell office:value-type="float" office:value="23.295" calcext:value-type="float">
            <text:p>23.295</text:p>
          </table:table-cell>
          <table:table-cell office:value-type="float" office:value="21.623" calcext:value-type="float">
            <text:p>21.623</text:p>
          </table:table-cell>
          <table:table-cell office:value-type="float" office:value="25.645" calcext:value-type="float">
            <text:p>25.645</text:p>
          </table:table-cell>
          <table:table-cell office:value-type="float" office:value="24.363" calcext:value-type="float">
            <text:p>24.363</text:p>
          </table:table-cell>
          <table:table-cell office:value-type="float" office:value="27.474" calcext:value-type="float">
            <text:p>27.474</text:p>
          </table:table-cell>
          <table:table-cell office:value-type="float" office:value="25.98" calcext:value-type="float">
            <text:p>25.98</text:p>
          </table:table-cell>
          <table:table-cell office:value-type="float" office:value="25.612" calcext:value-type="float">
            <text:p>25.612</text:p>
          </table:table-cell>
          <table:table-cell office:value-type="float" office:value="23.256" calcext:value-type="float">
            <text:p>23.256</text:p>
          </table:table-cell>
          <table:table-cell office:value-type="float" office:value="19.601" calcext:value-type="float">
            <text:p>19.601</text:p>
          </table:table-cell>
          <table:table-cell office:value-type="float" office:value="18.929" calcext:value-type="float">
            <text:p>18.929</text:p>
          </table:table-cell>
          <table:table-cell office:value-type="float" office:value="11.23" calcext:value-type="float">
            <text:p>11.23</text:p>
          </table:table-cell>
          <table:table-cell office:value-type="float" office:value="10.395" calcext:value-type="float">
            <text:p>10.395</text:p>
          </table:table-cell>
          <table:table-cell office:value-type="float" office:value="11.016" calcext:value-type="float">
            <text:p>11.016</text:p>
          </table:table-cell>
          <table:table-cell office:value-type="float" office:value="12.071" calcext:value-type="float">
            <text:p>12.071</text:p>
          </table:table-cell>
          <table:table-cell office:value-type="float" office:value="14.266" calcext:value-type="float">
            <text:p>14.266</text:p>
          </table:table-cell>
          <table:table-cell office:value-type="float" office:value="12.636" calcext:value-type="float">
            <text:p>12.636</text:p>
          </table:table-cell>
          <table:table-cell office:value-type="float" office:value="12.763" calcext:value-type="float">
            <text:p>12.763</text:p>
          </table:table-cell>
          <table:table-cell office:value-type="float" office:value="13.243" calcext:value-type="float">
            <text:p>13.243</text:p>
          </table:table-cell>
          <table:table-cell office:value-type="float" office:value="11.88" calcext:value-type="float">
            <text:p>11.88</text:p>
          </table:table-cell>
          <table:table-cell office:value-type="float" office:value="12.326" calcext:value-type="float">
            <text:p>12.326</text:p>
          </table:table-cell>
          <table:table-cell office:value-type="float" office:value="11.633" calcext:value-type="float">
            <text:p>11.633</text:p>
          </table:table-cell>
          <table:table-cell office:value-type="float" office:value="9.752" calcext:value-type="float">
            <text:p>9.752</text:p>
          </table:table-cell>
          <table:table-cell office:value-type="float" office:value="11.01" calcext:value-type="float">
            <text:p>11.01</text:p>
          </table:table-cell>
          <table:table-cell office:value-type="float" office:value="11.912" calcext:value-type="float">
            <text:p>11.912</text:p>
          </table:table-cell>
          <table:table-cell office:value-type="float" office:value="10.855" calcext:value-type="float">
            <text:p>10.855</text:p>
          </table:table-cell>
          <table:table-cell office:value-type="float" office:value="9.937" calcext:value-type="float">
            <text:p>9.937</text:p>
          </table:table-cell>
          <table:table-cell office:value-type="float" office:value="9.468" calcext:value-type="float">
            <text:p>9.468</text:p>
          </table:table-cell>
          <table:table-cell office:value-type="float" office:value="10.436" calcext:value-type="float">
            <text:p>10.436</text:p>
          </table:table-cell>
          <table:table-cell office:value-type="float" office:value="11.772" calcext:value-type="float">
            <text:p>11.772</text:p>
          </table:table-cell>
          <table:table-cell office:value-type="float" office:value="8.58" calcext:value-type="float">
            <text:p>8.58</text:p>
          </table:table-cell>
          <table:table-cell office:value-type="float" office:value="9.193" calcext:value-type="float">
            <text:p>9.193</text:p>
          </table:table-cell>
          <table:table-cell office:value-type="float" office:value="10.101" calcext:value-type="float">
            <text:p>10.101</text:p>
          </table:table-cell>
          <table:table-cell office:value-type="float" office:value="10.893" calcext:value-type="float">
            <text:p>10.893</text:p>
          </table:table-cell>
          <table:table-cell office:value-type="float" office:value="9.979" calcext:value-type="float">
            <text:p>9.979</text:p>
          </table:table-cell>
          <table:table-cell office:value-type="float" office:value="10.684" calcext:value-type="float">
            <text:p>10.684</text:p>
          </table:table-cell>
          <table:table-cell office:value-type="float" office:value="9.061" calcext:value-type="float">
            <text:p>9.061</text:p>
          </table:table-cell>
          <table:table-cell office:value-type="float" office:value="10.53261" calcext:value-type="float">
            <text:p>10.53261</text:p>
          </table:table-cell>
          <table:table-cell office:value-type="float" office:value="10.07028" calcext:value-type="float">
            <text:p>10.07028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Billion Kwh</text:p>
          </table:table-cell>
          <table:table-cell table:formula="of:=[$'Calculations Capacities'.$D$28]*[.D42]" office:value-type="float" office:value="2.41830065359477" calcext:value-type="float">
            <text:p>2.41830065359477</text:p>
          </table:table-cell>
          <table:table-cell table:formula="of:=[$'Calculations Capacities'.$D$28]*[.E42]" office:value-type="float" office:value="2.11601307189542" calcext:value-type="float">
            <text:p>2.11601307189542</text:p>
          </table:table-cell>
          <table:table-cell table:formula="of:=[$'Calculations Capacities'.$D$28]*[.F42]" office:value-type="float" office:value="1.86410675381264" calcext:value-type="float">
            <text:p>1.86410675381264</text:p>
          </table:table-cell>
          <table:table-cell table:formula="of:=[$'Calculations Capacities'.$D$28]*[.G42]" office:value-type="float" office:value="1.96486928104575" calcext:value-type="float">
            <text:p>1.96486928104575</text:p>
          </table:table-cell>
          <table:table-cell table:formula="of:=[$'Calculations Capacities'.$D$28]*[.H42]" office:value-type="float" office:value="1.61220043572985" calcext:value-type="float">
            <text:p>1.61220043572985</text:p>
          </table:table-cell>
          <table:table-cell table:formula="of:=[$'Calculations Capacities'.$D$28]*[.I42]" office:value-type="float" office:value="2.16639433551198" calcext:value-type="float">
            <text:p>2.16639433551198</text:p>
          </table:table-cell>
          <table:table-cell table:formula="of:=[$'Calculations Capacities'.$D$28]*[.J42]" office:value-type="float" office:value="2.01525054466231" calcext:value-type="float">
            <text:p>2.01525054466231</text:p>
          </table:table-cell>
          <table:table-cell table:formula="of:=[$'Calculations Capacities'.$D$28]*[.K42]" office:value-type="float" office:value="2.44500272331155" calcext:value-type="float">
            <text:p>2.44500272331155</text:p>
          </table:table-cell>
          <table:table-cell table:formula="of:=[$'Calculations Capacities'.$D$28]*[.L42]" office:value-type="float" office:value="2.19410403050109" calcext:value-type="float">
            <text:p>2.19410403050109</text:p>
          </table:table-cell>
          <table:table-cell table:formula="of:=[$'Calculations Capacities'.$D$28]*[.M42]" office:value-type="float" office:value="2.13062363834423" calcext:value-type="float">
            <text:p>2.13062363834423</text:p>
          </table:table-cell>
          <table:table-cell table:formula="of:=[$'Calculations Capacities'.$D$28]*[.N42]" office:value-type="float" office:value="1.9744417211329" calcext:value-type="float">
            <text:p>1.9744417211329</text:p>
          </table:table-cell>
          <table:table-cell table:formula="of:=[$'Calculations Capacities'.$D$28]*[.O42]" office:value-type="float" office:value="1.57139161220044" calcext:value-type="float">
            <text:p>1.57139161220044</text:p>
          </table:table-cell>
          <table:table-cell table:formula="of:=[$'Calculations Capacities'.$D$28]*[.P42]" office:value-type="float" office:value="1.81473311546841" calcext:value-type="float">
            <text:p>1.81473311546841</text:p>
          </table:table-cell>
          <table:table-cell office:value-type="float" office:value="3.432" calcext:value-type="float">
            <text:p>3.432</text:p>
          </table:table-cell>
          <table:table-cell office:value-type="float" office:value="4.311" calcext:value-type="float">
            <text:p>4.311</text:p>
          </table:table-cell>
          <table:table-cell office:value-type="float" office:value="4.831" calcext:value-type="float">
            <text:p>4.831</text:p>
          </table:table-cell>
          <table:table-cell office:value-type="float" office:value="4.185" calcext:value-type="float">
            <text:p>4.185</text:p>
          </table:table-cell>
          <table:table-cell office:value-type="float" office:value="4.023" calcext:value-type="float">
            <text:p>4.023</text:p>
          </table:table-cell>
          <table:table-cell office:value-type="float" office:value="4.224" calcext:value-type="float">
            <text:p>4.224</text:p>
          </table:table-cell>
          <table:table-cell office:value-type="float" office:value="4.429" calcext:value-type="float">
            <text:p>4.429</text:p>
          </table:table-cell>
          <table:table-cell office:value-type="float" office:value="4.569" calcext:value-type="float">
            <text:p>4.569</text:p>
          </table:table-cell>
          <table:table-cell office:value-type="float" office:value="4.878" calcext:value-type="float">
            <text:p>4.878</text:p>
          </table:table-cell>
          <table:table-cell office:value-type="float" office:value="5.215" calcext:value-type="float">
            <text:p>5.215</text:p>
          </table:table-cell>
          <table:table-cell office:value-type="float" office:value="3.4452" calcext:value-type="float">
            <text:p>3.4452</text:p>
          </table:table-cell>
          <table:table-cell office:value-type="float" office:value="4.059" calcext:value-type="float">
            <text:p>4.059</text:p>
          </table:table-cell>
          <table:table-cell office:value-type="float" office:value="4.592" calcext:value-type="float">
            <text:p>4.592</text:p>
          </table:table-cell>
          <table:table-cell office:value-type="float" office:value="4.355" calcext:value-type="float">
            <text:p>4.355</text:p>
          </table:table-cell>
          <table:table-cell office:value-type="float" office:value="4.406" calcext:value-type="float">
            <text:p>4.406</text:p>
          </table:table-cell>
          <table:table-cell office:value-type="float" office:value="4" calcext:value-type="float">
            <text:p>4</text:p>
          </table:table-cell>
          <table:table-cell office:value-type="float" office:value="4.324" calcext:value-type="float">
            <text:p>4.324</text:p>
          </table:table-cell>
          <table:table-cell office:value-type="float" office:value="5.184" calcext:value-type="float">
            <text:p>5.184</text:p>
          </table:table-cell>
          <table:table-cell office:value-type="float" office:value="3.211" calcext:value-type="float">
            <text:p>3.211</text:p>
          </table:table-cell>
          <table:table-cell office:value-type="float" office:value="3.687" calcext:value-type="float">
            <text:p>3.687</text:p>
          </table:table-cell>
          <table:table-cell office:value-type="float" office:value="4.329" calcext:value-type="float">
            <text:p>4.329</text:p>
          </table:table-cell>
          <table:table-cell office:value-type="float" office:value="3.762" calcext:value-type="float">
            <text:p>3.762</text:p>
          </table:table-cell>
          <table:table-cell office:value-type="float" office:value="3.701" calcext:value-type="float">
            <text:p>3.701</text:p>
          </table:table-cell>
          <table:table-cell office:value-type="float" office:value="4.302" calcext:value-type="float">
            <text:p>4.302</text:p>
          </table:table-cell>
          <table:table-cell office:value-type="float" office:value="4.321" calcext:value-type="float">
            <text:p>4.321</text:p>
          </table:table-cell>
          <table:table-cell office:value-type="float" office:value="3.506" calcext:value-type="float">
            <text:p>3.506</text:p>
          </table:table-cell>
          <table:table-cell office:value-type="float" office:value="4.27383" calcext:value-type="float">
            <text:p>4.27383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Billion Kwh</text:p>
          </table:table-cell>
          <table:table-cell table:formula="of:=[$'Calculations Capacities'.$F$37]*[.D43]" office:value-type="float" office:value="3.287553125" calcext:value-type="float">
            <text:p>3.287553125</text:p>
          </table:table-cell>
          <table:table-cell table:formula="of:=[$'Calculations Capacities'.$F$37]*[.E43]" office:value-type="float" office:value="2.954409375" calcext:value-type="float">
            <text:p>2.954409375</text:p>
          </table:table-cell>
          <table:table-cell table:formula="of:=[$'Calculations Capacities'.$F$37]*[.F43]" office:value-type="float" office:value="2.74808203125" calcext:value-type="float">
            <text:p>2.74808203125</text:p>
          </table:table-cell>
          <table:table-cell table:formula="of:=[$'Calculations Capacities'.$F$37]*[.G43]" office:value-type="float" office:value="2.55083828125" calcext:value-type="float">
            <text:p>2.55083828125</text:p>
          </table:table-cell>
          <table:table-cell table:formula="of:=[$'Calculations Capacities'.$F$37]*[.H43]" office:value-type="float" office:value="3.02530859375" calcext:value-type="float">
            <text:p>3.02530859375</text:p>
          </table:table-cell>
          <table:table-cell table:formula="of:=[$'Calculations Capacities'.$F$37]*[.I43]" office:value-type="float" office:value="2.87407265625" calcext:value-type="float">
            <text:p>2.87407265625</text:p>
          </table:table-cell>
          <table:table-cell table:formula="of:=[$'Calculations Capacities'.$F$37]*[.J43]" office:value-type="float" office:value="3.2410734375" calcext:value-type="float">
            <text:p>3.2410734375</text:p>
          </table:table-cell>
          <table:table-cell table:formula="of:=[$'Calculations Capacities'.$F$37]*[.K43]" office:value-type="float" office:value="3.064828125" calcext:value-type="float">
            <text:p>3.064828125</text:p>
          </table:table-cell>
          <table:table-cell table:formula="of:=[$'Calculations Capacities'.$F$37]*[.L43]" office:value-type="float" office:value="3.021415625" calcext:value-type="float">
            <text:p>3.021415625</text:p>
          </table:table-cell>
          <table:table-cell table:formula="of:=[$'Calculations Capacities'.$F$37]*[.M43]" office:value-type="float" office:value="2.74348125" calcext:value-type="float">
            <text:p>2.74348125</text:p>
          </table:table-cell>
          <table:table-cell table:formula="of:=[$'Calculations Capacities'.$F$37]*[.N43]" office:value-type="float" office:value="2.31230546875" calcext:value-type="float">
            <text:p>2.31230546875</text:p>
          </table:table-cell>
          <table:table-cell table:formula="of:=[$'Calculations Capacities'.$F$37]*[.O43]" office:value-type="float" office:value="2.23303046875" calcext:value-type="float">
            <text:p>2.23303046875</text:p>
          </table:table-cell>
          <table:table-cell office:value-type="float" office:value="3.379" calcext:value-type="float">
            <text:p>3.379</text:p>
          </table:table-cell>
          <table:table-cell office:value-type="float" office:value="2.974" calcext:value-type="float">
            <text:p>2.974</text:p>
          </table:table-cell>
          <table:table-cell office:value-type="float" office:value="3.348" calcext:value-type="float">
            <text:p>3.348</text:p>
          </table:table-cell>
          <table:table-cell office:value-type="float" office:value="3.187" calcext:value-type="float">
            <text:p>3.187</text:p>
          </table:table-cell>
          <table:table-cell office:value-type="float" office:value="3.616" calcext:value-type="float">
            <text:p>3.616</text:p>
          </table:table-cell>
          <table:table-cell office:value-type="float" office:value="3.046" calcext:value-type="float">
            <text:p>3.046</text:p>
          </table:table-cell>
          <table:table-cell office:value-type="float" office:value="3.4" calcext:value-type="float">
            <text:p>3.4</text:p>
          </table:table-cell>
          <table:table-cell office:value-type="float" office:value="3.684" calcext:value-type="float">
            <text:p>3.684</text:p>
          </table:table-cell>
          <table:table-cell office:value-type="float" office:value="3.771" calcext:value-type="float">
            <text:p>3.771</text:p>
          </table:table-cell>
          <table:table-cell office:value-type="float" office:value="3.741" calcext:value-type="float">
            <text:p>3.741</text:p>
          </table:table-cell>
          <table:table-cell office:value-type="float" office:value="3.265" calcext:value-type="float">
            <text:p>3.265</text:p>
          </table:table-cell>
          <table:table-cell office:value-type="float" office:value="2.916" calcext:value-type="float">
            <text:p>2.916</text:p>
          </table:table-cell>
          <table:table-cell office:value-type="float" office:value="4.033" calcext:value-type="float">
            <text:p>4.033</text:p>
          </table:table-cell>
          <table:table-cell office:value-type="float" office:value="3.426" calcext:value-type="float">
            <text:p>3.426</text:p>
          </table:table-cell>
          <table:table-cell office:value-type="float" office:value="3.555" calcext:value-type="float">
            <text:p>3.555</text:p>
          </table:table-cell>
          <table:table-cell office:value-type="float" office:value="3.233" calcext:value-type="float">
            <text:p>3.233</text:p>
          </table:table-cell>
          <table:table-cell office:value-type="float" office:value="3.978" calcext:value-type="float">
            <text:p>3.978</text:p>
          </table:table-cell>
          <table:table-cell office:value-type="float" office:value="4.666" calcext:value-type="float">
            <text:p>4.666</text:p>
          </table:table-cell>
          <table:table-cell office:value-type="float" office:value="4.452" calcext:value-type="float">
            <text:p>4.452</text:p>
          </table:table-cell>
          <table:table-cell office:value-type="float" office:value="3.506" calcext:value-type="float">
            <text:p>3.506</text:p>
          </table:table-cell>
          <table:table-cell office:value-type="float" office:value="3.841" calcext:value-type="float">
            <text:p>3.841</text:p>
          </table:table-cell>
          <table:table-cell office:value-type="float" office:value="4.562" calcext:value-type="float">
            <text:p>4.562</text:p>
          </table:table-cell>
          <table:table-cell office:value-type="float" office:value="6.011" calcext:value-type="float">
            <text:p>6.011</text:p>
          </table:table-cell>
          <table:table-cell office:value-type="float" office:value="3.75" calcext:value-type="float">
            <text:p>3.75</text:p>
          </table:table-cell>
          <table:table-cell office:value-type="float" office:value="4.443" calcext:value-type="float">
            <text:p>4.443</text:p>
          </table:table-cell>
          <table:table-cell office:value-type="float" office:value="3.814" calcext:value-type="float">
            <text:p>3.814</text:p>
          </table:table-cell>
          <table:table-cell office:value-type="float" office:value="4.643" calcext:value-type="float">
            <text:p>4.643</text:p>
          </table:table-cell>
          <table:table-cell office:value-type="float" office:value="4.43421" calcext:value-type="float">
            <text:p>4.43421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Billion Kwh</text:p>
          </table:table-cell>
          <table:table-cell office:value-type="float" office:value="29.16" calcext:value-type="float">
            <text:p>29.16</text:p>
          </table:table-cell>
          <table:table-cell office:value-type="float" office:value="21.64" calcext:value-type="float">
            <text:p>21.64</text:p>
          </table:table-cell>
          <table:table-cell office:value-type="float" office:value="25.99" calcext:value-type="float">
            <text:p>25.99</text:p>
          </table:table-cell>
          <table:table-cell office:value-type="float" office:value="26.696" calcext:value-type="float">
            <text:p>26.696</text:p>
          </table:table-cell>
          <table:table-cell office:value-type="float" office:value="31.088" calcext:value-type="float">
            <text:p>31.088</text:p>
          </table:table-cell>
          <table:table-cell office:value-type="float" office:value="30.895" calcext:value-type="float">
            <text:p>30.895</text:p>
          </table:table-cell>
          <table:table-cell office:value-type="float" office:value="26.105" calcext:value-type="float">
            <text:p>26.105</text:p>
          </table:table-cell>
          <table:table-cell office:value-type="float" office:value="27.016" calcext:value-type="float">
            <text:p>27.016</text:p>
          </table:table-cell>
          <table:table-cell office:value-type="float" office:value="34.76" calcext:value-type="float">
            <text:p>34.76</text:p>
          </table:table-cell>
          <table:table-cell office:value-type="float" office:value="19.046" calcext:value-type="float">
            <text:p>19.046</text:p>
          </table:table-cell>
          <table:table-cell office:value-type="float" office:value="25.16" calcext:value-type="float">
            <text:p>25.16</text:p>
          </table:table-cell>
          <table:table-cell office:value-type="float" office:value="27.01" calcext:value-type="float">
            <text:p>27.01</text:p>
          </table:table-cell>
          <table:table-cell office:value-type="float" office:value="18.731" calcext:value-type="float">
            <text:p>18.731</text:p>
          </table:table-cell>
          <table:table-cell office:value-type="float" office:value="24.133" calcext:value-type="float">
            <text:p>24.133</text:p>
          </table:table-cell>
          <table:table-cell office:value-type="float" office:value="27.898" calcext:value-type="float">
            <text:p>27.898</text:p>
          </table:table-cell>
          <table:table-cell office:value-type="float" office:value="22.881" calcext:value-type="float">
            <text:p>22.881</text:p>
          </table:table-cell>
          <table:table-cell office:value-type="float" office:value="39.404" calcext:value-type="float">
            <text:p>39.404</text:p>
          </table:table-cell>
          <table:table-cell office:value-type="float" office:value="34.43" calcext:value-type="float">
            <text:p>34.43</text:p>
          </table:table-cell>
          <table:table-cell office:value-type="float" office:value="33.665" calcext:value-type="float">
            <text:p>33.665</text:p>
          </table:table-cell>
          <table:table-cell office:value-type="float" office:value="22.634" calcext:value-type="float">
            <text:p>22.634</text:p>
          </table:table-cell>
          <table:table-cell office:value-type="float" office:value="29.274" calcext:value-type="float">
            <text:p>29.274</text:p>
          </table:table-cell>
          <table:table-cell office:value-type="float" office:value="40.617" calcext:value-type="float">
            <text:p>40.617</text:p>
          </table:table-cell>
          <table:table-cell office:value-type="float" office:value="22.691" calcext:value-type="float">
            <text:p>22.691</text:p>
          </table:table-cell>
          <table:table-cell office:value-type="float" office:value="40.643" calcext:value-type="float">
            <text:p>40.643</text:p>
          </table:table-cell>
          <table:table-cell office:value-type="float" office:value="31.359" calcext:value-type="float">
            <text:p>31.359</text:p>
          </table:table-cell>
          <table:table-cell office:value-type="float" office:value="18.209" calcext:value-type="float">
            <text:p>18.209</text:p>
          </table:table-cell>
          <table:table-cell office:value-type="float" office:value="25.699" calcext:value-type="float">
            <text:p>25.699</text:p>
          </table:table-cell>
          <table:table-cell office:value-type="float" office:value="27.036" calcext:value-type="float">
            <text:p>27.036</text:p>
          </table:table-cell>
          <table:table-cell office:value-type="float" office:value="23.13" calcext:value-type="float">
            <text:p>23.13</text:p>
          </table:table-cell>
          <table:table-cell office:value-type="float" office:value="26.147" calcext:value-type="float">
            <text:p>26.147</text:p>
          </table:table-cell>
          <table:table-cell office:value-type="float" office:value="41.576" calcext:value-type="float">
            <text:p>41.576</text:p>
          </table:table-cell>
          <table:table-cell office:value-type="float" office:value="30.07" calcext:value-type="float">
            <text:p>30.07</text:p>
          </table:table-cell>
          <table:table-cell office:value-type="float" office:value="20.192" calcext:value-type="float">
            <text:p>20.192</text:p>
          </table:table-cell>
          <table:table-cell office:value-type="float" office:value="36.45" calcext:value-type="float">
            <text:p>36.45</text:p>
          </table:table-cell>
          <table:table-cell office:value-type="float" office:value="38.815" calcext:value-type="float">
            <text:p>38.815</text:p>
          </table:table-cell>
          <table:table-cell office:value-type="float" office:value="27.656" calcext:value-type="float">
            <text:p>27.656</text:p>
          </table:table-cell>
          <table:table-cell office:value-type="float" office:value="35.77" calcext:value-type="float">
            <text:p>35.77</text:p>
          </table:table-cell>
          <table:table-cell office:value-type="float" office:value="18.007" calcext:value-type="float">
            <text:p>18.007</text:p>
          </table:table-cell>
          <table:table-cell office:value-type="float" office:value="33.743" calcext:value-type="float">
            <text:p>33.743</text:p>
          </table:table-cell>
          <table:table-cell office:value-type="float" office:value="24.23025" calcext:value-type="float">
            <text:p>24.23025</text:p>
          </table:table-cell>
          <table:table-cell office:value-type="float" office:value="33.34" calcext:value-type="float">
            <text:p>33.34</text:p>
          </table:table-cell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Billion Kwh</text:p>
          </table:table-cell>
          <table:table-cell office:value-type="float" office:value="58.133" calcext:value-type="float">
            <text:p>58.133</text:p>
          </table:table-cell>
          <table:table-cell office:value-type="float" office:value="59.006" calcext:value-type="float">
            <text:p>59.006</text:p>
          </table:table-cell>
          <table:table-cell office:value-type="float" office:value="54.369" calcext:value-type="float">
            <text:p>54.369</text:p>
          </table:table-cell>
          <table:table-cell office:value-type="float" office:value="62.801" calcext:value-type="float">
            <text:p>62.801</text:p>
          </table:table-cell>
          <table:table-cell office:value-type="float" office:value="67.106" calcext:value-type="float">
            <text:p>67.106</text:p>
          </table:table-cell>
          <table:table-cell office:value-type="float" office:value="70.095" calcext:value-type="float">
            <text:p>70.095</text:p>
          </table:table-cell>
          <table:table-cell office:value-type="float" office:value="60.134" calcext:value-type="float">
            <text:p>60.134</text:p>
          </table:table-cell>
          <table:table-cell office:value-type="float" office:value="70.95" calcext:value-type="float">
            <text:p>70.95</text:p>
          </table:table-cell>
          <table:table-cell office:value-type="float" office:value="69.016" calcext:value-type="float">
            <text:p>69.016</text:p>
          </table:table-cell>
          <table:table-cell office:value-type="float" office:value="70.911" calcext:value-type="float">
            <text:p>70.911</text:p>
          </table:table-cell>
          <table:table-cell office:value-type="float" office:value="71.778" calcext:value-type="float">
            <text:p>71.778</text:p>
          </table:table-cell>
          <table:table-cell office:value-type="float" office:value="62.603" calcext:value-type="float">
            <text:p>62.603</text:p>
          </table:table-cell>
          <table:table-cell office:value-type="float" office:value="73.588" calcext:value-type="float">
            <text:p>73.588</text:p>
          </table:table-cell>
          <table:table-cell office:value-type="float" office:value="73.905" calcext:value-type="float">
            <text:p>73.905</text:p>
          </table:table-cell>
          <table:table-cell office:value-type="float" office:value="58.508" calcext:value-type="float">
            <text:p>58.508</text:p>
          </table:table-cell>
          <table:table-cell office:value-type="float" office:value="67.421" calcext:value-type="float">
            <text:p>67.421</text:p>
          </table:table-cell>
          <table:table-cell office:value-type="float" office:value="51.2226" calcext:value-type="float">
            <text:p>51.2226</text:p>
          </table:table-cell>
          <table:table-cell office:value-type="float" office:value="68.365" calcext:value-type="float">
            <text:p>68.365</text:p>
          </table:table-cell>
          <table:table-cell office:value-type="float" office:value="74.25" calcext:value-type="float">
            <text:p>74.25</text:p>
          </table:table-cell>
          <table:table-cell office:value-type="float" office:value="70.974" calcext:value-type="float">
            <text:p>70.974</text:p>
          </table:table-cell>
          <table:table-cell office:value-type="float" office:value="77.798" calcext:value-type="float">
            <text:p>77.798</text:p>
          </table:table-cell>
          <table:table-cell office:value-type="float" office:value="78.269" calcext:value-type="float">
            <text:p>78.269</text:p>
          </table:table-cell>
          <table:table-cell office:value-type="float" office:value="65.696" calcext:value-type="float">
            <text:p>65.696</text:p>
          </table:table-cell>
          <table:table-cell office:value-type="float" office:value="53.005" calcext:value-type="float">
            <text:p>53.005</text:p>
          </table:table-cell>
          <table:table-cell office:value-type="float" office:value="59.522" calcext:value-type="float">
            <text:p>59.522</text:p>
          </table:table-cell>
          <table:table-cell office:value-type="float" office:value="72.075" calcext:value-type="float">
            <text:p>72.075</text:p>
          </table:table-cell>
          <table:table-cell office:value-type="float" office:value="61.106" calcext:value-type="float">
            <text:p>61.106</text:p>
          </table:table-cell>
          <table:table-cell office:value-type="float" office:value="65.497" calcext:value-type="float">
            <text:p>65.497</text:p>
          </table:table-cell>
          <table:table-cell office:value-type="float" office:value="68.378" calcext:value-type="float">
            <text:p>68.378</text:p>
          </table:table-cell>
          <table:table-cell office:value-type="float" office:value="65.193" calcext:value-type="float">
            <text:p>65.193</text:p>
          </table:table-cell>
          <table:table-cell office:value-type="float" office:value="66.279" calcext:value-type="float">
            <text:p>66.279</text:p>
          </table:table-cell>
          <table:table-cell office:value-type="float" office:value="66.047" calcext:value-type="float">
            <text:p>66.047</text:p>
          </table:table-cell>
          <table:table-cell office:value-type="float" office:value="78.333" calcext:value-type="float">
            <text:p>78.333</text:p>
          </table:table-cell>
          <table:table-cell office:value-type="float" office:value="60.81" calcext:value-type="float">
            <text:p>60.81</text:p>
          </table:table-cell>
          <table:table-cell office:value-type="float" office:value="63.227" calcext:value-type="float">
            <text:p>63.227</text:p>
          </table:table-cell>
          <table:table-cell office:value-type="float" office:value="74.734" calcext:value-type="float">
            <text:p>74.734</text:p>
          </table:table-cell>
          <table:table-cell office:value-type="float" office:value="61.645" calcext:value-type="float">
            <text:p>61.645</text:p>
          </table:table-cell>
          <table:table-cell office:value-type="float" office:value="64.651" calcext:value-type="float">
            <text:p>64.651</text:p>
          </table:table-cell>
          <table:table-cell office:value-type="float" office:value="61.79" calcext:value-type="float">
            <text:p>61.79</text:p>
          </table:table-cell>
          <table:table-cell office:value-type="float" office:value="64.46583" calcext:value-type="float">
            <text:p>64.46583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Billion Kwh</text:p>
          </table:table-cell>
          <table:table-cell office:value-type="float" office:value="32.481" calcext:value-type="float">
            <text:p>32.481</text:p>
          </table:table-cell>
          <table:table-cell office:value-type="float" office:value="35.13" calcext:value-type="float">
            <text:p>35.13</text:p>
          </table:table-cell>
          <table:table-cell office:value-type="float" office:value="35.974" calcext:value-type="float">
            <text:p>35.974</text:p>
          </table:table-cell>
          <table:table-cell office:value-type="float" office:value="35.069" calcext:value-type="float">
            <text:p>35.069</text:p>
          </table:table-cell>
          <table:table-cell office:value-type="float" office:value="29.871" calcext:value-type="float">
            <text:p>29.871</text:p>
          </table:table-cell>
          <table:table-cell office:value-type="float" office:value="31.731" calcext:value-type="float">
            <text:p>31.731</text:p>
          </table:table-cell>
          <table:table-cell office:value-type="float" office:value="32.576" calcext:value-type="float">
            <text:p>32.576</text:p>
          </table:table-cell>
          <table:table-cell office:value-type="float" office:value="34.328" calcext:value-type="float">
            <text:p>34.328</text:p>
          </table:table-cell>
          <table:table-cell office:value-type="float" office:value="35.437" calcext:value-type="float">
            <text:p>35.437</text:p>
          </table:table-cell>
          <table:table-cell office:value-type="float" office:value="29.477" calcext:value-type="float">
            <text:p>29.477</text:p>
          </table:table-cell>
          <table:table-cell office:value-type="float" office:value="29.497" calcext:value-type="float">
            <text:p>29.497</text:p>
          </table:table-cell>
          <table:table-cell office:value-type="float" office:value="31.756" calcext:value-type="float">
            <text:p>31.756</text:p>
          </table:table-cell>
          <table:table-cell office:value-type="float" office:value="32.373" calcext:value-type="float">
            <text:p>32.373</text:p>
          </table:table-cell>
          <table:table-cell office:value-type="float" office:value="35.416" calcext:value-type="float">
            <text:p>35.416</text:p>
          </table:table-cell>
          <table:table-cell office:value-type="float" office:value="38.678" calcext:value-type="float">
            <text:p>38.678</text:p>
          </table:table-cell>
          <table:table-cell office:value-type="float" office:value="34.817" calcext:value-type="float">
            <text:p>34.817</text:p>
          </table:table-cell>
          <table:table-cell office:value-type="float" office:value="28.458" calcext:value-type="float">
            <text:p>28.458</text:p>
          </table:table-cell>
          <table:table-cell office:value-type="float" office:value="33.70257" calcext:value-type="float">
            <text:p>33.70257</text:p>
          </table:table-cell>
          <table:table-cell office:value-type="float" office:value="33.136" calcext:value-type="float">
            <text:p>33.136</text:p>
          </table:table-cell>
          <table:table-cell office:value-type="float" office:value="39.604" calcext:value-type="float">
            <text:p>39.604</text:p>
          </table:table-cell>
          <table:table-cell office:value-type="float" office:value="36.466" calcext:value-type="float">
            <text:p>36.466</text:p>
          </table:table-cell>
          <table:table-cell office:value-type="float" office:value="40.895" calcext:value-type="float">
            <text:p>40.895</text:p>
          </table:table-cell>
          <table:table-cell office:value-type="float" office:value="34.862" calcext:value-type="float">
            <text:p>34.862</text:p>
          </table:table-cell>
          <table:table-cell office:value-type="float" office:value="34.471" calcext:value-type="float">
            <text:p>34.471</text:p>
          </table:table-cell>
          <table:table-cell office:value-type="float" office:value="33.411" calcext:value-type="float">
            <text:p>33.411</text:p>
          </table:table-cell>
          <table:table-cell office:value-type="float" office:value="30.914" calcext:value-type="float">
            <text:p>30.914</text:p>
          </table:table-cell>
          <table:table-cell office:value-type="float" office:value="30.649" calcext:value-type="float">
            <text:p>30.649</text:p>
          </table:table-cell>
          <table:table-cell office:value-type="float" office:value="34.898" calcext:value-type="float">
            <text:p>34.898</text:p>
          </table:table-cell>
          <table:table-cell office:value-type="float" office:value="35.676" calcext:value-type="float">
            <text:p>35.676</text:p>
          </table:table-cell>
          <table:table-cell office:value-type="float" office:value="35.366" calcext:value-type="float">
            <text:p>35.366</text:p>
          </table:table-cell>
          <table:table-cell office:value-type="float" office:value="35.704" calcext:value-type="float">
            <text:p>35.704</text:p>
          </table:table-cell>
          <table:table-cell office:value-type="float" office:value="32.069" calcext:value-type="float">
            <text:p>32.069</text:p>
          </table:table-cell>
          <table:table-cell office:value-type="float" office:value="38.218" calcext:value-type="float">
            <text:p>38.218</text:p>
          </table:table-cell>
          <table:table-cell office:value-type="float" office:value="38.08" calcext:value-type="float">
            <text:p>38.08</text:p>
          </table:table-cell>
          <table:table-cell office:value-type="float" office:value="37.659" calcext:value-type="float">
            <text:p>37.659</text:p>
          </table:table-cell>
          <table:table-cell office:value-type="float" office:value="37.879" calcext:value-type="float">
            <text:p>37.879</text:p>
          </table:table-cell>
          <table:table-cell office:value-type="float" office:value="34.281" calcext:value-type="float">
            <text:p>34.281</text:p>
          </table:table-cell>
          <table:table-cell office:value-type="float" office:value="33.754" calcext:value-type="float">
            <text:p>33.754</text:p>
          </table:table-cell>
          <table:table-cell office:value-type="float" office:value="34.637" calcext:value-type="float">
            <text:p>34.637</text:p>
          </table:table-cell>
          <table:table-cell office:value-type="float" office:value="37.6596" calcext:value-type="float">
            <text:p>37.6596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Billion Kwh</text:p>
          </table:table-cell>
          <table:table-cell office:value-type="float" office:value="11.159" calcext:value-type="float">
            <text:p>11.159</text:p>
          </table:table-cell>
          <table:table-cell office:value-type="float" office:value="12.308" calcext:value-type="float">
            <text:p>12.308</text:p>
          </table:table-cell>
          <table:table-cell office:value-type="float" office:value="13.81" calcext:value-type="float">
            <text:p>13.81</text:p>
          </table:table-cell>
          <table:table-cell office:value-type="float" office:value="11.13" calcext:value-type="float">
            <text:p>11.13</text:p>
          </table:table-cell>
          <table:table-cell office:value-type="float" office:value="13.19" calcext:value-type="float">
            <text:p>13.19</text:p>
          </table:table-cell>
          <table:table-cell office:value-type="float" office:value="11.822" calcext:value-type="float">
            <text:p>11.822</text:p>
          </table:table-cell>
          <table:table-cell office:value-type="float" office:value="11.637" calcext:value-type="float">
            <text:p>11.637</text:p>
          </table:table-cell>
          <table:table-cell office:value-type="float" office:value="18.314" calcext:value-type="float">
            <text:p>18.314</text:p>
          </table:table-cell>
          <table:table-cell office:value-type="float" office:value="28.447" calcext:value-type="float">
            <text:p>28.447</text:p>
          </table:table-cell>
          <table:table-cell office:value-type="float" office:value="17.61" calcext:value-type="float">
            <text:p>17.61</text:p>
          </table:table-cell>
          <table:table-cell office:value-type="float" office:value="22.917" calcext:value-type="float">
            <text:p>22.917</text:p>
          </table:table-cell>
          <table:table-cell office:value-type="float" office:value="22.456" calcext:value-type="float">
            <text:p>22.456</text:p>
          </table:table-cell>
          <table:table-cell office:value-type="float" office:value="26.302" calcext:value-type="float">
            <text:p>26.302</text:p>
          </table:table-cell>
          <table:table-cell office:value-type="float" office:value="33.611" calcext:value-type="float">
            <text:p>33.611</text:p>
          </table:table-cell>
          <table:table-cell office:value-type="float" office:value="30.28" calcext:value-type="float">
            <text:p>30.28</text:p>
          </table:table-cell>
          <table:table-cell office:value-type="float" office:value="35.186" calcext:value-type="float">
            <text:p>35.186</text:p>
          </table:table-cell>
          <table:table-cell office:value-type="float" office:value="40.07" calcext:value-type="float">
            <text:p>40.07</text:p>
          </table:table-cell>
          <table:table-cell office:value-type="float" office:value="39.41784" calcext:value-type="float">
            <text:p>39.41784</text:p>
          </table:table-cell>
          <table:table-cell office:value-type="float" office:value="41.80671" calcext:value-type="float">
            <text:p>41.80671</text:p>
          </table:table-cell>
          <table:table-cell office:value-type="float" office:value="34.33" calcext:value-type="float">
            <text:p>34.33</text:p>
          </table:table-cell>
          <table:table-cell office:value-type="float" office:value="30.57" calcext:value-type="float">
            <text:p>30.57</text:p>
          </table:table-cell>
          <table:table-cell office:value-type="float" office:value="23.77" calcext:value-type="float">
            <text:p>23.77</text:p>
          </table:table-cell>
          <table:table-cell office:value-type="float" office:value="33.346" calcext:value-type="float">
            <text:p>33.346</text:p>
          </table:table-cell>
          <table:table-cell office:value-type="float" office:value="34.977" calcext:value-type="float">
            <text:p>34.977</text:p>
          </table:table-cell>
          <table:table-cell office:value-type="float" office:value="45.623" calcext:value-type="float">
            <text:p>45.623</text:p>
          </table:table-cell>
          <table:table-cell office:value-type="float" office:value="39.165" calcext:value-type="float">
            <text:p>39.165</text:p>
          </table:table-cell>
          <table:table-cell office:value-type="float" office:value="43.802" calcext:value-type="float">
            <text:p>43.802</text:p>
          </table:table-cell>
          <table:table-cell office:value-type="float" office:value="35.492" calcext:value-type="float">
            <text:p>35.492</text:p>
          </table:table-cell>
          <table:table-cell office:value-type="float" office:value="32.937" calcext:value-type="float">
            <text:p>32.937</text:p>
          </table:table-cell>
          <table:table-cell office:value-type="float" office:value="35.598" calcext:value-type="float">
            <text:p>35.598</text:p>
          </table:table-cell>
          <table:table-cell office:value-type="float" office:value="51.423" calcext:value-type="float">
            <text:p>51.423</text:p>
          </table:table-cell>
          <table:table-cell office:value-type="float" office:value="51.155" calcext:value-type="float">
            <text:p>51.155</text:p>
          </table:table-cell>
          <table:table-cell office:value-type="float" office:value="56.669" calcext:value-type="float">
            <text:p>56.669</text:p>
          </table:table-cell>
          <table:table-cell office:value-type="float" office:value="58.225" calcext:value-type="float">
            <text:p>58.225</text:p>
          </table:table-cell>
          <table:table-cell office:value-type="float" office:value="39.75" calcext:value-type="float">
            <text:p>39.75</text:p>
          </table:table-cell>
          <table:table-cell office:value-type="float" office:value="65.856" calcext:value-type="float">
            <text:p>65.856</text:p>
          </table:table-cell>
          <table:table-cell office:value-type="float" office:value="66.686" calcext:value-type="float">
            <text:p>66.686</text:p>
          </table:table-cell>
          <table:table-cell office:value-type="float" office:value="57.824" calcext:value-type="float">
            <text:p>57.824</text:p>
          </table:table-cell>
          <table:table-cell office:value-type="float" office:value="59.49" calcext:value-type="float">
            <text:p>59.49</text:p>
          </table:table-cell>
          <table:table-cell office:value-type="float" office:value="87.99714" calcext:value-type="float">
            <text:p>87.99714</text:p>
          </table:table-cell>
          <table:table-cell office:value-type="float" office:value="77.39" calcext:value-type="float">
            <text:p>77.39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Billion Kwh</text:p>
          </table:table-cell>
          <table:table-cell office:value-type="float" office:value="3.921" calcext:value-type="float">
            <text:p>3.921</text:p>
          </table:table-cell>
          <table:table-cell office:value-type="float" office:value="4.369" calcext:value-type="float">
            <text:p>4.369</text:p>
          </table:table-cell>
          <table:table-cell office:value-type="float" office:value="4.543" calcext:value-type="float">
            <text:p>4.543</text:p>
          </table:table-cell>
          <table:table-cell office:value-type="float" office:value="4.548" calcext:value-type="float">
            <text:p>4.548</text:p>
          </table:table-cell>
          <table:table-cell office:value-type="float" office:value="3.992" calcext:value-type="float">
            <text:p>3.992</text:p>
          </table:table-cell>
          <table:table-cell office:value-type="float" office:value="4.08" calcext:value-type="float">
            <text:p>4.08</text:p>
          </table:table-cell>
          <table:table-cell office:value-type="float" office:value="4.767" calcext:value-type="float">
            <text:p>4.767</text:p>
          </table:table-cell>
          <table:table-cell office:value-type="float" office:value="4.13" calcext:value-type="float">
            <text:p>4.13</text:p>
          </table:table-cell>
          <table:table-cell office:value-type="float" office:value="4.915" calcext:value-type="float">
            <text:p>4.915</text:p>
          </table:table-cell>
          <table:table-cell office:value-type="float" office:value="4.732" calcext:value-type="float">
            <text:p>4.732</text:p>
          </table:table-cell>
          <table:table-cell office:value-type="float" office:value="5.119" calcext:value-type="float">
            <text:p>5.119</text:p>
          </table:table-cell>
          <table:table-cell office:value-type="float" office:value="4.534" calcext:value-type="float">
            <text:p>4.534</text:p>
          </table:table-cell>
          <table:table-cell office:value-type="float" office:value="5.329" calcext:value-type="float">
            <text:p>5.329</text:p>
          </table:table-cell>
          <table:table-cell office:value-type="float" office:value="4.237" calcext:value-type="float">
            <text:p>4.237</text:p>
          </table:table-cell>
          <table:table-cell office:value-type="float" office:value="5.043" calcext:value-type="float">
            <text:p>5.043</text:p>
          </table:table-cell>
          <table:table-cell office:value-type="float" office:value="4.79" calcext:value-type="float">
            <text:p>4.79</text:p>
          </table:table-cell>
          <table:table-cell office:value-type="float" office:value="3.359" calcext:value-type="float">
            <text:p>3.359</text:p>
          </table:table-cell>
          <table:table-cell office:value-type="float" office:value="4.127" calcext:value-type="float">
            <text:p>4.127</text:p>
          </table:table-cell>
          <table:table-cell office:value-type="float" office:value="5.067" calcext:value-type="float">
            <text:p>5.067</text:p>
          </table:table-cell>
          <table:table-cell office:value-type="float" office:value="5.283" calcext:value-type="float">
            <text:p>5.283</text:p>
          </table:table-cell>
          <table:table-cell office:value-type="float" office:value="5.035" calcext:value-type="float">
            <text:p>5.035</text:p>
          </table:table-cell>
          <table:table-cell office:value-type="float" office:value="4.015" calcext:value-type="float">
            <text:p>4.015</text:p>
          </table:table-cell>
          <table:table-cell office:value-type="float" office:value="4.74" calcext:value-type="float">
            <text:p>4.74</text:p>
          </table:table-cell>
          <table:table-cell office:value-type="float" office:value="3.195" calcext:value-type="float">
            <text:p>3.195</text:p>
          </table:table-cell>
          <table:table-cell office:value-type="float" office:value="4.795" calcext:value-type="float">
            <text:p>4.795</text:p>
          </table:table-cell>
          <table:table-cell office:value-type="float" office:value="4.873" calcext:value-type="float">
            <text:p>4.873</text:p>
          </table:table-cell>
          <table:table-cell office:value-type="float" office:value="4.547" calcext:value-type="float">
            <text:p>4.547</text:p>
          </table:table-cell>
          <table:table-cell office:value-type="float" office:value="5.026" calcext:value-type="float">
            <text:p>5.026</text:p>
          </table:table-cell>
          <table:table-cell office:value-type="float" office:value="5.094" calcext:value-type="float">
            <text:p>5.094</text:p>
          </table:table-cell>
          <table:table-cell office:value-type="float" office:value="5.178" calcext:value-type="float">
            <text:p>5.178</text:p>
          </table:table-cell>
          <table:table-cell office:value-type="float" office:value="3.566" calcext:value-type="float">
            <text:p>3.566</text:p>
          </table:table-cell>
          <table:table-cell office:value-type="float" office:value="5.655" calcext:value-type="float">
            <text:p>5.655</text:p>
          </table:table-cell>
          <table:table-cell office:value-type="float" office:value="5.286" calcext:value-type="float">
            <text:p>5.286</text:p>
          </table:table-cell>
          <table:table-cell office:value-type="float" office:value="4.667" calcext:value-type="float">
            <text:p>4.667</text:p>
          </table:table-cell>
          <table:table-cell office:value-type="float" office:value="5.832" calcext:value-type="float">
            <text:p>5.832</text:p>
          </table:table-cell>
          <table:table-cell office:value-type="float" office:value="6.246" calcext:value-type="float">
            <text:p>6.246</text:p>
          </table:table-cell>
          <table:table-cell office:value-type="float" office:value="5.342" calcext:value-type="float">
            <text:p>5.342</text:p>
          </table:table-cell>
          <table:table-cell office:value-type="float" office:value="5.836" calcext:value-type="float">
            <text:p>5.836</text:p>
          </table:table-cell>
          <table:table-cell office:value-type="float" office:value="5.189" calcext:value-type="float">
            <text:p>5.189</text:p>
          </table:table-cell>
          <table:table-cell office:value-type="float" office:value="5.89941" calcext:value-type="float">
            <text:p>5.89941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/>
          <table:table-cell office:value-type="string" calcext:value-type="string">
            <text:p>Former Czechoslovakia</text:p>
          </table:table-cell>
          <table:table-cell office:value-type="string" calcext:value-type="string">
            <text:p>Billion Kwh</text:p>
          </table:table-cell>
          <table:table-cell office:value-type="float" office:value="4.8" calcext:value-type="float">
            <text:p>4.8</text:p>
          </table:table-cell>
          <table:table-cell office:value-type="float" office:value="4.2" calcext:value-type="float">
            <text:p>4.2</text:p>
          </table:table-cell>
          <table:table-cell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office:value-type="float" office:value="4.853" calcext:value-type="float">
            <text:p>4.853</text:p>
          </table:table-cell>
          <table:table-cell office:value-type="float" office:value="4.355" calcext:value-type="float">
            <text:p>4.355</text:p>
          </table:table-cell>
          <table:table-cell office:value-type="float" office:value="4.229" calcext:value-type="float">
            <text:p>4.229</text:p>
          </table:table-cell>
          <table:table-cell office:value-type="float" office:value="3.919" calcext:value-type="float">
            <text:p>3.919</text:p>
          </table:table-cell>
          <table:table-cell office:value-type="float" office:value="3.119" calcext:value-type="float">
            <text:p>3.119</text:p>
          </table:table-cell>
          <table:table-cell office:value-type="float" office:value="3.602" calcext:value-type="float">
            <text:p>3.60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Former Yugoslavia</text:p>
          </table:table-cell>
          <table:table-cell office:value-type="string" calcext:value-type="string">
            <text:p>Billion Kwh</text:p>
          </table:table-cell>
          <table:table-cell office:value-type="float" office:value="27.868" calcext:value-type="float">
            <text:p>27.868</text:p>
          </table:table-cell>
          <table:table-cell office:value-type="float" office:value="25.044" calcext:value-type="float">
            <text:p>25.044</text:p>
          </table:table-cell>
          <table:table-cell office:value-type="float" office:value="23.295" calcext:value-type="float">
            <text:p>23.295</text:p>
          </table:table-cell>
          <table:table-cell office:value-type="float" office:value="21.623" calcext:value-type="float">
            <text:p>21.623</text:p>
          </table:table-cell>
          <table:table-cell office:value-type="float" office:value="25.645" calcext:value-type="float">
            <text:p>25.645</text:p>
          </table:table-cell>
          <table:table-cell office:value-type="float" office:value="24.363" calcext:value-type="float">
            <text:p>24.363</text:p>
          </table:table-cell>
          <table:table-cell office:value-type="float" office:value="27.474" calcext:value-type="float">
            <text:p>27.474</text:p>
          </table:table-cell>
          <table:table-cell office:value-type="float" office:value="25.98" calcext:value-type="float">
            <text:p>25.98</text:p>
          </table:table-cell>
          <table:table-cell office:value-type="float" office:value="25.612" calcext:value-type="float">
            <text:p>25.612</text:p>
          </table:table-cell>
          <table:table-cell office:value-type="float" office:value="23.256" calcext:value-type="float">
            <text:p>23.256</text:p>
          </table:table-cell>
          <table:table-cell office:value-type="float" office:value="19.601" calcext:value-type="float">
            <text:p>19.601</text:p>
          </table:table-cell>
          <table:table-cell office:value-type="float" office:value="18.929" calcext:value-type="float">
            <text:p>18.929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Former Serbia and Montenegro</text:p>
          </table:table-cell>
          <table:table-cell office:value-type="string" calcext:value-type="string">
            <text:p>Billion Kwh</text:p>
          </table:table-cell>
          <table:table-cell table:number-columns-repeated="12" office:value-type="string" calcext:value-type="string">
            <text:p>--</text:p>
          </table:table-cell>
          <table:table-cell office:value-type="float" office:value="11.23" calcext:value-type="float">
            <text:p>11.23</text:p>
          </table:table-cell>
          <table:table-cell office:value-type="float" office:value="10.395" calcext:value-type="float">
            <text:p>10.395</text:p>
          </table:table-cell>
          <table:table-cell office:value-type="float" office:value="11.016" calcext:value-type="float">
            <text:p>11.016</text:p>
          </table:table-cell>
          <table:table-cell office:value-type="float" office:value="12.071" calcext:value-type="float">
            <text:p>12.071</text:p>
          </table:table-cell>
          <table:table-cell office:value-type="float" office:value="14.266" calcext:value-type="float">
            <text:p>14.266</text:p>
          </table:table-cell>
          <table:table-cell office:value-type="float" office:value="12.636" calcext:value-type="float">
            <text:p>12.636</text:p>
          </table:table-cell>
          <table:table-cell office:value-type="float" office:value="12.763" calcext:value-type="float">
            <text:p>12.763</text:p>
          </table:table-cell>
          <table:table-cell office:value-type="float" office:value="13.243" calcext:value-type="float">
            <text:p>13.243</text:p>
          </table:table-cell>
          <table:table-cell office:value-type="float" office:value="11.88" calcext:value-type="float">
            <text:p>11.88</text:p>
          </table:table-cell>
          <table:table-cell office:value-type="float" office:value="12.326" calcext:value-type="float">
            <text:p>12.326</text:p>
          </table:table-cell>
          <table:table-cell office:value-type="float" office:value="11.633" calcext:value-type="float">
            <text:p>11.633</text:p>
          </table:table-cell>
          <table:table-cell office:value-type="float" office:value="9.752" calcext:value-type="float">
            <text:p>9.752</text:p>
          </table:table-cell>
          <table:table-cell office:value-type="float" office:value="11.01" calcext:value-type="float">
            <text:p>11.01</text:p>
          </table:table-cell>
          <table:table-cell office:value-type="float" office:value="11.912" calcext:value-type="float">
            <text:p>11.912</text:p>
          </table:table-cell>
          <table:table-cell table:number-columns-repeated="15" office:value-type="string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Germany, East</text:p>
          </table:table-cell>
          <table:table-cell office:value-type="string" calcext:value-type="string">
            <text:p>Billion Kwh</text:p>
          </table:table-cell>
          <table:table-cell office:value-type="float" office:value="1.658" calcext:value-type="float">
            <text:p>1.658</text:p>
          </table:table-cell>
          <table:table-cell office:value-type="float" office:value="1.718" calcext:value-type="float">
            <text:p>1.718</text:p>
          </table:table-cell>
          <table:table-cell office:value-type="float" office:value="1.748" calcext:value-type="float">
            <text:p>1.748</text:p>
          </table:table-cell>
          <table:table-cell office:value-type="float" office:value="1.683" calcext:value-type="float">
            <text:p>1.683</text:p>
          </table:table-cell>
          <table:table-cell office:value-type="float" office:value="1.748" calcext:value-type="float">
            <text:p>1.748</text:p>
          </table:table-cell>
          <table:table-cell office:value-type="float" office:value="1.758" calcext:value-type="float">
            <text:p>1.758</text:p>
          </table:table-cell>
          <table:table-cell office:value-type="float" office:value="1.767" calcext:value-type="float">
            <text:p>1.767</text:p>
          </table:table-cell>
          <table:table-cell office:value-type="float" office:value="1.726" calcext:value-type="float">
            <text:p>1.726</text:p>
          </table:table-cell>
          <table:table-cell office:value-type="float" office:value="1.719" calcext:value-type="float">
            <text:p>1.719</text:p>
          </table:table-cell>
          <table:table-cell office:value-type="float" office:value="1.551" calcext:value-type="float">
            <text:p>1.551</text:p>
          </table:table-cell>
          <table:table-cell office:value-type="float" office:value="1.389" calcext:value-type="float">
            <text:p>1.389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Germany, West</text:p>
          </table:table-cell>
          <table:table-cell office:value-type="string" calcext:value-type="string">
            <text:p>Billion Kwh</text:p>
          </table:table-cell>
          <table:table-cell office:value-type="float" office:value="17.125" calcext:value-type="float">
            <text:p>17.125</text:p>
          </table:table-cell>
          <table:table-cell office:value-type="float" office:value="17.889" calcext:value-type="float">
            <text:p>17.889</text:p>
          </table:table-cell>
          <table:table-cell office:value-type="float" office:value="17.694" calcext:value-type="float">
            <text:p>17.694</text:p>
          </table:table-cell>
          <table:table-cell office:value-type="float" office:value="16.713" calcext:value-type="float">
            <text:p>16.713</text:p>
          </table:table-cell>
          <table:table-cell office:value-type="float" office:value="16.434" calcext:value-type="float">
            <text:p>16.434</text:p>
          </table:table-cell>
          <table:table-cell office:value-type="float" office:value="15.354" calcext:value-type="float">
            <text:p>15.354</text:p>
          </table:table-cell>
          <table:table-cell office:value-type="float" office:value="16.526" calcext:value-type="float">
            <text:p>16.526</text:p>
          </table:table-cell>
          <table:table-cell office:value-type="float" office:value="18.36" calcext:value-type="float">
            <text:p>18.36</text:p>
          </table:table-cell>
          <table:table-cell office:value-type="float" office:value="18.128" calcext:value-type="float">
            <text:p>18.128</text:p>
          </table:table-cell>
          <table:table-cell office:value-type="float" office:value="16.482" calcext:value-type="float">
            <text:p>16.482</text:p>
          </table:table-cell>
          <table:table-cell office:value-type="float" office:value="15.769" calcext:value-type="float">
            <text:p>15.769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2-09T13:28:04.381102279</meta:creation-date>
    <dc:date>2021-12-09T14:36:11.975199061</dc:date>
    <meta:editing-duration>PT10M6S</meta:editing-duration>
    <meta:editing-cycles>1</meta:editing-cycles>
    <meta:document-statistic meta:table-count="4" meta:cell-count="7129" meta:object-count="0"/>
    <meta:generator>LibreOffice/6.4.7.2$Linux_X86_64 LibreOffice_project/40$Build-2</meta:generator>
  </office:meta>
</office:document-meta>
</file>